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4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/>
          <table:table-cell table:formula="of:=COUNTA([.$B$3:.$B$932])" office:value-type="float" office:value="930" calcext:value-type="float">
            <text:p>9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001</text:p>
          </table:table-cell>
          <table:table-cell office:value-type="float" office:value="1" calcext:value-type="float">
            <text:p>1</text:p>
          </table:table-cell>
          <table:table-cell table:formula="of:=[.B3]" office:value-type="float" office:value="1" calcext:value-type="float">
            <text:p>1</text:p>
          </table:table-cell>
          <table:table-cell table:formula="of:=[.B4]-1" office:value-type="float" office:value="87" calcext:value-type="float">
            <text:p>87</text:p>
          </table:table-cell>
          <table:table-cell table:formula="of:=&quot;sed -ne &quot;&amp;&quot;'&quot;&amp;[.C3]&amp;&quot;,&quot;&amp;[.D3]&amp;&quot;p' N_seriolae_KH_21_number &gt; &quot;&amp;[.A3]&amp;&quot;.part&quot;" office:value-type="string" office:string-value="sed -ne '1,87p' N_seriolae_KH_21_number &gt; 001.part" calcext:value-type="string">
            <text:p>sed -ne '1,87p' N_seriolae_KH_21_number &gt; 001.part</text:p>
          </table:table-cell>
        </table:table-row>
        <table:table-row table:style-name="ro1">
          <table:table-cell office:value-type="string" calcext:value-type="string">
            <text:p>002</text:p>
          </table:table-cell>
          <table:table-cell office:value-type="float" office:value="88" calcext:value-type="float">
            <text:p>88</text:p>
          </table:table-cell>
          <table:table-cell table:formula="of:=[.B4]" office:value-type="float" office:value="88" calcext:value-type="float">
            <text:p>88</text:p>
          </table:table-cell>
          <table:table-cell table:formula="of:=[.B5]-1" office:value-type="float" office:value="773" calcext:value-type="float">
            <text:p>773</text:p>
          </table:table-cell>
          <table:table-cell table:formula="of:=&quot;sed -ne &quot;&amp;&quot;'&quot;&amp;[.C4]&amp;&quot;,&quot;&amp;[.D4]&amp;&quot;p' N_seriolae_KH_21_number &gt; &quot;&amp;[.A4]&amp;&quot;.part&quot;" office:value-type="string" office:string-value="sed -ne '88,773p' N_seriolae_KH_21_number &gt; 002.part" calcext:value-type="string">
            <text:p>sed -ne '88,773p' N_seriolae_KH_21_number &gt; 002.part</text:p>
          </table:table-cell>
        </table:table-row>
        <table:table-row table:style-name="ro1">
          <table:table-cell office:value-type="string" calcext:value-type="string">
            <text:p>003</text:p>
          </table:table-cell>
          <table:table-cell office:value-type="float" office:value="774" calcext:value-type="float">
            <text:p>774</text:p>
          </table:table-cell>
          <table:table-cell table:formula="of:=[.B5]" office:value-type="float" office:value="774" calcext:value-type="float">
            <text:p>774</text:p>
          </table:table-cell>
          <table:table-cell table:formula="of:=[.B6]-1" office:value-type="float" office:value="804" calcext:value-type="float">
            <text:p>804</text:p>
          </table:table-cell>
          <table:table-cell table:formula="of:=&quot;sed -ne &quot;&amp;&quot;'&quot;&amp;[.C5]&amp;&quot;,&quot;&amp;[.D5]&amp;&quot;p' N_seriolae_KH_21_number &gt; &quot;&amp;[.A5]&amp;&quot;.part&quot;" office:value-type="string" office:string-value="sed -ne '774,804p' N_seriolae_KH_21_number &gt; 003.part" calcext:value-type="string">
            <text:p>sed -ne '774,804p' N_seriolae_KH_21_number &gt; 003.part</text:p>
          </table:table-cell>
        </table:table-row>
        <table:table-row table:style-name="ro1">
          <table:table-cell office:value-type="string" calcext:value-type="string">
            <text:p>004</text:p>
          </table:table-cell>
          <table:table-cell office:value-type="float" office:value="805" calcext:value-type="float">
            <text:p>805</text:p>
          </table:table-cell>
          <table:table-cell table:formula="of:=[.B6]" office:value-type="float" office:value="805" calcext:value-type="float">
            <text:p>805</text:p>
          </table:table-cell>
          <table:table-cell table:formula="of:=[.B7]-1" office:value-type="float" office:value="1367" calcext:value-type="float">
            <text:p>1367</text:p>
          </table:table-cell>
          <table:table-cell table:formula="of:=&quot;sed -ne &quot;&amp;&quot;'&quot;&amp;[.C6]&amp;&quot;,&quot;&amp;[.D6]&amp;&quot;p' N_seriolae_KH_21_number &gt; &quot;&amp;[.A6]&amp;&quot;.part&quot;" office:value-type="string" office:string-value="sed -ne '805,1367p' N_seriolae_KH_21_number &gt; 004.part" calcext:value-type="string">
            <text:p>sed -ne '805,1367p' N_seriolae_KH_21_number &gt; 004.part</text:p>
          </table:table-cell>
        </table:table-row>
        <table:table-row table:style-name="ro1">
          <table:table-cell office:value-type="string" calcext:value-type="string">
            <text:p>005</text:p>
          </table:table-cell>
          <table:table-cell office:value-type="float" office:value="1368" calcext:value-type="float">
            <text:p>1368</text:p>
          </table:table-cell>
          <table:table-cell table:formula="of:=[.B7]" office:value-type="float" office:value="1368" calcext:value-type="float">
            <text:p>1368</text:p>
          </table:table-cell>
          <table:table-cell table:formula="of:=[.B8]-1" office:value-type="float" office:value="1407" calcext:value-type="float">
            <text:p>1407</text:p>
          </table:table-cell>
          <table:table-cell table:formula="of:=&quot;sed -ne &quot;&amp;&quot;'&quot;&amp;[.C7]&amp;&quot;,&quot;&amp;[.D7]&amp;&quot;p' N_seriolae_KH_21_number &gt; &quot;&amp;[.A7]&amp;&quot;.part&quot;" office:value-type="string" office:string-value="sed -ne '1368,1407p' N_seriolae_KH_21_number &gt; 005.part" calcext:value-type="string">
            <text:p>sed -ne '1368,1407p' N_seriolae_KH_21_number &gt; 005.part</text:p>
          </table:table-cell>
        </table:table-row>
        <table:table-row table:style-name="ro1">
          <table:table-cell office:value-type="string" calcext:value-type="string">
            <text:p>006</text:p>
          </table:table-cell>
          <table:table-cell office:value-type="float" office:value="1408" calcext:value-type="float">
            <text:p>1408</text:p>
          </table:table-cell>
          <table:table-cell table:formula="of:=[.B8]" office:value-type="float" office:value="1408" calcext:value-type="float">
            <text:p>1408</text:p>
          </table:table-cell>
          <table:table-cell table:formula="of:=[.B9]-1" office:value-type="float" office:value="1455" calcext:value-type="float">
            <text:p>1455</text:p>
          </table:table-cell>
          <table:table-cell table:formula="of:=&quot;sed -ne &quot;&amp;&quot;'&quot;&amp;[.C8]&amp;&quot;,&quot;&amp;[.D8]&amp;&quot;p' N_seriolae_KH_21_number &gt; &quot;&amp;[.A8]&amp;&quot;.part&quot;" office:value-type="string" office:string-value="sed -ne '1408,1455p' N_seriolae_KH_21_number &gt; 006.part" calcext:value-type="string">
            <text:p>sed -ne '1408,1455p' N_seriolae_KH_21_number &gt; 006.part</text:p>
          </table:table-cell>
        </table:table-row>
        <table:table-row table:style-name="ro1">
          <table:table-cell office:value-type="string" calcext:value-type="string">
            <text:p>007</text:p>
          </table:table-cell>
          <table:table-cell office:value-type="float" office:value="1456" calcext:value-type="float">
            <text:p>1456</text:p>
          </table:table-cell>
          <table:table-cell table:formula="of:=[.B9]" office:value-type="float" office:value="1456" calcext:value-type="float">
            <text:p>1456</text:p>
          </table:table-cell>
          <table:table-cell table:formula="of:=[.B10]-1" office:value-type="float" office:value="1467" calcext:value-type="float">
            <text:p>1467</text:p>
          </table:table-cell>
          <table:table-cell table:formula="of:=&quot;sed -ne &quot;&amp;&quot;'&quot;&amp;[.C9]&amp;&quot;,&quot;&amp;[.D9]&amp;&quot;p' N_seriolae_KH_21_number &gt; &quot;&amp;[.A9]&amp;&quot;.part&quot;" office:value-type="string" office:string-value="sed -ne '1456,1467p' N_seriolae_KH_21_number &gt; 007.part" calcext:value-type="string">
            <text:p>sed -ne '1456,1467p' N_seriolae_KH_21_number &gt; 007.part</text:p>
          </table:table-cell>
        </table:table-row>
        <table:table-row table:style-name="ro1">
          <table:table-cell office:value-type="string" calcext:value-type="string">
            <text:p>008</text:p>
          </table:table-cell>
          <table:table-cell office:value-type="float" office:value="1468" calcext:value-type="float">
            <text:p>1468</text:p>
          </table:table-cell>
          <table:table-cell table:formula="of:=[.B10]" office:value-type="float" office:value="1468" calcext:value-type="float">
            <text:p>1468</text:p>
          </table:table-cell>
          <table:table-cell table:formula="of:=[.B11]-1" office:value-type="float" office:value="2332" calcext:value-type="float">
            <text:p>2332</text:p>
          </table:table-cell>
          <table:table-cell table:formula="of:=&quot;sed -ne &quot;&amp;&quot;'&quot;&amp;[.C10]&amp;&quot;,&quot;&amp;[.D10]&amp;&quot;p' N_seriolae_KH_21_number &gt; &quot;&amp;[.A10]&amp;&quot;.part&quot;" office:value-type="string" office:string-value="sed -ne '1468,2332p' N_seriolae_KH_21_number &gt; 008.part" calcext:value-type="string">
            <text:p>sed -ne '1468,2332p' N_seriolae_KH_21_number &gt; 008.part</text:p>
          </table:table-cell>
        </table:table-row>
        <table:table-row table:style-name="ro1">
          <table:table-cell office:value-type="string" calcext:value-type="string">
            <text:p>009</text:p>
          </table:table-cell>
          <table:table-cell office:value-type="float" office:value="2333" calcext:value-type="float">
            <text:p>2333</text:p>
          </table:table-cell>
          <table:table-cell table:formula="of:=[.B11]" office:value-type="float" office:value="2333" calcext:value-type="float">
            <text:p>2333</text:p>
          </table:table-cell>
          <table:table-cell table:formula="of:=[.B12]-1" office:value-type="float" office:value="2526" calcext:value-type="float">
            <text:p>2526</text:p>
          </table:table-cell>
          <table:table-cell table:formula="of:=&quot;sed -ne &quot;&amp;&quot;'&quot;&amp;[.C11]&amp;&quot;,&quot;&amp;[.D11]&amp;&quot;p' N_seriolae_KH_21_number &gt; &quot;&amp;[.A11]&amp;&quot;.part&quot;" office:value-type="string" office:string-value="sed -ne '2333,2526p' N_seriolae_KH_21_number &gt; 009.part" calcext:value-type="string">
            <text:p>sed -ne '2333,2526p' N_seriolae_KH_21_number &gt; 009.part</text:p>
          </table:table-cell>
        </table:table-row>
        <table:table-row table:style-name="ro1">
          <table:table-cell office:value-type="string" calcext:value-type="string">
            <text:p>010</text:p>
          </table:table-cell>
          <table:table-cell office:value-type="float" office:value="2527" calcext:value-type="float">
            <text:p>2527</text:p>
          </table:table-cell>
          <table:table-cell table:formula="of:=[.B12]" office:value-type="float" office:value="2527" calcext:value-type="float">
            <text:p>2527</text:p>
          </table:table-cell>
          <table:table-cell table:formula="of:=[.B13]-1" office:value-type="float" office:value="2612" calcext:value-type="float">
            <text:p>2612</text:p>
          </table:table-cell>
          <table:table-cell table:formula="of:=&quot;sed -ne &quot;&amp;&quot;'&quot;&amp;[.C12]&amp;&quot;,&quot;&amp;[.D12]&amp;&quot;p' N_seriolae_KH_21_number &gt; &quot;&amp;[.A12]&amp;&quot;.part&quot;" office:value-type="string" office:string-value="sed -ne '2527,2612p' N_seriolae_KH_21_number &gt; 010.part" calcext:value-type="string">
            <text:p>sed -ne '2527,2612p' N_seriolae_KH_21_number &gt; 010.part</text:p>
          </table:table-cell>
        </table:table-row>
        <table:table-row table:style-name="ro1">
          <table:table-cell office:value-type="string" calcext:value-type="string">
            <text:p>011</text:p>
          </table:table-cell>
          <table:table-cell office:value-type="float" office:value="2613" calcext:value-type="float">
            <text:p>2613</text:p>
          </table:table-cell>
          <table:table-cell table:formula="of:=[.B13]" office:value-type="float" office:value="2613" calcext:value-type="float">
            <text:p>2613</text:p>
          </table:table-cell>
          <table:table-cell table:formula="of:=[.B14]-1" office:value-type="float" office:value="3035" calcext:value-type="float">
            <text:p>3035</text:p>
          </table:table-cell>
          <table:table-cell table:formula="of:=&quot;sed -ne &quot;&amp;&quot;'&quot;&amp;[.C13]&amp;&quot;,&quot;&amp;[.D13]&amp;&quot;p' N_seriolae_KH_21_number &gt; &quot;&amp;[.A13]&amp;&quot;.part&quot;" office:value-type="string" office:string-value="sed -ne '2613,3035p' N_seriolae_KH_21_number &gt; 011.part" calcext:value-type="string">
            <text:p>sed -ne '2613,3035p' N_seriolae_KH_21_number &gt; 011.part</text:p>
          </table:table-cell>
        </table:table-row>
        <table:table-row table:style-name="ro1">
          <table:table-cell office:value-type="string" calcext:value-type="string">
            <text:p>012</text:p>
          </table:table-cell>
          <table:table-cell office:value-type="float" office:value="3036" calcext:value-type="float">
            <text:p>3036</text:p>
          </table:table-cell>
          <table:table-cell table:formula="of:=[.B14]" office:value-type="float" office:value="3036" calcext:value-type="float">
            <text:p>3036</text:p>
          </table:table-cell>
          <table:table-cell table:formula="of:=[.B15]-1" office:value-type="float" office:value="3863" calcext:value-type="float">
            <text:p>3863</text:p>
          </table:table-cell>
          <table:table-cell table:formula="of:=&quot;sed -ne &quot;&amp;&quot;'&quot;&amp;[.C14]&amp;&quot;,&quot;&amp;[.D14]&amp;&quot;p' N_seriolae_KH_21_number &gt; &quot;&amp;[.A14]&amp;&quot;.part&quot;" office:value-type="string" office:string-value="sed -ne '3036,3863p' N_seriolae_KH_21_number &gt; 012.part" calcext:value-type="string">
            <text:p>sed -ne '3036,3863p' N_seriolae_KH_21_number &gt; 012.part</text:p>
          </table:table-cell>
        </table:table-row>
        <table:table-row table:style-name="ro1">
          <table:table-cell office:value-type="string" calcext:value-type="string">
            <text:p>013</text:p>
          </table:table-cell>
          <table:table-cell office:value-type="float" office:value="3864" calcext:value-type="float">
            <text:p>3864</text:p>
          </table:table-cell>
          <table:table-cell table:formula="of:=[.B15]" office:value-type="float" office:value="3864" calcext:value-type="float">
            <text:p>3864</text:p>
          </table:table-cell>
          <table:table-cell table:formula="of:=[.B16]-1" office:value-type="float" office:value="4089" calcext:value-type="float">
            <text:p>4089</text:p>
          </table:table-cell>
          <table:table-cell table:formula="of:=&quot;sed -ne &quot;&amp;&quot;'&quot;&amp;[.C15]&amp;&quot;,&quot;&amp;[.D15]&amp;&quot;p' N_seriolae_KH_21_number &gt; &quot;&amp;[.A15]&amp;&quot;.part&quot;" office:value-type="string" office:string-value="sed -ne '3864,4089p' N_seriolae_KH_21_number &gt; 013.part" calcext:value-type="string">
            <text:p>sed -ne '3864,4089p' N_seriolae_KH_21_number &gt; 013.part</text:p>
          </table:table-cell>
        </table:table-row>
        <table:table-row table:style-name="ro1">
          <table:table-cell office:value-type="string" calcext:value-type="string">
            <text:p>014</text:p>
          </table:table-cell>
          <table:table-cell office:value-type="float" office:value="4090" calcext:value-type="float">
            <text:p>4090</text:p>
          </table:table-cell>
          <table:table-cell table:formula="of:=[.B16]" office:value-type="float" office:value="4090" calcext:value-type="float">
            <text:p>4090</text:p>
          </table:table-cell>
          <table:table-cell table:formula="of:=[.B17]-1" office:value-type="float" office:value="4388" calcext:value-type="float">
            <text:p>4388</text:p>
          </table:table-cell>
          <table:table-cell table:formula="of:=&quot;sed -ne &quot;&amp;&quot;'&quot;&amp;[.C16]&amp;&quot;,&quot;&amp;[.D16]&amp;&quot;p' N_seriolae_KH_21_number &gt; &quot;&amp;[.A16]&amp;&quot;.part&quot;" office:value-type="string" office:string-value="sed -ne '4090,4388p' N_seriolae_KH_21_number &gt; 014.part" calcext:value-type="string">
            <text:p>sed -ne '4090,4388p' N_seriolae_KH_21_number &gt; 014.part</text:p>
          </table:table-cell>
        </table:table-row>
        <table:table-row table:style-name="ro1">
          <table:table-cell office:value-type="string" calcext:value-type="string">
            <text:p>015</text:p>
          </table:table-cell>
          <table:table-cell office:value-type="float" office:value="4389" calcext:value-type="float">
            <text:p>4389</text:p>
          </table:table-cell>
          <table:table-cell table:formula="of:=[.B17]" office:value-type="float" office:value="4389" calcext:value-type="float">
            <text:p>4389</text:p>
          </table:table-cell>
          <table:table-cell table:formula="of:=[.B18]-1" office:value-type="float" office:value="5323" calcext:value-type="float">
            <text:p>5323</text:p>
          </table:table-cell>
          <table:table-cell table:formula="of:=&quot;sed -ne &quot;&amp;&quot;'&quot;&amp;[.C17]&amp;&quot;,&quot;&amp;[.D17]&amp;&quot;p' N_seriolae_KH_21_number &gt; &quot;&amp;[.A17]&amp;&quot;.part&quot;" office:value-type="string" office:string-value="sed -ne '4389,5323p' N_seriolae_KH_21_number &gt; 015.part" calcext:value-type="string">
            <text:p>sed -ne '4389,5323p' N_seriolae_KH_21_number &gt; 015.part</text:p>
          </table:table-cell>
        </table:table-row>
        <table:table-row table:style-name="ro1">
          <table:table-cell office:value-type="string" calcext:value-type="string">
            <text:p>016</text:p>
          </table:table-cell>
          <table:table-cell office:value-type="float" office:value="5324" calcext:value-type="float">
            <text:p>5324</text:p>
          </table:table-cell>
          <table:table-cell table:formula="of:=[.B18]" office:value-type="float" office:value="5324" calcext:value-type="float">
            <text:p>5324</text:p>
          </table:table-cell>
          <table:table-cell table:formula="of:=[.B19]-1" office:value-type="float" office:value="5915" calcext:value-type="float">
            <text:p>5915</text:p>
          </table:table-cell>
          <table:table-cell table:formula="of:=&quot;sed -ne &quot;&amp;&quot;'&quot;&amp;[.C18]&amp;&quot;,&quot;&amp;[.D18]&amp;&quot;p' N_seriolae_KH_21_number &gt; &quot;&amp;[.A18]&amp;&quot;.part&quot;" office:value-type="string" office:string-value="sed -ne '5324,5915p' N_seriolae_KH_21_number &gt; 016.part" calcext:value-type="string">
            <text:p>sed -ne '5324,5915p' N_seriolae_KH_21_number &gt; 016.part</text:p>
          </table:table-cell>
        </table:table-row>
        <table:table-row table:style-name="ro1">
          <table:table-cell office:value-type="string" calcext:value-type="string">
            <text:p>017</text:p>
          </table:table-cell>
          <table:table-cell office:value-type="float" office:value="5916" calcext:value-type="float">
            <text:p>5916</text:p>
          </table:table-cell>
          <table:table-cell table:formula="of:=[.B19]" office:value-type="float" office:value="5916" calcext:value-type="float">
            <text:p>5916</text:p>
          </table:table-cell>
          <table:table-cell table:formula="of:=[.B20]-1" office:value-type="float" office:value="6408" calcext:value-type="float">
            <text:p>6408</text:p>
          </table:table-cell>
          <table:table-cell table:formula="of:=&quot;sed -ne &quot;&amp;&quot;'&quot;&amp;[.C19]&amp;&quot;,&quot;&amp;[.D19]&amp;&quot;p' N_seriolae_KH_21_number &gt; &quot;&amp;[.A19]&amp;&quot;.part&quot;" office:value-type="string" office:string-value="sed -ne '5916,6408p' N_seriolae_KH_21_number &gt; 017.part" calcext:value-type="string">
            <text:p>sed -ne '5916,6408p' N_seriolae_KH_21_number &gt; 017.part</text:p>
          </table:table-cell>
        </table:table-row>
        <table:table-row table:style-name="ro1">
          <table:table-cell office:value-type="string" calcext:value-type="string">
            <text:p>018</text:p>
          </table:table-cell>
          <table:table-cell office:value-type="float" office:value="6409" calcext:value-type="float">
            <text:p>6409</text:p>
          </table:table-cell>
          <table:table-cell table:formula="of:=[.B20]" office:value-type="float" office:value="6409" calcext:value-type="float">
            <text:p>6409</text:p>
          </table:table-cell>
          <table:table-cell table:formula="of:=[.B21]-1" office:value-type="float" office:value="6431" calcext:value-type="float">
            <text:p>6431</text:p>
          </table:table-cell>
          <table:table-cell table:formula="of:=&quot;sed -ne &quot;&amp;&quot;'&quot;&amp;[.C20]&amp;&quot;,&quot;&amp;[.D20]&amp;&quot;p' N_seriolae_KH_21_number &gt; &quot;&amp;[.A20]&amp;&quot;.part&quot;" office:value-type="string" office:string-value="sed -ne '6409,6431p' N_seriolae_KH_21_number &gt; 018.part" calcext:value-type="string">
            <text:p>sed -ne '6409,6431p' N_seriolae_KH_21_number &gt; 018.part</text:p>
          </table:table-cell>
        </table:table-row>
        <table:table-row table:style-name="ro1">
          <table:table-cell office:value-type="string" calcext:value-type="string">
            <text:p>019</text:p>
          </table:table-cell>
          <table:table-cell office:value-type="float" office:value="6432" calcext:value-type="float">
            <text:p>6432</text:p>
          </table:table-cell>
          <table:table-cell table:formula="of:=[.B21]" office:value-type="float" office:value="6432" calcext:value-type="float">
            <text:p>6432</text:p>
          </table:table-cell>
          <table:table-cell table:formula="of:=[.B22]-1" office:value-type="float" office:value="6598" calcext:value-type="float">
            <text:p>6598</text:p>
          </table:table-cell>
          <table:table-cell table:formula="of:=&quot;sed -ne &quot;&amp;&quot;'&quot;&amp;[.C21]&amp;&quot;,&quot;&amp;[.D21]&amp;&quot;p' N_seriolae_KH_21_number &gt; &quot;&amp;[.A21]&amp;&quot;.part&quot;" office:value-type="string" office:string-value="sed -ne '6432,6598p' N_seriolae_KH_21_number &gt; 019.part" calcext:value-type="string">
            <text:p>sed -ne '6432,6598p' N_seriolae_KH_21_number &gt; 019.part</text:p>
          </table:table-cell>
        </table:table-row>
        <table:table-row table:style-name="ro1">
          <table:table-cell office:value-type="string" calcext:value-type="string">
            <text:p>020</text:p>
          </table:table-cell>
          <table:table-cell office:value-type="float" office:value="6599" calcext:value-type="float">
            <text:p>6599</text:p>
          </table:table-cell>
          <table:table-cell table:formula="of:=[.B22]" office:value-type="float" office:value="6599" calcext:value-type="float">
            <text:p>6599</text:p>
          </table:table-cell>
          <table:table-cell table:formula="of:=[.B23]-1" office:value-type="float" office:value="6738" calcext:value-type="float">
            <text:p>6738</text:p>
          </table:table-cell>
          <table:table-cell table:formula="of:=&quot;sed -ne &quot;&amp;&quot;'&quot;&amp;[.C22]&amp;&quot;,&quot;&amp;[.D22]&amp;&quot;p' N_seriolae_KH_21_number &gt; &quot;&amp;[.A22]&amp;&quot;.part&quot;" office:value-type="string" office:string-value="sed -ne '6599,6738p' N_seriolae_KH_21_number &gt; 020.part" calcext:value-type="string">
            <text:p>sed -ne '6599,6738p' N_seriolae_KH_21_number &gt; 020.part</text:p>
          </table:table-cell>
        </table:table-row>
        <table:table-row table:style-name="ro1">
          <table:table-cell office:value-type="string" calcext:value-type="string">
            <text:p>021</text:p>
          </table:table-cell>
          <table:table-cell office:value-type="float" office:value="6739" calcext:value-type="float">
            <text:p>6739</text:p>
          </table:table-cell>
          <table:table-cell table:formula="of:=[.B23]" office:value-type="float" office:value="6739" calcext:value-type="float">
            <text:p>6739</text:p>
          </table:table-cell>
          <table:table-cell table:formula="of:=[.B24]-1" office:value-type="float" office:value="7560" calcext:value-type="float">
            <text:p>7560</text:p>
          </table:table-cell>
          <table:table-cell table:formula="of:=&quot;sed -ne &quot;&amp;&quot;'&quot;&amp;[.C23]&amp;&quot;,&quot;&amp;[.D23]&amp;&quot;p' N_seriolae_KH_21_number &gt; &quot;&amp;[.A23]&amp;&quot;.part&quot;" office:value-type="string" office:string-value="sed -ne '6739,7560p' N_seriolae_KH_21_number &gt; 021.part" calcext:value-type="string">
            <text:p>sed -ne '6739,7560p' N_seriolae_KH_21_number &gt; 021.part</text:p>
          </table:table-cell>
        </table:table-row>
        <table:table-row table:style-name="ro1">
          <table:table-cell office:value-type="string" calcext:value-type="string">
            <text:p>022</text:p>
          </table:table-cell>
          <table:table-cell office:value-type="float" office:value="7561" calcext:value-type="float">
            <text:p>7561</text:p>
          </table:table-cell>
          <table:table-cell table:formula="of:=[.B24]" office:value-type="float" office:value="7561" calcext:value-type="float">
            <text:p>7561</text:p>
          </table:table-cell>
          <table:table-cell table:formula="of:=[.B25]-1" office:value-type="float" office:value="7657" calcext:value-type="float">
            <text:p>7657</text:p>
          </table:table-cell>
          <table:table-cell table:formula="of:=&quot;sed -ne &quot;&amp;&quot;'&quot;&amp;[.C24]&amp;&quot;,&quot;&amp;[.D24]&amp;&quot;p' N_seriolae_KH_21_number &gt; &quot;&amp;[.A24]&amp;&quot;.part&quot;" office:value-type="string" office:string-value="sed -ne '7561,7657p' N_seriolae_KH_21_number &gt; 022.part" calcext:value-type="string">
            <text:p>sed -ne '7561,7657p' N_seriolae_KH_21_number &gt; 022.part</text:p>
          </table:table-cell>
        </table:table-row>
        <table:table-row table:style-name="ro1">
          <table:table-cell office:value-type="string" calcext:value-type="string">
            <text:p>023</text:p>
          </table:table-cell>
          <table:table-cell office:value-type="float" office:value="7658" calcext:value-type="float">
            <text:p>7658</text:p>
          </table:table-cell>
          <table:table-cell table:formula="of:=[.B25]" office:value-type="float" office:value="7658" calcext:value-type="float">
            <text:p>7658</text:p>
          </table:table-cell>
          <table:table-cell table:formula="of:=[.B26]-1" office:value-type="float" office:value="8198" calcext:value-type="float">
            <text:p>8198</text:p>
          </table:table-cell>
          <table:table-cell table:formula="of:=&quot;sed -ne &quot;&amp;&quot;'&quot;&amp;[.C25]&amp;&quot;,&quot;&amp;[.D25]&amp;&quot;p' N_seriolae_KH_21_number &gt; &quot;&amp;[.A25]&amp;&quot;.part&quot;" office:value-type="string" office:string-value="sed -ne '7658,8198p' N_seriolae_KH_21_number &gt; 023.part" calcext:value-type="string">
            <text:p>sed -ne '7658,8198p' N_seriolae_KH_21_number &gt; 023.part</text:p>
          </table:table-cell>
        </table:table-row>
        <table:table-row table:style-name="ro1">
          <table:table-cell office:value-type="string" calcext:value-type="string">
            <text:p>024</text:p>
          </table:table-cell>
          <table:table-cell office:value-type="float" office:value="8199" calcext:value-type="float">
            <text:p>8199</text:p>
          </table:table-cell>
          <table:table-cell table:formula="of:=[.B26]" office:value-type="float" office:value="8199" calcext:value-type="float">
            <text:p>8199</text:p>
          </table:table-cell>
          <table:table-cell table:formula="of:=[.B27]-1" office:value-type="float" office:value="8980" calcext:value-type="float">
            <text:p>8980</text:p>
          </table:table-cell>
          <table:table-cell table:formula="of:=&quot;sed -ne &quot;&amp;&quot;'&quot;&amp;[.C26]&amp;&quot;,&quot;&amp;[.D26]&amp;&quot;p' N_seriolae_KH_21_number &gt; &quot;&amp;[.A26]&amp;&quot;.part&quot;" office:value-type="string" office:string-value="sed -ne '8199,8980p' N_seriolae_KH_21_number &gt; 024.part" calcext:value-type="string">
            <text:p>sed -ne '8199,8980p' N_seriolae_KH_21_number &gt; 024.part</text:p>
          </table:table-cell>
        </table:table-row>
        <table:table-row table:style-name="ro1">
          <table:table-cell office:value-type="string" calcext:value-type="string">
            <text:p>025</text:p>
          </table:table-cell>
          <table:table-cell office:value-type="float" office:value="8981" calcext:value-type="float">
            <text:p>8981</text:p>
          </table:table-cell>
          <table:table-cell table:formula="of:=[.B27]" office:value-type="float" office:value="8981" calcext:value-type="float">
            <text:p>8981</text:p>
          </table:table-cell>
          <table:table-cell table:formula="of:=[.B28]-1" office:value-type="float" office:value="9165" calcext:value-type="float">
            <text:p>9165</text:p>
          </table:table-cell>
          <table:table-cell table:formula="of:=&quot;sed -ne &quot;&amp;&quot;'&quot;&amp;[.C27]&amp;&quot;,&quot;&amp;[.D27]&amp;&quot;p' N_seriolae_KH_21_number &gt; &quot;&amp;[.A27]&amp;&quot;.part&quot;" office:value-type="string" office:string-value="sed -ne '8981,9165p' N_seriolae_KH_21_number &gt; 025.part" calcext:value-type="string">
            <text:p>sed -ne '8981,9165p' N_seriolae_KH_21_number &gt; 025.part</text:p>
          </table:table-cell>
        </table:table-row>
        <table:table-row table:style-name="ro1">
          <table:table-cell office:value-type="string" calcext:value-type="string">
            <text:p>026</text:p>
          </table:table-cell>
          <table:table-cell office:value-type="float" office:value="9166" calcext:value-type="float">
            <text:p>9166</text:p>
          </table:table-cell>
          <table:table-cell table:formula="of:=[.B28]" office:value-type="float" office:value="9166" calcext:value-type="float">
            <text:p>9166</text:p>
          </table:table-cell>
          <table:table-cell table:formula="of:=[.B29]-1" office:value-type="float" office:value="11228" calcext:value-type="float">
            <text:p>11228</text:p>
          </table:table-cell>
          <table:table-cell table:formula="of:=&quot;sed -ne &quot;&amp;&quot;'&quot;&amp;[.C28]&amp;&quot;,&quot;&amp;[.D28]&amp;&quot;p' N_seriolae_KH_21_number &gt; &quot;&amp;[.A28]&amp;&quot;.part&quot;" office:value-type="string" office:string-value="sed -ne '9166,11228p' N_seriolae_KH_21_number &gt; 026.part" calcext:value-type="string">
            <text:p>sed -ne '9166,11228p' N_seriolae_KH_21_number &gt; 026.part</text:p>
          </table:table-cell>
        </table:table-row>
        <table:table-row table:style-name="ro1">
          <table:table-cell office:value-type="string" calcext:value-type="string">
            <text:p>027</text:p>
          </table:table-cell>
          <table:table-cell office:value-type="float" office:value="11229" calcext:value-type="float">
            <text:p>11229</text:p>
          </table:table-cell>
          <table:table-cell table:formula="of:=[.B29]" office:value-type="float" office:value="11229" calcext:value-type="float">
            <text:p>11229</text:p>
          </table:table-cell>
          <table:table-cell table:formula="of:=[.B30]-1" office:value-type="float" office:value="11348" calcext:value-type="float">
            <text:p>11348</text:p>
          </table:table-cell>
          <table:table-cell table:formula="of:=&quot;sed -ne &quot;&amp;&quot;'&quot;&amp;[.C29]&amp;&quot;,&quot;&amp;[.D29]&amp;&quot;p' N_seriolae_KH_21_number &gt; &quot;&amp;[.A29]&amp;&quot;.part&quot;" office:value-type="string" office:string-value="sed -ne '11229,11348p' N_seriolae_KH_21_number &gt; 027.part" calcext:value-type="string">
            <text:p>sed -ne '11229,11348p' N_seriolae_KH_21_number &gt; 027.part</text:p>
          </table:table-cell>
        </table:table-row>
        <table:table-row table:style-name="ro1">
          <table:table-cell office:value-type="string" calcext:value-type="string">
            <text:p>028</text:p>
          </table:table-cell>
          <table:table-cell office:value-type="float" office:value="11349" calcext:value-type="float">
            <text:p>11349</text:p>
          </table:table-cell>
          <table:table-cell table:formula="of:=[.B30]" office:value-type="float" office:value="11349" calcext:value-type="float">
            <text:p>11349</text:p>
          </table:table-cell>
          <table:table-cell table:formula="of:=[.B31]-1" office:value-type="float" office:value="11856" calcext:value-type="float">
            <text:p>11856</text:p>
          </table:table-cell>
          <table:table-cell table:formula="of:=&quot;sed -ne &quot;&amp;&quot;'&quot;&amp;[.C30]&amp;&quot;,&quot;&amp;[.D30]&amp;&quot;p' N_seriolae_KH_21_number &gt; &quot;&amp;[.A30]&amp;&quot;.part&quot;" office:value-type="string" office:string-value="sed -ne '11349,11856p' N_seriolae_KH_21_number &gt; 028.part" calcext:value-type="string">
            <text:p>sed -ne '11349,11856p' N_seriolae_KH_21_number &gt; 028.part</text:p>
          </table:table-cell>
        </table:table-row>
        <table:table-row table:style-name="ro1">
          <table:table-cell office:value-type="string" calcext:value-type="string">
            <text:p>029</text:p>
          </table:table-cell>
          <table:table-cell office:value-type="float" office:value="11857" calcext:value-type="float">
            <text:p>11857</text:p>
          </table:table-cell>
          <table:table-cell table:formula="of:=[.B31]" office:value-type="float" office:value="11857" calcext:value-type="float">
            <text:p>11857</text:p>
          </table:table-cell>
          <table:table-cell table:formula="of:=[.B32]-1" office:value-type="float" office:value="11998" calcext:value-type="float">
            <text:p>11998</text:p>
          </table:table-cell>
          <table:table-cell table:formula="of:=&quot;sed -ne &quot;&amp;&quot;'&quot;&amp;[.C31]&amp;&quot;,&quot;&amp;[.D31]&amp;&quot;p' N_seriolae_KH_21_number &gt; &quot;&amp;[.A31]&amp;&quot;.part&quot;" office:value-type="string" office:string-value="sed -ne '11857,11998p' N_seriolae_KH_21_number &gt; 029.part" calcext:value-type="string">
            <text:p>sed -ne '11857,11998p' N_seriolae_KH_21_number &gt; 029.part</text:p>
          </table:table-cell>
        </table:table-row>
        <table:table-row table:style-name="ro1">
          <table:table-cell office:value-type="string" calcext:value-type="string">
            <text:p>030</text:p>
          </table:table-cell>
          <table:table-cell office:value-type="float" office:value="11999" calcext:value-type="float">
            <text:p>11999</text:p>
          </table:table-cell>
          <table:table-cell table:formula="of:=[.B32]" office:value-type="float" office:value="11999" calcext:value-type="float">
            <text:p>11999</text:p>
          </table:table-cell>
          <table:table-cell table:formula="of:=[.B33]-1" office:value-type="float" office:value="12987" calcext:value-type="float">
            <text:p>12987</text:p>
          </table:table-cell>
          <table:table-cell table:formula="of:=&quot;sed -ne &quot;&amp;&quot;'&quot;&amp;[.C32]&amp;&quot;,&quot;&amp;[.D32]&amp;&quot;p' N_seriolae_KH_21_number &gt; &quot;&amp;[.A32]&amp;&quot;.part&quot;" office:value-type="string" office:string-value="sed -ne '11999,12987p' N_seriolae_KH_21_number &gt; 030.part" calcext:value-type="string">
            <text:p>sed -ne '11999,12987p' N_seriolae_KH_21_number &gt; 030.part</text:p>
          </table:table-cell>
        </table:table-row>
        <table:table-row table:style-name="ro1">
          <table:table-cell office:value-type="string" calcext:value-type="string">
            <text:p>031</text:p>
          </table:table-cell>
          <table:table-cell office:value-type="float" office:value="12988" calcext:value-type="float">
            <text:p>12988</text:p>
          </table:table-cell>
          <table:table-cell table:formula="of:=[.B33]" office:value-type="float" office:value="12988" calcext:value-type="float">
            <text:p>12988</text:p>
          </table:table-cell>
          <table:table-cell table:formula="of:=[.B34]-1" office:value-type="float" office:value="13107" calcext:value-type="float">
            <text:p>13107</text:p>
          </table:table-cell>
          <table:table-cell table:formula="of:=&quot;sed -ne &quot;&amp;&quot;'&quot;&amp;[.C33]&amp;&quot;,&quot;&amp;[.D33]&amp;&quot;p' N_seriolae_KH_21_number &gt; &quot;&amp;[.A33]&amp;&quot;.part&quot;" office:value-type="string" office:string-value="sed -ne '12988,13107p' N_seriolae_KH_21_number &gt; 031.part" calcext:value-type="string">
            <text:p>sed -ne '12988,13107p' N_seriolae_KH_21_number &gt; 031.part</text:p>
          </table:table-cell>
        </table:table-row>
        <table:table-row table:style-name="ro1">
          <table:table-cell office:value-type="string" calcext:value-type="string">
            <text:p>032</text:p>
          </table:table-cell>
          <table:table-cell office:value-type="float" office:value="13108" calcext:value-type="float">
            <text:p>13108</text:p>
          </table:table-cell>
          <table:table-cell table:formula="of:=[.B34]" office:value-type="float" office:value="13108" calcext:value-type="float">
            <text:p>13108</text:p>
          </table:table-cell>
          <table:table-cell table:formula="of:=[.B35]-1" office:value-type="float" office:value="13924" calcext:value-type="float">
            <text:p>13924</text:p>
          </table:table-cell>
          <table:table-cell table:formula="of:=&quot;sed -ne &quot;&amp;&quot;'&quot;&amp;[.C34]&amp;&quot;,&quot;&amp;[.D34]&amp;&quot;p' N_seriolae_KH_21_number &gt; &quot;&amp;[.A34]&amp;&quot;.part&quot;" office:value-type="string" office:string-value="sed -ne '13108,13924p' N_seriolae_KH_21_number &gt; 032.part" calcext:value-type="string">
            <text:p>sed -ne '13108,13924p' N_seriolae_KH_21_number &gt; 032.part</text:p>
          </table:table-cell>
        </table:table-row>
        <table:table-row table:style-name="ro1">
          <table:table-cell office:value-type="string" calcext:value-type="string">
            <text:p>033</text:p>
          </table:table-cell>
          <table:table-cell office:value-type="float" office:value="13925" calcext:value-type="float">
            <text:p>13925</text:p>
          </table:table-cell>
          <table:table-cell table:formula="of:=[.B35]" office:value-type="float" office:value="13925" calcext:value-type="float">
            <text:p>13925</text:p>
          </table:table-cell>
          <table:table-cell table:formula="of:=[.B36]-1" office:value-type="float" office:value="14187" calcext:value-type="float">
            <text:p>14187</text:p>
          </table:table-cell>
          <table:table-cell table:formula="of:=&quot;sed -ne &quot;&amp;&quot;'&quot;&amp;[.C35]&amp;&quot;,&quot;&amp;[.D35]&amp;&quot;p' N_seriolae_KH_21_number &gt; &quot;&amp;[.A35]&amp;&quot;.part&quot;" office:value-type="string" office:string-value="sed -ne '13925,14187p' N_seriolae_KH_21_number &gt; 033.part" calcext:value-type="string">
            <text:p>sed -ne '13925,14187p' N_seriolae_KH_21_number &gt; 033.part</text:p>
          </table:table-cell>
        </table:table-row>
        <table:table-row table:style-name="ro1">
          <table:table-cell office:value-type="string" calcext:value-type="string">
            <text:p>034</text:p>
          </table:table-cell>
          <table:table-cell office:value-type="float" office:value="14188" calcext:value-type="float">
            <text:p>14188</text:p>
          </table:table-cell>
          <table:table-cell table:formula="of:=[.B36]" office:value-type="float" office:value="14188" calcext:value-type="float">
            <text:p>14188</text:p>
          </table:table-cell>
          <table:table-cell table:formula="of:=[.B37]-1" office:value-type="float" office:value="14196" calcext:value-type="float">
            <text:p>14196</text:p>
          </table:table-cell>
          <table:table-cell table:formula="of:=&quot;sed -ne &quot;&amp;&quot;'&quot;&amp;[.C36]&amp;&quot;,&quot;&amp;[.D36]&amp;&quot;p' N_seriolae_KH_21_number &gt; &quot;&amp;[.A36]&amp;&quot;.part&quot;" office:value-type="string" office:string-value="sed -ne '14188,14196p' N_seriolae_KH_21_number &gt; 034.part" calcext:value-type="string">
            <text:p>sed -ne '14188,14196p' N_seriolae_KH_21_number &gt; 034.part</text:p>
          </table:table-cell>
        </table:table-row>
        <table:table-row table:style-name="ro1">
          <table:table-cell office:value-type="string" calcext:value-type="string">
            <text:p>035</text:p>
          </table:table-cell>
          <table:table-cell office:value-type="float" office:value="14197" calcext:value-type="float">
            <text:p>14197</text:p>
          </table:table-cell>
          <table:table-cell table:formula="of:=[.B37]" office:value-type="float" office:value="14197" calcext:value-type="float">
            <text:p>14197</text:p>
          </table:table-cell>
          <table:table-cell table:formula="of:=[.B38]-1" office:value-type="float" office:value="14911" calcext:value-type="float">
            <text:p>14911</text:p>
          </table:table-cell>
          <table:table-cell table:formula="of:=&quot;sed -ne &quot;&amp;&quot;'&quot;&amp;[.C37]&amp;&quot;,&quot;&amp;[.D37]&amp;&quot;p' N_seriolae_KH_21_number &gt; &quot;&amp;[.A37]&amp;&quot;.part&quot;" office:value-type="string" office:string-value="sed -ne '14197,14911p' N_seriolae_KH_21_number &gt; 035.part" calcext:value-type="string">
            <text:p>sed -ne '14197,14911p' N_seriolae_KH_21_number &gt; 035.part</text:p>
          </table:table-cell>
        </table:table-row>
        <table:table-row table:style-name="ro1">
          <table:table-cell office:value-type="string" calcext:value-type="string">
            <text:p>036</text:p>
          </table:table-cell>
          <table:table-cell office:value-type="float" office:value="14912" calcext:value-type="float">
            <text:p>14912</text:p>
          </table:table-cell>
          <table:table-cell table:formula="of:=[.B38]" office:value-type="float" office:value="14912" calcext:value-type="float">
            <text:p>14912</text:p>
          </table:table-cell>
          <table:table-cell table:formula="of:=[.B39]-1" office:value-type="float" office:value="14958" calcext:value-type="float">
            <text:p>14958</text:p>
          </table:table-cell>
          <table:table-cell table:formula="of:=&quot;sed -ne &quot;&amp;&quot;'&quot;&amp;[.C38]&amp;&quot;,&quot;&amp;[.D38]&amp;&quot;p' N_seriolae_KH_21_number &gt; &quot;&amp;[.A38]&amp;&quot;.part&quot;" office:value-type="string" office:string-value="sed -ne '14912,14958p' N_seriolae_KH_21_number &gt; 036.part" calcext:value-type="string">
            <text:p>sed -ne '14912,14958p' N_seriolae_KH_21_number &gt; 036.part</text:p>
          </table:table-cell>
        </table:table-row>
        <table:table-row table:style-name="ro1">
          <table:table-cell office:value-type="string" calcext:value-type="string">
            <text:p>037</text:p>
          </table:table-cell>
          <table:table-cell office:value-type="float" office:value="14959" calcext:value-type="float">
            <text:p>14959</text:p>
          </table:table-cell>
          <table:table-cell table:formula="of:=[.B39]" office:value-type="float" office:value="14959" calcext:value-type="float">
            <text:p>14959</text:p>
          </table:table-cell>
          <table:table-cell table:formula="of:=[.B40]-1" office:value-type="float" office:value="15252" calcext:value-type="float">
            <text:p>15252</text:p>
          </table:table-cell>
          <table:table-cell table:formula="of:=&quot;sed -ne &quot;&amp;&quot;'&quot;&amp;[.C39]&amp;&quot;,&quot;&amp;[.D39]&amp;&quot;p' N_seriolae_KH_21_number &gt; &quot;&amp;[.A39]&amp;&quot;.part&quot;" office:value-type="string" office:string-value="sed -ne '14959,15252p' N_seriolae_KH_21_number &gt; 037.part" calcext:value-type="string">
            <text:p>sed -ne '14959,15252p' N_seriolae_KH_21_number &gt; 037.part</text:p>
          </table:table-cell>
        </table:table-row>
        <table:table-row table:style-name="ro1">
          <table:table-cell office:value-type="string" calcext:value-type="string">
            <text:p>038</text:p>
          </table:table-cell>
          <table:table-cell office:value-type="float" office:value="15253" calcext:value-type="float">
            <text:p>15253</text:p>
          </table:table-cell>
          <table:table-cell table:formula="of:=[.B40]" office:value-type="float" office:value="15253" calcext:value-type="float">
            <text:p>15253</text:p>
          </table:table-cell>
          <table:table-cell table:formula="of:=[.B41]-1" office:value-type="float" office:value="15378" calcext:value-type="float">
            <text:p>15378</text:p>
          </table:table-cell>
          <table:table-cell table:formula="of:=&quot;sed -ne &quot;&amp;&quot;'&quot;&amp;[.C40]&amp;&quot;,&quot;&amp;[.D40]&amp;&quot;p' N_seriolae_KH_21_number &gt; &quot;&amp;[.A40]&amp;&quot;.part&quot;" office:value-type="string" office:string-value="sed -ne '15253,15378p' N_seriolae_KH_21_number &gt; 038.part" calcext:value-type="string">
            <text:p>sed -ne '15253,15378p' N_seriolae_KH_21_number &gt; 038.part</text:p>
          </table:table-cell>
        </table:table-row>
        <table:table-row table:style-name="ro1">
          <table:table-cell office:value-type="string" calcext:value-type="string">
            <text:p>039</text:p>
          </table:table-cell>
          <table:table-cell office:value-type="float" office:value="15379" calcext:value-type="float">
            <text:p>15379</text:p>
          </table:table-cell>
          <table:table-cell table:formula="of:=[.B41]" office:value-type="float" office:value="15379" calcext:value-type="float">
            <text:p>15379</text:p>
          </table:table-cell>
          <table:table-cell table:formula="of:=[.B42]-1" office:value-type="float" office:value="15787" calcext:value-type="float">
            <text:p>15787</text:p>
          </table:table-cell>
          <table:table-cell table:formula="of:=&quot;sed -ne &quot;&amp;&quot;'&quot;&amp;[.C41]&amp;&quot;,&quot;&amp;[.D41]&amp;&quot;p' N_seriolae_KH_21_number &gt; &quot;&amp;[.A41]&amp;&quot;.part&quot;" office:value-type="string" office:string-value="sed -ne '15379,15787p' N_seriolae_KH_21_number &gt; 039.part" calcext:value-type="string">
            <text:p>sed -ne '15379,15787p' N_seriolae_KH_21_number &gt; 039.part</text:p>
          </table:table-cell>
        </table:table-row>
        <table:table-row table:style-name="ro1">
          <table:table-cell office:value-type="string" calcext:value-type="string">
            <text:p>040</text:p>
          </table:table-cell>
          <table:table-cell office:value-type="float" office:value="15788" calcext:value-type="float">
            <text:p>15788</text:p>
          </table:table-cell>
          <table:table-cell table:formula="of:=[.B42]" office:value-type="float" office:value="15788" calcext:value-type="float">
            <text:p>15788</text:p>
          </table:table-cell>
          <table:table-cell table:formula="of:=[.B43]-1" office:value-type="float" office:value="17663" calcext:value-type="float">
            <text:p>17663</text:p>
          </table:table-cell>
          <table:table-cell table:formula="of:=&quot;sed -ne &quot;&amp;&quot;'&quot;&amp;[.C42]&amp;&quot;,&quot;&amp;[.D42]&amp;&quot;p' N_seriolae_KH_21_number &gt; &quot;&amp;[.A42]&amp;&quot;.part&quot;" office:value-type="string" office:string-value="sed -ne '15788,17663p' N_seriolae_KH_21_number &gt; 040.part" calcext:value-type="string">
            <text:p>sed -ne '15788,17663p' N_seriolae_KH_21_number &gt; 040.part</text:p>
          </table:table-cell>
        </table:table-row>
        <table:table-row table:style-name="ro1">
          <table:table-cell office:value-type="string" calcext:value-type="string">
            <text:p>041</text:p>
          </table:table-cell>
          <table:table-cell office:value-type="float" office:value="17664" calcext:value-type="float">
            <text:p>17664</text:p>
          </table:table-cell>
          <table:table-cell table:formula="of:=[.B43]" office:value-type="float" office:value="17664" calcext:value-type="float">
            <text:p>17664</text:p>
          </table:table-cell>
          <table:table-cell table:formula="of:=[.B44]-1" office:value-type="float" office:value="18299" calcext:value-type="float">
            <text:p>18299</text:p>
          </table:table-cell>
          <table:table-cell table:formula="of:=&quot;sed -ne &quot;&amp;&quot;'&quot;&amp;[.C43]&amp;&quot;,&quot;&amp;[.D43]&amp;&quot;p' N_seriolae_KH_21_number &gt; &quot;&amp;[.A43]&amp;&quot;.part&quot;" office:value-type="string" office:string-value="sed -ne '17664,18299p' N_seriolae_KH_21_number &gt; 041.part" calcext:value-type="string">
            <text:p>sed -ne '17664,18299p' N_seriolae_KH_21_number &gt; 041.part</text:p>
          </table:table-cell>
        </table:table-row>
        <table:table-row table:style-name="ro1">
          <table:table-cell office:value-type="string" calcext:value-type="string">
            <text:p>042</text:p>
          </table:table-cell>
          <table:table-cell office:value-type="float" office:value="18300" calcext:value-type="float">
            <text:p>18300</text:p>
          </table:table-cell>
          <table:table-cell table:formula="of:=[.B44]" office:value-type="float" office:value="18300" calcext:value-type="float">
            <text:p>18300</text:p>
          </table:table-cell>
          <table:table-cell table:formula="of:=[.B45]-1" office:value-type="float" office:value="19183" calcext:value-type="float">
            <text:p>19183</text:p>
          </table:table-cell>
          <table:table-cell table:formula="of:=&quot;sed -ne &quot;&amp;&quot;'&quot;&amp;[.C44]&amp;&quot;,&quot;&amp;[.D44]&amp;&quot;p' N_seriolae_KH_21_number &gt; &quot;&amp;[.A44]&amp;&quot;.part&quot;" office:value-type="string" office:string-value="sed -ne '18300,19183p' N_seriolae_KH_21_number &gt; 042.part" calcext:value-type="string">
            <text:p>sed -ne '18300,19183p' N_seriolae_KH_21_number &gt; 042.part</text:p>
          </table:table-cell>
        </table:table-row>
        <table:table-row table:style-name="ro1">
          <table:table-cell office:value-type="string" calcext:value-type="string">
            <text:p>043</text:p>
          </table:table-cell>
          <table:table-cell office:value-type="float" office:value="19184" calcext:value-type="float">
            <text:p>19184</text:p>
          </table:table-cell>
          <table:table-cell table:formula="of:=[.B45]" office:value-type="float" office:value="19184" calcext:value-type="float">
            <text:p>19184</text:p>
          </table:table-cell>
          <table:table-cell table:formula="of:=[.B46]-1" office:value-type="float" office:value="19990" calcext:value-type="float">
            <text:p>19990</text:p>
          </table:table-cell>
          <table:table-cell table:formula="of:=&quot;sed -ne &quot;&amp;&quot;'&quot;&amp;[.C45]&amp;&quot;,&quot;&amp;[.D45]&amp;&quot;p' N_seriolae_KH_21_number &gt; &quot;&amp;[.A45]&amp;&quot;.part&quot;" office:value-type="string" office:string-value="sed -ne '19184,19990p' N_seriolae_KH_21_number &gt; 043.part" calcext:value-type="string">
            <text:p>sed -ne '19184,19990p' N_seriolae_KH_21_number &gt; 043.part</text:p>
          </table:table-cell>
        </table:table-row>
        <table:table-row table:style-name="ro1">
          <table:table-cell office:value-type="string" calcext:value-type="string">
            <text:p>044</text:p>
          </table:table-cell>
          <table:table-cell office:value-type="float" office:value="19991" calcext:value-type="float">
            <text:p>19991</text:p>
          </table:table-cell>
          <table:table-cell table:formula="of:=[.B46]" office:value-type="float" office:value="19991" calcext:value-type="float">
            <text:p>19991</text:p>
          </table:table-cell>
          <table:table-cell table:formula="of:=[.B47]-1" office:value-type="float" office:value="20192" calcext:value-type="float">
            <text:p>20192</text:p>
          </table:table-cell>
          <table:table-cell table:formula="of:=&quot;sed -ne &quot;&amp;&quot;'&quot;&amp;[.C46]&amp;&quot;,&quot;&amp;[.D46]&amp;&quot;p' N_seriolae_KH_21_number &gt; &quot;&amp;[.A46]&amp;&quot;.part&quot;" office:value-type="string" office:string-value="sed -ne '19991,20192p' N_seriolae_KH_21_number &gt; 044.part" calcext:value-type="string">
            <text:p>sed -ne '19991,20192p' N_seriolae_KH_21_number &gt; 044.part</text:p>
          </table:table-cell>
        </table:table-row>
        <table:table-row table:style-name="ro1">
          <table:table-cell office:value-type="string" calcext:value-type="string">
            <text:p>045</text:p>
          </table:table-cell>
          <table:table-cell office:value-type="float" office:value="20193" calcext:value-type="float">
            <text:p>20193</text:p>
          </table:table-cell>
          <table:table-cell table:formula="of:=[.B47]" office:value-type="float" office:value="20193" calcext:value-type="float">
            <text:p>20193</text:p>
          </table:table-cell>
          <table:table-cell table:formula="of:=[.B48]-1" office:value-type="float" office:value="22004" calcext:value-type="float">
            <text:p>22004</text:p>
          </table:table-cell>
          <table:table-cell table:formula="of:=&quot;sed -ne &quot;&amp;&quot;'&quot;&amp;[.C47]&amp;&quot;,&quot;&amp;[.D47]&amp;&quot;p' N_seriolae_KH_21_number &gt; &quot;&amp;[.A47]&amp;&quot;.part&quot;" office:value-type="string" office:string-value="sed -ne '20193,22004p' N_seriolae_KH_21_number &gt; 045.part" calcext:value-type="string">
            <text:p>sed -ne '20193,22004p' N_seriolae_KH_21_number &gt; 045.part</text:p>
          </table:table-cell>
        </table:table-row>
        <table:table-row table:style-name="ro1">
          <table:table-cell office:value-type="string" calcext:value-type="string">
            <text:p>046</text:p>
          </table:table-cell>
          <table:table-cell office:value-type="float" office:value="22005" calcext:value-type="float">
            <text:p>22005</text:p>
          </table:table-cell>
          <table:table-cell table:formula="of:=[.B48]" office:value-type="float" office:value="22005" calcext:value-type="float">
            <text:p>22005</text:p>
          </table:table-cell>
          <table:table-cell table:formula="of:=[.B49]-1" office:value-type="float" office:value="22153" calcext:value-type="float">
            <text:p>22153</text:p>
          </table:table-cell>
          <table:table-cell table:formula="of:=&quot;sed -ne &quot;&amp;&quot;'&quot;&amp;[.C48]&amp;&quot;,&quot;&amp;[.D48]&amp;&quot;p' N_seriolae_KH_21_number &gt; &quot;&amp;[.A48]&amp;&quot;.part&quot;" office:value-type="string" office:string-value="sed -ne '22005,22153p' N_seriolae_KH_21_number &gt; 046.part" calcext:value-type="string">
            <text:p>sed -ne '22005,22153p' N_seriolae_KH_21_number &gt; 046.part</text:p>
          </table:table-cell>
        </table:table-row>
        <table:table-row table:style-name="ro1">
          <table:table-cell office:value-type="string" calcext:value-type="string">
            <text:p>047</text:p>
          </table:table-cell>
          <table:table-cell office:value-type="float" office:value="22154" calcext:value-type="float">
            <text:p>22154</text:p>
          </table:table-cell>
          <table:table-cell table:formula="of:=[.B49]" office:value-type="float" office:value="22154" calcext:value-type="float">
            <text:p>22154</text:p>
          </table:table-cell>
          <table:table-cell table:formula="of:=[.B50]-1" office:value-type="float" office:value="22313" calcext:value-type="float">
            <text:p>22313</text:p>
          </table:table-cell>
          <table:table-cell table:formula="of:=&quot;sed -ne &quot;&amp;&quot;'&quot;&amp;[.C49]&amp;&quot;,&quot;&amp;[.D49]&amp;&quot;p' N_seriolae_KH_21_number &gt; &quot;&amp;[.A49]&amp;&quot;.part&quot;" office:value-type="string" office:string-value="sed -ne '22154,22313p' N_seriolae_KH_21_number &gt; 047.part" calcext:value-type="string">
            <text:p>sed -ne '22154,22313p' N_seriolae_KH_21_number &gt; 047.part</text:p>
          </table:table-cell>
        </table:table-row>
        <table:table-row table:style-name="ro1">
          <table:table-cell office:value-type="string" calcext:value-type="string">
            <text:p>048</text:p>
          </table:table-cell>
          <table:table-cell office:value-type="float" office:value="22314" calcext:value-type="float">
            <text:p>22314</text:p>
          </table:table-cell>
          <table:table-cell table:formula="of:=[.B50]" office:value-type="float" office:value="22314" calcext:value-type="float">
            <text:p>22314</text:p>
          </table:table-cell>
          <table:table-cell table:formula="of:=[.B51]-1" office:value-type="float" office:value="22537" calcext:value-type="float">
            <text:p>22537</text:p>
          </table:table-cell>
          <table:table-cell table:formula="of:=&quot;sed -ne &quot;&amp;&quot;'&quot;&amp;[.C50]&amp;&quot;,&quot;&amp;[.D50]&amp;&quot;p' N_seriolae_KH_21_number &gt; &quot;&amp;[.A50]&amp;&quot;.part&quot;" office:value-type="string" office:string-value="sed -ne '22314,22537p' N_seriolae_KH_21_number &gt; 048.part" calcext:value-type="string">
            <text:p>sed -ne '22314,22537p' N_seriolae_KH_21_number &gt; 048.part</text:p>
          </table:table-cell>
        </table:table-row>
        <table:table-row table:style-name="ro1">
          <table:table-cell office:value-type="string" calcext:value-type="string">
            <text:p>049</text:p>
          </table:table-cell>
          <table:table-cell office:value-type="float" office:value="22538" calcext:value-type="float">
            <text:p>22538</text:p>
          </table:table-cell>
          <table:table-cell table:formula="of:=[.B51]" office:value-type="float" office:value="22538" calcext:value-type="float">
            <text:p>22538</text:p>
          </table:table-cell>
          <table:table-cell table:formula="of:=[.B52]-1" office:value-type="float" office:value="23423" calcext:value-type="float">
            <text:p>23423</text:p>
          </table:table-cell>
          <table:table-cell table:formula="of:=&quot;sed -ne &quot;&amp;&quot;'&quot;&amp;[.C51]&amp;&quot;,&quot;&amp;[.D51]&amp;&quot;p' N_seriolae_KH_21_number &gt; &quot;&amp;[.A51]&amp;&quot;.part&quot;" office:value-type="string" office:string-value="sed -ne '22538,23423p' N_seriolae_KH_21_number &gt; 049.part" calcext:value-type="string">
            <text:p>sed -ne '22538,23423p' N_seriolae_KH_21_number &gt; 049.part</text:p>
          </table:table-cell>
        </table:table-row>
        <table:table-row table:style-name="ro1">
          <table:table-cell office:value-type="string" calcext:value-type="string">
            <text:p>050</text:p>
          </table:table-cell>
          <table:table-cell office:value-type="float" office:value="23424" calcext:value-type="float">
            <text:p>23424</text:p>
          </table:table-cell>
          <table:table-cell table:formula="of:=[.B52]" office:value-type="float" office:value="23424" calcext:value-type="float">
            <text:p>23424</text:p>
          </table:table-cell>
          <table:table-cell table:formula="of:=[.B53]-1" office:value-type="float" office:value="23451" calcext:value-type="float">
            <text:p>23451</text:p>
          </table:table-cell>
          <table:table-cell table:formula="of:=&quot;sed -ne &quot;&amp;&quot;'&quot;&amp;[.C52]&amp;&quot;,&quot;&amp;[.D52]&amp;&quot;p' N_seriolae_KH_21_number &gt; &quot;&amp;[.A52]&amp;&quot;.part&quot;" office:value-type="string" office:string-value="sed -ne '23424,23451p' N_seriolae_KH_21_number &gt; 050.part" calcext:value-type="string">
            <text:p>sed -ne '23424,23451p' N_seriolae_KH_21_number &gt; 050.part</text:p>
          </table:table-cell>
        </table:table-row>
        <table:table-row table:style-name="ro1">
          <table:table-cell office:value-type="string" calcext:value-type="string">
            <text:p>051</text:p>
          </table:table-cell>
          <table:table-cell office:value-type="float" office:value="23452" calcext:value-type="float">
            <text:p>23452</text:p>
          </table:table-cell>
          <table:table-cell table:formula="of:=[.B53]" office:value-type="float" office:value="23452" calcext:value-type="float">
            <text:p>23452</text:p>
          </table:table-cell>
          <table:table-cell table:formula="of:=[.B54]-1" office:value-type="float" office:value="23535" calcext:value-type="float">
            <text:p>23535</text:p>
          </table:table-cell>
          <table:table-cell table:formula="of:=&quot;sed -ne &quot;&amp;&quot;'&quot;&amp;[.C53]&amp;&quot;,&quot;&amp;[.D53]&amp;&quot;p' N_seriolae_KH_21_number &gt; &quot;&amp;[.A53]&amp;&quot;.part&quot;" office:value-type="string" office:string-value="sed -ne '23452,23535p' N_seriolae_KH_21_number &gt; 051.part" calcext:value-type="string">
            <text:p>sed -ne '23452,23535p' N_seriolae_KH_21_number &gt; 051.part</text:p>
          </table:table-cell>
        </table:table-row>
        <table:table-row table:style-name="ro1">
          <table:table-cell office:value-type="string" calcext:value-type="string">
            <text:p>052</text:p>
          </table:table-cell>
          <table:table-cell office:value-type="float" office:value="23536" calcext:value-type="float">
            <text:p>23536</text:p>
          </table:table-cell>
          <table:table-cell table:formula="of:=[.B54]" office:value-type="float" office:value="23536" calcext:value-type="float">
            <text:p>23536</text:p>
          </table:table-cell>
          <table:table-cell table:formula="of:=[.B55]-1" office:value-type="float" office:value="23753" calcext:value-type="float">
            <text:p>23753</text:p>
          </table:table-cell>
          <table:table-cell table:formula="of:=&quot;sed -ne &quot;&amp;&quot;'&quot;&amp;[.C54]&amp;&quot;,&quot;&amp;[.D54]&amp;&quot;p' N_seriolae_KH_21_number &gt; &quot;&amp;[.A54]&amp;&quot;.part&quot;" office:value-type="string" office:string-value="sed -ne '23536,23753p' N_seriolae_KH_21_number &gt; 052.part" calcext:value-type="string">
            <text:p>sed -ne '23536,23753p' N_seriolae_KH_21_number &gt; 052.part</text:p>
          </table:table-cell>
        </table:table-row>
        <table:table-row table:style-name="ro1">
          <table:table-cell office:value-type="string" calcext:value-type="string">
            <text:p>053</text:p>
          </table:table-cell>
          <table:table-cell office:value-type="float" office:value="23754" calcext:value-type="float">
            <text:p>23754</text:p>
          </table:table-cell>
          <table:table-cell table:formula="of:=[.B55]" office:value-type="float" office:value="23754" calcext:value-type="float">
            <text:p>23754</text:p>
          </table:table-cell>
          <table:table-cell table:formula="of:=[.B56]-1" office:value-type="float" office:value="26032" calcext:value-type="float">
            <text:p>26032</text:p>
          </table:table-cell>
          <table:table-cell table:formula="of:=&quot;sed -ne &quot;&amp;&quot;'&quot;&amp;[.C55]&amp;&quot;,&quot;&amp;[.D55]&amp;&quot;p' N_seriolae_KH_21_number &gt; &quot;&amp;[.A55]&amp;&quot;.part&quot;" office:value-type="string" office:string-value="sed -ne '23754,26032p' N_seriolae_KH_21_number &gt; 053.part" calcext:value-type="string">
            <text:p>sed -ne '23754,26032p' N_seriolae_KH_21_number &gt; 053.part</text:p>
          </table:table-cell>
        </table:table-row>
        <table:table-row table:style-name="ro1">
          <table:table-cell office:value-type="string" calcext:value-type="string">
            <text:p>054</text:p>
          </table:table-cell>
          <table:table-cell office:value-type="float" office:value="26033" calcext:value-type="float">
            <text:p>26033</text:p>
          </table:table-cell>
          <table:table-cell table:formula="of:=[.B56]" office:value-type="float" office:value="26033" calcext:value-type="float">
            <text:p>26033</text:p>
          </table:table-cell>
          <table:table-cell table:formula="of:=[.B57]-1" office:value-type="float" office:value="26220" calcext:value-type="float">
            <text:p>26220</text:p>
          </table:table-cell>
          <table:table-cell table:formula="of:=&quot;sed -ne &quot;&amp;&quot;'&quot;&amp;[.C56]&amp;&quot;,&quot;&amp;[.D56]&amp;&quot;p' N_seriolae_KH_21_number &gt; &quot;&amp;[.A56]&amp;&quot;.part&quot;" office:value-type="string" office:string-value="sed -ne '26033,26220p' N_seriolae_KH_21_number &gt; 054.part" calcext:value-type="string">
            <text:p>sed -ne '26033,26220p' N_seriolae_KH_21_number &gt; 054.part</text:p>
          </table:table-cell>
        </table:table-row>
        <table:table-row table:style-name="ro1">
          <table:table-cell office:value-type="string" calcext:value-type="string">
            <text:p>055</text:p>
          </table:table-cell>
          <table:table-cell office:value-type="float" office:value="26221" calcext:value-type="float">
            <text:p>26221</text:p>
          </table:table-cell>
          <table:table-cell table:formula="of:=[.B57]" office:value-type="float" office:value="26221" calcext:value-type="float">
            <text:p>26221</text:p>
          </table:table-cell>
          <table:table-cell table:formula="of:=[.B58]-1" office:value-type="float" office:value="26714" calcext:value-type="float">
            <text:p>26714</text:p>
          </table:table-cell>
          <table:table-cell table:formula="of:=&quot;sed -ne &quot;&amp;&quot;'&quot;&amp;[.C57]&amp;&quot;,&quot;&amp;[.D57]&amp;&quot;p' N_seriolae_KH_21_number &gt; &quot;&amp;[.A57]&amp;&quot;.part&quot;" office:value-type="string" office:string-value="sed -ne '26221,26714p' N_seriolae_KH_21_number &gt; 055.part" calcext:value-type="string">
            <text:p>sed -ne '26221,26714p' N_seriolae_KH_21_number &gt; 055.part</text:p>
          </table:table-cell>
        </table:table-row>
        <table:table-row table:style-name="ro1">
          <table:table-cell office:value-type="string" calcext:value-type="string">
            <text:p>056</text:p>
          </table:table-cell>
          <table:table-cell office:value-type="float" office:value="26715" calcext:value-type="float">
            <text:p>26715</text:p>
          </table:table-cell>
          <table:table-cell table:formula="of:=[.B58]" office:value-type="float" office:value="26715" calcext:value-type="float">
            <text:p>26715</text:p>
          </table:table-cell>
          <table:table-cell table:formula="of:=[.B59]-1" office:value-type="float" office:value="26741" calcext:value-type="float">
            <text:p>26741</text:p>
          </table:table-cell>
          <table:table-cell table:formula="of:=&quot;sed -ne &quot;&amp;&quot;'&quot;&amp;[.C58]&amp;&quot;,&quot;&amp;[.D58]&amp;&quot;p' N_seriolae_KH_21_number &gt; &quot;&amp;[.A58]&amp;&quot;.part&quot;" office:value-type="string" office:string-value="sed -ne '26715,26741p' N_seriolae_KH_21_number &gt; 056.part" calcext:value-type="string">
            <text:p>sed -ne '26715,26741p' N_seriolae_KH_21_number &gt; 056.part</text:p>
          </table:table-cell>
        </table:table-row>
        <table:table-row table:style-name="ro1">
          <table:table-cell office:value-type="string" calcext:value-type="string">
            <text:p>057</text:p>
          </table:table-cell>
          <table:table-cell office:value-type="float" office:value="26742" calcext:value-type="float">
            <text:p>26742</text:p>
          </table:table-cell>
          <table:table-cell table:formula="of:=[.B59]" office:value-type="float" office:value="26742" calcext:value-type="float">
            <text:p>26742</text:p>
          </table:table-cell>
          <table:table-cell table:formula="of:=[.B60]-1" office:value-type="float" office:value="26761" calcext:value-type="float">
            <text:p>26761</text:p>
          </table:table-cell>
          <table:table-cell table:formula="of:=&quot;sed -ne &quot;&amp;&quot;'&quot;&amp;[.C59]&amp;&quot;,&quot;&amp;[.D59]&amp;&quot;p' N_seriolae_KH_21_number &gt; &quot;&amp;[.A59]&amp;&quot;.part&quot;" office:value-type="string" office:string-value="sed -ne '26742,26761p' N_seriolae_KH_21_number &gt; 057.part" calcext:value-type="string">
            <text:p>sed -ne '26742,26761p' N_seriolae_KH_21_number &gt; 057.part</text:p>
          </table:table-cell>
        </table:table-row>
        <table:table-row table:style-name="ro1">
          <table:table-cell office:value-type="string" calcext:value-type="string">
            <text:p>058</text:p>
          </table:table-cell>
          <table:table-cell office:value-type="float" office:value="26762" calcext:value-type="float">
            <text:p>26762</text:p>
          </table:table-cell>
          <table:table-cell table:formula="of:=[.B60]" office:value-type="float" office:value="26762" calcext:value-type="float">
            <text:p>26762</text:p>
          </table:table-cell>
          <table:table-cell table:formula="of:=[.B61]-1" office:value-type="float" office:value="27218" calcext:value-type="float">
            <text:p>27218</text:p>
          </table:table-cell>
          <table:table-cell table:formula="of:=&quot;sed -ne &quot;&amp;&quot;'&quot;&amp;[.C60]&amp;&quot;,&quot;&amp;[.D60]&amp;&quot;p' N_seriolae_KH_21_number &gt; &quot;&amp;[.A60]&amp;&quot;.part&quot;" office:value-type="string" office:string-value="sed -ne '26762,27218p' N_seriolae_KH_21_number &gt; 058.part" calcext:value-type="string">
            <text:p>sed -ne '26762,27218p' N_seriolae_KH_21_number &gt; 058.part</text:p>
          </table:table-cell>
        </table:table-row>
        <table:table-row table:style-name="ro1">
          <table:table-cell office:value-type="string" calcext:value-type="string">
            <text:p>059</text:p>
          </table:table-cell>
          <table:table-cell office:value-type="float" office:value="27219" calcext:value-type="float">
            <text:p>27219</text:p>
          </table:table-cell>
          <table:table-cell table:formula="of:=[.B61]" office:value-type="float" office:value="27219" calcext:value-type="float">
            <text:p>27219</text:p>
          </table:table-cell>
          <table:table-cell table:formula="of:=[.B62]-1" office:value-type="float" office:value="27234" calcext:value-type="float">
            <text:p>27234</text:p>
          </table:table-cell>
          <table:table-cell table:formula="of:=&quot;sed -ne &quot;&amp;&quot;'&quot;&amp;[.C61]&amp;&quot;,&quot;&amp;[.D61]&amp;&quot;p' N_seriolae_KH_21_number &gt; &quot;&amp;[.A61]&amp;&quot;.part&quot;" office:value-type="string" office:string-value="sed -ne '27219,27234p' N_seriolae_KH_21_number &gt; 059.part" calcext:value-type="string">
            <text:p>sed -ne '27219,27234p' N_seriolae_KH_21_number &gt; 059.part</text:p>
          </table:table-cell>
        </table:table-row>
        <table:table-row table:style-name="ro1">
          <table:table-cell office:value-type="string" calcext:value-type="string">
            <text:p>060</text:p>
          </table:table-cell>
          <table:table-cell office:value-type="float" office:value="27235" calcext:value-type="float">
            <text:p>27235</text:p>
          </table:table-cell>
          <table:table-cell table:formula="of:=[.B62]" office:value-type="float" office:value="27235" calcext:value-type="float">
            <text:p>27235</text:p>
          </table:table-cell>
          <table:table-cell table:formula="of:=[.B63]-1" office:value-type="float" office:value="27265" calcext:value-type="float">
            <text:p>27265</text:p>
          </table:table-cell>
          <table:table-cell table:formula="of:=&quot;sed -ne &quot;&amp;&quot;'&quot;&amp;[.C62]&amp;&quot;,&quot;&amp;[.D62]&amp;&quot;p' N_seriolae_KH_21_number &gt; &quot;&amp;[.A62]&amp;&quot;.part&quot;" office:value-type="string" office:string-value="sed -ne '27235,27265p' N_seriolae_KH_21_number &gt; 060.part" calcext:value-type="string">
            <text:p>sed -ne '27235,27265p' N_seriolae_KH_21_number &gt; 060.part</text:p>
          </table:table-cell>
        </table:table-row>
        <table:table-row table:style-name="ro1">
          <table:table-cell office:value-type="string" calcext:value-type="string">
            <text:p>061</text:p>
          </table:table-cell>
          <table:table-cell office:value-type="float" office:value="27266" calcext:value-type="float">
            <text:p>27266</text:p>
          </table:table-cell>
          <table:table-cell table:formula="of:=[.B63]" office:value-type="float" office:value="27266" calcext:value-type="float">
            <text:p>27266</text:p>
          </table:table-cell>
          <table:table-cell table:formula="of:=[.B64]-1" office:value-type="float" office:value="27529" calcext:value-type="float">
            <text:p>27529</text:p>
          </table:table-cell>
          <table:table-cell table:formula="of:=&quot;sed -ne &quot;&amp;&quot;'&quot;&amp;[.C63]&amp;&quot;,&quot;&amp;[.D63]&amp;&quot;p' N_seriolae_KH_21_number &gt; &quot;&amp;[.A63]&amp;&quot;.part&quot;" office:value-type="string" office:string-value="sed -ne '27266,27529p' N_seriolae_KH_21_number &gt; 061.part" calcext:value-type="string">
            <text:p>sed -ne '27266,27529p' N_seriolae_KH_21_number &gt; 061.part</text:p>
          </table:table-cell>
        </table:table-row>
        <table:table-row table:style-name="ro1">
          <table:table-cell office:value-type="string" calcext:value-type="string">
            <text:p>062</text:p>
          </table:table-cell>
          <table:table-cell office:value-type="float" office:value="27530" calcext:value-type="float">
            <text:p>27530</text:p>
          </table:table-cell>
          <table:table-cell table:formula="of:=[.B64]" office:value-type="float" office:value="27530" calcext:value-type="float">
            <text:p>27530</text:p>
          </table:table-cell>
          <table:table-cell table:formula="of:=[.B65]-1" office:value-type="float" office:value="27670" calcext:value-type="float">
            <text:p>27670</text:p>
          </table:table-cell>
          <table:table-cell table:formula="of:=&quot;sed -ne &quot;&amp;&quot;'&quot;&amp;[.C64]&amp;&quot;,&quot;&amp;[.D64]&amp;&quot;p' N_seriolae_KH_21_number &gt; &quot;&amp;[.A64]&amp;&quot;.part&quot;" office:value-type="string" office:string-value="sed -ne '27530,27670p' N_seriolae_KH_21_number &gt; 062.part" calcext:value-type="string">
            <text:p>sed -ne '27530,27670p' N_seriolae_KH_21_number &gt; 062.part</text:p>
          </table:table-cell>
        </table:table-row>
        <table:table-row table:style-name="ro1">
          <table:table-cell office:value-type="string" calcext:value-type="string">
            <text:p>063</text:p>
          </table:table-cell>
          <table:table-cell office:value-type="float" office:value="27671" calcext:value-type="float">
            <text:p>27671</text:p>
          </table:table-cell>
          <table:table-cell table:formula="of:=[.B65]" office:value-type="float" office:value="27671" calcext:value-type="float">
            <text:p>27671</text:p>
          </table:table-cell>
          <table:table-cell table:formula="of:=[.B66]-1" office:value-type="float" office:value="28376" calcext:value-type="float">
            <text:p>28376</text:p>
          </table:table-cell>
          <table:table-cell table:formula="of:=&quot;sed -ne &quot;&amp;&quot;'&quot;&amp;[.C65]&amp;&quot;,&quot;&amp;[.D65]&amp;&quot;p' N_seriolae_KH_21_number &gt; &quot;&amp;[.A65]&amp;&quot;.part&quot;" office:value-type="string" office:string-value="sed -ne '27671,28376p' N_seriolae_KH_21_number &gt; 063.part" calcext:value-type="string">
            <text:p>sed -ne '27671,28376p' N_seriolae_KH_21_number &gt; 063.part</text:p>
          </table:table-cell>
        </table:table-row>
        <table:table-row table:style-name="ro1">
          <table:table-cell office:value-type="string" calcext:value-type="string">
            <text:p>064</text:p>
          </table:table-cell>
          <table:table-cell office:value-type="float" office:value="28377" calcext:value-type="float">
            <text:p>28377</text:p>
          </table:table-cell>
          <table:table-cell table:formula="of:=[.B66]" office:value-type="float" office:value="28377" calcext:value-type="float">
            <text:p>28377</text:p>
          </table:table-cell>
          <table:table-cell table:formula="of:=[.B67]-1" office:value-type="float" office:value="28601" calcext:value-type="float">
            <text:p>28601</text:p>
          </table:table-cell>
          <table:table-cell table:formula="of:=&quot;sed -ne &quot;&amp;&quot;'&quot;&amp;[.C66]&amp;&quot;,&quot;&amp;[.D66]&amp;&quot;p' N_seriolae_KH_21_number &gt; &quot;&amp;[.A66]&amp;&quot;.part&quot;" office:value-type="string" office:string-value="sed -ne '28377,28601p' N_seriolae_KH_21_number &gt; 064.part" calcext:value-type="string">
            <text:p>sed -ne '28377,28601p' N_seriolae_KH_21_number &gt; 064.part</text:p>
          </table:table-cell>
        </table:table-row>
        <table:table-row table:style-name="ro1">
          <table:table-cell office:value-type="string" calcext:value-type="string">
            <text:p>065</text:p>
          </table:table-cell>
          <table:table-cell office:value-type="float" office:value="28602" calcext:value-type="float">
            <text:p>28602</text:p>
          </table:table-cell>
          <table:table-cell table:formula="of:=[.B67]" office:value-type="float" office:value="28602" calcext:value-type="float">
            <text:p>28602</text:p>
          </table:table-cell>
          <table:table-cell table:formula="of:=[.B68]-1" office:value-type="float" office:value="29161" calcext:value-type="float">
            <text:p>29161</text:p>
          </table:table-cell>
          <table:table-cell table:formula="of:=&quot;sed -ne &quot;&amp;&quot;'&quot;&amp;[.C67]&amp;&quot;,&quot;&amp;[.D67]&amp;&quot;p' N_seriolae_KH_21_number &gt; &quot;&amp;[.A67]&amp;&quot;.part&quot;" office:value-type="string" office:string-value="sed -ne '28602,29161p' N_seriolae_KH_21_number &gt; 065.part" calcext:value-type="string">
            <text:p>sed -ne '28602,29161p' N_seriolae_KH_21_number &gt; 065.part</text:p>
          </table:table-cell>
        </table:table-row>
        <table:table-row table:style-name="ro1">
          <table:table-cell office:value-type="string" calcext:value-type="string">
            <text:p>066</text:p>
          </table:table-cell>
          <table:table-cell office:value-type="float" office:value="29162" calcext:value-type="float">
            <text:p>29162</text:p>
          </table:table-cell>
          <table:table-cell table:formula="of:=[.B68]" office:value-type="float" office:value="29162" calcext:value-type="float">
            <text:p>29162</text:p>
          </table:table-cell>
          <table:table-cell table:formula="of:=[.B69]-1" office:value-type="float" office:value="29562" calcext:value-type="float">
            <text:p>29562</text:p>
          </table:table-cell>
          <table:table-cell table:formula="of:=&quot;sed -ne &quot;&amp;&quot;'&quot;&amp;[.C68]&amp;&quot;,&quot;&amp;[.D68]&amp;&quot;p' N_seriolae_KH_21_number &gt; &quot;&amp;[.A68]&amp;&quot;.part&quot;" office:value-type="string" office:string-value="sed -ne '29162,29562p' N_seriolae_KH_21_number &gt; 066.part" calcext:value-type="string">
            <text:p>sed -ne '29162,29562p' N_seriolae_KH_21_number &gt; 066.part</text:p>
          </table:table-cell>
        </table:table-row>
        <table:table-row table:style-name="ro1">
          <table:table-cell office:value-type="string" calcext:value-type="string">
            <text:p>067</text:p>
          </table:table-cell>
          <table:table-cell office:value-type="float" office:value="29563" calcext:value-type="float">
            <text:p>29563</text:p>
          </table:table-cell>
          <table:table-cell table:formula="of:=[.B69]" office:value-type="float" office:value="29563" calcext:value-type="float">
            <text:p>29563</text:p>
          </table:table-cell>
          <table:table-cell table:formula="of:=[.B70]-1" office:value-type="float" office:value="29758" calcext:value-type="float">
            <text:p>29758</text:p>
          </table:table-cell>
          <table:table-cell table:formula="of:=&quot;sed -ne &quot;&amp;&quot;'&quot;&amp;[.C69]&amp;&quot;,&quot;&amp;[.D69]&amp;&quot;p' N_seriolae_KH_21_number &gt; &quot;&amp;[.A69]&amp;&quot;.part&quot;" office:value-type="string" office:string-value="sed -ne '29563,29758p' N_seriolae_KH_21_number &gt; 067.part" calcext:value-type="string">
            <text:p>sed -ne '29563,29758p' N_seriolae_KH_21_number &gt; 067.part</text:p>
          </table:table-cell>
        </table:table-row>
        <table:table-row table:style-name="ro1">
          <table:table-cell office:value-type="string" calcext:value-type="string">
            <text:p>068</text:p>
          </table:table-cell>
          <table:table-cell office:value-type="float" office:value="29759" calcext:value-type="float">
            <text:p>29759</text:p>
          </table:table-cell>
          <table:table-cell table:formula="of:=[.B70]" office:value-type="float" office:value="29759" calcext:value-type="float">
            <text:p>29759</text:p>
          </table:table-cell>
          <table:table-cell table:formula="of:=[.B71]-1" office:value-type="float" office:value="29872" calcext:value-type="float">
            <text:p>29872</text:p>
          </table:table-cell>
          <table:table-cell table:formula="of:=&quot;sed -ne &quot;&amp;&quot;'&quot;&amp;[.C70]&amp;&quot;,&quot;&amp;[.D70]&amp;&quot;p' N_seriolae_KH_21_number &gt; &quot;&amp;[.A70]&amp;&quot;.part&quot;" office:value-type="string" office:string-value="sed -ne '29759,29872p' N_seriolae_KH_21_number &gt; 068.part" calcext:value-type="string">
            <text:p>sed -ne '29759,29872p' N_seriolae_KH_21_number &gt; 068.part</text:p>
          </table:table-cell>
        </table:table-row>
        <table:table-row table:style-name="ro1">
          <table:table-cell office:value-type="string" calcext:value-type="string">
            <text:p>069</text:p>
          </table:table-cell>
          <table:table-cell office:value-type="float" office:value="29873" calcext:value-type="float">
            <text:p>29873</text:p>
          </table:table-cell>
          <table:table-cell table:formula="of:=[.B71]" office:value-type="float" office:value="29873" calcext:value-type="float">
            <text:p>29873</text:p>
          </table:table-cell>
          <table:table-cell table:formula="of:=[.B72]-1" office:value-type="float" office:value="30172" calcext:value-type="float">
            <text:p>30172</text:p>
          </table:table-cell>
          <table:table-cell table:formula="of:=&quot;sed -ne &quot;&amp;&quot;'&quot;&amp;[.C71]&amp;&quot;,&quot;&amp;[.D71]&amp;&quot;p' N_seriolae_KH_21_number &gt; &quot;&amp;[.A71]&amp;&quot;.part&quot;" office:value-type="string" office:string-value="sed -ne '29873,30172p' N_seriolae_KH_21_number &gt; 069.part" calcext:value-type="string">
            <text:p>sed -ne '29873,30172p' N_seriolae_KH_21_number &gt; 069.part</text:p>
          </table:table-cell>
        </table:table-row>
        <table:table-row table:style-name="ro1">
          <table:table-cell office:value-type="string" calcext:value-type="string">
            <text:p>070</text:p>
          </table:table-cell>
          <table:table-cell office:value-type="float" office:value="30173" calcext:value-type="float">
            <text:p>30173</text:p>
          </table:table-cell>
          <table:table-cell table:formula="of:=[.B72]" office:value-type="float" office:value="30173" calcext:value-type="float">
            <text:p>30173</text:p>
          </table:table-cell>
          <table:table-cell table:formula="of:=[.B73]-1" office:value-type="float" office:value="30212" calcext:value-type="float">
            <text:p>30212</text:p>
          </table:table-cell>
          <table:table-cell table:formula="of:=&quot;sed -ne &quot;&amp;&quot;'&quot;&amp;[.C72]&amp;&quot;,&quot;&amp;[.D72]&amp;&quot;p' N_seriolae_KH_21_number &gt; &quot;&amp;[.A72]&amp;&quot;.part&quot;" office:value-type="string" office:string-value="sed -ne '30173,30212p' N_seriolae_KH_21_number &gt; 070.part" calcext:value-type="string">
            <text:p>sed -ne '30173,30212p' N_seriolae_KH_21_number &gt; 070.part</text:p>
          </table:table-cell>
        </table:table-row>
        <table:table-row table:style-name="ro1">
          <table:table-cell office:value-type="string" calcext:value-type="string">
            <text:p>071</text:p>
          </table:table-cell>
          <table:table-cell office:value-type="float" office:value="30213" calcext:value-type="float">
            <text:p>30213</text:p>
          </table:table-cell>
          <table:table-cell table:formula="of:=[.B73]" office:value-type="float" office:value="30213" calcext:value-type="float">
            <text:p>30213</text:p>
          </table:table-cell>
          <table:table-cell table:formula="of:=[.B74]-1" office:value-type="float" office:value="30441" calcext:value-type="float">
            <text:p>30441</text:p>
          </table:table-cell>
          <table:table-cell table:formula="of:=&quot;sed -ne &quot;&amp;&quot;'&quot;&amp;[.C73]&amp;&quot;,&quot;&amp;[.D73]&amp;&quot;p' N_seriolae_KH_21_number &gt; &quot;&amp;[.A73]&amp;&quot;.part&quot;" office:value-type="string" office:string-value="sed -ne '30213,30441p' N_seriolae_KH_21_number &gt; 071.part" calcext:value-type="string">
            <text:p>sed -ne '30213,30441p' N_seriolae_KH_21_number &gt; 071.part</text:p>
          </table:table-cell>
        </table:table-row>
        <table:table-row table:style-name="ro1">
          <table:table-cell office:value-type="string" calcext:value-type="string">
            <text:p>072</text:p>
          </table:table-cell>
          <table:table-cell office:value-type="float" office:value="30442" calcext:value-type="float">
            <text:p>30442</text:p>
          </table:table-cell>
          <table:table-cell table:formula="of:=[.B74]" office:value-type="float" office:value="30442" calcext:value-type="float">
            <text:p>30442</text:p>
          </table:table-cell>
          <table:table-cell table:formula="of:=[.B75]-1" office:value-type="float" office:value="30702" calcext:value-type="float">
            <text:p>30702</text:p>
          </table:table-cell>
          <table:table-cell table:formula="of:=&quot;sed -ne &quot;&amp;&quot;'&quot;&amp;[.C74]&amp;&quot;,&quot;&amp;[.D74]&amp;&quot;p' N_seriolae_KH_21_number &gt; &quot;&amp;[.A74]&amp;&quot;.part&quot;" office:value-type="string" office:string-value="sed -ne '30442,30702p' N_seriolae_KH_21_number &gt; 072.part" calcext:value-type="string">
            <text:p>sed -ne '30442,30702p' N_seriolae_KH_21_number &gt; 072.part</text:p>
          </table:table-cell>
        </table:table-row>
        <table:table-row table:style-name="ro1">
          <table:table-cell office:value-type="string" calcext:value-type="string">
            <text:p>073</text:p>
          </table:table-cell>
          <table:table-cell office:value-type="float" office:value="30703" calcext:value-type="float">
            <text:p>30703</text:p>
          </table:table-cell>
          <table:table-cell table:formula="of:=[.B75]" office:value-type="float" office:value="30703" calcext:value-type="float">
            <text:p>30703</text:p>
          </table:table-cell>
          <table:table-cell table:formula="of:=[.B76]-1" office:value-type="float" office:value="30708" calcext:value-type="float">
            <text:p>30708</text:p>
          </table:table-cell>
          <table:table-cell table:formula="of:=&quot;sed -ne &quot;&amp;&quot;'&quot;&amp;[.C75]&amp;&quot;,&quot;&amp;[.D75]&amp;&quot;p' N_seriolae_KH_21_number &gt; &quot;&amp;[.A75]&amp;&quot;.part&quot;" office:value-type="string" office:string-value="sed -ne '30703,30708p' N_seriolae_KH_21_number &gt; 073.part" calcext:value-type="string">
            <text:p>sed -ne '30703,30708p' N_seriolae_KH_21_number &gt; 073.part</text:p>
          </table:table-cell>
        </table:table-row>
        <table:table-row table:style-name="ro1">
          <table:table-cell office:value-type="string" calcext:value-type="string">
            <text:p>074</text:p>
          </table:table-cell>
          <table:table-cell office:value-type="float" office:value="30709" calcext:value-type="float">
            <text:p>30709</text:p>
          </table:table-cell>
          <table:table-cell table:formula="of:=[.B76]" office:value-type="float" office:value="30709" calcext:value-type="float">
            <text:p>30709</text:p>
          </table:table-cell>
          <table:table-cell table:formula="of:=[.B77]-1" office:value-type="float" office:value="30878" calcext:value-type="float">
            <text:p>30878</text:p>
          </table:table-cell>
          <table:table-cell table:formula="of:=&quot;sed -ne &quot;&amp;&quot;'&quot;&amp;[.C76]&amp;&quot;,&quot;&amp;[.D76]&amp;&quot;p' N_seriolae_KH_21_number &gt; &quot;&amp;[.A76]&amp;&quot;.part&quot;" office:value-type="string" office:string-value="sed -ne '30709,30878p' N_seriolae_KH_21_number &gt; 074.part" calcext:value-type="string">
            <text:p>sed -ne '30709,30878p' N_seriolae_KH_21_number &gt; 074.part</text:p>
          </table:table-cell>
        </table:table-row>
        <table:table-row table:style-name="ro1">
          <table:table-cell office:value-type="string" calcext:value-type="string">
            <text:p>075</text:p>
          </table:table-cell>
          <table:table-cell office:value-type="float" office:value="30879" calcext:value-type="float">
            <text:p>30879</text:p>
          </table:table-cell>
          <table:table-cell table:formula="of:=[.B77]" office:value-type="float" office:value="30879" calcext:value-type="float">
            <text:p>30879</text:p>
          </table:table-cell>
          <table:table-cell table:formula="of:=[.B78]-1" office:value-type="float" office:value="31119" calcext:value-type="float">
            <text:p>31119</text:p>
          </table:table-cell>
          <table:table-cell table:formula="of:=&quot;sed -ne &quot;&amp;&quot;'&quot;&amp;[.C77]&amp;&quot;,&quot;&amp;[.D77]&amp;&quot;p' N_seriolae_KH_21_number &gt; &quot;&amp;[.A77]&amp;&quot;.part&quot;" office:value-type="string" office:string-value="sed -ne '30879,31119p' N_seriolae_KH_21_number &gt; 075.part" calcext:value-type="string">
            <text:p>sed -ne '30879,31119p' N_seriolae_KH_21_number &gt; 075.part</text:p>
          </table:table-cell>
        </table:table-row>
        <table:table-row table:style-name="ro1">
          <table:table-cell office:value-type="string" calcext:value-type="string">
            <text:p>076</text:p>
          </table:table-cell>
          <table:table-cell office:value-type="float" office:value="31120" calcext:value-type="float">
            <text:p>31120</text:p>
          </table:table-cell>
          <table:table-cell table:formula="of:=[.B78]" office:value-type="float" office:value="31120" calcext:value-type="float">
            <text:p>31120</text:p>
          </table:table-cell>
          <table:table-cell table:formula="of:=[.B79]-1" office:value-type="float" office:value="31161" calcext:value-type="float">
            <text:p>31161</text:p>
          </table:table-cell>
          <table:table-cell table:formula="of:=&quot;sed -ne &quot;&amp;&quot;'&quot;&amp;[.C78]&amp;&quot;,&quot;&amp;[.D78]&amp;&quot;p' N_seriolae_KH_21_number &gt; &quot;&amp;[.A78]&amp;&quot;.part&quot;" office:value-type="string" office:string-value="sed -ne '31120,31161p' N_seriolae_KH_21_number &gt; 076.part" calcext:value-type="string">
            <text:p>sed -ne '31120,31161p' N_seriolae_KH_21_number &gt; 076.part</text:p>
          </table:table-cell>
        </table:table-row>
        <table:table-row table:style-name="ro1">
          <table:table-cell office:value-type="string" calcext:value-type="string">
            <text:p>077</text:p>
          </table:table-cell>
          <table:table-cell office:value-type="float" office:value="31162" calcext:value-type="float">
            <text:p>31162</text:p>
          </table:table-cell>
          <table:table-cell table:formula="of:=[.B79]" office:value-type="float" office:value="31162" calcext:value-type="float">
            <text:p>31162</text:p>
          </table:table-cell>
          <table:table-cell table:formula="of:=[.B80]-1" office:value-type="float" office:value="31181" calcext:value-type="float">
            <text:p>31181</text:p>
          </table:table-cell>
          <table:table-cell table:formula="of:=&quot;sed -ne &quot;&amp;&quot;'&quot;&amp;[.C79]&amp;&quot;,&quot;&amp;[.D79]&amp;&quot;p' N_seriolae_KH_21_number &gt; &quot;&amp;[.A79]&amp;&quot;.part&quot;" office:value-type="string" office:string-value="sed -ne '31162,31181p' N_seriolae_KH_21_number &gt; 077.part" calcext:value-type="string">
            <text:p>sed -ne '31162,31181p' N_seriolae_KH_21_number &gt; 077.part</text:p>
          </table:table-cell>
        </table:table-row>
        <table:table-row table:style-name="ro1">
          <table:table-cell office:value-type="string" calcext:value-type="string">
            <text:p>078</text:p>
          </table:table-cell>
          <table:table-cell office:value-type="float" office:value="31182" calcext:value-type="float">
            <text:p>31182</text:p>
          </table:table-cell>
          <table:table-cell table:formula="of:=[.B80]" office:value-type="float" office:value="31182" calcext:value-type="float">
            <text:p>31182</text:p>
          </table:table-cell>
          <table:table-cell table:formula="of:=[.B81]-1" office:value-type="float" office:value="31889" calcext:value-type="float">
            <text:p>31889</text:p>
          </table:table-cell>
          <table:table-cell table:formula="of:=&quot;sed -ne &quot;&amp;&quot;'&quot;&amp;[.C80]&amp;&quot;,&quot;&amp;[.D80]&amp;&quot;p' N_seriolae_KH_21_number &gt; &quot;&amp;[.A80]&amp;&quot;.part&quot;" office:value-type="string" office:string-value="sed -ne '31182,31889p' N_seriolae_KH_21_number &gt; 078.part" calcext:value-type="string">
            <text:p>sed -ne '31182,31889p' N_seriolae_KH_21_number &gt; 078.part</text:p>
          </table:table-cell>
        </table:table-row>
        <table:table-row table:style-name="ro1">
          <table:table-cell office:value-type="string" calcext:value-type="string">
            <text:p>079</text:p>
          </table:table-cell>
          <table:table-cell office:value-type="float" office:value="31890" calcext:value-type="float">
            <text:p>31890</text:p>
          </table:table-cell>
          <table:table-cell table:formula="of:=[.B81]" office:value-type="float" office:value="31890" calcext:value-type="float">
            <text:p>31890</text:p>
          </table:table-cell>
          <table:table-cell table:formula="of:=[.B82]-1" office:value-type="float" office:value="32008" calcext:value-type="float">
            <text:p>32008</text:p>
          </table:table-cell>
          <table:table-cell table:formula="of:=&quot;sed -ne &quot;&amp;&quot;'&quot;&amp;[.C81]&amp;&quot;,&quot;&amp;[.D81]&amp;&quot;p' N_seriolae_KH_21_number &gt; &quot;&amp;[.A81]&amp;&quot;.part&quot;" office:value-type="string" office:string-value="sed -ne '31890,32008p' N_seriolae_KH_21_number &gt; 079.part" calcext:value-type="string">
            <text:p>sed -ne '31890,32008p' N_seriolae_KH_21_number &gt; 079.part</text:p>
          </table:table-cell>
        </table:table-row>
        <table:table-row table:style-name="ro1">
          <table:table-cell office:value-type="string" calcext:value-type="string">
            <text:p>080</text:p>
          </table:table-cell>
          <table:table-cell office:value-type="float" office:value="32009" calcext:value-type="float">
            <text:p>32009</text:p>
          </table:table-cell>
          <table:table-cell table:formula="of:=[.B82]" office:value-type="float" office:value="32009" calcext:value-type="float">
            <text:p>32009</text:p>
          </table:table-cell>
          <table:table-cell table:formula="of:=[.B83]-1" office:value-type="float" office:value="32413" calcext:value-type="float">
            <text:p>32413</text:p>
          </table:table-cell>
          <table:table-cell table:formula="of:=&quot;sed -ne &quot;&amp;&quot;'&quot;&amp;[.C82]&amp;&quot;,&quot;&amp;[.D82]&amp;&quot;p' N_seriolae_KH_21_number &gt; &quot;&amp;[.A82]&amp;&quot;.part&quot;" office:value-type="string" office:string-value="sed -ne '32009,32413p' N_seriolae_KH_21_number &gt; 080.part" calcext:value-type="string">
            <text:p>sed -ne '32009,32413p' N_seriolae_KH_21_number &gt; 080.part</text:p>
          </table:table-cell>
        </table:table-row>
        <table:table-row table:style-name="ro1">
          <table:table-cell office:value-type="string" calcext:value-type="string">
            <text:p>081</text:p>
          </table:table-cell>
          <table:table-cell office:value-type="float" office:value="32414" calcext:value-type="float">
            <text:p>32414</text:p>
          </table:table-cell>
          <table:table-cell table:formula="of:=[.B83]" office:value-type="float" office:value="32414" calcext:value-type="float">
            <text:p>32414</text:p>
          </table:table-cell>
          <table:table-cell table:formula="of:=[.B84]-1" office:value-type="float" office:value="32491" calcext:value-type="float">
            <text:p>32491</text:p>
          </table:table-cell>
          <table:table-cell table:formula="of:=&quot;sed -ne &quot;&amp;&quot;'&quot;&amp;[.C83]&amp;&quot;,&quot;&amp;[.D83]&amp;&quot;p' N_seriolae_KH_21_number &gt; &quot;&amp;[.A83]&amp;&quot;.part&quot;" office:value-type="string" office:string-value="sed -ne '32414,32491p' N_seriolae_KH_21_number &gt; 081.part" calcext:value-type="string">
            <text:p>sed -ne '32414,32491p' N_seriolae_KH_21_number &gt; 081.part</text:p>
          </table:table-cell>
        </table:table-row>
        <table:table-row table:style-name="ro1">
          <table:table-cell office:value-type="string" calcext:value-type="string">
            <text:p>082</text:p>
          </table:table-cell>
          <table:table-cell office:value-type="float" office:value="32492" calcext:value-type="float">
            <text:p>32492</text:p>
          </table:table-cell>
          <table:table-cell table:formula="of:=[.B84]" office:value-type="float" office:value="32492" calcext:value-type="float">
            <text:p>32492</text:p>
          </table:table-cell>
          <table:table-cell table:formula="of:=[.B85]-1" office:value-type="float" office:value="32677" calcext:value-type="float">
            <text:p>32677</text:p>
          </table:table-cell>
          <table:table-cell table:formula="of:=&quot;sed -ne &quot;&amp;&quot;'&quot;&amp;[.C84]&amp;&quot;,&quot;&amp;[.D84]&amp;&quot;p' N_seriolae_KH_21_number &gt; &quot;&amp;[.A84]&amp;&quot;.part&quot;" office:value-type="string" office:string-value="sed -ne '32492,32677p' N_seriolae_KH_21_number &gt; 082.part" calcext:value-type="string">
            <text:p>sed -ne '32492,32677p' N_seriolae_KH_21_number &gt; 082.part</text:p>
          </table:table-cell>
        </table:table-row>
        <table:table-row table:style-name="ro1">
          <table:table-cell office:value-type="string" calcext:value-type="string">
            <text:p>083</text:p>
          </table:table-cell>
          <table:table-cell office:value-type="float" office:value="32678" calcext:value-type="float">
            <text:p>32678</text:p>
          </table:table-cell>
          <table:table-cell table:formula="of:=[.B85]" office:value-type="float" office:value="32678" calcext:value-type="float">
            <text:p>32678</text:p>
          </table:table-cell>
          <table:table-cell table:formula="of:=[.B86]-1" office:value-type="float" office:value="32742" calcext:value-type="float">
            <text:p>32742</text:p>
          </table:table-cell>
          <table:table-cell table:formula="of:=&quot;sed -ne &quot;&amp;&quot;'&quot;&amp;[.C85]&amp;&quot;,&quot;&amp;[.D85]&amp;&quot;p' N_seriolae_KH_21_number &gt; &quot;&amp;[.A85]&amp;&quot;.part&quot;" office:value-type="string" office:string-value="sed -ne '32678,32742p' N_seriolae_KH_21_number &gt; 083.part" calcext:value-type="string">
            <text:p>sed -ne '32678,32742p' N_seriolae_KH_21_number &gt; 083.part</text:p>
          </table:table-cell>
        </table:table-row>
        <table:table-row table:style-name="ro1">
          <table:table-cell office:value-type="string" calcext:value-type="string">
            <text:p>084</text:p>
          </table:table-cell>
          <table:table-cell office:value-type="float" office:value="32743" calcext:value-type="float">
            <text:p>32743</text:p>
          </table:table-cell>
          <table:table-cell table:formula="of:=[.B86]" office:value-type="float" office:value="32743" calcext:value-type="float">
            <text:p>32743</text:p>
          </table:table-cell>
          <table:table-cell table:formula="of:=[.B87]-1" office:value-type="float" office:value="33589" calcext:value-type="float">
            <text:p>33589</text:p>
          </table:table-cell>
          <table:table-cell table:formula="of:=&quot;sed -ne &quot;&amp;&quot;'&quot;&amp;[.C86]&amp;&quot;,&quot;&amp;[.D86]&amp;&quot;p' N_seriolae_KH_21_number &gt; &quot;&amp;[.A86]&amp;&quot;.part&quot;" office:value-type="string" office:string-value="sed -ne '32743,33589p' N_seriolae_KH_21_number &gt; 084.part" calcext:value-type="string">
            <text:p>sed -ne '32743,33589p' N_seriolae_KH_21_number &gt; 084.part</text:p>
          </table:table-cell>
        </table:table-row>
        <table:table-row table:style-name="ro1">
          <table:table-cell office:value-type="string" calcext:value-type="string">
            <text:p>085</text:p>
          </table:table-cell>
          <table:table-cell office:value-type="float" office:value="33590" calcext:value-type="float">
            <text:p>33590</text:p>
          </table:table-cell>
          <table:table-cell table:formula="of:=[.B87]" office:value-type="float" office:value="33590" calcext:value-type="float">
            <text:p>33590</text:p>
          </table:table-cell>
          <table:table-cell table:formula="of:=[.B88]-1" office:value-type="float" office:value="33816" calcext:value-type="float">
            <text:p>33816</text:p>
          </table:table-cell>
          <table:table-cell table:formula="of:=&quot;sed -ne &quot;&amp;&quot;'&quot;&amp;[.C87]&amp;&quot;,&quot;&amp;[.D87]&amp;&quot;p' N_seriolae_KH_21_number &gt; &quot;&amp;[.A87]&amp;&quot;.part&quot;" office:value-type="string" office:string-value="sed -ne '33590,33816p' N_seriolae_KH_21_number &gt; 085.part" calcext:value-type="string">
            <text:p>sed -ne '33590,33816p' N_seriolae_KH_21_number &gt; 085.part</text:p>
          </table:table-cell>
        </table:table-row>
        <table:table-row table:style-name="ro1">
          <table:table-cell office:value-type="string" calcext:value-type="string">
            <text:p>086</text:p>
          </table:table-cell>
          <table:table-cell office:value-type="float" office:value="33817" calcext:value-type="float">
            <text:p>33817</text:p>
          </table:table-cell>
          <table:table-cell table:formula="of:=[.B88]" office:value-type="float" office:value="33817" calcext:value-type="float">
            <text:p>33817</text:p>
          </table:table-cell>
          <table:table-cell table:formula="of:=[.B89]-1" office:value-type="float" office:value="34398" calcext:value-type="float">
            <text:p>34398</text:p>
          </table:table-cell>
          <table:table-cell table:formula="of:=&quot;sed -ne &quot;&amp;&quot;'&quot;&amp;[.C88]&amp;&quot;,&quot;&amp;[.D88]&amp;&quot;p' N_seriolae_KH_21_number &gt; &quot;&amp;[.A88]&amp;&quot;.part&quot;" office:value-type="string" office:string-value="sed -ne '33817,34398p' N_seriolae_KH_21_number &gt; 086.part" calcext:value-type="string">
            <text:p>sed -ne '33817,34398p' N_seriolae_KH_21_number &gt; 086.part</text:p>
          </table:table-cell>
        </table:table-row>
        <table:table-row table:style-name="ro1">
          <table:table-cell office:value-type="string" calcext:value-type="string">
            <text:p>087</text:p>
          </table:table-cell>
          <table:table-cell office:value-type="float" office:value="34399" calcext:value-type="float">
            <text:p>34399</text:p>
          </table:table-cell>
          <table:table-cell table:formula="of:=[.B89]" office:value-type="float" office:value="34399" calcext:value-type="float">
            <text:p>34399</text:p>
          </table:table-cell>
          <table:table-cell table:formula="of:=[.B90]-1" office:value-type="float" office:value="34717" calcext:value-type="float">
            <text:p>34717</text:p>
          </table:table-cell>
          <table:table-cell table:formula="of:=&quot;sed -ne &quot;&amp;&quot;'&quot;&amp;[.C89]&amp;&quot;,&quot;&amp;[.D89]&amp;&quot;p' N_seriolae_KH_21_number &gt; &quot;&amp;[.A89]&amp;&quot;.part&quot;" office:value-type="string" office:string-value="sed -ne '34399,34717p' N_seriolae_KH_21_number &gt; 087.part" calcext:value-type="string">
            <text:p>sed -ne '34399,34717p' N_seriolae_KH_21_number &gt; 087.part</text:p>
          </table:table-cell>
        </table:table-row>
        <table:table-row table:style-name="ro1">
          <table:table-cell office:value-type="string" calcext:value-type="string">
            <text:p>088</text:p>
          </table:table-cell>
          <table:table-cell office:value-type="float" office:value="34718" calcext:value-type="float">
            <text:p>34718</text:p>
          </table:table-cell>
          <table:table-cell table:formula="of:=[.B90]" office:value-type="float" office:value="34718" calcext:value-type="float">
            <text:p>34718</text:p>
          </table:table-cell>
          <table:table-cell table:formula="of:=[.B91]-1" office:value-type="float" office:value="35100" calcext:value-type="float">
            <text:p>35100</text:p>
          </table:table-cell>
          <table:table-cell table:formula="of:=&quot;sed -ne &quot;&amp;&quot;'&quot;&amp;[.C90]&amp;&quot;,&quot;&amp;[.D90]&amp;&quot;p' N_seriolae_KH_21_number &gt; &quot;&amp;[.A90]&amp;&quot;.part&quot;" office:value-type="string" office:string-value="sed -ne '34718,35100p' N_seriolae_KH_21_number &gt; 088.part" calcext:value-type="string">
            <text:p>sed -ne '34718,35100p' N_seriolae_KH_21_number &gt; 088.part</text:p>
          </table:table-cell>
        </table:table-row>
        <table:table-row table:style-name="ro1">
          <table:table-cell office:value-type="string" calcext:value-type="string">
            <text:p>089</text:p>
          </table:table-cell>
          <table:table-cell office:value-type="float" office:value="35101" calcext:value-type="float">
            <text:p>35101</text:p>
          </table:table-cell>
          <table:table-cell table:formula="of:=[.B91]" office:value-type="float" office:value="35101" calcext:value-type="float">
            <text:p>35101</text:p>
          </table:table-cell>
          <table:table-cell table:formula="of:=[.B92]-1" office:value-type="float" office:value="36176" calcext:value-type="float">
            <text:p>36176</text:p>
          </table:table-cell>
          <table:table-cell table:formula="of:=&quot;sed -ne &quot;&amp;&quot;'&quot;&amp;[.C91]&amp;&quot;,&quot;&amp;[.D91]&amp;&quot;p' N_seriolae_KH_21_number &gt; &quot;&amp;[.A91]&amp;&quot;.part&quot;" office:value-type="string" office:string-value="sed -ne '35101,36176p' N_seriolae_KH_21_number &gt; 089.part" calcext:value-type="string">
            <text:p>sed -ne '35101,36176p' N_seriolae_KH_21_number &gt; 089.part</text:p>
          </table:table-cell>
        </table:table-row>
        <table:table-row table:style-name="ro1">
          <table:table-cell office:value-type="string" calcext:value-type="string">
            <text:p>090</text:p>
          </table:table-cell>
          <table:table-cell office:value-type="float" office:value="36177" calcext:value-type="float">
            <text:p>36177</text:p>
          </table:table-cell>
          <table:table-cell table:formula="of:=[.B92]" office:value-type="float" office:value="36177" calcext:value-type="float">
            <text:p>36177</text:p>
          </table:table-cell>
          <table:table-cell table:formula="of:=[.B93]-1" office:value-type="float" office:value="36711" calcext:value-type="float">
            <text:p>36711</text:p>
          </table:table-cell>
          <table:table-cell table:formula="of:=&quot;sed -ne &quot;&amp;&quot;'&quot;&amp;[.C92]&amp;&quot;,&quot;&amp;[.D92]&amp;&quot;p' N_seriolae_KH_21_number &gt; &quot;&amp;[.A92]&amp;&quot;.part&quot;" office:value-type="string" office:string-value="sed -ne '36177,36711p' N_seriolae_KH_21_number &gt; 090.part" calcext:value-type="string">
            <text:p>sed -ne '36177,36711p' N_seriolae_KH_21_number &gt; 090.part</text:p>
          </table:table-cell>
        </table:table-row>
        <table:table-row table:style-name="ro1">
          <table:table-cell office:value-type="string" calcext:value-type="string">
            <text:p>091</text:p>
          </table:table-cell>
          <table:table-cell office:value-type="float" office:value="36712" calcext:value-type="float">
            <text:p>36712</text:p>
          </table:table-cell>
          <table:table-cell table:formula="of:=[.B93]" office:value-type="float" office:value="36712" calcext:value-type="float">
            <text:p>36712</text:p>
          </table:table-cell>
          <table:table-cell table:formula="of:=[.B94]-1" office:value-type="float" office:value="36958" calcext:value-type="float">
            <text:p>36958</text:p>
          </table:table-cell>
          <table:table-cell table:formula="of:=&quot;sed -ne &quot;&amp;&quot;'&quot;&amp;[.C93]&amp;&quot;,&quot;&amp;[.D93]&amp;&quot;p' N_seriolae_KH_21_number &gt; &quot;&amp;[.A93]&amp;&quot;.part&quot;" office:value-type="string" office:string-value="sed -ne '36712,36958p' N_seriolae_KH_21_number &gt; 091.part" calcext:value-type="string">
            <text:p>sed -ne '36712,36958p' N_seriolae_KH_21_number &gt; 091.part</text:p>
          </table:table-cell>
        </table:table-row>
        <table:table-row table:style-name="ro1">
          <table:table-cell office:value-type="string" calcext:value-type="string">
            <text:p>092</text:p>
          </table:table-cell>
          <table:table-cell office:value-type="float" office:value="36959" calcext:value-type="float">
            <text:p>36959</text:p>
          </table:table-cell>
          <table:table-cell table:formula="of:=[.B94]" office:value-type="float" office:value="36959" calcext:value-type="float">
            <text:p>36959</text:p>
          </table:table-cell>
          <table:table-cell table:formula="of:=[.B95]-1" office:value-type="float" office:value="37385" calcext:value-type="float">
            <text:p>37385</text:p>
          </table:table-cell>
          <table:table-cell table:formula="of:=&quot;sed -ne &quot;&amp;&quot;'&quot;&amp;[.C94]&amp;&quot;,&quot;&amp;[.D94]&amp;&quot;p' N_seriolae_KH_21_number &gt; &quot;&amp;[.A94]&amp;&quot;.part&quot;" office:value-type="string" office:string-value="sed -ne '36959,37385p' N_seriolae_KH_21_number &gt; 092.part" calcext:value-type="string">
            <text:p>sed -ne '36959,37385p' N_seriolae_KH_21_number &gt; 092.part</text:p>
          </table:table-cell>
        </table:table-row>
        <table:table-row table:style-name="ro1">
          <table:table-cell office:value-type="string" calcext:value-type="string">
            <text:p>093</text:p>
          </table:table-cell>
          <table:table-cell office:value-type="float" office:value="37386" calcext:value-type="float">
            <text:p>37386</text:p>
          </table:table-cell>
          <table:table-cell table:formula="of:=[.B95]" office:value-type="float" office:value="37386" calcext:value-type="float">
            <text:p>37386</text:p>
          </table:table-cell>
          <table:table-cell table:formula="of:=[.B96]-1" office:value-type="float" office:value="37413" calcext:value-type="float">
            <text:p>37413</text:p>
          </table:table-cell>
          <table:table-cell table:formula="of:=&quot;sed -ne &quot;&amp;&quot;'&quot;&amp;[.C95]&amp;&quot;,&quot;&amp;[.D95]&amp;&quot;p' N_seriolae_KH_21_number &gt; &quot;&amp;[.A95]&amp;&quot;.part&quot;" office:value-type="string" office:string-value="sed -ne '37386,37413p' N_seriolae_KH_21_number &gt; 093.part" calcext:value-type="string">
            <text:p>sed -ne '37386,37413p' N_seriolae_KH_21_number &gt; 093.part</text:p>
          </table:table-cell>
        </table:table-row>
        <table:table-row table:style-name="ro1">
          <table:table-cell office:value-type="string" calcext:value-type="string">
            <text:p>094</text:p>
          </table:table-cell>
          <table:table-cell office:value-type="float" office:value="37414" calcext:value-type="float">
            <text:p>37414</text:p>
          </table:table-cell>
          <table:table-cell table:formula="of:=[.B96]" office:value-type="float" office:value="37414" calcext:value-type="float">
            <text:p>37414</text:p>
          </table:table-cell>
          <table:table-cell table:formula="of:=[.B97]-1" office:value-type="float" office:value="37638" calcext:value-type="float">
            <text:p>37638</text:p>
          </table:table-cell>
          <table:table-cell table:formula="of:=&quot;sed -ne &quot;&amp;&quot;'&quot;&amp;[.C96]&amp;&quot;,&quot;&amp;[.D96]&amp;&quot;p' N_seriolae_KH_21_number &gt; &quot;&amp;[.A96]&amp;&quot;.part&quot;" office:value-type="string" office:string-value="sed -ne '37414,37638p' N_seriolae_KH_21_number &gt; 094.part" calcext:value-type="string">
            <text:p>sed -ne '37414,37638p' N_seriolae_KH_21_number &gt; 094.part</text:p>
          </table:table-cell>
        </table:table-row>
        <table:table-row table:style-name="ro1">
          <table:table-cell office:value-type="string" calcext:value-type="string">
            <text:p>095</text:p>
          </table:table-cell>
          <table:table-cell office:value-type="float" office:value="37639" calcext:value-type="float">
            <text:p>37639</text:p>
          </table:table-cell>
          <table:table-cell table:formula="of:=[.B97]" office:value-type="float" office:value="37639" calcext:value-type="float">
            <text:p>37639</text:p>
          </table:table-cell>
          <table:table-cell table:formula="of:=[.B98]-1" office:value-type="float" office:value="37659" calcext:value-type="float">
            <text:p>37659</text:p>
          </table:table-cell>
          <table:table-cell table:formula="of:=&quot;sed -ne &quot;&amp;&quot;'&quot;&amp;[.C97]&amp;&quot;,&quot;&amp;[.D97]&amp;&quot;p' N_seriolae_KH_21_number &gt; &quot;&amp;[.A97]&amp;&quot;.part&quot;" office:value-type="string" office:string-value="sed -ne '37639,37659p' N_seriolae_KH_21_number &gt; 095.part" calcext:value-type="string">
            <text:p>sed -ne '37639,37659p' N_seriolae_KH_21_number &gt; 095.part</text:p>
          </table:table-cell>
        </table:table-row>
        <table:table-row table:style-name="ro1">
          <table:table-cell office:value-type="string" calcext:value-type="string">
            <text:p>096</text:p>
          </table:table-cell>
          <table:table-cell office:value-type="float" office:value="37660" calcext:value-type="float">
            <text:p>37660</text:p>
          </table:table-cell>
          <table:table-cell table:formula="of:=[.B98]" office:value-type="float" office:value="37660" calcext:value-type="float">
            <text:p>37660</text:p>
          </table:table-cell>
          <table:table-cell table:formula="of:=[.B99]-1" office:value-type="float" office:value="38002" calcext:value-type="float">
            <text:p>38002</text:p>
          </table:table-cell>
          <table:table-cell table:formula="of:=&quot;sed -ne &quot;&amp;&quot;'&quot;&amp;[.C98]&amp;&quot;,&quot;&amp;[.D98]&amp;&quot;p' N_seriolae_KH_21_number &gt; &quot;&amp;[.A98]&amp;&quot;.part&quot;" office:value-type="string" office:string-value="sed -ne '37660,38002p' N_seriolae_KH_21_number &gt; 096.part" calcext:value-type="string">
            <text:p>sed -ne '37660,38002p' N_seriolae_KH_21_number &gt; 096.part</text:p>
          </table:table-cell>
        </table:table-row>
        <table:table-row table:style-name="ro1">
          <table:table-cell office:value-type="string" calcext:value-type="string">
            <text:p>097</text:p>
          </table:table-cell>
          <table:table-cell office:value-type="float" office:value="38003" calcext:value-type="float">
            <text:p>38003</text:p>
          </table:table-cell>
          <table:table-cell table:formula="of:=[.B99]" office:value-type="float" office:value="38003" calcext:value-type="float">
            <text:p>38003</text:p>
          </table:table-cell>
          <table:table-cell table:formula="of:=[.B100]-1" office:value-type="float" office:value="38455" calcext:value-type="float">
            <text:p>38455</text:p>
          </table:table-cell>
          <table:table-cell table:formula="of:=&quot;sed -ne &quot;&amp;&quot;'&quot;&amp;[.C99]&amp;&quot;,&quot;&amp;[.D99]&amp;&quot;p' N_seriolae_KH_21_number &gt; &quot;&amp;[.A99]&amp;&quot;.part&quot;" office:value-type="string" office:string-value="sed -ne '38003,38455p' N_seriolae_KH_21_number &gt; 097.part" calcext:value-type="string">
            <text:p>sed -ne '38003,38455p' N_seriolae_KH_21_number &gt; 097.part</text:p>
          </table:table-cell>
        </table:table-row>
        <table:table-row table:style-name="ro1">
          <table:table-cell office:value-type="string" calcext:value-type="string">
            <text:p>098</text:p>
          </table:table-cell>
          <table:table-cell office:value-type="float" office:value="38456" calcext:value-type="float">
            <text:p>38456</text:p>
          </table:table-cell>
          <table:table-cell table:formula="of:=[.B100]" office:value-type="float" office:value="38456" calcext:value-type="float">
            <text:p>38456</text:p>
          </table:table-cell>
          <table:table-cell table:formula="of:=[.B101]-1" office:value-type="float" office:value="39513" calcext:value-type="float">
            <text:p>39513</text:p>
          </table:table-cell>
          <table:table-cell table:formula="of:=&quot;sed -ne &quot;&amp;&quot;'&quot;&amp;[.C100]&amp;&quot;,&quot;&amp;[.D100]&amp;&quot;p' N_seriolae_KH_21_number &gt; &quot;&amp;[.A100]&amp;&quot;.part&quot;" office:value-type="string" office:string-value="sed -ne '38456,39513p' N_seriolae_KH_21_number &gt; 098.part" calcext:value-type="string">
            <text:p>sed -ne '38456,39513p' N_seriolae_KH_21_number &gt; 098.part</text:p>
          </table:table-cell>
        </table:table-row>
        <table:table-row table:style-name="ro1">
          <table:table-cell office:value-type="string" calcext:value-type="string">
            <text:p>099</text:p>
          </table:table-cell>
          <table:table-cell office:value-type="float" office:value="39514" calcext:value-type="float">
            <text:p>39514</text:p>
          </table:table-cell>
          <table:table-cell table:formula="of:=[.B101]" office:value-type="float" office:value="39514" calcext:value-type="float">
            <text:p>39514</text:p>
          </table:table-cell>
          <table:table-cell table:formula="of:=[.B102]-1" office:value-type="float" office:value="40685" calcext:value-type="float">
            <text:p>40685</text:p>
          </table:table-cell>
          <table:table-cell table:formula="of:=&quot;sed -ne &quot;&amp;&quot;'&quot;&amp;[.C101]&amp;&quot;,&quot;&amp;[.D101]&amp;&quot;p' N_seriolae_KH_21_number &gt; &quot;&amp;[.A101]&amp;&quot;.part&quot;" office:value-type="string" office:string-value="sed -ne '39514,40685p' N_seriolae_KH_21_number &gt; 099.part" calcext:value-type="string">
            <text:p>sed -ne '39514,40685p' N_seriolae_KH_21_number &gt; 099.part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float" office:value="40686" calcext:value-type="float">
            <text:p>40686</text:p>
          </table:table-cell>
          <table:table-cell table:formula="of:=[.B102]" office:value-type="float" office:value="40686" calcext:value-type="float">
            <text:p>40686</text:p>
          </table:table-cell>
          <table:table-cell table:formula="of:=[.B103]-1" office:value-type="float" office:value="40734" calcext:value-type="float">
            <text:p>40734</text:p>
          </table:table-cell>
          <table:table-cell table:formula="of:=&quot;sed -ne &quot;&amp;&quot;'&quot;&amp;[.C102]&amp;&quot;,&quot;&amp;[.D102]&amp;&quot;p' N_seriolae_KH_21_number &gt; &quot;&amp;[.A102]&amp;&quot;.part&quot;" office:value-type="string" office:string-value="sed -ne '40686,40734p' N_seriolae_KH_21_number &gt; 100.part" calcext:value-type="string">
            <text:p>sed -ne '40686,40734p' N_seriolae_KH_21_number &gt; 100.part</text:p>
          </table:table-cell>
        </table:table-row>
        <table:table-row table:style-name="ro1">
          <table:table-cell office:value-type="string" calcext:value-type="string">
            <text:p>101</text:p>
          </table:table-cell>
          <table:table-cell office:value-type="float" office:value="40735" calcext:value-type="float">
            <text:p>40735</text:p>
          </table:table-cell>
          <table:table-cell table:formula="of:=[.B103]" office:value-type="float" office:value="40735" calcext:value-type="float">
            <text:p>40735</text:p>
          </table:table-cell>
          <table:table-cell table:formula="of:=[.B104]-1" office:value-type="float" office:value="40882" calcext:value-type="float">
            <text:p>40882</text:p>
          </table:table-cell>
          <table:table-cell table:formula="of:=&quot;sed -ne &quot;&amp;&quot;'&quot;&amp;[.C103]&amp;&quot;,&quot;&amp;[.D103]&amp;&quot;p' N_seriolae_KH_21_number &gt; &quot;&amp;[.A103]&amp;&quot;.part&quot;" office:value-type="string" office:string-value="sed -ne '40735,40882p' N_seriolae_KH_21_number &gt; 101.part" calcext:value-type="string">
            <text:p>sed -ne '40735,40882p' N_seriolae_KH_21_number &gt; 101.part</text:p>
          </table:table-cell>
        </table:table-row>
        <table:table-row table:style-name="ro1">
          <table:table-cell office:value-type="string" calcext:value-type="string">
            <text:p>102</text:p>
          </table:table-cell>
          <table:table-cell office:value-type="float" office:value="40883" calcext:value-type="float">
            <text:p>40883</text:p>
          </table:table-cell>
          <table:table-cell table:formula="of:=[.B104]" office:value-type="float" office:value="40883" calcext:value-type="float">
            <text:p>40883</text:p>
          </table:table-cell>
          <table:table-cell table:formula="of:=[.B105]-1" office:value-type="float" office:value="41014" calcext:value-type="float">
            <text:p>41014</text:p>
          </table:table-cell>
          <table:table-cell table:formula="of:=&quot;sed -ne &quot;&amp;&quot;'&quot;&amp;[.C104]&amp;&quot;,&quot;&amp;[.D104]&amp;&quot;p' N_seriolae_KH_21_number &gt; &quot;&amp;[.A104]&amp;&quot;.part&quot;" office:value-type="string" office:string-value="sed -ne '40883,41014p' N_seriolae_KH_21_number &gt; 102.part" calcext:value-type="string">
            <text:p>sed -ne '40883,41014p' N_seriolae_KH_21_number &gt; 102.part</text:p>
          </table:table-cell>
        </table:table-row>
        <table:table-row table:style-name="ro1">
          <table:table-cell office:value-type="string" calcext:value-type="string">
            <text:p>103</text:p>
          </table:table-cell>
          <table:table-cell office:value-type="float" office:value="41015" calcext:value-type="float">
            <text:p>41015</text:p>
          </table:table-cell>
          <table:table-cell table:formula="of:=[.B105]" office:value-type="float" office:value="41015" calcext:value-type="float">
            <text:p>41015</text:p>
          </table:table-cell>
          <table:table-cell table:formula="of:=[.B106]-1" office:value-type="float" office:value="42090" calcext:value-type="float">
            <text:p>42090</text:p>
          </table:table-cell>
          <table:table-cell table:formula="of:=&quot;sed -ne &quot;&amp;&quot;'&quot;&amp;[.C105]&amp;&quot;,&quot;&amp;[.D105]&amp;&quot;p' N_seriolae_KH_21_number &gt; &quot;&amp;[.A105]&amp;&quot;.part&quot;" office:value-type="string" office:string-value="sed -ne '41015,42090p' N_seriolae_KH_21_number &gt; 103.part" calcext:value-type="string">
            <text:p>sed -ne '41015,42090p' N_seriolae_KH_21_number &gt; 103.part</text:p>
          </table:table-cell>
        </table:table-row>
        <table:table-row table:style-name="ro1">
          <table:table-cell office:value-type="string" calcext:value-type="string">
            <text:p>104</text:p>
          </table:table-cell>
          <table:table-cell office:value-type="float" office:value="42091" calcext:value-type="float">
            <text:p>42091</text:p>
          </table:table-cell>
          <table:table-cell table:formula="of:=[.B106]" office:value-type="float" office:value="42091" calcext:value-type="float">
            <text:p>42091</text:p>
          </table:table-cell>
          <table:table-cell table:formula="of:=[.B107]-1" office:value-type="float" office:value="42462" calcext:value-type="float">
            <text:p>42462</text:p>
          </table:table-cell>
          <table:table-cell table:formula="of:=&quot;sed -ne &quot;&amp;&quot;'&quot;&amp;[.C106]&amp;&quot;,&quot;&amp;[.D106]&amp;&quot;p' N_seriolae_KH_21_number &gt; &quot;&amp;[.A106]&amp;&quot;.part&quot;" office:value-type="string" office:string-value="sed -ne '42091,42462p' N_seriolae_KH_21_number &gt; 104.part" calcext:value-type="string">
            <text:p>sed -ne '42091,42462p' N_seriolae_KH_21_number &gt; 104.part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float" office:value="42463" calcext:value-type="float">
            <text:p>42463</text:p>
          </table:table-cell>
          <table:table-cell table:formula="of:=[.B107]" office:value-type="float" office:value="42463" calcext:value-type="float">
            <text:p>42463</text:p>
          </table:table-cell>
          <table:table-cell table:formula="of:=[.B108]-1" office:value-type="float" office:value="42646" calcext:value-type="float">
            <text:p>42646</text:p>
          </table:table-cell>
          <table:table-cell table:formula="of:=&quot;sed -ne &quot;&amp;&quot;'&quot;&amp;[.C107]&amp;&quot;,&quot;&amp;[.D107]&amp;&quot;p' N_seriolae_KH_21_number &gt; &quot;&amp;[.A107]&amp;&quot;.part&quot;" office:value-type="string" office:string-value="sed -ne '42463,42646p' N_seriolae_KH_21_number &gt; 105.part" calcext:value-type="string">
            <text:p>sed -ne '42463,42646p' N_seriolae_KH_21_number &gt; 105.part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float" office:value="42647" calcext:value-type="float">
            <text:p>42647</text:p>
          </table:table-cell>
          <table:table-cell table:formula="of:=[.B108]" office:value-type="float" office:value="42647" calcext:value-type="float">
            <text:p>42647</text:p>
          </table:table-cell>
          <table:table-cell table:formula="of:=[.B109]-1" office:value-type="float" office:value="42912" calcext:value-type="float">
            <text:p>42912</text:p>
          </table:table-cell>
          <table:table-cell table:formula="of:=&quot;sed -ne &quot;&amp;&quot;'&quot;&amp;[.C108]&amp;&quot;,&quot;&amp;[.D108]&amp;&quot;p' N_seriolae_KH_21_number &gt; &quot;&amp;[.A108]&amp;&quot;.part&quot;" office:value-type="string" office:string-value="sed -ne '42647,42912p' N_seriolae_KH_21_number &gt; 106.part" calcext:value-type="string">
            <text:p>sed -ne '42647,42912p' N_seriolae_KH_21_number &gt; 106.part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office:value-type="float" office:value="42913" calcext:value-type="float">
            <text:p>42913</text:p>
          </table:table-cell>
          <table:table-cell table:formula="of:=[.B109]" office:value-type="float" office:value="42913" calcext:value-type="float">
            <text:p>42913</text:p>
          </table:table-cell>
          <table:table-cell table:formula="of:=[.B110]-1" office:value-type="float" office:value="42922" calcext:value-type="float">
            <text:p>42922</text:p>
          </table:table-cell>
          <table:table-cell table:formula="of:=&quot;sed -ne &quot;&amp;&quot;'&quot;&amp;[.C109]&amp;&quot;,&quot;&amp;[.D109]&amp;&quot;p' N_seriolae_KH_21_number &gt; &quot;&amp;[.A109]&amp;&quot;.part&quot;" office:value-type="string" office:string-value="sed -ne '42913,42922p' N_seriolae_KH_21_number &gt; 107.part" calcext:value-type="string">
            <text:p>sed -ne '42913,42922p' N_seriolae_KH_21_number &gt; 107.part</text:p>
          </table:table-cell>
        </table:table-row>
        <table:table-row table:style-name="ro1">
          <table:table-cell office:value-type="string" calcext:value-type="string">
            <text:p>108</text:p>
          </table:table-cell>
          <table:table-cell office:value-type="float" office:value="42923" calcext:value-type="float">
            <text:p>42923</text:p>
          </table:table-cell>
          <table:table-cell table:formula="of:=[.B110]" office:value-type="float" office:value="42923" calcext:value-type="float">
            <text:p>42923</text:p>
          </table:table-cell>
          <table:table-cell table:formula="of:=[.B111]-1" office:value-type="float" office:value="42982" calcext:value-type="float">
            <text:p>42982</text:p>
          </table:table-cell>
          <table:table-cell table:formula="of:=&quot;sed -ne &quot;&amp;&quot;'&quot;&amp;[.C110]&amp;&quot;,&quot;&amp;[.D110]&amp;&quot;p' N_seriolae_KH_21_number &gt; &quot;&amp;[.A110]&amp;&quot;.part&quot;" office:value-type="string" office:string-value="sed -ne '42923,42982p' N_seriolae_KH_21_number &gt; 108.part" calcext:value-type="string">
            <text:p>sed -ne '42923,42982p' N_seriolae_KH_21_number &gt; 108.part</text:p>
          </table:table-cell>
        </table:table-row>
        <table:table-row table:style-name="ro1">
          <table:table-cell office:value-type="string" calcext:value-type="string">
            <text:p>109</text:p>
          </table:table-cell>
          <table:table-cell office:value-type="float" office:value="42983" calcext:value-type="float">
            <text:p>42983</text:p>
          </table:table-cell>
          <table:table-cell table:formula="of:=[.B111]" office:value-type="float" office:value="42983" calcext:value-type="float">
            <text:p>42983</text:p>
          </table:table-cell>
          <table:table-cell table:formula="of:=[.B112]-1" office:value-type="float" office:value="43333" calcext:value-type="float">
            <text:p>43333</text:p>
          </table:table-cell>
          <table:table-cell table:formula="of:=&quot;sed -ne &quot;&amp;&quot;'&quot;&amp;[.C111]&amp;&quot;,&quot;&amp;[.D111]&amp;&quot;p' N_seriolae_KH_21_number &gt; &quot;&amp;[.A111]&amp;&quot;.part&quot;" office:value-type="string" office:string-value="sed -ne '42983,43333p' N_seriolae_KH_21_number &gt; 109.part" calcext:value-type="string">
            <text:p>sed -ne '42983,43333p' N_seriolae_KH_21_number &gt; 109.part</text:p>
          </table:table-cell>
        </table:table-row>
        <table:table-row table:style-name="ro1">
          <table:table-cell office:value-type="string" calcext:value-type="string">
            <text:p>110</text:p>
          </table:table-cell>
          <table:table-cell office:value-type="float" office:value="43334" calcext:value-type="float">
            <text:p>43334</text:p>
          </table:table-cell>
          <table:table-cell table:formula="of:=[.B112]" office:value-type="float" office:value="43334" calcext:value-type="float">
            <text:p>43334</text:p>
          </table:table-cell>
          <table:table-cell table:formula="of:=[.B113]-1" office:value-type="float" office:value="43554" calcext:value-type="float">
            <text:p>43554</text:p>
          </table:table-cell>
          <table:table-cell table:formula="of:=&quot;sed -ne &quot;&amp;&quot;'&quot;&amp;[.C112]&amp;&quot;,&quot;&amp;[.D112]&amp;&quot;p' N_seriolae_KH_21_number &gt; &quot;&amp;[.A112]&amp;&quot;.part&quot;" office:value-type="string" office:string-value="sed -ne '43334,43554p' N_seriolae_KH_21_number &gt; 110.part" calcext:value-type="string">
            <text:p>sed -ne '43334,43554p' N_seriolae_KH_21_number &gt; 110.part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float" office:value="43555" calcext:value-type="float">
            <text:p>43555</text:p>
          </table:table-cell>
          <table:table-cell table:formula="of:=[.B113]" office:value-type="float" office:value="43555" calcext:value-type="float">
            <text:p>43555</text:p>
          </table:table-cell>
          <table:table-cell table:formula="of:=[.B114]-1" office:value-type="float" office:value="43592" calcext:value-type="float">
            <text:p>43592</text:p>
          </table:table-cell>
          <table:table-cell table:formula="of:=&quot;sed -ne &quot;&amp;&quot;'&quot;&amp;[.C113]&amp;&quot;,&quot;&amp;[.D113]&amp;&quot;p' N_seriolae_KH_21_number &gt; &quot;&amp;[.A113]&amp;&quot;.part&quot;" office:value-type="string" office:string-value="sed -ne '43555,43592p' N_seriolae_KH_21_number &gt; 111.part" calcext:value-type="string">
            <text:p>sed -ne '43555,43592p' N_seriolae_KH_21_number &gt; 111.part</text:p>
          </table:table-cell>
        </table:table-row>
        <table:table-row table:style-name="ro1">
          <table:table-cell office:value-type="string" calcext:value-type="string">
            <text:p>112</text:p>
          </table:table-cell>
          <table:table-cell office:value-type="float" office:value="43593" calcext:value-type="float">
            <text:p>43593</text:p>
          </table:table-cell>
          <table:table-cell table:formula="of:=[.B114]" office:value-type="float" office:value="43593" calcext:value-type="float">
            <text:p>43593</text:p>
          </table:table-cell>
          <table:table-cell table:formula="of:=[.B115]-1" office:value-type="float" office:value="43609" calcext:value-type="float">
            <text:p>43609</text:p>
          </table:table-cell>
          <table:table-cell table:formula="of:=&quot;sed -ne &quot;&amp;&quot;'&quot;&amp;[.C114]&amp;&quot;,&quot;&amp;[.D114]&amp;&quot;p' N_seriolae_KH_21_number &gt; &quot;&amp;[.A114]&amp;&quot;.part&quot;" office:value-type="string" office:string-value="sed -ne '43593,43609p' N_seriolae_KH_21_number &gt; 112.part" calcext:value-type="string">
            <text:p>sed -ne '43593,43609p' N_seriolae_KH_21_number &gt; 112.part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float" office:value="43610" calcext:value-type="float">
            <text:p>43610</text:p>
          </table:table-cell>
          <table:table-cell table:formula="of:=[.B115]" office:value-type="float" office:value="43610" calcext:value-type="float">
            <text:p>43610</text:p>
          </table:table-cell>
          <table:table-cell table:formula="of:=[.B116]-1" office:value-type="float" office:value="43645" calcext:value-type="float">
            <text:p>43645</text:p>
          </table:table-cell>
          <table:table-cell table:formula="of:=&quot;sed -ne &quot;&amp;&quot;'&quot;&amp;[.C115]&amp;&quot;,&quot;&amp;[.D115]&amp;&quot;p' N_seriolae_KH_21_number &gt; &quot;&amp;[.A115]&amp;&quot;.part&quot;" office:value-type="string" office:string-value="sed -ne '43610,43645p' N_seriolae_KH_21_number &gt; 113.part" calcext:value-type="string">
            <text:p>sed -ne '43610,43645p' N_seriolae_KH_21_number &gt; 113.part</text:p>
          </table:table-cell>
        </table:table-row>
        <table:table-row table:style-name="ro1">
          <table:table-cell office:value-type="string" calcext:value-type="string">
            <text:p>114</text:p>
          </table:table-cell>
          <table:table-cell office:value-type="float" office:value="43646" calcext:value-type="float">
            <text:p>43646</text:p>
          </table:table-cell>
          <table:table-cell table:formula="of:=[.B116]" office:value-type="float" office:value="43646" calcext:value-type="float">
            <text:p>43646</text:p>
          </table:table-cell>
          <table:table-cell table:formula="of:=[.B117]-1" office:value-type="float" office:value="43664" calcext:value-type="float">
            <text:p>43664</text:p>
          </table:table-cell>
          <table:table-cell table:formula="of:=&quot;sed -ne &quot;&amp;&quot;'&quot;&amp;[.C116]&amp;&quot;,&quot;&amp;[.D116]&amp;&quot;p' N_seriolae_KH_21_number &gt; &quot;&amp;[.A116]&amp;&quot;.part&quot;" office:value-type="string" office:string-value="sed -ne '43646,43664p' N_seriolae_KH_21_number &gt; 114.part" calcext:value-type="string">
            <text:p>sed -ne '43646,43664p' N_seriolae_KH_21_number &gt; 114.part</text:p>
          </table:table-cell>
        </table:table-row>
        <table:table-row table:style-name="ro1">
          <table:table-cell office:value-type="string" calcext:value-type="string">
            <text:p>115</text:p>
          </table:table-cell>
          <table:table-cell office:value-type="float" office:value="43665" calcext:value-type="float">
            <text:p>43665</text:p>
          </table:table-cell>
          <table:table-cell table:formula="of:=[.B117]" office:value-type="float" office:value="43665" calcext:value-type="float">
            <text:p>43665</text:p>
          </table:table-cell>
          <table:table-cell table:formula="of:=[.B118]-1" office:value-type="float" office:value="43769" calcext:value-type="float">
            <text:p>43769</text:p>
          </table:table-cell>
          <table:table-cell table:formula="of:=&quot;sed -ne &quot;&amp;&quot;'&quot;&amp;[.C117]&amp;&quot;,&quot;&amp;[.D117]&amp;&quot;p' N_seriolae_KH_21_number &gt; &quot;&amp;[.A117]&amp;&quot;.part&quot;" office:value-type="string" office:string-value="sed -ne '43665,43769p' N_seriolae_KH_21_number &gt; 115.part" calcext:value-type="string">
            <text:p>sed -ne '43665,43769p' N_seriolae_KH_21_number &gt; 115.part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float" office:value="43770" calcext:value-type="float">
            <text:p>43770</text:p>
          </table:table-cell>
          <table:table-cell table:formula="of:=[.B118]" office:value-type="float" office:value="43770" calcext:value-type="float">
            <text:p>43770</text:p>
          </table:table-cell>
          <table:table-cell table:formula="of:=[.B119]-1" office:value-type="float" office:value="44020" calcext:value-type="float">
            <text:p>44020</text:p>
          </table:table-cell>
          <table:table-cell table:formula="of:=&quot;sed -ne &quot;&amp;&quot;'&quot;&amp;[.C118]&amp;&quot;,&quot;&amp;[.D118]&amp;&quot;p' N_seriolae_KH_21_number &gt; &quot;&amp;[.A118]&amp;&quot;.part&quot;" office:value-type="string" office:string-value="sed -ne '43770,44020p' N_seriolae_KH_21_number &gt; 116.part" calcext:value-type="string">
            <text:p>sed -ne '43770,44020p' N_seriolae_KH_21_number &gt; 116.part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float" office:value="44021" calcext:value-type="float">
            <text:p>44021</text:p>
          </table:table-cell>
          <table:table-cell table:formula="of:=[.B119]" office:value-type="float" office:value="44021" calcext:value-type="float">
            <text:p>44021</text:p>
          </table:table-cell>
          <table:table-cell table:formula="of:=[.B120]-1" office:value-type="float" office:value="44135" calcext:value-type="float">
            <text:p>44135</text:p>
          </table:table-cell>
          <table:table-cell table:formula="of:=&quot;sed -ne &quot;&amp;&quot;'&quot;&amp;[.C119]&amp;&quot;,&quot;&amp;[.D119]&amp;&quot;p' N_seriolae_KH_21_number &gt; &quot;&amp;[.A119]&amp;&quot;.part&quot;" office:value-type="string" office:string-value="sed -ne '44021,44135p' N_seriolae_KH_21_number &gt; 117.part" calcext:value-type="string">
            <text:p>sed -ne '44021,44135p' N_seriolae_KH_21_number &gt; 117.part</text:p>
          </table:table-cell>
        </table:table-row>
        <table:table-row table:style-name="ro1">
          <table:table-cell office:value-type="string" calcext:value-type="string">
            <text:p>118</text:p>
          </table:table-cell>
          <table:table-cell office:value-type="float" office:value="44136" calcext:value-type="float">
            <text:p>44136</text:p>
          </table:table-cell>
          <table:table-cell table:formula="of:=[.B120]" office:value-type="float" office:value="44136" calcext:value-type="float">
            <text:p>44136</text:p>
          </table:table-cell>
          <table:table-cell table:formula="of:=[.B121]-1" office:value-type="float" office:value="44319" calcext:value-type="float">
            <text:p>44319</text:p>
          </table:table-cell>
          <table:table-cell table:formula="of:=&quot;sed -ne &quot;&amp;&quot;'&quot;&amp;[.C120]&amp;&quot;,&quot;&amp;[.D120]&amp;&quot;p' N_seriolae_KH_21_number &gt; &quot;&amp;[.A120]&amp;&quot;.part&quot;" office:value-type="string" office:string-value="sed -ne '44136,44319p' N_seriolae_KH_21_number &gt; 118.part" calcext:value-type="string">
            <text:p>sed -ne '44136,44319p' N_seriolae_KH_21_number &gt; 118.part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float" office:value="44320" calcext:value-type="float">
            <text:p>44320</text:p>
          </table:table-cell>
          <table:table-cell table:formula="of:=[.B121]" office:value-type="float" office:value="44320" calcext:value-type="float">
            <text:p>44320</text:p>
          </table:table-cell>
          <table:table-cell table:formula="of:=[.B122]-1" office:value-type="float" office:value="44326" calcext:value-type="float">
            <text:p>44326</text:p>
          </table:table-cell>
          <table:table-cell table:formula="of:=&quot;sed -ne &quot;&amp;&quot;'&quot;&amp;[.C121]&amp;&quot;,&quot;&amp;[.D121]&amp;&quot;p' N_seriolae_KH_21_number &gt; &quot;&amp;[.A121]&amp;&quot;.part&quot;" office:value-type="string" office:string-value="sed -ne '44320,44326p' N_seriolae_KH_21_number &gt; 119.part" calcext:value-type="string">
            <text:p>sed -ne '44320,44326p' N_seriolae_KH_21_number &gt; 119.part</text:p>
          </table:table-cell>
        </table:table-row>
        <table:table-row table:style-name="ro1">
          <table:table-cell office:value-type="string" calcext:value-type="string">
            <text:p>120</text:p>
          </table:table-cell>
          <table:table-cell office:value-type="float" office:value="44327" calcext:value-type="float">
            <text:p>44327</text:p>
          </table:table-cell>
          <table:table-cell table:formula="of:=[.B122]" office:value-type="float" office:value="44327" calcext:value-type="float">
            <text:p>44327</text:p>
          </table:table-cell>
          <table:table-cell table:formula="of:=[.B123]-1" office:value-type="float" office:value="44468" calcext:value-type="float">
            <text:p>44468</text:p>
          </table:table-cell>
          <table:table-cell table:formula="of:=&quot;sed -ne &quot;&amp;&quot;'&quot;&amp;[.C122]&amp;&quot;,&quot;&amp;[.D122]&amp;&quot;p' N_seriolae_KH_21_number &gt; &quot;&amp;[.A122]&amp;&quot;.part&quot;" office:value-type="string" office:string-value="sed -ne '44327,44468p' N_seriolae_KH_21_number &gt; 120.part" calcext:value-type="string">
            <text:p>sed -ne '44327,44468p' N_seriolae_KH_21_number &gt; 120.part</text:p>
          </table:table-cell>
        </table:table-row>
        <table:table-row table:style-name="ro1">
          <table:table-cell office:value-type="string" calcext:value-type="string">
            <text:p>121</text:p>
          </table:table-cell>
          <table:table-cell office:value-type="float" office:value="44469" calcext:value-type="float">
            <text:p>44469</text:p>
          </table:table-cell>
          <table:table-cell table:formula="of:=[.B123]" office:value-type="float" office:value="44469" calcext:value-type="float">
            <text:p>44469</text:p>
          </table:table-cell>
          <table:table-cell table:formula="of:=[.B124]-1" office:value-type="float" office:value="44618" calcext:value-type="float">
            <text:p>44618</text:p>
          </table:table-cell>
          <table:table-cell table:formula="of:=&quot;sed -ne &quot;&amp;&quot;'&quot;&amp;[.C123]&amp;&quot;,&quot;&amp;[.D123]&amp;&quot;p' N_seriolae_KH_21_number &gt; &quot;&amp;[.A123]&amp;&quot;.part&quot;" office:value-type="string" office:string-value="sed -ne '44469,44618p' N_seriolae_KH_21_number &gt; 121.part" calcext:value-type="string">
            <text:p>sed -ne '44469,44618p' N_seriolae_KH_21_number &gt; 121.part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float" office:value="44619" calcext:value-type="float">
            <text:p>44619</text:p>
          </table:table-cell>
          <table:table-cell table:formula="of:=[.B124]" office:value-type="float" office:value="44619" calcext:value-type="float">
            <text:p>44619</text:p>
          </table:table-cell>
          <table:table-cell table:formula="of:=[.B125]-1" office:value-type="float" office:value="44945" calcext:value-type="float">
            <text:p>44945</text:p>
          </table:table-cell>
          <table:table-cell table:formula="of:=&quot;sed -ne &quot;&amp;&quot;'&quot;&amp;[.C124]&amp;&quot;,&quot;&amp;[.D124]&amp;&quot;p' N_seriolae_KH_21_number &gt; &quot;&amp;[.A124]&amp;&quot;.part&quot;" office:value-type="string" office:string-value="sed -ne '44619,44945p' N_seriolae_KH_21_number &gt; 122.part" calcext:value-type="string">
            <text:p>sed -ne '44619,44945p' N_seriolae_KH_21_number &gt; 122.part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float" office:value="44946" calcext:value-type="float">
            <text:p>44946</text:p>
          </table:table-cell>
          <table:table-cell table:formula="of:=[.B125]" office:value-type="float" office:value="44946" calcext:value-type="float">
            <text:p>44946</text:p>
          </table:table-cell>
          <table:table-cell table:formula="of:=[.B126]-1" office:value-type="float" office:value="46636" calcext:value-type="float">
            <text:p>46636</text:p>
          </table:table-cell>
          <table:table-cell table:formula="of:=&quot;sed -ne &quot;&amp;&quot;'&quot;&amp;[.C125]&amp;&quot;,&quot;&amp;[.D125]&amp;&quot;p' N_seriolae_KH_21_number &gt; &quot;&amp;[.A125]&amp;&quot;.part&quot;" office:value-type="string" office:string-value="sed -ne '44946,46636p' N_seriolae_KH_21_number &gt; 123.part" calcext:value-type="string">
            <text:p>sed -ne '44946,46636p' N_seriolae_KH_21_number &gt; 123.part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float" office:value="46637" calcext:value-type="float">
            <text:p>46637</text:p>
          </table:table-cell>
          <table:table-cell table:formula="of:=[.B126]" office:value-type="float" office:value="46637" calcext:value-type="float">
            <text:p>46637</text:p>
          </table:table-cell>
          <table:table-cell table:formula="of:=[.B127]-1" office:value-type="float" office:value="46755" calcext:value-type="float">
            <text:p>46755</text:p>
          </table:table-cell>
          <table:table-cell table:formula="of:=&quot;sed -ne &quot;&amp;&quot;'&quot;&amp;[.C126]&amp;&quot;,&quot;&amp;[.D126]&amp;&quot;p' N_seriolae_KH_21_number &gt; &quot;&amp;[.A126]&amp;&quot;.part&quot;" office:value-type="string" office:string-value="sed -ne '46637,46755p' N_seriolae_KH_21_number &gt; 124.part" calcext:value-type="string">
            <text:p>sed -ne '46637,46755p' N_seriolae_KH_21_number &gt; 124.part</text:p>
          </table:table-cell>
        </table:table-row>
        <table:table-row table:style-name="ro1">
          <table:table-cell office:value-type="string" calcext:value-type="string">
            <text:p>125</text:p>
          </table:table-cell>
          <table:table-cell office:value-type="float" office:value="46756" calcext:value-type="float">
            <text:p>46756</text:p>
          </table:table-cell>
          <table:table-cell table:formula="of:=[.B127]" office:value-type="float" office:value="46756" calcext:value-type="float">
            <text:p>46756</text:p>
          </table:table-cell>
          <table:table-cell table:formula="of:=[.B128]-1" office:value-type="float" office:value="47092" calcext:value-type="float">
            <text:p>47092</text:p>
          </table:table-cell>
          <table:table-cell table:formula="of:=&quot;sed -ne &quot;&amp;&quot;'&quot;&amp;[.C127]&amp;&quot;,&quot;&amp;[.D127]&amp;&quot;p' N_seriolae_KH_21_number &gt; &quot;&amp;[.A127]&amp;&quot;.part&quot;" office:value-type="string" office:string-value="sed -ne '46756,47092p' N_seriolae_KH_21_number &gt; 125.part" calcext:value-type="string">
            <text:p>sed -ne '46756,47092p' N_seriolae_KH_21_number &gt; 125.part</text:p>
          </table:table-cell>
        </table:table-row>
        <table:table-row table:style-name="ro1">
          <table:table-cell office:value-type="string" calcext:value-type="string">
            <text:p>126</text:p>
          </table:table-cell>
          <table:table-cell office:value-type="float" office:value="47093" calcext:value-type="float">
            <text:p>47093</text:p>
          </table:table-cell>
          <table:table-cell table:formula="of:=[.B128]" office:value-type="float" office:value="47093" calcext:value-type="float">
            <text:p>47093</text:p>
          </table:table-cell>
          <table:table-cell table:formula="of:=[.B129]-1" office:value-type="float" office:value="48323" calcext:value-type="float">
            <text:p>48323</text:p>
          </table:table-cell>
          <table:table-cell table:formula="of:=&quot;sed -ne &quot;&amp;&quot;'&quot;&amp;[.C128]&amp;&quot;,&quot;&amp;[.D128]&amp;&quot;p' N_seriolae_KH_21_number &gt; &quot;&amp;[.A128]&amp;&quot;.part&quot;" office:value-type="string" office:string-value="sed -ne '47093,48323p' N_seriolae_KH_21_number &gt; 126.part" calcext:value-type="string">
            <text:p>sed -ne '47093,48323p' N_seriolae_KH_21_number &gt; 126.part</text:p>
          </table:table-cell>
        </table:table-row>
        <table:table-row table:style-name="ro1">
          <table:table-cell office:value-type="string" calcext:value-type="string">
            <text:p>127</text:p>
          </table:table-cell>
          <table:table-cell office:value-type="float" office:value="48324" calcext:value-type="float">
            <text:p>48324</text:p>
          </table:table-cell>
          <table:table-cell table:formula="of:=[.B129]" office:value-type="float" office:value="48324" calcext:value-type="float">
            <text:p>48324</text:p>
          </table:table-cell>
          <table:table-cell table:formula="of:=[.B130]-1" office:value-type="float" office:value="48376" calcext:value-type="float">
            <text:p>48376</text:p>
          </table:table-cell>
          <table:table-cell table:formula="of:=&quot;sed -ne &quot;&amp;&quot;'&quot;&amp;[.C129]&amp;&quot;,&quot;&amp;[.D129]&amp;&quot;p' N_seriolae_KH_21_number &gt; &quot;&amp;[.A129]&amp;&quot;.part&quot;" office:value-type="string" office:string-value="sed -ne '48324,48376p' N_seriolae_KH_21_number &gt; 127.part" calcext:value-type="string">
            <text:p>sed -ne '48324,48376p' N_seriolae_KH_21_number &gt; 127.part</text:p>
          </table:table-cell>
        </table:table-row>
        <table:table-row table:style-name="ro1">
          <table:table-cell office:value-type="string" calcext:value-type="string">
            <text:p>128</text:p>
          </table:table-cell>
          <table:table-cell office:value-type="float" office:value="48377" calcext:value-type="float">
            <text:p>48377</text:p>
          </table:table-cell>
          <table:table-cell table:formula="of:=[.B130]" office:value-type="float" office:value="48377" calcext:value-type="float">
            <text:p>48377</text:p>
          </table:table-cell>
          <table:table-cell table:formula="of:=[.B131]-1" office:value-type="float" office:value="48395" calcext:value-type="float">
            <text:p>48395</text:p>
          </table:table-cell>
          <table:table-cell table:formula="of:=&quot;sed -ne &quot;&amp;&quot;'&quot;&amp;[.C130]&amp;&quot;,&quot;&amp;[.D130]&amp;&quot;p' N_seriolae_KH_21_number &gt; &quot;&amp;[.A130]&amp;&quot;.part&quot;" office:value-type="string" office:string-value="sed -ne '48377,48395p' N_seriolae_KH_21_number &gt; 128.part" calcext:value-type="string">
            <text:p>sed -ne '48377,48395p' N_seriolae_KH_21_number &gt; 128.part</text:p>
          </table:table-cell>
        </table:table-row>
        <table:table-row table:style-name="ro1">
          <table:table-cell office:value-type="string" calcext:value-type="string">
            <text:p>129</text:p>
          </table:table-cell>
          <table:table-cell office:value-type="float" office:value="48396" calcext:value-type="float">
            <text:p>48396</text:p>
          </table:table-cell>
          <table:table-cell table:formula="of:=[.B131]" office:value-type="float" office:value="48396" calcext:value-type="float">
            <text:p>48396</text:p>
          </table:table-cell>
          <table:table-cell table:formula="of:=[.B132]-1" office:value-type="float" office:value="48430" calcext:value-type="float">
            <text:p>48430</text:p>
          </table:table-cell>
          <table:table-cell table:formula="of:=&quot;sed -ne &quot;&amp;&quot;'&quot;&amp;[.C131]&amp;&quot;,&quot;&amp;[.D131]&amp;&quot;p' N_seriolae_KH_21_number &gt; &quot;&amp;[.A131]&amp;&quot;.part&quot;" office:value-type="string" office:string-value="sed -ne '48396,48430p' N_seriolae_KH_21_number &gt; 129.part" calcext:value-type="string">
            <text:p>sed -ne '48396,48430p' N_seriolae_KH_21_number &gt; 129.part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float" office:value="48431" calcext:value-type="float">
            <text:p>48431</text:p>
          </table:table-cell>
          <table:table-cell table:formula="of:=[.B132]" office:value-type="float" office:value="48431" calcext:value-type="float">
            <text:p>48431</text:p>
          </table:table-cell>
          <table:table-cell table:formula="of:=[.B133]-1" office:value-type="float" office:value="48864" calcext:value-type="float">
            <text:p>48864</text:p>
          </table:table-cell>
          <table:table-cell table:formula="of:=&quot;sed -ne &quot;&amp;&quot;'&quot;&amp;[.C132]&amp;&quot;,&quot;&amp;[.D132]&amp;&quot;p' N_seriolae_KH_21_number &gt; &quot;&amp;[.A132]&amp;&quot;.part&quot;" office:value-type="string" office:string-value="sed -ne '48431,48864p' N_seriolae_KH_21_number &gt; 130.part" calcext:value-type="string">
            <text:p>sed -ne '48431,48864p' N_seriolae_KH_21_number &gt; 130.part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float" office:value="48865" calcext:value-type="float">
            <text:p>48865</text:p>
          </table:table-cell>
          <table:table-cell table:formula="of:=[.B133]" office:value-type="float" office:value="48865" calcext:value-type="float">
            <text:p>48865</text:p>
          </table:table-cell>
          <table:table-cell table:formula="of:=[.B134]-1" office:value-type="float" office:value="49272" calcext:value-type="float">
            <text:p>49272</text:p>
          </table:table-cell>
          <table:table-cell table:formula="of:=&quot;sed -ne &quot;&amp;&quot;'&quot;&amp;[.C133]&amp;&quot;,&quot;&amp;[.D133]&amp;&quot;p' N_seriolae_KH_21_number &gt; &quot;&amp;[.A133]&amp;&quot;.part&quot;" office:value-type="string" office:string-value="sed -ne '48865,49272p' N_seriolae_KH_21_number &gt; 131.part" calcext:value-type="string">
            <text:p>sed -ne '48865,49272p' N_seriolae_KH_21_number &gt; 131.part</text:p>
          </table:table-cell>
        </table:table-row>
        <table:table-row table:style-name="ro1">
          <table:table-cell office:value-type="string" calcext:value-type="string">
            <text:p>132</text:p>
          </table:table-cell>
          <table:table-cell office:value-type="float" office:value="49273" calcext:value-type="float">
            <text:p>49273</text:p>
          </table:table-cell>
          <table:table-cell table:formula="of:=[.B134]" office:value-type="float" office:value="49273" calcext:value-type="float">
            <text:p>49273</text:p>
          </table:table-cell>
          <table:table-cell table:formula="of:=[.B135]-1" office:value-type="float" office:value="49286" calcext:value-type="float">
            <text:p>49286</text:p>
          </table:table-cell>
          <table:table-cell table:formula="of:=&quot;sed -ne &quot;&amp;&quot;'&quot;&amp;[.C134]&amp;&quot;,&quot;&amp;[.D134]&amp;&quot;p' N_seriolae_KH_21_number &gt; &quot;&amp;[.A134]&amp;&quot;.part&quot;" office:value-type="string" office:string-value="sed -ne '49273,49286p' N_seriolae_KH_21_number &gt; 132.part" calcext:value-type="string">
            <text:p>sed -ne '49273,49286p' N_seriolae_KH_21_number &gt; 132.part</text:p>
          </table:table-cell>
        </table:table-row>
        <table:table-row table:style-name="ro1">
          <table:table-cell office:value-type="string" calcext:value-type="string">
            <text:p>133</text:p>
          </table:table-cell>
          <table:table-cell office:value-type="float" office:value="49287" calcext:value-type="float">
            <text:p>49287</text:p>
          </table:table-cell>
          <table:table-cell table:formula="of:=[.B135]" office:value-type="float" office:value="49287" calcext:value-type="float">
            <text:p>49287</text:p>
          </table:table-cell>
          <table:table-cell table:formula="of:=[.B136]-1" office:value-type="float" office:value="50135" calcext:value-type="float">
            <text:p>50135</text:p>
          </table:table-cell>
          <table:table-cell table:formula="of:=&quot;sed -ne &quot;&amp;&quot;'&quot;&amp;[.C135]&amp;&quot;,&quot;&amp;[.D135]&amp;&quot;p' N_seriolae_KH_21_number &gt; &quot;&amp;[.A135]&amp;&quot;.part&quot;" office:value-type="string" office:string-value="sed -ne '49287,50135p' N_seriolae_KH_21_number &gt; 133.part" calcext:value-type="string">
            <text:p>sed -ne '49287,50135p' N_seriolae_KH_21_number &gt; 133.part</text:p>
          </table:table-cell>
        </table:table-row>
        <table:table-row table:style-name="ro1">
          <table:table-cell office:value-type="string" calcext:value-type="string">
            <text:p>134</text:p>
          </table:table-cell>
          <table:table-cell office:value-type="float" office:value="50136" calcext:value-type="float">
            <text:p>50136</text:p>
          </table:table-cell>
          <table:table-cell table:formula="of:=[.B136]" office:value-type="float" office:value="50136" calcext:value-type="float">
            <text:p>50136</text:p>
          </table:table-cell>
          <table:table-cell table:formula="of:=[.B137]-1" office:value-type="float" office:value="50170" calcext:value-type="float">
            <text:p>50170</text:p>
          </table:table-cell>
          <table:table-cell table:formula="of:=&quot;sed -ne &quot;&amp;&quot;'&quot;&amp;[.C136]&amp;&quot;,&quot;&amp;[.D136]&amp;&quot;p' N_seriolae_KH_21_number &gt; &quot;&amp;[.A136]&amp;&quot;.part&quot;" office:value-type="string" office:string-value="sed -ne '50136,50170p' N_seriolae_KH_21_number &gt; 134.part" calcext:value-type="string">
            <text:p>sed -ne '50136,50170p' N_seriolae_KH_21_number &gt; 134.part</text:p>
          </table:table-cell>
        </table:table-row>
        <table:table-row table:style-name="ro1">
          <table:table-cell office:value-type="string" calcext:value-type="string">
            <text:p>135</text:p>
          </table:table-cell>
          <table:table-cell office:value-type="float" office:value="50171" calcext:value-type="float">
            <text:p>50171</text:p>
          </table:table-cell>
          <table:table-cell table:formula="of:=[.B137]" office:value-type="float" office:value="50171" calcext:value-type="float">
            <text:p>50171</text:p>
          </table:table-cell>
          <table:table-cell table:formula="of:=[.B138]-1" office:value-type="float" office:value="50398" calcext:value-type="float">
            <text:p>50398</text:p>
          </table:table-cell>
          <table:table-cell table:formula="of:=&quot;sed -ne &quot;&amp;&quot;'&quot;&amp;[.C137]&amp;&quot;,&quot;&amp;[.D137]&amp;&quot;p' N_seriolae_KH_21_number &gt; &quot;&amp;[.A137]&amp;&quot;.part&quot;" office:value-type="string" office:string-value="sed -ne '50171,50398p' N_seriolae_KH_21_number &gt; 135.part" calcext:value-type="string">
            <text:p>sed -ne '50171,50398p' N_seriolae_KH_21_number &gt; 135.part</text:p>
          </table:table-cell>
        </table:table-row>
        <table:table-row table:style-name="ro1">
          <table:table-cell office:value-type="string" calcext:value-type="string">
            <text:p>136</text:p>
          </table:table-cell>
          <table:table-cell office:value-type="float" office:value="50399" calcext:value-type="float">
            <text:p>50399</text:p>
          </table:table-cell>
          <table:table-cell table:formula="of:=[.B138]" office:value-type="float" office:value="50399" calcext:value-type="float">
            <text:p>50399</text:p>
          </table:table-cell>
          <table:table-cell table:formula="of:=[.B139]-1" office:value-type="float" office:value="50532" calcext:value-type="float">
            <text:p>50532</text:p>
          </table:table-cell>
          <table:table-cell table:formula="of:=&quot;sed -ne &quot;&amp;&quot;'&quot;&amp;[.C138]&amp;&quot;,&quot;&amp;[.D138]&amp;&quot;p' N_seriolae_KH_21_number &gt; &quot;&amp;[.A138]&amp;&quot;.part&quot;" office:value-type="string" office:string-value="sed -ne '50399,50532p' N_seriolae_KH_21_number &gt; 136.part" calcext:value-type="string">
            <text:p>sed -ne '50399,50532p' N_seriolae_KH_21_number &gt; 136.part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office:value-type="float" office:value="50533" calcext:value-type="float">
            <text:p>50533</text:p>
          </table:table-cell>
          <table:table-cell table:formula="of:=[.B139]" office:value-type="float" office:value="50533" calcext:value-type="float">
            <text:p>50533</text:p>
          </table:table-cell>
          <table:table-cell table:formula="of:=[.B140]-1" office:value-type="float" office:value="50755" calcext:value-type="float">
            <text:p>50755</text:p>
          </table:table-cell>
          <table:table-cell table:formula="of:=&quot;sed -ne &quot;&amp;&quot;'&quot;&amp;[.C139]&amp;&quot;,&quot;&amp;[.D139]&amp;&quot;p' N_seriolae_KH_21_number &gt; &quot;&amp;[.A139]&amp;&quot;.part&quot;" office:value-type="string" office:string-value="sed -ne '50533,50755p' N_seriolae_KH_21_number &gt; 137.part" calcext:value-type="string">
            <text:p>sed -ne '50533,50755p' N_seriolae_KH_21_number &gt; 137.part</text:p>
          </table:table-cell>
        </table:table-row>
        <table:table-row table:style-name="ro1">
          <table:table-cell office:value-type="string" calcext:value-type="string">
            <text:p>138</text:p>
          </table:table-cell>
          <table:table-cell office:value-type="float" office:value="50756" calcext:value-type="float">
            <text:p>50756</text:p>
          </table:table-cell>
          <table:table-cell table:formula="of:=[.B140]" office:value-type="float" office:value="50756" calcext:value-type="float">
            <text:p>50756</text:p>
          </table:table-cell>
          <table:table-cell table:formula="of:=[.B141]-1" office:value-type="float" office:value="51234" calcext:value-type="float">
            <text:p>51234</text:p>
          </table:table-cell>
          <table:table-cell table:formula="of:=&quot;sed -ne &quot;&amp;&quot;'&quot;&amp;[.C140]&amp;&quot;,&quot;&amp;[.D140]&amp;&quot;p' N_seriolae_KH_21_number &gt; &quot;&amp;[.A140]&amp;&quot;.part&quot;" office:value-type="string" office:string-value="sed -ne '50756,51234p' N_seriolae_KH_21_number &gt; 138.part" calcext:value-type="string">
            <text:p>sed -ne '50756,51234p' N_seriolae_KH_21_number &gt; 138.part</text:p>
          </table:table-cell>
        </table:table-row>
        <table:table-row table:style-name="ro1">
          <table:table-cell office:value-type="string" calcext:value-type="string">
            <text:p>139</text:p>
          </table:table-cell>
          <table:table-cell office:value-type="float" office:value="51235" calcext:value-type="float">
            <text:p>51235</text:p>
          </table:table-cell>
          <table:table-cell table:formula="of:=[.B141]" office:value-type="float" office:value="51235" calcext:value-type="float">
            <text:p>51235</text:p>
          </table:table-cell>
          <table:table-cell table:formula="of:=[.B142]-1" office:value-type="float" office:value="51308" calcext:value-type="float">
            <text:p>51308</text:p>
          </table:table-cell>
          <table:table-cell table:formula="of:=&quot;sed -ne &quot;&amp;&quot;'&quot;&amp;[.C141]&amp;&quot;,&quot;&amp;[.D141]&amp;&quot;p' N_seriolae_KH_21_number &gt; &quot;&amp;[.A141]&amp;&quot;.part&quot;" office:value-type="string" office:string-value="sed -ne '51235,51308p' N_seriolae_KH_21_number &gt; 139.part" calcext:value-type="string">
            <text:p>sed -ne '51235,51308p' N_seriolae_KH_21_number &gt; 139.part</text:p>
          </table:table-cell>
        </table:table-row>
        <table:table-row table:style-name="ro1">
          <table:table-cell office:value-type="string" calcext:value-type="string">
            <text:p>140</text:p>
          </table:table-cell>
          <table:table-cell office:value-type="float" office:value="51309" calcext:value-type="float">
            <text:p>51309</text:p>
          </table:table-cell>
          <table:table-cell table:formula="of:=[.B142]" office:value-type="float" office:value="51309" calcext:value-type="float">
            <text:p>51309</text:p>
          </table:table-cell>
          <table:table-cell table:formula="of:=[.B143]-1" office:value-type="float" office:value="51791" calcext:value-type="float">
            <text:p>51791</text:p>
          </table:table-cell>
          <table:table-cell table:formula="of:=&quot;sed -ne &quot;&amp;&quot;'&quot;&amp;[.C142]&amp;&quot;,&quot;&amp;[.D142]&amp;&quot;p' N_seriolae_KH_21_number &gt; &quot;&amp;[.A142]&amp;&quot;.part&quot;" office:value-type="string" office:string-value="sed -ne '51309,51791p' N_seriolae_KH_21_number &gt; 140.part" calcext:value-type="string">
            <text:p>sed -ne '51309,51791p' N_seriolae_KH_21_number &gt; 140.part</text:p>
          </table:table-cell>
        </table:table-row>
        <table:table-row table:style-name="ro1">
          <table:table-cell office:value-type="string" calcext:value-type="string">
            <text:p>141</text:p>
          </table:table-cell>
          <table:table-cell office:value-type="float" office:value="51792" calcext:value-type="float">
            <text:p>51792</text:p>
          </table:table-cell>
          <table:table-cell table:formula="of:=[.B143]" office:value-type="float" office:value="51792" calcext:value-type="float">
            <text:p>51792</text:p>
          </table:table-cell>
          <table:table-cell table:formula="of:=[.B144]-1" office:value-type="float" office:value="52345" calcext:value-type="float">
            <text:p>52345</text:p>
          </table:table-cell>
          <table:table-cell table:formula="of:=&quot;sed -ne &quot;&amp;&quot;'&quot;&amp;[.C143]&amp;&quot;,&quot;&amp;[.D143]&amp;&quot;p' N_seriolae_KH_21_number &gt; &quot;&amp;[.A143]&amp;&quot;.part&quot;" office:value-type="string" office:string-value="sed -ne '51792,52345p' N_seriolae_KH_21_number &gt; 141.part" calcext:value-type="string">
            <text:p>sed -ne '51792,52345p' N_seriolae_KH_21_number &gt; 141.part</text:p>
          </table:table-cell>
        </table:table-row>
        <table:table-row table:style-name="ro1">
          <table:table-cell office:value-type="string" calcext:value-type="string">
            <text:p>142</text:p>
          </table:table-cell>
          <table:table-cell office:value-type="float" office:value="52346" calcext:value-type="float">
            <text:p>52346</text:p>
          </table:table-cell>
          <table:table-cell table:formula="of:=[.B144]" office:value-type="float" office:value="52346" calcext:value-type="float">
            <text:p>52346</text:p>
          </table:table-cell>
          <table:table-cell table:formula="of:=[.B145]-1" office:value-type="float" office:value="52421" calcext:value-type="float">
            <text:p>52421</text:p>
          </table:table-cell>
          <table:table-cell table:formula="of:=&quot;sed -ne &quot;&amp;&quot;'&quot;&amp;[.C144]&amp;&quot;,&quot;&amp;[.D144]&amp;&quot;p' N_seriolae_KH_21_number &gt; &quot;&amp;[.A144]&amp;&quot;.part&quot;" office:value-type="string" office:string-value="sed -ne '52346,52421p' N_seriolae_KH_21_number &gt; 142.part" calcext:value-type="string">
            <text:p>sed -ne '52346,52421p' N_seriolae_KH_21_number &gt; 142.part</text:p>
          </table:table-cell>
        </table:table-row>
        <table:table-row table:style-name="ro1">
          <table:table-cell office:value-type="string" calcext:value-type="string">
            <text:p>143</text:p>
          </table:table-cell>
          <table:table-cell office:value-type="float" office:value="52422" calcext:value-type="float">
            <text:p>52422</text:p>
          </table:table-cell>
          <table:table-cell table:formula="of:=[.B145]" office:value-type="float" office:value="52422" calcext:value-type="float">
            <text:p>52422</text:p>
          </table:table-cell>
          <table:table-cell table:formula="of:=[.B146]-1" office:value-type="float" office:value="52651" calcext:value-type="float">
            <text:p>52651</text:p>
          </table:table-cell>
          <table:table-cell table:formula="of:=&quot;sed -ne &quot;&amp;&quot;'&quot;&amp;[.C145]&amp;&quot;,&quot;&amp;[.D145]&amp;&quot;p' N_seriolae_KH_21_number &gt; &quot;&amp;[.A145]&amp;&quot;.part&quot;" office:value-type="string" office:string-value="sed -ne '52422,52651p' N_seriolae_KH_21_number &gt; 143.part" calcext:value-type="string">
            <text:p>sed -ne '52422,52651p' N_seriolae_KH_21_number &gt; 143.part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float" office:value="52652" calcext:value-type="float">
            <text:p>52652</text:p>
          </table:table-cell>
          <table:table-cell table:formula="of:=[.B146]" office:value-type="float" office:value="52652" calcext:value-type="float">
            <text:p>52652</text:p>
          </table:table-cell>
          <table:table-cell table:formula="of:=[.B147]-1" office:value-type="float" office:value="54313" calcext:value-type="float">
            <text:p>54313</text:p>
          </table:table-cell>
          <table:table-cell table:formula="of:=&quot;sed -ne &quot;&amp;&quot;'&quot;&amp;[.C146]&amp;&quot;,&quot;&amp;[.D146]&amp;&quot;p' N_seriolae_KH_21_number &gt; &quot;&amp;[.A146]&amp;&quot;.part&quot;" office:value-type="string" office:string-value="sed -ne '52652,54313p' N_seriolae_KH_21_number &gt; 144.part" calcext:value-type="string">
            <text:p>sed -ne '52652,54313p' N_seriolae_KH_21_number &gt; 144.part</text:p>
          </table:table-cell>
        </table:table-row>
        <table:table-row table:style-name="ro1">
          <table:table-cell office:value-type="string" calcext:value-type="string">
            <text:p>145</text:p>
          </table:table-cell>
          <table:table-cell office:value-type="float" office:value="54314" calcext:value-type="float">
            <text:p>54314</text:p>
          </table:table-cell>
          <table:table-cell table:formula="of:=[.B147]" office:value-type="float" office:value="54314" calcext:value-type="float">
            <text:p>54314</text:p>
          </table:table-cell>
          <table:table-cell table:formula="of:=[.B148]-1" office:value-type="float" office:value="54519" calcext:value-type="float">
            <text:p>54519</text:p>
          </table:table-cell>
          <table:table-cell table:formula="of:=&quot;sed -ne &quot;&amp;&quot;'&quot;&amp;[.C147]&amp;&quot;,&quot;&amp;[.D147]&amp;&quot;p' N_seriolae_KH_21_number &gt; &quot;&amp;[.A147]&amp;&quot;.part&quot;" office:value-type="string" office:string-value="sed -ne '54314,54519p' N_seriolae_KH_21_number &gt; 145.part" calcext:value-type="string">
            <text:p>sed -ne '54314,54519p' N_seriolae_KH_21_number &gt; 145.part</text:p>
          </table:table-cell>
        </table:table-row>
        <table:table-row table:style-name="ro1">
          <table:table-cell office:value-type="string" calcext:value-type="string">
            <text:p>146</text:p>
          </table:table-cell>
          <table:table-cell office:value-type="float" office:value="54520" calcext:value-type="float">
            <text:p>54520</text:p>
          </table:table-cell>
          <table:table-cell table:formula="of:=[.B148]" office:value-type="float" office:value="54520" calcext:value-type="float">
            <text:p>54520</text:p>
          </table:table-cell>
          <table:table-cell table:formula="of:=[.B149]-1" office:value-type="float" office:value="54667" calcext:value-type="float">
            <text:p>54667</text:p>
          </table:table-cell>
          <table:table-cell table:formula="of:=&quot;sed -ne &quot;&amp;&quot;'&quot;&amp;[.C148]&amp;&quot;,&quot;&amp;[.D148]&amp;&quot;p' N_seriolae_KH_21_number &gt; &quot;&amp;[.A148]&amp;&quot;.part&quot;" office:value-type="string" office:string-value="sed -ne '54520,54667p' N_seriolae_KH_21_number &gt; 146.part" calcext:value-type="string">
            <text:p>sed -ne '54520,54667p' N_seriolae_KH_21_number &gt; 146.part</text:p>
          </table:table-cell>
        </table:table-row>
        <table:table-row table:style-name="ro1">
          <table:table-cell office:value-type="string" calcext:value-type="string">
            <text:p>147</text:p>
          </table:table-cell>
          <table:table-cell office:value-type="float" office:value="54668" calcext:value-type="float">
            <text:p>54668</text:p>
          </table:table-cell>
          <table:table-cell table:formula="of:=[.B149]" office:value-type="float" office:value="54668" calcext:value-type="float">
            <text:p>54668</text:p>
          </table:table-cell>
          <table:table-cell table:formula="of:=[.B150]-1" office:value-type="float" office:value="55433" calcext:value-type="float">
            <text:p>55433</text:p>
          </table:table-cell>
          <table:table-cell table:formula="of:=&quot;sed -ne &quot;&amp;&quot;'&quot;&amp;[.C149]&amp;&quot;,&quot;&amp;[.D149]&amp;&quot;p' N_seriolae_KH_21_number &gt; &quot;&amp;[.A149]&amp;&quot;.part&quot;" office:value-type="string" office:string-value="sed -ne '54668,55433p' N_seriolae_KH_21_number &gt; 147.part" calcext:value-type="string">
            <text:p>sed -ne '54668,55433p' N_seriolae_KH_21_number &gt; 147.part</text:p>
          </table:table-cell>
        </table:table-row>
        <table:table-row table:style-name="ro1">
          <table:table-cell office:value-type="string" calcext:value-type="string">
            <text:p>148</text:p>
          </table:table-cell>
          <table:table-cell office:value-type="float" office:value="55434" calcext:value-type="float">
            <text:p>55434</text:p>
          </table:table-cell>
          <table:table-cell table:formula="of:=[.B150]" office:value-type="float" office:value="55434" calcext:value-type="float">
            <text:p>55434</text:p>
          </table:table-cell>
          <table:table-cell table:formula="of:=[.B151]-1" office:value-type="float" office:value="55459" calcext:value-type="float">
            <text:p>55459</text:p>
          </table:table-cell>
          <table:table-cell table:formula="of:=&quot;sed -ne &quot;&amp;&quot;'&quot;&amp;[.C150]&amp;&quot;,&quot;&amp;[.D150]&amp;&quot;p' N_seriolae_KH_21_number &gt; &quot;&amp;[.A150]&amp;&quot;.part&quot;" office:value-type="string" office:string-value="sed -ne '55434,55459p' N_seriolae_KH_21_number &gt; 148.part" calcext:value-type="string">
            <text:p>sed -ne '55434,55459p' N_seriolae_KH_21_number &gt; 148.part</text:p>
          </table:table-cell>
        </table:table-row>
        <table:table-row table:style-name="ro1">
          <table:table-cell office:value-type="string" calcext:value-type="string">
            <text:p>149</text:p>
          </table:table-cell>
          <table:table-cell office:value-type="float" office:value="55460" calcext:value-type="float">
            <text:p>55460</text:p>
          </table:table-cell>
          <table:table-cell table:formula="of:=[.B151]" office:value-type="float" office:value="55460" calcext:value-type="float">
            <text:p>55460</text:p>
          </table:table-cell>
          <table:table-cell table:formula="of:=[.B152]-1" office:value-type="float" office:value="55517" calcext:value-type="float">
            <text:p>55517</text:p>
          </table:table-cell>
          <table:table-cell table:formula="of:=&quot;sed -ne &quot;&amp;&quot;'&quot;&amp;[.C151]&amp;&quot;,&quot;&amp;[.D151]&amp;&quot;p' N_seriolae_KH_21_number &gt; &quot;&amp;[.A151]&amp;&quot;.part&quot;" office:value-type="string" office:string-value="sed -ne '55460,55517p' N_seriolae_KH_21_number &gt; 149.part" calcext:value-type="string">
            <text:p>sed -ne '55460,55517p' N_seriolae_KH_21_number &gt; 149.part</text:p>
          </table:table-cell>
        </table:table-row>
        <table:table-row table:style-name="ro1">
          <table:table-cell office:value-type="string" calcext:value-type="string">
            <text:p>150</text:p>
          </table:table-cell>
          <table:table-cell office:value-type="float" office:value="55518" calcext:value-type="float">
            <text:p>55518</text:p>
          </table:table-cell>
          <table:table-cell table:formula="of:=[.B152]" office:value-type="float" office:value="55518" calcext:value-type="float">
            <text:p>55518</text:p>
          </table:table-cell>
          <table:table-cell table:formula="of:=[.B153]-1" office:value-type="float" office:value="55605" calcext:value-type="float">
            <text:p>55605</text:p>
          </table:table-cell>
          <table:table-cell table:formula="of:=&quot;sed -ne &quot;&amp;&quot;'&quot;&amp;[.C152]&amp;&quot;,&quot;&amp;[.D152]&amp;&quot;p' N_seriolae_KH_21_number &gt; &quot;&amp;[.A152]&amp;&quot;.part&quot;" office:value-type="string" office:string-value="sed -ne '55518,55605p' N_seriolae_KH_21_number &gt; 150.part" calcext:value-type="string">
            <text:p>sed -ne '55518,55605p' N_seriolae_KH_21_number &gt; 150.part</text:p>
          </table:table-cell>
        </table:table-row>
        <table:table-row table:style-name="ro1">
          <table:table-cell office:value-type="string" calcext:value-type="string">
            <text:p>151</text:p>
          </table:table-cell>
          <table:table-cell office:value-type="float" office:value="55606" calcext:value-type="float">
            <text:p>55606</text:p>
          </table:table-cell>
          <table:table-cell table:formula="of:=[.B153]" office:value-type="float" office:value="55606" calcext:value-type="float">
            <text:p>55606</text:p>
          </table:table-cell>
          <table:table-cell table:formula="of:=[.B154]-1" office:value-type="float" office:value="55803" calcext:value-type="float">
            <text:p>55803</text:p>
          </table:table-cell>
          <table:table-cell table:formula="of:=&quot;sed -ne &quot;&amp;&quot;'&quot;&amp;[.C153]&amp;&quot;,&quot;&amp;[.D153]&amp;&quot;p' N_seriolae_KH_21_number &gt; &quot;&amp;[.A153]&amp;&quot;.part&quot;" office:value-type="string" office:string-value="sed -ne '55606,55803p' N_seriolae_KH_21_number &gt; 151.part" calcext:value-type="string">
            <text:p>sed -ne '55606,55803p' N_seriolae_KH_21_number &gt; 151.part</text:p>
          </table:table-cell>
        </table:table-row>
        <table:table-row table:style-name="ro1">
          <table:table-cell office:value-type="string" calcext:value-type="string">
            <text:p>152</text:p>
          </table:table-cell>
          <table:table-cell office:value-type="float" office:value="55804" calcext:value-type="float">
            <text:p>55804</text:p>
          </table:table-cell>
          <table:table-cell table:formula="of:=[.B154]" office:value-type="float" office:value="55804" calcext:value-type="float">
            <text:p>55804</text:p>
          </table:table-cell>
          <table:table-cell table:formula="of:=[.B155]-1" office:value-type="float" office:value="55820" calcext:value-type="float">
            <text:p>55820</text:p>
          </table:table-cell>
          <table:table-cell table:formula="of:=&quot;sed -ne &quot;&amp;&quot;'&quot;&amp;[.C154]&amp;&quot;,&quot;&amp;[.D154]&amp;&quot;p' N_seriolae_KH_21_number &gt; &quot;&amp;[.A154]&amp;&quot;.part&quot;" office:value-type="string" office:string-value="sed -ne '55804,55820p' N_seriolae_KH_21_number &gt; 152.part" calcext:value-type="string">
            <text:p>sed -ne '55804,55820p' N_seriolae_KH_21_number &gt; 152.part</text:p>
          </table:table-cell>
        </table:table-row>
        <table:table-row table:style-name="ro1">
          <table:table-cell office:value-type="string" calcext:value-type="string">
            <text:p>153</text:p>
          </table:table-cell>
          <table:table-cell office:value-type="float" office:value="55821" calcext:value-type="float">
            <text:p>55821</text:p>
          </table:table-cell>
          <table:table-cell table:formula="of:=[.B155]" office:value-type="float" office:value="55821" calcext:value-type="float">
            <text:p>55821</text:p>
          </table:table-cell>
          <table:table-cell table:formula="of:=[.B156]-1" office:value-type="float" office:value="56304" calcext:value-type="float">
            <text:p>56304</text:p>
          </table:table-cell>
          <table:table-cell table:formula="of:=&quot;sed -ne &quot;&amp;&quot;'&quot;&amp;[.C155]&amp;&quot;,&quot;&amp;[.D155]&amp;&quot;p' N_seriolae_KH_21_number &gt; &quot;&amp;[.A155]&amp;&quot;.part&quot;" office:value-type="string" office:string-value="sed -ne '55821,56304p' N_seriolae_KH_21_number &gt; 153.part" calcext:value-type="string">
            <text:p>sed -ne '55821,56304p' N_seriolae_KH_21_number &gt; 153.part</text:p>
          </table:table-cell>
        </table:table-row>
        <table:table-row table:style-name="ro1">
          <table:table-cell office:value-type="string" calcext:value-type="string">
            <text:p>154</text:p>
          </table:table-cell>
          <table:table-cell office:value-type="float" office:value="56305" calcext:value-type="float">
            <text:p>56305</text:p>
          </table:table-cell>
          <table:table-cell table:formula="of:=[.B156]" office:value-type="float" office:value="56305" calcext:value-type="float">
            <text:p>56305</text:p>
          </table:table-cell>
          <table:table-cell table:formula="of:=[.B157]-1" office:value-type="float" office:value="56442" calcext:value-type="float">
            <text:p>56442</text:p>
          </table:table-cell>
          <table:table-cell table:formula="of:=&quot;sed -ne &quot;&amp;&quot;'&quot;&amp;[.C156]&amp;&quot;,&quot;&amp;[.D156]&amp;&quot;p' N_seriolae_KH_21_number &gt; &quot;&amp;[.A156]&amp;&quot;.part&quot;" office:value-type="string" office:string-value="sed -ne '56305,56442p' N_seriolae_KH_21_number &gt; 154.part" calcext:value-type="string">
            <text:p>sed -ne '56305,56442p' N_seriolae_KH_21_number &gt; 154.part</text:p>
          </table:table-cell>
        </table:table-row>
        <table:table-row table:style-name="ro1">
          <table:table-cell office:value-type="string" calcext:value-type="string">
            <text:p>155</text:p>
          </table:table-cell>
          <table:table-cell office:value-type="float" office:value="56443" calcext:value-type="float">
            <text:p>56443</text:p>
          </table:table-cell>
          <table:table-cell table:formula="of:=[.B157]" office:value-type="float" office:value="56443" calcext:value-type="float">
            <text:p>56443</text:p>
          </table:table-cell>
          <table:table-cell table:formula="of:=[.B158]-1" office:value-type="float" office:value="56498" calcext:value-type="float">
            <text:p>56498</text:p>
          </table:table-cell>
          <table:table-cell table:formula="of:=&quot;sed -ne &quot;&amp;&quot;'&quot;&amp;[.C157]&amp;&quot;,&quot;&amp;[.D157]&amp;&quot;p' N_seriolae_KH_21_number &gt; &quot;&amp;[.A157]&amp;&quot;.part&quot;" office:value-type="string" office:string-value="sed -ne '56443,56498p' N_seriolae_KH_21_number &gt; 155.part" calcext:value-type="string">
            <text:p>sed -ne '56443,56498p' N_seriolae_KH_21_number &gt; 155.part</text:p>
          </table:table-cell>
        </table:table-row>
        <table:table-row table:style-name="ro1">
          <table:table-cell office:value-type="string" calcext:value-type="string">
            <text:p>156</text:p>
          </table:table-cell>
          <table:table-cell office:value-type="float" office:value="56499" calcext:value-type="float">
            <text:p>56499</text:p>
          </table:table-cell>
          <table:table-cell table:formula="of:=[.B158]" office:value-type="float" office:value="56499" calcext:value-type="float">
            <text:p>56499</text:p>
          </table:table-cell>
          <table:table-cell table:formula="of:=[.B159]-1" office:value-type="float" office:value="56518" calcext:value-type="float">
            <text:p>56518</text:p>
          </table:table-cell>
          <table:table-cell table:formula="of:=&quot;sed -ne &quot;&amp;&quot;'&quot;&amp;[.C158]&amp;&quot;,&quot;&amp;[.D158]&amp;&quot;p' N_seriolae_KH_21_number &gt; &quot;&amp;[.A158]&amp;&quot;.part&quot;" office:value-type="string" office:string-value="sed -ne '56499,56518p' N_seriolae_KH_21_number &gt; 156.part" calcext:value-type="string">
            <text:p>sed -ne '56499,56518p' N_seriolae_KH_21_number &gt; 156.part</text:p>
          </table:table-cell>
        </table:table-row>
        <table:table-row table:style-name="ro1">
          <table:table-cell office:value-type="string" calcext:value-type="string">
            <text:p>157</text:p>
          </table:table-cell>
          <table:table-cell office:value-type="float" office:value="56519" calcext:value-type="float">
            <text:p>56519</text:p>
          </table:table-cell>
          <table:table-cell table:formula="of:=[.B159]" office:value-type="float" office:value="56519" calcext:value-type="float">
            <text:p>56519</text:p>
          </table:table-cell>
          <table:table-cell table:formula="of:=[.B160]-1" office:value-type="float" office:value="56807" calcext:value-type="float">
            <text:p>56807</text:p>
          </table:table-cell>
          <table:table-cell table:formula="of:=&quot;sed -ne &quot;&amp;&quot;'&quot;&amp;[.C159]&amp;&quot;,&quot;&amp;[.D159]&amp;&quot;p' N_seriolae_KH_21_number &gt; &quot;&amp;[.A159]&amp;&quot;.part&quot;" office:value-type="string" office:string-value="sed -ne '56519,56807p' N_seriolae_KH_21_number &gt; 157.part" calcext:value-type="string">
            <text:p>sed -ne '56519,56807p' N_seriolae_KH_21_number &gt; 157.part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float" office:value="56808" calcext:value-type="float">
            <text:p>56808</text:p>
          </table:table-cell>
          <table:table-cell table:formula="of:=[.B160]" office:value-type="float" office:value="56808" calcext:value-type="float">
            <text:p>56808</text:p>
          </table:table-cell>
          <table:table-cell table:formula="of:=[.B161]-1" office:value-type="float" office:value="56929" calcext:value-type="float">
            <text:p>56929</text:p>
          </table:table-cell>
          <table:table-cell table:formula="of:=&quot;sed -ne &quot;&amp;&quot;'&quot;&amp;[.C160]&amp;&quot;,&quot;&amp;[.D160]&amp;&quot;p' N_seriolae_KH_21_number &gt; &quot;&amp;[.A160]&amp;&quot;.part&quot;" office:value-type="string" office:string-value="sed -ne '56808,56929p' N_seriolae_KH_21_number &gt; 158.part" calcext:value-type="string">
            <text:p>sed -ne '56808,56929p' N_seriolae_KH_21_number &gt; 158.part</text:p>
          </table:table-cell>
        </table:table-row>
        <table:table-row table:style-name="ro1">
          <table:table-cell office:value-type="string" calcext:value-type="string">
            <text:p>159</text:p>
          </table:table-cell>
          <table:table-cell office:value-type="float" office:value="56930" calcext:value-type="float">
            <text:p>56930</text:p>
          </table:table-cell>
          <table:table-cell table:formula="of:=[.B161]" office:value-type="float" office:value="56930" calcext:value-type="float">
            <text:p>56930</text:p>
          </table:table-cell>
          <table:table-cell table:formula="of:=[.B162]-1" office:value-type="float" office:value="57703" calcext:value-type="float">
            <text:p>57703</text:p>
          </table:table-cell>
          <table:table-cell table:formula="of:=&quot;sed -ne &quot;&amp;&quot;'&quot;&amp;[.C161]&amp;&quot;,&quot;&amp;[.D161]&amp;&quot;p' N_seriolae_KH_21_number &gt; &quot;&amp;[.A161]&amp;&quot;.part&quot;" office:value-type="string" office:string-value="sed -ne '56930,57703p' N_seriolae_KH_21_number &gt; 159.part" calcext:value-type="string">
            <text:p>sed -ne '56930,57703p' N_seriolae_KH_21_number &gt; 159.part</text:p>
          </table:table-cell>
        </table:table-row>
        <table:table-row table:style-name="ro1">
          <table:table-cell office:value-type="string" calcext:value-type="string">
            <text:p>160</text:p>
          </table:table-cell>
          <table:table-cell office:value-type="float" office:value="57704" calcext:value-type="float">
            <text:p>57704</text:p>
          </table:table-cell>
          <table:table-cell table:formula="of:=[.B162]" office:value-type="float" office:value="57704" calcext:value-type="float">
            <text:p>57704</text:p>
          </table:table-cell>
          <table:table-cell table:formula="of:=[.B163]-1" office:value-type="float" office:value="57952" calcext:value-type="float">
            <text:p>57952</text:p>
          </table:table-cell>
          <table:table-cell table:formula="of:=&quot;sed -ne &quot;&amp;&quot;'&quot;&amp;[.C162]&amp;&quot;,&quot;&amp;[.D162]&amp;&quot;p' N_seriolae_KH_21_number &gt; &quot;&amp;[.A162]&amp;&quot;.part&quot;" office:value-type="string" office:string-value="sed -ne '57704,57952p' N_seriolae_KH_21_number &gt; 160.part" calcext:value-type="string">
            <text:p>sed -ne '57704,57952p' N_seriolae_KH_21_number &gt; 160.part</text:p>
          </table:table-cell>
        </table:table-row>
        <table:table-row table:style-name="ro1">
          <table:table-cell office:value-type="string" calcext:value-type="string">
            <text:p>161</text:p>
          </table:table-cell>
          <table:table-cell office:value-type="float" office:value="57953" calcext:value-type="float">
            <text:p>57953</text:p>
          </table:table-cell>
          <table:table-cell table:formula="of:=[.B163]" office:value-type="float" office:value="57953" calcext:value-type="float">
            <text:p>57953</text:p>
          </table:table-cell>
          <table:table-cell table:formula="of:=[.B164]-1" office:value-type="float" office:value="58867" calcext:value-type="float">
            <text:p>58867</text:p>
          </table:table-cell>
          <table:table-cell table:formula="of:=&quot;sed -ne &quot;&amp;&quot;'&quot;&amp;[.C163]&amp;&quot;,&quot;&amp;[.D163]&amp;&quot;p' N_seriolae_KH_21_number &gt; &quot;&amp;[.A163]&amp;&quot;.part&quot;" office:value-type="string" office:string-value="sed -ne '57953,58867p' N_seriolae_KH_21_number &gt; 161.part" calcext:value-type="string">
            <text:p>sed -ne '57953,58867p' N_seriolae_KH_21_number &gt; 161.part</text:p>
          </table:table-cell>
        </table:table-row>
        <table:table-row table:style-name="ro1">
          <table:table-cell office:value-type="string" calcext:value-type="string">
            <text:p>162</text:p>
          </table:table-cell>
          <table:table-cell office:value-type="float" office:value="58868" calcext:value-type="float">
            <text:p>58868</text:p>
          </table:table-cell>
          <table:table-cell table:formula="of:=[.B164]" office:value-type="float" office:value="58868" calcext:value-type="float">
            <text:p>58868</text:p>
          </table:table-cell>
          <table:table-cell table:formula="of:=[.B165]-1" office:value-type="float" office:value="59330" calcext:value-type="float">
            <text:p>59330</text:p>
          </table:table-cell>
          <table:table-cell table:formula="of:=&quot;sed -ne &quot;&amp;&quot;'&quot;&amp;[.C164]&amp;&quot;,&quot;&amp;[.D164]&amp;&quot;p' N_seriolae_KH_21_number &gt; &quot;&amp;[.A164]&amp;&quot;.part&quot;" office:value-type="string" office:string-value="sed -ne '58868,59330p' N_seriolae_KH_21_number &gt; 162.part" calcext:value-type="string">
            <text:p>sed -ne '58868,59330p' N_seriolae_KH_21_number &gt; 162.part</text:p>
          </table:table-cell>
        </table:table-row>
        <table:table-row table:style-name="ro1">
          <table:table-cell office:value-type="string" calcext:value-type="string">
            <text:p>163</text:p>
          </table:table-cell>
          <table:table-cell office:value-type="float" office:value="59331" calcext:value-type="float">
            <text:p>59331</text:p>
          </table:table-cell>
          <table:table-cell table:formula="of:=[.B165]" office:value-type="float" office:value="59331" calcext:value-type="float">
            <text:p>59331</text:p>
          </table:table-cell>
          <table:table-cell table:formula="of:=[.B166]-1" office:value-type="float" office:value="59366" calcext:value-type="float">
            <text:p>59366</text:p>
          </table:table-cell>
          <table:table-cell table:formula="of:=&quot;sed -ne &quot;&amp;&quot;'&quot;&amp;[.C165]&amp;&quot;,&quot;&amp;[.D165]&amp;&quot;p' N_seriolae_KH_21_number &gt; &quot;&amp;[.A165]&amp;&quot;.part&quot;" office:value-type="string" office:string-value="sed -ne '59331,59366p' N_seriolae_KH_21_number &gt; 163.part" calcext:value-type="string">
            <text:p>sed -ne '59331,59366p' N_seriolae_KH_21_number &gt; 163.part</text:p>
          </table:table-cell>
        </table:table-row>
        <table:table-row table:style-name="ro1">
          <table:table-cell office:value-type="string" calcext:value-type="string">
            <text:p>164</text:p>
          </table:table-cell>
          <table:table-cell office:value-type="float" office:value="59367" calcext:value-type="float">
            <text:p>59367</text:p>
          </table:table-cell>
          <table:table-cell table:formula="of:=[.B166]" office:value-type="float" office:value="59367" calcext:value-type="float">
            <text:p>59367</text:p>
          </table:table-cell>
          <table:table-cell table:formula="of:=[.B167]-1" office:value-type="float" office:value="60038" calcext:value-type="float">
            <text:p>60038</text:p>
          </table:table-cell>
          <table:table-cell table:formula="of:=&quot;sed -ne &quot;&amp;&quot;'&quot;&amp;[.C166]&amp;&quot;,&quot;&amp;[.D166]&amp;&quot;p' N_seriolae_KH_21_number &gt; &quot;&amp;[.A166]&amp;&quot;.part&quot;" office:value-type="string" office:string-value="sed -ne '59367,60038p' N_seriolae_KH_21_number &gt; 164.part" calcext:value-type="string">
            <text:p>sed -ne '59367,60038p' N_seriolae_KH_21_number &gt; 164.part</text:p>
          </table:table-cell>
        </table:table-row>
        <table:table-row table:style-name="ro1">
          <table:table-cell office:value-type="string" calcext:value-type="string">
            <text:p>165</text:p>
          </table:table-cell>
          <table:table-cell office:value-type="float" office:value="60039" calcext:value-type="float">
            <text:p>60039</text:p>
          </table:table-cell>
          <table:table-cell table:formula="of:=[.B167]" office:value-type="float" office:value="60039" calcext:value-type="float">
            <text:p>60039</text:p>
          </table:table-cell>
          <table:table-cell table:formula="of:=[.B168]-1" office:value-type="float" office:value="60357" calcext:value-type="float">
            <text:p>60357</text:p>
          </table:table-cell>
          <table:table-cell table:formula="of:=&quot;sed -ne &quot;&amp;&quot;'&quot;&amp;[.C167]&amp;&quot;,&quot;&amp;[.D167]&amp;&quot;p' N_seriolae_KH_21_number &gt; &quot;&amp;[.A167]&amp;&quot;.part&quot;" office:value-type="string" office:string-value="sed -ne '60039,60357p' N_seriolae_KH_21_number &gt; 165.part" calcext:value-type="string">
            <text:p>sed -ne '60039,60357p' N_seriolae_KH_21_number &gt; 165.part</text:p>
          </table:table-cell>
        </table:table-row>
        <table:table-row table:style-name="ro1">
          <table:table-cell office:value-type="string" calcext:value-type="string">
            <text:p>166</text:p>
          </table:table-cell>
          <table:table-cell office:value-type="float" office:value="60358" calcext:value-type="float">
            <text:p>60358</text:p>
          </table:table-cell>
          <table:table-cell table:formula="of:=[.B168]" office:value-type="float" office:value="60358" calcext:value-type="float">
            <text:p>60358</text:p>
          </table:table-cell>
          <table:table-cell table:formula="of:=[.B169]-1" office:value-type="float" office:value="60401" calcext:value-type="float">
            <text:p>60401</text:p>
          </table:table-cell>
          <table:table-cell table:formula="of:=&quot;sed -ne &quot;&amp;&quot;'&quot;&amp;[.C168]&amp;&quot;,&quot;&amp;[.D168]&amp;&quot;p' N_seriolae_KH_21_number &gt; &quot;&amp;[.A168]&amp;&quot;.part&quot;" office:value-type="string" office:string-value="sed -ne '60358,60401p' N_seriolae_KH_21_number &gt; 166.part" calcext:value-type="string">
            <text:p>sed -ne '60358,60401p' N_seriolae_KH_21_number &gt; 166.part</text:p>
          </table:table-cell>
        </table:table-row>
        <table:table-row table:style-name="ro1">
          <table:table-cell office:value-type="string" calcext:value-type="string">
            <text:p>167</text:p>
          </table:table-cell>
          <table:table-cell office:value-type="float" office:value="60402" calcext:value-type="float">
            <text:p>60402</text:p>
          </table:table-cell>
          <table:table-cell table:formula="of:=[.B169]" office:value-type="float" office:value="60402" calcext:value-type="float">
            <text:p>60402</text:p>
          </table:table-cell>
          <table:table-cell table:formula="of:=[.B170]-1" office:value-type="float" office:value="60432" calcext:value-type="float">
            <text:p>60432</text:p>
          </table:table-cell>
          <table:table-cell table:formula="of:=&quot;sed -ne &quot;&amp;&quot;'&quot;&amp;[.C169]&amp;&quot;,&quot;&amp;[.D169]&amp;&quot;p' N_seriolae_KH_21_number &gt; &quot;&amp;[.A169]&amp;&quot;.part&quot;" office:value-type="string" office:string-value="sed -ne '60402,60432p' N_seriolae_KH_21_number &gt; 167.part" calcext:value-type="string">
            <text:p>sed -ne '60402,60432p' N_seriolae_KH_21_number &gt; 167.part</text:p>
          </table:table-cell>
        </table:table-row>
        <table:table-row table:style-name="ro1">
          <table:table-cell office:value-type="string" calcext:value-type="string">
            <text:p>168</text:p>
          </table:table-cell>
          <table:table-cell office:value-type="float" office:value="60433" calcext:value-type="float">
            <text:p>60433</text:p>
          </table:table-cell>
          <table:table-cell table:formula="of:=[.B170]" office:value-type="float" office:value="60433" calcext:value-type="float">
            <text:p>60433</text:p>
          </table:table-cell>
          <table:table-cell table:formula="of:=[.B171]-1" office:value-type="float" office:value="60496" calcext:value-type="float">
            <text:p>60496</text:p>
          </table:table-cell>
          <table:table-cell table:formula="of:=&quot;sed -ne &quot;&amp;&quot;'&quot;&amp;[.C170]&amp;&quot;,&quot;&amp;[.D170]&amp;&quot;p' N_seriolae_KH_21_number &gt; &quot;&amp;[.A170]&amp;&quot;.part&quot;" office:value-type="string" office:string-value="sed -ne '60433,60496p' N_seriolae_KH_21_number &gt; 168.part" calcext:value-type="string">
            <text:p>sed -ne '60433,60496p' N_seriolae_KH_21_number &gt; 168.part</text:p>
          </table:table-cell>
        </table:table-row>
        <table:table-row table:style-name="ro1">
          <table:table-cell office:value-type="string" calcext:value-type="string">
            <text:p>169</text:p>
          </table:table-cell>
          <table:table-cell office:value-type="float" office:value="60497" calcext:value-type="float">
            <text:p>60497</text:p>
          </table:table-cell>
          <table:table-cell table:formula="of:=[.B171]" office:value-type="float" office:value="60497" calcext:value-type="float">
            <text:p>60497</text:p>
          </table:table-cell>
          <table:table-cell table:formula="of:=[.B172]-1" office:value-type="float" office:value="60821" calcext:value-type="float">
            <text:p>60821</text:p>
          </table:table-cell>
          <table:table-cell table:formula="of:=&quot;sed -ne &quot;&amp;&quot;'&quot;&amp;[.C171]&amp;&quot;,&quot;&amp;[.D171]&amp;&quot;p' N_seriolae_KH_21_number &gt; &quot;&amp;[.A171]&amp;&quot;.part&quot;" office:value-type="string" office:string-value="sed -ne '60497,60821p' N_seriolae_KH_21_number &gt; 169.part" calcext:value-type="string">
            <text:p>sed -ne '60497,60821p' N_seriolae_KH_21_number &gt; 169.part</text:p>
          </table:table-cell>
        </table:table-row>
        <table:table-row table:style-name="ro1">
          <table:table-cell office:value-type="string" calcext:value-type="string">
            <text:p>170</text:p>
          </table:table-cell>
          <table:table-cell office:value-type="float" office:value="60822" calcext:value-type="float">
            <text:p>60822</text:p>
          </table:table-cell>
          <table:table-cell table:formula="of:=[.B172]" office:value-type="float" office:value="60822" calcext:value-type="float">
            <text:p>60822</text:p>
          </table:table-cell>
          <table:table-cell table:formula="of:=[.B173]-1" office:value-type="float" office:value="61466" calcext:value-type="float">
            <text:p>61466</text:p>
          </table:table-cell>
          <table:table-cell table:formula="of:=&quot;sed -ne &quot;&amp;&quot;'&quot;&amp;[.C172]&amp;&quot;,&quot;&amp;[.D172]&amp;&quot;p' N_seriolae_KH_21_number &gt; &quot;&amp;[.A172]&amp;&quot;.part&quot;" office:value-type="string" office:string-value="sed -ne '60822,61466p' N_seriolae_KH_21_number &gt; 170.part" calcext:value-type="string">
            <text:p>sed -ne '60822,61466p' N_seriolae_KH_21_number &gt; 170.part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float" office:value="61467" calcext:value-type="float">
            <text:p>61467</text:p>
          </table:table-cell>
          <table:table-cell table:formula="of:=[.B173]" office:value-type="float" office:value="61467" calcext:value-type="float">
            <text:p>61467</text:p>
          </table:table-cell>
          <table:table-cell table:formula="of:=[.B174]-1" office:value-type="float" office:value="62028" calcext:value-type="float">
            <text:p>62028</text:p>
          </table:table-cell>
          <table:table-cell table:formula="of:=&quot;sed -ne &quot;&amp;&quot;'&quot;&amp;[.C173]&amp;&quot;,&quot;&amp;[.D173]&amp;&quot;p' N_seriolae_KH_21_number &gt; &quot;&amp;[.A173]&amp;&quot;.part&quot;" office:value-type="string" office:string-value="sed -ne '61467,62028p' N_seriolae_KH_21_number &gt; 171.part" calcext:value-type="string">
            <text:p>sed -ne '61467,62028p' N_seriolae_KH_21_number &gt; 171.part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float" office:value="62029" calcext:value-type="float">
            <text:p>62029</text:p>
          </table:table-cell>
          <table:table-cell table:formula="of:=[.B174]" office:value-type="float" office:value="62029" calcext:value-type="float">
            <text:p>62029</text:p>
          </table:table-cell>
          <table:table-cell table:formula="of:=[.B175]-1" office:value-type="float" office:value="62450" calcext:value-type="float">
            <text:p>62450</text:p>
          </table:table-cell>
          <table:table-cell table:formula="of:=&quot;sed -ne &quot;&amp;&quot;'&quot;&amp;[.C174]&amp;&quot;,&quot;&amp;[.D174]&amp;&quot;p' N_seriolae_KH_21_number &gt; &quot;&amp;[.A174]&amp;&quot;.part&quot;" office:value-type="string" office:string-value="sed -ne '62029,62450p' N_seriolae_KH_21_number &gt; 172.part" calcext:value-type="string">
            <text:p>sed -ne '62029,62450p' N_seriolae_KH_21_number &gt; 172.part</text:p>
          </table:table-cell>
        </table:table-row>
        <table:table-row table:style-name="ro1">
          <table:table-cell office:value-type="string" calcext:value-type="string">
            <text:p>173</text:p>
          </table:table-cell>
          <table:table-cell office:value-type="float" office:value="62451" calcext:value-type="float">
            <text:p>62451</text:p>
          </table:table-cell>
          <table:table-cell table:formula="of:=[.B175]" office:value-type="float" office:value="62451" calcext:value-type="float">
            <text:p>62451</text:p>
          </table:table-cell>
          <table:table-cell table:formula="of:=[.B176]-1" office:value-type="float" office:value="62456" calcext:value-type="float">
            <text:p>62456</text:p>
          </table:table-cell>
          <table:table-cell table:formula="of:=&quot;sed -ne &quot;&amp;&quot;'&quot;&amp;[.C175]&amp;&quot;,&quot;&amp;[.D175]&amp;&quot;p' N_seriolae_KH_21_number &gt; &quot;&amp;[.A175]&amp;&quot;.part&quot;" office:value-type="string" office:string-value="sed -ne '62451,62456p' N_seriolae_KH_21_number &gt; 173.part" calcext:value-type="string">
            <text:p>sed -ne '62451,62456p' N_seriolae_KH_21_number &gt; 173.part</text:p>
          </table:table-cell>
        </table:table-row>
        <table:table-row table:style-name="ro1">
          <table:table-cell office:value-type="string" calcext:value-type="string">
            <text:p>174</text:p>
          </table:table-cell>
          <table:table-cell office:value-type="float" office:value="62457" calcext:value-type="float">
            <text:p>62457</text:p>
          </table:table-cell>
          <table:table-cell table:formula="of:=[.B176]" office:value-type="float" office:value="62457" calcext:value-type="float">
            <text:p>62457</text:p>
          </table:table-cell>
          <table:table-cell table:formula="of:=[.B177]-1" office:value-type="float" office:value="62894" calcext:value-type="float">
            <text:p>62894</text:p>
          </table:table-cell>
          <table:table-cell table:formula="of:=&quot;sed -ne &quot;&amp;&quot;'&quot;&amp;[.C176]&amp;&quot;,&quot;&amp;[.D176]&amp;&quot;p' N_seriolae_KH_21_number &gt; &quot;&amp;[.A176]&amp;&quot;.part&quot;" office:value-type="string" office:string-value="sed -ne '62457,62894p' N_seriolae_KH_21_number &gt; 174.part" calcext:value-type="string">
            <text:p>sed -ne '62457,62894p' N_seriolae_KH_21_number &gt; 174.part</text:p>
          </table:table-cell>
        </table:table-row>
        <table:table-row table:style-name="ro1">
          <table:table-cell office:value-type="string" calcext:value-type="string">
            <text:p>175</text:p>
          </table:table-cell>
          <table:table-cell office:value-type="float" office:value="62895" calcext:value-type="float">
            <text:p>62895</text:p>
          </table:table-cell>
          <table:table-cell table:formula="of:=[.B177]" office:value-type="float" office:value="62895" calcext:value-type="float">
            <text:p>62895</text:p>
          </table:table-cell>
          <table:table-cell table:formula="of:=[.B178]-1" office:value-type="float" office:value="62997" calcext:value-type="float">
            <text:p>62997</text:p>
          </table:table-cell>
          <table:table-cell table:formula="of:=&quot;sed -ne &quot;&amp;&quot;'&quot;&amp;[.C177]&amp;&quot;,&quot;&amp;[.D177]&amp;&quot;p' N_seriolae_KH_21_number &gt; &quot;&amp;[.A177]&amp;&quot;.part&quot;" office:value-type="string" office:string-value="sed -ne '62895,62997p' N_seriolae_KH_21_number &gt; 175.part" calcext:value-type="string">
            <text:p>sed -ne '62895,62997p' N_seriolae_KH_21_number &gt; 175.part</text:p>
          </table:table-cell>
        </table:table-row>
        <table:table-row table:style-name="ro1">
          <table:table-cell office:value-type="string" calcext:value-type="string">
            <text:p>176</text:p>
          </table:table-cell>
          <table:table-cell office:value-type="float" office:value="62998" calcext:value-type="float">
            <text:p>62998</text:p>
          </table:table-cell>
          <table:table-cell table:formula="of:=[.B178]" office:value-type="float" office:value="62998" calcext:value-type="float">
            <text:p>62998</text:p>
          </table:table-cell>
          <table:table-cell table:formula="of:=[.B179]-1" office:value-type="float" office:value="63492" calcext:value-type="float">
            <text:p>63492</text:p>
          </table:table-cell>
          <table:table-cell table:formula="of:=&quot;sed -ne &quot;&amp;&quot;'&quot;&amp;[.C178]&amp;&quot;,&quot;&amp;[.D178]&amp;&quot;p' N_seriolae_KH_21_number &gt; &quot;&amp;[.A178]&amp;&quot;.part&quot;" office:value-type="string" office:string-value="sed -ne '62998,63492p' N_seriolae_KH_21_number &gt; 176.part" calcext:value-type="string">
            <text:p>sed -ne '62998,63492p' N_seriolae_KH_21_number &gt; 176.part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float" office:value="63493" calcext:value-type="float">
            <text:p>63493</text:p>
          </table:table-cell>
          <table:table-cell table:formula="of:=[.B179]" office:value-type="float" office:value="63493" calcext:value-type="float">
            <text:p>63493</text:p>
          </table:table-cell>
          <table:table-cell table:formula="of:=[.B180]-1" office:value-type="float" office:value="63731" calcext:value-type="float">
            <text:p>63731</text:p>
          </table:table-cell>
          <table:table-cell table:formula="of:=&quot;sed -ne &quot;&amp;&quot;'&quot;&amp;[.C179]&amp;&quot;,&quot;&amp;[.D179]&amp;&quot;p' N_seriolae_KH_21_number &gt; &quot;&amp;[.A179]&amp;&quot;.part&quot;" office:value-type="string" office:string-value="sed -ne '63493,63731p' N_seriolae_KH_21_number &gt; 177.part" calcext:value-type="string">
            <text:p>sed -ne '63493,63731p' N_seriolae_KH_21_number &gt; 177.part</text:p>
          </table:table-cell>
        </table:table-row>
        <table:table-row table:style-name="ro1">
          <table:table-cell office:value-type="string" calcext:value-type="string">
            <text:p>178</text:p>
          </table:table-cell>
          <table:table-cell office:value-type="float" office:value="63732" calcext:value-type="float">
            <text:p>63732</text:p>
          </table:table-cell>
          <table:table-cell table:formula="of:=[.B180]" office:value-type="float" office:value="63732" calcext:value-type="float">
            <text:p>63732</text:p>
          </table:table-cell>
          <table:table-cell table:formula="of:=[.B181]-1" office:value-type="float" office:value="64107" calcext:value-type="float">
            <text:p>64107</text:p>
          </table:table-cell>
          <table:table-cell table:formula="of:=&quot;sed -ne &quot;&amp;&quot;'&quot;&amp;[.C180]&amp;&quot;,&quot;&amp;[.D180]&amp;&quot;p' N_seriolae_KH_21_number &gt; &quot;&amp;[.A180]&amp;&quot;.part&quot;" office:value-type="string" office:string-value="sed -ne '63732,64107p' N_seriolae_KH_21_number &gt; 178.part" calcext:value-type="string">
            <text:p>sed -ne '63732,64107p' N_seriolae_KH_21_number &gt; 178.part</text:p>
          </table:table-cell>
        </table:table-row>
        <table:table-row table:style-name="ro1">
          <table:table-cell office:value-type="string" calcext:value-type="string">
            <text:p>179</text:p>
          </table:table-cell>
          <table:table-cell office:value-type="float" office:value="64108" calcext:value-type="float">
            <text:p>64108</text:p>
          </table:table-cell>
          <table:table-cell table:formula="of:=[.B181]" office:value-type="float" office:value="64108" calcext:value-type="float">
            <text:p>64108</text:p>
          </table:table-cell>
          <table:table-cell table:formula="of:=[.B182]-1" office:value-type="float" office:value="64695" calcext:value-type="float">
            <text:p>64695</text:p>
          </table:table-cell>
          <table:table-cell table:formula="of:=&quot;sed -ne &quot;&amp;&quot;'&quot;&amp;[.C181]&amp;&quot;,&quot;&amp;[.D181]&amp;&quot;p' N_seriolae_KH_21_number &gt; &quot;&amp;[.A181]&amp;&quot;.part&quot;" office:value-type="string" office:string-value="sed -ne '64108,64695p' N_seriolae_KH_21_number &gt; 179.part" calcext:value-type="string">
            <text:p>sed -ne '64108,64695p' N_seriolae_KH_21_number &gt; 179.part</text:p>
          </table:table-cell>
        </table:table-row>
        <table:table-row table:style-name="ro1">
          <table:table-cell office:value-type="string" calcext:value-type="string">
            <text:p>180</text:p>
          </table:table-cell>
          <table:table-cell office:value-type="float" office:value="64696" calcext:value-type="float">
            <text:p>64696</text:p>
          </table:table-cell>
          <table:table-cell table:formula="of:=[.B182]" office:value-type="float" office:value="64696" calcext:value-type="float">
            <text:p>64696</text:p>
          </table:table-cell>
          <table:table-cell table:formula="of:=[.B183]-1" office:value-type="float" office:value="64708" calcext:value-type="float">
            <text:p>64708</text:p>
          </table:table-cell>
          <table:table-cell table:formula="of:=&quot;sed -ne &quot;&amp;&quot;'&quot;&amp;[.C182]&amp;&quot;,&quot;&amp;[.D182]&amp;&quot;p' N_seriolae_KH_21_number &gt; &quot;&amp;[.A182]&amp;&quot;.part&quot;" office:value-type="string" office:string-value="sed -ne '64696,64708p' N_seriolae_KH_21_number &gt; 180.part" calcext:value-type="string">
            <text:p>sed -ne '64696,64708p' N_seriolae_KH_21_number &gt; 180.part</text:p>
          </table:table-cell>
        </table:table-row>
        <table:table-row table:style-name="ro1">
          <table:table-cell office:value-type="string" calcext:value-type="string">
            <text:p>181</text:p>
          </table:table-cell>
          <table:table-cell office:value-type="float" office:value="64709" calcext:value-type="float">
            <text:p>64709</text:p>
          </table:table-cell>
          <table:table-cell table:formula="of:=[.B183]" office:value-type="float" office:value="64709" calcext:value-type="float">
            <text:p>64709</text:p>
          </table:table-cell>
          <table:table-cell table:formula="of:=[.B184]-1" office:value-type="float" office:value="65377" calcext:value-type="float">
            <text:p>65377</text:p>
          </table:table-cell>
          <table:table-cell table:formula="of:=&quot;sed -ne &quot;&amp;&quot;'&quot;&amp;[.C183]&amp;&quot;,&quot;&amp;[.D183]&amp;&quot;p' N_seriolae_KH_21_number &gt; &quot;&amp;[.A183]&amp;&quot;.part&quot;" office:value-type="string" office:string-value="sed -ne '64709,65377p' N_seriolae_KH_21_number &gt; 181.part" calcext:value-type="string">
            <text:p>sed -ne '64709,65377p' N_seriolae_KH_21_number &gt; 181.part</text:p>
          </table:table-cell>
        </table:table-row>
        <table:table-row table:style-name="ro1">
          <table:table-cell office:value-type="string" calcext:value-type="string">
            <text:p>182</text:p>
          </table:table-cell>
          <table:table-cell office:value-type="float" office:value="65378" calcext:value-type="float">
            <text:p>65378</text:p>
          </table:table-cell>
          <table:table-cell table:formula="of:=[.B184]" office:value-type="float" office:value="65378" calcext:value-type="float">
            <text:p>65378</text:p>
          </table:table-cell>
          <table:table-cell table:formula="of:=[.B185]-1" office:value-type="float" office:value="66052" calcext:value-type="float">
            <text:p>66052</text:p>
          </table:table-cell>
          <table:table-cell table:formula="of:=&quot;sed -ne &quot;&amp;&quot;'&quot;&amp;[.C184]&amp;&quot;,&quot;&amp;[.D184]&amp;&quot;p' N_seriolae_KH_21_number &gt; &quot;&amp;[.A184]&amp;&quot;.part&quot;" office:value-type="string" office:string-value="sed -ne '65378,66052p' N_seriolae_KH_21_number &gt; 182.part" calcext:value-type="string">
            <text:p>sed -ne '65378,66052p' N_seriolae_KH_21_number &gt; 182.part</text:p>
          </table:table-cell>
        </table:table-row>
        <table:table-row table:style-name="ro1">
          <table:table-cell office:value-type="string" calcext:value-type="string">
            <text:p>183</text:p>
          </table:table-cell>
          <table:table-cell office:value-type="float" office:value="66053" calcext:value-type="float">
            <text:p>66053</text:p>
          </table:table-cell>
          <table:table-cell table:formula="of:=[.B185]" office:value-type="float" office:value="66053" calcext:value-type="float">
            <text:p>66053</text:p>
          </table:table-cell>
          <table:table-cell table:formula="of:=[.B186]-1" office:value-type="float" office:value="66860" calcext:value-type="float">
            <text:p>66860</text:p>
          </table:table-cell>
          <table:table-cell table:formula="of:=&quot;sed -ne &quot;&amp;&quot;'&quot;&amp;[.C185]&amp;&quot;,&quot;&amp;[.D185]&amp;&quot;p' N_seriolae_KH_21_number &gt; &quot;&amp;[.A185]&amp;&quot;.part&quot;" office:value-type="string" office:string-value="sed -ne '66053,66860p' N_seriolae_KH_21_number &gt; 183.part" calcext:value-type="string">
            <text:p>sed -ne '66053,66860p' N_seriolae_KH_21_number &gt; 183.part</text:p>
          </table:table-cell>
        </table:table-row>
        <table:table-row table:style-name="ro1">
          <table:table-cell office:value-type="string" calcext:value-type="string">
            <text:p>184</text:p>
          </table:table-cell>
          <table:table-cell office:value-type="float" office:value="66861" calcext:value-type="float">
            <text:p>66861</text:p>
          </table:table-cell>
          <table:table-cell table:formula="of:=[.B186]" office:value-type="float" office:value="66861" calcext:value-type="float">
            <text:p>66861</text:p>
          </table:table-cell>
          <table:table-cell table:formula="of:=[.B187]-1" office:value-type="float" office:value="67448" calcext:value-type="float">
            <text:p>67448</text:p>
          </table:table-cell>
          <table:table-cell table:formula="of:=&quot;sed -ne &quot;&amp;&quot;'&quot;&amp;[.C186]&amp;&quot;,&quot;&amp;[.D186]&amp;&quot;p' N_seriolae_KH_21_number &gt; &quot;&amp;[.A186]&amp;&quot;.part&quot;" office:value-type="string" office:string-value="sed -ne '66861,67448p' N_seriolae_KH_21_number &gt; 184.part" calcext:value-type="string">
            <text:p>sed -ne '66861,67448p' N_seriolae_KH_21_number &gt; 184.part</text:p>
          </table:table-cell>
        </table:table-row>
        <table:table-row table:style-name="ro1">
          <table:table-cell office:value-type="string" calcext:value-type="string">
            <text:p>185</text:p>
          </table:table-cell>
          <table:table-cell office:value-type="float" office:value="67449" calcext:value-type="float">
            <text:p>67449</text:p>
          </table:table-cell>
          <table:table-cell table:formula="of:=[.B187]" office:value-type="float" office:value="67449" calcext:value-type="float">
            <text:p>67449</text:p>
          </table:table-cell>
          <table:table-cell table:formula="of:=[.B188]-1" office:value-type="float" office:value="68087" calcext:value-type="float">
            <text:p>68087</text:p>
          </table:table-cell>
          <table:table-cell table:formula="of:=&quot;sed -ne &quot;&amp;&quot;'&quot;&amp;[.C187]&amp;&quot;,&quot;&amp;[.D187]&amp;&quot;p' N_seriolae_KH_21_number &gt; &quot;&amp;[.A187]&amp;&quot;.part&quot;" office:value-type="string" office:string-value="sed -ne '67449,68087p' N_seriolae_KH_21_number &gt; 185.part" calcext:value-type="string">
            <text:p>sed -ne '67449,68087p' N_seriolae_KH_21_number &gt; 185.part</text:p>
          </table:table-cell>
        </table:table-row>
        <table:table-row table:style-name="ro1">
          <table:table-cell office:value-type="string" calcext:value-type="string">
            <text:p>186</text:p>
          </table:table-cell>
          <table:table-cell office:value-type="float" office:value="68088" calcext:value-type="float">
            <text:p>68088</text:p>
          </table:table-cell>
          <table:table-cell table:formula="of:=[.B188]" office:value-type="float" office:value="68088" calcext:value-type="float">
            <text:p>68088</text:p>
          </table:table-cell>
          <table:table-cell table:formula="of:=[.B189]-1" office:value-type="float" office:value="68348" calcext:value-type="float">
            <text:p>68348</text:p>
          </table:table-cell>
          <table:table-cell table:formula="of:=&quot;sed -ne &quot;&amp;&quot;'&quot;&amp;[.C188]&amp;&quot;,&quot;&amp;[.D188]&amp;&quot;p' N_seriolae_KH_21_number &gt; &quot;&amp;[.A188]&amp;&quot;.part&quot;" office:value-type="string" office:string-value="sed -ne '68088,68348p' N_seriolae_KH_21_number &gt; 186.part" calcext:value-type="string">
            <text:p>sed -ne '68088,68348p' N_seriolae_KH_21_number &gt; 186.part</text:p>
          </table:table-cell>
        </table:table-row>
        <table:table-row table:style-name="ro1">
          <table:table-cell office:value-type="string" calcext:value-type="string">
            <text:p>187</text:p>
          </table:table-cell>
          <table:table-cell office:value-type="float" office:value="68349" calcext:value-type="float">
            <text:p>68349</text:p>
          </table:table-cell>
          <table:table-cell table:formula="of:=[.B189]" office:value-type="float" office:value="68349" calcext:value-type="float">
            <text:p>68349</text:p>
          </table:table-cell>
          <table:table-cell table:formula="of:=[.B190]-1" office:value-type="float" office:value="68771" calcext:value-type="float">
            <text:p>68771</text:p>
          </table:table-cell>
          <table:table-cell table:formula="of:=&quot;sed -ne &quot;&amp;&quot;'&quot;&amp;[.C189]&amp;&quot;,&quot;&amp;[.D189]&amp;&quot;p' N_seriolae_KH_21_number &gt; &quot;&amp;[.A189]&amp;&quot;.part&quot;" office:value-type="string" office:string-value="sed -ne '68349,68771p' N_seriolae_KH_21_number &gt; 187.part" calcext:value-type="string">
            <text:p>sed -ne '68349,68771p' N_seriolae_KH_21_number &gt; 187.part</text:p>
          </table:table-cell>
        </table:table-row>
        <table:table-row table:style-name="ro1">
          <table:table-cell office:value-type="string" calcext:value-type="string">
            <text:p>188</text:p>
          </table:table-cell>
          <table:table-cell office:value-type="float" office:value="68772" calcext:value-type="float">
            <text:p>68772</text:p>
          </table:table-cell>
          <table:table-cell table:formula="of:=[.B190]" office:value-type="float" office:value="68772" calcext:value-type="float">
            <text:p>68772</text:p>
          </table:table-cell>
          <table:table-cell table:formula="of:=[.B191]-1" office:value-type="float" office:value="68809" calcext:value-type="float">
            <text:p>68809</text:p>
          </table:table-cell>
          <table:table-cell table:formula="of:=&quot;sed -ne &quot;&amp;&quot;'&quot;&amp;[.C190]&amp;&quot;,&quot;&amp;[.D190]&amp;&quot;p' N_seriolae_KH_21_number &gt; &quot;&amp;[.A190]&amp;&quot;.part&quot;" office:value-type="string" office:string-value="sed -ne '68772,68809p' N_seriolae_KH_21_number &gt; 188.part" calcext:value-type="string">
            <text:p>sed -ne '68772,68809p' N_seriolae_KH_21_number &gt; 188.part</text:p>
          </table:table-cell>
        </table:table-row>
        <table:table-row table:style-name="ro1">
          <table:table-cell office:value-type="string" calcext:value-type="string">
            <text:p>189</text:p>
          </table:table-cell>
          <table:table-cell office:value-type="float" office:value="68810" calcext:value-type="float">
            <text:p>68810</text:p>
          </table:table-cell>
          <table:table-cell table:formula="of:=[.B191]" office:value-type="float" office:value="68810" calcext:value-type="float">
            <text:p>68810</text:p>
          </table:table-cell>
          <table:table-cell table:formula="of:=[.B192]-1" office:value-type="float" office:value="69576" calcext:value-type="float">
            <text:p>69576</text:p>
          </table:table-cell>
          <table:table-cell table:formula="of:=&quot;sed -ne &quot;&amp;&quot;'&quot;&amp;[.C191]&amp;&quot;,&quot;&amp;[.D191]&amp;&quot;p' N_seriolae_KH_21_number &gt; &quot;&amp;[.A191]&amp;&quot;.part&quot;" office:value-type="string" office:string-value="sed -ne '68810,69576p' N_seriolae_KH_21_number &gt; 189.part" calcext:value-type="string">
            <text:p>sed -ne '68810,69576p' N_seriolae_KH_21_number &gt; 189.part</text:p>
          </table:table-cell>
        </table:table-row>
        <table:table-row table:style-name="ro1">
          <table:table-cell office:value-type="string" calcext:value-type="string">
            <text:p>190</text:p>
          </table:table-cell>
          <table:table-cell office:value-type="float" office:value="69577" calcext:value-type="float">
            <text:p>69577</text:p>
          </table:table-cell>
          <table:table-cell table:formula="of:=[.B192]" office:value-type="float" office:value="69577" calcext:value-type="float">
            <text:p>69577</text:p>
          </table:table-cell>
          <table:table-cell table:formula="of:=[.B193]-1" office:value-type="float" office:value="70218" calcext:value-type="float">
            <text:p>70218</text:p>
          </table:table-cell>
          <table:table-cell table:formula="of:=&quot;sed -ne &quot;&amp;&quot;'&quot;&amp;[.C192]&amp;&quot;,&quot;&amp;[.D192]&amp;&quot;p' N_seriolae_KH_21_number &gt; &quot;&amp;[.A192]&amp;&quot;.part&quot;" office:value-type="string" office:string-value="sed -ne '69577,70218p' N_seriolae_KH_21_number &gt; 190.part" calcext:value-type="string">
            <text:p>sed -ne '69577,70218p' N_seriolae_KH_21_number &gt; 190.part</text:p>
          </table:table-cell>
        </table:table-row>
        <table:table-row table:style-name="ro1">
          <table:table-cell office:value-type="string" calcext:value-type="string">
            <text:p>191</text:p>
          </table:table-cell>
          <table:table-cell office:value-type="float" office:value="70219" calcext:value-type="float">
            <text:p>70219</text:p>
          </table:table-cell>
          <table:table-cell table:formula="of:=[.B193]" office:value-type="float" office:value="70219" calcext:value-type="float">
            <text:p>70219</text:p>
          </table:table-cell>
          <table:table-cell table:formula="of:=[.B194]-1" office:value-type="float" office:value="70730" calcext:value-type="float">
            <text:p>70730</text:p>
          </table:table-cell>
          <table:table-cell table:formula="of:=&quot;sed -ne &quot;&amp;&quot;'&quot;&amp;[.C193]&amp;&quot;,&quot;&amp;[.D193]&amp;&quot;p' N_seriolae_KH_21_number &gt; &quot;&amp;[.A193]&amp;&quot;.part&quot;" office:value-type="string" office:string-value="sed -ne '70219,70730p' N_seriolae_KH_21_number &gt; 191.part" calcext:value-type="string">
            <text:p>sed -ne '70219,70730p' N_seriolae_KH_21_number &gt; 191.part</text:p>
          </table:table-cell>
        </table:table-row>
        <table:table-row table:style-name="ro1">
          <table:table-cell office:value-type="string" calcext:value-type="string">
            <text:p>192</text:p>
          </table:table-cell>
          <table:table-cell office:value-type="float" office:value="70731" calcext:value-type="float">
            <text:p>70731</text:p>
          </table:table-cell>
          <table:table-cell table:formula="of:=[.B194]" office:value-type="float" office:value="70731" calcext:value-type="float">
            <text:p>70731</text:p>
          </table:table-cell>
          <table:table-cell table:formula="of:=[.B195]-1" office:value-type="float" office:value="70901" calcext:value-type="float">
            <text:p>70901</text:p>
          </table:table-cell>
          <table:table-cell table:formula="of:=&quot;sed -ne &quot;&amp;&quot;'&quot;&amp;[.C194]&amp;&quot;,&quot;&amp;[.D194]&amp;&quot;p' N_seriolae_KH_21_number &gt; &quot;&amp;[.A194]&amp;&quot;.part&quot;" office:value-type="string" office:string-value="sed -ne '70731,70901p' N_seriolae_KH_21_number &gt; 192.part" calcext:value-type="string">
            <text:p>sed -ne '70731,70901p' N_seriolae_KH_21_number &gt; 192.part</text:p>
          </table:table-cell>
        </table:table-row>
        <table:table-row table:style-name="ro1">
          <table:table-cell office:value-type="string" calcext:value-type="string">
            <text:p>193</text:p>
          </table:table-cell>
          <table:table-cell office:value-type="float" office:value="70902" calcext:value-type="float">
            <text:p>70902</text:p>
          </table:table-cell>
          <table:table-cell table:formula="of:=[.B195]" office:value-type="float" office:value="70902" calcext:value-type="float">
            <text:p>70902</text:p>
          </table:table-cell>
          <table:table-cell table:formula="of:=[.B196]-1" office:value-type="float" office:value="70931" calcext:value-type="float">
            <text:p>70931</text:p>
          </table:table-cell>
          <table:table-cell table:formula="of:=&quot;sed -ne &quot;&amp;&quot;'&quot;&amp;[.C195]&amp;&quot;,&quot;&amp;[.D195]&amp;&quot;p' N_seriolae_KH_21_number &gt; &quot;&amp;[.A195]&amp;&quot;.part&quot;" office:value-type="string" office:string-value="sed -ne '70902,70931p' N_seriolae_KH_21_number &gt; 193.part" calcext:value-type="string">
            <text:p>sed -ne '70902,70931p' N_seriolae_KH_21_number &gt; 193.part</text:p>
          </table:table-cell>
        </table:table-row>
        <table:table-row table:style-name="ro1">
          <table:table-cell office:value-type="string" calcext:value-type="string">
            <text:p>194</text:p>
          </table:table-cell>
          <table:table-cell office:value-type="float" office:value="70932" calcext:value-type="float">
            <text:p>70932</text:p>
          </table:table-cell>
          <table:table-cell table:formula="of:=[.B196]" office:value-type="float" office:value="70932" calcext:value-type="float">
            <text:p>70932</text:p>
          </table:table-cell>
          <table:table-cell table:formula="of:=[.B197]-1" office:value-type="float" office:value="71377" calcext:value-type="float">
            <text:p>71377</text:p>
          </table:table-cell>
          <table:table-cell table:formula="of:=&quot;sed -ne &quot;&amp;&quot;'&quot;&amp;[.C196]&amp;&quot;,&quot;&amp;[.D196]&amp;&quot;p' N_seriolae_KH_21_number &gt; &quot;&amp;[.A196]&amp;&quot;.part&quot;" office:value-type="string" office:string-value="sed -ne '70932,71377p' N_seriolae_KH_21_number &gt; 194.part" calcext:value-type="string">
            <text:p>sed -ne '70932,71377p' N_seriolae_KH_21_number &gt; 194.part</text:p>
          </table:table-cell>
        </table:table-row>
        <table:table-row table:style-name="ro1">
          <table:table-cell office:value-type="string" calcext:value-type="string">
            <text:p>195</text:p>
          </table:table-cell>
          <table:table-cell office:value-type="float" office:value="71378" calcext:value-type="float">
            <text:p>71378</text:p>
          </table:table-cell>
          <table:table-cell table:formula="of:=[.B197]" office:value-type="float" office:value="71378" calcext:value-type="float">
            <text:p>71378</text:p>
          </table:table-cell>
          <table:table-cell table:formula="of:=[.B198]-1" office:value-type="float" office:value="71901" calcext:value-type="float">
            <text:p>71901</text:p>
          </table:table-cell>
          <table:table-cell table:formula="of:=&quot;sed -ne &quot;&amp;&quot;'&quot;&amp;[.C197]&amp;&quot;,&quot;&amp;[.D197]&amp;&quot;p' N_seriolae_KH_21_number &gt; &quot;&amp;[.A197]&amp;&quot;.part&quot;" office:value-type="string" office:string-value="sed -ne '71378,71901p' N_seriolae_KH_21_number &gt; 195.part" calcext:value-type="string">
            <text:p>sed -ne '71378,71901p' N_seriolae_KH_21_number &gt; 195.part</text:p>
          </table:table-cell>
        </table:table-row>
        <table:table-row table:style-name="ro1">
          <table:table-cell office:value-type="string" calcext:value-type="string">
            <text:p>196</text:p>
          </table:table-cell>
          <table:table-cell office:value-type="float" office:value="71902" calcext:value-type="float">
            <text:p>71902</text:p>
          </table:table-cell>
          <table:table-cell table:formula="of:=[.B198]" office:value-type="float" office:value="71902" calcext:value-type="float">
            <text:p>71902</text:p>
          </table:table-cell>
          <table:table-cell table:formula="of:=[.B199]-1" office:value-type="float" office:value="72014" calcext:value-type="float">
            <text:p>72014</text:p>
          </table:table-cell>
          <table:table-cell table:formula="of:=&quot;sed -ne &quot;&amp;&quot;'&quot;&amp;[.C198]&amp;&quot;,&quot;&amp;[.D198]&amp;&quot;p' N_seriolae_KH_21_number &gt; &quot;&amp;[.A198]&amp;&quot;.part&quot;" office:value-type="string" office:string-value="sed -ne '71902,72014p' N_seriolae_KH_21_number &gt; 196.part" calcext:value-type="string">
            <text:p>sed -ne '71902,72014p' N_seriolae_KH_21_number &gt; 196.part</text:p>
          </table:table-cell>
        </table:table-row>
        <table:table-row table:style-name="ro1">
          <table:table-cell office:value-type="string" calcext:value-type="string">
            <text:p>197</text:p>
          </table:table-cell>
          <table:table-cell office:value-type="float" office:value="72015" calcext:value-type="float">
            <text:p>72015</text:p>
          </table:table-cell>
          <table:table-cell table:formula="of:=[.B199]" office:value-type="float" office:value="72015" calcext:value-type="float">
            <text:p>72015</text:p>
          </table:table-cell>
          <table:table-cell table:formula="of:=[.B200]-1" office:value-type="float" office:value="72027" calcext:value-type="float">
            <text:p>72027</text:p>
          </table:table-cell>
          <table:table-cell table:formula="of:=&quot;sed -ne &quot;&amp;&quot;'&quot;&amp;[.C199]&amp;&quot;,&quot;&amp;[.D199]&amp;&quot;p' N_seriolae_KH_21_number &gt; &quot;&amp;[.A199]&amp;&quot;.part&quot;" office:value-type="string" office:string-value="sed -ne '72015,72027p' N_seriolae_KH_21_number &gt; 197.part" calcext:value-type="string">
            <text:p>sed -ne '72015,72027p' N_seriolae_KH_21_number &gt; 197.part</text:p>
          </table:table-cell>
        </table:table-row>
        <table:table-row table:style-name="ro1">
          <table:table-cell office:value-type="string" calcext:value-type="string">
            <text:p>198</text:p>
          </table:table-cell>
          <table:table-cell office:value-type="float" office:value="72028" calcext:value-type="float">
            <text:p>72028</text:p>
          </table:table-cell>
          <table:table-cell table:formula="of:=[.B200]" office:value-type="float" office:value="72028" calcext:value-type="float">
            <text:p>72028</text:p>
          </table:table-cell>
          <table:table-cell table:formula="of:=[.B201]-1" office:value-type="float" office:value="72490" calcext:value-type="float">
            <text:p>72490</text:p>
          </table:table-cell>
          <table:table-cell table:formula="of:=&quot;sed -ne &quot;&amp;&quot;'&quot;&amp;[.C200]&amp;&quot;,&quot;&amp;[.D200]&amp;&quot;p' N_seriolae_KH_21_number &gt; &quot;&amp;[.A200]&amp;&quot;.part&quot;" office:value-type="string" office:string-value="sed -ne '72028,72490p' N_seriolae_KH_21_number &gt; 198.part" calcext:value-type="string">
            <text:p>sed -ne '72028,72490p' N_seriolae_KH_21_number &gt; 198.part</text:p>
          </table:table-cell>
        </table:table-row>
        <table:table-row table:style-name="ro1">
          <table:table-cell office:value-type="string" calcext:value-type="string">
            <text:p>199</text:p>
          </table:table-cell>
          <table:table-cell office:value-type="float" office:value="72491" calcext:value-type="float">
            <text:p>72491</text:p>
          </table:table-cell>
          <table:table-cell table:formula="of:=[.B201]" office:value-type="float" office:value="72491" calcext:value-type="float">
            <text:p>72491</text:p>
          </table:table-cell>
          <table:table-cell table:formula="of:=[.B202]-1" office:value-type="float" office:value="72846" calcext:value-type="float">
            <text:p>72846</text:p>
          </table:table-cell>
          <table:table-cell table:formula="of:=&quot;sed -ne &quot;&amp;&quot;'&quot;&amp;[.C201]&amp;&quot;,&quot;&amp;[.D201]&amp;&quot;p' N_seriolae_KH_21_number &gt; &quot;&amp;[.A201]&amp;&quot;.part&quot;" office:value-type="string" office:string-value="sed -ne '72491,72846p' N_seriolae_KH_21_number &gt; 199.part" calcext:value-type="string">
            <text:p>sed -ne '72491,72846p' N_seriolae_KH_21_number &gt; 199.part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72847" calcext:value-type="float">
            <text:p>72847</text:p>
          </table:table-cell>
          <table:table-cell table:formula="of:=[.B202]" office:value-type="float" office:value="72847" calcext:value-type="float">
            <text:p>72847</text:p>
          </table:table-cell>
          <table:table-cell table:formula="of:=[.B203]-1" office:value-type="float" office:value="73072" calcext:value-type="float">
            <text:p>73072</text:p>
          </table:table-cell>
          <table:table-cell table:formula="of:=&quot;sed -ne &quot;&amp;&quot;'&quot;&amp;[.C202]&amp;&quot;,&quot;&amp;[.D202]&amp;&quot;p' N_seriolae_KH_21_number &gt; &quot;&amp;[.A202]&amp;&quot;.part&quot;" office:value-type="string" office:string-value="sed -ne '72847,73072p' N_seriolae_KH_21_number &gt; 200.part" calcext:value-type="string">
            <text:p>sed -ne '72847,73072p' N_seriolae_KH_21_number &gt; 200.part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73073" calcext:value-type="float">
            <text:p>73073</text:p>
          </table:table-cell>
          <table:table-cell table:formula="of:=[.B203]" office:value-type="float" office:value="73073" calcext:value-type="float">
            <text:p>73073</text:p>
          </table:table-cell>
          <table:table-cell table:formula="of:=[.B204]-1" office:value-type="float" office:value="73356" calcext:value-type="float">
            <text:p>73356</text:p>
          </table:table-cell>
          <table:table-cell table:formula="of:=&quot;sed -ne &quot;&amp;&quot;'&quot;&amp;[.C203]&amp;&quot;,&quot;&amp;[.D203]&amp;&quot;p' N_seriolae_KH_21_number &gt; &quot;&amp;[.A203]&amp;&quot;.part&quot;" office:value-type="string" office:string-value="sed -ne '73073,73356p' N_seriolae_KH_21_number &gt; 201.part" calcext:value-type="string">
            <text:p>sed -ne '73073,73356p' N_seriolae_KH_21_number &gt; 201.part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73357" calcext:value-type="float">
            <text:p>73357</text:p>
          </table:table-cell>
          <table:table-cell table:formula="of:=[.B204]" office:value-type="float" office:value="73357" calcext:value-type="float">
            <text:p>73357</text:p>
          </table:table-cell>
          <table:table-cell table:formula="of:=[.B205]-1" office:value-type="float" office:value="73921" calcext:value-type="float">
            <text:p>73921</text:p>
          </table:table-cell>
          <table:table-cell table:formula="of:=&quot;sed -ne &quot;&amp;&quot;'&quot;&amp;[.C204]&amp;&quot;,&quot;&amp;[.D204]&amp;&quot;p' N_seriolae_KH_21_number &gt; &quot;&amp;[.A204]&amp;&quot;.part&quot;" office:value-type="string" office:string-value="sed -ne '73357,73921p' N_seriolae_KH_21_number &gt; 202.part" calcext:value-type="string">
            <text:p>sed -ne '73357,73921p' N_seriolae_KH_21_number &gt; 202.part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73922" calcext:value-type="float">
            <text:p>73922</text:p>
          </table:table-cell>
          <table:table-cell table:formula="of:=[.B205]" office:value-type="float" office:value="73922" calcext:value-type="float">
            <text:p>73922</text:p>
          </table:table-cell>
          <table:table-cell table:formula="of:=[.B206]-1" office:value-type="float" office:value="74032" calcext:value-type="float">
            <text:p>74032</text:p>
          </table:table-cell>
          <table:table-cell table:formula="of:=&quot;sed -ne &quot;&amp;&quot;'&quot;&amp;[.C205]&amp;&quot;,&quot;&amp;[.D205]&amp;&quot;p' N_seriolae_KH_21_number &gt; &quot;&amp;[.A205]&amp;&quot;.part&quot;" office:value-type="string" office:string-value="sed -ne '73922,74032p' N_seriolae_KH_21_number &gt; 203.part" calcext:value-type="string">
            <text:p>sed -ne '73922,74032p' N_seriolae_KH_21_number &gt; 203.part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74033" calcext:value-type="float">
            <text:p>74033</text:p>
          </table:table-cell>
          <table:table-cell table:formula="of:=[.B206]" office:value-type="float" office:value="74033" calcext:value-type="float">
            <text:p>74033</text:p>
          </table:table-cell>
          <table:table-cell table:formula="of:=[.B207]-1" office:value-type="float" office:value="74891" calcext:value-type="float">
            <text:p>74891</text:p>
          </table:table-cell>
          <table:table-cell table:formula="of:=&quot;sed -ne &quot;&amp;&quot;'&quot;&amp;[.C206]&amp;&quot;,&quot;&amp;[.D206]&amp;&quot;p' N_seriolae_KH_21_number &gt; &quot;&amp;[.A206]&amp;&quot;.part&quot;" office:value-type="string" office:string-value="sed -ne '74033,74891p' N_seriolae_KH_21_number &gt; 204.part" calcext:value-type="string">
            <text:p>sed -ne '74033,74891p' N_seriolae_KH_21_number &gt; 204.part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74892" calcext:value-type="float">
            <text:p>74892</text:p>
          </table:table-cell>
          <table:table-cell table:formula="of:=[.B207]" office:value-type="float" office:value="74892" calcext:value-type="float">
            <text:p>74892</text:p>
          </table:table-cell>
          <table:table-cell table:formula="of:=[.B208]-1" office:value-type="float" office:value="76033" calcext:value-type="float">
            <text:p>76033</text:p>
          </table:table-cell>
          <table:table-cell table:formula="of:=&quot;sed -ne &quot;&amp;&quot;'&quot;&amp;[.C207]&amp;&quot;,&quot;&amp;[.D207]&amp;&quot;p' N_seriolae_KH_21_number &gt; &quot;&amp;[.A207]&amp;&quot;.part&quot;" office:value-type="string" office:string-value="sed -ne '74892,76033p' N_seriolae_KH_21_number &gt; 205.part" calcext:value-type="string">
            <text:p>sed -ne '74892,76033p' N_seriolae_KH_21_number &gt; 205.part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6034" calcext:value-type="float">
            <text:p>76034</text:p>
          </table:table-cell>
          <table:table-cell table:formula="of:=[.B208]" office:value-type="float" office:value="76034" calcext:value-type="float">
            <text:p>76034</text:p>
          </table:table-cell>
          <table:table-cell table:formula="of:=[.B209]-1" office:value-type="float" office:value="76868" calcext:value-type="float">
            <text:p>76868</text:p>
          </table:table-cell>
          <table:table-cell table:formula="of:=&quot;sed -ne &quot;&amp;&quot;'&quot;&amp;[.C208]&amp;&quot;,&quot;&amp;[.D208]&amp;&quot;p' N_seriolae_KH_21_number &gt; &quot;&amp;[.A208]&amp;&quot;.part&quot;" office:value-type="string" office:string-value="sed -ne '76034,76868p' N_seriolae_KH_21_number &gt; 206.part" calcext:value-type="string">
            <text:p>sed -ne '76034,76868p' N_seriolae_KH_21_number &gt; 206.part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76869" calcext:value-type="float">
            <text:p>76869</text:p>
          </table:table-cell>
          <table:table-cell table:formula="of:=[.B209]" office:value-type="float" office:value="76869" calcext:value-type="float">
            <text:p>76869</text:p>
          </table:table-cell>
          <table:table-cell table:formula="of:=[.B210]-1" office:value-type="float" office:value="77109" calcext:value-type="float">
            <text:p>77109</text:p>
          </table:table-cell>
          <table:table-cell table:formula="of:=&quot;sed -ne &quot;&amp;&quot;'&quot;&amp;[.C209]&amp;&quot;,&quot;&amp;[.D209]&amp;&quot;p' N_seriolae_KH_21_number &gt; &quot;&amp;[.A209]&amp;&quot;.part&quot;" office:value-type="string" office:string-value="sed -ne '76869,77109p' N_seriolae_KH_21_number &gt; 207.part" calcext:value-type="string">
            <text:p>sed -ne '76869,77109p' N_seriolae_KH_21_number &gt; 207.part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77110" calcext:value-type="float">
            <text:p>77110</text:p>
          </table:table-cell>
          <table:table-cell table:formula="of:=[.B210]" office:value-type="float" office:value="77110" calcext:value-type="float">
            <text:p>77110</text:p>
          </table:table-cell>
          <table:table-cell table:formula="of:=[.B211]-1" office:value-type="float" office:value="77679" calcext:value-type="float">
            <text:p>77679</text:p>
          </table:table-cell>
          <table:table-cell table:formula="of:=&quot;sed -ne &quot;&amp;&quot;'&quot;&amp;[.C210]&amp;&quot;,&quot;&amp;[.D210]&amp;&quot;p' N_seriolae_KH_21_number &gt; &quot;&amp;[.A210]&amp;&quot;.part&quot;" office:value-type="string" office:string-value="sed -ne '77110,77679p' N_seriolae_KH_21_number &gt; 208.part" calcext:value-type="string">
            <text:p>sed -ne '77110,77679p' N_seriolae_KH_21_number &gt; 208.part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77680" calcext:value-type="float">
            <text:p>77680</text:p>
          </table:table-cell>
          <table:table-cell table:formula="of:=[.B211]" office:value-type="float" office:value="77680" calcext:value-type="float">
            <text:p>77680</text:p>
          </table:table-cell>
          <table:table-cell table:formula="of:=[.B212]-1" office:value-type="float" office:value="78904" calcext:value-type="float">
            <text:p>78904</text:p>
          </table:table-cell>
          <table:table-cell table:formula="of:=&quot;sed -ne &quot;&amp;&quot;'&quot;&amp;[.C211]&amp;&quot;,&quot;&amp;[.D211]&amp;&quot;p' N_seriolae_KH_21_number &gt; &quot;&amp;[.A211]&amp;&quot;.part&quot;" office:value-type="string" office:string-value="sed -ne '77680,78904p' N_seriolae_KH_21_number &gt; 209.part" calcext:value-type="string">
            <text:p>sed -ne '77680,78904p' N_seriolae_KH_21_number &gt; 209.part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78905" calcext:value-type="float">
            <text:p>78905</text:p>
          </table:table-cell>
          <table:table-cell table:formula="of:=[.B212]" office:value-type="float" office:value="78905" calcext:value-type="float">
            <text:p>78905</text:p>
          </table:table-cell>
          <table:table-cell table:formula="of:=[.B213]-1" office:value-type="float" office:value="78941" calcext:value-type="float">
            <text:p>78941</text:p>
          </table:table-cell>
          <table:table-cell table:formula="of:=&quot;sed -ne &quot;&amp;&quot;'&quot;&amp;[.C212]&amp;&quot;,&quot;&amp;[.D212]&amp;&quot;p' N_seriolae_KH_21_number &gt; &quot;&amp;[.A212]&amp;&quot;.part&quot;" office:value-type="string" office:string-value="sed -ne '78905,78941p' N_seriolae_KH_21_number &gt; 210.part" calcext:value-type="string">
            <text:p>sed -ne '78905,78941p' N_seriolae_KH_21_number &gt; 210.part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78942" calcext:value-type="float">
            <text:p>78942</text:p>
          </table:table-cell>
          <table:table-cell table:formula="of:=[.B213]" office:value-type="float" office:value="78942" calcext:value-type="float">
            <text:p>78942</text:p>
          </table:table-cell>
          <table:table-cell table:formula="of:=[.B214]-1" office:value-type="float" office:value="79048" calcext:value-type="float">
            <text:p>79048</text:p>
          </table:table-cell>
          <table:table-cell table:formula="of:=&quot;sed -ne &quot;&amp;&quot;'&quot;&amp;[.C213]&amp;&quot;,&quot;&amp;[.D213]&amp;&quot;p' N_seriolae_KH_21_number &gt; &quot;&amp;[.A213]&amp;&quot;.part&quot;" office:value-type="string" office:string-value="sed -ne '78942,79048p' N_seriolae_KH_21_number &gt; 211.part" calcext:value-type="string">
            <text:p>sed -ne '78942,79048p' N_seriolae_KH_21_number &gt; 211.part</text:p>
          </table:table-cell>
        </table:table-row>
        <table:table-row table:style-name="ro1">
          <table:table-cell office:value-type="string" calcext:value-type="string">
            <text:p>212</text:p>
          </table:table-cell>
          <table:table-cell office:value-type="float" office:value="79049" calcext:value-type="float">
            <text:p>79049</text:p>
          </table:table-cell>
          <table:table-cell table:formula="of:=[.B214]" office:value-type="float" office:value="79049" calcext:value-type="float">
            <text:p>79049</text:p>
          </table:table-cell>
          <table:table-cell table:formula="of:=[.B215]-1" office:value-type="float" office:value="79063" calcext:value-type="float">
            <text:p>79063</text:p>
          </table:table-cell>
          <table:table-cell table:formula="of:=&quot;sed -ne &quot;&amp;&quot;'&quot;&amp;[.C214]&amp;&quot;,&quot;&amp;[.D214]&amp;&quot;p' N_seriolae_KH_21_number &gt; &quot;&amp;[.A214]&amp;&quot;.part&quot;" office:value-type="string" office:string-value="sed -ne '79049,79063p' N_seriolae_KH_21_number &gt; 212.part" calcext:value-type="string">
            <text:p>sed -ne '79049,79063p' N_seriolae_KH_21_number &gt; 212.part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79064" calcext:value-type="float">
            <text:p>79064</text:p>
          </table:table-cell>
          <table:table-cell table:formula="of:=[.B215]" office:value-type="float" office:value="79064" calcext:value-type="float">
            <text:p>79064</text:p>
          </table:table-cell>
          <table:table-cell table:formula="of:=[.B216]-1" office:value-type="float" office:value="80493" calcext:value-type="float">
            <text:p>80493</text:p>
          </table:table-cell>
          <table:table-cell table:formula="of:=&quot;sed -ne &quot;&amp;&quot;'&quot;&amp;[.C215]&amp;&quot;,&quot;&amp;[.D215]&amp;&quot;p' N_seriolae_KH_21_number &gt; &quot;&amp;[.A215]&amp;&quot;.part&quot;" office:value-type="string" office:string-value="sed -ne '79064,80493p' N_seriolae_KH_21_number &gt; 213.part" calcext:value-type="string">
            <text:p>sed -ne '79064,80493p' N_seriolae_KH_21_number &gt; 213.part</text:p>
          </table:table-cell>
        </table:table-row>
        <table:table-row table:style-name="ro1">
          <table:table-cell office:value-type="string" calcext:value-type="string">
            <text:p>214</text:p>
          </table:table-cell>
          <table:table-cell office:value-type="float" office:value="80494" calcext:value-type="float">
            <text:p>80494</text:p>
          </table:table-cell>
          <table:table-cell table:formula="of:=[.B216]" office:value-type="float" office:value="80494" calcext:value-type="float">
            <text:p>80494</text:p>
          </table:table-cell>
          <table:table-cell table:formula="of:=[.B217]-1" office:value-type="float" office:value="80533" calcext:value-type="float">
            <text:p>80533</text:p>
          </table:table-cell>
          <table:table-cell table:formula="of:=&quot;sed -ne &quot;&amp;&quot;'&quot;&amp;[.C216]&amp;&quot;,&quot;&amp;[.D216]&amp;&quot;p' N_seriolae_KH_21_number &gt; &quot;&amp;[.A216]&amp;&quot;.part&quot;" office:value-type="string" office:string-value="sed -ne '80494,80533p' N_seriolae_KH_21_number &gt; 214.part" calcext:value-type="string">
            <text:p>sed -ne '80494,80533p' N_seriolae_KH_21_number &gt; 214.part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80534" calcext:value-type="float">
            <text:p>80534</text:p>
          </table:table-cell>
          <table:table-cell table:formula="of:=[.B217]" office:value-type="float" office:value="80534" calcext:value-type="float">
            <text:p>80534</text:p>
          </table:table-cell>
          <table:table-cell table:formula="of:=[.B218]-1" office:value-type="float" office:value="80677" calcext:value-type="float">
            <text:p>80677</text:p>
          </table:table-cell>
          <table:table-cell table:formula="of:=&quot;sed -ne &quot;&amp;&quot;'&quot;&amp;[.C217]&amp;&quot;,&quot;&amp;[.D217]&amp;&quot;p' N_seriolae_KH_21_number &gt; &quot;&amp;[.A217]&amp;&quot;.part&quot;" office:value-type="string" office:string-value="sed -ne '80534,80677p' N_seriolae_KH_21_number &gt; 215.part" calcext:value-type="string">
            <text:p>sed -ne '80534,80677p' N_seriolae_KH_21_number &gt; 215.part</text:p>
          </table:table-cell>
        </table:table-row>
        <table:table-row table:style-name="ro1">
          <table:table-cell office:value-type="string" calcext:value-type="string">
            <text:p>216</text:p>
          </table:table-cell>
          <table:table-cell office:value-type="float" office:value="80678" calcext:value-type="float">
            <text:p>80678</text:p>
          </table:table-cell>
          <table:table-cell table:formula="of:=[.B218]" office:value-type="float" office:value="80678" calcext:value-type="float">
            <text:p>80678</text:p>
          </table:table-cell>
          <table:table-cell table:formula="of:=[.B219]-1" office:value-type="float" office:value="80788" calcext:value-type="float">
            <text:p>80788</text:p>
          </table:table-cell>
          <table:table-cell table:formula="of:=&quot;sed -ne &quot;&amp;&quot;'&quot;&amp;[.C218]&amp;&quot;,&quot;&amp;[.D218]&amp;&quot;p' N_seriolae_KH_21_number &gt; &quot;&amp;[.A218]&amp;&quot;.part&quot;" office:value-type="string" office:string-value="sed -ne '80678,80788p' N_seriolae_KH_21_number &gt; 216.part" calcext:value-type="string">
            <text:p>sed -ne '80678,80788p' N_seriolae_KH_21_number &gt; 216.part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80789" calcext:value-type="float">
            <text:p>80789</text:p>
          </table:table-cell>
          <table:table-cell table:formula="of:=[.B219]" office:value-type="float" office:value="80789" calcext:value-type="float">
            <text:p>80789</text:p>
          </table:table-cell>
          <table:table-cell table:formula="of:=[.B220]-1" office:value-type="float" office:value="81405" calcext:value-type="float">
            <text:p>81405</text:p>
          </table:table-cell>
          <table:table-cell table:formula="of:=&quot;sed -ne &quot;&amp;&quot;'&quot;&amp;[.C219]&amp;&quot;,&quot;&amp;[.D219]&amp;&quot;p' N_seriolae_KH_21_number &gt; &quot;&amp;[.A219]&amp;&quot;.part&quot;" office:value-type="string" office:string-value="sed -ne '80789,81405p' N_seriolae_KH_21_number &gt; 217.part" calcext:value-type="string">
            <text:p>sed -ne '80789,81405p' N_seriolae_KH_21_number &gt; 217.part</text:p>
          </table:table-cell>
        </table:table-row>
        <table:table-row table:style-name="ro1">
          <table:table-cell office:value-type="string" calcext:value-type="string">
            <text:p>218</text:p>
          </table:table-cell>
          <table:table-cell office:value-type="float" office:value="81406" calcext:value-type="float">
            <text:p>81406</text:p>
          </table:table-cell>
          <table:table-cell table:formula="of:=[.B220]" office:value-type="float" office:value="81406" calcext:value-type="float">
            <text:p>81406</text:p>
          </table:table-cell>
          <table:table-cell table:formula="of:=[.B221]-1" office:value-type="float" office:value="83433" calcext:value-type="float">
            <text:p>83433</text:p>
          </table:table-cell>
          <table:table-cell table:formula="of:=&quot;sed -ne &quot;&amp;&quot;'&quot;&amp;[.C220]&amp;&quot;,&quot;&amp;[.D220]&amp;&quot;p' N_seriolae_KH_21_number &gt; &quot;&amp;[.A220]&amp;&quot;.part&quot;" office:value-type="string" office:string-value="sed -ne '81406,83433p' N_seriolae_KH_21_number &gt; 218.part" calcext:value-type="string">
            <text:p>sed -ne '81406,83433p' N_seriolae_KH_21_number &gt; 218.part</text:p>
          </table:table-cell>
        </table:table-row>
        <table:table-row table:style-name="ro1">
          <table:table-cell office:value-type="string" calcext:value-type="string">
            <text:p>219</text:p>
          </table:table-cell>
          <table:table-cell office:value-type="float" office:value="83434" calcext:value-type="float">
            <text:p>83434</text:p>
          </table:table-cell>
          <table:table-cell table:formula="of:=[.B221]" office:value-type="float" office:value="83434" calcext:value-type="float">
            <text:p>83434</text:p>
          </table:table-cell>
          <table:table-cell table:formula="of:=[.B222]-1" office:value-type="float" office:value="83571" calcext:value-type="float">
            <text:p>83571</text:p>
          </table:table-cell>
          <table:table-cell table:formula="of:=&quot;sed -ne &quot;&amp;&quot;'&quot;&amp;[.C221]&amp;&quot;,&quot;&amp;[.D221]&amp;&quot;p' N_seriolae_KH_21_number &gt; &quot;&amp;[.A221]&amp;&quot;.part&quot;" office:value-type="string" office:string-value="sed -ne '83434,83571p' N_seriolae_KH_21_number &gt; 219.part" calcext:value-type="string">
            <text:p>sed -ne '83434,83571p' N_seriolae_KH_21_number &gt; 219.part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83572" calcext:value-type="float">
            <text:p>83572</text:p>
          </table:table-cell>
          <table:table-cell table:formula="of:=[.B222]" office:value-type="float" office:value="83572" calcext:value-type="float">
            <text:p>83572</text:p>
          </table:table-cell>
          <table:table-cell table:formula="of:=[.B223]-1" office:value-type="float" office:value="83589" calcext:value-type="float">
            <text:p>83589</text:p>
          </table:table-cell>
          <table:table-cell table:formula="of:=&quot;sed -ne &quot;&amp;&quot;'&quot;&amp;[.C222]&amp;&quot;,&quot;&amp;[.D222]&amp;&quot;p' N_seriolae_KH_21_number &gt; &quot;&amp;[.A222]&amp;&quot;.part&quot;" office:value-type="string" office:string-value="sed -ne '83572,83589p' N_seriolae_KH_21_number &gt; 220.part" calcext:value-type="string">
            <text:p>sed -ne '83572,83589p' N_seriolae_KH_21_number &gt; 220.part</text:p>
          </table:table-cell>
        </table:table-row>
        <table:table-row table:style-name="ro1">
          <table:table-cell office:value-type="string" calcext:value-type="string">
            <text:p>221</text:p>
          </table:table-cell>
          <table:table-cell office:value-type="float" office:value="83590" calcext:value-type="float">
            <text:p>83590</text:p>
          </table:table-cell>
          <table:table-cell table:formula="of:=[.B223]" office:value-type="float" office:value="83590" calcext:value-type="float">
            <text:p>83590</text:p>
          </table:table-cell>
          <table:table-cell table:formula="of:=[.B224]-1" office:value-type="float" office:value="84911" calcext:value-type="float">
            <text:p>84911</text:p>
          </table:table-cell>
          <table:table-cell table:formula="of:=&quot;sed -ne &quot;&amp;&quot;'&quot;&amp;[.C223]&amp;&quot;,&quot;&amp;[.D223]&amp;&quot;p' N_seriolae_KH_21_number &gt; &quot;&amp;[.A223]&amp;&quot;.part&quot;" office:value-type="string" office:string-value="sed -ne '83590,84911p' N_seriolae_KH_21_number &gt; 221.part" calcext:value-type="string">
            <text:p>sed -ne '83590,84911p' N_seriolae_KH_21_number &gt; 221.part</text:p>
          </table:table-cell>
        </table:table-row>
        <table:table-row table:style-name="ro1">
          <table:table-cell office:value-type="string" calcext:value-type="string">
            <text:p>222</text:p>
          </table:table-cell>
          <table:table-cell office:value-type="float" office:value="84912" calcext:value-type="float">
            <text:p>84912</text:p>
          </table:table-cell>
          <table:table-cell table:formula="of:=[.B224]" office:value-type="float" office:value="84912" calcext:value-type="float">
            <text:p>84912</text:p>
          </table:table-cell>
          <table:table-cell table:formula="of:=[.B225]-1" office:value-type="float" office:value="85782" calcext:value-type="float">
            <text:p>85782</text:p>
          </table:table-cell>
          <table:table-cell table:formula="of:=&quot;sed -ne &quot;&amp;&quot;'&quot;&amp;[.C224]&amp;&quot;,&quot;&amp;[.D224]&amp;&quot;p' N_seriolae_KH_21_number &gt; &quot;&amp;[.A224]&amp;&quot;.part&quot;" office:value-type="string" office:string-value="sed -ne '84912,85782p' N_seriolae_KH_21_number &gt; 222.part" calcext:value-type="string">
            <text:p>sed -ne '84912,85782p' N_seriolae_KH_21_number &gt; 222.part</text:p>
          </table:table-cell>
        </table:table-row>
        <table:table-row table:style-name="ro1">
          <table:table-cell office:value-type="string" calcext:value-type="string">
            <text:p>223</text:p>
          </table:table-cell>
          <table:table-cell office:value-type="float" office:value="85783" calcext:value-type="float">
            <text:p>85783</text:p>
          </table:table-cell>
          <table:table-cell table:formula="of:=[.B225]" office:value-type="float" office:value="85783" calcext:value-type="float">
            <text:p>85783</text:p>
          </table:table-cell>
          <table:table-cell table:formula="of:=[.B226]-1" office:value-type="float" office:value="86220" calcext:value-type="float">
            <text:p>86220</text:p>
          </table:table-cell>
          <table:table-cell table:formula="of:=&quot;sed -ne &quot;&amp;&quot;'&quot;&amp;[.C225]&amp;&quot;,&quot;&amp;[.D225]&amp;&quot;p' N_seriolae_KH_21_number &gt; &quot;&amp;[.A225]&amp;&quot;.part&quot;" office:value-type="string" office:string-value="sed -ne '85783,86220p' N_seriolae_KH_21_number &gt; 223.part" calcext:value-type="string">
            <text:p>sed -ne '85783,86220p' N_seriolae_KH_21_number &gt; 223.part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86221" calcext:value-type="float">
            <text:p>86221</text:p>
          </table:table-cell>
          <table:table-cell table:formula="of:=[.B226]" office:value-type="float" office:value="86221" calcext:value-type="float">
            <text:p>86221</text:p>
          </table:table-cell>
          <table:table-cell table:formula="of:=[.B227]-1" office:value-type="float" office:value="86282" calcext:value-type="float">
            <text:p>86282</text:p>
          </table:table-cell>
          <table:table-cell table:formula="of:=&quot;sed -ne &quot;&amp;&quot;'&quot;&amp;[.C226]&amp;&quot;,&quot;&amp;[.D226]&amp;&quot;p' N_seriolae_KH_21_number &gt; &quot;&amp;[.A226]&amp;&quot;.part&quot;" office:value-type="string" office:string-value="sed -ne '86221,86282p' N_seriolae_KH_21_number &gt; 224.part" calcext:value-type="string">
            <text:p>sed -ne '86221,86282p' N_seriolae_KH_21_number &gt; 224.part</text:p>
          </table:table-cell>
        </table:table-row>
        <table:table-row table:style-name="ro1">
          <table:table-cell office:value-type="string" calcext:value-type="string">
            <text:p>225</text:p>
          </table:table-cell>
          <table:table-cell office:value-type="float" office:value="86283" calcext:value-type="float">
            <text:p>86283</text:p>
          </table:table-cell>
          <table:table-cell table:formula="of:=[.B227]" office:value-type="float" office:value="86283" calcext:value-type="float">
            <text:p>86283</text:p>
          </table:table-cell>
          <table:table-cell table:formula="of:=[.B228]-1" office:value-type="float" office:value="86458" calcext:value-type="float">
            <text:p>86458</text:p>
          </table:table-cell>
          <table:table-cell table:formula="of:=&quot;sed -ne &quot;&amp;&quot;'&quot;&amp;[.C227]&amp;&quot;,&quot;&amp;[.D227]&amp;&quot;p' N_seriolae_KH_21_number &gt; &quot;&amp;[.A227]&amp;&quot;.part&quot;" office:value-type="string" office:string-value="sed -ne '86283,86458p' N_seriolae_KH_21_number &gt; 225.part" calcext:value-type="string">
            <text:p>sed -ne '86283,86458p' N_seriolae_KH_21_number &gt; 225.part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86459" calcext:value-type="float">
            <text:p>86459</text:p>
          </table:table-cell>
          <table:table-cell table:formula="of:=[.B228]" office:value-type="float" office:value="86459" calcext:value-type="float">
            <text:p>86459</text:p>
          </table:table-cell>
          <table:table-cell table:formula="of:=[.B229]-1" office:value-type="float" office:value="86604" calcext:value-type="float">
            <text:p>86604</text:p>
          </table:table-cell>
          <table:table-cell table:formula="of:=&quot;sed -ne &quot;&amp;&quot;'&quot;&amp;[.C228]&amp;&quot;,&quot;&amp;[.D228]&amp;&quot;p' N_seriolae_KH_21_number &gt; &quot;&amp;[.A228]&amp;&quot;.part&quot;" office:value-type="string" office:string-value="sed -ne '86459,86604p' N_seriolae_KH_21_number &gt; 226.part" calcext:value-type="string">
            <text:p>sed -ne '86459,86604p' N_seriolae_KH_21_number &gt; 226.part</text:p>
          </table:table-cell>
        </table:table-row>
        <table:table-row table:style-name="ro1">
          <table:table-cell office:value-type="string" calcext:value-type="string">
            <text:p>227</text:p>
          </table:table-cell>
          <table:table-cell office:value-type="float" office:value="86605" calcext:value-type="float">
            <text:p>86605</text:p>
          </table:table-cell>
          <table:table-cell table:formula="of:=[.B229]" office:value-type="float" office:value="86605" calcext:value-type="float">
            <text:p>86605</text:p>
          </table:table-cell>
          <table:table-cell table:formula="of:=[.B230]-1" office:value-type="float" office:value="86731" calcext:value-type="float">
            <text:p>86731</text:p>
          </table:table-cell>
          <table:table-cell table:formula="of:=&quot;sed -ne &quot;&amp;&quot;'&quot;&amp;[.C229]&amp;&quot;,&quot;&amp;[.D229]&amp;&quot;p' N_seriolae_KH_21_number &gt; &quot;&amp;[.A229]&amp;&quot;.part&quot;" office:value-type="string" office:string-value="sed -ne '86605,86731p' N_seriolae_KH_21_number &gt; 227.part" calcext:value-type="string">
            <text:p>sed -ne '86605,86731p' N_seriolae_KH_21_number &gt; 227.part</text:p>
          </table:table-cell>
        </table:table-row>
        <table:table-row table:style-name="ro1">
          <table:table-cell office:value-type="string" calcext:value-type="string">
            <text:p>228</text:p>
          </table:table-cell>
          <table:table-cell office:value-type="float" office:value="86732" calcext:value-type="float">
            <text:p>86732</text:p>
          </table:table-cell>
          <table:table-cell table:formula="of:=[.B230]" office:value-type="float" office:value="86732" calcext:value-type="float">
            <text:p>86732</text:p>
          </table:table-cell>
          <table:table-cell table:formula="of:=[.B231]-1" office:value-type="float" office:value="86876" calcext:value-type="float">
            <text:p>86876</text:p>
          </table:table-cell>
          <table:table-cell table:formula="of:=&quot;sed -ne &quot;&amp;&quot;'&quot;&amp;[.C230]&amp;&quot;,&quot;&amp;[.D230]&amp;&quot;p' N_seriolae_KH_21_number &gt; &quot;&amp;[.A230]&amp;&quot;.part&quot;" office:value-type="string" office:string-value="sed -ne '86732,86876p' N_seriolae_KH_21_number &gt; 228.part" calcext:value-type="string">
            <text:p>sed -ne '86732,86876p' N_seriolae_KH_21_number &gt; 228.part</text:p>
          </table:table-cell>
        </table:table-row>
        <table:table-row table:style-name="ro1">
          <table:table-cell office:value-type="string" calcext:value-type="string">
            <text:p>229</text:p>
          </table:table-cell>
          <table:table-cell office:value-type="float" office:value="86877" calcext:value-type="float">
            <text:p>86877</text:p>
          </table:table-cell>
          <table:table-cell table:formula="of:=[.B231]" office:value-type="float" office:value="86877" calcext:value-type="float">
            <text:p>86877</text:p>
          </table:table-cell>
          <table:table-cell table:formula="of:=[.B232]-1" office:value-type="float" office:value="87351" calcext:value-type="float">
            <text:p>87351</text:p>
          </table:table-cell>
          <table:table-cell table:formula="of:=&quot;sed -ne &quot;&amp;&quot;'&quot;&amp;[.C231]&amp;&quot;,&quot;&amp;[.D231]&amp;&quot;p' N_seriolae_KH_21_number &gt; &quot;&amp;[.A231]&amp;&quot;.part&quot;" office:value-type="string" office:string-value="sed -ne '86877,87351p' N_seriolae_KH_21_number &gt; 229.part" calcext:value-type="string">
            <text:p>sed -ne '86877,87351p' N_seriolae_KH_21_number &gt; 229.part</text:p>
          </table:table-cell>
        </table:table-row>
        <table:table-row table:style-name="ro1">
          <table:table-cell office:value-type="string" calcext:value-type="string">
            <text:p>230</text:p>
          </table:table-cell>
          <table:table-cell office:value-type="float" office:value="87352" calcext:value-type="float">
            <text:p>87352</text:p>
          </table:table-cell>
          <table:table-cell table:formula="of:=[.B232]" office:value-type="float" office:value="87352" calcext:value-type="float">
            <text:p>87352</text:p>
          </table:table-cell>
          <table:table-cell table:formula="of:=[.B233]-1" office:value-type="float" office:value="88003" calcext:value-type="float">
            <text:p>88003</text:p>
          </table:table-cell>
          <table:table-cell table:formula="of:=&quot;sed -ne &quot;&amp;&quot;'&quot;&amp;[.C232]&amp;&quot;,&quot;&amp;[.D232]&amp;&quot;p' N_seriolae_KH_21_number &gt; &quot;&amp;[.A232]&amp;&quot;.part&quot;" office:value-type="string" office:string-value="sed -ne '87352,88003p' N_seriolae_KH_21_number &gt; 230.part" calcext:value-type="string">
            <text:p>sed -ne '87352,88003p' N_seriolae_KH_21_number &gt; 230.part</text:p>
          </table:table-cell>
        </table:table-row>
        <table:table-row table:style-name="ro1">
          <table:table-cell office:value-type="string" calcext:value-type="string">
            <text:p>231</text:p>
          </table:table-cell>
          <table:table-cell office:value-type="float" office:value="88004" calcext:value-type="float">
            <text:p>88004</text:p>
          </table:table-cell>
          <table:table-cell table:formula="of:=[.B233]" office:value-type="float" office:value="88004" calcext:value-type="float">
            <text:p>88004</text:p>
          </table:table-cell>
          <table:table-cell table:formula="of:=[.B234]-1" office:value-type="float" office:value="88700" calcext:value-type="float">
            <text:p>88700</text:p>
          </table:table-cell>
          <table:table-cell table:formula="of:=&quot;sed -ne &quot;&amp;&quot;'&quot;&amp;[.C233]&amp;&quot;,&quot;&amp;[.D233]&amp;&quot;p' N_seriolae_KH_21_number &gt; &quot;&amp;[.A233]&amp;&quot;.part&quot;" office:value-type="string" office:string-value="sed -ne '88004,88700p' N_seriolae_KH_21_number &gt; 231.part" calcext:value-type="string">
            <text:p>sed -ne '88004,88700p' N_seriolae_KH_21_number &gt; 231.part</text:p>
          </table:table-cell>
        </table:table-row>
        <table:table-row table:style-name="ro1">
          <table:table-cell office:value-type="string" calcext:value-type="string">
            <text:p>232</text:p>
          </table:table-cell>
          <table:table-cell office:value-type="float" office:value="88701" calcext:value-type="float">
            <text:p>88701</text:p>
          </table:table-cell>
          <table:table-cell table:formula="of:=[.B234]" office:value-type="float" office:value="88701" calcext:value-type="float">
            <text:p>88701</text:p>
          </table:table-cell>
          <table:table-cell table:formula="of:=[.B235]-1" office:value-type="float" office:value="88898" calcext:value-type="float">
            <text:p>88898</text:p>
          </table:table-cell>
          <table:table-cell table:formula="of:=&quot;sed -ne &quot;&amp;&quot;'&quot;&amp;[.C234]&amp;&quot;,&quot;&amp;[.D234]&amp;&quot;p' N_seriolae_KH_21_number &gt; &quot;&amp;[.A234]&amp;&quot;.part&quot;" office:value-type="string" office:string-value="sed -ne '88701,88898p' N_seriolae_KH_21_number &gt; 232.part" calcext:value-type="string">
            <text:p>sed -ne '88701,88898p' N_seriolae_KH_21_number &gt; 232.part</text:p>
          </table:table-cell>
        </table:table-row>
        <table:table-row table:style-name="ro1">
          <table:table-cell office:value-type="string" calcext:value-type="string">
            <text:p>233</text:p>
          </table:table-cell>
          <table:table-cell office:value-type="float" office:value="88899" calcext:value-type="float">
            <text:p>88899</text:p>
          </table:table-cell>
          <table:table-cell table:formula="of:=[.B235]" office:value-type="float" office:value="88899" calcext:value-type="float">
            <text:p>88899</text:p>
          </table:table-cell>
          <table:table-cell table:formula="of:=[.B236]-1" office:value-type="float" office:value="89612" calcext:value-type="float">
            <text:p>89612</text:p>
          </table:table-cell>
          <table:table-cell table:formula="of:=&quot;sed -ne &quot;&amp;&quot;'&quot;&amp;[.C235]&amp;&quot;,&quot;&amp;[.D235]&amp;&quot;p' N_seriolae_KH_21_number &gt; &quot;&amp;[.A235]&amp;&quot;.part&quot;" office:value-type="string" office:string-value="sed -ne '88899,89612p' N_seriolae_KH_21_number &gt; 233.part" calcext:value-type="string">
            <text:p>sed -ne '88899,89612p' N_seriolae_KH_21_number &gt; 233.part</text:p>
          </table:table-cell>
        </table:table-row>
        <table:table-row table:style-name="ro1">
          <table:table-cell office:value-type="string" calcext:value-type="string">
            <text:p>234</text:p>
          </table:table-cell>
          <table:table-cell office:value-type="float" office:value="89613" calcext:value-type="float">
            <text:p>89613</text:p>
          </table:table-cell>
          <table:table-cell table:formula="of:=[.B236]" office:value-type="float" office:value="89613" calcext:value-type="float">
            <text:p>89613</text:p>
          </table:table-cell>
          <table:table-cell table:formula="of:=[.B237]-1" office:value-type="float" office:value="90198" calcext:value-type="float">
            <text:p>90198</text:p>
          </table:table-cell>
          <table:table-cell table:formula="of:=&quot;sed -ne &quot;&amp;&quot;'&quot;&amp;[.C236]&amp;&quot;,&quot;&amp;[.D236]&amp;&quot;p' N_seriolae_KH_21_number &gt; &quot;&amp;[.A236]&amp;&quot;.part&quot;" office:value-type="string" office:string-value="sed -ne '89613,90198p' N_seriolae_KH_21_number &gt; 234.part" calcext:value-type="string">
            <text:p>sed -ne '89613,90198p' N_seriolae_KH_21_number &gt; 234.part</text:p>
          </table:table-cell>
        </table:table-row>
        <table:table-row table:style-name="ro1">
          <table:table-cell office:value-type="string" calcext:value-type="string">
            <text:p>235</text:p>
          </table:table-cell>
          <table:table-cell office:value-type="float" office:value="90199" calcext:value-type="float">
            <text:p>90199</text:p>
          </table:table-cell>
          <table:table-cell table:formula="of:=[.B237]" office:value-type="float" office:value="90199" calcext:value-type="float">
            <text:p>90199</text:p>
          </table:table-cell>
          <table:table-cell table:formula="of:=[.B238]-1" office:value-type="float" office:value="90540" calcext:value-type="float">
            <text:p>90540</text:p>
          </table:table-cell>
          <table:table-cell table:formula="of:=&quot;sed -ne &quot;&amp;&quot;'&quot;&amp;[.C237]&amp;&quot;,&quot;&amp;[.D237]&amp;&quot;p' N_seriolae_KH_21_number &gt; &quot;&amp;[.A237]&amp;&quot;.part&quot;" office:value-type="string" office:string-value="sed -ne '90199,90540p' N_seriolae_KH_21_number &gt; 235.part" calcext:value-type="string">
            <text:p>sed -ne '90199,90540p' N_seriolae_KH_21_number &gt; 235.part</text:p>
          </table:table-cell>
        </table:table-row>
        <table:table-row table:style-name="ro1">
          <table:table-cell office:value-type="string" calcext:value-type="string">
            <text:p>236</text:p>
          </table:table-cell>
          <table:table-cell office:value-type="float" office:value="90541" calcext:value-type="float">
            <text:p>90541</text:p>
          </table:table-cell>
          <table:table-cell table:formula="of:=[.B238]" office:value-type="float" office:value="90541" calcext:value-type="float">
            <text:p>90541</text:p>
          </table:table-cell>
          <table:table-cell table:formula="of:=[.B239]-1" office:value-type="float" office:value="91310" calcext:value-type="float">
            <text:p>91310</text:p>
          </table:table-cell>
          <table:table-cell table:formula="of:=&quot;sed -ne &quot;&amp;&quot;'&quot;&amp;[.C238]&amp;&quot;,&quot;&amp;[.D238]&amp;&quot;p' N_seriolae_KH_21_number &gt; &quot;&amp;[.A238]&amp;&quot;.part&quot;" office:value-type="string" office:string-value="sed -ne '90541,91310p' N_seriolae_KH_21_number &gt; 236.part" calcext:value-type="string">
            <text:p>sed -ne '90541,91310p' N_seriolae_KH_21_number &gt; 236.part</text:p>
          </table:table-cell>
        </table:table-row>
        <table:table-row table:style-name="ro1">
          <table:table-cell office:value-type="string" calcext:value-type="string">
            <text:p>237</text:p>
          </table:table-cell>
          <table:table-cell office:value-type="float" office:value="91311" calcext:value-type="float">
            <text:p>91311</text:p>
          </table:table-cell>
          <table:table-cell table:formula="of:=[.B239]" office:value-type="float" office:value="91311" calcext:value-type="float">
            <text:p>91311</text:p>
          </table:table-cell>
          <table:table-cell table:formula="of:=[.B240]-1" office:value-type="float" office:value="91364" calcext:value-type="float">
            <text:p>91364</text:p>
          </table:table-cell>
          <table:table-cell table:formula="of:=&quot;sed -ne &quot;&amp;&quot;'&quot;&amp;[.C239]&amp;&quot;,&quot;&amp;[.D239]&amp;&quot;p' N_seriolae_KH_21_number &gt; &quot;&amp;[.A239]&amp;&quot;.part&quot;" office:value-type="string" office:string-value="sed -ne '91311,91364p' N_seriolae_KH_21_number &gt; 237.part" calcext:value-type="string">
            <text:p>sed -ne '91311,91364p' N_seriolae_KH_21_number &gt; 237.part</text:p>
          </table:table-cell>
        </table:table-row>
        <table:table-row table:style-name="ro1">
          <table:table-cell office:value-type="string" calcext:value-type="string">
            <text:p>238</text:p>
          </table:table-cell>
          <table:table-cell office:value-type="float" office:value="91365" calcext:value-type="float">
            <text:p>91365</text:p>
          </table:table-cell>
          <table:table-cell table:formula="of:=[.B240]" office:value-type="float" office:value="91365" calcext:value-type="float">
            <text:p>91365</text:p>
          </table:table-cell>
          <table:table-cell table:formula="of:=[.B241]-1" office:value-type="float" office:value="91372" calcext:value-type="float">
            <text:p>91372</text:p>
          </table:table-cell>
          <table:table-cell table:formula="of:=&quot;sed -ne &quot;&amp;&quot;'&quot;&amp;[.C240]&amp;&quot;,&quot;&amp;[.D240]&amp;&quot;p' N_seriolae_KH_21_number &gt; &quot;&amp;[.A240]&amp;&quot;.part&quot;" office:value-type="string" office:string-value="sed -ne '91365,91372p' N_seriolae_KH_21_number &gt; 238.part" calcext:value-type="string">
            <text:p>sed -ne '91365,91372p' N_seriolae_KH_21_number &gt; 238.part</text:p>
          </table:table-cell>
        </table:table-row>
        <table:table-row table:style-name="ro1">
          <table:table-cell office:value-type="string" calcext:value-type="string">
            <text:p>239</text:p>
          </table:table-cell>
          <table:table-cell office:value-type="float" office:value="91373" calcext:value-type="float">
            <text:p>91373</text:p>
          </table:table-cell>
          <table:table-cell table:formula="of:=[.B241]" office:value-type="float" office:value="91373" calcext:value-type="float">
            <text:p>91373</text:p>
          </table:table-cell>
          <table:table-cell table:formula="of:=[.B242]-1" office:value-type="float" office:value="92013" calcext:value-type="float">
            <text:p>92013</text:p>
          </table:table-cell>
          <table:table-cell table:formula="of:=&quot;sed -ne &quot;&amp;&quot;'&quot;&amp;[.C241]&amp;&quot;,&quot;&amp;[.D241]&amp;&quot;p' N_seriolae_KH_21_number &gt; &quot;&amp;[.A241]&amp;&quot;.part&quot;" office:value-type="string" office:string-value="sed -ne '91373,92013p' N_seriolae_KH_21_number &gt; 239.part" calcext:value-type="string">
            <text:p>sed -ne '91373,92013p' N_seriolae_KH_21_number &gt; 239.part</text:p>
          </table:table-cell>
        </table:table-row>
        <table:table-row table:style-name="ro1">
          <table:table-cell office:value-type="string" calcext:value-type="string">
            <text:p>240</text:p>
          </table:table-cell>
          <table:table-cell office:value-type="float" office:value="92014" calcext:value-type="float">
            <text:p>92014</text:p>
          </table:table-cell>
          <table:table-cell table:formula="of:=[.B242]" office:value-type="float" office:value="92014" calcext:value-type="float">
            <text:p>92014</text:p>
          </table:table-cell>
          <table:table-cell table:formula="of:=[.B243]-1" office:value-type="float" office:value="92073" calcext:value-type="float">
            <text:p>92073</text:p>
          </table:table-cell>
          <table:table-cell table:formula="of:=&quot;sed -ne &quot;&amp;&quot;'&quot;&amp;[.C242]&amp;&quot;,&quot;&amp;[.D242]&amp;&quot;p' N_seriolae_KH_21_number &gt; &quot;&amp;[.A242]&amp;&quot;.part&quot;" office:value-type="string" office:string-value="sed -ne '92014,92073p' N_seriolae_KH_21_number &gt; 240.part" calcext:value-type="string">
            <text:p>sed -ne '92014,92073p' N_seriolae_KH_21_number &gt; 240.part</text:p>
          </table:table-cell>
        </table:table-row>
        <table:table-row table:style-name="ro1">
          <table:table-cell office:value-type="string" calcext:value-type="string">
            <text:p>241</text:p>
          </table:table-cell>
          <table:table-cell office:value-type="float" office:value="92074" calcext:value-type="float">
            <text:p>92074</text:p>
          </table:table-cell>
          <table:table-cell table:formula="of:=[.B243]" office:value-type="float" office:value="92074" calcext:value-type="float">
            <text:p>92074</text:p>
          </table:table-cell>
          <table:table-cell table:formula="of:=[.B244]-1" office:value-type="float" office:value="92374" calcext:value-type="float">
            <text:p>92374</text:p>
          </table:table-cell>
          <table:table-cell table:formula="of:=&quot;sed -ne &quot;&amp;&quot;'&quot;&amp;[.C243]&amp;&quot;,&quot;&amp;[.D243]&amp;&quot;p' N_seriolae_KH_21_number &gt; &quot;&amp;[.A243]&amp;&quot;.part&quot;" office:value-type="string" office:string-value="sed -ne '92074,92374p' N_seriolae_KH_21_number &gt; 241.part" calcext:value-type="string">
            <text:p>sed -ne '92074,92374p' N_seriolae_KH_21_number &gt; 241.part</text:p>
          </table:table-cell>
        </table:table-row>
        <table:table-row table:style-name="ro1">
          <table:table-cell office:value-type="string" calcext:value-type="string">
            <text:p>242</text:p>
          </table:table-cell>
          <table:table-cell office:value-type="float" office:value="92375" calcext:value-type="float">
            <text:p>92375</text:p>
          </table:table-cell>
          <table:table-cell table:formula="of:=[.B244]" office:value-type="float" office:value="92375" calcext:value-type="float">
            <text:p>92375</text:p>
          </table:table-cell>
          <table:table-cell table:formula="of:=[.B245]-1" office:value-type="float" office:value="92416" calcext:value-type="float">
            <text:p>92416</text:p>
          </table:table-cell>
          <table:table-cell table:formula="of:=&quot;sed -ne &quot;&amp;&quot;'&quot;&amp;[.C244]&amp;&quot;,&quot;&amp;[.D244]&amp;&quot;p' N_seriolae_KH_21_number &gt; &quot;&amp;[.A244]&amp;&quot;.part&quot;" office:value-type="string" office:string-value="sed -ne '92375,92416p' N_seriolae_KH_21_number &gt; 242.part" calcext:value-type="string">
            <text:p>sed -ne '92375,92416p' N_seriolae_KH_21_number &gt; 242.part</text:p>
          </table:table-cell>
        </table:table-row>
        <table:table-row table:style-name="ro1">
          <table:table-cell office:value-type="string" calcext:value-type="string">
            <text:p>243</text:p>
          </table:table-cell>
          <table:table-cell office:value-type="float" office:value="92417" calcext:value-type="float">
            <text:p>92417</text:p>
          </table:table-cell>
          <table:table-cell table:formula="of:=[.B245]" office:value-type="float" office:value="92417" calcext:value-type="float">
            <text:p>92417</text:p>
          </table:table-cell>
          <table:table-cell table:formula="of:=[.B246]-1" office:value-type="float" office:value="92458" calcext:value-type="float">
            <text:p>92458</text:p>
          </table:table-cell>
          <table:table-cell table:formula="of:=&quot;sed -ne &quot;&amp;&quot;'&quot;&amp;[.C245]&amp;&quot;,&quot;&amp;[.D245]&amp;&quot;p' N_seriolae_KH_21_number &gt; &quot;&amp;[.A245]&amp;&quot;.part&quot;" office:value-type="string" office:string-value="sed -ne '92417,92458p' N_seriolae_KH_21_number &gt; 243.part" calcext:value-type="string">
            <text:p>sed -ne '92417,92458p' N_seriolae_KH_21_number &gt; 243.part</text:p>
          </table:table-cell>
        </table:table-row>
        <table:table-row table:style-name="ro1">
          <table:table-cell office:value-type="string" calcext:value-type="string">
            <text:p>244</text:p>
          </table:table-cell>
          <table:table-cell office:value-type="float" office:value="92459" calcext:value-type="float">
            <text:p>92459</text:p>
          </table:table-cell>
          <table:table-cell table:formula="of:=[.B246]" office:value-type="float" office:value="92459" calcext:value-type="float">
            <text:p>92459</text:p>
          </table:table-cell>
          <table:table-cell table:formula="of:=[.B247]-1" office:value-type="float" office:value="92678" calcext:value-type="float">
            <text:p>92678</text:p>
          </table:table-cell>
          <table:table-cell table:formula="of:=&quot;sed -ne &quot;&amp;&quot;'&quot;&amp;[.C246]&amp;&quot;,&quot;&amp;[.D246]&amp;&quot;p' N_seriolae_KH_21_number &gt; &quot;&amp;[.A246]&amp;&quot;.part&quot;" office:value-type="string" office:string-value="sed -ne '92459,92678p' N_seriolae_KH_21_number &gt; 244.part" calcext:value-type="string">
            <text:p>sed -ne '92459,92678p' N_seriolae_KH_21_number &gt; 244.part</text:p>
          </table:table-cell>
        </table:table-row>
        <table:table-row table:style-name="ro1">
          <table:table-cell office:value-type="string" calcext:value-type="string">
            <text:p>245</text:p>
          </table:table-cell>
          <table:table-cell office:value-type="float" office:value="92679" calcext:value-type="float">
            <text:p>92679</text:p>
          </table:table-cell>
          <table:table-cell table:formula="of:=[.B247]" office:value-type="float" office:value="92679" calcext:value-type="float">
            <text:p>92679</text:p>
          </table:table-cell>
          <table:table-cell table:formula="of:=[.B248]-1" office:value-type="float" office:value="93159" calcext:value-type="float">
            <text:p>93159</text:p>
          </table:table-cell>
          <table:table-cell table:formula="of:=&quot;sed -ne &quot;&amp;&quot;'&quot;&amp;[.C247]&amp;&quot;,&quot;&amp;[.D247]&amp;&quot;p' N_seriolae_KH_21_number &gt; &quot;&amp;[.A247]&amp;&quot;.part&quot;" office:value-type="string" office:string-value="sed -ne '92679,93159p' N_seriolae_KH_21_number &gt; 245.part" calcext:value-type="string">
            <text:p>sed -ne '92679,93159p' N_seriolae_KH_21_number &gt; 245.part</text:p>
          </table:table-cell>
        </table:table-row>
        <table:table-row table:style-name="ro1">
          <table:table-cell office:value-type="string" calcext:value-type="string">
            <text:p>246</text:p>
          </table:table-cell>
          <table:table-cell office:value-type="float" office:value="93160" calcext:value-type="float">
            <text:p>93160</text:p>
          </table:table-cell>
          <table:table-cell table:formula="of:=[.B248]" office:value-type="float" office:value="93160" calcext:value-type="float">
            <text:p>93160</text:p>
          </table:table-cell>
          <table:table-cell table:formula="of:=[.B249]-1" office:value-type="float" office:value="93842" calcext:value-type="float">
            <text:p>93842</text:p>
          </table:table-cell>
          <table:table-cell table:formula="of:=&quot;sed -ne &quot;&amp;&quot;'&quot;&amp;[.C248]&amp;&quot;,&quot;&amp;[.D248]&amp;&quot;p' N_seriolae_KH_21_number &gt; &quot;&amp;[.A248]&amp;&quot;.part&quot;" office:value-type="string" office:string-value="sed -ne '93160,93842p' N_seriolae_KH_21_number &gt; 246.part" calcext:value-type="string">
            <text:p>sed -ne '93160,93842p' N_seriolae_KH_21_number &gt; 246.part</text:p>
          </table:table-cell>
        </table:table-row>
        <table:table-row table:style-name="ro1">
          <table:table-cell office:value-type="string" calcext:value-type="string">
            <text:p>247</text:p>
          </table:table-cell>
          <table:table-cell office:value-type="float" office:value="93843" calcext:value-type="float">
            <text:p>93843</text:p>
          </table:table-cell>
          <table:table-cell table:formula="of:=[.B249]" office:value-type="float" office:value="93843" calcext:value-type="float">
            <text:p>93843</text:p>
          </table:table-cell>
          <table:table-cell table:formula="of:=[.B250]-1" office:value-type="float" office:value="94716" calcext:value-type="float">
            <text:p>94716</text:p>
          </table:table-cell>
          <table:table-cell table:formula="of:=&quot;sed -ne &quot;&amp;&quot;'&quot;&amp;[.C249]&amp;&quot;,&quot;&amp;[.D249]&amp;&quot;p' N_seriolae_KH_21_number &gt; &quot;&amp;[.A249]&amp;&quot;.part&quot;" office:value-type="string" office:string-value="sed -ne '93843,94716p' N_seriolae_KH_21_number &gt; 247.part" calcext:value-type="string">
            <text:p>sed -ne '93843,94716p' N_seriolae_KH_21_number &gt; 247.part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float" office:value="94717" calcext:value-type="float">
            <text:p>94717</text:p>
          </table:table-cell>
          <table:table-cell table:formula="of:=[.B250]" office:value-type="float" office:value="94717" calcext:value-type="float">
            <text:p>94717</text:p>
          </table:table-cell>
          <table:table-cell table:formula="of:=[.B251]-1" office:value-type="float" office:value="94783" calcext:value-type="float">
            <text:p>94783</text:p>
          </table:table-cell>
          <table:table-cell table:formula="of:=&quot;sed -ne &quot;&amp;&quot;'&quot;&amp;[.C250]&amp;&quot;,&quot;&amp;[.D250]&amp;&quot;p' N_seriolae_KH_21_number &gt; &quot;&amp;[.A250]&amp;&quot;.part&quot;" office:value-type="string" office:string-value="sed -ne '94717,94783p' N_seriolae_KH_21_number &gt; 248.part" calcext:value-type="string">
            <text:p>sed -ne '94717,94783p' N_seriolae_KH_21_number &gt; 248.part</text:p>
          </table:table-cell>
        </table:table-row>
        <table:table-row table:style-name="ro1">
          <table:table-cell office:value-type="string" calcext:value-type="string">
            <text:p>249</text:p>
          </table:table-cell>
          <table:table-cell office:value-type="float" office:value="94784" calcext:value-type="float">
            <text:p>94784</text:p>
          </table:table-cell>
          <table:table-cell table:formula="of:=[.B251]" office:value-type="float" office:value="94784" calcext:value-type="float">
            <text:p>94784</text:p>
          </table:table-cell>
          <table:table-cell table:formula="of:=[.B252]-1" office:value-type="float" office:value="95529" calcext:value-type="float">
            <text:p>95529</text:p>
          </table:table-cell>
          <table:table-cell table:formula="of:=&quot;sed -ne &quot;&amp;&quot;'&quot;&amp;[.C251]&amp;&quot;,&quot;&amp;[.D251]&amp;&quot;p' N_seriolae_KH_21_number &gt; &quot;&amp;[.A251]&amp;&quot;.part&quot;" office:value-type="string" office:string-value="sed -ne '94784,95529p' N_seriolae_KH_21_number &gt; 249.part" calcext:value-type="string">
            <text:p>sed -ne '94784,95529p' N_seriolae_KH_21_number &gt; 249.part</text:p>
          </table:table-cell>
        </table:table-row>
        <table:table-row table:style-name="ro1">
          <table:table-cell office:value-type="string" calcext:value-type="string">
            <text:p>250</text:p>
          </table:table-cell>
          <table:table-cell office:value-type="float" office:value="95530" calcext:value-type="float">
            <text:p>95530</text:p>
          </table:table-cell>
          <table:table-cell table:formula="of:=[.B252]" office:value-type="float" office:value="95530" calcext:value-type="float">
            <text:p>95530</text:p>
          </table:table-cell>
          <table:table-cell table:formula="of:=[.B253]-1" office:value-type="float" office:value="95813" calcext:value-type="float">
            <text:p>95813</text:p>
          </table:table-cell>
          <table:table-cell table:formula="of:=&quot;sed -ne &quot;&amp;&quot;'&quot;&amp;[.C252]&amp;&quot;,&quot;&amp;[.D252]&amp;&quot;p' N_seriolae_KH_21_number &gt; &quot;&amp;[.A252]&amp;&quot;.part&quot;" office:value-type="string" office:string-value="sed -ne '95530,95813p' N_seriolae_KH_21_number &gt; 250.part" calcext:value-type="string">
            <text:p>sed -ne '95530,95813p' N_seriolae_KH_21_number &gt; 250.part</text:p>
          </table:table-cell>
        </table:table-row>
        <table:table-row table:style-name="ro1">
          <table:table-cell office:value-type="string" calcext:value-type="string">
            <text:p>251</text:p>
          </table:table-cell>
          <table:table-cell office:value-type="float" office:value="95814" calcext:value-type="float">
            <text:p>95814</text:p>
          </table:table-cell>
          <table:table-cell table:formula="of:=[.B253]" office:value-type="float" office:value="95814" calcext:value-type="float">
            <text:p>95814</text:p>
          </table:table-cell>
          <table:table-cell table:formula="of:=[.B254]-1" office:value-type="float" office:value="96560" calcext:value-type="float">
            <text:p>96560</text:p>
          </table:table-cell>
          <table:table-cell table:formula="of:=&quot;sed -ne &quot;&amp;&quot;'&quot;&amp;[.C253]&amp;&quot;,&quot;&amp;[.D253]&amp;&quot;p' N_seriolae_KH_21_number &gt; &quot;&amp;[.A253]&amp;&quot;.part&quot;" office:value-type="string" office:string-value="sed -ne '95814,96560p' N_seriolae_KH_21_number &gt; 251.part" calcext:value-type="string">
            <text:p>sed -ne '95814,96560p' N_seriolae_KH_21_number &gt; 251.part</text:p>
          </table:table-cell>
        </table:table-row>
        <table:table-row table:style-name="ro1">
          <table:table-cell office:value-type="string" calcext:value-type="string">
            <text:p>252</text:p>
          </table:table-cell>
          <table:table-cell office:value-type="float" office:value="96561" calcext:value-type="float">
            <text:p>96561</text:p>
          </table:table-cell>
          <table:table-cell table:formula="of:=[.B254]" office:value-type="float" office:value="96561" calcext:value-type="float">
            <text:p>96561</text:p>
          </table:table-cell>
          <table:table-cell table:formula="of:=[.B255]-1" office:value-type="float" office:value="97115" calcext:value-type="float">
            <text:p>97115</text:p>
          </table:table-cell>
          <table:table-cell table:formula="of:=&quot;sed -ne &quot;&amp;&quot;'&quot;&amp;[.C254]&amp;&quot;,&quot;&amp;[.D254]&amp;&quot;p' N_seriolae_KH_21_number &gt; &quot;&amp;[.A254]&amp;&quot;.part&quot;" office:value-type="string" office:string-value="sed -ne '96561,97115p' N_seriolae_KH_21_number &gt; 252.part" calcext:value-type="string">
            <text:p>sed -ne '96561,97115p' N_seriolae_KH_21_number &gt; 252.part</text:p>
          </table:table-cell>
        </table:table-row>
        <table:table-row table:style-name="ro1">
          <table:table-cell office:value-type="string" calcext:value-type="string">
            <text:p>253</text:p>
          </table:table-cell>
          <table:table-cell office:value-type="float" office:value="97116" calcext:value-type="float">
            <text:p>97116</text:p>
          </table:table-cell>
          <table:table-cell table:formula="of:=[.B255]" office:value-type="float" office:value="97116" calcext:value-type="float">
            <text:p>97116</text:p>
          </table:table-cell>
          <table:table-cell table:formula="of:=[.B256]-1" office:value-type="float" office:value="97934" calcext:value-type="float">
            <text:p>97934</text:p>
          </table:table-cell>
          <table:table-cell table:formula="of:=&quot;sed -ne &quot;&amp;&quot;'&quot;&amp;[.C255]&amp;&quot;,&quot;&amp;[.D255]&amp;&quot;p' N_seriolae_KH_21_number &gt; &quot;&amp;[.A255]&amp;&quot;.part&quot;" office:value-type="string" office:string-value="sed -ne '97116,97934p' N_seriolae_KH_21_number &gt; 253.part" calcext:value-type="string">
            <text:p>sed -ne '97116,97934p' N_seriolae_KH_21_number &gt; 253.part</text:p>
          </table:table-cell>
        </table:table-row>
        <table:table-row table:style-name="ro1">
          <table:table-cell office:value-type="string" calcext:value-type="string">
            <text:p>254</text:p>
          </table:table-cell>
          <table:table-cell office:value-type="float" office:value="97935" calcext:value-type="float">
            <text:p>97935</text:p>
          </table:table-cell>
          <table:table-cell table:formula="of:=[.B256]" office:value-type="float" office:value="97935" calcext:value-type="float">
            <text:p>97935</text:p>
          </table:table-cell>
          <table:table-cell table:formula="of:=[.B257]-1" office:value-type="float" office:value="97939" calcext:value-type="float">
            <text:p>97939</text:p>
          </table:table-cell>
          <table:table-cell table:formula="of:=&quot;sed -ne &quot;&amp;&quot;'&quot;&amp;[.C256]&amp;&quot;,&quot;&amp;[.D256]&amp;&quot;p' N_seriolae_KH_21_number &gt; &quot;&amp;[.A256]&amp;&quot;.part&quot;" office:value-type="string" office:string-value="sed -ne '97935,97939p' N_seriolae_KH_21_number &gt; 254.part" calcext:value-type="string">
            <text:p>sed -ne '97935,97939p' N_seriolae_KH_21_number &gt; 254.part</text:p>
          </table:table-cell>
        </table:table-row>
        <table:table-row table:style-name="ro1">
          <table:table-cell office:value-type="string" calcext:value-type="string">
            <text:p>255</text:p>
          </table:table-cell>
          <table:table-cell office:value-type="float" office:value="97940" calcext:value-type="float">
            <text:p>97940</text:p>
          </table:table-cell>
          <table:table-cell table:formula="of:=[.B257]" office:value-type="float" office:value="97940" calcext:value-type="float">
            <text:p>97940</text:p>
          </table:table-cell>
          <table:table-cell table:formula="of:=[.B258]-1" office:value-type="float" office:value="98784" calcext:value-type="float">
            <text:p>98784</text:p>
          </table:table-cell>
          <table:table-cell table:formula="of:=&quot;sed -ne &quot;&amp;&quot;'&quot;&amp;[.C257]&amp;&quot;,&quot;&amp;[.D257]&amp;&quot;p' N_seriolae_KH_21_number &gt; &quot;&amp;[.A257]&amp;&quot;.part&quot;" office:value-type="string" office:string-value="sed -ne '97940,98784p' N_seriolae_KH_21_number &gt; 255.part" calcext:value-type="string">
            <text:p>sed -ne '97940,98784p' N_seriolae_KH_21_number &gt; 255.part</text:p>
          </table:table-cell>
        </table:table-row>
        <table:table-row table:style-name="ro1">
          <table:table-cell office:value-type="string" calcext:value-type="string">
            <text:p>256</text:p>
          </table:table-cell>
          <table:table-cell office:value-type="float" office:value="98785" calcext:value-type="float">
            <text:p>98785</text:p>
          </table:table-cell>
          <table:table-cell table:formula="of:=[.B258]" office:value-type="float" office:value="98785" calcext:value-type="float">
            <text:p>98785</text:p>
          </table:table-cell>
          <table:table-cell table:formula="of:=[.B259]-1" office:value-type="float" office:value="98856" calcext:value-type="float">
            <text:p>98856</text:p>
          </table:table-cell>
          <table:table-cell table:formula="of:=&quot;sed -ne &quot;&amp;&quot;'&quot;&amp;[.C258]&amp;&quot;,&quot;&amp;[.D258]&amp;&quot;p' N_seriolae_KH_21_number &gt; &quot;&amp;[.A258]&amp;&quot;.part&quot;" office:value-type="string" office:string-value="sed -ne '98785,98856p' N_seriolae_KH_21_number &gt; 256.part" calcext:value-type="string">
            <text:p>sed -ne '98785,98856p' N_seriolae_KH_21_number &gt; 256.part</text:p>
          </table:table-cell>
        </table:table-row>
        <table:table-row table:style-name="ro1">
          <table:table-cell office:value-type="string" calcext:value-type="string">
            <text:p>257</text:p>
          </table:table-cell>
          <table:table-cell office:value-type="float" office:value="98857" calcext:value-type="float">
            <text:p>98857</text:p>
          </table:table-cell>
          <table:table-cell table:formula="of:=[.B259]" office:value-type="float" office:value="98857" calcext:value-type="float">
            <text:p>98857</text:p>
          </table:table-cell>
          <table:table-cell table:formula="of:=[.B260]-1" office:value-type="float" office:value="99014" calcext:value-type="float">
            <text:p>99014</text:p>
          </table:table-cell>
          <table:table-cell table:formula="of:=&quot;sed -ne &quot;&amp;&quot;'&quot;&amp;[.C259]&amp;&quot;,&quot;&amp;[.D259]&amp;&quot;p' N_seriolae_KH_21_number &gt; &quot;&amp;[.A259]&amp;&quot;.part&quot;" office:value-type="string" office:string-value="sed -ne '98857,99014p' N_seriolae_KH_21_number &gt; 257.part" calcext:value-type="string">
            <text:p>sed -ne '98857,99014p' N_seriolae_KH_21_number &gt; 257.part</text:p>
          </table:table-cell>
        </table:table-row>
        <table:table-row table:style-name="ro1">
          <table:table-cell office:value-type="string" calcext:value-type="string">
            <text:p>258</text:p>
          </table:table-cell>
          <table:table-cell office:value-type="float" office:value="99015" calcext:value-type="float">
            <text:p>99015</text:p>
          </table:table-cell>
          <table:table-cell table:formula="of:=[.B260]" office:value-type="float" office:value="99015" calcext:value-type="float">
            <text:p>99015</text:p>
          </table:table-cell>
          <table:table-cell table:formula="of:=[.B261]-1" office:value-type="float" office:value="99044" calcext:value-type="float">
            <text:p>99044</text:p>
          </table:table-cell>
          <table:table-cell table:formula="of:=&quot;sed -ne &quot;&amp;&quot;'&quot;&amp;[.C260]&amp;&quot;,&quot;&amp;[.D260]&amp;&quot;p' N_seriolae_KH_21_number &gt; &quot;&amp;[.A260]&amp;&quot;.part&quot;" office:value-type="string" office:string-value="sed -ne '99015,99044p' N_seriolae_KH_21_number &gt; 258.part" calcext:value-type="string">
            <text:p>sed -ne '99015,99044p' N_seriolae_KH_21_number &gt; 258.part</text:p>
          </table:table-cell>
        </table:table-row>
        <table:table-row table:style-name="ro1">
          <table:table-cell office:value-type="string" calcext:value-type="string">
            <text:p>259</text:p>
          </table:table-cell>
          <table:table-cell office:value-type="float" office:value="99045" calcext:value-type="float">
            <text:p>99045</text:p>
          </table:table-cell>
          <table:table-cell table:formula="of:=[.B261]" office:value-type="float" office:value="99045" calcext:value-type="float">
            <text:p>99045</text:p>
          </table:table-cell>
          <table:table-cell table:formula="of:=[.B262]-1" office:value-type="float" office:value="100526" calcext:value-type="float">
            <text:p>100526</text:p>
          </table:table-cell>
          <table:table-cell table:formula="of:=&quot;sed -ne &quot;&amp;&quot;'&quot;&amp;[.C261]&amp;&quot;,&quot;&amp;[.D261]&amp;&quot;p' N_seriolae_KH_21_number &gt; &quot;&amp;[.A261]&amp;&quot;.part&quot;" office:value-type="string" office:string-value="sed -ne '99045,100526p' N_seriolae_KH_21_number &gt; 259.part" calcext:value-type="string">
            <text:p>sed -ne '99045,100526p' N_seriolae_KH_21_number &gt; 259.part</text:p>
          </table:table-cell>
        </table:table-row>
        <table:table-row table:style-name="ro1">
          <table:table-cell office:value-type="string" calcext:value-type="string">
            <text:p>260</text:p>
          </table:table-cell>
          <table:table-cell office:value-type="float" office:value="100527" calcext:value-type="float">
            <text:p>100527</text:p>
          </table:table-cell>
          <table:table-cell table:formula="of:=[.B262]" office:value-type="float" office:value="100527" calcext:value-type="float">
            <text:p>100527</text:p>
          </table:table-cell>
          <table:table-cell table:formula="of:=[.B263]-1" office:value-type="float" office:value="100583" calcext:value-type="float">
            <text:p>100583</text:p>
          </table:table-cell>
          <table:table-cell table:formula="of:=&quot;sed -ne &quot;&amp;&quot;'&quot;&amp;[.C262]&amp;&quot;,&quot;&amp;[.D262]&amp;&quot;p' N_seriolae_KH_21_number &gt; &quot;&amp;[.A262]&amp;&quot;.part&quot;" office:value-type="string" office:string-value="sed -ne '100527,100583p' N_seriolae_KH_21_number &gt; 260.part" calcext:value-type="string">
            <text:p>sed -ne '100527,100583p' N_seriolae_KH_21_number &gt; 260.part</text:p>
          </table:table-cell>
        </table:table-row>
        <table:table-row table:style-name="ro1">
          <table:table-cell office:value-type="string" calcext:value-type="string">
            <text:p>261</text:p>
          </table:table-cell>
          <table:table-cell office:value-type="float" office:value="100584" calcext:value-type="float">
            <text:p>100584</text:p>
          </table:table-cell>
          <table:table-cell table:formula="of:=[.B263]" office:value-type="float" office:value="100584" calcext:value-type="float">
            <text:p>100584</text:p>
          </table:table-cell>
          <table:table-cell table:formula="of:=[.B264]-1" office:value-type="float" office:value="101562" calcext:value-type="float">
            <text:p>101562</text:p>
          </table:table-cell>
          <table:table-cell table:formula="of:=&quot;sed -ne &quot;&amp;&quot;'&quot;&amp;[.C263]&amp;&quot;,&quot;&amp;[.D263]&amp;&quot;p' N_seriolae_KH_21_number &gt; &quot;&amp;[.A263]&amp;&quot;.part&quot;" office:value-type="string" office:string-value="sed -ne '100584,101562p' N_seriolae_KH_21_number &gt; 261.part" calcext:value-type="string">
            <text:p>sed -ne '100584,101562p' N_seriolae_KH_21_number &gt; 261.part</text:p>
          </table:table-cell>
        </table:table-row>
        <table:table-row table:style-name="ro1">
          <table:table-cell office:value-type="string" calcext:value-type="string">
            <text:p>262</text:p>
          </table:table-cell>
          <table:table-cell office:value-type="float" office:value="101563" calcext:value-type="float">
            <text:p>101563</text:p>
          </table:table-cell>
          <table:table-cell table:formula="of:=[.B264]" office:value-type="float" office:value="101563" calcext:value-type="float">
            <text:p>101563</text:p>
          </table:table-cell>
          <table:table-cell table:formula="of:=[.B265]-1" office:value-type="float" office:value="101681" calcext:value-type="float">
            <text:p>101681</text:p>
          </table:table-cell>
          <table:table-cell table:formula="of:=&quot;sed -ne &quot;&amp;&quot;'&quot;&amp;[.C264]&amp;&quot;,&quot;&amp;[.D264]&amp;&quot;p' N_seriolae_KH_21_number &gt; &quot;&amp;[.A264]&amp;&quot;.part&quot;" office:value-type="string" office:string-value="sed -ne '101563,101681p' N_seriolae_KH_21_number &gt; 262.part" calcext:value-type="string">
            <text:p>sed -ne '101563,101681p' N_seriolae_KH_21_number &gt; 262.part</text:p>
          </table:table-cell>
        </table:table-row>
        <table:table-row table:style-name="ro1">
          <table:table-cell office:value-type="string" calcext:value-type="string">
            <text:p>263</text:p>
          </table:table-cell>
          <table:table-cell office:value-type="float" office:value="101682" calcext:value-type="float">
            <text:p>101682</text:p>
          </table:table-cell>
          <table:table-cell table:formula="of:=[.B265]" office:value-type="float" office:value="101682" calcext:value-type="float">
            <text:p>101682</text:p>
          </table:table-cell>
          <table:table-cell table:formula="of:=[.B266]-1" office:value-type="float" office:value="102340" calcext:value-type="float">
            <text:p>102340</text:p>
          </table:table-cell>
          <table:table-cell table:formula="of:=&quot;sed -ne &quot;&amp;&quot;'&quot;&amp;[.C265]&amp;&quot;,&quot;&amp;[.D265]&amp;&quot;p' N_seriolae_KH_21_number &gt; &quot;&amp;[.A265]&amp;&quot;.part&quot;" office:value-type="string" office:string-value="sed -ne '101682,102340p' N_seriolae_KH_21_number &gt; 263.part" calcext:value-type="string">
            <text:p>sed -ne '101682,102340p' N_seriolae_KH_21_number &gt; 263.part</text:p>
          </table:table-cell>
        </table:table-row>
        <table:table-row table:style-name="ro1">
          <table:table-cell office:value-type="string" calcext:value-type="string">
            <text:p>264</text:p>
          </table:table-cell>
          <table:table-cell office:value-type="float" office:value="102341" calcext:value-type="float">
            <text:p>102341</text:p>
          </table:table-cell>
          <table:table-cell table:formula="of:=[.B266]" office:value-type="float" office:value="102341" calcext:value-type="float">
            <text:p>102341</text:p>
          </table:table-cell>
          <table:table-cell table:formula="of:=[.B267]-1" office:value-type="float" office:value="102575" calcext:value-type="float">
            <text:p>102575</text:p>
          </table:table-cell>
          <table:table-cell table:formula="of:=&quot;sed -ne &quot;&amp;&quot;'&quot;&amp;[.C266]&amp;&quot;,&quot;&amp;[.D266]&amp;&quot;p' N_seriolae_KH_21_number &gt; &quot;&amp;[.A266]&amp;&quot;.part&quot;" office:value-type="string" office:string-value="sed -ne '102341,102575p' N_seriolae_KH_21_number &gt; 264.part" calcext:value-type="string">
            <text:p>sed -ne '102341,102575p' N_seriolae_KH_21_number &gt; 264.part</text:p>
          </table:table-cell>
        </table:table-row>
        <table:table-row table:style-name="ro1">
          <table:table-cell office:value-type="string" calcext:value-type="string">
            <text:p>265</text:p>
          </table:table-cell>
          <table:table-cell office:value-type="float" office:value="102576" calcext:value-type="float">
            <text:p>102576</text:p>
          </table:table-cell>
          <table:table-cell table:formula="of:=[.B267]" office:value-type="float" office:value="102576" calcext:value-type="float">
            <text:p>102576</text:p>
          </table:table-cell>
          <table:table-cell table:formula="of:=[.B268]-1" office:value-type="float" office:value="102590" calcext:value-type="float">
            <text:p>102590</text:p>
          </table:table-cell>
          <table:table-cell table:formula="of:=&quot;sed -ne &quot;&amp;&quot;'&quot;&amp;[.C267]&amp;&quot;,&quot;&amp;[.D267]&amp;&quot;p' N_seriolae_KH_21_number &gt; &quot;&amp;[.A267]&amp;&quot;.part&quot;" office:value-type="string" office:string-value="sed -ne '102576,102590p' N_seriolae_KH_21_number &gt; 265.part" calcext:value-type="string">
            <text:p>sed -ne '102576,102590p' N_seriolae_KH_21_number &gt; 265.part</text:p>
          </table:table-cell>
        </table:table-row>
        <table:table-row table:style-name="ro1">
          <table:table-cell office:value-type="string" calcext:value-type="string">
            <text:p>266</text:p>
          </table:table-cell>
          <table:table-cell office:value-type="float" office:value="102591" calcext:value-type="float">
            <text:p>102591</text:p>
          </table:table-cell>
          <table:table-cell table:formula="of:=[.B268]" office:value-type="float" office:value="102591" calcext:value-type="float">
            <text:p>102591</text:p>
          </table:table-cell>
          <table:table-cell table:formula="of:=[.B269]-1" office:value-type="float" office:value="102990" calcext:value-type="float">
            <text:p>102990</text:p>
          </table:table-cell>
          <table:table-cell table:formula="of:=&quot;sed -ne &quot;&amp;&quot;'&quot;&amp;[.C268]&amp;&quot;,&quot;&amp;[.D268]&amp;&quot;p' N_seriolae_KH_21_number &gt; &quot;&amp;[.A268]&amp;&quot;.part&quot;" office:value-type="string" office:string-value="sed -ne '102591,102990p' N_seriolae_KH_21_number &gt; 266.part" calcext:value-type="string">
            <text:p>sed -ne '102591,102990p' N_seriolae_KH_21_number &gt; 266.part</text:p>
          </table:table-cell>
        </table:table-row>
        <table:table-row table:style-name="ro1">
          <table:table-cell office:value-type="string" calcext:value-type="string">
            <text:p>267</text:p>
          </table:table-cell>
          <table:table-cell office:value-type="float" office:value="102991" calcext:value-type="float">
            <text:p>102991</text:p>
          </table:table-cell>
          <table:table-cell table:formula="of:=[.B269]" office:value-type="float" office:value="102991" calcext:value-type="float">
            <text:p>102991</text:p>
          </table:table-cell>
          <table:table-cell table:formula="of:=[.B270]-1" office:value-type="float" office:value="103354" calcext:value-type="float">
            <text:p>103354</text:p>
          </table:table-cell>
          <table:table-cell table:formula="of:=&quot;sed -ne &quot;&amp;&quot;'&quot;&amp;[.C269]&amp;&quot;,&quot;&amp;[.D269]&amp;&quot;p' N_seriolae_KH_21_number &gt; &quot;&amp;[.A269]&amp;&quot;.part&quot;" office:value-type="string" office:string-value="sed -ne '102991,103354p' N_seriolae_KH_21_number &gt; 267.part" calcext:value-type="string">
            <text:p>sed -ne '102991,103354p' N_seriolae_KH_21_number &gt; 267.part</text:p>
          </table:table-cell>
        </table:table-row>
        <table:table-row table:style-name="ro1">
          <table:table-cell office:value-type="string" calcext:value-type="string">
            <text:p>268</text:p>
          </table:table-cell>
          <table:table-cell office:value-type="float" office:value="103355" calcext:value-type="float">
            <text:p>103355</text:p>
          </table:table-cell>
          <table:table-cell table:formula="of:=[.B270]" office:value-type="float" office:value="103355" calcext:value-type="float">
            <text:p>103355</text:p>
          </table:table-cell>
          <table:table-cell table:formula="of:=[.B271]-1" office:value-type="float" office:value="104730" calcext:value-type="float">
            <text:p>104730</text:p>
          </table:table-cell>
          <table:table-cell table:formula="of:=&quot;sed -ne &quot;&amp;&quot;'&quot;&amp;[.C270]&amp;&quot;,&quot;&amp;[.D270]&amp;&quot;p' N_seriolae_KH_21_number &gt; &quot;&amp;[.A270]&amp;&quot;.part&quot;" office:value-type="string" office:string-value="sed -ne '103355,104730p' N_seriolae_KH_21_number &gt; 268.part" calcext:value-type="string">
            <text:p>sed -ne '103355,104730p' N_seriolae_KH_21_number &gt; 268.part</text:p>
          </table:table-cell>
        </table:table-row>
        <table:table-row table:style-name="ro1">
          <table:table-cell office:value-type="string" calcext:value-type="string">
            <text:p>269</text:p>
          </table:table-cell>
          <table:table-cell office:value-type="float" office:value="104731" calcext:value-type="float">
            <text:p>104731</text:p>
          </table:table-cell>
          <table:table-cell table:formula="of:=[.B271]" office:value-type="float" office:value="104731" calcext:value-type="float">
            <text:p>104731</text:p>
          </table:table-cell>
          <table:table-cell table:formula="of:=[.B272]-1" office:value-type="float" office:value="105438" calcext:value-type="float">
            <text:p>105438</text:p>
          </table:table-cell>
          <table:table-cell table:formula="of:=&quot;sed -ne &quot;&amp;&quot;'&quot;&amp;[.C271]&amp;&quot;,&quot;&amp;[.D271]&amp;&quot;p' N_seriolae_KH_21_number &gt; &quot;&amp;[.A271]&amp;&quot;.part&quot;" office:value-type="string" office:string-value="sed -ne '104731,105438p' N_seriolae_KH_21_number &gt; 269.part" calcext:value-type="string">
            <text:p>sed -ne '104731,105438p' N_seriolae_KH_21_number &gt; 269.part</text:p>
          </table:table-cell>
        </table:table-row>
        <table:table-row table:style-name="ro1">
          <table:table-cell office:value-type="string" calcext:value-type="string">
            <text:p>270</text:p>
          </table:table-cell>
          <table:table-cell office:value-type="float" office:value="105439" calcext:value-type="float">
            <text:p>105439</text:p>
          </table:table-cell>
          <table:table-cell table:formula="of:=[.B272]" office:value-type="float" office:value="105439" calcext:value-type="float">
            <text:p>105439</text:p>
          </table:table-cell>
          <table:table-cell table:formula="of:=[.B273]-1" office:value-type="float" office:value="105599" calcext:value-type="float">
            <text:p>105599</text:p>
          </table:table-cell>
          <table:table-cell table:formula="of:=&quot;sed -ne &quot;&amp;&quot;'&quot;&amp;[.C272]&amp;&quot;,&quot;&amp;[.D272]&amp;&quot;p' N_seriolae_KH_21_number &gt; &quot;&amp;[.A272]&amp;&quot;.part&quot;" office:value-type="string" office:string-value="sed -ne '105439,105599p' N_seriolae_KH_21_number &gt; 270.part" calcext:value-type="string">
            <text:p>sed -ne '105439,105599p' N_seriolae_KH_21_number &gt; 270.part</text:p>
          </table:table-cell>
        </table:table-row>
        <table:table-row table:style-name="ro1">
          <table:table-cell office:value-type="string" calcext:value-type="string">
            <text:p>271</text:p>
          </table:table-cell>
          <table:table-cell office:value-type="float" office:value="105600" calcext:value-type="float">
            <text:p>105600</text:p>
          </table:table-cell>
          <table:table-cell table:formula="of:=[.B273]" office:value-type="float" office:value="105600" calcext:value-type="float">
            <text:p>105600</text:p>
          </table:table-cell>
          <table:table-cell table:formula="of:=[.B274]-1" office:value-type="float" office:value="106014" calcext:value-type="float">
            <text:p>106014</text:p>
          </table:table-cell>
          <table:table-cell table:formula="of:=&quot;sed -ne &quot;&amp;&quot;'&quot;&amp;[.C273]&amp;&quot;,&quot;&amp;[.D273]&amp;&quot;p' N_seriolae_KH_21_number &gt; &quot;&amp;[.A273]&amp;&quot;.part&quot;" office:value-type="string" office:string-value="sed -ne '105600,106014p' N_seriolae_KH_21_number &gt; 271.part" calcext:value-type="string">
            <text:p>sed -ne '105600,106014p' N_seriolae_KH_21_number &gt; 271.part</text:p>
          </table:table-cell>
        </table:table-row>
        <table:table-row table:style-name="ro1">
          <table:table-cell office:value-type="string" calcext:value-type="string">
            <text:p>272</text:p>
          </table:table-cell>
          <table:table-cell office:value-type="float" office:value="106015" calcext:value-type="float">
            <text:p>106015</text:p>
          </table:table-cell>
          <table:table-cell table:formula="of:=[.B274]" office:value-type="float" office:value="106015" calcext:value-type="float">
            <text:p>106015</text:p>
          </table:table-cell>
          <table:table-cell table:formula="of:=[.B275]-1" office:value-type="float" office:value="106136" calcext:value-type="float">
            <text:p>106136</text:p>
          </table:table-cell>
          <table:table-cell table:formula="of:=&quot;sed -ne &quot;&amp;&quot;'&quot;&amp;[.C274]&amp;&quot;,&quot;&amp;[.D274]&amp;&quot;p' N_seriolae_KH_21_number &gt; &quot;&amp;[.A274]&amp;&quot;.part&quot;" office:value-type="string" office:string-value="sed -ne '106015,106136p' N_seriolae_KH_21_number &gt; 272.part" calcext:value-type="string">
            <text:p>sed -ne '106015,106136p' N_seriolae_KH_21_number &gt; 272.part</text:p>
          </table:table-cell>
        </table:table-row>
        <table:table-row table:style-name="ro1">
          <table:table-cell office:value-type="string" calcext:value-type="string">
            <text:p>273</text:p>
          </table:table-cell>
          <table:table-cell office:value-type="float" office:value="106137" calcext:value-type="float">
            <text:p>106137</text:p>
          </table:table-cell>
          <table:table-cell table:formula="of:=[.B275]" office:value-type="float" office:value="106137" calcext:value-type="float">
            <text:p>106137</text:p>
          </table:table-cell>
          <table:table-cell table:formula="of:=[.B276]-1" office:value-type="float" office:value="106162" calcext:value-type="float">
            <text:p>106162</text:p>
          </table:table-cell>
          <table:table-cell table:formula="of:=&quot;sed -ne &quot;&amp;&quot;'&quot;&amp;[.C275]&amp;&quot;,&quot;&amp;[.D275]&amp;&quot;p' N_seriolae_KH_21_number &gt; &quot;&amp;[.A275]&amp;&quot;.part&quot;" office:value-type="string" office:string-value="sed -ne '106137,106162p' N_seriolae_KH_21_number &gt; 273.part" calcext:value-type="string">
            <text:p>sed -ne '106137,106162p' N_seriolae_KH_21_number &gt; 273.part</text:p>
          </table:table-cell>
        </table:table-row>
        <table:table-row table:style-name="ro1">
          <table:table-cell office:value-type="string" calcext:value-type="string">
            <text:p>274</text:p>
          </table:table-cell>
          <table:table-cell office:value-type="float" office:value="106163" calcext:value-type="float">
            <text:p>106163</text:p>
          </table:table-cell>
          <table:table-cell table:formula="of:=[.B276]" office:value-type="float" office:value="106163" calcext:value-type="float">
            <text:p>106163</text:p>
          </table:table-cell>
          <table:table-cell table:formula="of:=[.B277]-1" office:value-type="float" office:value="106263" calcext:value-type="float">
            <text:p>106263</text:p>
          </table:table-cell>
          <table:table-cell table:formula="of:=&quot;sed -ne &quot;&amp;&quot;'&quot;&amp;[.C276]&amp;&quot;,&quot;&amp;[.D276]&amp;&quot;p' N_seriolae_KH_21_number &gt; &quot;&amp;[.A276]&amp;&quot;.part&quot;" office:value-type="string" office:string-value="sed -ne '106163,106263p' N_seriolae_KH_21_number &gt; 274.part" calcext:value-type="string">
            <text:p>sed -ne '106163,106263p' N_seriolae_KH_21_number &gt; 274.part</text:p>
          </table:table-cell>
        </table:table-row>
        <table:table-row table:style-name="ro1">
          <table:table-cell office:value-type="string" calcext:value-type="string">
            <text:p>275</text:p>
          </table:table-cell>
          <table:table-cell office:value-type="float" office:value="106264" calcext:value-type="float">
            <text:p>106264</text:p>
          </table:table-cell>
          <table:table-cell table:formula="of:=[.B277]" office:value-type="float" office:value="106264" calcext:value-type="float">
            <text:p>106264</text:p>
          </table:table-cell>
          <table:table-cell table:formula="of:=[.B278]-1" office:value-type="float" office:value="106309" calcext:value-type="float">
            <text:p>106309</text:p>
          </table:table-cell>
          <table:table-cell table:formula="of:=&quot;sed -ne &quot;&amp;&quot;'&quot;&amp;[.C277]&amp;&quot;,&quot;&amp;[.D277]&amp;&quot;p' N_seriolae_KH_21_number &gt; &quot;&amp;[.A277]&amp;&quot;.part&quot;" office:value-type="string" office:string-value="sed -ne '106264,106309p' N_seriolae_KH_21_number &gt; 275.part" calcext:value-type="string">
            <text:p>sed -ne '106264,106309p' N_seriolae_KH_21_number &gt; 275.part</text:p>
          </table:table-cell>
        </table:table-row>
        <table:table-row table:style-name="ro1">
          <table:table-cell office:value-type="string" calcext:value-type="string">
            <text:p>276</text:p>
          </table:table-cell>
          <table:table-cell office:value-type="float" office:value="106310" calcext:value-type="float">
            <text:p>106310</text:p>
          </table:table-cell>
          <table:table-cell table:formula="of:=[.B278]" office:value-type="float" office:value="106310" calcext:value-type="float">
            <text:p>106310</text:p>
          </table:table-cell>
          <table:table-cell table:formula="of:=[.B279]-1" office:value-type="float" office:value="106319" calcext:value-type="float">
            <text:p>106319</text:p>
          </table:table-cell>
          <table:table-cell table:formula="of:=&quot;sed -ne &quot;&amp;&quot;'&quot;&amp;[.C278]&amp;&quot;,&quot;&amp;[.D278]&amp;&quot;p' N_seriolae_KH_21_number &gt; &quot;&amp;[.A278]&amp;&quot;.part&quot;" office:value-type="string" office:string-value="sed -ne '106310,106319p' N_seriolae_KH_21_number &gt; 276.part" calcext:value-type="string">
            <text:p>sed -ne '106310,106319p' N_seriolae_KH_21_number &gt; 276.part</text:p>
          </table:table-cell>
        </table:table-row>
        <table:table-row table:style-name="ro1">
          <table:table-cell office:value-type="string" calcext:value-type="string">
            <text:p>277</text:p>
          </table:table-cell>
          <table:table-cell office:value-type="float" office:value="106320" calcext:value-type="float">
            <text:p>106320</text:p>
          </table:table-cell>
          <table:table-cell table:formula="of:=[.B279]" office:value-type="float" office:value="106320" calcext:value-type="float">
            <text:p>106320</text:p>
          </table:table-cell>
          <table:table-cell table:formula="of:=[.B280]-1" office:value-type="float" office:value="106332" calcext:value-type="float">
            <text:p>106332</text:p>
          </table:table-cell>
          <table:table-cell table:formula="of:=&quot;sed -ne &quot;&amp;&quot;'&quot;&amp;[.C279]&amp;&quot;,&quot;&amp;[.D279]&amp;&quot;p' N_seriolae_KH_21_number &gt; &quot;&amp;[.A279]&amp;&quot;.part&quot;" office:value-type="string" office:string-value="sed -ne '106320,106332p' N_seriolae_KH_21_number &gt; 277.part" calcext:value-type="string">
            <text:p>sed -ne '106320,106332p' N_seriolae_KH_21_number &gt; 277.part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float" office:value="106333" calcext:value-type="float">
            <text:p>106333</text:p>
          </table:table-cell>
          <table:table-cell table:formula="of:=[.B280]" office:value-type="float" office:value="106333" calcext:value-type="float">
            <text:p>106333</text:p>
          </table:table-cell>
          <table:table-cell table:formula="of:=[.B281]-1" office:value-type="float" office:value="106812" calcext:value-type="float">
            <text:p>106812</text:p>
          </table:table-cell>
          <table:table-cell table:formula="of:=&quot;sed -ne &quot;&amp;&quot;'&quot;&amp;[.C280]&amp;&quot;,&quot;&amp;[.D280]&amp;&quot;p' N_seriolae_KH_21_number &gt; &quot;&amp;[.A280]&amp;&quot;.part&quot;" office:value-type="string" office:string-value="sed -ne '106333,106812p' N_seriolae_KH_21_number &gt; 278.part" calcext:value-type="string">
            <text:p>sed -ne '106333,106812p' N_seriolae_KH_21_number &gt; 278.part</text:p>
          </table:table-cell>
        </table:table-row>
        <table:table-row table:style-name="ro1">
          <table:table-cell office:value-type="string" calcext:value-type="string">
            <text:p>279</text:p>
          </table:table-cell>
          <table:table-cell office:value-type="float" office:value="106813" calcext:value-type="float">
            <text:p>106813</text:p>
          </table:table-cell>
          <table:table-cell table:formula="of:=[.B281]" office:value-type="float" office:value="106813" calcext:value-type="float">
            <text:p>106813</text:p>
          </table:table-cell>
          <table:table-cell table:formula="of:=[.B282]-1" office:value-type="float" office:value="107280" calcext:value-type="float">
            <text:p>107280</text:p>
          </table:table-cell>
          <table:table-cell table:formula="of:=&quot;sed -ne &quot;&amp;&quot;'&quot;&amp;[.C281]&amp;&quot;,&quot;&amp;[.D281]&amp;&quot;p' N_seriolae_KH_21_number &gt; &quot;&amp;[.A281]&amp;&quot;.part&quot;" office:value-type="string" office:string-value="sed -ne '106813,107280p' N_seriolae_KH_21_number &gt; 279.part" calcext:value-type="string">
            <text:p>sed -ne '106813,107280p' N_seriolae_KH_21_number &gt; 279.part</text:p>
          </table:table-cell>
        </table:table-row>
        <table:table-row table:style-name="ro1">
          <table:table-cell office:value-type="string" calcext:value-type="string">
            <text:p>280</text:p>
          </table:table-cell>
          <table:table-cell office:value-type="float" office:value="107281" calcext:value-type="float">
            <text:p>107281</text:p>
          </table:table-cell>
          <table:table-cell table:formula="of:=[.B282]" office:value-type="float" office:value="107281" calcext:value-type="float">
            <text:p>107281</text:p>
          </table:table-cell>
          <table:table-cell table:formula="of:=[.B283]-1" office:value-type="float" office:value="107997" calcext:value-type="float">
            <text:p>107997</text:p>
          </table:table-cell>
          <table:table-cell table:formula="of:=&quot;sed -ne &quot;&amp;&quot;'&quot;&amp;[.C282]&amp;&quot;,&quot;&amp;[.D282]&amp;&quot;p' N_seriolae_KH_21_number &gt; &quot;&amp;[.A282]&amp;&quot;.part&quot;" office:value-type="string" office:string-value="sed -ne '107281,107997p' N_seriolae_KH_21_number &gt; 280.part" calcext:value-type="string">
            <text:p>sed -ne '107281,107997p' N_seriolae_KH_21_number &gt; 280.part</text:p>
          </table:table-cell>
        </table:table-row>
        <table:table-row table:style-name="ro1">
          <table:table-cell office:value-type="string" calcext:value-type="string">
            <text:p>281</text:p>
          </table:table-cell>
          <table:table-cell office:value-type="float" office:value="107998" calcext:value-type="float">
            <text:p>107998</text:p>
          </table:table-cell>
          <table:table-cell table:formula="of:=[.B283]" office:value-type="float" office:value="107998" calcext:value-type="float">
            <text:p>107998</text:p>
          </table:table-cell>
          <table:table-cell table:formula="of:=[.B284]-1" office:value-type="float" office:value="108555" calcext:value-type="float">
            <text:p>108555</text:p>
          </table:table-cell>
          <table:table-cell table:formula="of:=&quot;sed -ne &quot;&amp;&quot;'&quot;&amp;[.C283]&amp;&quot;,&quot;&amp;[.D283]&amp;&quot;p' N_seriolae_KH_21_number &gt; &quot;&amp;[.A283]&amp;&quot;.part&quot;" office:value-type="string" office:string-value="sed -ne '107998,108555p' N_seriolae_KH_21_number &gt; 281.part" calcext:value-type="string">
            <text:p>sed -ne '107998,108555p' N_seriolae_KH_21_number &gt; 281.part</text:p>
          </table:table-cell>
        </table:table-row>
        <table:table-row table:style-name="ro1">
          <table:table-cell office:value-type="string" calcext:value-type="string">
            <text:p>282</text:p>
          </table:table-cell>
          <table:table-cell office:value-type="float" office:value="108556" calcext:value-type="float">
            <text:p>108556</text:p>
          </table:table-cell>
          <table:table-cell table:formula="of:=[.B284]" office:value-type="float" office:value="108556" calcext:value-type="float">
            <text:p>108556</text:p>
          </table:table-cell>
          <table:table-cell table:formula="of:=[.B285]-1" office:value-type="float" office:value="108572" calcext:value-type="float">
            <text:p>108572</text:p>
          </table:table-cell>
          <table:table-cell table:formula="of:=&quot;sed -ne &quot;&amp;&quot;'&quot;&amp;[.C284]&amp;&quot;,&quot;&amp;[.D284]&amp;&quot;p' N_seriolae_KH_21_number &gt; &quot;&amp;[.A284]&amp;&quot;.part&quot;" office:value-type="string" office:string-value="sed -ne '108556,108572p' N_seriolae_KH_21_number &gt; 282.part" calcext:value-type="string">
            <text:p>sed -ne '108556,108572p' N_seriolae_KH_21_number &gt; 282.part</text:p>
          </table:table-cell>
        </table:table-row>
        <table:table-row table:style-name="ro1">
          <table:table-cell office:value-type="string" calcext:value-type="string">
            <text:p>283</text:p>
          </table:table-cell>
          <table:table-cell office:value-type="float" office:value="108573" calcext:value-type="float">
            <text:p>108573</text:p>
          </table:table-cell>
          <table:table-cell table:formula="of:=[.B285]" office:value-type="float" office:value="108573" calcext:value-type="float">
            <text:p>108573</text:p>
          </table:table-cell>
          <table:table-cell table:formula="of:=[.B286]-1" office:value-type="float" office:value="109537" calcext:value-type="float">
            <text:p>109537</text:p>
          </table:table-cell>
          <table:table-cell table:formula="of:=&quot;sed -ne &quot;&amp;&quot;'&quot;&amp;[.C285]&amp;&quot;,&quot;&amp;[.D285]&amp;&quot;p' N_seriolae_KH_21_number &gt; &quot;&amp;[.A285]&amp;&quot;.part&quot;" office:value-type="string" office:string-value="sed -ne '108573,109537p' N_seriolae_KH_21_number &gt; 283.part" calcext:value-type="string">
            <text:p>sed -ne '108573,109537p' N_seriolae_KH_21_number &gt; 283.part</text:p>
          </table:table-cell>
        </table:table-row>
        <table:table-row table:style-name="ro1">
          <table:table-cell office:value-type="string" calcext:value-type="string">
            <text:p>284</text:p>
          </table:table-cell>
          <table:table-cell office:value-type="float" office:value="109538" calcext:value-type="float">
            <text:p>109538</text:p>
          </table:table-cell>
          <table:table-cell table:formula="of:=[.B286]" office:value-type="float" office:value="109538" calcext:value-type="float">
            <text:p>109538</text:p>
          </table:table-cell>
          <table:table-cell table:formula="of:=[.B287]-1" office:value-type="float" office:value="109560" calcext:value-type="float">
            <text:p>109560</text:p>
          </table:table-cell>
          <table:table-cell table:formula="of:=&quot;sed -ne &quot;&amp;&quot;'&quot;&amp;[.C286]&amp;&quot;,&quot;&amp;[.D286]&amp;&quot;p' N_seriolae_KH_21_number &gt; &quot;&amp;[.A286]&amp;&quot;.part&quot;" office:value-type="string" office:string-value="sed -ne '109538,109560p' N_seriolae_KH_21_number &gt; 284.part" calcext:value-type="string">
            <text:p>sed -ne '109538,109560p' N_seriolae_KH_21_number &gt; 284.part</text:p>
          </table:table-cell>
        </table:table-row>
        <table:table-row table:style-name="ro1">
          <table:table-cell office:value-type="string" calcext:value-type="string">
            <text:p>285</text:p>
          </table:table-cell>
          <table:table-cell office:value-type="float" office:value="109561" calcext:value-type="float">
            <text:p>109561</text:p>
          </table:table-cell>
          <table:table-cell table:formula="of:=[.B287]" office:value-type="float" office:value="109561" calcext:value-type="float">
            <text:p>109561</text:p>
          </table:table-cell>
          <table:table-cell table:formula="of:=[.B288]-1" office:value-type="float" office:value="109565" calcext:value-type="float">
            <text:p>109565</text:p>
          </table:table-cell>
          <table:table-cell table:formula="of:=&quot;sed -ne &quot;&amp;&quot;'&quot;&amp;[.C287]&amp;&quot;,&quot;&amp;[.D287]&amp;&quot;p' N_seriolae_KH_21_number &gt; &quot;&amp;[.A287]&amp;&quot;.part&quot;" office:value-type="string" office:string-value="sed -ne '109561,109565p' N_seriolae_KH_21_number &gt; 285.part" calcext:value-type="string">
            <text:p>sed -ne '109561,109565p' N_seriolae_KH_21_number &gt; 285.part</text:p>
          </table:table-cell>
        </table:table-row>
        <table:table-row table:style-name="ro1">
          <table:table-cell office:value-type="string" calcext:value-type="string">
            <text:p>286</text:p>
          </table:table-cell>
          <table:table-cell office:value-type="float" office:value="109566" calcext:value-type="float">
            <text:p>109566</text:p>
          </table:table-cell>
          <table:table-cell table:formula="of:=[.B288]" office:value-type="float" office:value="109566" calcext:value-type="float">
            <text:p>109566</text:p>
          </table:table-cell>
          <table:table-cell table:formula="of:=[.B289]-1" office:value-type="float" office:value="109935" calcext:value-type="float">
            <text:p>109935</text:p>
          </table:table-cell>
          <table:table-cell table:formula="of:=&quot;sed -ne &quot;&amp;&quot;'&quot;&amp;[.C288]&amp;&quot;,&quot;&amp;[.D288]&amp;&quot;p' N_seriolae_KH_21_number &gt; &quot;&amp;[.A288]&amp;&quot;.part&quot;" office:value-type="string" office:string-value="sed -ne '109566,109935p' N_seriolae_KH_21_number &gt; 286.part" calcext:value-type="string">
            <text:p>sed -ne '109566,109935p' N_seriolae_KH_21_number &gt; 286.part</text:p>
          </table:table-cell>
        </table:table-row>
        <table:table-row table:style-name="ro1">
          <table:table-cell office:value-type="string" calcext:value-type="string">
            <text:p>287</text:p>
          </table:table-cell>
          <table:table-cell office:value-type="float" office:value="109936" calcext:value-type="float">
            <text:p>109936</text:p>
          </table:table-cell>
          <table:table-cell table:formula="of:=[.B289]" office:value-type="float" office:value="109936" calcext:value-type="float">
            <text:p>109936</text:p>
          </table:table-cell>
          <table:table-cell table:formula="of:=[.B290]-1" office:value-type="float" office:value="111434" calcext:value-type="float">
            <text:p>111434</text:p>
          </table:table-cell>
          <table:table-cell table:formula="of:=&quot;sed -ne &quot;&amp;&quot;'&quot;&amp;[.C289]&amp;&quot;,&quot;&amp;[.D289]&amp;&quot;p' N_seriolae_KH_21_number &gt; &quot;&amp;[.A289]&amp;&quot;.part&quot;" office:value-type="string" office:string-value="sed -ne '109936,111434p' N_seriolae_KH_21_number &gt; 287.part" calcext:value-type="string">
            <text:p>sed -ne '109936,111434p' N_seriolae_KH_21_number &gt; 287.part</text:p>
          </table:table-cell>
        </table:table-row>
        <table:table-row table:style-name="ro1">
          <table:table-cell office:value-type="string" calcext:value-type="string">
            <text:p>288</text:p>
          </table:table-cell>
          <table:table-cell office:value-type="float" office:value="111435" calcext:value-type="float">
            <text:p>111435</text:p>
          </table:table-cell>
          <table:table-cell table:formula="of:=[.B290]" office:value-type="float" office:value="111435" calcext:value-type="float">
            <text:p>111435</text:p>
          </table:table-cell>
          <table:table-cell table:formula="of:=[.B291]-1" office:value-type="float" office:value="111519" calcext:value-type="float">
            <text:p>111519</text:p>
          </table:table-cell>
          <table:table-cell table:formula="of:=&quot;sed -ne &quot;&amp;&quot;'&quot;&amp;[.C290]&amp;&quot;,&quot;&amp;[.D290]&amp;&quot;p' N_seriolae_KH_21_number &gt; &quot;&amp;[.A290]&amp;&quot;.part&quot;" office:value-type="string" office:string-value="sed -ne '111435,111519p' N_seriolae_KH_21_number &gt; 288.part" calcext:value-type="string">
            <text:p>sed -ne '111435,111519p' N_seriolae_KH_21_number &gt; 288.part</text:p>
          </table:table-cell>
        </table:table-row>
        <table:table-row table:style-name="ro1">
          <table:table-cell office:value-type="string" calcext:value-type="string">
            <text:p>289</text:p>
          </table:table-cell>
          <table:table-cell office:value-type="float" office:value="111520" calcext:value-type="float">
            <text:p>111520</text:p>
          </table:table-cell>
          <table:table-cell table:formula="of:=[.B291]" office:value-type="float" office:value="111520" calcext:value-type="float">
            <text:p>111520</text:p>
          </table:table-cell>
          <table:table-cell table:formula="of:=[.B292]-1" office:value-type="float" office:value="111790" calcext:value-type="float">
            <text:p>111790</text:p>
          </table:table-cell>
          <table:table-cell table:formula="of:=&quot;sed -ne &quot;&amp;&quot;'&quot;&amp;[.C291]&amp;&quot;,&quot;&amp;[.D291]&amp;&quot;p' N_seriolae_KH_21_number &gt; &quot;&amp;[.A291]&amp;&quot;.part&quot;" office:value-type="string" office:string-value="sed -ne '111520,111790p' N_seriolae_KH_21_number &gt; 289.part" calcext:value-type="string">
            <text:p>sed -ne '111520,111790p' N_seriolae_KH_21_number &gt; 289.part</text:p>
          </table:table-cell>
        </table:table-row>
        <table:table-row table:style-name="ro1">
          <table:table-cell office:value-type="string" calcext:value-type="string">
            <text:p>290</text:p>
          </table:table-cell>
          <table:table-cell office:value-type="float" office:value="111791" calcext:value-type="float">
            <text:p>111791</text:p>
          </table:table-cell>
          <table:table-cell table:formula="of:=[.B292]" office:value-type="float" office:value="111791" calcext:value-type="float">
            <text:p>111791</text:p>
          </table:table-cell>
          <table:table-cell table:formula="of:=[.B293]-1" office:value-type="float" office:value="112030" calcext:value-type="float">
            <text:p>112030</text:p>
          </table:table-cell>
          <table:table-cell table:formula="of:=&quot;sed -ne &quot;&amp;&quot;'&quot;&amp;[.C292]&amp;&quot;,&quot;&amp;[.D292]&amp;&quot;p' N_seriolae_KH_21_number &gt; &quot;&amp;[.A292]&amp;&quot;.part&quot;" office:value-type="string" office:string-value="sed -ne '111791,112030p' N_seriolae_KH_21_number &gt; 290.part" calcext:value-type="string">
            <text:p>sed -ne '111791,112030p' N_seriolae_KH_21_number &gt; 290.part</text:p>
          </table:table-cell>
        </table:table-row>
        <table:table-row table:style-name="ro1">
          <table:table-cell office:value-type="string" calcext:value-type="string">
            <text:p>291</text:p>
          </table:table-cell>
          <table:table-cell office:value-type="float" office:value="112031" calcext:value-type="float">
            <text:p>112031</text:p>
          </table:table-cell>
          <table:table-cell table:formula="of:=[.B293]" office:value-type="float" office:value="112031" calcext:value-type="float">
            <text:p>112031</text:p>
          </table:table-cell>
          <table:table-cell table:formula="of:=[.B294]-1" office:value-type="float" office:value="112513" calcext:value-type="float">
            <text:p>112513</text:p>
          </table:table-cell>
          <table:table-cell table:formula="of:=&quot;sed -ne &quot;&amp;&quot;'&quot;&amp;[.C293]&amp;&quot;,&quot;&amp;[.D293]&amp;&quot;p' N_seriolae_KH_21_number &gt; &quot;&amp;[.A293]&amp;&quot;.part&quot;" office:value-type="string" office:string-value="sed -ne '112031,112513p' N_seriolae_KH_21_number &gt; 291.part" calcext:value-type="string">
            <text:p>sed -ne '112031,112513p' N_seriolae_KH_21_number &gt; 291.part</text:p>
          </table:table-cell>
        </table:table-row>
        <table:table-row table:style-name="ro1">
          <table:table-cell office:value-type="string" calcext:value-type="string">
            <text:p>292</text:p>
          </table:table-cell>
          <table:table-cell office:value-type="float" office:value="112514" calcext:value-type="float">
            <text:p>112514</text:p>
          </table:table-cell>
          <table:table-cell table:formula="of:=[.B294]" office:value-type="float" office:value="112514" calcext:value-type="float">
            <text:p>112514</text:p>
          </table:table-cell>
          <table:table-cell table:formula="of:=[.B295]-1" office:value-type="float" office:value="112535" calcext:value-type="float">
            <text:p>112535</text:p>
          </table:table-cell>
          <table:table-cell table:formula="of:=&quot;sed -ne &quot;&amp;&quot;'&quot;&amp;[.C294]&amp;&quot;,&quot;&amp;[.D294]&amp;&quot;p' N_seriolae_KH_21_number &gt; &quot;&amp;[.A294]&amp;&quot;.part&quot;" office:value-type="string" office:string-value="sed -ne '112514,112535p' N_seriolae_KH_21_number &gt; 292.part" calcext:value-type="string">
            <text:p>sed -ne '112514,112535p' N_seriolae_KH_21_number &gt; 292.part</text:p>
          </table:table-cell>
        </table:table-row>
        <table:table-row table:style-name="ro1">
          <table:table-cell office:value-type="string" calcext:value-type="string">
            <text:p>293</text:p>
          </table:table-cell>
          <table:table-cell office:value-type="float" office:value="112536" calcext:value-type="float">
            <text:p>112536</text:p>
          </table:table-cell>
          <table:table-cell table:formula="of:=[.B295]" office:value-type="float" office:value="112536" calcext:value-type="float">
            <text:p>112536</text:p>
          </table:table-cell>
          <table:table-cell table:formula="of:=[.B296]-1" office:value-type="float" office:value="112927" calcext:value-type="float">
            <text:p>112927</text:p>
          </table:table-cell>
          <table:table-cell table:formula="of:=&quot;sed -ne &quot;&amp;&quot;'&quot;&amp;[.C295]&amp;&quot;,&quot;&amp;[.D295]&amp;&quot;p' N_seriolae_KH_21_number &gt; &quot;&amp;[.A295]&amp;&quot;.part&quot;" office:value-type="string" office:string-value="sed -ne '112536,112927p' N_seriolae_KH_21_number &gt; 293.part" calcext:value-type="string">
            <text:p>sed -ne '112536,112927p' N_seriolae_KH_21_number &gt; 293.part</text:p>
          </table:table-cell>
        </table:table-row>
        <table:table-row table:style-name="ro1">
          <table:table-cell office:value-type="string" calcext:value-type="string">
            <text:p>294</text:p>
          </table:table-cell>
          <table:table-cell office:value-type="float" office:value="112928" calcext:value-type="float">
            <text:p>112928</text:p>
          </table:table-cell>
          <table:table-cell table:formula="of:=[.B296]" office:value-type="float" office:value="112928" calcext:value-type="float">
            <text:p>112928</text:p>
          </table:table-cell>
          <table:table-cell table:formula="of:=[.B297]-1" office:value-type="float" office:value="113220" calcext:value-type="float">
            <text:p>113220</text:p>
          </table:table-cell>
          <table:table-cell table:formula="of:=&quot;sed -ne &quot;&amp;&quot;'&quot;&amp;[.C296]&amp;&quot;,&quot;&amp;[.D296]&amp;&quot;p' N_seriolae_KH_21_number &gt; &quot;&amp;[.A296]&amp;&quot;.part&quot;" office:value-type="string" office:string-value="sed -ne '112928,113220p' N_seriolae_KH_21_number &gt; 294.part" calcext:value-type="string">
            <text:p>sed -ne '112928,113220p' N_seriolae_KH_21_number &gt; 294.part</text:p>
          </table:table-cell>
        </table:table-row>
        <table:table-row table:style-name="ro1">
          <table:table-cell office:value-type="string" calcext:value-type="string">
            <text:p>295</text:p>
          </table:table-cell>
          <table:table-cell office:value-type="float" office:value="113221" calcext:value-type="float">
            <text:p>113221</text:p>
          </table:table-cell>
          <table:table-cell table:formula="of:=[.B297]" office:value-type="float" office:value="113221" calcext:value-type="float">
            <text:p>113221</text:p>
          </table:table-cell>
          <table:table-cell table:formula="of:=[.B298]-1" office:value-type="float" office:value="113412" calcext:value-type="float">
            <text:p>113412</text:p>
          </table:table-cell>
          <table:table-cell table:formula="of:=&quot;sed -ne &quot;&amp;&quot;'&quot;&amp;[.C297]&amp;&quot;,&quot;&amp;[.D297]&amp;&quot;p' N_seriolae_KH_21_number &gt; &quot;&amp;[.A297]&amp;&quot;.part&quot;" office:value-type="string" office:string-value="sed -ne '113221,113412p' N_seriolae_KH_21_number &gt; 295.part" calcext:value-type="string">
            <text:p>sed -ne '113221,113412p' N_seriolae_KH_21_number &gt; 295.part</text:p>
          </table:table-cell>
        </table:table-row>
        <table:table-row table:style-name="ro1">
          <table:table-cell office:value-type="string" calcext:value-type="string">
            <text:p>296</text:p>
          </table:table-cell>
          <table:table-cell office:value-type="float" office:value="113413" calcext:value-type="float">
            <text:p>113413</text:p>
          </table:table-cell>
          <table:table-cell table:formula="of:=[.B298]" office:value-type="float" office:value="113413" calcext:value-type="float">
            <text:p>113413</text:p>
          </table:table-cell>
          <table:table-cell table:formula="of:=[.B299]-1" office:value-type="float" office:value="114200" calcext:value-type="float">
            <text:p>114200</text:p>
          </table:table-cell>
          <table:table-cell table:formula="of:=&quot;sed -ne &quot;&amp;&quot;'&quot;&amp;[.C298]&amp;&quot;,&quot;&amp;[.D298]&amp;&quot;p' N_seriolae_KH_21_number &gt; &quot;&amp;[.A298]&amp;&quot;.part&quot;" office:value-type="string" office:string-value="sed -ne '113413,114200p' N_seriolae_KH_21_number &gt; 296.part" calcext:value-type="string">
            <text:p>sed -ne '113413,114200p' N_seriolae_KH_21_number &gt; 296.part</text:p>
          </table:table-cell>
        </table:table-row>
        <table:table-row table:style-name="ro1">
          <table:table-cell office:value-type="string" calcext:value-type="string">
            <text:p>297</text:p>
          </table:table-cell>
          <table:table-cell office:value-type="float" office:value="114201" calcext:value-type="float">
            <text:p>114201</text:p>
          </table:table-cell>
          <table:table-cell table:formula="of:=[.B299]" office:value-type="float" office:value="114201" calcext:value-type="float">
            <text:p>114201</text:p>
          </table:table-cell>
          <table:table-cell table:formula="of:=[.B300]-1" office:value-type="float" office:value="114247" calcext:value-type="float">
            <text:p>114247</text:p>
          </table:table-cell>
          <table:table-cell table:formula="of:=&quot;sed -ne &quot;&amp;&quot;'&quot;&amp;[.C299]&amp;&quot;,&quot;&amp;[.D299]&amp;&quot;p' N_seriolae_KH_21_number &gt; &quot;&amp;[.A299]&amp;&quot;.part&quot;" office:value-type="string" office:string-value="sed -ne '114201,114247p' N_seriolae_KH_21_number &gt; 297.part" calcext:value-type="string">
            <text:p>sed -ne '114201,114247p' N_seriolae_KH_21_number &gt; 297.part</text:p>
          </table:table-cell>
        </table:table-row>
        <table:table-row table:style-name="ro1">
          <table:table-cell office:value-type="string" calcext:value-type="string">
            <text:p>298</text:p>
          </table:table-cell>
          <table:table-cell office:value-type="float" office:value="114248" calcext:value-type="float">
            <text:p>114248</text:p>
          </table:table-cell>
          <table:table-cell table:formula="of:=[.B300]" office:value-type="float" office:value="114248" calcext:value-type="float">
            <text:p>114248</text:p>
          </table:table-cell>
          <table:table-cell table:formula="of:=[.B301]-1" office:value-type="float" office:value="114562" calcext:value-type="float">
            <text:p>114562</text:p>
          </table:table-cell>
          <table:table-cell table:formula="of:=&quot;sed -ne &quot;&amp;&quot;'&quot;&amp;[.C300]&amp;&quot;,&quot;&amp;[.D300]&amp;&quot;p' N_seriolae_KH_21_number &gt; &quot;&amp;[.A300]&amp;&quot;.part&quot;" office:value-type="string" office:string-value="sed -ne '114248,114562p' N_seriolae_KH_21_number &gt; 298.part" calcext:value-type="string">
            <text:p>sed -ne '114248,114562p' N_seriolae_KH_21_number &gt; 298.part</text:p>
          </table:table-cell>
        </table:table-row>
        <table:table-row table:style-name="ro1">
          <table:table-cell office:value-type="string" calcext:value-type="string">
            <text:p>299</text:p>
          </table:table-cell>
          <table:table-cell office:value-type="float" office:value="114563" calcext:value-type="float">
            <text:p>114563</text:p>
          </table:table-cell>
          <table:table-cell table:formula="of:=[.B301]" office:value-type="float" office:value="114563" calcext:value-type="float">
            <text:p>114563</text:p>
          </table:table-cell>
          <table:table-cell table:formula="of:=[.B302]-1" office:value-type="float" office:value="115566" calcext:value-type="float">
            <text:p>115566</text:p>
          </table:table-cell>
          <table:table-cell table:formula="of:=&quot;sed -ne &quot;&amp;&quot;'&quot;&amp;[.C301]&amp;&quot;,&quot;&amp;[.D301]&amp;&quot;p' N_seriolae_KH_21_number &gt; &quot;&amp;[.A301]&amp;&quot;.part&quot;" office:value-type="string" office:string-value="sed -ne '114563,115566p' N_seriolae_KH_21_number &gt; 299.part" calcext:value-type="string">
            <text:p>sed -ne '114563,115566p' N_seriolae_KH_21_number &gt; 299.part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115567" calcext:value-type="float">
            <text:p>115567</text:p>
          </table:table-cell>
          <table:table-cell table:formula="of:=[.B302]" office:value-type="float" office:value="115567" calcext:value-type="float">
            <text:p>115567</text:p>
          </table:table-cell>
          <table:table-cell table:formula="of:=[.B303]-1" office:value-type="float" office:value="115662" calcext:value-type="float">
            <text:p>115662</text:p>
          </table:table-cell>
          <table:table-cell table:formula="of:=&quot;sed -ne &quot;&amp;&quot;'&quot;&amp;[.C302]&amp;&quot;,&quot;&amp;[.D302]&amp;&quot;p' N_seriolae_KH_21_number &gt; &quot;&amp;[.A302]&amp;&quot;.part&quot;" office:value-type="string" office:string-value="sed -ne '115567,115662p' N_seriolae_KH_21_number &gt; 300.part" calcext:value-type="string">
            <text:p>sed -ne '115567,115662p' N_seriolae_KH_21_number &gt; 300.part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115663" calcext:value-type="float">
            <text:p>115663</text:p>
          </table:table-cell>
          <table:table-cell table:formula="of:=[.B303]" office:value-type="float" office:value="115663" calcext:value-type="float">
            <text:p>115663</text:p>
          </table:table-cell>
          <table:table-cell table:formula="of:=[.B304]-1" office:value-type="float" office:value="117797" calcext:value-type="float">
            <text:p>117797</text:p>
          </table:table-cell>
          <table:table-cell table:formula="of:=&quot;sed -ne &quot;&amp;&quot;'&quot;&amp;[.C303]&amp;&quot;,&quot;&amp;[.D303]&amp;&quot;p' N_seriolae_KH_21_number &gt; &quot;&amp;[.A303]&amp;&quot;.part&quot;" office:value-type="string" office:string-value="sed -ne '115663,117797p' N_seriolae_KH_21_number &gt; 301.part" calcext:value-type="string">
            <text:p>sed -ne '115663,117797p' N_seriolae_KH_21_number &gt; 301.part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117798" calcext:value-type="float">
            <text:p>117798</text:p>
          </table:table-cell>
          <table:table-cell table:formula="of:=[.B304]" office:value-type="float" office:value="117798" calcext:value-type="float">
            <text:p>117798</text:p>
          </table:table-cell>
          <table:table-cell table:formula="of:=[.B305]-1" office:value-type="float" office:value="117820" calcext:value-type="float">
            <text:p>117820</text:p>
          </table:table-cell>
          <table:table-cell table:formula="of:=&quot;sed -ne &quot;&amp;&quot;'&quot;&amp;[.C304]&amp;&quot;,&quot;&amp;[.D304]&amp;&quot;p' N_seriolae_KH_21_number &gt; &quot;&amp;[.A304]&amp;&quot;.part&quot;" office:value-type="string" office:string-value="sed -ne '117798,117820p' N_seriolae_KH_21_number &gt; 302.part" calcext:value-type="string">
            <text:p>sed -ne '117798,117820p' N_seriolae_KH_21_number &gt; 302.part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117821" calcext:value-type="float">
            <text:p>117821</text:p>
          </table:table-cell>
          <table:table-cell table:formula="of:=[.B305]" office:value-type="float" office:value="117821" calcext:value-type="float">
            <text:p>117821</text:p>
          </table:table-cell>
          <table:table-cell table:formula="of:=[.B306]-1" office:value-type="float" office:value="118321" calcext:value-type="float">
            <text:p>118321</text:p>
          </table:table-cell>
          <table:table-cell table:formula="of:=&quot;sed -ne &quot;&amp;&quot;'&quot;&amp;[.C305]&amp;&quot;,&quot;&amp;[.D305]&amp;&quot;p' N_seriolae_KH_21_number &gt; &quot;&amp;[.A305]&amp;&quot;.part&quot;" office:value-type="string" office:string-value="sed -ne '117821,118321p' N_seriolae_KH_21_number &gt; 303.part" calcext:value-type="string">
            <text:p>sed -ne '117821,118321p' N_seriolae_KH_21_number &gt; 303.part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118322" calcext:value-type="float">
            <text:p>118322</text:p>
          </table:table-cell>
          <table:table-cell table:formula="of:=[.B306]" office:value-type="float" office:value="118322" calcext:value-type="float">
            <text:p>118322</text:p>
          </table:table-cell>
          <table:table-cell table:formula="of:=[.B307]-1" office:value-type="float" office:value="118336" calcext:value-type="float">
            <text:p>118336</text:p>
          </table:table-cell>
          <table:table-cell table:formula="of:=&quot;sed -ne &quot;&amp;&quot;'&quot;&amp;[.C306]&amp;&quot;,&quot;&amp;[.D306]&amp;&quot;p' N_seriolae_KH_21_number &gt; &quot;&amp;[.A306]&amp;&quot;.part&quot;" office:value-type="string" office:string-value="sed -ne '118322,118336p' N_seriolae_KH_21_number &gt; 304.part" calcext:value-type="string">
            <text:p>sed -ne '118322,118336p' N_seriolae_KH_21_number &gt; 304.part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18337" calcext:value-type="float">
            <text:p>118337</text:p>
          </table:table-cell>
          <table:table-cell table:formula="of:=[.B307]" office:value-type="float" office:value="118337" calcext:value-type="float">
            <text:p>118337</text:p>
          </table:table-cell>
          <table:table-cell table:formula="of:=[.B308]-1" office:value-type="float" office:value="118613" calcext:value-type="float">
            <text:p>118613</text:p>
          </table:table-cell>
          <table:table-cell table:formula="of:=&quot;sed -ne &quot;&amp;&quot;'&quot;&amp;[.C307]&amp;&quot;,&quot;&amp;[.D307]&amp;&quot;p' N_seriolae_KH_21_number &gt; &quot;&amp;[.A307]&amp;&quot;.part&quot;" office:value-type="string" office:string-value="sed -ne '118337,118613p' N_seriolae_KH_21_number &gt; 305.part" calcext:value-type="string">
            <text:p>sed -ne '118337,118613p' N_seriolae_KH_21_number &gt; 305.part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18614" calcext:value-type="float">
            <text:p>118614</text:p>
          </table:table-cell>
          <table:table-cell table:formula="of:=[.B308]" office:value-type="float" office:value="118614" calcext:value-type="float">
            <text:p>118614</text:p>
          </table:table-cell>
          <table:table-cell table:formula="of:=[.B309]-1" office:value-type="float" office:value="118831" calcext:value-type="float">
            <text:p>118831</text:p>
          </table:table-cell>
          <table:table-cell table:formula="of:=&quot;sed -ne &quot;&amp;&quot;'&quot;&amp;[.C308]&amp;&quot;,&quot;&amp;[.D308]&amp;&quot;p' N_seriolae_KH_21_number &gt; &quot;&amp;[.A308]&amp;&quot;.part&quot;" office:value-type="string" office:string-value="sed -ne '118614,118831p' N_seriolae_KH_21_number &gt; 306.part" calcext:value-type="string">
            <text:p>sed -ne '118614,118831p' N_seriolae_KH_21_number &gt; 306.part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118832" calcext:value-type="float">
            <text:p>118832</text:p>
          </table:table-cell>
          <table:table-cell table:formula="of:=[.B309]" office:value-type="float" office:value="118832" calcext:value-type="float">
            <text:p>118832</text:p>
          </table:table-cell>
          <table:table-cell table:formula="of:=[.B310]-1" office:value-type="float" office:value="118861" calcext:value-type="float">
            <text:p>118861</text:p>
          </table:table-cell>
          <table:table-cell table:formula="of:=&quot;sed -ne &quot;&amp;&quot;'&quot;&amp;[.C309]&amp;&quot;,&quot;&amp;[.D309]&amp;&quot;p' N_seriolae_KH_21_number &gt; &quot;&amp;[.A309]&amp;&quot;.part&quot;" office:value-type="string" office:string-value="sed -ne '118832,118861p' N_seriolae_KH_21_number &gt; 307.part" calcext:value-type="string">
            <text:p>sed -ne '118832,118861p' N_seriolae_KH_21_number &gt; 307.part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118862" calcext:value-type="float">
            <text:p>118862</text:p>
          </table:table-cell>
          <table:table-cell table:formula="of:=[.B310]" office:value-type="float" office:value="118862" calcext:value-type="float">
            <text:p>118862</text:p>
          </table:table-cell>
          <table:table-cell table:formula="of:=[.B311]-1" office:value-type="float" office:value="119067" calcext:value-type="float">
            <text:p>119067</text:p>
          </table:table-cell>
          <table:table-cell table:formula="of:=&quot;sed -ne &quot;&amp;&quot;'&quot;&amp;[.C310]&amp;&quot;,&quot;&amp;[.D310]&amp;&quot;p' N_seriolae_KH_21_number &gt; &quot;&amp;[.A310]&amp;&quot;.part&quot;" office:value-type="string" office:string-value="sed -ne '118862,119067p' N_seriolae_KH_21_number &gt; 308.part" calcext:value-type="string">
            <text:p>sed -ne '118862,119067p' N_seriolae_KH_21_number &gt; 308.part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119068" calcext:value-type="float">
            <text:p>119068</text:p>
          </table:table-cell>
          <table:table-cell table:formula="of:=[.B311]" office:value-type="float" office:value="119068" calcext:value-type="float">
            <text:p>119068</text:p>
          </table:table-cell>
          <table:table-cell table:formula="of:=[.B312]-1" office:value-type="float" office:value="120924" calcext:value-type="float">
            <text:p>120924</text:p>
          </table:table-cell>
          <table:table-cell table:formula="of:=&quot;sed -ne &quot;&amp;&quot;'&quot;&amp;[.C311]&amp;&quot;,&quot;&amp;[.D311]&amp;&quot;p' N_seriolae_KH_21_number &gt; &quot;&amp;[.A311]&amp;&quot;.part&quot;" office:value-type="string" office:string-value="sed -ne '119068,120924p' N_seriolae_KH_21_number &gt; 309.part" calcext:value-type="string">
            <text:p>sed -ne '119068,120924p' N_seriolae_KH_21_number &gt; 309.part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120925" calcext:value-type="float">
            <text:p>120925</text:p>
          </table:table-cell>
          <table:table-cell table:formula="of:=[.B312]" office:value-type="float" office:value="120925" calcext:value-type="float">
            <text:p>120925</text:p>
          </table:table-cell>
          <table:table-cell table:formula="of:=[.B313]-1" office:value-type="float" office:value="121005" calcext:value-type="float">
            <text:p>121005</text:p>
          </table:table-cell>
          <table:table-cell table:formula="of:=&quot;sed -ne &quot;&amp;&quot;'&quot;&amp;[.C312]&amp;&quot;,&quot;&amp;[.D312]&amp;&quot;p' N_seriolae_KH_21_number &gt; &quot;&amp;[.A312]&amp;&quot;.part&quot;" office:value-type="string" office:string-value="sed -ne '120925,121005p' N_seriolae_KH_21_number &gt; 310.part" calcext:value-type="string">
            <text:p>sed -ne '120925,121005p' N_seriolae_KH_21_number &gt; 310.part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121006" calcext:value-type="float">
            <text:p>121006</text:p>
          </table:table-cell>
          <table:table-cell table:formula="of:=[.B313]" office:value-type="float" office:value="121006" calcext:value-type="float">
            <text:p>121006</text:p>
          </table:table-cell>
          <table:table-cell table:formula="of:=[.B314]-1" office:value-type="float" office:value="121055" calcext:value-type="float">
            <text:p>121055</text:p>
          </table:table-cell>
          <table:table-cell table:formula="of:=&quot;sed -ne &quot;&amp;&quot;'&quot;&amp;[.C313]&amp;&quot;,&quot;&amp;[.D313]&amp;&quot;p' N_seriolae_KH_21_number &gt; &quot;&amp;[.A313]&amp;&quot;.part&quot;" office:value-type="string" office:string-value="sed -ne '121006,121055p' N_seriolae_KH_21_number &gt; 311.part" calcext:value-type="string">
            <text:p>sed -ne '121006,121055p' N_seriolae_KH_21_number &gt; 311.part</text:p>
          </table:table-cell>
        </table:table-row>
        <table:table-row table:style-name="ro1">
          <table:table-cell office:value-type="string" calcext:value-type="string">
            <text:p>312</text:p>
          </table:table-cell>
          <table:table-cell office:value-type="float" office:value="121056" calcext:value-type="float">
            <text:p>121056</text:p>
          </table:table-cell>
          <table:table-cell table:formula="of:=[.B314]" office:value-type="float" office:value="121056" calcext:value-type="float">
            <text:p>121056</text:p>
          </table:table-cell>
          <table:table-cell table:formula="of:=[.B315]-1" office:value-type="float" office:value="121088" calcext:value-type="float">
            <text:p>121088</text:p>
          </table:table-cell>
          <table:table-cell table:formula="of:=&quot;sed -ne &quot;&amp;&quot;'&quot;&amp;[.C314]&amp;&quot;,&quot;&amp;[.D314]&amp;&quot;p' N_seriolae_KH_21_number &gt; &quot;&amp;[.A314]&amp;&quot;.part&quot;" office:value-type="string" office:string-value="sed -ne '121056,121088p' N_seriolae_KH_21_number &gt; 312.part" calcext:value-type="string">
            <text:p>sed -ne '121056,121088p' N_seriolae_KH_21_number &gt; 312.part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121089" calcext:value-type="float">
            <text:p>121089</text:p>
          </table:table-cell>
          <table:table-cell table:formula="of:=[.B315]" office:value-type="float" office:value="121089" calcext:value-type="float">
            <text:p>121089</text:p>
          </table:table-cell>
          <table:table-cell table:formula="of:=[.B316]-1" office:value-type="float" office:value="122216" calcext:value-type="float">
            <text:p>122216</text:p>
          </table:table-cell>
          <table:table-cell table:formula="of:=&quot;sed -ne &quot;&amp;&quot;'&quot;&amp;[.C315]&amp;&quot;,&quot;&amp;[.D315]&amp;&quot;p' N_seriolae_KH_21_number &gt; &quot;&amp;[.A315]&amp;&quot;.part&quot;" office:value-type="string" office:string-value="sed -ne '121089,122216p' N_seriolae_KH_21_number &gt; 313.part" calcext:value-type="string">
            <text:p>sed -ne '121089,122216p' N_seriolae_KH_21_number &gt; 313.part</text:p>
          </table:table-cell>
        </table:table-row>
        <table:table-row table:style-name="ro1">
          <table:table-cell office:value-type="string" calcext:value-type="string">
            <text:p>314</text:p>
          </table:table-cell>
          <table:table-cell office:value-type="float" office:value="122217" calcext:value-type="float">
            <text:p>122217</text:p>
          </table:table-cell>
          <table:table-cell table:formula="of:=[.B316]" office:value-type="float" office:value="122217" calcext:value-type="float">
            <text:p>122217</text:p>
          </table:table-cell>
          <table:table-cell table:formula="of:=[.B317]-1" office:value-type="float" office:value="122555" calcext:value-type="float">
            <text:p>122555</text:p>
          </table:table-cell>
          <table:table-cell table:formula="of:=&quot;sed -ne &quot;&amp;&quot;'&quot;&amp;[.C316]&amp;&quot;,&quot;&amp;[.D316]&amp;&quot;p' N_seriolae_KH_21_number &gt; &quot;&amp;[.A316]&amp;&quot;.part&quot;" office:value-type="string" office:string-value="sed -ne '122217,122555p' N_seriolae_KH_21_number &gt; 314.part" calcext:value-type="string">
            <text:p>sed -ne '122217,122555p' N_seriolae_KH_21_number &gt; 314.part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122556" calcext:value-type="float">
            <text:p>122556</text:p>
          </table:table-cell>
          <table:table-cell table:formula="of:=[.B317]" office:value-type="float" office:value="122556" calcext:value-type="float">
            <text:p>122556</text:p>
          </table:table-cell>
          <table:table-cell table:formula="of:=[.B318]-1" office:value-type="float" office:value="123128" calcext:value-type="float">
            <text:p>123128</text:p>
          </table:table-cell>
          <table:table-cell table:formula="of:=&quot;sed -ne &quot;&amp;&quot;'&quot;&amp;[.C317]&amp;&quot;,&quot;&amp;[.D317]&amp;&quot;p' N_seriolae_KH_21_number &gt; &quot;&amp;[.A317]&amp;&quot;.part&quot;" office:value-type="string" office:string-value="sed -ne '122556,123128p' N_seriolae_KH_21_number &gt; 315.part" calcext:value-type="string">
            <text:p>sed -ne '122556,123128p' N_seriolae_KH_21_number &gt; 315.part</text:p>
          </table:table-cell>
        </table:table-row>
        <table:table-row table:style-name="ro1">
          <table:table-cell office:value-type="string" calcext:value-type="string">
            <text:p>316</text:p>
          </table:table-cell>
          <table:table-cell office:value-type="float" office:value="123129" calcext:value-type="float">
            <text:p>123129</text:p>
          </table:table-cell>
          <table:table-cell table:formula="of:=[.B318]" office:value-type="float" office:value="123129" calcext:value-type="float">
            <text:p>123129</text:p>
          </table:table-cell>
          <table:table-cell table:formula="of:=[.B319]-1" office:value-type="float" office:value="123372" calcext:value-type="float">
            <text:p>123372</text:p>
          </table:table-cell>
          <table:table-cell table:formula="of:=&quot;sed -ne &quot;&amp;&quot;'&quot;&amp;[.C318]&amp;&quot;,&quot;&amp;[.D318]&amp;&quot;p' N_seriolae_KH_21_number &gt; &quot;&amp;[.A318]&amp;&quot;.part&quot;" office:value-type="string" office:string-value="sed -ne '123129,123372p' N_seriolae_KH_21_number &gt; 316.part" calcext:value-type="string">
            <text:p>sed -ne '123129,123372p' N_seriolae_KH_21_number &gt; 316.part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123373" calcext:value-type="float">
            <text:p>123373</text:p>
          </table:table-cell>
          <table:table-cell table:formula="of:=[.B319]" office:value-type="float" office:value="123373" calcext:value-type="float">
            <text:p>123373</text:p>
          </table:table-cell>
          <table:table-cell table:formula="of:=[.B320]-1" office:value-type="float" office:value="124536" calcext:value-type="float">
            <text:p>124536</text:p>
          </table:table-cell>
          <table:table-cell table:formula="of:=&quot;sed -ne &quot;&amp;&quot;'&quot;&amp;[.C319]&amp;&quot;,&quot;&amp;[.D319]&amp;&quot;p' N_seriolae_KH_21_number &gt; &quot;&amp;[.A319]&amp;&quot;.part&quot;" office:value-type="string" office:string-value="sed -ne '123373,124536p' N_seriolae_KH_21_number &gt; 317.part" calcext:value-type="string">
            <text:p>sed -ne '123373,124536p' N_seriolae_KH_21_number &gt; 317.part</text:p>
          </table:table-cell>
        </table:table-row>
        <table:table-row table:style-name="ro1">
          <table:table-cell office:value-type="string" calcext:value-type="string">
            <text:p>318</text:p>
          </table:table-cell>
          <table:table-cell office:value-type="float" office:value="124537" calcext:value-type="float">
            <text:p>124537</text:p>
          </table:table-cell>
          <table:table-cell table:formula="of:=[.B320]" office:value-type="float" office:value="124537" calcext:value-type="float">
            <text:p>124537</text:p>
          </table:table-cell>
          <table:table-cell table:formula="of:=[.B321]-1" office:value-type="float" office:value="124559" calcext:value-type="float">
            <text:p>124559</text:p>
          </table:table-cell>
          <table:table-cell table:formula="of:=&quot;sed -ne &quot;&amp;&quot;'&quot;&amp;[.C320]&amp;&quot;,&quot;&amp;[.D320]&amp;&quot;p' N_seriolae_KH_21_number &gt; &quot;&amp;[.A320]&amp;&quot;.part&quot;" office:value-type="string" office:string-value="sed -ne '124537,124559p' N_seriolae_KH_21_number &gt; 318.part" calcext:value-type="string">
            <text:p>sed -ne '124537,124559p' N_seriolae_KH_21_number &gt; 318.part</text:p>
          </table:table-cell>
        </table:table-row>
        <table:table-row table:style-name="ro1">
          <table:table-cell office:value-type="string" calcext:value-type="string">
            <text:p>319</text:p>
          </table:table-cell>
          <table:table-cell office:value-type="float" office:value="124560" calcext:value-type="float">
            <text:p>124560</text:p>
          </table:table-cell>
          <table:table-cell table:formula="of:=[.B321]" office:value-type="float" office:value="124560" calcext:value-type="float">
            <text:p>124560</text:p>
          </table:table-cell>
          <table:table-cell table:formula="of:=[.B322]-1" office:value-type="float" office:value="124733" calcext:value-type="float">
            <text:p>124733</text:p>
          </table:table-cell>
          <table:table-cell table:formula="of:=&quot;sed -ne &quot;&amp;&quot;'&quot;&amp;[.C321]&amp;&quot;,&quot;&amp;[.D321]&amp;&quot;p' N_seriolae_KH_21_number &gt; &quot;&amp;[.A321]&amp;&quot;.part&quot;" office:value-type="string" office:string-value="sed -ne '124560,124733p' N_seriolae_KH_21_number &gt; 319.part" calcext:value-type="string">
            <text:p>sed -ne '124560,124733p' N_seriolae_KH_21_number &gt; 319.part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124734" calcext:value-type="float">
            <text:p>124734</text:p>
          </table:table-cell>
          <table:table-cell table:formula="of:=[.B322]" office:value-type="float" office:value="124734" calcext:value-type="float">
            <text:p>124734</text:p>
          </table:table-cell>
          <table:table-cell table:formula="of:=[.B323]-1" office:value-type="float" office:value="124747" calcext:value-type="float">
            <text:p>124747</text:p>
          </table:table-cell>
          <table:table-cell table:formula="of:=&quot;sed -ne &quot;&amp;&quot;'&quot;&amp;[.C322]&amp;&quot;,&quot;&amp;[.D322]&amp;&quot;p' N_seriolae_KH_21_number &gt; &quot;&amp;[.A322]&amp;&quot;.part&quot;" office:value-type="string" office:string-value="sed -ne '124734,124747p' N_seriolae_KH_21_number &gt; 320.part" calcext:value-type="string">
            <text:p>sed -ne '124734,124747p' N_seriolae_KH_21_number &gt; 320.part</text:p>
          </table:table-cell>
        </table:table-row>
        <table:table-row table:style-name="ro1">
          <table:table-cell office:value-type="string" calcext:value-type="string">
            <text:p>321</text:p>
          </table:table-cell>
          <table:table-cell office:value-type="float" office:value="124748" calcext:value-type="float">
            <text:p>124748</text:p>
          </table:table-cell>
          <table:table-cell table:formula="of:=[.B323]" office:value-type="float" office:value="124748" calcext:value-type="float">
            <text:p>124748</text:p>
          </table:table-cell>
          <table:table-cell table:formula="of:=[.B324]-1" office:value-type="float" office:value="124761" calcext:value-type="float">
            <text:p>124761</text:p>
          </table:table-cell>
          <table:table-cell table:formula="of:=&quot;sed -ne &quot;&amp;&quot;'&quot;&amp;[.C323]&amp;&quot;,&quot;&amp;[.D323]&amp;&quot;p' N_seriolae_KH_21_number &gt; &quot;&amp;[.A323]&amp;&quot;.part&quot;" office:value-type="string" office:string-value="sed -ne '124748,124761p' N_seriolae_KH_21_number &gt; 321.part" calcext:value-type="string">
            <text:p>sed -ne '124748,124761p' N_seriolae_KH_21_number &gt; 321.part</text:p>
          </table:table-cell>
        </table:table-row>
        <table:table-row table:style-name="ro1">
          <table:table-cell office:value-type="string" calcext:value-type="string">
            <text:p>322</text:p>
          </table:table-cell>
          <table:table-cell office:value-type="float" office:value="124762" calcext:value-type="float">
            <text:p>124762</text:p>
          </table:table-cell>
          <table:table-cell table:formula="of:=[.B324]" office:value-type="float" office:value="124762" calcext:value-type="float">
            <text:p>124762</text:p>
          </table:table-cell>
          <table:table-cell table:formula="of:=[.B325]-1" office:value-type="float" office:value="124807" calcext:value-type="float">
            <text:p>124807</text:p>
          </table:table-cell>
          <table:table-cell table:formula="of:=&quot;sed -ne &quot;&amp;&quot;'&quot;&amp;[.C324]&amp;&quot;,&quot;&amp;[.D324]&amp;&quot;p' N_seriolae_KH_21_number &gt; &quot;&amp;[.A324]&amp;&quot;.part&quot;" office:value-type="string" office:string-value="sed -ne '124762,124807p' N_seriolae_KH_21_number &gt; 322.part" calcext:value-type="string">
            <text:p>sed -ne '124762,124807p' N_seriolae_KH_21_number &gt; 322.part</text:p>
          </table:table-cell>
        </table:table-row>
        <table:table-row table:style-name="ro1">
          <table:table-cell office:value-type="string" calcext:value-type="string">
            <text:p>323</text:p>
          </table:table-cell>
          <table:table-cell office:value-type="float" office:value="124808" calcext:value-type="float">
            <text:p>124808</text:p>
          </table:table-cell>
          <table:table-cell table:formula="of:=[.B325]" office:value-type="float" office:value="124808" calcext:value-type="float">
            <text:p>124808</text:p>
          </table:table-cell>
          <table:table-cell table:formula="of:=[.B326]-1" office:value-type="float" office:value="126818" calcext:value-type="float">
            <text:p>126818</text:p>
          </table:table-cell>
          <table:table-cell table:formula="of:=&quot;sed -ne &quot;&amp;&quot;'&quot;&amp;[.C325]&amp;&quot;,&quot;&amp;[.D325]&amp;&quot;p' N_seriolae_KH_21_number &gt; &quot;&amp;[.A325]&amp;&quot;.part&quot;" office:value-type="string" office:string-value="sed -ne '124808,126818p' N_seriolae_KH_21_number &gt; 323.part" calcext:value-type="string">
            <text:p>sed -ne '124808,126818p' N_seriolae_KH_21_number &gt; 323.part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126819" calcext:value-type="float">
            <text:p>126819</text:p>
          </table:table-cell>
          <table:table-cell table:formula="of:=[.B326]" office:value-type="float" office:value="126819" calcext:value-type="float">
            <text:p>126819</text:p>
          </table:table-cell>
          <table:table-cell table:formula="of:=[.B327]-1" office:value-type="float" office:value="127570" calcext:value-type="float">
            <text:p>127570</text:p>
          </table:table-cell>
          <table:table-cell table:formula="of:=&quot;sed -ne &quot;&amp;&quot;'&quot;&amp;[.C326]&amp;&quot;,&quot;&amp;[.D326]&amp;&quot;p' N_seriolae_KH_21_number &gt; &quot;&amp;[.A326]&amp;&quot;.part&quot;" office:value-type="string" office:string-value="sed -ne '126819,127570p' N_seriolae_KH_21_number &gt; 324.part" calcext:value-type="string">
            <text:p>sed -ne '126819,127570p' N_seriolae_KH_21_number &gt; 324.part</text:p>
          </table:table-cell>
        </table:table-row>
        <table:table-row table:style-name="ro1">
          <table:table-cell office:value-type="string" calcext:value-type="string">
            <text:p>325</text:p>
          </table:table-cell>
          <table:table-cell office:value-type="float" office:value="127571" calcext:value-type="float">
            <text:p>127571</text:p>
          </table:table-cell>
          <table:table-cell table:formula="of:=[.B327]" office:value-type="float" office:value="127571" calcext:value-type="float">
            <text:p>127571</text:p>
          </table:table-cell>
          <table:table-cell table:formula="of:=[.B328]-1" office:value-type="float" office:value="127765" calcext:value-type="float">
            <text:p>127765</text:p>
          </table:table-cell>
          <table:table-cell table:formula="of:=&quot;sed -ne &quot;&amp;&quot;'&quot;&amp;[.C327]&amp;&quot;,&quot;&amp;[.D327]&amp;&quot;p' N_seriolae_KH_21_number &gt; &quot;&amp;[.A327]&amp;&quot;.part&quot;" office:value-type="string" office:string-value="sed -ne '127571,127765p' N_seriolae_KH_21_number &gt; 325.part" calcext:value-type="string">
            <text:p>sed -ne '127571,127765p' N_seriolae_KH_21_number &gt; 325.part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27766" calcext:value-type="float">
            <text:p>127766</text:p>
          </table:table-cell>
          <table:table-cell table:formula="of:=[.B328]" office:value-type="float" office:value="127766" calcext:value-type="float">
            <text:p>127766</text:p>
          </table:table-cell>
          <table:table-cell table:formula="of:=[.B329]-1" office:value-type="float" office:value="127773" calcext:value-type="float">
            <text:p>127773</text:p>
          </table:table-cell>
          <table:table-cell table:formula="of:=&quot;sed -ne &quot;&amp;&quot;'&quot;&amp;[.C328]&amp;&quot;,&quot;&amp;[.D328]&amp;&quot;p' N_seriolae_KH_21_number &gt; &quot;&amp;[.A328]&amp;&quot;.part&quot;" office:value-type="string" office:string-value="sed -ne '127766,127773p' N_seriolae_KH_21_number &gt; 326.part" calcext:value-type="string">
            <text:p>sed -ne '127766,127773p' N_seriolae_KH_21_number &gt; 326.part</text:p>
          </table:table-cell>
        </table:table-row>
        <table:table-row table:style-name="ro1">
          <table:table-cell office:value-type="string" calcext:value-type="string">
            <text:p>327</text:p>
          </table:table-cell>
          <table:table-cell office:value-type="float" office:value="127774" calcext:value-type="float">
            <text:p>127774</text:p>
          </table:table-cell>
          <table:table-cell table:formula="of:=[.B329]" office:value-type="float" office:value="127774" calcext:value-type="float">
            <text:p>127774</text:p>
          </table:table-cell>
          <table:table-cell table:formula="of:=[.B330]-1" office:value-type="float" office:value="127793" calcext:value-type="float">
            <text:p>127793</text:p>
          </table:table-cell>
          <table:table-cell table:formula="of:=&quot;sed -ne &quot;&amp;&quot;'&quot;&amp;[.C329]&amp;&quot;,&quot;&amp;[.D329]&amp;&quot;p' N_seriolae_KH_21_number &gt; &quot;&amp;[.A329]&amp;&quot;.part&quot;" office:value-type="string" office:string-value="sed -ne '127774,127793p' N_seriolae_KH_21_number &gt; 327.part" calcext:value-type="string">
            <text:p>sed -ne '127774,127793p' N_seriolae_KH_21_number &gt; 327.part</text:p>
          </table:table-cell>
        </table:table-row>
        <table:table-row table:style-name="ro1">
          <table:table-cell office:value-type="string" calcext:value-type="string">
            <text:p>328</text:p>
          </table:table-cell>
          <table:table-cell office:value-type="float" office:value="127794" calcext:value-type="float">
            <text:p>127794</text:p>
          </table:table-cell>
          <table:table-cell table:formula="of:=[.B330]" office:value-type="float" office:value="127794" calcext:value-type="float">
            <text:p>127794</text:p>
          </table:table-cell>
          <table:table-cell table:formula="of:=[.B331]-1" office:value-type="float" office:value="128336" calcext:value-type="float">
            <text:p>128336</text:p>
          </table:table-cell>
          <table:table-cell table:formula="of:=&quot;sed -ne &quot;&amp;&quot;'&quot;&amp;[.C330]&amp;&quot;,&quot;&amp;[.D330]&amp;&quot;p' N_seriolae_KH_21_number &gt; &quot;&amp;[.A330]&amp;&quot;.part&quot;" office:value-type="string" office:string-value="sed -ne '127794,128336p' N_seriolae_KH_21_number &gt; 328.part" calcext:value-type="string">
            <text:p>sed -ne '127794,128336p' N_seriolae_KH_21_number &gt; 328.part</text:p>
          </table:table-cell>
        </table:table-row>
        <table:table-row table:style-name="ro1">
          <table:table-cell office:value-type="string" calcext:value-type="string">
            <text:p>329</text:p>
          </table:table-cell>
          <table:table-cell office:value-type="float" office:value="128337" calcext:value-type="float">
            <text:p>128337</text:p>
          </table:table-cell>
          <table:table-cell table:formula="of:=[.B331]" office:value-type="float" office:value="128337" calcext:value-type="float">
            <text:p>128337</text:p>
          </table:table-cell>
          <table:table-cell table:formula="of:=[.B332]-1" office:value-type="float" office:value="128560" calcext:value-type="float">
            <text:p>128560</text:p>
          </table:table-cell>
          <table:table-cell table:formula="of:=&quot;sed -ne &quot;&amp;&quot;'&quot;&amp;[.C331]&amp;&quot;,&quot;&amp;[.D331]&amp;&quot;p' N_seriolae_KH_21_number &gt; &quot;&amp;[.A331]&amp;&quot;.part&quot;" office:value-type="string" office:string-value="sed -ne '128337,128560p' N_seriolae_KH_21_number &gt; 329.part" calcext:value-type="string">
            <text:p>sed -ne '128337,128560p' N_seriolae_KH_21_number &gt; 329.part</text:p>
          </table:table-cell>
        </table:table-row>
        <table:table-row table:style-name="ro1">
          <table:table-cell office:value-type="string" calcext:value-type="string">
            <text:p>330</text:p>
          </table:table-cell>
          <table:table-cell office:value-type="float" office:value="128561" calcext:value-type="float">
            <text:p>128561</text:p>
          </table:table-cell>
          <table:table-cell table:formula="of:=[.B332]" office:value-type="float" office:value="128561" calcext:value-type="float">
            <text:p>128561</text:p>
          </table:table-cell>
          <table:table-cell table:formula="of:=[.B333]-1" office:value-type="float" office:value="128663" calcext:value-type="float">
            <text:p>128663</text:p>
          </table:table-cell>
          <table:table-cell table:formula="of:=&quot;sed -ne &quot;&amp;&quot;'&quot;&amp;[.C332]&amp;&quot;,&quot;&amp;[.D332]&amp;&quot;p' N_seriolae_KH_21_number &gt; &quot;&amp;[.A332]&amp;&quot;.part&quot;" office:value-type="string" office:string-value="sed -ne '128561,128663p' N_seriolae_KH_21_number &gt; 330.part" calcext:value-type="string">
            <text:p>sed -ne '128561,128663p' N_seriolae_KH_21_number &gt; 330.part</text:p>
          </table:table-cell>
        </table:table-row>
        <table:table-row table:style-name="ro1">
          <table:table-cell office:value-type="string" calcext:value-type="string">
            <text:p>331</text:p>
          </table:table-cell>
          <table:table-cell office:value-type="float" office:value="128664" calcext:value-type="float">
            <text:p>128664</text:p>
          </table:table-cell>
          <table:table-cell table:formula="of:=[.B333]" office:value-type="float" office:value="128664" calcext:value-type="float">
            <text:p>128664</text:p>
          </table:table-cell>
          <table:table-cell table:formula="of:=[.B334]-1" office:value-type="float" office:value="128721" calcext:value-type="float">
            <text:p>128721</text:p>
          </table:table-cell>
          <table:table-cell table:formula="of:=&quot;sed -ne &quot;&amp;&quot;'&quot;&amp;[.C333]&amp;&quot;,&quot;&amp;[.D333]&amp;&quot;p' N_seriolae_KH_21_number &gt; &quot;&amp;[.A333]&amp;&quot;.part&quot;" office:value-type="string" office:string-value="sed -ne '128664,128721p' N_seriolae_KH_21_number &gt; 331.part" calcext:value-type="string">
            <text:p>sed -ne '128664,128721p' N_seriolae_KH_21_number &gt; 331.part</text:p>
          </table:table-cell>
        </table:table-row>
        <table:table-row table:style-name="ro1">
          <table:table-cell office:value-type="string" calcext:value-type="string">
            <text:p>332</text:p>
          </table:table-cell>
          <table:table-cell office:value-type="float" office:value="128722" calcext:value-type="float">
            <text:p>128722</text:p>
          </table:table-cell>
          <table:table-cell table:formula="of:=[.B334]" office:value-type="float" office:value="128722" calcext:value-type="float">
            <text:p>128722</text:p>
          </table:table-cell>
          <table:table-cell table:formula="of:=[.B335]-1" office:value-type="float" office:value="128765" calcext:value-type="float">
            <text:p>128765</text:p>
          </table:table-cell>
          <table:table-cell table:formula="of:=&quot;sed -ne &quot;&amp;&quot;'&quot;&amp;[.C334]&amp;&quot;,&quot;&amp;[.D334]&amp;&quot;p' N_seriolae_KH_21_number &gt; &quot;&amp;[.A334]&amp;&quot;.part&quot;" office:value-type="string" office:string-value="sed -ne '128722,128765p' N_seriolae_KH_21_number &gt; 332.part" calcext:value-type="string">
            <text:p>sed -ne '128722,128765p' N_seriolae_KH_21_number &gt; 332.part</text:p>
          </table:table-cell>
        </table:table-row>
        <table:table-row table:style-name="ro1">
          <table:table-cell office:value-type="string" calcext:value-type="string">
            <text:p>333</text:p>
          </table:table-cell>
          <table:table-cell office:value-type="float" office:value="128766" calcext:value-type="float">
            <text:p>128766</text:p>
          </table:table-cell>
          <table:table-cell table:formula="of:=[.B335]" office:value-type="float" office:value="128766" calcext:value-type="float">
            <text:p>128766</text:p>
          </table:table-cell>
          <table:table-cell table:formula="of:=[.B336]-1" office:value-type="float" office:value="128806" calcext:value-type="float">
            <text:p>128806</text:p>
          </table:table-cell>
          <table:table-cell table:formula="of:=&quot;sed -ne &quot;&amp;&quot;'&quot;&amp;[.C335]&amp;&quot;,&quot;&amp;[.D335]&amp;&quot;p' N_seriolae_KH_21_number &gt; &quot;&amp;[.A335]&amp;&quot;.part&quot;" office:value-type="string" office:string-value="sed -ne '128766,128806p' N_seriolae_KH_21_number &gt; 333.part" calcext:value-type="string">
            <text:p>sed -ne '128766,128806p' N_seriolae_KH_21_number &gt; 333.part</text:p>
          </table:table-cell>
        </table:table-row>
        <table:table-row table:style-name="ro1">
          <table:table-cell office:value-type="string" calcext:value-type="string">
            <text:p>334</text:p>
          </table:table-cell>
          <table:table-cell office:value-type="float" office:value="128807" calcext:value-type="float">
            <text:p>128807</text:p>
          </table:table-cell>
          <table:table-cell table:formula="of:=[.B336]" office:value-type="float" office:value="128807" calcext:value-type="float">
            <text:p>128807</text:p>
          </table:table-cell>
          <table:table-cell table:formula="of:=[.B337]-1" office:value-type="float" office:value="128838" calcext:value-type="float">
            <text:p>128838</text:p>
          </table:table-cell>
          <table:table-cell table:formula="of:=&quot;sed -ne &quot;&amp;&quot;'&quot;&amp;[.C336]&amp;&quot;,&quot;&amp;[.D336]&amp;&quot;p' N_seriolae_KH_21_number &gt; &quot;&amp;[.A336]&amp;&quot;.part&quot;" office:value-type="string" office:string-value="sed -ne '128807,128838p' N_seriolae_KH_21_number &gt; 334.part" calcext:value-type="string">
            <text:p>sed -ne '128807,128838p' N_seriolae_KH_21_number &gt; 334.part</text:p>
          </table:table-cell>
        </table:table-row>
        <table:table-row table:style-name="ro1">
          <table:table-cell office:value-type="string" calcext:value-type="string">
            <text:p>335</text:p>
          </table:table-cell>
          <table:table-cell office:value-type="float" office:value="128839" calcext:value-type="float">
            <text:p>128839</text:p>
          </table:table-cell>
          <table:table-cell table:formula="of:=[.B337]" office:value-type="float" office:value="128839" calcext:value-type="float">
            <text:p>128839</text:p>
          </table:table-cell>
          <table:table-cell table:formula="of:=[.B338]-1" office:value-type="float" office:value="128868" calcext:value-type="float">
            <text:p>128868</text:p>
          </table:table-cell>
          <table:table-cell table:formula="of:=&quot;sed -ne &quot;&amp;&quot;'&quot;&amp;[.C337]&amp;&quot;,&quot;&amp;[.D337]&amp;&quot;p' N_seriolae_KH_21_number &gt; &quot;&amp;[.A337]&amp;&quot;.part&quot;" office:value-type="string" office:string-value="sed -ne '128839,128868p' N_seriolae_KH_21_number &gt; 335.part" calcext:value-type="string">
            <text:p>sed -ne '128839,128868p' N_seriolae_KH_21_number &gt; 335.part</text:p>
          </table:table-cell>
        </table:table-row>
        <table:table-row table:style-name="ro1">
          <table:table-cell office:value-type="string" calcext:value-type="string">
            <text:p>336</text:p>
          </table:table-cell>
          <table:table-cell office:value-type="float" office:value="128869" calcext:value-type="float">
            <text:p>128869</text:p>
          </table:table-cell>
          <table:table-cell table:formula="of:=[.B338]" office:value-type="float" office:value="128869" calcext:value-type="float">
            <text:p>128869</text:p>
          </table:table-cell>
          <table:table-cell table:formula="of:=[.B339]-1" office:value-type="float" office:value="128897" calcext:value-type="float">
            <text:p>128897</text:p>
          </table:table-cell>
          <table:table-cell table:formula="of:=&quot;sed -ne &quot;&amp;&quot;'&quot;&amp;[.C338]&amp;&quot;,&quot;&amp;[.D338]&amp;&quot;p' N_seriolae_KH_21_number &gt; &quot;&amp;[.A338]&amp;&quot;.part&quot;" office:value-type="string" office:string-value="sed -ne '128869,128897p' N_seriolae_KH_21_number &gt; 336.part" calcext:value-type="string">
            <text:p>sed -ne '128869,128897p' N_seriolae_KH_21_number &gt; 336.part</text:p>
          </table:table-cell>
        </table:table-row>
        <table:table-row table:style-name="ro1">
          <table:table-cell office:value-type="string" calcext:value-type="string">
            <text:p>337</text:p>
          </table:table-cell>
          <table:table-cell office:value-type="float" office:value="128898" calcext:value-type="float">
            <text:p>128898</text:p>
          </table:table-cell>
          <table:table-cell table:formula="of:=[.B339]" office:value-type="float" office:value="128898" calcext:value-type="float">
            <text:p>128898</text:p>
          </table:table-cell>
          <table:table-cell table:formula="of:=[.B340]-1" office:value-type="float" office:value="128924" calcext:value-type="float">
            <text:p>128924</text:p>
          </table:table-cell>
          <table:table-cell table:formula="of:=&quot;sed -ne &quot;&amp;&quot;'&quot;&amp;[.C339]&amp;&quot;,&quot;&amp;[.D339]&amp;&quot;p' N_seriolae_KH_21_number &gt; &quot;&amp;[.A339]&amp;&quot;.part&quot;" office:value-type="string" office:string-value="sed -ne '128898,128924p' N_seriolae_KH_21_number &gt; 337.part" calcext:value-type="string">
            <text:p>sed -ne '128898,128924p' N_seriolae_KH_21_number &gt; 337.part</text:p>
          </table:table-cell>
        </table:table-row>
        <table:table-row table:style-name="ro1">
          <table:table-cell office:value-type="string" calcext:value-type="string">
            <text:p>338</text:p>
          </table:table-cell>
          <table:table-cell office:value-type="float" office:value="128925" calcext:value-type="float">
            <text:p>128925</text:p>
          </table:table-cell>
          <table:table-cell table:formula="of:=[.B340]" office:value-type="float" office:value="128925" calcext:value-type="float">
            <text:p>128925</text:p>
          </table:table-cell>
          <table:table-cell table:formula="of:=[.B341]-1" office:value-type="float" office:value="128951" calcext:value-type="float">
            <text:p>128951</text:p>
          </table:table-cell>
          <table:table-cell table:formula="of:=&quot;sed -ne &quot;&amp;&quot;'&quot;&amp;[.C340]&amp;&quot;,&quot;&amp;[.D340]&amp;&quot;p' N_seriolae_KH_21_number &gt; &quot;&amp;[.A340]&amp;&quot;.part&quot;" office:value-type="string" office:string-value="sed -ne '128925,128951p' N_seriolae_KH_21_number &gt; 338.part" calcext:value-type="string">
            <text:p>sed -ne '128925,128951p' N_seriolae_KH_21_number &gt; 338.part</text:p>
          </table:table-cell>
        </table:table-row>
        <table:table-row table:style-name="ro1">
          <table:table-cell office:value-type="string" calcext:value-type="string">
            <text:p>339</text:p>
          </table:table-cell>
          <table:table-cell office:value-type="float" office:value="128952" calcext:value-type="float">
            <text:p>128952</text:p>
          </table:table-cell>
          <table:table-cell table:formula="of:=[.B341]" office:value-type="float" office:value="128952" calcext:value-type="float">
            <text:p>128952</text:p>
          </table:table-cell>
          <table:table-cell table:formula="of:=[.B342]-1" office:value-type="float" office:value="128978" calcext:value-type="float">
            <text:p>128978</text:p>
          </table:table-cell>
          <table:table-cell table:formula="of:=&quot;sed -ne &quot;&amp;&quot;'&quot;&amp;[.C341]&amp;&quot;,&quot;&amp;[.D341]&amp;&quot;p' N_seriolae_KH_21_number &gt; &quot;&amp;[.A341]&amp;&quot;.part&quot;" office:value-type="string" office:string-value="sed -ne '128952,128978p' N_seriolae_KH_21_number &gt; 339.part" calcext:value-type="string">
            <text:p>sed -ne '128952,128978p' N_seriolae_KH_21_number &gt; 339.part</text:p>
          </table:table-cell>
        </table:table-row>
        <table:table-row table:style-name="ro1">
          <table:table-cell office:value-type="string" calcext:value-type="string">
            <text:p>340</text:p>
          </table:table-cell>
          <table:table-cell office:value-type="float" office:value="128979" calcext:value-type="float">
            <text:p>128979</text:p>
          </table:table-cell>
          <table:table-cell table:formula="of:=[.B342]" office:value-type="float" office:value="128979" calcext:value-type="float">
            <text:p>128979</text:p>
          </table:table-cell>
          <table:table-cell table:formula="of:=[.B343]-1" office:value-type="float" office:value="129004" calcext:value-type="float">
            <text:p>129004</text:p>
          </table:table-cell>
          <table:table-cell table:formula="of:=&quot;sed -ne &quot;&amp;&quot;'&quot;&amp;[.C342]&amp;&quot;,&quot;&amp;[.D342]&amp;&quot;p' N_seriolae_KH_21_number &gt; &quot;&amp;[.A342]&amp;&quot;.part&quot;" office:value-type="string" office:string-value="sed -ne '128979,129004p' N_seriolae_KH_21_number &gt; 340.part" calcext:value-type="string">
            <text:p>sed -ne '128979,129004p' N_seriolae_KH_21_number &gt; 340.part</text:p>
          </table:table-cell>
        </table:table-row>
        <table:table-row table:style-name="ro1">
          <table:table-cell office:value-type="string" calcext:value-type="string">
            <text:p>341</text:p>
          </table:table-cell>
          <table:table-cell office:value-type="float" office:value="129005" calcext:value-type="float">
            <text:p>129005</text:p>
          </table:table-cell>
          <table:table-cell table:formula="of:=[.B343]" office:value-type="float" office:value="129005" calcext:value-type="float">
            <text:p>129005</text:p>
          </table:table-cell>
          <table:table-cell table:formula="of:=[.B344]-1" office:value-type="float" office:value="129028" calcext:value-type="float">
            <text:p>129028</text:p>
          </table:table-cell>
          <table:table-cell table:formula="of:=&quot;sed -ne &quot;&amp;&quot;'&quot;&amp;[.C343]&amp;&quot;,&quot;&amp;[.D343]&amp;&quot;p' N_seriolae_KH_21_number &gt; &quot;&amp;[.A343]&amp;&quot;.part&quot;" office:value-type="string" office:string-value="sed -ne '129005,129028p' N_seriolae_KH_21_number &gt; 341.part" calcext:value-type="string">
            <text:p>sed -ne '129005,129028p' N_seriolae_KH_21_number &gt; 341.part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float" office:value="129029" calcext:value-type="float">
            <text:p>129029</text:p>
          </table:table-cell>
          <table:table-cell table:formula="of:=[.B344]" office:value-type="float" office:value="129029" calcext:value-type="float">
            <text:p>129029</text:p>
          </table:table-cell>
          <table:table-cell table:formula="of:=[.B345]-1" office:value-type="float" office:value="129052" calcext:value-type="float">
            <text:p>129052</text:p>
          </table:table-cell>
          <table:table-cell table:formula="of:=&quot;sed -ne &quot;&amp;&quot;'&quot;&amp;[.C344]&amp;&quot;,&quot;&amp;[.D344]&amp;&quot;p' N_seriolae_KH_21_number &gt; &quot;&amp;[.A344]&amp;&quot;.part&quot;" office:value-type="string" office:string-value="sed -ne '129029,129052p' N_seriolae_KH_21_number &gt; 342.part" calcext:value-type="string">
            <text:p>sed -ne '129029,129052p' N_seriolae_KH_21_number &gt; 342.part</text:p>
          </table:table-cell>
        </table:table-row>
        <table:table-row table:style-name="ro1">
          <table:table-cell office:value-type="string" calcext:value-type="string">
            <text:p>343</text:p>
          </table:table-cell>
          <table:table-cell office:value-type="float" office:value="129053" calcext:value-type="float">
            <text:p>129053</text:p>
          </table:table-cell>
          <table:table-cell table:formula="of:=[.B345]" office:value-type="float" office:value="129053" calcext:value-type="float">
            <text:p>129053</text:p>
          </table:table-cell>
          <table:table-cell table:formula="of:=[.B346]-1" office:value-type="float" office:value="129076" calcext:value-type="float">
            <text:p>129076</text:p>
          </table:table-cell>
          <table:table-cell table:formula="of:=&quot;sed -ne &quot;&amp;&quot;'&quot;&amp;[.C345]&amp;&quot;,&quot;&amp;[.D345]&amp;&quot;p' N_seriolae_KH_21_number &gt; &quot;&amp;[.A345]&amp;&quot;.part&quot;" office:value-type="string" office:string-value="sed -ne '129053,129076p' N_seriolae_KH_21_number &gt; 343.part" calcext:value-type="string">
            <text:p>sed -ne '129053,129076p' N_seriolae_KH_21_number &gt; 343.part</text:p>
          </table:table-cell>
        </table:table-row>
        <table:table-row table:style-name="ro1">
          <table:table-cell office:value-type="string" calcext:value-type="string">
            <text:p>344</text:p>
          </table:table-cell>
          <table:table-cell office:value-type="float" office:value="129077" calcext:value-type="float">
            <text:p>129077</text:p>
          </table:table-cell>
          <table:table-cell table:formula="of:=[.B346]" office:value-type="float" office:value="129077" calcext:value-type="float">
            <text:p>129077</text:p>
          </table:table-cell>
          <table:table-cell table:formula="of:=[.B347]-1" office:value-type="float" office:value="129100" calcext:value-type="float">
            <text:p>129100</text:p>
          </table:table-cell>
          <table:table-cell table:formula="of:=&quot;sed -ne &quot;&amp;&quot;'&quot;&amp;[.C346]&amp;&quot;,&quot;&amp;[.D346]&amp;&quot;p' N_seriolae_KH_21_number &gt; &quot;&amp;[.A346]&amp;&quot;.part&quot;" office:value-type="string" office:string-value="sed -ne '129077,129100p' N_seriolae_KH_21_number &gt; 344.part" calcext:value-type="string">
            <text:p>sed -ne '129077,129100p' N_seriolae_KH_21_number &gt; 344.part</text:p>
          </table:table-cell>
        </table:table-row>
        <table:table-row table:style-name="ro1">
          <table:table-cell office:value-type="string" calcext:value-type="string">
            <text:p>345</text:p>
          </table:table-cell>
          <table:table-cell office:value-type="float" office:value="129101" calcext:value-type="float">
            <text:p>129101</text:p>
          </table:table-cell>
          <table:table-cell table:formula="of:=[.B347]" office:value-type="float" office:value="129101" calcext:value-type="float">
            <text:p>129101</text:p>
          </table:table-cell>
          <table:table-cell table:formula="of:=[.B348]-1" office:value-type="float" office:value="129123" calcext:value-type="float">
            <text:p>129123</text:p>
          </table:table-cell>
          <table:table-cell table:formula="of:=&quot;sed -ne &quot;&amp;&quot;'&quot;&amp;[.C347]&amp;&quot;,&quot;&amp;[.D347]&amp;&quot;p' N_seriolae_KH_21_number &gt; &quot;&amp;[.A347]&amp;&quot;.part&quot;" office:value-type="string" office:string-value="sed -ne '129101,129123p' N_seriolae_KH_21_number &gt; 345.part" calcext:value-type="string">
            <text:p>sed -ne '129101,129123p' N_seriolae_KH_21_number &gt; 345.part</text:p>
          </table:table-cell>
        </table:table-row>
        <table:table-row table:style-name="ro1">
          <table:table-cell office:value-type="string" calcext:value-type="string">
            <text:p>346</text:p>
          </table:table-cell>
          <table:table-cell office:value-type="float" office:value="129124" calcext:value-type="float">
            <text:p>129124</text:p>
          </table:table-cell>
          <table:table-cell table:formula="of:=[.B348]" office:value-type="float" office:value="129124" calcext:value-type="float">
            <text:p>129124</text:p>
          </table:table-cell>
          <table:table-cell table:formula="of:=[.B349]-1" office:value-type="float" office:value="129138" calcext:value-type="float">
            <text:p>129138</text:p>
          </table:table-cell>
          <table:table-cell table:formula="of:=&quot;sed -ne &quot;&amp;&quot;'&quot;&amp;[.C348]&amp;&quot;,&quot;&amp;[.D348]&amp;&quot;p' N_seriolae_KH_21_number &gt; &quot;&amp;[.A348]&amp;&quot;.part&quot;" office:value-type="string" office:string-value="sed -ne '129124,129138p' N_seriolae_KH_21_number &gt; 346.part" calcext:value-type="string">
            <text:p>sed -ne '129124,129138p' N_seriolae_KH_21_number &gt; 346.part</text:p>
          </table:table-cell>
        </table:table-row>
        <table:table-row table:style-name="ro1">
          <table:table-cell office:value-type="string" calcext:value-type="string">
            <text:p>347</text:p>
          </table:table-cell>
          <table:table-cell office:value-type="float" office:value="129139" calcext:value-type="float">
            <text:p>129139</text:p>
          </table:table-cell>
          <table:table-cell table:formula="of:=[.B349]" office:value-type="float" office:value="129139" calcext:value-type="float">
            <text:p>129139</text:p>
          </table:table-cell>
          <table:table-cell table:formula="of:=[.B350]-1" office:value-type="float" office:value="129150" calcext:value-type="float">
            <text:p>129150</text:p>
          </table:table-cell>
          <table:table-cell table:formula="of:=&quot;sed -ne &quot;&amp;&quot;'&quot;&amp;[.C349]&amp;&quot;,&quot;&amp;[.D349]&amp;&quot;p' N_seriolae_KH_21_number &gt; &quot;&amp;[.A349]&amp;&quot;.part&quot;" office:value-type="string" office:string-value="sed -ne '129139,129150p' N_seriolae_KH_21_number &gt; 347.part" calcext:value-type="string">
            <text:p>sed -ne '129139,129150p' N_seriolae_KH_21_number &gt; 347.part</text:p>
          </table:table-cell>
        </table:table-row>
        <table:table-row table:style-name="ro1">
          <table:table-cell office:value-type="string" calcext:value-type="string">
            <text:p>348</text:p>
          </table:table-cell>
          <table:table-cell office:value-type="float" office:value="129151" calcext:value-type="float">
            <text:p>129151</text:p>
          </table:table-cell>
          <table:table-cell table:formula="of:=[.B350]" office:value-type="float" office:value="129151" calcext:value-type="float">
            <text:p>129151</text:p>
          </table:table-cell>
          <table:table-cell table:formula="of:=[.B351]-1" office:value-type="float" office:value="129161" calcext:value-type="float">
            <text:p>129161</text:p>
          </table:table-cell>
          <table:table-cell table:formula="of:=&quot;sed -ne &quot;&amp;&quot;'&quot;&amp;[.C350]&amp;&quot;,&quot;&amp;[.D350]&amp;&quot;p' N_seriolae_KH_21_number &gt; &quot;&amp;[.A350]&amp;&quot;.part&quot;" office:value-type="string" office:string-value="sed -ne '129151,129161p' N_seriolae_KH_21_number &gt; 348.part" calcext:value-type="string">
            <text:p>sed -ne '129151,129161p' N_seriolae_KH_21_number &gt; 348.part</text:p>
          </table:table-cell>
        </table:table-row>
        <table:table-row table:style-name="ro1">
          <table:table-cell office:value-type="string" calcext:value-type="string">
            <text:p>349</text:p>
          </table:table-cell>
          <table:table-cell office:value-type="float" office:value="129162" calcext:value-type="float">
            <text:p>129162</text:p>
          </table:table-cell>
          <table:table-cell table:formula="of:=[.B351]" office:value-type="float" office:value="129162" calcext:value-type="float">
            <text:p>129162</text:p>
          </table:table-cell>
          <table:table-cell table:formula="of:=[.B352]-1" office:value-type="float" office:value="129170" calcext:value-type="float">
            <text:p>129170</text:p>
          </table:table-cell>
          <table:table-cell table:formula="of:=&quot;sed -ne &quot;&amp;&quot;'&quot;&amp;[.C351]&amp;&quot;,&quot;&amp;[.D351]&amp;&quot;p' N_seriolae_KH_21_number &gt; &quot;&amp;[.A351]&amp;&quot;.part&quot;" office:value-type="string" office:string-value="sed -ne '129162,129170p' N_seriolae_KH_21_number &gt; 349.part" calcext:value-type="string">
            <text:p>sed -ne '129162,129170p' N_seriolae_KH_21_number &gt; 349.part</text:p>
          </table:table-cell>
        </table:table-row>
        <table:table-row table:style-name="ro1">
          <table:table-cell office:value-type="string" calcext:value-type="string">
            <text:p>350</text:p>
          </table:table-cell>
          <table:table-cell office:value-type="float" office:value="129171" calcext:value-type="float">
            <text:p>129171</text:p>
          </table:table-cell>
          <table:table-cell table:formula="of:=[.B352]" office:value-type="float" office:value="129171" calcext:value-type="float">
            <text:p>129171</text:p>
          </table:table-cell>
          <table:table-cell table:formula="of:=[.B353]-1" office:value-type="float" office:value="129178" calcext:value-type="float">
            <text:p>129178</text:p>
          </table:table-cell>
          <table:table-cell table:formula="of:=&quot;sed -ne &quot;&amp;&quot;'&quot;&amp;[.C352]&amp;&quot;,&quot;&amp;[.D352]&amp;&quot;p' N_seriolae_KH_21_number &gt; &quot;&amp;[.A352]&amp;&quot;.part&quot;" office:value-type="string" office:string-value="sed -ne '129171,129178p' N_seriolae_KH_21_number &gt; 350.part" calcext:value-type="string">
            <text:p>sed -ne '129171,129178p' N_seriolae_KH_21_number &gt; 350.part</text:p>
          </table:table-cell>
        </table:table-row>
        <table:table-row table:style-name="ro1">
          <table:table-cell office:value-type="string" calcext:value-type="string">
            <text:p>351</text:p>
          </table:table-cell>
          <table:table-cell office:value-type="float" office:value="129179" calcext:value-type="float">
            <text:p>129179</text:p>
          </table:table-cell>
          <table:table-cell table:formula="of:=[.B353]" office:value-type="float" office:value="129179" calcext:value-type="float">
            <text:p>129179</text:p>
          </table:table-cell>
          <table:table-cell table:formula="of:=[.B354]-1" office:value-type="float" office:value="129186" calcext:value-type="float">
            <text:p>129186</text:p>
          </table:table-cell>
          <table:table-cell table:formula="of:=&quot;sed -ne &quot;&amp;&quot;'&quot;&amp;[.C353]&amp;&quot;,&quot;&amp;[.D353]&amp;&quot;p' N_seriolae_KH_21_number &gt; &quot;&amp;[.A353]&amp;&quot;.part&quot;" office:value-type="string" office:string-value="sed -ne '129179,129186p' N_seriolae_KH_21_number &gt; 351.part" calcext:value-type="string">
            <text:p>sed -ne '129179,129186p' N_seriolae_KH_21_number &gt; 351.part</text:p>
          </table:table-cell>
        </table:table-row>
        <table:table-row table:style-name="ro1">
          <table:table-cell office:value-type="string" calcext:value-type="string">
            <text:p>352</text:p>
          </table:table-cell>
          <table:table-cell office:value-type="float" office:value="129187" calcext:value-type="float">
            <text:p>129187</text:p>
          </table:table-cell>
          <table:table-cell table:formula="of:=[.B354]" office:value-type="float" office:value="129187" calcext:value-type="float">
            <text:p>129187</text:p>
          </table:table-cell>
          <table:table-cell table:formula="of:=[.B355]-1" office:value-type="float" office:value="129194" calcext:value-type="float">
            <text:p>129194</text:p>
          </table:table-cell>
          <table:table-cell table:formula="of:=&quot;sed -ne &quot;&amp;&quot;'&quot;&amp;[.C354]&amp;&quot;,&quot;&amp;[.D354]&amp;&quot;p' N_seriolae_KH_21_number &gt; &quot;&amp;[.A354]&amp;&quot;.part&quot;" office:value-type="string" office:string-value="sed -ne '129187,129194p' N_seriolae_KH_21_number &gt; 352.part" calcext:value-type="string">
            <text:p>sed -ne '129187,129194p' N_seriolae_KH_21_number &gt; 352.part</text:p>
          </table:table-cell>
        </table:table-row>
        <table:table-row table:style-name="ro1">
          <table:table-cell office:value-type="string" calcext:value-type="string">
            <text:p>353</text:p>
          </table:table-cell>
          <table:table-cell office:value-type="float" office:value="129195" calcext:value-type="float">
            <text:p>129195</text:p>
          </table:table-cell>
          <table:table-cell table:formula="of:=[.B355]" office:value-type="float" office:value="129195" calcext:value-type="float">
            <text:p>129195</text:p>
          </table:table-cell>
          <table:table-cell table:formula="of:=[.B356]-1" office:value-type="float" office:value="129201" calcext:value-type="float">
            <text:p>129201</text:p>
          </table:table-cell>
          <table:table-cell table:formula="of:=&quot;sed -ne &quot;&amp;&quot;'&quot;&amp;[.C355]&amp;&quot;,&quot;&amp;[.D355]&amp;&quot;p' N_seriolae_KH_21_number &gt; &quot;&amp;[.A355]&amp;&quot;.part&quot;" office:value-type="string" office:string-value="sed -ne '129195,129201p' N_seriolae_KH_21_number &gt; 353.part" calcext:value-type="string">
            <text:p>sed -ne '129195,129201p' N_seriolae_KH_21_number &gt; 353.part</text:p>
          </table:table-cell>
        </table:table-row>
        <table:table-row table:style-name="ro1">
          <table:table-cell office:value-type="string" calcext:value-type="string">
            <text:p>354</text:p>
          </table:table-cell>
          <table:table-cell office:value-type="float" office:value="129202" calcext:value-type="float">
            <text:p>129202</text:p>
          </table:table-cell>
          <table:table-cell table:formula="of:=[.B356]" office:value-type="float" office:value="129202" calcext:value-type="float">
            <text:p>129202</text:p>
          </table:table-cell>
          <table:table-cell table:formula="of:=[.B357]-1" office:value-type="float" office:value="129208" calcext:value-type="float">
            <text:p>129208</text:p>
          </table:table-cell>
          <table:table-cell table:formula="of:=&quot;sed -ne &quot;&amp;&quot;'&quot;&amp;[.C356]&amp;&quot;,&quot;&amp;[.D356]&amp;&quot;p' N_seriolae_KH_21_number &gt; &quot;&amp;[.A356]&amp;&quot;.part&quot;" office:value-type="string" office:string-value="sed -ne '129202,129208p' N_seriolae_KH_21_number &gt; 354.part" calcext:value-type="string">
            <text:p>sed -ne '129202,129208p' N_seriolae_KH_21_number &gt; 354.part</text:p>
          </table:table-cell>
        </table:table-row>
        <table:table-row table:style-name="ro1">
          <table:table-cell office:value-type="string" calcext:value-type="string">
            <text:p>355</text:p>
          </table:table-cell>
          <table:table-cell office:value-type="float" office:value="129209" calcext:value-type="float">
            <text:p>129209</text:p>
          </table:table-cell>
          <table:table-cell table:formula="of:=[.B357]" office:value-type="float" office:value="129209" calcext:value-type="float">
            <text:p>129209</text:p>
          </table:table-cell>
          <table:table-cell table:formula="of:=[.B358]-1" office:value-type="float" office:value="129214" calcext:value-type="float">
            <text:p>129214</text:p>
          </table:table-cell>
          <table:table-cell table:formula="of:=&quot;sed -ne &quot;&amp;&quot;'&quot;&amp;[.C357]&amp;&quot;,&quot;&amp;[.D357]&amp;&quot;p' N_seriolae_KH_21_number &gt; &quot;&amp;[.A357]&amp;&quot;.part&quot;" office:value-type="string" office:string-value="sed -ne '129209,129214p' N_seriolae_KH_21_number &gt; 355.part" calcext:value-type="string">
            <text:p>sed -ne '129209,129214p' N_seriolae_KH_21_number &gt; 355.part</text:p>
          </table:table-cell>
        </table:table-row>
        <table:table-row table:style-name="ro1">
          <table:table-cell office:value-type="string" calcext:value-type="string">
            <text:p>356</text:p>
          </table:table-cell>
          <table:table-cell office:value-type="float" office:value="129215" calcext:value-type="float">
            <text:p>129215</text:p>
          </table:table-cell>
          <table:table-cell table:formula="of:=[.B358]" office:value-type="float" office:value="129215" calcext:value-type="float">
            <text:p>129215</text:p>
          </table:table-cell>
          <table:table-cell table:formula="of:=[.B359]-1" office:value-type="float" office:value="129220" calcext:value-type="float">
            <text:p>129220</text:p>
          </table:table-cell>
          <table:table-cell table:formula="of:=&quot;sed -ne &quot;&amp;&quot;'&quot;&amp;[.C358]&amp;&quot;,&quot;&amp;[.D358]&amp;&quot;p' N_seriolae_KH_21_number &gt; &quot;&amp;[.A358]&amp;&quot;.part&quot;" office:value-type="string" office:string-value="sed -ne '129215,129220p' N_seriolae_KH_21_number &gt; 356.part" calcext:value-type="string">
            <text:p>sed -ne '129215,129220p' N_seriolae_KH_21_number &gt; 356.part</text:p>
          </table:table-cell>
        </table:table-row>
        <table:table-row table:style-name="ro1">
          <table:table-cell office:value-type="string" calcext:value-type="string">
            <text:p>357</text:p>
          </table:table-cell>
          <table:table-cell office:value-type="float" office:value="129221" calcext:value-type="float">
            <text:p>129221</text:p>
          </table:table-cell>
          <table:table-cell table:formula="of:=[.B359]" office:value-type="float" office:value="129221" calcext:value-type="float">
            <text:p>129221</text:p>
          </table:table-cell>
          <table:table-cell table:formula="of:=[.B360]-1" office:value-type="float" office:value="129226" calcext:value-type="float">
            <text:p>129226</text:p>
          </table:table-cell>
          <table:table-cell table:formula="of:=&quot;sed -ne &quot;&amp;&quot;'&quot;&amp;[.C359]&amp;&quot;,&quot;&amp;[.D359]&amp;&quot;p' N_seriolae_KH_21_number &gt; &quot;&amp;[.A359]&amp;&quot;.part&quot;" office:value-type="string" office:string-value="sed -ne '129221,129226p' N_seriolae_KH_21_number &gt; 357.part" calcext:value-type="string">
            <text:p>sed -ne '129221,129226p' N_seriolae_KH_21_number &gt; 357.part</text:p>
          </table:table-cell>
        </table:table-row>
        <table:table-row table:style-name="ro1">
          <table:table-cell office:value-type="string" calcext:value-type="string">
            <text:p>358</text:p>
          </table:table-cell>
          <table:table-cell office:value-type="float" office:value="129227" calcext:value-type="float">
            <text:p>129227</text:p>
          </table:table-cell>
          <table:table-cell table:formula="of:=[.B360]" office:value-type="float" office:value="129227" calcext:value-type="float">
            <text:p>129227</text:p>
          </table:table-cell>
          <table:table-cell table:formula="of:=[.B361]-1" office:value-type="float" office:value="129232" calcext:value-type="float">
            <text:p>129232</text:p>
          </table:table-cell>
          <table:table-cell table:formula="of:=&quot;sed -ne &quot;&amp;&quot;'&quot;&amp;[.C360]&amp;&quot;,&quot;&amp;[.D360]&amp;&quot;p' N_seriolae_KH_21_number &gt; &quot;&amp;[.A360]&amp;&quot;.part&quot;" office:value-type="string" office:string-value="sed -ne '129227,129232p' N_seriolae_KH_21_number &gt; 358.part" calcext:value-type="string">
            <text:p>sed -ne '129227,129232p' N_seriolae_KH_21_number &gt; 358.part</text:p>
          </table:table-cell>
        </table:table-row>
        <table:table-row table:style-name="ro1">
          <table:table-cell office:value-type="string" calcext:value-type="string">
            <text:p>359</text:p>
          </table:table-cell>
          <table:table-cell office:value-type="float" office:value="129233" calcext:value-type="float">
            <text:p>129233</text:p>
          </table:table-cell>
          <table:table-cell table:formula="of:=[.B361]" office:value-type="float" office:value="129233" calcext:value-type="float">
            <text:p>129233</text:p>
          </table:table-cell>
          <table:table-cell table:formula="of:=[.B362]-1" office:value-type="float" office:value="129238" calcext:value-type="float">
            <text:p>129238</text:p>
          </table:table-cell>
          <table:table-cell table:formula="of:=&quot;sed -ne &quot;&amp;&quot;'&quot;&amp;[.C361]&amp;&quot;,&quot;&amp;[.D361]&amp;&quot;p' N_seriolae_KH_21_number &gt; &quot;&amp;[.A361]&amp;&quot;.part&quot;" office:value-type="string" office:string-value="sed -ne '129233,129238p' N_seriolae_KH_21_number &gt; 359.part" calcext:value-type="string">
            <text:p>sed -ne '129233,129238p' N_seriolae_KH_21_number &gt; 359.part</text:p>
          </table:table-cell>
        </table:table-row>
        <table:table-row table:style-name="ro1">
          <table:table-cell office:value-type="string" calcext:value-type="string">
            <text:p>360</text:p>
          </table:table-cell>
          <table:table-cell office:value-type="float" office:value="129239" calcext:value-type="float">
            <text:p>129239</text:p>
          </table:table-cell>
          <table:table-cell table:formula="of:=[.B362]" office:value-type="float" office:value="129239" calcext:value-type="float">
            <text:p>129239</text:p>
          </table:table-cell>
          <table:table-cell table:formula="of:=[.B363]-1" office:value-type="float" office:value="129244" calcext:value-type="float">
            <text:p>129244</text:p>
          </table:table-cell>
          <table:table-cell table:formula="of:=&quot;sed -ne &quot;&amp;&quot;'&quot;&amp;[.C362]&amp;&quot;,&quot;&amp;[.D362]&amp;&quot;p' N_seriolae_KH_21_number &gt; &quot;&amp;[.A362]&amp;&quot;.part&quot;" office:value-type="string" office:string-value="sed -ne '129239,129244p' N_seriolae_KH_21_number &gt; 360.part" calcext:value-type="string">
            <text:p>sed -ne '129239,129244p' N_seriolae_KH_21_number &gt; 360.part</text:p>
          </table:table-cell>
        </table:table-row>
        <table:table-row table:style-name="ro1">
          <table:table-cell office:value-type="string" calcext:value-type="string">
            <text:p>361</text:p>
          </table:table-cell>
          <table:table-cell office:value-type="float" office:value="129245" calcext:value-type="float">
            <text:p>129245</text:p>
          </table:table-cell>
          <table:table-cell table:formula="of:=[.B363]" office:value-type="float" office:value="129245" calcext:value-type="float">
            <text:p>129245</text:p>
          </table:table-cell>
          <table:table-cell table:formula="of:=[.B364]-1" office:value-type="float" office:value="129250" calcext:value-type="float">
            <text:p>129250</text:p>
          </table:table-cell>
          <table:table-cell table:formula="of:=&quot;sed -ne &quot;&amp;&quot;'&quot;&amp;[.C363]&amp;&quot;,&quot;&amp;[.D363]&amp;&quot;p' N_seriolae_KH_21_number &gt; &quot;&amp;[.A363]&amp;&quot;.part&quot;" office:value-type="string" office:string-value="sed -ne '129245,129250p' N_seriolae_KH_21_number &gt; 361.part" calcext:value-type="string">
            <text:p>sed -ne '129245,129250p' N_seriolae_KH_21_number &gt; 361.part</text:p>
          </table:table-cell>
        </table:table-row>
        <table:table-row table:style-name="ro1">
          <table:table-cell office:value-type="string" calcext:value-type="string">
            <text:p>362</text:p>
          </table:table-cell>
          <table:table-cell office:value-type="float" office:value="129251" calcext:value-type="float">
            <text:p>129251</text:p>
          </table:table-cell>
          <table:table-cell table:formula="of:=[.B364]" office:value-type="float" office:value="129251" calcext:value-type="float">
            <text:p>129251</text:p>
          </table:table-cell>
          <table:table-cell table:formula="of:=[.B365]-1" office:value-type="float" office:value="129256" calcext:value-type="float">
            <text:p>129256</text:p>
          </table:table-cell>
          <table:table-cell table:formula="of:=&quot;sed -ne &quot;&amp;&quot;'&quot;&amp;[.C364]&amp;&quot;,&quot;&amp;[.D364]&amp;&quot;p' N_seriolae_KH_21_number &gt; &quot;&amp;[.A364]&amp;&quot;.part&quot;" office:value-type="string" office:string-value="sed -ne '129251,129256p' N_seriolae_KH_21_number &gt; 362.part" calcext:value-type="string">
            <text:p>sed -ne '129251,129256p' N_seriolae_KH_21_number &gt; 362.part</text:p>
          </table:table-cell>
        </table:table-row>
        <table:table-row table:style-name="ro1">
          <table:table-cell office:value-type="string" calcext:value-type="string">
            <text:p>363</text:p>
          </table:table-cell>
          <table:table-cell office:value-type="float" office:value="129257" calcext:value-type="float">
            <text:p>129257</text:p>
          </table:table-cell>
          <table:table-cell table:formula="of:=[.B365]" office:value-type="float" office:value="129257" calcext:value-type="float">
            <text:p>129257</text:p>
          </table:table-cell>
          <table:table-cell table:formula="of:=[.B366]-1" office:value-type="float" office:value="129262" calcext:value-type="float">
            <text:p>129262</text:p>
          </table:table-cell>
          <table:table-cell table:formula="of:=&quot;sed -ne &quot;&amp;&quot;'&quot;&amp;[.C365]&amp;&quot;,&quot;&amp;[.D365]&amp;&quot;p' N_seriolae_KH_21_number &gt; &quot;&amp;[.A365]&amp;&quot;.part&quot;" office:value-type="string" office:string-value="sed -ne '129257,129262p' N_seriolae_KH_21_number &gt; 363.part" calcext:value-type="string">
            <text:p>sed -ne '129257,129262p' N_seriolae_KH_21_number &gt; 363.part</text:p>
          </table:table-cell>
        </table:table-row>
        <table:table-row table:style-name="ro1">
          <table:table-cell office:value-type="string" calcext:value-type="string">
            <text:p>364</text:p>
          </table:table-cell>
          <table:table-cell office:value-type="float" office:value="129263" calcext:value-type="float">
            <text:p>129263</text:p>
          </table:table-cell>
          <table:table-cell table:formula="of:=[.B366]" office:value-type="float" office:value="129263" calcext:value-type="float">
            <text:p>129263</text:p>
          </table:table-cell>
          <table:table-cell table:formula="of:=[.B367]-1" office:value-type="float" office:value="129268" calcext:value-type="float">
            <text:p>129268</text:p>
          </table:table-cell>
          <table:table-cell table:formula="of:=&quot;sed -ne &quot;&amp;&quot;'&quot;&amp;[.C366]&amp;&quot;,&quot;&amp;[.D366]&amp;&quot;p' N_seriolae_KH_21_number &gt; &quot;&amp;[.A366]&amp;&quot;.part&quot;" office:value-type="string" office:string-value="sed -ne '129263,129268p' N_seriolae_KH_21_number &gt; 364.part" calcext:value-type="string">
            <text:p>sed -ne '129263,129268p' N_seriolae_KH_21_number &gt; 364.part</text:p>
          </table:table-cell>
        </table:table-row>
        <table:table-row table:style-name="ro1">
          <table:table-cell office:value-type="string" calcext:value-type="string">
            <text:p>365</text:p>
          </table:table-cell>
          <table:table-cell office:value-type="float" office:value="129269" calcext:value-type="float">
            <text:p>129269</text:p>
          </table:table-cell>
          <table:table-cell table:formula="of:=[.B367]" office:value-type="float" office:value="129269" calcext:value-type="float">
            <text:p>129269</text:p>
          </table:table-cell>
          <table:table-cell table:formula="of:=[.B368]-1" office:value-type="float" office:value="129274" calcext:value-type="float">
            <text:p>129274</text:p>
          </table:table-cell>
          <table:table-cell table:formula="of:=&quot;sed -ne &quot;&amp;&quot;'&quot;&amp;[.C367]&amp;&quot;,&quot;&amp;[.D367]&amp;&quot;p' N_seriolae_KH_21_number &gt; &quot;&amp;[.A367]&amp;&quot;.part&quot;" office:value-type="string" office:string-value="sed -ne '129269,129274p' N_seriolae_KH_21_number &gt; 365.part" calcext:value-type="string">
            <text:p>sed -ne '129269,129274p' N_seriolae_KH_21_number &gt; 365.part</text:p>
          </table:table-cell>
        </table:table-row>
        <table:table-row table:style-name="ro1">
          <table:table-cell office:value-type="string" calcext:value-type="string">
            <text:p>366</text:p>
          </table:table-cell>
          <table:table-cell office:value-type="float" office:value="129275" calcext:value-type="float">
            <text:p>129275</text:p>
          </table:table-cell>
          <table:table-cell table:formula="of:=[.B368]" office:value-type="float" office:value="129275" calcext:value-type="float">
            <text:p>129275</text:p>
          </table:table-cell>
          <table:table-cell table:formula="of:=[.B369]-1" office:value-type="float" office:value="129280" calcext:value-type="float">
            <text:p>129280</text:p>
          </table:table-cell>
          <table:table-cell table:formula="of:=&quot;sed -ne &quot;&amp;&quot;'&quot;&amp;[.C368]&amp;&quot;,&quot;&amp;[.D368]&amp;&quot;p' N_seriolae_KH_21_number &gt; &quot;&amp;[.A368]&amp;&quot;.part&quot;" office:value-type="string" office:string-value="sed -ne '129275,129280p' N_seriolae_KH_21_number &gt; 366.part" calcext:value-type="string">
            <text:p>sed -ne '129275,129280p' N_seriolae_KH_21_number &gt; 366.part</text:p>
          </table:table-cell>
        </table:table-row>
        <table:table-row table:style-name="ro1">
          <table:table-cell office:value-type="string" calcext:value-type="string">
            <text:p>367</text:p>
          </table:table-cell>
          <table:table-cell office:value-type="float" office:value="129281" calcext:value-type="float">
            <text:p>129281</text:p>
          </table:table-cell>
          <table:table-cell table:formula="of:=[.B369]" office:value-type="float" office:value="129281" calcext:value-type="float">
            <text:p>129281</text:p>
          </table:table-cell>
          <table:table-cell table:formula="of:=[.B370]-1" office:value-type="float" office:value="129286" calcext:value-type="float">
            <text:p>129286</text:p>
          </table:table-cell>
          <table:table-cell table:formula="of:=&quot;sed -ne &quot;&amp;&quot;'&quot;&amp;[.C369]&amp;&quot;,&quot;&amp;[.D369]&amp;&quot;p' N_seriolae_KH_21_number &gt; &quot;&amp;[.A369]&amp;&quot;.part&quot;" office:value-type="string" office:string-value="sed -ne '129281,129286p' N_seriolae_KH_21_number &gt; 367.part" calcext:value-type="string">
            <text:p>sed -ne '129281,129286p' N_seriolae_KH_21_number &gt; 367.part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float" office:value="129287" calcext:value-type="float">
            <text:p>129287</text:p>
          </table:table-cell>
          <table:table-cell table:formula="of:=[.B370]" office:value-type="float" office:value="129287" calcext:value-type="float">
            <text:p>129287</text:p>
          </table:table-cell>
          <table:table-cell table:formula="of:=[.B371]-1" office:value-type="float" office:value="129292" calcext:value-type="float">
            <text:p>129292</text:p>
          </table:table-cell>
          <table:table-cell table:formula="of:=&quot;sed -ne &quot;&amp;&quot;'&quot;&amp;[.C370]&amp;&quot;,&quot;&amp;[.D370]&amp;&quot;p' N_seriolae_KH_21_number &gt; &quot;&amp;[.A370]&amp;&quot;.part&quot;" office:value-type="string" office:string-value="sed -ne '129287,129292p' N_seriolae_KH_21_number &gt; 368.part" calcext:value-type="string">
            <text:p>sed -ne '129287,129292p' N_seriolae_KH_21_number &gt; 368.part</text:p>
          </table:table-cell>
        </table:table-row>
        <table:table-row table:style-name="ro1">
          <table:table-cell office:value-type="string" calcext:value-type="string">
            <text:p>369</text:p>
          </table:table-cell>
          <table:table-cell office:value-type="float" office:value="129293" calcext:value-type="float">
            <text:p>129293</text:p>
          </table:table-cell>
          <table:table-cell table:formula="of:=[.B371]" office:value-type="float" office:value="129293" calcext:value-type="float">
            <text:p>129293</text:p>
          </table:table-cell>
          <table:table-cell table:formula="of:=[.B372]-1" office:value-type="float" office:value="129298" calcext:value-type="float">
            <text:p>129298</text:p>
          </table:table-cell>
          <table:table-cell table:formula="of:=&quot;sed -ne &quot;&amp;&quot;'&quot;&amp;[.C371]&amp;&quot;,&quot;&amp;[.D371]&amp;&quot;p' N_seriolae_KH_21_number &gt; &quot;&amp;[.A371]&amp;&quot;.part&quot;" office:value-type="string" office:string-value="sed -ne '129293,129298p' N_seriolae_KH_21_number &gt; 369.part" calcext:value-type="string">
            <text:p>sed -ne '129293,129298p' N_seriolae_KH_21_number &gt; 369.part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office:value-type="float" office:value="129299" calcext:value-type="float">
            <text:p>129299</text:p>
          </table:table-cell>
          <table:table-cell table:formula="of:=[.B372]" office:value-type="float" office:value="129299" calcext:value-type="float">
            <text:p>129299</text:p>
          </table:table-cell>
          <table:table-cell table:formula="of:=[.B373]-1" office:value-type="float" office:value="129304" calcext:value-type="float">
            <text:p>129304</text:p>
          </table:table-cell>
          <table:table-cell table:formula="of:=&quot;sed -ne &quot;&amp;&quot;'&quot;&amp;[.C372]&amp;&quot;,&quot;&amp;[.D372]&amp;&quot;p' N_seriolae_KH_21_number &gt; &quot;&amp;[.A372]&amp;&quot;.part&quot;" office:value-type="string" office:string-value="sed -ne '129299,129304p' N_seriolae_KH_21_number &gt; 370.part" calcext:value-type="string">
            <text:p>sed -ne '129299,129304p' N_seriolae_KH_21_number &gt; 370.part</text:p>
          </table:table-cell>
        </table:table-row>
        <table:table-row table:style-name="ro1">
          <table:table-cell office:value-type="string" calcext:value-type="string">
            <text:p>371</text:p>
          </table:table-cell>
          <table:table-cell office:value-type="float" office:value="129305" calcext:value-type="float">
            <text:p>129305</text:p>
          </table:table-cell>
          <table:table-cell table:formula="of:=[.B373]" office:value-type="float" office:value="129305" calcext:value-type="float">
            <text:p>129305</text:p>
          </table:table-cell>
          <table:table-cell table:formula="of:=[.B374]-1" office:value-type="float" office:value="129310" calcext:value-type="float">
            <text:p>129310</text:p>
          </table:table-cell>
          <table:table-cell table:formula="of:=&quot;sed -ne &quot;&amp;&quot;'&quot;&amp;[.C373]&amp;&quot;,&quot;&amp;[.D373]&amp;&quot;p' N_seriolae_KH_21_number &gt; &quot;&amp;[.A373]&amp;&quot;.part&quot;" office:value-type="string" office:string-value="sed -ne '129305,129310p' N_seriolae_KH_21_number &gt; 371.part" calcext:value-type="string">
            <text:p>sed -ne '129305,129310p' N_seriolae_KH_21_number &gt; 371.part</text:p>
          </table:table-cell>
        </table:table-row>
        <table:table-row table:style-name="ro1">
          <table:table-cell office:value-type="string" calcext:value-type="string">
            <text:p>372</text:p>
          </table:table-cell>
          <table:table-cell office:value-type="float" office:value="129311" calcext:value-type="float">
            <text:p>129311</text:p>
          </table:table-cell>
          <table:table-cell table:formula="of:=[.B374]" office:value-type="float" office:value="129311" calcext:value-type="float">
            <text:p>129311</text:p>
          </table:table-cell>
          <table:table-cell table:formula="of:=[.B375]-1" office:value-type="float" office:value="129316" calcext:value-type="float">
            <text:p>129316</text:p>
          </table:table-cell>
          <table:table-cell table:formula="of:=&quot;sed -ne &quot;&amp;&quot;'&quot;&amp;[.C374]&amp;&quot;,&quot;&amp;[.D374]&amp;&quot;p' N_seriolae_KH_21_number &gt; &quot;&amp;[.A374]&amp;&quot;.part&quot;" office:value-type="string" office:string-value="sed -ne '129311,129316p' N_seriolae_KH_21_number &gt; 372.part" calcext:value-type="string">
            <text:p>sed -ne '129311,129316p' N_seriolae_KH_21_number &gt; 372.part</text:p>
          </table:table-cell>
        </table:table-row>
        <table:table-row table:style-name="ro1">
          <table:table-cell office:value-type="string" calcext:value-type="string">
            <text:p>373</text:p>
          </table:table-cell>
          <table:table-cell office:value-type="float" office:value="129317" calcext:value-type="float">
            <text:p>129317</text:p>
          </table:table-cell>
          <table:table-cell table:formula="of:=[.B375]" office:value-type="float" office:value="129317" calcext:value-type="float">
            <text:p>129317</text:p>
          </table:table-cell>
          <table:table-cell table:formula="of:=[.B376]-1" office:value-type="float" office:value="129322" calcext:value-type="float">
            <text:p>129322</text:p>
          </table:table-cell>
          <table:table-cell table:formula="of:=&quot;sed -ne &quot;&amp;&quot;'&quot;&amp;[.C375]&amp;&quot;,&quot;&amp;[.D375]&amp;&quot;p' N_seriolae_KH_21_number &gt; &quot;&amp;[.A375]&amp;&quot;.part&quot;" office:value-type="string" office:string-value="sed -ne '129317,129322p' N_seriolae_KH_21_number &gt; 373.part" calcext:value-type="string">
            <text:p>sed -ne '129317,129322p' N_seriolae_KH_21_number &gt; 373.part</text:p>
          </table:table-cell>
        </table:table-row>
        <table:table-row table:style-name="ro1">
          <table:table-cell office:value-type="string" calcext:value-type="string">
            <text:p>374</text:p>
          </table:table-cell>
          <table:table-cell office:value-type="float" office:value="129323" calcext:value-type="float">
            <text:p>129323</text:p>
          </table:table-cell>
          <table:table-cell table:formula="of:=[.B376]" office:value-type="float" office:value="129323" calcext:value-type="float">
            <text:p>129323</text:p>
          </table:table-cell>
          <table:table-cell table:formula="of:=[.B377]-1" office:value-type="float" office:value="129328" calcext:value-type="float">
            <text:p>129328</text:p>
          </table:table-cell>
          <table:table-cell table:formula="of:=&quot;sed -ne &quot;&amp;&quot;'&quot;&amp;[.C376]&amp;&quot;,&quot;&amp;[.D376]&amp;&quot;p' N_seriolae_KH_21_number &gt; &quot;&amp;[.A376]&amp;&quot;.part&quot;" office:value-type="string" office:string-value="sed -ne '129323,129328p' N_seriolae_KH_21_number &gt; 374.part" calcext:value-type="string">
            <text:p>sed -ne '129323,129328p' N_seriolae_KH_21_number &gt; 374.part</text:p>
          </table:table-cell>
        </table:table-row>
        <table:table-row table:style-name="ro1">
          <table:table-cell office:value-type="string" calcext:value-type="string">
            <text:p>375</text:p>
          </table:table-cell>
          <table:table-cell office:value-type="float" office:value="129329" calcext:value-type="float">
            <text:p>129329</text:p>
          </table:table-cell>
          <table:table-cell table:formula="of:=[.B377]" office:value-type="float" office:value="129329" calcext:value-type="float">
            <text:p>129329</text:p>
          </table:table-cell>
          <table:table-cell table:formula="of:=[.B378]-1" office:value-type="float" office:value="129334" calcext:value-type="float">
            <text:p>129334</text:p>
          </table:table-cell>
          <table:table-cell table:formula="of:=&quot;sed -ne &quot;&amp;&quot;'&quot;&amp;[.C377]&amp;&quot;,&quot;&amp;[.D377]&amp;&quot;p' N_seriolae_KH_21_number &gt; &quot;&amp;[.A377]&amp;&quot;.part&quot;" office:value-type="string" office:string-value="sed -ne '129329,129334p' N_seriolae_KH_21_number &gt; 375.part" calcext:value-type="string">
            <text:p>sed -ne '129329,129334p' N_seriolae_KH_21_number &gt; 375.part</text:p>
          </table:table-cell>
        </table:table-row>
        <table:table-row table:style-name="ro1">
          <table:table-cell office:value-type="string" calcext:value-type="string">
            <text:p>376</text:p>
          </table:table-cell>
          <table:table-cell office:value-type="float" office:value="129335" calcext:value-type="float">
            <text:p>129335</text:p>
          </table:table-cell>
          <table:table-cell table:formula="of:=[.B378]" office:value-type="float" office:value="129335" calcext:value-type="float">
            <text:p>129335</text:p>
          </table:table-cell>
          <table:table-cell table:formula="of:=[.B379]-1" office:value-type="float" office:value="129340" calcext:value-type="float">
            <text:p>129340</text:p>
          </table:table-cell>
          <table:table-cell table:formula="of:=&quot;sed -ne &quot;&amp;&quot;'&quot;&amp;[.C378]&amp;&quot;,&quot;&amp;[.D378]&amp;&quot;p' N_seriolae_KH_21_number &gt; &quot;&amp;[.A378]&amp;&quot;.part&quot;" office:value-type="string" office:string-value="sed -ne '129335,129340p' N_seriolae_KH_21_number &gt; 376.part" calcext:value-type="string">
            <text:p>sed -ne '129335,129340p' N_seriolae_KH_21_number &gt; 376.part</text:p>
          </table:table-cell>
        </table:table-row>
        <table:table-row table:style-name="ro1">
          <table:table-cell office:value-type="string" calcext:value-type="string">
            <text:p>377</text:p>
          </table:table-cell>
          <table:table-cell office:value-type="float" office:value="129341" calcext:value-type="float">
            <text:p>129341</text:p>
          </table:table-cell>
          <table:table-cell table:formula="of:=[.B379]" office:value-type="float" office:value="129341" calcext:value-type="float">
            <text:p>129341</text:p>
          </table:table-cell>
          <table:table-cell table:formula="of:=[.B380]-1" office:value-type="float" office:value="129346" calcext:value-type="float">
            <text:p>129346</text:p>
          </table:table-cell>
          <table:table-cell table:formula="of:=&quot;sed -ne &quot;&amp;&quot;'&quot;&amp;[.C379]&amp;&quot;,&quot;&amp;[.D379]&amp;&quot;p' N_seriolae_KH_21_number &gt; &quot;&amp;[.A379]&amp;&quot;.part&quot;" office:value-type="string" office:string-value="sed -ne '129341,129346p' N_seriolae_KH_21_number &gt; 377.part" calcext:value-type="string">
            <text:p>sed -ne '129341,129346p' N_seriolae_KH_21_number &gt; 377.part</text:p>
          </table:table-cell>
        </table:table-row>
        <table:table-row table:style-name="ro1">
          <table:table-cell office:value-type="string" calcext:value-type="string">
            <text:p>378</text:p>
          </table:table-cell>
          <table:table-cell office:value-type="float" office:value="129347" calcext:value-type="float">
            <text:p>129347</text:p>
          </table:table-cell>
          <table:table-cell table:formula="of:=[.B380]" office:value-type="float" office:value="129347" calcext:value-type="float">
            <text:p>129347</text:p>
          </table:table-cell>
          <table:table-cell table:formula="of:=[.B381]-1" office:value-type="float" office:value="129352" calcext:value-type="float">
            <text:p>129352</text:p>
          </table:table-cell>
          <table:table-cell table:formula="of:=&quot;sed -ne &quot;&amp;&quot;'&quot;&amp;[.C380]&amp;&quot;,&quot;&amp;[.D380]&amp;&quot;p' N_seriolae_KH_21_number &gt; &quot;&amp;[.A380]&amp;&quot;.part&quot;" office:value-type="string" office:string-value="sed -ne '129347,129352p' N_seriolae_KH_21_number &gt; 378.part" calcext:value-type="string">
            <text:p>sed -ne '129347,129352p' N_seriolae_KH_21_number &gt; 378.part</text:p>
          </table:table-cell>
        </table:table-row>
        <table:table-row table:style-name="ro1">
          <table:table-cell office:value-type="string" calcext:value-type="string">
            <text:p>379</text:p>
          </table:table-cell>
          <table:table-cell office:value-type="float" office:value="129353" calcext:value-type="float">
            <text:p>129353</text:p>
          </table:table-cell>
          <table:table-cell table:formula="of:=[.B381]" office:value-type="float" office:value="129353" calcext:value-type="float">
            <text:p>129353</text:p>
          </table:table-cell>
          <table:table-cell table:formula="of:=[.B382]-1" office:value-type="float" office:value="129358" calcext:value-type="float">
            <text:p>129358</text:p>
          </table:table-cell>
          <table:table-cell table:formula="of:=&quot;sed -ne &quot;&amp;&quot;'&quot;&amp;[.C381]&amp;&quot;,&quot;&amp;[.D381]&amp;&quot;p' N_seriolae_KH_21_number &gt; &quot;&amp;[.A381]&amp;&quot;.part&quot;" office:value-type="string" office:string-value="sed -ne '129353,129358p' N_seriolae_KH_21_number &gt; 379.part" calcext:value-type="string">
            <text:p>sed -ne '129353,129358p' N_seriolae_KH_21_number &gt; 379.part</text:p>
          </table:table-cell>
        </table:table-row>
        <table:table-row table:style-name="ro1">
          <table:table-cell office:value-type="string" calcext:value-type="string">
            <text:p>380</text:p>
          </table:table-cell>
          <table:table-cell office:value-type="float" office:value="129359" calcext:value-type="float">
            <text:p>129359</text:p>
          </table:table-cell>
          <table:table-cell table:formula="of:=[.B382]" office:value-type="float" office:value="129359" calcext:value-type="float">
            <text:p>129359</text:p>
          </table:table-cell>
          <table:table-cell table:formula="of:=[.B383]-1" office:value-type="float" office:value="129364" calcext:value-type="float">
            <text:p>129364</text:p>
          </table:table-cell>
          <table:table-cell table:formula="of:=&quot;sed -ne &quot;&amp;&quot;'&quot;&amp;[.C382]&amp;&quot;,&quot;&amp;[.D382]&amp;&quot;p' N_seriolae_KH_21_number &gt; &quot;&amp;[.A382]&amp;&quot;.part&quot;" office:value-type="string" office:string-value="sed -ne '129359,129364p' N_seriolae_KH_21_number &gt; 380.part" calcext:value-type="string">
            <text:p>sed -ne '129359,129364p' N_seriolae_KH_21_number &gt; 380.part</text:p>
          </table:table-cell>
        </table:table-row>
        <table:table-row table:style-name="ro1">
          <table:table-cell office:value-type="string" calcext:value-type="string">
            <text:p>381</text:p>
          </table:table-cell>
          <table:table-cell office:value-type="float" office:value="129365" calcext:value-type="float">
            <text:p>129365</text:p>
          </table:table-cell>
          <table:table-cell table:formula="of:=[.B383]" office:value-type="float" office:value="129365" calcext:value-type="float">
            <text:p>129365</text:p>
          </table:table-cell>
          <table:table-cell table:formula="of:=[.B384]-1" office:value-type="float" office:value="129370" calcext:value-type="float">
            <text:p>129370</text:p>
          </table:table-cell>
          <table:table-cell table:formula="of:=&quot;sed -ne &quot;&amp;&quot;'&quot;&amp;[.C383]&amp;&quot;,&quot;&amp;[.D383]&amp;&quot;p' N_seriolae_KH_21_number &gt; &quot;&amp;[.A383]&amp;&quot;.part&quot;" office:value-type="string" office:string-value="sed -ne '129365,129370p' N_seriolae_KH_21_number &gt; 381.part" calcext:value-type="string">
            <text:p>sed -ne '129365,129370p' N_seriolae_KH_21_number &gt; 381.part</text:p>
          </table:table-cell>
        </table:table-row>
        <table:table-row table:style-name="ro1">
          <table:table-cell office:value-type="string" calcext:value-type="string">
            <text:p>382</text:p>
          </table:table-cell>
          <table:table-cell office:value-type="float" office:value="129371" calcext:value-type="float">
            <text:p>129371</text:p>
          </table:table-cell>
          <table:table-cell table:formula="of:=[.B384]" office:value-type="float" office:value="129371" calcext:value-type="float">
            <text:p>129371</text:p>
          </table:table-cell>
          <table:table-cell table:formula="of:=[.B385]-1" office:value-type="float" office:value="129376" calcext:value-type="float">
            <text:p>129376</text:p>
          </table:table-cell>
          <table:table-cell table:formula="of:=&quot;sed -ne &quot;&amp;&quot;'&quot;&amp;[.C384]&amp;&quot;,&quot;&amp;[.D384]&amp;&quot;p' N_seriolae_KH_21_number &gt; &quot;&amp;[.A384]&amp;&quot;.part&quot;" office:value-type="string" office:string-value="sed -ne '129371,129376p' N_seriolae_KH_21_number &gt; 382.part" calcext:value-type="string">
            <text:p>sed -ne '129371,129376p' N_seriolae_KH_21_number &gt; 382.part</text:p>
          </table:table-cell>
        </table:table-row>
        <table:table-row table:style-name="ro1">
          <table:table-cell office:value-type="string" calcext:value-type="string">
            <text:p>383</text:p>
          </table:table-cell>
          <table:table-cell office:value-type="float" office:value="129377" calcext:value-type="float">
            <text:p>129377</text:p>
          </table:table-cell>
          <table:table-cell table:formula="of:=[.B385]" office:value-type="float" office:value="129377" calcext:value-type="float">
            <text:p>129377</text:p>
          </table:table-cell>
          <table:table-cell table:formula="of:=[.B386]-1" office:value-type="float" office:value="129382" calcext:value-type="float">
            <text:p>129382</text:p>
          </table:table-cell>
          <table:table-cell table:formula="of:=&quot;sed -ne &quot;&amp;&quot;'&quot;&amp;[.C385]&amp;&quot;,&quot;&amp;[.D385]&amp;&quot;p' N_seriolae_KH_21_number &gt; &quot;&amp;[.A385]&amp;&quot;.part&quot;" office:value-type="string" office:string-value="sed -ne '129377,129382p' N_seriolae_KH_21_number &gt; 383.part" calcext:value-type="string">
            <text:p>sed -ne '129377,129382p' N_seriolae_KH_21_number &gt; 383.part</text:p>
          </table:table-cell>
        </table:table-row>
        <table:table-row table:style-name="ro1">
          <table:table-cell office:value-type="string" calcext:value-type="string">
            <text:p>384</text:p>
          </table:table-cell>
          <table:table-cell office:value-type="float" office:value="129383" calcext:value-type="float">
            <text:p>129383</text:p>
          </table:table-cell>
          <table:table-cell table:formula="of:=[.B386]" office:value-type="float" office:value="129383" calcext:value-type="float">
            <text:p>129383</text:p>
          </table:table-cell>
          <table:table-cell table:formula="of:=[.B387]-1" office:value-type="float" office:value="129388" calcext:value-type="float">
            <text:p>129388</text:p>
          </table:table-cell>
          <table:table-cell table:formula="of:=&quot;sed -ne &quot;&amp;&quot;'&quot;&amp;[.C386]&amp;&quot;,&quot;&amp;[.D386]&amp;&quot;p' N_seriolae_KH_21_number &gt; &quot;&amp;[.A386]&amp;&quot;.part&quot;" office:value-type="string" office:string-value="sed -ne '129383,129388p' N_seriolae_KH_21_number &gt; 384.part" calcext:value-type="string">
            <text:p>sed -ne '129383,129388p' N_seriolae_KH_21_number &gt; 384.part</text:p>
          </table:table-cell>
        </table:table-row>
        <table:table-row table:style-name="ro1">
          <table:table-cell office:value-type="string" calcext:value-type="string">
            <text:p>385</text:p>
          </table:table-cell>
          <table:table-cell office:value-type="float" office:value="129389" calcext:value-type="float">
            <text:p>129389</text:p>
          </table:table-cell>
          <table:table-cell table:formula="of:=[.B387]" office:value-type="float" office:value="129389" calcext:value-type="float">
            <text:p>129389</text:p>
          </table:table-cell>
          <table:table-cell table:formula="of:=[.B388]-1" office:value-type="float" office:value="129394" calcext:value-type="float">
            <text:p>129394</text:p>
          </table:table-cell>
          <table:table-cell table:formula="of:=&quot;sed -ne &quot;&amp;&quot;'&quot;&amp;[.C387]&amp;&quot;,&quot;&amp;[.D387]&amp;&quot;p' N_seriolae_KH_21_number &gt; &quot;&amp;[.A387]&amp;&quot;.part&quot;" office:value-type="string" office:string-value="sed -ne '129389,129394p' N_seriolae_KH_21_number &gt; 385.part" calcext:value-type="string">
            <text:p>sed -ne '129389,129394p' N_seriolae_KH_21_number &gt; 385.part</text:p>
          </table:table-cell>
        </table:table-row>
        <table:table-row table:style-name="ro1">
          <table:table-cell office:value-type="string" calcext:value-type="string">
            <text:p>386</text:p>
          </table:table-cell>
          <table:table-cell office:value-type="float" office:value="129395" calcext:value-type="float">
            <text:p>129395</text:p>
          </table:table-cell>
          <table:table-cell table:formula="of:=[.B388]" office:value-type="float" office:value="129395" calcext:value-type="float">
            <text:p>129395</text:p>
          </table:table-cell>
          <table:table-cell table:formula="of:=[.B389]-1" office:value-type="float" office:value="129400" calcext:value-type="float">
            <text:p>129400</text:p>
          </table:table-cell>
          <table:table-cell table:formula="of:=&quot;sed -ne &quot;&amp;&quot;'&quot;&amp;[.C388]&amp;&quot;,&quot;&amp;[.D388]&amp;&quot;p' N_seriolae_KH_21_number &gt; &quot;&amp;[.A388]&amp;&quot;.part&quot;" office:value-type="string" office:string-value="sed -ne '129395,129400p' N_seriolae_KH_21_number &gt; 386.part" calcext:value-type="string">
            <text:p>sed -ne '129395,129400p' N_seriolae_KH_21_number &gt; 386.part</text:p>
          </table:table-cell>
        </table:table-row>
        <table:table-row table:style-name="ro1">
          <table:table-cell office:value-type="string" calcext:value-type="string">
            <text:p>387</text:p>
          </table:table-cell>
          <table:table-cell office:value-type="float" office:value="129401" calcext:value-type="float">
            <text:p>129401</text:p>
          </table:table-cell>
          <table:table-cell table:formula="of:=[.B389]" office:value-type="float" office:value="129401" calcext:value-type="float">
            <text:p>129401</text:p>
          </table:table-cell>
          <table:table-cell table:formula="of:=[.B390]-1" office:value-type="float" office:value="129406" calcext:value-type="float">
            <text:p>129406</text:p>
          </table:table-cell>
          <table:table-cell table:formula="of:=&quot;sed -ne &quot;&amp;&quot;'&quot;&amp;[.C389]&amp;&quot;,&quot;&amp;[.D389]&amp;&quot;p' N_seriolae_KH_21_number &gt; &quot;&amp;[.A389]&amp;&quot;.part&quot;" office:value-type="string" office:string-value="sed -ne '129401,129406p' N_seriolae_KH_21_number &gt; 387.part" calcext:value-type="string">
            <text:p>sed -ne '129401,129406p' N_seriolae_KH_21_number &gt; 387.part</text:p>
          </table:table-cell>
        </table:table-row>
        <table:table-row table:style-name="ro1">
          <table:table-cell office:value-type="string" calcext:value-type="string">
            <text:p>388</text:p>
          </table:table-cell>
          <table:table-cell office:value-type="float" office:value="129407" calcext:value-type="float">
            <text:p>129407</text:p>
          </table:table-cell>
          <table:table-cell table:formula="of:=[.B390]" office:value-type="float" office:value="129407" calcext:value-type="float">
            <text:p>129407</text:p>
          </table:table-cell>
          <table:table-cell table:formula="of:=[.B391]-1" office:value-type="float" office:value="129412" calcext:value-type="float">
            <text:p>129412</text:p>
          </table:table-cell>
          <table:table-cell table:formula="of:=&quot;sed -ne &quot;&amp;&quot;'&quot;&amp;[.C390]&amp;&quot;,&quot;&amp;[.D390]&amp;&quot;p' N_seriolae_KH_21_number &gt; &quot;&amp;[.A390]&amp;&quot;.part&quot;" office:value-type="string" office:string-value="sed -ne '129407,129412p' N_seriolae_KH_21_number &gt; 388.part" calcext:value-type="string">
            <text:p>sed -ne '129407,129412p' N_seriolae_KH_21_number &gt; 388.part</text:p>
          </table:table-cell>
        </table:table-row>
        <table:table-row table:style-name="ro1">
          <table:table-cell office:value-type="string" calcext:value-type="string">
            <text:p>389</text:p>
          </table:table-cell>
          <table:table-cell office:value-type="float" office:value="129413" calcext:value-type="float">
            <text:p>129413</text:p>
          </table:table-cell>
          <table:table-cell table:formula="of:=[.B391]" office:value-type="float" office:value="129413" calcext:value-type="float">
            <text:p>129413</text:p>
          </table:table-cell>
          <table:table-cell table:formula="of:=[.B392]-1" office:value-type="float" office:value="129418" calcext:value-type="float">
            <text:p>129418</text:p>
          </table:table-cell>
          <table:table-cell table:formula="of:=&quot;sed -ne &quot;&amp;&quot;'&quot;&amp;[.C391]&amp;&quot;,&quot;&amp;[.D391]&amp;&quot;p' N_seriolae_KH_21_number &gt; &quot;&amp;[.A391]&amp;&quot;.part&quot;" office:value-type="string" office:string-value="sed -ne '129413,129418p' N_seriolae_KH_21_number &gt; 389.part" calcext:value-type="string">
            <text:p>sed -ne '129413,129418p' N_seriolae_KH_21_number &gt; 389.part</text:p>
          </table:table-cell>
        </table:table-row>
        <table:table-row table:style-name="ro1">
          <table:table-cell office:value-type="string" calcext:value-type="string">
            <text:p>390</text:p>
          </table:table-cell>
          <table:table-cell office:value-type="float" office:value="129419" calcext:value-type="float">
            <text:p>129419</text:p>
          </table:table-cell>
          <table:table-cell table:formula="of:=[.B392]" office:value-type="float" office:value="129419" calcext:value-type="float">
            <text:p>129419</text:p>
          </table:table-cell>
          <table:table-cell table:formula="of:=[.B393]-1" office:value-type="float" office:value="129424" calcext:value-type="float">
            <text:p>129424</text:p>
          </table:table-cell>
          <table:table-cell table:formula="of:=&quot;sed -ne &quot;&amp;&quot;'&quot;&amp;[.C392]&amp;&quot;,&quot;&amp;[.D392]&amp;&quot;p' N_seriolae_KH_21_number &gt; &quot;&amp;[.A392]&amp;&quot;.part&quot;" office:value-type="string" office:string-value="sed -ne '129419,129424p' N_seriolae_KH_21_number &gt; 390.part" calcext:value-type="string">
            <text:p>sed -ne '129419,129424p' N_seriolae_KH_21_number &gt; 390.part</text:p>
          </table:table-cell>
        </table:table-row>
        <table:table-row table:style-name="ro1">
          <table:table-cell office:value-type="string" calcext:value-type="string">
            <text:p>391</text:p>
          </table:table-cell>
          <table:table-cell office:value-type="float" office:value="129425" calcext:value-type="float">
            <text:p>129425</text:p>
          </table:table-cell>
          <table:table-cell table:formula="of:=[.B393]" office:value-type="float" office:value="129425" calcext:value-type="float">
            <text:p>129425</text:p>
          </table:table-cell>
          <table:table-cell table:formula="of:=[.B394]-1" office:value-type="float" office:value="129430" calcext:value-type="float">
            <text:p>129430</text:p>
          </table:table-cell>
          <table:table-cell table:formula="of:=&quot;sed -ne &quot;&amp;&quot;'&quot;&amp;[.C393]&amp;&quot;,&quot;&amp;[.D393]&amp;&quot;p' N_seriolae_KH_21_number &gt; &quot;&amp;[.A393]&amp;&quot;.part&quot;" office:value-type="string" office:string-value="sed -ne '129425,129430p' N_seriolae_KH_21_number &gt; 391.part" calcext:value-type="string">
            <text:p>sed -ne '129425,129430p' N_seriolae_KH_21_number &gt; 391.part</text:p>
          </table:table-cell>
        </table:table-row>
        <table:table-row table:style-name="ro1">
          <table:table-cell office:value-type="string" calcext:value-type="string">
            <text:p>392</text:p>
          </table:table-cell>
          <table:table-cell office:value-type="float" office:value="129431" calcext:value-type="float">
            <text:p>129431</text:p>
          </table:table-cell>
          <table:table-cell table:formula="of:=[.B394]" office:value-type="float" office:value="129431" calcext:value-type="float">
            <text:p>129431</text:p>
          </table:table-cell>
          <table:table-cell table:formula="of:=[.B395]-1" office:value-type="float" office:value="129436" calcext:value-type="float">
            <text:p>129436</text:p>
          </table:table-cell>
          <table:table-cell table:formula="of:=&quot;sed -ne &quot;&amp;&quot;'&quot;&amp;[.C394]&amp;&quot;,&quot;&amp;[.D394]&amp;&quot;p' N_seriolae_KH_21_number &gt; &quot;&amp;[.A394]&amp;&quot;.part&quot;" office:value-type="string" office:string-value="sed -ne '129431,129436p' N_seriolae_KH_21_number &gt; 392.part" calcext:value-type="string">
            <text:p>sed -ne '129431,129436p' N_seriolae_KH_21_number &gt; 392.part</text:p>
          </table:table-cell>
        </table:table-row>
        <table:table-row table:style-name="ro1">
          <table:table-cell office:value-type="string" calcext:value-type="string">
            <text:p>393</text:p>
          </table:table-cell>
          <table:table-cell office:value-type="float" office:value="129437" calcext:value-type="float">
            <text:p>129437</text:p>
          </table:table-cell>
          <table:table-cell table:formula="of:=[.B395]" office:value-type="float" office:value="129437" calcext:value-type="float">
            <text:p>129437</text:p>
          </table:table-cell>
          <table:table-cell table:formula="of:=[.B396]-1" office:value-type="float" office:value="129442" calcext:value-type="float">
            <text:p>129442</text:p>
          </table:table-cell>
          <table:table-cell table:formula="of:=&quot;sed -ne &quot;&amp;&quot;'&quot;&amp;[.C395]&amp;&quot;,&quot;&amp;[.D395]&amp;&quot;p' N_seriolae_KH_21_number &gt; &quot;&amp;[.A395]&amp;&quot;.part&quot;" office:value-type="string" office:string-value="sed -ne '129437,129442p' N_seriolae_KH_21_number &gt; 393.part" calcext:value-type="string">
            <text:p>sed -ne '129437,129442p' N_seriolae_KH_21_number &gt; 393.part</text:p>
          </table:table-cell>
        </table:table-row>
        <table:table-row table:style-name="ro1">
          <table:table-cell office:value-type="string" calcext:value-type="string">
            <text:p>394</text:p>
          </table:table-cell>
          <table:table-cell office:value-type="float" office:value="129443" calcext:value-type="float">
            <text:p>129443</text:p>
          </table:table-cell>
          <table:table-cell table:formula="of:=[.B396]" office:value-type="float" office:value="129443" calcext:value-type="float">
            <text:p>129443</text:p>
          </table:table-cell>
          <table:table-cell table:formula="of:=[.B397]-1" office:value-type="float" office:value="129448" calcext:value-type="float">
            <text:p>129448</text:p>
          </table:table-cell>
          <table:table-cell table:formula="of:=&quot;sed -ne &quot;&amp;&quot;'&quot;&amp;[.C396]&amp;&quot;,&quot;&amp;[.D396]&amp;&quot;p' N_seriolae_KH_21_number &gt; &quot;&amp;[.A396]&amp;&quot;.part&quot;" office:value-type="string" office:string-value="sed -ne '129443,129448p' N_seriolae_KH_21_number &gt; 394.part" calcext:value-type="string">
            <text:p>sed -ne '129443,129448p' N_seriolae_KH_21_number &gt; 394.part</text:p>
          </table:table-cell>
        </table:table-row>
        <table:table-row table:style-name="ro1">
          <table:table-cell office:value-type="string" calcext:value-type="string">
            <text:p>395</text:p>
          </table:table-cell>
          <table:table-cell office:value-type="float" office:value="129449" calcext:value-type="float">
            <text:p>129449</text:p>
          </table:table-cell>
          <table:table-cell table:formula="of:=[.B397]" office:value-type="float" office:value="129449" calcext:value-type="float">
            <text:p>129449</text:p>
          </table:table-cell>
          <table:table-cell table:formula="of:=[.B398]-1" office:value-type="float" office:value="129454" calcext:value-type="float">
            <text:p>129454</text:p>
          </table:table-cell>
          <table:table-cell table:formula="of:=&quot;sed -ne &quot;&amp;&quot;'&quot;&amp;[.C397]&amp;&quot;,&quot;&amp;[.D397]&amp;&quot;p' N_seriolae_KH_21_number &gt; &quot;&amp;[.A397]&amp;&quot;.part&quot;" office:value-type="string" office:string-value="sed -ne '129449,129454p' N_seriolae_KH_21_number &gt; 395.part" calcext:value-type="string">
            <text:p>sed -ne '129449,129454p' N_seriolae_KH_21_number &gt; 395.part</text:p>
          </table:table-cell>
        </table:table-row>
        <table:table-row table:style-name="ro1">
          <table:table-cell office:value-type="string" calcext:value-type="string">
            <text:p>396</text:p>
          </table:table-cell>
          <table:table-cell office:value-type="float" office:value="129455" calcext:value-type="float">
            <text:p>129455</text:p>
          </table:table-cell>
          <table:table-cell table:formula="of:=[.B398]" office:value-type="float" office:value="129455" calcext:value-type="float">
            <text:p>129455</text:p>
          </table:table-cell>
          <table:table-cell table:formula="of:=[.B399]-1" office:value-type="float" office:value="129460" calcext:value-type="float">
            <text:p>129460</text:p>
          </table:table-cell>
          <table:table-cell table:formula="of:=&quot;sed -ne &quot;&amp;&quot;'&quot;&amp;[.C398]&amp;&quot;,&quot;&amp;[.D398]&amp;&quot;p' N_seriolae_KH_21_number &gt; &quot;&amp;[.A398]&amp;&quot;.part&quot;" office:value-type="string" office:string-value="sed -ne '129455,129460p' N_seriolae_KH_21_number &gt; 396.part" calcext:value-type="string">
            <text:p>sed -ne '129455,129460p' N_seriolae_KH_21_number &gt; 396.part</text:p>
          </table:table-cell>
        </table:table-row>
        <table:table-row table:style-name="ro1">
          <table:table-cell office:value-type="string" calcext:value-type="string">
            <text:p>397</text:p>
          </table:table-cell>
          <table:table-cell office:value-type="float" office:value="129461" calcext:value-type="float">
            <text:p>129461</text:p>
          </table:table-cell>
          <table:table-cell table:formula="of:=[.B399]" office:value-type="float" office:value="129461" calcext:value-type="float">
            <text:p>129461</text:p>
          </table:table-cell>
          <table:table-cell table:formula="of:=[.B400]-1" office:value-type="float" office:value="129466" calcext:value-type="float">
            <text:p>129466</text:p>
          </table:table-cell>
          <table:table-cell table:formula="of:=&quot;sed -ne &quot;&amp;&quot;'&quot;&amp;[.C399]&amp;&quot;,&quot;&amp;[.D399]&amp;&quot;p' N_seriolae_KH_21_number &gt; &quot;&amp;[.A399]&amp;&quot;.part&quot;" office:value-type="string" office:string-value="sed -ne '129461,129466p' N_seriolae_KH_21_number &gt; 397.part" calcext:value-type="string">
            <text:p>sed -ne '129461,129466p' N_seriolae_KH_21_number &gt; 397.part</text:p>
          </table:table-cell>
        </table:table-row>
        <table:table-row table:style-name="ro1">
          <table:table-cell office:value-type="string" calcext:value-type="string">
            <text:p>398</text:p>
          </table:table-cell>
          <table:table-cell office:value-type="float" office:value="129467" calcext:value-type="float">
            <text:p>129467</text:p>
          </table:table-cell>
          <table:table-cell table:formula="of:=[.B400]" office:value-type="float" office:value="129467" calcext:value-type="float">
            <text:p>129467</text:p>
          </table:table-cell>
          <table:table-cell table:formula="of:=[.B401]-1" office:value-type="float" office:value="129472" calcext:value-type="float">
            <text:p>129472</text:p>
          </table:table-cell>
          <table:table-cell table:formula="of:=&quot;sed -ne &quot;&amp;&quot;'&quot;&amp;[.C400]&amp;&quot;,&quot;&amp;[.D400]&amp;&quot;p' N_seriolae_KH_21_number &gt; &quot;&amp;[.A400]&amp;&quot;.part&quot;" office:value-type="string" office:string-value="sed -ne '129467,129472p' N_seriolae_KH_21_number &gt; 398.part" calcext:value-type="string">
            <text:p>sed -ne '129467,129472p' N_seriolae_KH_21_number &gt; 398.part</text:p>
          </table:table-cell>
        </table:table-row>
        <table:table-row table:style-name="ro1">
          <table:table-cell office:value-type="string" calcext:value-type="string">
            <text:p>399</text:p>
          </table:table-cell>
          <table:table-cell office:value-type="float" office:value="129473" calcext:value-type="float">
            <text:p>129473</text:p>
          </table:table-cell>
          <table:table-cell table:formula="of:=[.B401]" office:value-type="float" office:value="129473" calcext:value-type="float">
            <text:p>129473</text:p>
          </table:table-cell>
          <table:table-cell table:formula="of:=[.B402]-1" office:value-type="float" office:value="129478" calcext:value-type="float">
            <text:p>129478</text:p>
          </table:table-cell>
          <table:table-cell table:formula="of:=&quot;sed -ne &quot;&amp;&quot;'&quot;&amp;[.C401]&amp;&quot;,&quot;&amp;[.D401]&amp;&quot;p' N_seriolae_KH_21_number &gt; &quot;&amp;[.A401]&amp;&quot;.part&quot;" office:value-type="string" office:string-value="sed -ne '129473,129478p' N_seriolae_KH_21_number &gt; 399.part" calcext:value-type="string">
            <text:p>sed -ne '129473,129478p' N_seriolae_KH_21_number &gt; 399.part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129479" calcext:value-type="float">
            <text:p>129479</text:p>
          </table:table-cell>
          <table:table-cell table:formula="of:=[.B402]" office:value-type="float" office:value="129479" calcext:value-type="float">
            <text:p>129479</text:p>
          </table:table-cell>
          <table:table-cell table:formula="of:=[.B403]-1" office:value-type="float" office:value="129484" calcext:value-type="float">
            <text:p>129484</text:p>
          </table:table-cell>
          <table:table-cell table:formula="of:=&quot;sed -ne &quot;&amp;&quot;'&quot;&amp;[.C402]&amp;&quot;,&quot;&amp;[.D402]&amp;&quot;p' N_seriolae_KH_21_number &gt; &quot;&amp;[.A402]&amp;&quot;.part&quot;" office:value-type="string" office:string-value="sed -ne '129479,129484p' N_seriolae_KH_21_number &gt; 400.part" calcext:value-type="string">
            <text:p>sed -ne '129479,129484p' N_seriolae_KH_21_number &gt; 400.part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129485" calcext:value-type="float">
            <text:p>129485</text:p>
          </table:table-cell>
          <table:table-cell table:formula="of:=[.B403]" office:value-type="float" office:value="129485" calcext:value-type="float">
            <text:p>129485</text:p>
          </table:table-cell>
          <table:table-cell table:formula="of:=[.B404]-1" office:value-type="float" office:value="129490" calcext:value-type="float">
            <text:p>129490</text:p>
          </table:table-cell>
          <table:table-cell table:formula="of:=&quot;sed -ne &quot;&amp;&quot;'&quot;&amp;[.C403]&amp;&quot;,&quot;&amp;[.D403]&amp;&quot;p' N_seriolae_KH_21_number &gt; &quot;&amp;[.A403]&amp;&quot;.part&quot;" office:value-type="string" office:string-value="sed -ne '129485,129490p' N_seriolae_KH_21_number &gt; 401.part" calcext:value-type="string">
            <text:p>sed -ne '129485,129490p' N_seriolae_KH_21_number &gt; 401.part</text:p>
          </table:table-cell>
        </table:table-row>
        <table:table-row table:style-name="ro1">
          <table:table-cell office:value-type="string" calcext:value-type="string">
            <text:p>402</text:p>
          </table:table-cell>
          <table:table-cell office:value-type="float" office:value="129491" calcext:value-type="float">
            <text:p>129491</text:p>
          </table:table-cell>
          <table:table-cell table:formula="of:=[.B404]" office:value-type="float" office:value="129491" calcext:value-type="float">
            <text:p>129491</text:p>
          </table:table-cell>
          <table:table-cell table:formula="of:=[.B405]-1" office:value-type="float" office:value="129496" calcext:value-type="float">
            <text:p>129496</text:p>
          </table:table-cell>
          <table:table-cell table:formula="of:=&quot;sed -ne &quot;&amp;&quot;'&quot;&amp;[.C404]&amp;&quot;,&quot;&amp;[.D404]&amp;&quot;p' N_seriolae_KH_21_number &gt; &quot;&amp;[.A404]&amp;&quot;.part&quot;" office:value-type="string" office:string-value="sed -ne '129491,129496p' N_seriolae_KH_21_number &gt; 402.part" calcext:value-type="string">
            <text:p>sed -ne '129491,129496p' N_seriolae_KH_21_number &gt; 402.part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129497" calcext:value-type="float">
            <text:p>129497</text:p>
          </table:table-cell>
          <table:table-cell table:formula="of:=[.B405]" office:value-type="float" office:value="129497" calcext:value-type="float">
            <text:p>129497</text:p>
          </table:table-cell>
          <table:table-cell table:formula="of:=[.B406]-1" office:value-type="float" office:value="129502" calcext:value-type="float">
            <text:p>129502</text:p>
          </table:table-cell>
          <table:table-cell table:formula="of:=&quot;sed -ne &quot;&amp;&quot;'&quot;&amp;[.C405]&amp;&quot;,&quot;&amp;[.D405]&amp;&quot;p' N_seriolae_KH_21_number &gt; &quot;&amp;[.A405]&amp;&quot;.part&quot;" office:value-type="string" office:string-value="sed -ne '129497,129502p' N_seriolae_KH_21_number &gt; 403.part" calcext:value-type="string">
            <text:p>sed -ne '129497,129502p' N_seriolae_KH_21_number &gt; 403.part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129503" calcext:value-type="float">
            <text:p>129503</text:p>
          </table:table-cell>
          <table:table-cell table:formula="of:=[.B406]" office:value-type="float" office:value="129503" calcext:value-type="float">
            <text:p>129503</text:p>
          </table:table-cell>
          <table:table-cell table:formula="of:=[.B407]-1" office:value-type="float" office:value="129508" calcext:value-type="float">
            <text:p>129508</text:p>
          </table:table-cell>
          <table:table-cell table:formula="of:=&quot;sed -ne &quot;&amp;&quot;'&quot;&amp;[.C406]&amp;&quot;,&quot;&amp;[.D406]&amp;&quot;p' N_seriolae_KH_21_number &gt; &quot;&amp;[.A406]&amp;&quot;.part&quot;" office:value-type="string" office:string-value="sed -ne '129503,129508p' N_seriolae_KH_21_number &gt; 404.part" calcext:value-type="string">
            <text:p>sed -ne '129503,129508p' N_seriolae_KH_21_number &gt; 404.part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129509" calcext:value-type="float">
            <text:p>129509</text:p>
          </table:table-cell>
          <table:table-cell table:formula="of:=[.B407]" office:value-type="float" office:value="129509" calcext:value-type="float">
            <text:p>129509</text:p>
          </table:table-cell>
          <table:table-cell table:formula="of:=[.B408]-1" office:value-type="float" office:value="129514" calcext:value-type="float">
            <text:p>129514</text:p>
          </table:table-cell>
          <table:table-cell table:formula="of:=&quot;sed -ne &quot;&amp;&quot;'&quot;&amp;[.C407]&amp;&quot;,&quot;&amp;[.D407]&amp;&quot;p' N_seriolae_KH_21_number &gt; &quot;&amp;[.A407]&amp;&quot;.part&quot;" office:value-type="string" office:string-value="sed -ne '129509,129514p' N_seriolae_KH_21_number &gt; 405.part" calcext:value-type="string">
            <text:p>sed -ne '129509,129514p' N_seriolae_KH_21_number &gt; 405.part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29515" calcext:value-type="float">
            <text:p>129515</text:p>
          </table:table-cell>
          <table:table-cell table:formula="of:=[.B408]" office:value-type="float" office:value="129515" calcext:value-type="float">
            <text:p>129515</text:p>
          </table:table-cell>
          <table:table-cell table:formula="of:=[.B409]-1" office:value-type="float" office:value="129520" calcext:value-type="float">
            <text:p>129520</text:p>
          </table:table-cell>
          <table:table-cell table:formula="of:=&quot;sed -ne &quot;&amp;&quot;'&quot;&amp;[.C408]&amp;&quot;,&quot;&amp;[.D408]&amp;&quot;p' N_seriolae_KH_21_number &gt; &quot;&amp;[.A408]&amp;&quot;.part&quot;" office:value-type="string" office:string-value="sed -ne '129515,129520p' N_seriolae_KH_21_number &gt; 406.part" calcext:value-type="string">
            <text:p>sed -ne '129515,129520p' N_seriolae_KH_21_number &gt; 406.part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129521" calcext:value-type="float">
            <text:p>129521</text:p>
          </table:table-cell>
          <table:table-cell table:formula="of:=[.B409]" office:value-type="float" office:value="129521" calcext:value-type="float">
            <text:p>129521</text:p>
          </table:table-cell>
          <table:table-cell table:formula="of:=[.B410]-1" office:value-type="float" office:value="129526" calcext:value-type="float">
            <text:p>129526</text:p>
          </table:table-cell>
          <table:table-cell table:formula="of:=&quot;sed -ne &quot;&amp;&quot;'&quot;&amp;[.C409]&amp;&quot;,&quot;&amp;[.D409]&amp;&quot;p' N_seriolae_KH_21_number &gt; &quot;&amp;[.A409]&amp;&quot;.part&quot;" office:value-type="string" office:string-value="sed -ne '129521,129526p' N_seriolae_KH_21_number &gt; 407.part" calcext:value-type="string">
            <text:p>sed -ne '129521,129526p' N_seriolae_KH_21_number &gt; 407.part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129527" calcext:value-type="float">
            <text:p>129527</text:p>
          </table:table-cell>
          <table:table-cell table:formula="of:=[.B410]" office:value-type="float" office:value="129527" calcext:value-type="float">
            <text:p>129527</text:p>
          </table:table-cell>
          <table:table-cell table:formula="of:=[.B411]-1" office:value-type="float" office:value="129532" calcext:value-type="float">
            <text:p>129532</text:p>
          </table:table-cell>
          <table:table-cell table:formula="of:=&quot;sed -ne &quot;&amp;&quot;'&quot;&amp;[.C410]&amp;&quot;,&quot;&amp;[.D410]&amp;&quot;p' N_seriolae_KH_21_number &gt; &quot;&amp;[.A410]&amp;&quot;.part&quot;" office:value-type="string" office:string-value="sed -ne '129527,129532p' N_seriolae_KH_21_number &gt; 408.part" calcext:value-type="string">
            <text:p>sed -ne '129527,129532p' N_seriolae_KH_21_number &gt; 408.part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129533" calcext:value-type="float">
            <text:p>129533</text:p>
          </table:table-cell>
          <table:table-cell table:formula="of:=[.B411]" office:value-type="float" office:value="129533" calcext:value-type="float">
            <text:p>129533</text:p>
          </table:table-cell>
          <table:table-cell table:formula="of:=[.B412]-1" office:value-type="float" office:value="129538" calcext:value-type="float">
            <text:p>129538</text:p>
          </table:table-cell>
          <table:table-cell table:formula="of:=&quot;sed -ne &quot;&amp;&quot;'&quot;&amp;[.C411]&amp;&quot;,&quot;&amp;[.D411]&amp;&quot;p' N_seriolae_KH_21_number &gt; &quot;&amp;[.A411]&amp;&quot;.part&quot;" office:value-type="string" office:string-value="sed -ne '129533,129538p' N_seriolae_KH_21_number &gt; 409.part" calcext:value-type="string">
            <text:p>sed -ne '129533,129538p' N_seriolae_KH_21_number &gt; 409.part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129539" calcext:value-type="float">
            <text:p>129539</text:p>
          </table:table-cell>
          <table:table-cell table:formula="of:=[.B412]" office:value-type="float" office:value="129539" calcext:value-type="float">
            <text:p>129539</text:p>
          </table:table-cell>
          <table:table-cell table:formula="of:=[.B413]-1" office:value-type="float" office:value="129544" calcext:value-type="float">
            <text:p>129544</text:p>
          </table:table-cell>
          <table:table-cell table:formula="of:=&quot;sed -ne &quot;&amp;&quot;'&quot;&amp;[.C412]&amp;&quot;,&quot;&amp;[.D412]&amp;&quot;p' N_seriolae_KH_21_number &gt; &quot;&amp;[.A412]&amp;&quot;.part&quot;" office:value-type="string" office:string-value="sed -ne '129539,129544p' N_seriolae_KH_21_number &gt; 410.part" calcext:value-type="string">
            <text:p>sed -ne '129539,129544p' N_seriolae_KH_21_number &gt; 410.part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129545" calcext:value-type="float">
            <text:p>129545</text:p>
          </table:table-cell>
          <table:table-cell table:formula="of:=[.B413]" office:value-type="float" office:value="129545" calcext:value-type="float">
            <text:p>129545</text:p>
          </table:table-cell>
          <table:table-cell table:formula="of:=[.B414]-1" office:value-type="float" office:value="129550" calcext:value-type="float">
            <text:p>129550</text:p>
          </table:table-cell>
          <table:table-cell table:formula="of:=&quot;sed -ne &quot;&amp;&quot;'&quot;&amp;[.C413]&amp;&quot;,&quot;&amp;[.D413]&amp;&quot;p' N_seriolae_KH_21_number &gt; &quot;&amp;[.A413]&amp;&quot;.part&quot;" office:value-type="string" office:string-value="sed -ne '129545,129550p' N_seriolae_KH_21_number &gt; 411.part" calcext:value-type="string">
            <text:p>sed -ne '129545,129550p' N_seriolae_KH_21_number &gt; 411.part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129551" calcext:value-type="float">
            <text:p>129551</text:p>
          </table:table-cell>
          <table:table-cell table:formula="of:=[.B414]" office:value-type="float" office:value="129551" calcext:value-type="float">
            <text:p>129551</text:p>
          </table:table-cell>
          <table:table-cell table:formula="of:=[.B415]-1" office:value-type="float" office:value="129556" calcext:value-type="float">
            <text:p>129556</text:p>
          </table:table-cell>
          <table:table-cell table:formula="of:=&quot;sed -ne &quot;&amp;&quot;'&quot;&amp;[.C414]&amp;&quot;,&quot;&amp;[.D414]&amp;&quot;p' N_seriolae_KH_21_number &gt; &quot;&amp;[.A414]&amp;&quot;.part&quot;" office:value-type="string" office:string-value="sed -ne '129551,129556p' N_seriolae_KH_21_number &gt; 412.part" calcext:value-type="string">
            <text:p>sed -ne '129551,129556p' N_seriolae_KH_21_number &gt; 412.part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129557" calcext:value-type="float">
            <text:p>129557</text:p>
          </table:table-cell>
          <table:table-cell table:formula="of:=[.B415]" office:value-type="float" office:value="129557" calcext:value-type="float">
            <text:p>129557</text:p>
          </table:table-cell>
          <table:table-cell table:formula="of:=[.B416]-1" office:value-type="float" office:value="129562" calcext:value-type="float">
            <text:p>129562</text:p>
          </table:table-cell>
          <table:table-cell table:formula="of:=&quot;sed -ne &quot;&amp;&quot;'&quot;&amp;[.C415]&amp;&quot;,&quot;&amp;[.D415]&amp;&quot;p' N_seriolae_KH_21_number &gt; &quot;&amp;[.A415]&amp;&quot;.part&quot;" office:value-type="string" office:string-value="sed -ne '129557,129562p' N_seriolae_KH_21_number &gt; 413.part" calcext:value-type="string">
            <text:p>sed -ne '129557,129562p' N_seriolae_KH_21_number &gt; 413.part</text:p>
          </table:table-cell>
        </table:table-row>
        <table:table-row table:style-name="ro1">
          <table:table-cell office:value-type="string" calcext:value-type="string">
            <text:p>414</text:p>
          </table:table-cell>
          <table:table-cell office:value-type="float" office:value="129563" calcext:value-type="float">
            <text:p>129563</text:p>
          </table:table-cell>
          <table:table-cell table:formula="of:=[.B416]" office:value-type="float" office:value="129563" calcext:value-type="float">
            <text:p>129563</text:p>
          </table:table-cell>
          <table:table-cell table:formula="of:=[.B417]-1" office:value-type="float" office:value="129568" calcext:value-type="float">
            <text:p>129568</text:p>
          </table:table-cell>
          <table:table-cell table:formula="of:=&quot;sed -ne &quot;&amp;&quot;'&quot;&amp;[.C416]&amp;&quot;,&quot;&amp;[.D416]&amp;&quot;p' N_seriolae_KH_21_number &gt; &quot;&amp;[.A416]&amp;&quot;.part&quot;" office:value-type="string" office:string-value="sed -ne '129563,129568p' N_seriolae_KH_21_number &gt; 414.part" calcext:value-type="string">
            <text:p>sed -ne '129563,129568p' N_seriolae_KH_21_number &gt; 414.part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129569" calcext:value-type="float">
            <text:p>129569</text:p>
          </table:table-cell>
          <table:table-cell table:formula="of:=[.B417]" office:value-type="float" office:value="129569" calcext:value-type="float">
            <text:p>129569</text:p>
          </table:table-cell>
          <table:table-cell table:formula="of:=[.B418]-1" office:value-type="float" office:value="129574" calcext:value-type="float">
            <text:p>129574</text:p>
          </table:table-cell>
          <table:table-cell table:formula="of:=&quot;sed -ne &quot;&amp;&quot;'&quot;&amp;[.C417]&amp;&quot;,&quot;&amp;[.D417]&amp;&quot;p' N_seriolae_KH_21_number &gt; &quot;&amp;[.A417]&amp;&quot;.part&quot;" office:value-type="string" office:string-value="sed -ne '129569,129574p' N_seriolae_KH_21_number &gt; 415.part" calcext:value-type="string">
            <text:p>sed -ne '129569,129574p' N_seriolae_KH_21_number &gt; 415.part</text:p>
          </table:table-cell>
        </table:table-row>
        <table:table-row table:style-name="ro1">
          <table:table-cell office:value-type="string" calcext:value-type="string">
            <text:p>416</text:p>
          </table:table-cell>
          <table:table-cell office:value-type="float" office:value="129575" calcext:value-type="float">
            <text:p>129575</text:p>
          </table:table-cell>
          <table:table-cell table:formula="of:=[.B418]" office:value-type="float" office:value="129575" calcext:value-type="float">
            <text:p>129575</text:p>
          </table:table-cell>
          <table:table-cell table:formula="of:=[.B419]-1" office:value-type="float" office:value="129580" calcext:value-type="float">
            <text:p>129580</text:p>
          </table:table-cell>
          <table:table-cell table:formula="of:=&quot;sed -ne &quot;&amp;&quot;'&quot;&amp;[.C418]&amp;&quot;,&quot;&amp;[.D418]&amp;&quot;p' N_seriolae_KH_21_number &gt; &quot;&amp;[.A418]&amp;&quot;.part&quot;" office:value-type="string" office:string-value="sed -ne '129575,129580p' N_seriolae_KH_21_number &gt; 416.part" calcext:value-type="string">
            <text:p>sed -ne '129575,129580p' N_seriolae_KH_21_number &gt; 416.part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129581" calcext:value-type="float">
            <text:p>129581</text:p>
          </table:table-cell>
          <table:table-cell table:formula="of:=[.B419]" office:value-type="float" office:value="129581" calcext:value-type="float">
            <text:p>129581</text:p>
          </table:table-cell>
          <table:table-cell table:formula="of:=[.B420]-1" office:value-type="float" office:value="129586" calcext:value-type="float">
            <text:p>129586</text:p>
          </table:table-cell>
          <table:table-cell table:formula="of:=&quot;sed -ne &quot;&amp;&quot;'&quot;&amp;[.C419]&amp;&quot;,&quot;&amp;[.D419]&amp;&quot;p' N_seriolae_KH_21_number &gt; &quot;&amp;[.A419]&amp;&quot;.part&quot;" office:value-type="string" office:string-value="sed -ne '129581,129586p' N_seriolae_KH_21_number &gt; 417.part" calcext:value-type="string">
            <text:p>sed -ne '129581,129586p' N_seriolae_KH_21_number &gt; 417.part</text:p>
          </table:table-cell>
        </table:table-row>
        <table:table-row table:style-name="ro1">
          <table:table-cell office:value-type="string" calcext:value-type="string">
            <text:p>418</text:p>
          </table:table-cell>
          <table:table-cell office:value-type="float" office:value="129587" calcext:value-type="float">
            <text:p>129587</text:p>
          </table:table-cell>
          <table:table-cell table:formula="of:=[.B420]" office:value-type="float" office:value="129587" calcext:value-type="float">
            <text:p>129587</text:p>
          </table:table-cell>
          <table:table-cell table:formula="of:=[.B421]-1" office:value-type="float" office:value="129592" calcext:value-type="float">
            <text:p>129592</text:p>
          </table:table-cell>
          <table:table-cell table:formula="of:=&quot;sed -ne &quot;&amp;&quot;'&quot;&amp;[.C420]&amp;&quot;,&quot;&amp;[.D420]&amp;&quot;p' N_seriolae_KH_21_number &gt; &quot;&amp;[.A420]&amp;&quot;.part&quot;" office:value-type="string" office:string-value="sed -ne '129587,129592p' N_seriolae_KH_21_number &gt; 418.part" calcext:value-type="string">
            <text:p>sed -ne '129587,129592p' N_seriolae_KH_21_number &gt; 418.part</text:p>
          </table:table-cell>
        </table:table-row>
        <table:table-row table:style-name="ro1">
          <table:table-cell office:value-type="string" calcext:value-type="string">
            <text:p>419</text:p>
          </table:table-cell>
          <table:table-cell office:value-type="float" office:value="129593" calcext:value-type="float">
            <text:p>129593</text:p>
          </table:table-cell>
          <table:table-cell table:formula="of:=[.B421]" office:value-type="float" office:value="129593" calcext:value-type="float">
            <text:p>129593</text:p>
          </table:table-cell>
          <table:table-cell table:formula="of:=[.B422]-1" office:value-type="float" office:value="129598" calcext:value-type="float">
            <text:p>129598</text:p>
          </table:table-cell>
          <table:table-cell table:formula="of:=&quot;sed -ne &quot;&amp;&quot;'&quot;&amp;[.C421]&amp;&quot;,&quot;&amp;[.D421]&amp;&quot;p' N_seriolae_KH_21_number &gt; &quot;&amp;[.A421]&amp;&quot;.part&quot;" office:value-type="string" office:string-value="sed -ne '129593,129598p' N_seriolae_KH_21_number &gt; 419.part" calcext:value-type="string">
            <text:p>sed -ne '129593,129598p' N_seriolae_KH_21_number &gt; 419.part</text:p>
          </table:table-cell>
        </table:table-row>
        <table:table-row table:style-name="ro1">
          <table:table-cell office:value-type="string" calcext:value-type="string">
            <text:p>420</text:p>
          </table:table-cell>
          <table:table-cell office:value-type="float" office:value="129599" calcext:value-type="float">
            <text:p>129599</text:p>
          </table:table-cell>
          <table:table-cell table:formula="of:=[.B422]" office:value-type="float" office:value="129599" calcext:value-type="float">
            <text:p>129599</text:p>
          </table:table-cell>
          <table:table-cell table:formula="of:=[.B423]-1" office:value-type="float" office:value="129604" calcext:value-type="float">
            <text:p>129604</text:p>
          </table:table-cell>
          <table:table-cell table:formula="of:=&quot;sed -ne &quot;&amp;&quot;'&quot;&amp;[.C422]&amp;&quot;,&quot;&amp;[.D422]&amp;&quot;p' N_seriolae_KH_21_number &gt; &quot;&amp;[.A422]&amp;&quot;.part&quot;" office:value-type="string" office:string-value="sed -ne '129599,129604p' N_seriolae_KH_21_number &gt; 420.part" calcext:value-type="string">
            <text:p>sed -ne '129599,129604p' N_seriolae_KH_21_number &gt; 420.part</text:p>
          </table:table-cell>
        </table:table-row>
        <table:table-row table:style-name="ro1">
          <table:table-cell office:value-type="string" calcext:value-type="string">
            <text:p>421</text:p>
          </table:table-cell>
          <table:table-cell office:value-type="float" office:value="129605" calcext:value-type="float">
            <text:p>129605</text:p>
          </table:table-cell>
          <table:table-cell table:formula="of:=[.B423]" office:value-type="float" office:value="129605" calcext:value-type="float">
            <text:p>129605</text:p>
          </table:table-cell>
          <table:table-cell table:formula="of:=[.B424]-1" office:value-type="float" office:value="129610" calcext:value-type="float">
            <text:p>129610</text:p>
          </table:table-cell>
          <table:table-cell table:formula="of:=&quot;sed -ne &quot;&amp;&quot;'&quot;&amp;[.C423]&amp;&quot;,&quot;&amp;[.D423]&amp;&quot;p' N_seriolae_KH_21_number &gt; &quot;&amp;[.A423]&amp;&quot;.part&quot;" office:value-type="string" office:string-value="sed -ne '129605,129610p' N_seriolae_KH_21_number &gt; 421.part" calcext:value-type="string">
            <text:p>sed -ne '129605,129610p' N_seriolae_KH_21_number &gt; 421.part</text:p>
          </table:table-cell>
        </table:table-row>
        <table:table-row table:style-name="ro1">
          <table:table-cell office:value-type="string" calcext:value-type="string">
            <text:p>422</text:p>
          </table:table-cell>
          <table:table-cell office:value-type="float" office:value="129611" calcext:value-type="float">
            <text:p>129611</text:p>
          </table:table-cell>
          <table:table-cell table:formula="of:=[.B424]" office:value-type="float" office:value="129611" calcext:value-type="float">
            <text:p>129611</text:p>
          </table:table-cell>
          <table:table-cell table:formula="of:=[.B425]-1" office:value-type="float" office:value="129616" calcext:value-type="float">
            <text:p>129616</text:p>
          </table:table-cell>
          <table:table-cell table:formula="of:=&quot;sed -ne &quot;&amp;&quot;'&quot;&amp;[.C424]&amp;&quot;,&quot;&amp;[.D424]&amp;&quot;p' N_seriolae_KH_21_number &gt; &quot;&amp;[.A424]&amp;&quot;.part&quot;" office:value-type="string" office:string-value="sed -ne '129611,129616p' N_seriolae_KH_21_number &gt; 422.part" calcext:value-type="string">
            <text:p>sed -ne '129611,129616p' N_seriolae_KH_21_number &gt; 422.part</text:p>
          </table:table-cell>
        </table:table-row>
        <table:table-row table:style-name="ro1">
          <table:table-cell office:value-type="string" calcext:value-type="string">
            <text:p>423</text:p>
          </table:table-cell>
          <table:table-cell office:value-type="float" office:value="129617" calcext:value-type="float">
            <text:p>129617</text:p>
          </table:table-cell>
          <table:table-cell table:formula="of:=[.B425]" office:value-type="float" office:value="129617" calcext:value-type="float">
            <text:p>129617</text:p>
          </table:table-cell>
          <table:table-cell table:formula="of:=[.B426]-1" office:value-type="float" office:value="129622" calcext:value-type="float">
            <text:p>129622</text:p>
          </table:table-cell>
          <table:table-cell table:formula="of:=&quot;sed -ne &quot;&amp;&quot;'&quot;&amp;[.C425]&amp;&quot;,&quot;&amp;[.D425]&amp;&quot;p' N_seriolae_KH_21_number &gt; &quot;&amp;[.A425]&amp;&quot;.part&quot;" office:value-type="string" office:string-value="sed -ne '129617,129622p' N_seriolae_KH_21_number &gt; 423.part" calcext:value-type="string">
            <text:p>sed -ne '129617,129622p' N_seriolae_KH_21_number &gt; 423.part</text:p>
          </table:table-cell>
        </table:table-row>
        <table:table-row table:style-name="ro1">
          <table:table-cell office:value-type="string" calcext:value-type="string">
            <text:p>424</text:p>
          </table:table-cell>
          <table:table-cell office:value-type="float" office:value="129623" calcext:value-type="float">
            <text:p>129623</text:p>
          </table:table-cell>
          <table:table-cell table:formula="of:=[.B426]" office:value-type="float" office:value="129623" calcext:value-type="float">
            <text:p>129623</text:p>
          </table:table-cell>
          <table:table-cell table:formula="of:=[.B427]-1" office:value-type="float" office:value="129627" calcext:value-type="float">
            <text:p>129627</text:p>
          </table:table-cell>
          <table:table-cell table:formula="of:=&quot;sed -ne &quot;&amp;&quot;'&quot;&amp;[.C426]&amp;&quot;,&quot;&amp;[.D426]&amp;&quot;p' N_seriolae_KH_21_number &gt; &quot;&amp;[.A426]&amp;&quot;.part&quot;" office:value-type="string" office:string-value="sed -ne '129623,129627p' N_seriolae_KH_21_number &gt; 424.part" calcext:value-type="string">
            <text:p>sed -ne '129623,129627p' N_seriolae_KH_21_number &gt; 424.part</text:p>
          </table:table-cell>
        </table:table-row>
        <table:table-row table:style-name="ro1">
          <table:table-cell office:value-type="string" calcext:value-type="string">
            <text:p>425</text:p>
          </table:table-cell>
          <table:table-cell office:value-type="float" office:value="129628" calcext:value-type="float">
            <text:p>129628</text:p>
          </table:table-cell>
          <table:table-cell table:formula="of:=[.B427]" office:value-type="float" office:value="129628" calcext:value-type="float">
            <text:p>129628</text:p>
          </table:table-cell>
          <table:table-cell table:formula="of:=[.B428]-1" office:value-type="float" office:value="129632" calcext:value-type="float">
            <text:p>129632</text:p>
          </table:table-cell>
          <table:table-cell table:formula="of:=&quot;sed -ne &quot;&amp;&quot;'&quot;&amp;[.C427]&amp;&quot;,&quot;&amp;[.D427]&amp;&quot;p' N_seriolae_KH_21_number &gt; &quot;&amp;[.A427]&amp;&quot;.part&quot;" office:value-type="string" office:string-value="sed -ne '129628,129632p' N_seriolae_KH_21_number &gt; 425.part" calcext:value-type="string">
            <text:p>sed -ne '129628,129632p' N_seriolae_KH_21_number &gt; 425.part</text:p>
          </table:table-cell>
        </table:table-row>
        <table:table-row table:style-name="ro1">
          <table:table-cell office:value-type="string" calcext:value-type="string">
            <text:p>426</text:p>
          </table:table-cell>
          <table:table-cell office:value-type="float" office:value="129633" calcext:value-type="float">
            <text:p>129633</text:p>
          </table:table-cell>
          <table:table-cell table:formula="of:=[.B428]" office:value-type="float" office:value="129633" calcext:value-type="float">
            <text:p>129633</text:p>
          </table:table-cell>
          <table:table-cell table:formula="of:=[.B429]-1" office:value-type="float" office:value="129637" calcext:value-type="float">
            <text:p>129637</text:p>
          </table:table-cell>
          <table:table-cell table:formula="of:=&quot;sed -ne &quot;&amp;&quot;'&quot;&amp;[.C428]&amp;&quot;,&quot;&amp;[.D428]&amp;&quot;p' N_seriolae_KH_21_number &gt; &quot;&amp;[.A428]&amp;&quot;.part&quot;" office:value-type="string" office:string-value="sed -ne '129633,129637p' N_seriolae_KH_21_number &gt; 426.part" calcext:value-type="string">
            <text:p>sed -ne '129633,129637p' N_seriolae_KH_21_number &gt; 426.part</text:p>
          </table:table-cell>
        </table:table-row>
        <table:table-row table:style-name="ro1">
          <table:table-cell office:value-type="string" calcext:value-type="string">
            <text:p>427</text:p>
          </table:table-cell>
          <table:table-cell office:value-type="float" office:value="129638" calcext:value-type="float">
            <text:p>129638</text:p>
          </table:table-cell>
          <table:table-cell table:formula="of:=[.B429]" office:value-type="float" office:value="129638" calcext:value-type="float">
            <text:p>129638</text:p>
          </table:table-cell>
          <table:table-cell table:formula="of:=[.B430]-1" office:value-type="float" office:value="129642" calcext:value-type="float">
            <text:p>129642</text:p>
          </table:table-cell>
          <table:table-cell table:formula="of:=&quot;sed -ne &quot;&amp;&quot;'&quot;&amp;[.C429]&amp;&quot;,&quot;&amp;[.D429]&amp;&quot;p' N_seriolae_KH_21_number &gt; &quot;&amp;[.A429]&amp;&quot;.part&quot;" office:value-type="string" office:string-value="sed -ne '129638,129642p' N_seriolae_KH_21_number &gt; 427.part" calcext:value-type="string">
            <text:p>sed -ne '129638,129642p' N_seriolae_KH_21_number &gt; 427.part</text:p>
          </table:table-cell>
        </table:table-row>
        <table:table-row table:style-name="ro1">
          <table:table-cell office:value-type="string" calcext:value-type="string">
            <text:p>428</text:p>
          </table:table-cell>
          <table:table-cell office:value-type="float" office:value="129643" calcext:value-type="float">
            <text:p>129643</text:p>
          </table:table-cell>
          <table:table-cell table:formula="of:=[.B430]" office:value-type="float" office:value="129643" calcext:value-type="float">
            <text:p>129643</text:p>
          </table:table-cell>
          <table:table-cell table:formula="of:=[.B431]-1" office:value-type="float" office:value="129647" calcext:value-type="float">
            <text:p>129647</text:p>
          </table:table-cell>
          <table:table-cell table:formula="of:=&quot;sed -ne &quot;&amp;&quot;'&quot;&amp;[.C430]&amp;&quot;,&quot;&amp;[.D430]&amp;&quot;p' N_seriolae_KH_21_number &gt; &quot;&amp;[.A430]&amp;&quot;.part&quot;" office:value-type="string" office:string-value="sed -ne '129643,129647p' N_seriolae_KH_21_number &gt; 428.part" calcext:value-type="string">
            <text:p>sed -ne '129643,129647p' N_seriolae_KH_21_number &gt; 428.part</text:p>
          </table:table-cell>
        </table:table-row>
        <table:table-row table:style-name="ro1">
          <table:table-cell office:value-type="string" calcext:value-type="string">
            <text:p>429</text:p>
          </table:table-cell>
          <table:table-cell office:value-type="float" office:value="129648" calcext:value-type="float">
            <text:p>129648</text:p>
          </table:table-cell>
          <table:table-cell table:formula="of:=[.B431]" office:value-type="float" office:value="129648" calcext:value-type="float">
            <text:p>129648</text:p>
          </table:table-cell>
          <table:table-cell table:formula="of:=[.B432]-1" office:value-type="float" office:value="129652" calcext:value-type="float">
            <text:p>129652</text:p>
          </table:table-cell>
          <table:table-cell table:formula="of:=&quot;sed -ne &quot;&amp;&quot;'&quot;&amp;[.C431]&amp;&quot;,&quot;&amp;[.D431]&amp;&quot;p' N_seriolae_KH_21_number &gt; &quot;&amp;[.A431]&amp;&quot;.part&quot;" office:value-type="string" office:string-value="sed -ne '129648,129652p' N_seriolae_KH_21_number &gt; 429.part" calcext:value-type="string">
            <text:p>sed -ne '129648,129652p' N_seriolae_KH_21_number &gt; 429.part</text:p>
          </table:table-cell>
        </table:table-row>
        <table:table-row table:style-name="ro1">
          <table:table-cell office:value-type="string" calcext:value-type="string">
            <text:p>430</text:p>
          </table:table-cell>
          <table:table-cell office:value-type="float" office:value="129653" calcext:value-type="float">
            <text:p>129653</text:p>
          </table:table-cell>
          <table:table-cell table:formula="of:=[.B432]" office:value-type="float" office:value="129653" calcext:value-type="float">
            <text:p>129653</text:p>
          </table:table-cell>
          <table:table-cell table:formula="of:=[.B433]-1" office:value-type="float" office:value="129657" calcext:value-type="float">
            <text:p>129657</text:p>
          </table:table-cell>
          <table:table-cell table:formula="of:=&quot;sed -ne &quot;&amp;&quot;'&quot;&amp;[.C432]&amp;&quot;,&quot;&amp;[.D432]&amp;&quot;p' N_seriolae_KH_21_number &gt; &quot;&amp;[.A432]&amp;&quot;.part&quot;" office:value-type="string" office:string-value="sed -ne '129653,129657p' N_seriolae_KH_21_number &gt; 430.part" calcext:value-type="string">
            <text:p>sed -ne '129653,129657p' N_seriolae_KH_21_number &gt; 430.part</text:p>
          </table:table-cell>
        </table:table-row>
        <table:table-row table:style-name="ro1">
          <table:table-cell office:value-type="string" calcext:value-type="string">
            <text:p>431</text:p>
          </table:table-cell>
          <table:table-cell office:value-type="float" office:value="129658" calcext:value-type="float">
            <text:p>129658</text:p>
          </table:table-cell>
          <table:table-cell table:formula="of:=[.B433]" office:value-type="float" office:value="129658" calcext:value-type="float">
            <text:p>129658</text:p>
          </table:table-cell>
          <table:table-cell table:formula="of:=[.B434]-1" office:value-type="float" office:value="129662" calcext:value-type="float">
            <text:p>129662</text:p>
          </table:table-cell>
          <table:table-cell table:formula="of:=&quot;sed -ne &quot;&amp;&quot;'&quot;&amp;[.C433]&amp;&quot;,&quot;&amp;[.D433]&amp;&quot;p' N_seriolae_KH_21_number &gt; &quot;&amp;[.A433]&amp;&quot;.part&quot;" office:value-type="string" office:string-value="sed -ne '129658,129662p' N_seriolae_KH_21_number &gt; 431.part" calcext:value-type="string">
            <text:p>sed -ne '129658,129662p' N_seriolae_KH_21_number &gt; 431.part</text:p>
          </table:table-cell>
        </table:table-row>
        <table:table-row table:style-name="ro1">
          <table:table-cell office:value-type="string" calcext:value-type="string">
            <text:p>432</text:p>
          </table:table-cell>
          <table:table-cell office:value-type="float" office:value="129663" calcext:value-type="float">
            <text:p>129663</text:p>
          </table:table-cell>
          <table:table-cell table:formula="of:=[.B434]" office:value-type="float" office:value="129663" calcext:value-type="float">
            <text:p>129663</text:p>
          </table:table-cell>
          <table:table-cell table:formula="of:=[.B435]-1" office:value-type="float" office:value="129667" calcext:value-type="float">
            <text:p>129667</text:p>
          </table:table-cell>
          <table:table-cell table:formula="of:=&quot;sed -ne &quot;&amp;&quot;'&quot;&amp;[.C434]&amp;&quot;,&quot;&amp;[.D434]&amp;&quot;p' N_seriolae_KH_21_number &gt; &quot;&amp;[.A434]&amp;&quot;.part&quot;" office:value-type="string" office:string-value="sed -ne '129663,129667p' N_seriolae_KH_21_number &gt; 432.part" calcext:value-type="string">
            <text:p>sed -ne '129663,129667p' N_seriolae_KH_21_number &gt; 432.part</text:p>
          </table:table-cell>
        </table:table-row>
        <table:table-row table:style-name="ro1">
          <table:table-cell office:value-type="string" calcext:value-type="string">
            <text:p>433</text:p>
          </table:table-cell>
          <table:table-cell office:value-type="float" office:value="129668" calcext:value-type="float">
            <text:p>129668</text:p>
          </table:table-cell>
          <table:table-cell table:formula="of:=[.B435]" office:value-type="float" office:value="129668" calcext:value-type="float">
            <text:p>129668</text:p>
          </table:table-cell>
          <table:table-cell table:formula="of:=[.B436]-1" office:value-type="float" office:value="129672" calcext:value-type="float">
            <text:p>129672</text:p>
          </table:table-cell>
          <table:table-cell table:formula="of:=&quot;sed -ne &quot;&amp;&quot;'&quot;&amp;[.C435]&amp;&quot;,&quot;&amp;[.D435]&amp;&quot;p' N_seriolae_KH_21_number &gt; &quot;&amp;[.A435]&amp;&quot;.part&quot;" office:value-type="string" office:string-value="sed -ne '129668,129672p' N_seriolae_KH_21_number &gt; 433.part" calcext:value-type="string">
            <text:p>sed -ne '129668,129672p' N_seriolae_KH_21_number &gt; 433.part</text:p>
          </table:table-cell>
        </table:table-row>
        <table:table-row table:style-name="ro1">
          <table:table-cell office:value-type="string" calcext:value-type="string">
            <text:p>434</text:p>
          </table:table-cell>
          <table:table-cell office:value-type="float" office:value="129673" calcext:value-type="float">
            <text:p>129673</text:p>
          </table:table-cell>
          <table:table-cell table:formula="of:=[.B436]" office:value-type="float" office:value="129673" calcext:value-type="float">
            <text:p>129673</text:p>
          </table:table-cell>
          <table:table-cell table:formula="of:=[.B437]-1" office:value-type="float" office:value="129677" calcext:value-type="float">
            <text:p>129677</text:p>
          </table:table-cell>
          <table:table-cell table:formula="of:=&quot;sed -ne &quot;&amp;&quot;'&quot;&amp;[.C436]&amp;&quot;,&quot;&amp;[.D436]&amp;&quot;p' N_seriolae_KH_21_number &gt; &quot;&amp;[.A436]&amp;&quot;.part&quot;" office:value-type="string" office:string-value="sed -ne '129673,129677p' N_seriolae_KH_21_number &gt; 434.part" calcext:value-type="string">
            <text:p>sed -ne '129673,129677p' N_seriolae_KH_21_number &gt; 434.part</text:p>
          </table:table-cell>
        </table:table-row>
        <table:table-row table:style-name="ro1">
          <table:table-cell office:value-type="string" calcext:value-type="string">
            <text:p>435</text:p>
          </table:table-cell>
          <table:table-cell office:value-type="float" office:value="129678" calcext:value-type="float">
            <text:p>129678</text:p>
          </table:table-cell>
          <table:table-cell table:formula="of:=[.B437]" office:value-type="float" office:value="129678" calcext:value-type="float">
            <text:p>129678</text:p>
          </table:table-cell>
          <table:table-cell table:formula="of:=[.B438]-1" office:value-type="float" office:value="129682" calcext:value-type="float">
            <text:p>129682</text:p>
          </table:table-cell>
          <table:table-cell table:formula="of:=&quot;sed -ne &quot;&amp;&quot;'&quot;&amp;[.C437]&amp;&quot;,&quot;&amp;[.D437]&amp;&quot;p' N_seriolae_KH_21_number &gt; &quot;&amp;[.A437]&amp;&quot;.part&quot;" office:value-type="string" office:string-value="sed -ne '129678,129682p' N_seriolae_KH_21_number &gt; 435.part" calcext:value-type="string">
            <text:p>sed -ne '129678,129682p' N_seriolae_KH_21_number &gt; 435.part</text:p>
          </table:table-cell>
        </table:table-row>
        <table:table-row table:style-name="ro1">
          <table:table-cell office:value-type="string" calcext:value-type="string">
            <text:p>436</text:p>
          </table:table-cell>
          <table:table-cell office:value-type="float" office:value="129683" calcext:value-type="float">
            <text:p>129683</text:p>
          </table:table-cell>
          <table:table-cell table:formula="of:=[.B438]" office:value-type="float" office:value="129683" calcext:value-type="float">
            <text:p>129683</text:p>
          </table:table-cell>
          <table:table-cell table:formula="of:=[.B439]-1" office:value-type="float" office:value="129687" calcext:value-type="float">
            <text:p>129687</text:p>
          </table:table-cell>
          <table:table-cell table:formula="of:=&quot;sed -ne &quot;&amp;&quot;'&quot;&amp;[.C438]&amp;&quot;,&quot;&amp;[.D438]&amp;&quot;p' N_seriolae_KH_21_number &gt; &quot;&amp;[.A438]&amp;&quot;.part&quot;" office:value-type="string" office:string-value="sed -ne '129683,129687p' N_seriolae_KH_21_number &gt; 436.part" calcext:value-type="string">
            <text:p>sed -ne '129683,129687p' N_seriolae_KH_21_number &gt; 436.part</text:p>
          </table:table-cell>
        </table:table-row>
        <table:table-row table:style-name="ro1">
          <table:table-cell office:value-type="string" calcext:value-type="string">
            <text:p>437</text:p>
          </table:table-cell>
          <table:table-cell office:value-type="float" office:value="129688" calcext:value-type="float">
            <text:p>129688</text:p>
          </table:table-cell>
          <table:table-cell table:formula="of:=[.B439]" office:value-type="float" office:value="129688" calcext:value-type="float">
            <text:p>129688</text:p>
          </table:table-cell>
          <table:table-cell table:formula="of:=[.B440]-1" office:value-type="float" office:value="129692" calcext:value-type="float">
            <text:p>129692</text:p>
          </table:table-cell>
          <table:table-cell table:formula="of:=&quot;sed -ne &quot;&amp;&quot;'&quot;&amp;[.C439]&amp;&quot;,&quot;&amp;[.D439]&amp;&quot;p' N_seriolae_KH_21_number &gt; &quot;&amp;[.A439]&amp;&quot;.part&quot;" office:value-type="string" office:string-value="sed -ne '129688,129692p' N_seriolae_KH_21_number &gt; 437.part" calcext:value-type="string">
            <text:p>sed -ne '129688,129692p' N_seriolae_KH_21_number &gt; 437.part</text:p>
          </table:table-cell>
        </table:table-row>
        <table:table-row table:style-name="ro1">
          <table:table-cell office:value-type="string" calcext:value-type="string">
            <text:p>438</text:p>
          </table:table-cell>
          <table:table-cell office:value-type="float" office:value="129693" calcext:value-type="float">
            <text:p>129693</text:p>
          </table:table-cell>
          <table:table-cell table:formula="of:=[.B440]" office:value-type="float" office:value="129693" calcext:value-type="float">
            <text:p>129693</text:p>
          </table:table-cell>
          <table:table-cell table:formula="of:=[.B441]-1" office:value-type="float" office:value="129697" calcext:value-type="float">
            <text:p>129697</text:p>
          </table:table-cell>
          <table:table-cell table:formula="of:=&quot;sed -ne &quot;&amp;&quot;'&quot;&amp;[.C440]&amp;&quot;,&quot;&amp;[.D440]&amp;&quot;p' N_seriolae_KH_21_number &gt; &quot;&amp;[.A440]&amp;&quot;.part&quot;" office:value-type="string" office:string-value="sed -ne '129693,129697p' N_seriolae_KH_21_number &gt; 438.part" calcext:value-type="string">
            <text:p>sed -ne '129693,129697p' N_seriolae_KH_21_number &gt; 438.part</text:p>
          </table:table-cell>
        </table:table-row>
        <table:table-row table:style-name="ro1">
          <table:table-cell office:value-type="string" calcext:value-type="string">
            <text:p>439</text:p>
          </table:table-cell>
          <table:table-cell office:value-type="float" office:value="129698" calcext:value-type="float">
            <text:p>129698</text:p>
          </table:table-cell>
          <table:table-cell table:formula="of:=[.B441]" office:value-type="float" office:value="129698" calcext:value-type="float">
            <text:p>129698</text:p>
          </table:table-cell>
          <table:table-cell table:formula="of:=[.B442]-1" office:value-type="float" office:value="129702" calcext:value-type="float">
            <text:p>129702</text:p>
          </table:table-cell>
          <table:table-cell table:formula="of:=&quot;sed -ne &quot;&amp;&quot;'&quot;&amp;[.C441]&amp;&quot;,&quot;&amp;[.D441]&amp;&quot;p' N_seriolae_KH_21_number &gt; &quot;&amp;[.A441]&amp;&quot;.part&quot;" office:value-type="string" office:string-value="sed -ne '129698,129702p' N_seriolae_KH_21_number &gt; 439.part" calcext:value-type="string">
            <text:p>sed -ne '129698,129702p' N_seriolae_KH_21_number &gt; 439.part</text:p>
          </table:table-cell>
        </table:table-row>
        <table:table-row table:style-name="ro1">
          <table:table-cell office:value-type="string" calcext:value-type="string">
            <text:p>440</text:p>
          </table:table-cell>
          <table:table-cell office:value-type="float" office:value="129703" calcext:value-type="float">
            <text:p>129703</text:p>
          </table:table-cell>
          <table:table-cell table:formula="of:=[.B442]" office:value-type="float" office:value="129703" calcext:value-type="float">
            <text:p>129703</text:p>
          </table:table-cell>
          <table:table-cell table:formula="of:=[.B443]-1" office:value-type="float" office:value="129707" calcext:value-type="float">
            <text:p>129707</text:p>
          </table:table-cell>
          <table:table-cell table:formula="of:=&quot;sed -ne &quot;&amp;&quot;'&quot;&amp;[.C442]&amp;&quot;,&quot;&amp;[.D442]&amp;&quot;p' N_seriolae_KH_21_number &gt; &quot;&amp;[.A442]&amp;&quot;.part&quot;" office:value-type="string" office:string-value="sed -ne '129703,129707p' N_seriolae_KH_21_number &gt; 440.part" calcext:value-type="string">
            <text:p>sed -ne '129703,129707p' N_seriolae_KH_21_number &gt; 440.part</text:p>
          </table:table-cell>
        </table:table-row>
        <table:table-row table:style-name="ro1">
          <table:table-cell office:value-type="string" calcext:value-type="string">
            <text:p>441</text:p>
          </table:table-cell>
          <table:table-cell office:value-type="float" office:value="129708" calcext:value-type="float">
            <text:p>129708</text:p>
          </table:table-cell>
          <table:table-cell table:formula="of:=[.B443]" office:value-type="float" office:value="129708" calcext:value-type="float">
            <text:p>129708</text:p>
          </table:table-cell>
          <table:table-cell table:formula="of:=[.B444]-1" office:value-type="float" office:value="129712" calcext:value-type="float">
            <text:p>129712</text:p>
          </table:table-cell>
          <table:table-cell table:formula="of:=&quot;sed -ne &quot;&amp;&quot;'&quot;&amp;[.C443]&amp;&quot;,&quot;&amp;[.D443]&amp;&quot;p' N_seriolae_KH_21_number &gt; &quot;&amp;[.A443]&amp;&quot;.part&quot;" office:value-type="string" office:string-value="sed -ne '129708,129712p' N_seriolae_KH_21_number &gt; 441.part" calcext:value-type="string">
            <text:p>sed -ne '129708,129712p' N_seriolae_KH_21_number &gt; 441.part</text:p>
          </table:table-cell>
        </table:table-row>
        <table:table-row table:style-name="ro1">
          <table:table-cell office:value-type="string" calcext:value-type="string">
            <text:p>442</text:p>
          </table:table-cell>
          <table:table-cell office:value-type="float" office:value="129713" calcext:value-type="float">
            <text:p>129713</text:p>
          </table:table-cell>
          <table:table-cell table:formula="of:=[.B444]" office:value-type="float" office:value="129713" calcext:value-type="float">
            <text:p>129713</text:p>
          </table:table-cell>
          <table:table-cell table:formula="of:=[.B445]-1" office:value-type="float" office:value="129717" calcext:value-type="float">
            <text:p>129717</text:p>
          </table:table-cell>
          <table:table-cell table:formula="of:=&quot;sed -ne &quot;&amp;&quot;'&quot;&amp;[.C444]&amp;&quot;,&quot;&amp;[.D444]&amp;&quot;p' N_seriolae_KH_21_number &gt; &quot;&amp;[.A444]&amp;&quot;.part&quot;" office:value-type="string" office:string-value="sed -ne '129713,129717p' N_seriolae_KH_21_number &gt; 442.part" calcext:value-type="string">
            <text:p>sed -ne '129713,129717p' N_seriolae_KH_21_number &gt; 442.part</text:p>
          </table:table-cell>
        </table:table-row>
        <table:table-row table:style-name="ro1">
          <table:table-cell office:value-type="string" calcext:value-type="string">
            <text:p>443</text:p>
          </table:table-cell>
          <table:table-cell office:value-type="float" office:value="129718" calcext:value-type="float">
            <text:p>129718</text:p>
          </table:table-cell>
          <table:table-cell table:formula="of:=[.B445]" office:value-type="float" office:value="129718" calcext:value-type="float">
            <text:p>129718</text:p>
          </table:table-cell>
          <table:table-cell table:formula="of:=[.B446]-1" office:value-type="float" office:value="129722" calcext:value-type="float">
            <text:p>129722</text:p>
          </table:table-cell>
          <table:table-cell table:formula="of:=&quot;sed -ne &quot;&amp;&quot;'&quot;&amp;[.C445]&amp;&quot;,&quot;&amp;[.D445]&amp;&quot;p' N_seriolae_KH_21_number &gt; &quot;&amp;[.A445]&amp;&quot;.part&quot;" office:value-type="string" office:string-value="sed -ne '129718,129722p' N_seriolae_KH_21_number &gt; 443.part" calcext:value-type="string">
            <text:p>sed -ne '129718,129722p' N_seriolae_KH_21_number &gt; 443.part</text:p>
          </table:table-cell>
        </table:table-row>
        <table:table-row table:style-name="ro1">
          <table:table-cell office:value-type="string" calcext:value-type="string">
            <text:p>444</text:p>
          </table:table-cell>
          <table:table-cell office:value-type="float" office:value="129723" calcext:value-type="float">
            <text:p>129723</text:p>
          </table:table-cell>
          <table:table-cell table:formula="of:=[.B446]" office:value-type="float" office:value="129723" calcext:value-type="float">
            <text:p>129723</text:p>
          </table:table-cell>
          <table:table-cell table:formula="of:=[.B447]-1" office:value-type="float" office:value="129727" calcext:value-type="float">
            <text:p>129727</text:p>
          </table:table-cell>
          <table:table-cell table:formula="of:=&quot;sed -ne &quot;&amp;&quot;'&quot;&amp;[.C446]&amp;&quot;,&quot;&amp;[.D446]&amp;&quot;p' N_seriolae_KH_21_number &gt; &quot;&amp;[.A446]&amp;&quot;.part&quot;" office:value-type="string" office:string-value="sed -ne '129723,129727p' N_seriolae_KH_21_number &gt; 444.part" calcext:value-type="string">
            <text:p>sed -ne '129723,129727p' N_seriolae_KH_21_number &gt; 444.part</text:p>
          </table:table-cell>
        </table:table-row>
        <table:table-row table:style-name="ro1">
          <table:table-cell office:value-type="string" calcext:value-type="string">
            <text:p>445</text:p>
          </table:table-cell>
          <table:table-cell office:value-type="float" office:value="129728" calcext:value-type="float">
            <text:p>129728</text:p>
          </table:table-cell>
          <table:table-cell table:formula="of:=[.B447]" office:value-type="float" office:value="129728" calcext:value-type="float">
            <text:p>129728</text:p>
          </table:table-cell>
          <table:table-cell table:formula="of:=[.B448]-1" office:value-type="float" office:value="129732" calcext:value-type="float">
            <text:p>129732</text:p>
          </table:table-cell>
          <table:table-cell table:formula="of:=&quot;sed -ne &quot;&amp;&quot;'&quot;&amp;[.C447]&amp;&quot;,&quot;&amp;[.D447]&amp;&quot;p' N_seriolae_KH_21_number &gt; &quot;&amp;[.A447]&amp;&quot;.part&quot;" office:value-type="string" office:string-value="sed -ne '129728,129732p' N_seriolae_KH_21_number &gt; 445.part" calcext:value-type="string">
            <text:p>sed -ne '129728,129732p' N_seriolae_KH_21_number &gt; 445.part</text:p>
          </table:table-cell>
        </table:table-row>
        <table:table-row table:style-name="ro1">
          <table:table-cell office:value-type="string" calcext:value-type="string">
            <text:p>446</text:p>
          </table:table-cell>
          <table:table-cell office:value-type="float" office:value="129733" calcext:value-type="float">
            <text:p>129733</text:p>
          </table:table-cell>
          <table:table-cell table:formula="of:=[.B448]" office:value-type="float" office:value="129733" calcext:value-type="float">
            <text:p>129733</text:p>
          </table:table-cell>
          <table:table-cell table:formula="of:=[.B449]-1" office:value-type="float" office:value="129737" calcext:value-type="float">
            <text:p>129737</text:p>
          </table:table-cell>
          <table:table-cell table:formula="of:=&quot;sed -ne &quot;&amp;&quot;'&quot;&amp;[.C448]&amp;&quot;,&quot;&amp;[.D448]&amp;&quot;p' N_seriolae_KH_21_number &gt; &quot;&amp;[.A448]&amp;&quot;.part&quot;" office:value-type="string" office:string-value="sed -ne '129733,129737p' N_seriolae_KH_21_number &gt; 446.part" calcext:value-type="string">
            <text:p>sed -ne '129733,129737p' N_seriolae_KH_21_number &gt; 446.part</text:p>
          </table:table-cell>
        </table:table-row>
        <table:table-row table:style-name="ro1">
          <table:table-cell office:value-type="string" calcext:value-type="string">
            <text:p>447</text:p>
          </table:table-cell>
          <table:table-cell office:value-type="float" office:value="129738" calcext:value-type="float">
            <text:p>129738</text:p>
          </table:table-cell>
          <table:table-cell table:formula="of:=[.B449]" office:value-type="float" office:value="129738" calcext:value-type="float">
            <text:p>129738</text:p>
          </table:table-cell>
          <table:table-cell table:formula="of:=[.B450]-1" office:value-type="float" office:value="129742" calcext:value-type="float">
            <text:p>129742</text:p>
          </table:table-cell>
          <table:table-cell table:formula="of:=&quot;sed -ne &quot;&amp;&quot;'&quot;&amp;[.C449]&amp;&quot;,&quot;&amp;[.D449]&amp;&quot;p' N_seriolae_KH_21_number &gt; &quot;&amp;[.A449]&amp;&quot;.part&quot;" office:value-type="string" office:string-value="sed -ne '129738,129742p' N_seriolae_KH_21_number &gt; 447.part" calcext:value-type="string">
            <text:p>sed -ne '129738,129742p' N_seriolae_KH_21_number &gt; 447.part</text:p>
          </table:table-cell>
        </table:table-row>
        <table:table-row table:style-name="ro1">
          <table:table-cell office:value-type="string" calcext:value-type="string">
            <text:p>448</text:p>
          </table:table-cell>
          <table:table-cell office:value-type="float" office:value="129743" calcext:value-type="float">
            <text:p>129743</text:p>
          </table:table-cell>
          <table:table-cell table:formula="of:=[.B450]" office:value-type="float" office:value="129743" calcext:value-type="float">
            <text:p>129743</text:p>
          </table:table-cell>
          <table:table-cell table:formula="of:=[.B451]-1" office:value-type="float" office:value="129747" calcext:value-type="float">
            <text:p>129747</text:p>
          </table:table-cell>
          <table:table-cell table:formula="of:=&quot;sed -ne &quot;&amp;&quot;'&quot;&amp;[.C450]&amp;&quot;,&quot;&amp;[.D450]&amp;&quot;p' N_seriolae_KH_21_number &gt; &quot;&amp;[.A450]&amp;&quot;.part&quot;" office:value-type="string" office:string-value="sed -ne '129743,129747p' N_seriolae_KH_21_number &gt; 448.part" calcext:value-type="string">
            <text:p>sed -ne '129743,129747p' N_seriolae_KH_21_number &gt; 448.part</text:p>
          </table:table-cell>
        </table:table-row>
        <table:table-row table:style-name="ro1">
          <table:table-cell office:value-type="string" calcext:value-type="string">
            <text:p>449</text:p>
          </table:table-cell>
          <table:table-cell office:value-type="float" office:value="129748" calcext:value-type="float">
            <text:p>129748</text:p>
          </table:table-cell>
          <table:table-cell table:formula="of:=[.B451]" office:value-type="float" office:value="129748" calcext:value-type="float">
            <text:p>129748</text:p>
          </table:table-cell>
          <table:table-cell table:formula="of:=[.B452]-1" office:value-type="float" office:value="129752" calcext:value-type="float">
            <text:p>129752</text:p>
          </table:table-cell>
          <table:table-cell table:formula="of:=&quot;sed -ne &quot;&amp;&quot;'&quot;&amp;[.C451]&amp;&quot;,&quot;&amp;[.D451]&amp;&quot;p' N_seriolae_KH_21_number &gt; &quot;&amp;[.A451]&amp;&quot;.part&quot;" office:value-type="string" office:string-value="sed -ne '129748,129752p' N_seriolae_KH_21_number &gt; 449.part" calcext:value-type="string">
            <text:p>sed -ne '129748,129752p' N_seriolae_KH_21_number &gt; 449.part</text:p>
          </table:table-cell>
        </table:table-row>
        <table:table-row table:style-name="ro1">
          <table:table-cell office:value-type="string" calcext:value-type="string">
            <text:p>450</text:p>
          </table:table-cell>
          <table:table-cell office:value-type="float" office:value="129753" calcext:value-type="float">
            <text:p>129753</text:p>
          </table:table-cell>
          <table:table-cell table:formula="of:=[.B452]" office:value-type="float" office:value="129753" calcext:value-type="float">
            <text:p>129753</text:p>
          </table:table-cell>
          <table:table-cell table:formula="of:=[.B453]-1" office:value-type="float" office:value="129757" calcext:value-type="float">
            <text:p>129757</text:p>
          </table:table-cell>
          <table:table-cell table:formula="of:=&quot;sed -ne &quot;&amp;&quot;'&quot;&amp;[.C452]&amp;&quot;,&quot;&amp;[.D452]&amp;&quot;p' N_seriolae_KH_21_number &gt; &quot;&amp;[.A452]&amp;&quot;.part&quot;" office:value-type="string" office:string-value="sed -ne '129753,129757p' N_seriolae_KH_21_number &gt; 450.part" calcext:value-type="string">
            <text:p>sed -ne '129753,129757p' N_seriolae_KH_21_number &gt; 450.part</text:p>
          </table:table-cell>
        </table:table-row>
        <table:table-row table:style-name="ro1">
          <table:table-cell office:value-type="string" calcext:value-type="string">
            <text:p>451</text:p>
          </table:table-cell>
          <table:table-cell office:value-type="float" office:value="129758" calcext:value-type="float">
            <text:p>129758</text:p>
          </table:table-cell>
          <table:table-cell table:formula="of:=[.B453]" office:value-type="float" office:value="129758" calcext:value-type="float">
            <text:p>129758</text:p>
          </table:table-cell>
          <table:table-cell table:formula="of:=[.B454]-1" office:value-type="float" office:value="129762" calcext:value-type="float">
            <text:p>129762</text:p>
          </table:table-cell>
          <table:table-cell table:formula="of:=&quot;sed -ne &quot;&amp;&quot;'&quot;&amp;[.C453]&amp;&quot;,&quot;&amp;[.D453]&amp;&quot;p' N_seriolae_KH_21_number &gt; &quot;&amp;[.A453]&amp;&quot;.part&quot;" office:value-type="string" office:string-value="sed -ne '129758,129762p' N_seriolae_KH_21_number &gt; 451.part" calcext:value-type="string">
            <text:p>sed -ne '129758,129762p' N_seriolae_KH_21_number &gt; 451.part</text:p>
          </table:table-cell>
        </table:table-row>
        <table:table-row table:style-name="ro1">
          <table:table-cell office:value-type="string" calcext:value-type="string">
            <text:p>452</text:p>
          </table:table-cell>
          <table:table-cell office:value-type="float" office:value="129763" calcext:value-type="float">
            <text:p>129763</text:p>
          </table:table-cell>
          <table:table-cell table:formula="of:=[.B454]" office:value-type="float" office:value="129763" calcext:value-type="float">
            <text:p>129763</text:p>
          </table:table-cell>
          <table:table-cell table:formula="of:=[.B455]-1" office:value-type="float" office:value="129767" calcext:value-type="float">
            <text:p>129767</text:p>
          </table:table-cell>
          <table:table-cell table:formula="of:=&quot;sed -ne &quot;&amp;&quot;'&quot;&amp;[.C454]&amp;&quot;,&quot;&amp;[.D454]&amp;&quot;p' N_seriolae_KH_21_number &gt; &quot;&amp;[.A454]&amp;&quot;.part&quot;" office:value-type="string" office:string-value="sed -ne '129763,129767p' N_seriolae_KH_21_number &gt; 452.part" calcext:value-type="string">
            <text:p>sed -ne '129763,129767p' N_seriolae_KH_21_number &gt; 452.part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float" office:value="129768" calcext:value-type="float">
            <text:p>129768</text:p>
          </table:table-cell>
          <table:table-cell table:formula="of:=[.B455]" office:value-type="float" office:value="129768" calcext:value-type="float">
            <text:p>129768</text:p>
          </table:table-cell>
          <table:table-cell table:formula="of:=[.B456]-1" office:value-type="float" office:value="129772" calcext:value-type="float">
            <text:p>129772</text:p>
          </table:table-cell>
          <table:table-cell table:formula="of:=&quot;sed -ne &quot;&amp;&quot;'&quot;&amp;[.C455]&amp;&quot;,&quot;&amp;[.D455]&amp;&quot;p' N_seriolae_KH_21_number &gt; &quot;&amp;[.A455]&amp;&quot;.part&quot;" office:value-type="string" office:string-value="sed -ne '129768,129772p' N_seriolae_KH_21_number &gt; 453.part" calcext:value-type="string">
            <text:p>sed -ne '129768,129772p' N_seriolae_KH_21_number &gt; 453.part</text:p>
          </table:table-cell>
        </table:table-row>
        <table:table-row table:style-name="ro1">
          <table:table-cell office:value-type="string" calcext:value-type="string">
            <text:p>454</text:p>
          </table:table-cell>
          <table:table-cell office:value-type="float" office:value="129773" calcext:value-type="float">
            <text:p>129773</text:p>
          </table:table-cell>
          <table:table-cell table:formula="of:=[.B456]" office:value-type="float" office:value="129773" calcext:value-type="float">
            <text:p>129773</text:p>
          </table:table-cell>
          <table:table-cell table:formula="of:=[.B457]-1" office:value-type="float" office:value="129777" calcext:value-type="float">
            <text:p>129777</text:p>
          </table:table-cell>
          <table:table-cell table:formula="of:=&quot;sed -ne &quot;&amp;&quot;'&quot;&amp;[.C456]&amp;&quot;,&quot;&amp;[.D456]&amp;&quot;p' N_seriolae_KH_21_number &gt; &quot;&amp;[.A456]&amp;&quot;.part&quot;" office:value-type="string" office:string-value="sed -ne '129773,129777p' N_seriolae_KH_21_number &gt; 454.part" calcext:value-type="string">
            <text:p>sed -ne '129773,129777p' N_seriolae_KH_21_number &gt; 454.part</text:p>
          </table:table-cell>
        </table:table-row>
        <table:table-row table:style-name="ro1">
          <table:table-cell office:value-type="string" calcext:value-type="string">
            <text:p>455</text:p>
          </table:table-cell>
          <table:table-cell office:value-type="float" office:value="129778" calcext:value-type="float">
            <text:p>129778</text:p>
          </table:table-cell>
          <table:table-cell table:formula="of:=[.B457]" office:value-type="float" office:value="129778" calcext:value-type="float">
            <text:p>129778</text:p>
          </table:table-cell>
          <table:table-cell table:formula="of:=[.B458]-1" office:value-type="float" office:value="129782" calcext:value-type="float">
            <text:p>129782</text:p>
          </table:table-cell>
          <table:table-cell table:formula="of:=&quot;sed -ne &quot;&amp;&quot;'&quot;&amp;[.C457]&amp;&quot;,&quot;&amp;[.D457]&amp;&quot;p' N_seriolae_KH_21_number &gt; &quot;&amp;[.A457]&amp;&quot;.part&quot;" office:value-type="string" office:string-value="sed -ne '129778,129782p' N_seriolae_KH_21_number &gt; 455.part" calcext:value-type="string">
            <text:p>sed -ne '129778,129782p' N_seriolae_KH_21_number &gt; 455.part</text:p>
          </table:table-cell>
        </table:table-row>
        <table:table-row table:style-name="ro1">
          <table:table-cell office:value-type="string" calcext:value-type="string">
            <text:p>456</text:p>
          </table:table-cell>
          <table:table-cell office:value-type="float" office:value="129783" calcext:value-type="float">
            <text:p>129783</text:p>
          </table:table-cell>
          <table:table-cell table:formula="of:=[.B458]" office:value-type="float" office:value="129783" calcext:value-type="float">
            <text:p>129783</text:p>
          </table:table-cell>
          <table:table-cell table:formula="of:=[.B459]-1" office:value-type="float" office:value="129787" calcext:value-type="float">
            <text:p>129787</text:p>
          </table:table-cell>
          <table:table-cell table:formula="of:=&quot;sed -ne &quot;&amp;&quot;'&quot;&amp;[.C458]&amp;&quot;,&quot;&amp;[.D458]&amp;&quot;p' N_seriolae_KH_21_number &gt; &quot;&amp;[.A458]&amp;&quot;.part&quot;" office:value-type="string" office:string-value="sed -ne '129783,129787p' N_seriolae_KH_21_number &gt; 456.part" calcext:value-type="string">
            <text:p>sed -ne '129783,129787p' N_seriolae_KH_21_number &gt; 456.part</text:p>
          </table:table-cell>
        </table:table-row>
        <table:table-row table:style-name="ro1">
          <table:table-cell office:value-type="string" calcext:value-type="string">
            <text:p>457</text:p>
          </table:table-cell>
          <table:table-cell office:value-type="float" office:value="129788" calcext:value-type="float">
            <text:p>129788</text:p>
          </table:table-cell>
          <table:table-cell table:formula="of:=[.B459]" office:value-type="float" office:value="129788" calcext:value-type="float">
            <text:p>129788</text:p>
          </table:table-cell>
          <table:table-cell table:formula="of:=[.B460]-1" office:value-type="float" office:value="129792" calcext:value-type="float">
            <text:p>129792</text:p>
          </table:table-cell>
          <table:table-cell table:formula="of:=&quot;sed -ne &quot;&amp;&quot;'&quot;&amp;[.C459]&amp;&quot;,&quot;&amp;[.D459]&amp;&quot;p' N_seriolae_KH_21_number &gt; &quot;&amp;[.A459]&amp;&quot;.part&quot;" office:value-type="string" office:string-value="sed -ne '129788,129792p' N_seriolae_KH_21_number &gt; 457.part" calcext:value-type="string">
            <text:p>sed -ne '129788,129792p' N_seriolae_KH_21_number &gt; 457.part</text:p>
          </table:table-cell>
        </table:table-row>
        <table:table-row table:style-name="ro1">
          <table:table-cell office:value-type="string" calcext:value-type="string">
            <text:p>458</text:p>
          </table:table-cell>
          <table:table-cell office:value-type="float" office:value="129793" calcext:value-type="float">
            <text:p>129793</text:p>
          </table:table-cell>
          <table:table-cell table:formula="of:=[.B460]" office:value-type="float" office:value="129793" calcext:value-type="float">
            <text:p>129793</text:p>
          </table:table-cell>
          <table:table-cell table:formula="of:=[.B461]-1" office:value-type="float" office:value="129797" calcext:value-type="float">
            <text:p>129797</text:p>
          </table:table-cell>
          <table:table-cell table:formula="of:=&quot;sed -ne &quot;&amp;&quot;'&quot;&amp;[.C460]&amp;&quot;,&quot;&amp;[.D460]&amp;&quot;p' N_seriolae_KH_21_number &gt; &quot;&amp;[.A460]&amp;&quot;.part&quot;" office:value-type="string" office:string-value="sed -ne '129793,129797p' N_seriolae_KH_21_number &gt; 458.part" calcext:value-type="string">
            <text:p>sed -ne '129793,129797p' N_seriolae_KH_21_number &gt; 458.part</text:p>
          </table:table-cell>
        </table:table-row>
        <table:table-row table:style-name="ro1">
          <table:table-cell office:value-type="string" calcext:value-type="string">
            <text:p>459</text:p>
          </table:table-cell>
          <table:table-cell office:value-type="float" office:value="129798" calcext:value-type="float">
            <text:p>129798</text:p>
          </table:table-cell>
          <table:table-cell table:formula="of:=[.B461]" office:value-type="float" office:value="129798" calcext:value-type="float">
            <text:p>129798</text:p>
          </table:table-cell>
          <table:table-cell table:formula="of:=[.B462]-1" office:value-type="float" office:value="129802" calcext:value-type="float">
            <text:p>129802</text:p>
          </table:table-cell>
          <table:table-cell table:formula="of:=&quot;sed -ne &quot;&amp;&quot;'&quot;&amp;[.C461]&amp;&quot;,&quot;&amp;[.D461]&amp;&quot;p' N_seriolae_KH_21_number &gt; &quot;&amp;[.A461]&amp;&quot;.part&quot;" office:value-type="string" office:string-value="sed -ne '129798,129802p' N_seriolae_KH_21_number &gt; 459.part" calcext:value-type="string">
            <text:p>sed -ne '129798,129802p' N_seriolae_KH_21_number &gt; 459.part</text:p>
          </table:table-cell>
        </table:table-row>
        <table:table-row table:style-name="ro1">
          <table:table-cell office:value-type="string" calcext:value-type="string">
            <text:p>460</text:p>
          </table:table-cell>
          <table:table-cell office:value-type="float" office:value="129803" calcext:value-type="float">
            <text:p>129803</text:p>
          </table:table-cell>
          <table:table-cell table:formula="of:=[.B462]" office:value-type="float" office:value="129803" calcext:value-type="float">
            <text:p>129803</text:p>
          </table:table-cell>
          <table:table-cell table:formula="of:=[.B463]-1" office:value-type="float" office:value="129807" calcext:value-type="float">
            <text:p>129807</text:p>
          </table:table-cell>
          <table:table-cell table:formula="of:=&quot;sed -ne &quot;&amp;&quot;'&quot;&amp;[.C462]&amp;&quot;,&quot;&amp;[.D462]&amp;&quot;p' N_seriolae_KH_21_number &gt; &quot;&amp;[.A462]&amp;&quot;.part&quot;" office:value-type="string" office:string-value="sed -ne '129803,129807p' N_seriolae_KH_21_number &gt; 460.part" calcext:value-type="string">
            <text:p>sed -ne '129803,129807p' N_seriolae_KH_21_number &gt; 460.part</text:p>
          </table:table-cell>
        </table:table-row>
        <table:table-row table:style-name="ro1">
          <table:table-cell office:value-type="string" calcext:value-type="string">
            <text:p>461</text:p>
          </table:table-cell>
          <table:table-cell office:value-type="float" office:value="129808" calcext:value-type="float">
            <text:p>129808</text:p>
          </table:table-cell>
          <table:table-cell table:formula="of:=[.B463]" office:value-type="float" office:value="129808" calcext:value-type="float">
            <text:p>129808</text:p>
          </table:table-cell>
          <table:table-cell table:formula="of:=[.B464]-1" office:value-type="float" office:value="129812" calcext:value-type="float">
            <text:p>129812</text:p>
          </table:table-cell>
          <table:table-cell table:formula="of:=&quot;sed -ne &quot;&amp;&quot;'&quot;&amp;[.C463]&amp;&quot;,&quot;&amp;[.D463]&amp;&quot;p' N_seriolae_KH_21_number &gt; &quot;&amp;[.A463]&amp;&quot;.part&quot;" office:value-type="string" office:string-value="sed -ne '129808,129812p' N_seriolae_KH_21_number &gt; 461.part" calcext:value-type="string">
            <text:p>sed -ne '129808,129812p' N_seriolae_KH_21_number &gt; 461.part</text:p>
          </table:table-cell>
        </table:table-row>
        <table:table-row table:style-name="ro1">
          <table:table-cell office:value-type="string" calcext:value-type="string">
            <text:p>462</text:p>
          </table:table-cell>
          <table:table-cell office:value-type="float" office:value="129813" calcext:value-type="float">
            <text:p>129813</text:p>
          </table:table-cell>
          <table:table-cell table:formula="of:=[.B464]" office:value-type="float" office:value="129813" calcext:value-type="float">
            <text:p>129813</text:p>
          </table:table-cell>
          <table:table-cell table:formula="of:=[.B465]-1" office:value-type="float" office:value="129817" calcext:value-type="float">
            <text:p>129817</text:p>
          </table:table-cell>
          <table:table-cell table:formula="of:=&quot;sed -ne &quot;&amp;&quot;'&quot;&amp;[.C464]&amp;&quot;,&quot;&amp;[.D464]&amp;&quot;p' N_seriolae_KH_21_number &gt; &quot;&amp;[.A464]&amp;&quot;.part&quot;" office:value-type="string" office:string-value="sed -ne '129813,129817p' N_seriolae_KH_21_number &gt; 462.part" calcext:value-type="string">
            <text:p>sed -ne '129813,129817p' N_seriolae_KH_21_number &gt; 462.part</text:p>
          </table:table-cell>
        </table:table-row>
        <table:table-row table:style-name="ro1">
          <table:table-cell office:value-type="string" calcext:value-type="string">
            <text:p>463</text:p>
          </table:table-cell>
          <table:table-cell office:value-type="float" office:value="129818" calcext:value-type="float">
            <text:p>129818</text:p>
          </table:table-cell>
          <table:table-cell table:formula="of:=[.B465]" office:value-type="float" office:value="129818" calcext:value-type="float">
            <text:p>129818</text:p>
          </table:table-cell>
          <table:table-cell table:formula="of:=[.B466]-1" office:value-type="float" office:value="129822" calcext:value-type="float">
            <text:p>129822</text:p>
          </table:table-cell>
          <table:table-cell table:formula="of:=&quot;sed -ne &quot;&amp;&quot;'&quot;&amp;[.C465]&amp;&quot;,&quot;&amp;[.D465]&amp;&quot;p' N_seriolae_KH_21_number &gt; &quot;&amp;[.A465]&amp;&quot;.part&quot;" office:value-type="string" office:string-value="sed -ne '129818,129822p' N_seriolae_KH_21_number &gt; 463.part" calcext:value-type="string">
            <text:p>sed -ne '129818,129822p' N_seriolae_KH_21_number &gt; 463.part</text:p>
          </table:table-cell>
        </table:table-row>
        <table:table-row table:style-name="ro1">
          <table:table-cell office:value-type="string" calcext:value-type="string">
            <text:p>464</text:p>
          </table:table-cell>
          <table:table-cell office:value-type="float" office:value="129823" calcext:value-type="float">
            <text:p>129823</text:p>
          </table:table-cell>
          <table:table-cell table:formula="of:=[.B466]" office:value-type="float" office:value="129823" calcext:value-type="float">
            <text:p>129823</text:p>
          </table:table-cell>
          <table:table-cell table:formula="of:=[.B467]-1" office:value-type="float" office:value="129827" calcext:value-type="float">
            <text:p>129827</text:p>
          </table:table-cell>
          <table:table-cell table:formula="of:=&quot;sed -ne &quot;&amp;&quot;'&quot;&amp;[.C466]&amp;&quot;,&quot;&amp;[.D466]&amp;&quot;p' N_seriolae_KH_21_number &gt; &quot;&amp;[.A466]&amp;&quot;.part&quot;" office:value-type="string" office:string-value="sed -ne '129823,129827p' N_seriolae_KH_21_number &gt; 464.part" calcext:value-type="string">
            <text:p>sed -ne '129823,129827p' N_seriolae_KH_21_number &gt; 464.part</text:p>
          </table:table-cell>
        </table:table-row>
        <table:table-row table:style-name="ro1">
          <table:table-cell office:value-type="string" calcext:value-type="string">
            <text:p>465</text:p>
          </table:table-cell>
          <table:table-cell office:value-type="float" office:value="129828" calcext:value-type="float">
            <text:p>129828</text:p>
          </table:table-cell>
          <table:table-cell table:formula="of:=[.B467]" office:value-type="float" office:value="129828" calcext:value-type="float">
            <text:p>129828</text:p>
          </table:table-cell>
          <table:table-cell table:formula="of:=[.B468]-1" office:value-type="float" office:value="129832" calcext:value-type="float">
            <text:p>129832</text:p>
          </table:table-cell>
          <table:table-cell table:formula="of:=&quot;sed -ne &quot;&amp;&quot;'&quot;&amp;[.C467]&amp;&quot;,&quot;&amp;[.D467]&amp;&quot;p' N_seriolae_KH_21_number &gt; &quot;&amp;[.A467]&amp;&quot;.part&quot;" office:value-type="string" office:string-value="sed -ne '129828,129832p' N_seriolae_KH_21_number &gt; 465.part" calcext:value-type="string">
            <text:p>sed -ne '129828,129832p' N_seriolae_KH_21_number &gt; 465.part</text:p>
          </table:table-cell>
        </table:table-row>
        <table:table-row table:style-name="ro1">
          <table:table-cell office:value-type="string" calcext:value-type="string">
            <text:p>466</text:p>
          </table:table-cell>
          <table:table-cell office:value-type="float" office:value="129833" calcext:value-type="float">
            <text:p>129833</text:p>
          </table:table-cell>
          <table:table-cell table:formula="of:=[.B468]" office:value-type="float" office:value="129833" calcext:value-type="float">
            <text:p>129833</text:p>
          </table:table-cell>
          <table:table-cell table:formula="of:=[.B469]-1" office:value-type="float" office:value="129837" calcext:value-type="float">
            <text:p>129837</text:p>
          </table:table-cell>
          <table:table-cell table:formula="of:=&quot;sed -ne &quot;&amp;&quot;'&quot;&amp;[.C468]&amp;&quot;,&quot;&amp;[.D468]&amp;&quot;p' N_seriolae_KH_21_number &gt; &quot;&amp;[.A468]&amp;&quot;.part&quot;" office:value-type="string" office:string-value="sed -ne '129833,129837p' N_seriolae_KH_21_number &gt; 466.part" calcext:value-type="string">
            <text:p>sed -ne '129833,129837p' N_seriolae_KH_21_number &gt; 466.part</text:p>
          </table:table-cell>
        </table:table-row>
        <table:table-row table:style-name="ro1">
          <table:table-cell office:value-type="string" calcext:value-type="string">
            <text:p>467</text:p>
          </table:table-cell>
          <table:table-cell office:value-type="float" office:value="129838" calcext:value-type="float">
            <text:p>129838</text:p>
          </table:table-cell>
          <table:table-cell table:formula="of:=[.B469]" office:value-type="float" office:value="129838" calcext:value-type="float">
            <text:p>129838</text:p>
          </table:table-cell>
          <table:table-cell table:formula="of:=[.B470]-1" office:value-type="float" office:value="129842" calcext:value-type="float">
            <text:p>129842</text:p>
          </table:table-cell>
          <table:table-cell table:formula="of:=&quot;sed -ne &quot;&amp;&quot;'&quot;&amp;[.C469]&amp;&quot;,&quot;&amp;[.D469]&amp;&quot;p' N_seriolae_KH_21_number &gt; &quot;&amp;[.A469]&amp;&quot;.part&quot;" office:value-type="string" office:string-value="sed -ne '129838,129842p' N_seriolae_KH_21_number &gt; 467.part" calcext:value-type="string">
            <text:p>sed -ne '129838,129842p' N_seriolae_KH_21_number &gt; 467.part</text:p>
          </table:table-cell>
        </table:table-row>
        <table:table-row table:style-name="ro1">
          <table:table-cell office:value-type="string" calcext:value-type="string">
            <text:p>468</text:p>
          </table:table-cell>
          <table:table-cell office:value-type="float" office:value="129843" calcext:value-type="float">
            <text:p>129843</text:p>
          </table:table-cell>
          <table:table-cell table:formula="of:=[.B470]" office:value-type="float" office:value="129843" calcext:value-type="float">
            <text:p>129843</text:p>
          </table:table-cell>
          <table:table-cell table:formula="of:=[.B471]-1" office:value-type="float" office:value="129847" calcext:value-type="float">
            <text:p>129847</text:p>
          </table:table-cell>
          <table:table-cell table:formula="of:=&quot;sed -ne &quot;&amp;&quot;'&quot;&amp;[.C470]&amp;&quot;,&quot;&amp;[.D470]&amp;&quot;p' N_seriolae_KH_21_number &gt; &quot;&amp;[.A470]&amp;&quot;.part&quot;" office:value-type="string" office:string-value="sed -ne '129843,129847p' N_seriolae_KH_21_number &gt; 468.part" calcext:value-type="string">
            <text:p>sed -ne '129843,129847p' N_seriolae_KH_21_number &gt; 468.part</text:p>
          </table:table-cell>
        </table:table-row>
        <table:table-row table:style-name="ro1">
          <table:table-cell office:value-type="string" calcext:value-type="string">
            <text:p>469</text:p>
          </table:table-cell>
          <table:table-cell office:value-type="float" office:value="129848" calcext:value-type="float">
            <text:p>129848</text:p>
          </table:table-cell>
          <table:table-cell table:formula="of:=[.B471]" office:value-type="float" office:value="129848" calcext:value-type="float">
            <text:p>129848</text:p>
          </table:table-cell>
          <table:table-cell table:formula="of:=[.B472]-1" office:value-type="float" office:value="129852" calcext:value-type="float">
            <text:p>129852</text:p>
          </table:table-cell>
          <table:table-cell table:formula="of:=&quot;sed -ne &quot;&amp;&quot;'&quot;&amp;[.C471]&amp;&quot;,&quot;&amp;[.D471]&amp;&quot;p' N_seriolae_KH_21_number &gt; &quot;&amp;[.A471]&amp;&quot;.part&quot;" office:value-type="string" office:string-value="sed -ne '129848,129852p' N_seriolae_KH_21_number &gt; 469.part" calcext:value-type="string">
            <text:p>sed -ne '129848,129852p' N_seriolae_KH_21_number &gt; 469.part</text:p>
          </table:table-cell>
        </table:table-row>
        <table:table-row table:style-name="ro1">
          <table:table-cell office:value-type="string" calcext:value-type="string">
            <text:p>470</text:p>
          </table:table-cell>
          <table:table-cell office:value-type="float" office:value="129853" calcext:value-type="float">
            <text:p>129853</text:p>
          </table:table-cell>
          <table:table-cell table:formula="of:=[.B472]" office:value-type="float" office:value="129853" calcext:value-type="float">
            <text:p>129853</text:p>
          </table:table-cell>
          <table:table-cell table:formula="of:=[.B473]-1" office:value-type="float" office:value="129857" calcext:value-type="float">
            <text:p>129857</text:p>
          </table:table-cell>
          <table:table-cell table:formula="of:=&quot;sed -ne &quot;&amp;&quot;'&quot;&amp;[.C472]&amp;&quot;,&quot;&amp;[.D472]&amp;&quot;p' N_seriolae_KH_21_number &gt; &quot;&amp;[.A472]&amp;&quot;.part&quot;" office:value-type="string" office:string-value="sed -ne '129853,129857p' N_seriolae_KH_21_number &gt; 470.part" calcext:value-type="string">
            <text:p>sed -ne '129853,129857p' N_seriolae_KH_21_number &gt; 470.part</text:p>
          </table:table-cell>
        </table:table-row>
        <table:table-row table:style-name="ro1">
          <table:table-cell office:value-type="string" calcext:value-type="string">
            <text:p>471</text:p>
          </table:table-cell>
          <table:table-cell office:value-type="float" office:value="129858" calcext:value-type="float">
            <text:p>129858</text:p>
          </table:table-cell>
          <table:table-cell table:formula="of:=[.B473]" office:value-type="float" office:value="129858" calcext:value-type="float">
            <text:p>129858</text:p>
          </table:table-cell>
          <table:table-cell table:formula="of:=[.B474]-1" office:value-type="float" office:value="129862" calcext:value-type="float">
            <text:p>129862</text:p>
          </table:table-cell>
          <table:table-cell table:formula="of:=&quot;sed -ne &quot;&amp;&quot;'&quot;&amp;[.C473]&amp;&quot;,&quot;&amp;[.D473]&amp;&quot;p' N_seriolae_KH_21_number &gt; &quot;&amp;[.A473]&amp;&quot;.part&quot;" office:value-type="string" office:string-value="sed -ne '129858,129862p' N_seriolae_KH_21_number &gt; 471.part" calcext:value-type="string">
            <text:p>sed -ne '129858,129862p' N_seriolae_KH_21_number &gt; 471.part</text:p>
          </table:table-cell>
        </table:table-row>
        <table:table-row table:style-name="ro1">
          <table:table-cell office:value-type="string" calcext:value-type="string">
            <text:p>472</text:p>
          </table:table-cell>
          <table:table-cell office:value-type="float" office:value="129863" calcext:value-type="float">
            <text:p>129863</text:p>
          </table:table-cell>
          <table:table-cell table:formula="of:=[.B474]" office:value-type="float" office:value="129863" calcext:value-type="float">
            <text:p>129863</text:p>
          </table:table-cell>
          <table:table-cell table:formula="of:=[.B475]-1" office:value-type="float" office:value="129867" calcext:value-type="float">
            <text:p>129867</text:p>
          </table:table-cell>
          <table:table-cell table:formula="of:=&quot;sed -ne &quot;&amp;&quot;'&quot;&amp;[.C474]&amp;&quot;,&quot;&amp;[.D474]&amp;&quot;p' N_seriolae_KH_21_number &gt; &quot;&amp;[.A474]&amp;&quot;.part&quot;" office:value-type="string" office:string-value="sed -ne '129863,129867p' N_seriolae_KH_21_number &gt; 472.part" calcext:value-type="string">
            <text:p>sed -ne '129863,129867p' N_seriolae_KH_21_number &gt; 472.part</text:p>
          </table:table-cell>
        </table:table-row>
        <table:table-row table:style-name="ro1">
          <table:table-cell office:value-type="string" calcext:value-type="string">
            <text:p>473</text:p>
          </table:table-cell>
          <table:table-cell office:value-type="float" office:value="129868" calcext:value-type="float">
            <text:p>129868</text:p>
          </table:table-cell>
          <table:table-cell table:formula="of:=[.B475]" office:value-type="float" office:value="129868" calcext:value-type="float">
            <text:p>129868</text:p>
          </table:table-cell>
          <table:table-cell table:formula="of:=[.B476]-1" office:value-type="float" office:value="129872" calcext:value-type="float">
            <text:p>129872</text:p>
          </table:table-cell>
          <table:table-cell table:formula="of:=&quot;sed -ne &quot;&amp;&quot;'&quot;&amp;[.C475]&amp;&quot;,&quot;&amp;[.D475]&amp;&quot;p' N_seriolae_KH_21_number &gt; &quot;&amp;[.A475]&amp;&quot;.part&quot;" office:value-type="string" office:string-value="sed -ne '129868,129872p' N_seriolae_KH_21_number &gt; 473.part" calcext:value-type="string">
            <text:p>sed -ne '129868,129872p' N_seriolae_KH_21_number &gt; 473.part</text:p>
          </table:table-cell>
        </table:table-row>
        <table:table-row table:style-name="ro1">
          <table:table-cell office:value-type="string" calcext:value-type="string">
            <text:p>474</text:p>
          </table:table-cell>
          <table:table-cell office:value-type="float" office:value="129873" calcext:value-type="float">
            <text:p>129873</text:p>
          </table:table-cell>
          <table:table-cell table:formula="of:=[.B476]" office:value-type="float" office:value="129873" calcext:value-type="float">
            <text:p>129873</text:p>
          </table:table-cell>
          <table:table-cell table:formula="of:=[.B477]-1" office:value-type="float" office:value="129877" calcext:value-type="float">
            <text:p>129877</text:p>
          </table:table-cell>
          <table:table-cell table:formula="of:=&quot;sed -ne &quot;&amp;&quot;'&quot;&amp;[.C476]&amp;&quot;,&quot;&amp;[.D476]&amp;&quot;p' N_seriolae_KH_21_number &gt; &quot;&amp;[.A476]&amp;&quot;.part&quot;" office:value-type="string" office:string-value="sed -ne '129873,129877p' N_seriolae_KH_21_number &gt; 474.part" calcext:value-type="string">
            <text:p>sed -ne '129873,129877p' N_seriolae_KH_21_number &gt; 474.part</text:p>
          </table:table-cell>
        </table:table-row>
        <table:table-row table:style-name="ro1">
          <table:table-cell office:value-type="string" calcext:value-type="string">
            <text:p>475</text:p>
          </table:table-cell>
          <table:table-cell office:value-type="float" office:value="129878" calcext:value-type="float">
            <text:p>129878</text:p>
          </table:table-cell>
          <table:table-cell table:formula="of:=[.B477]" office:value-type="float" office:value="129878" calcext:value-type="float">
            <text:p>129878</text:p>
          </table:table-cell>
          <table:table-cell table:formula="of:=[.B478]-1" office:value-type="float" office:value="129882" calcext:value-type="float">
            <text:p>129882</text:p>
          </table:table-cell>
          <table:table-cell table:formula="of:=&quot;sed -ne &quot;&amp;&quot;'&quot;&amp;[.C477]&amp;&quot;,&quot;&amp;[.D477]&amp;&quot;p' N_seriolae_KH_21_number &gt; &quot;&amp;[.A477]&amp;&quot;.part&quot;" office:value-type="string" office:string-value="sed -ne '129878,129882p' N_seriolae_KH_21_number &gt; 475.part" calcext:value-type="string">
            <text:p>sed -ne '129878,129882p' N_seriolae_KH_21_number &gt; 475.part</text:p>
          </table:table-cell>
        </table:table-row>
        <table:table-row table:style-name="ro1">
          <table:table-cell office:value-type="string" calcext:value-type="string">
            <text:p>476</text:p>
          </table:table-cell>
          <table:table-cell office:value-type="float" office:value="129883" calcext:value-type="float">
            <text:p>129883</text:p>
          </table:table-cell>
          <table:table-cell table:formula="of:=[.B478]" office:value-type="float" office:value="129883" calcext:value-type="float">
            <text:p>129883</text:p>
          </table:table-cell>
          <table:table-cell table:formula="of:=[.B479]-1" office:value-type="float" office:value="129887" calcext:value-type="float">
            <text:p>129887</text:p>
          </table:table-cell>
          <table:table-cell table:formula="of:=&quot;sed -ne &quot;&amp;&quot;'&quot;&amp;[.C478]&amp;&quot;,&quot;&amp;[.D478]&amp;&quot;p' N_seriolae_KH_21_number &gt; &quot;&amp;[.A478]&amp;&quot;.part&quot;" office:value-type="string" office:string-value="sed -ne '129883,129887p' N_seriolae_KH_21_number &gt; 476.part" calcext:value-type="string">
            <text:p>sed -ne '129883,129887p' N_seriolae_KH_21_number &gt; 476.part</text:p>
          </table:table-cell>
        </table:table-row>
        <table:table-row table:style-name="ro1">
          <table:table-cell office:value-type="string" calcext:value-type="string">
            <text:p>477</text:p>
          </table:table-cell>
          <table:table-cell office:value-type="float" office:value="129888" calcext:value-type="float">
            <text:p>129888</text:p>
          </table:table-cell>
          <table:table-cell table:formula="of:=[.B479]" office:value-type="float" office:value="129888" calcext:value-type="float">
            <text:p>129888</text:p>
          </table:table-cell>
          <table:table-cell table:formula="of:=[.B480]-1" office:value-type="float" office:value="129892" calcext:value-type="float">
            <text:p>129892</text:p>
          </table:table-cell>
          <table:table-cell table:formula="of:=&quot;sed -ne &quot;&amp;&quot;'&quot;&amp;[.C479]&amp;&quot;,&quot;&amp;[.D479]&amp;&quot;p' N_seriolae_KH_21_number &gt; &quot;&amp;[.A479]&amp;&quot;.part&quot;" office:value-type="string" office:string-value="sed -ne '129888,129892p' N_seriolae_KH_21_number &gt; 477.part" calcext:value-type="string">
            <text:p>sed -ne '129888,129892p' N_seriolae_KH_21_number &gt; 477.part</text:p>
          </table:table-cell>
        </table:table-row>
        <table:table-row table:style-name="ro1">
          <table:table-cell office:value-type="string" calcext:value-type="string">
            <text:p>478</text:p>
          </table:table-cell>
          <table:table-cell office:value-type="float" office:value="129893" calcext:value-type="float">
            <text:p>129893</text:p>
          </table:table-cell>
          <table:table-cell table:formula="of:=[.B480]" office:value-type="float" office:value="129893" calcext:value-type="float">
            <text:p>129893</text:p>
          </table:table-cell>
          <table:table-cell table:formula="of:=[.B481]-1" office:value-type="float" office:value="129897" calcext:value-type="float">
            <text:p>129897</text:p>
          </table:table-cell>
          <table:table-cell table:formula="of:=&quot;sed -ne &quot;&amp;&quot;'&quot;&amp;[.C480]&amp;&quot;,&quot;&amp;[.D480]&amp;&quot;p' N_seriolae_KH_21_number &gt; &quot;&amp;[.A480]&amp;&quot;.part&quot;" office:value-type="string" office:string-value="sed -ne '129893,129897p' N_seriolae_KH_21_number &gt; 478.part" calcext:value-type="string">
            <text:p>sed -ne '129893,129897p' N_seriolae_KH_21_number &gt; 478.part</text:p>
          </table:table-cell>
        </table:table-row>
        <table:table-row table:style-name="ro1">
          <table:table-cell office:value-type="string" calcext:value-type="string">
            <text:p>479</text:p>
          </table:table-cell>
          <table:table-cell office:value-type="float" office:value="129898" calcext:value-type="float">
            <text:p>129898</text:p>
          </table:table-cell>
          <table:table-cell table:formula="of:=[.B481]" office:value-type="float" office:value="129898" calcext:value-type="float">
            <text:p>129898</text:p>
          </table:table-cell>
          <table:table-cell table:formula="of:=[.B482]-1" office:value-type="float" office:value="129902" calcext:value-type="float">
            <text:p>129902</text:p>
          </table:table-cell>
          <table:table-cell table:formula="of:=&quot;sed -ne &quot;&amp;&quot;'&quot;&amp;[.C481]&amp;&quot;,&quot;&amp;[.D481]&amp;&quot;p' N_seriolae_KH_21_number &gt; &quot;&amp;[.A481]&amp;&quot;.part&quot;" office:value-type="string" office:string-value="sed -ne '129898,129902p' N_seriolae_KH_21_number &gt; 479.part" calcext:value-type="string">
            <text:p>sed -ne '129898,129902p' N_seriolae_KH_21_number &gt; 479.part</text:p>
          </table:table-cell>
        </table:table-row>
        <table:table-row table:style-name="ro1">
          <table:table-cell office:value-type="string" calcext:value-type="string">
            <text:p>480</text:p>
          </table:table-cell>
          <table:table-cell office:value-type="float" office:value="129903" calcext:value-type="float">
            <text:p>129903</text:p>
          </table:table-cell>
          <table:table-cell table:formula="of:=[.B482]" office:value-type="float" office:value="129903" calcext:value-type="float">
            <text:p>129903</text:p>
          </table:table-cell>
          <table:table-cell table:formula="of:=[.B483]-1" office:value-type="float" office:value="129907" calcext:value-type="float">
            <text:p>129907</text:p>
          </table:table-cell>
          <table:table-cell table:formula="of:=&quot;sed -ne &quot;&amp;&quot;'&quot;&amp;[.C482]&amp;&quot;,&quot;&amp;[.D482]&amp;&quot;p' N_seriolae_KH_21_number &gt; &quot;&amp;[.A482]&amp;&quot;.part&quot;" office:value-type="string" office:string-value="sed -ne '129903,129907p' N_seriolae_KH_21_number &gt; 480.part" calcext:value-type="string">
            <text:p>sed -ne '129903,129907p' N_seriolae_KH_21_number &gt; 480.part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float" office:value="129908" calcext:value-type="float">
            <text:p>129908</text:p>
          </table:table-cell>
          <table:table-cell table:formula="of:=[.B483]" office:value-type="float" office:value="129908" calcext:value-type="float">
            <text:p>129908</text:p>
          </table:table-cell>
          <table:table-cell table:formula="of:=[.B484]-1" office:value-type="float" office:value="129912" calcext:value-type="float">
            <text:p>129912</text:p>
          </table:table-cell>
          <table:table-cell table:formula="of:=&quot;sed -ne &quot;&amp;&quot;'&quot;&amp;[.C483]&amp;&quot;,&quot;&amp;[.D483]&amp;&quot;p' N_seriolae_KH_21_number &gt; &quot;&amp;[.A483]&amp;&quot;.part&quot;" office:value-type="string" office:string-value="sed -ne '129908,129912p' N_seriolae_KH_21_number &gt; 481.part" calcext:value-type="string">
            <text:p>sed -ne '129908,129912p' N_seriolae_KH_21_number &gt; 481.part</text:p>
          </table:table-cell>
        </table:table-row>
        <table:table-row table:style-name="ro1">
          <table:table-cell office:value-type="string" calcext:value-type="string">
            <text:p>482</text:p>
          </table:table-cell>
          <table:table-cell office:value-type="float" office:value="129913" calcext:value-type="float">
            <text:p>129913</text:p>
          </table:table-cell>
          <table:table-cell table:formula="of:=[.B484]" office:value-type="float" office:value="129913" calcext:value-type="float">
            <text:p>129913</text:p>
          </table:table-cell>
          <table:table-cell table:formula="of:=[.B485]-1" office:value-type="float" office:value="129917" calcext:value-type="float">
            <text:p>129917</text:p>
          </table:table-cell>
          <table:table-cell table:formula="of:=&quot;sed -ne &quot;&amp;&quot;'&quot;&amp;[.C484]&amp;&quot;,&quot;&amp;[.D484]&amp;&quot;p' N_seriolae_KH_21_number &gt; &quot;&amp;[.A484]&amp;&quot;.part&quot;" office:value-type="string" office:string-value="sed -ne '129913,129917p' N_seriolae_KH_21_number &gt; 482.part" calcext:value-type="string">
            <text:p>sed -ne '129913,129917p' N_seriolae_KH_21_number &gt; 482.part</text:p>
          </table:table-cell>
        </table:table-row>
        <table:table-row table:style-name="ro1">
          <table:table-cell office:value-type="string" calcext:value-type="string">
            <text:p>483</text:p>
          </table:table-cell>
          <table:table-cell office:value-type="float" office:value="129918" calcext:value-type="float">
            <text:p>129918</text:p>
          </table:table-cell>
          <table:table-cell table:formula="of:=[.B485]" office:value-type="float" office:value="129918" calcext:value-type="float">
            <text:p>129918</text:p>
          </table:table-cell>
          <table:table-cell table:formula="of:=[.B486]-1" office:value-type="float" office:value="129922" calcext:value-type="float">
            <text:p>129922</text:p>
          </table:table-cell>
          <table:table-cell table:formula="of:=&quot;sed -ne &quot;&amp;&quot;'&quot;&amp;[.C485]&amp;&quot;,&quot;&amp;[.D485]&amp;&quot;p' N_seriolae_KH_21_number &gt; &quot;&amp;[.A485]&amp;&quot;.part&quot;" office:value-type="string" office:string-value="sed -ne '129918,129922p' N_seriolae_KH_21_number &gt; 483.part" calcext:value-type="string">
            <text:p>sed -ne '129918,129922p' N_seriolae_KH_21_number &gt; 483.part</text:p>
          </table:table-cell>
        </table:table-row>
        <table:table-row table:style-name="ro1">
          <table:table-cell office:value-type="string" calcext:value-type="string">
            <text:p>484</text:p>
          </table:table-cell>
          <table:table-cell office:value-type="float" office:value="129923" calcext:value-type="float">
            <text:p>129923</text:p>
          </table:table-cell>
          <table:table-cell table:formula="of:=[.B486]" office:value-type="float" office:value="129923" calcext:value-type="float">
            <text:p>129923</text:p>
          </table:table-cell>
          <table:table-cell table:formula="of:=[.B487]-1" office:value-type="float" office:value="129927" calcext:value-type="float">
            <text:p>129927</text:p>
          </table:table-cell>
          <table:table-cell table:formula="of:=&quot;sed -ne &quot;&amp;&quot;'&quot;&amp;[.C486]&amp;&quot;,&quot;&amp;[.D486]&amp;&quot;p' N_seriolae_KH_21_number &gt; &quot;&amp;[.A486]&amp;&quot;.part&quot;" office:value-type="string" office:string-value="sed -ne '129923,129927p' N_seriolae_KH_21_number &gt; 484.part" calcext:value-type="string">
            <text:p>sed -ne '129923,129927p' N_seriolae_KH_21_number &gt; 484.part</text:p>
          </table:table-cell>
        </table:table-row>
        <table:table-row table:style-name="ro1">
          <table:table-cell office:value-type="string" calcext:value-type="string">
            <text:p>485</text:p>
          </table:table-cell>
          <table:table-cell office:value-type="float" office:value="129928" calcext:value-type="float">
            <text:p>129928</text:p>
          </table:table-cell>
          <table:table-cell table:formula="of:=[.B487]" office:value-type="float" office:value="129928" calcext:value-type="float">
            <text:p>129928</text:p>
          </table:table-cell>
          <table:table-cell table:formula="of:=[.B488]-1" office:value-type="float" office:value="129932" calcext:value-type="float">
            <text:p>129932</text:p>
          </table:table-cell>
          <table:table-cell table:formula="of:=&quot;sed -ne &quot;&amp;&quot;'&quot;&amp;[.C487]&amp;&quot;,&quot;&amp;[.D487]&amp;&quot;p' N_seriolae_KH_21_number &gt; &quot;&amp;[.A487]&amp;&quot;.part&quot;" office:value-type="string" office:string-value="sed -ne '129928,129932p' N_seriolae_KH_21_number &gt; 485.part" calcext:value-type="string">
            <text:p>sed -ne '129928,129932p' N_seriolae_KH_21_number &gt; 485.part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float" office:value="129933" calcext:value-type="float">
            <text:p>129933</text:p>
          </table:table-cell>
          <table:table-cell table:formula="of:=[.B488]" office:value-type="float" office:value="129933" calcext:value-type="float">
            <text:p>129933</text:p>
          </table:table-cell>
          <table:table-cell table:formula="of:=[.B489]-1" office:value-type="float" office:value="129937" calcext:value-type="float">
            <text:p>129937</text:p>
          </table:table-cell>
          <table:table-cell table:formula="of:=&quot;sed -ne &quot;&amp;&quot;'&quot;&amp;[.C488]&amp;&quot;,&quot;&amp;[.D488]&amp;&quot;p' N_seriolae_KH_21_number &gt; &quot;&amp;[.A488]&amp;&quot;.part&quot;" office:value-type="string" office:string-value="sed -ne '129933,129937p' N_seriolae_KH_21_number &gt; 486.part" calcext:value-type="string">
            <text:p>sed -ne '129933,129937p' N_seriolae_KH_21_number &gt; 486.part</text:p>
          </table:table-cell>
        </table:table-row>
        <table:table-row table:style-name="ro1">
          <table:table-cell office:value-type="string" calcext:value-type="string">
            <text:p>487</text:p>
          </table:table-cell>
          <table:table-cell office:value-type="float" office:value="129938" calcext:value-type="float">
            <text:p>129938</text:p>
          </table:table-cell>
          <table:table-cell table:formula="of:=[.B489]" office:value-type="float" office:value="129938" calcext:value-type="float">
            <text:p>129938</text:p>
          </table:table-cell>
          <table:table-cell table:formula="of:=[.B490]-1" office:value-type="float" office:value="129942" calcext:value-type="float">
            <text:p>129942</text:p>
          </table:table-cell>
          <table:table-cell table:formula="of:=&quot;sed -ne &quot;&amp;&quot;'&quot;&amp;[.C489]&amp;&quot;,&quot;&amp;[.D489]&amp;&quot;p' N_seriolae_KH_21_number &gt; &quot;&amp;[.A489]&amp;&quot;.part&quot;" office:value-type="string" office:string-value="sed -ne '129938,129942p' N_seriolae_KH_21_number &gt; 487.part" calcext:value-type="string">
            <text:p>sed -ne '129938,129942p' N_seriolae_KH_21_number &gt; 487.part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float" office:value="129943" calcext:value-type="float">
            <text:p>129943</text:p>
          </table:table-cell>
          <table:table-cell table:formula="of:=[.B490]" office:value-type="float" office:value="129943" calcext:value-type="float">
            <text:p>129943</text:p>
          </table:table-cell>
          <table:table-cell table:formula="of:=[.B491]-1" office:value-type="float" office:value="129947" calcext:value-type="float">
            <text:p>129947</text:p>
          </table:table-cell>
          <table:table-cell table:formula="of:=&quot;sed -ne &quot;&amp;&quot;'&quot;&amp;[.C490]&amp;&quot;,&quot;&amp;[.D490]&amp;&quot;p' N_seriolae_KH_21_number &gt; &quot;&amp;[.A490]&amp;&quot;.part&quot;" office:value-type="string" office:string-value="sed -ne '129943,129947p' N_seriolae_KH_21_number &gt; 488.part" calcext:value-type="string">
            <text:p>sed -ne '129943,129947p' N_seriolae_KH_21_number &gt; 488.part</text:p>
          </table:table-cell>
        </table:table-row>
        <table:table-row table:style-name="ro1">
          <table:table-cell office:value-type="string" calcext:value-type="string">
            <text:p>489</text:p>
          </table:table-cell>
          <table:table-cell office:value-type="float" office:value="129948" calcext:value-type="float">
            <text:p>129948</text:p>
          </table:table-cell>
          <table:table-cell table:formula="of:=[.B491]" office:value-type="float" office:value="129948" calcext:value-type="float">
            <text:p>129948</text:p>
          </table:table-cell>
          <table:table-cell table:formula="of:=[.B492]-1" office:value-type="float" office:value="129952" calcext:value-type="float">
            <text:p>129952</text:p>
          </table:table-cell>
          <table:table-cell table:formula="of:=&quot;sed -ne &quot;&amp;&quot;'&quot;&amp;[.C491]&amp;&quot;,&quot;&amp;[.D491]&amp;&quot;p' N_seriolae_KH_21_number &gt; &quot;&amp;[.A491]&amp;&quot;.part&quot;" office:value-type="string" office:string-value="sed -ne '129948,129952p' N_seriolae_KH_21_number &gt; 489.part" calcext:value-type="string">
            <text:p>sed -ne '129948,129952p' N_seriolae_KH_21_number &gt; 489.part</text:p>
          </table:table-cell>
        </table:table-row>
        <table:table-row table:style-name="ro1">
          <table:table-cell office:value-type="string" calcext:value-type="string">
            <text:p>490</text:p>
          </table:table-cell>
          <table:table-cell office:value-type="float" office:value="129953" calcext:value-type="float">
            <text:p>129953</text:p>
          </table:table-cell>
          <table:table-cell table:formula="of:=[.B492]" office:value-type="float" office:value="129953" calcext:value-type="float">
            <text:p>129953</text:p>
          </table:table-cell>
          <table:table-cell table:formula="of:=[.B493]-1" office:value-type="float" office:value="129957" calcext:value-type="float">
            <text:p>129957</text:p>
          </table:table-cell>
          <table:table-cell table:formula="of:=&quot;sed -ne &quot;&amp;&quot;'&quot;&amp;[.C492]&amp;&quot;,&quot;&amp;[.D492]&amp;&quot;p' N_seriolae_KH_21_number &gt; &quot;&amp;[.A492]&amp;&quot;.part&quot;" office:value-type="string" office:string-value="sed -ne '129953,129957p' N_seriolae_KH_21_number &gt; 490.part" calcext:value-type="string">
            <text:p>sed -ne '129953,129957p' N_seriolae_KH_21_number &gt; 490.part</text:p>
          </table:table-cell>
        </table:table-row>
        <table:table-row table:style-name="ro1">
          <table:table-cell office:value-type="string" calcext:value-type="string">
            <text:p>491</text:p>
          </table:table-cell>
          <table:table-cell office:value-type="float" office:value="129958" calcext:value-type="float">
            <text:p>129958</text:p>
          </table:table-cell>
          <table:table-cell table:formula="of:=[.B493]" office:value-type="float" office:value="129958" calcext:value-type="float">
            <text:p>129958</text:p>
          </table:table-cell>
          <table:table-cell table:formula="of:=[.B494]-1" office:value-type="float" office:value="129962" calcext:value-type="float">
            <text:p>129962</text:p>
          </table:table-cell>
          <table:table-cell table:formula="of:=&quot;sed -ne &quot;&amp;&quot;'&quot;&amp;[.C493]&amp;&quot;,&quot;&amp;[.D493]&amp;&quot;p' N_seriolae_KH_21_number &gt; &quot;&amp;[.A493]&amp;&quot;.part&quot;" office:value-type="string" office:string-value="sed -ne '129958,129962p' N_seriolae_KH_21_number &gt; 491.part" calcext:value-type="string">
            <text:p>sed -ne '129958,129962p' N_seriolae_KH_21_number &gt; 491.part</text:p>
          </table:table-cell>
        </table:table-row>
        <table:table-row table:style-name="ro1">
          <table:table-cell office:value-type="string" calcext:value-type="string">
            <text:p>492</text:p>
          </table:table-cell>
          <table:table-cell office:value-type="float" office:value="129963" calcext:value-type="float">
            <text:p>129963</text:p>
          </table:table-cell>
          <table:table-cell table:formula="of:=[.B494]" office:value-type="float" office:value="129963" calcext:value-type="float">
            <text:p>129963</text:p>
          </table:table-cell>
          <table:table-cell table:formula="of:=[.B495]-1" office:value-type="float" office:value="129967" calcext:value-type="float">
            <text:p>129967</text:p>
          </table:table-cell>
          <table:table-cell table:formula="of:=&quot;sed -ne &quot;&amp;&quot;'&quot;&amp;[.C494]&amp;&quot;,&quot;&amp;[.D494]&amp;&quot;p' N_seriolae_KH_21_number &gt; &quot;&amp;[.A494]&amp;&quot;.part&quot;" office:value-type="string" office:string-value="sed -ne '129963,129967p' N_seriolae_KH_21_number &gt; 492.part" calcext:value-type="string">
            <text:p>sed -ne '129963,129967p' N_seriolae_KH_21_number &gt; 492.part</text:p>
          </table:table-cell>
        </table:table-row>
        <table:table-row table:style-name="ro1">
          <table:table-cell office:value-type="string" calcext:value-type="string">
            <text:p>493</text:p>
          </table:table-cell>
          <table:table-cell office:value-type="float" office:value="129968" calcext:value-type="float">
            <text:p>129968</text:p>
          </table:table-cell>
          <table:table-cell table:formula="of:=[.B495]" office:value-type="float" office:value="129968" calcext:value-type="float">
            <text:p>129968</text:p>
          </table:table-cell>
          <table:table-cell table:formula="of:=[.B496]-1" office:value-type="float" office:value="129972" calcext:value-type="float">
            <text:p>129972</text:p>
          </table:table-cell>
          <table:table-cell table:formula="of:=&quot;sed -ne &quot;&amp;&quot;'&quot;&amp;[.C495]&amp;&quot;,&quot;&amp;[.D495]&amp;&quot;p' N_seriolae_KH_21_number &gt; &quot;&amp;[.A495]&amp;&quot;.part&quot;" office:value-type="string" office:string-value="sed -ne '129968,129972p' N_seriolae_KH_21_number &gt; 493.part" calcext:value-type="string">
            <text:p>sed -ne '129968,129972p' N_seriolae_KH_21_number &gt; 493.part</text:p>
          </table:table-cell>
        </table:table-row>
        <table:table-row table:style-name="ro1">
          <table:table-cell office:value-type="string" calcext:value-type="string">
            <text:p>494</text:p>
          </table:table-cell>
          <table:table-cell office:value-type="float" office:value="129973" calcext:value-type="float">
            <text:p>129973</text:p>
          </table:table-cell>
          <table:table-cell table:formula="of:=[.B496]" office:value-type="float" office:value="129973" calcext:value-type="float">
            <text:p>129973</text:p>
          </table:table-cell>
          <table:table-cell table:formula="of:=[.B497]-1" office:value-type="float" office:value="129977" calcext:value-type="float">
            <text:p>129977</text:p>
          </table:table-cell>
          <table:table-cell table:formula="of:=&quot;sed -ne &quot;&amp;&quot;'&quot;&amp;[.C496]&amp;&quot;,&quot;&amp;[.D496]&amp;&quot;p' N_seriolae_KH_21_number &gt; &quot;&amp;[.A496]&amp;&quot;.part&quot;" office:value-type="string" office:string-value="sed -ne '129973,129977p' N_seriolae_KH_21_number &gt; 494.part" calcext:value-type="string">
            <text:p>sed -ne '129973,129977p' N_seriolae_KH_21_number &gt; 494.part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office:value-type="float" office:value="129978" calcext:value-type="float">
            <text:p>129978</text:p>
          </table:table-cell>
          <table:table-cell table:formula="of:=[.B497]" office:value-type="float" office:value="129978" calcext:value-type="float">
            <text:p>129978</text:p>
          </table:table-cell>
          <table:table-cell table:formula="of:=[.B498]-1" office:value-type="float" office:value="129982" calcext:value-type="float">
            <text:p>129982</text:p>
          </table:table-cell>
          <table:table-cell table:formula="of:=&quot;sed -ne &quot;&amp;&quot;'&quot;&amp;[.C497]&amp;&quot;,&quot;&amp;[.D497]&amp;&quot;p' N_seriolae_KH_21_number &gt; &quot;&amp;[.A497]&amp;&quot;.part&quot;" office:value-type="string" office:string-value="sed -ne '129978,129982p' N_seriolae_KH_21_number &gt; 495.part" calcext:value-type="string">
            <text:p>sed -ne '129978,129982p' N_seriolae_KH_21_number &gt; 495.part</text:p>
          </table:table-cell>
        </table:table-row>
        <table:table-row table:style-name="ro1">
          <table:table-cell office:value-type="string" calcext:value-type="string">
            <text:p>496</text:p>
          </table:table-cell>
          <table:table-cell office:value-type="float" office:value="129983" calcext:value-type="float">
            <text:p>129983</text:p>
          </table:table-cell>
          <table:table-cell table:formula="of:=[.B498]" office:value-type="float" office:value="129983" calcext:value-type="float">
            <text:p>129983</text:p>
          </table:table-cell>
          <table:table-cell table:formula="of:=[.B499]-1" office:value-type="float" office:value="129987" calcext:value-type="float">
            <text:p>129987</text:p>
          </table:table-cell>
          <table:table-cell table:formula="of:=&quot;sed -ne &quot;&amp;&quot;'&quot;&amp;[.C498]&amp;&quot;,&quot;&amp;[.D498]&amp;&quot;p' N_seriolae_KH_21_number &gt; &quot;&amp;[.A498]&amp;&quot;.part&quot;" office:value-type="string" office:string-value="sed -ne '129983,129987p' N_seriolae_KH_21_number &gt; 496.part" calcext:value-type="string">
            <text:p>sed -ne '129983,129987p' N_seriolae_KH_21_number &gt; 496.part</text:p>
          </table:table-cell>
        </table:table-row>
        <table:table-row table:style-name="ro1">
          <table:table-cell office:value-type="string" calcext:value-type="string">
            <text:p>497</text:p>
          </table:table-cell>
          <table:table-cell office:value-type="float" office:value="129988" calcext:value-type="float">
            <text:p>129988</text:p>
          </table:table-cell>
          <table:table-cell table:formula="of:=[.B499]" office:value-type="float" office:value="129988" calcext:value-type="float">
            <text:p>129988</text:p>
          </table:table-cell>
          <table:table-cell table:formula="of:=[.B500]-1" office:value-type="float" office:value="129992" calcext:value-type="float">
            <text:p>129992</text:p>
          </table:table-cell>
          <table:table-cell table:formula="of:=&quot;sed -ne &quot;&amp;&quot;'&quot;&amp;[.C499]&amp;&quot;,&quot;&amp;[.D499]&amp;&quot;p' N_seriolae_KH_21_number &gt; &quot;&amp;[.A499]&amp;&quot;.part&quot;" office:value-type="string" office:string-value="sed -ne '129988,129992p' N_seriolae_KH_21_number &gt; 497.part" calcext:value-type="string">
            <text:p>sed -ne '129988,129992p' N_seriolae_KH_21_number &gt; 497.part</text:p>
          </table:table-cell>
        </table:table-row>
        <table:table-row table:style-name="ro1">
          <table:table-cell office:value-type="string" calcext:value-type="string">
            <text:p>498</text:p>
          </table:table-cell>
          <table:table-cell office:value-type="float" office:value="129993" calcext:value-type="float">
            <text:p>129993</text:p>
          </table:table-cell>
          <table:table-cell table:formula="of:=[.B500]" office:value-type="float" office:value="129993" calcext:value-type="float">
            <text:p>129993</text:p>
          </table:table-cell>
          <table:table-cell table:formula="of:=[.B501]-1" office:value-type="float" office:value="129997" calcext:value-type="float">
            <text:p>129997</text:p>
          </table:table-cell>
          <table:table-cell table:formula="of:=&quot;sed -ne &quot;&amp;&quot;'&quot;&amp;[.C500]&amp;&quot;,&quot;&amp;[.D500]&amp;&quot;p' N_seriolae_KH_21_number &gt; &quot;&amp;[.A500]&amp;&quot;.part&quot;" office:value-type="string" office:string-value="sed -ne '129993,129997p' N_seriolae_KH_21_number &gt; 498.part" calcext:value-type="string">
            <text:p>sed -ne '129993,129997p' N_seriolae_KH_21_number &gt; 498.part</text:p>
          </table:table-cell>
        </table:table-row>
        <table:table-row table:style-name="ro1">
          <table:table-cell office:value-type="string" calcext:value-type="string">
            <text:p>499</text:p>
          </table:table-cell>
          <table:table-cell office:value-type="float" office:value="129998" calcext:value-type="float">
            <text:p>129998</text:p>
          </table:table-cell>
          <table:table-cell table:formula="of:=[.B501]" office:value-type="float" office:value="129998" calcext:value-type="float">
            <text:p>129998</text:p>
          </table:table-cell>
          <table:table-cell table:formula="of:=[.B502]-1" office:value-type="float" office:value="130002" calcext:value-type="float">
            <text:p>130002</text:p>
          </table:table-cell>
          <table:table-cell table:formula="of:=&quot;sed -ne &quot;&amp;&quot;'&quot;&amp;[.C501]&amp;&quot;,&quot;&amp;[.D501]&amp;&quot;p' N_seriolae_KH_21_number &gt; &quot;&amp;[.A501]&amp;&quot;.part&quot;" office:value-type="string" office:string-value="sed -ne '129998,130002p' N_seriolae_KH_21_number &gt; 499.part" calcext:value-type="string">
            <text:p>sed -ne '129998,130002p' N_seriolae_KH_21_number &gt; 499.part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30003" calcext:value-type="float">
            <text:p>130003</text:p>
          </table:table-cell>
          <table:table-cell table:formula="of:=[.B502]" office:value-type="float" office:value="130003" calcext:value-type="float">
            <text:p>130003</text:p>
          </table:table-cell>
          <table:table-cell table:formula="of:=[.B503]-1" office:value-type="float" office:value="130007" calcext:value-type="float">
            <text:p>130007</text:p>
          </table:table-cell>
          <table:table-cell table:formula="of:=&quot;sed -ne &quot;&amp;&quot;'&quot;&amp;[.C502]&amp;&quot;,&quot;&amp;[.D502]&amp;&quot;p' N_seriolae_KH_21_number &gt; &quot;&amp;[.A502]&amp;&quot;.part&quot;" office:value-type="string" office:string-value="sed -ne '130003,130007p' N_seriolae_KH_21_number &gt; 500.part" calcext:value-type="string">
            <text:p>sed -ne '130003,130007p' N_seriolae_KH_21_number &gt; 500.part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130008" calcext:value-type="float">
            <text:p>130008</text:p>
          </table:table-cell>
          <table:table-cell table:formula="of:=[.B503]" office:value-type="float" office:value="130008" calcext:value-type="float">
            <text:p>130008</text:p>
          </table:table-cell>
          <table:table-cell table:formula="of:=[.B504]-1" office:value-type="float" office:value="130012" calcext:value-type="float">
            <text:p>130012</text:p>
          </table:table-cell>
          <table:table-cell table:formula="of:=&quot;sed -ne &quot;&amp;&quot;'&quot;&amp;[.C503]&amp;&quot;,&quot;&amp;[.D503]&amp;&quot;p' N_seriolae_KH_21_number &gt; &quot;&amp;[.A503]&amp;&quot;.part&quot;" office:value-type="string" office:string-value="sed -ne '130008,130012p' N_seriolae_KH_21_number &gt; 501.part" calcext:value-type="string">
            <text:p>sed -ne '130008,130012p' N_seriolae_KH_21_number &gt; 501.part</text:p>
          </table:table-cell>
        </table:table-row>
        <table:table-row table:style-name="ro1">
          <table:table-cell office:value-type="string" calcext:value-type="string">
            <text:p>502</text:p>
          </table:table-cell>
          <table:table-cell office:value-type="float" office:value="130013" calcext:value-type="float">
            <text:p>130013</text:p>
          </table:table-cell>
          <table:table-cell table:formula="of:=[.B504]" office:value-type="float" office:value="130013" calcext:value-type="float">
            <text:p>130013</text:p>
          </table:table-cell>
          <table:table-cell table:formula="of:=[.B505]-1" office:value-type="float" office:value="130017" calcext:value-type="float">
            <text:p>130017</text:p>
          </table:table-cell>
          <table:table-cell table:formula="of:=&quot;sed -ne &quot;&amp;&quot;'&quot;&amp;[.C504]&amp;&quot;,&quot;&amp;[.D504]&amp;&quot;p' N_seriolae_KH_21_number &gt; &quot;&amp;[.A504]&amp;&quot;.part&quot;" office:value-type="string" office:string-value="sed -ne '130013,130017p' N_seriolae_KH_21_number &gt; 502.part" calcext:value-type="string">
            <text:p>sed -ne '130013,130017p' N_seriolae_KH_21_number &gt; 502.part</text:p>
          </table:table-cell>
        </table:table-row>
        <table:table-row table:style-name="ro1">
          <table:table-cell office:value-type="string" calcext:value-type="string">
            <text:p>503</text:p>
          </table:table-cell>
          <table:table-cell office:value-type="float" office:value="130018" calcext:value-type="float">
            <text:p>130018</text:p>
          </table:table-cell>
          <table:table-cell table:formula="of:=[.B505]" office:value-type="float" office:value="130018" calcext:value-type="float">
            <text:p>130018</text:p>
          </table:table-cell>
          <table:table-cell table:formula="of:=[.B506]-1" office:value-type="float" office:value="130022" calcext:value-type="float">
            <text:p>130022</text:p>
          </table:table-cell>
          <table:table-cell table:formula="of:=&quot;sed -ne &quot;&amp;&quot;'&quot;&amp;[.C505]&amp;&quot;,&quot;&amp;[.D505]&amp;&quot;p' N_seriolae_KH_21_number &gt; &quot;&amp;[.A505]&amp;&quot;.part&quot;" office:value-type="string" office:string-value="sed -ne '130018,130022p' N_seriolae_KH_21_number &gt; 503.part" calcext:value-type="string">
            <text:p>sed -ne '130018,130022p' N_seriolae_KH_21_number &gt; 503.part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130023" calcext:value-type="float">
            <text:p>130023</text:p>
          </table:table-cell>
          <table:table-cell table:formula="of:=[.B506]" office:value-type="float" office:value="130023" calcext:value-type="float">
            <text:p>130023</text:p>
          </table:table-cell>
          <table:table-cell table:formula="of:=[.B507]-1" office:value-type="float" office:value="130027" calcext:value-type="float">
            <text:p>130027</text:p>
          </table:table-cell>
          <table:table-cell table:formula="of:=&quot;sed -ne &quot;&amp;&quot;'&quot;&amp;[.C506]&amp;&quot;,&quot;&amp;[.D506]&amp;&quot;p' N_seriolae_KH_21_number &gt; &quot;&amp;[.A506]&amp;&quot;.part&quot;" office:value-type="string" office:string-value="sed -ne '130023,130027p' N_seriolae_KH_21_number &gt; 504.part" calcext:value-type="string">
            <text:p>sed -ne '130023,130027p' N_seriolae_KH_21_number &gt; 504.part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130028" calcext:value-type="float">
            <text:p>130028</text:p>
          </table:table-cell>
          <table:table-cell table:formula="of:=[.B507]" office:value-type="float" office:value="130028" calcext:value-type="float">
            <text:p>130028</text:p>
          </table:table-cell>
          <table:table-cell table:formula="of:=[.B508]-1" office:value-type="float" office:value="130032" calcext:value-type="float">
            <text:p>130032</text:p>
          </table:table-cell>
          <table:table-cell table:formula="of:=&quot;sed -ne &quot;&amp;&quot;'&quot;&amp;[.C507]&amp;&quot;,&quot;&amp;[.D507]&amp;&quot;p' N_seriolae_KH_21_number &gt; &quot;&amp;[.A507]&amp;&quot;.part&quot;" office:value-type="string" office:string-value="sed -ne '130028,130032p' N_seriolae_KH_21_number &gt; 505.part" calcext:value-type="string">
            <text:p>sed -ne '130028,130032p' N_seriolae_KH_21_number &gt; 505.part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130033" calcext:value-type="float">
            <text:p>130033</text:p>
          </table:table-cell>
          <table:table-cell table:formula="of:=[.B508]" office:value-type="float" office:value="130033" calcext:value-type="float">
            <text:p>130033</text:p>
          </table:table-cell>
          <table:table-cell table:formula="of:=[.B509]-1" office:value-type="float" office:value="130037" calcext:value-type="float">
            <text:p>130037</text:p>
          </table:table-cell>
          <table:table-cell table:formula="of:=&quot;sed -ne &quot;&amp;&quot;'&quot;&amp;[.C508]&amp;&quot;,&quot;&amp;[.D508]&amp;&quot;p' N_seriolae_KH_21_number &gt; &quot;&amp;[.A508]&amp;&quot;.part&quot;" office:value-type="string" office:string-value="sed -ne '130033,130037p' N_seriolae_KH_21_number &gt; 506.part" calcext:value-type="string">
            <text:p>sed -ne '130033,130037p' N_seriolae_KH_21_number &gt; 506.part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130038" calcext:value-type="float">
            <text:p>130038</text:p>
          </table:table-cell>
          <table:table-cell table:formula="of:=[.B509]" office:value-type="float" office:value="130038" calcext:value-type="float">
            <text:p>130038</text:p>
          </table:table-cell>
          <table:table-cell table:formula="of:=[.B510]-1" office:value-type="float" office:value="130042" calcext:value-type="float">
            <text:p>130042</text:p>
          </table:table-cell>
          <table:table-cell table:formula="of:=&quot;sed -ne &quot;&amp;&quot;'&quot;&amp;[.C509]&amp;&quot;,&quot;&amp;[.D509]&amp;&quot;p' N_seriolae_KH_21_number &gt; &quot;&amp;[.A509]&amp;&quot;.part&quot;" office:value-type="string" office:string-value="sed -ne '130038,130042p' N_seriolae_KH_21_number &gt; 507.part" calcext:value-type="string">
            <text:p>sed -ne '130038,130042p' N_seriolae_KH_21_number &gt; 507.part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130043" calcext:value-type="float">
            <text:p>130043</text:p>
          </table:table-cell>
          <table:table-cell table:formula="of:=[.B510]" office:value-type="float" office:value="130043" calcext:value-type="float">
            <text:p>130043</text:p>
          </table:table-cell>
          <table:table-cell table:formula="of:=[.B511]-1" office:value-type="float" office:value="130047" calcext:value-type="float">
            <text:p>130047</text:p>
          </table:table-cell>
          <table:table-cell table:formula="of:=&quot;sed -ne &quot;&amp;&quot;'&quot;&amp;[.C510]&amp;&quot;,&quot;&amp;[.D510]&amp;&quot;p' N_seriolae_KH_21_number &gt; &quot;&amp;[.A510]&amp;&quot;.part&quot;" office:value-type="string" office:string-value="sed -ne '130043,130047p' N_seriolae_KH_21_number &gt; 508.part" calcext:value-type="string">
            <text:p>sed -ne '130043,130047p' N_seriolae_KH_21_number &gt; 508.part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130048" calcext:value-type="float">
            <text:p>130048</text:p>
          </table:table-cell>
          <table:table-cell table:formula="of:=[.B511]" office:value-type="float" office:value="130048" calcext:value-type="float">
            <text:p>130048</text:p>
          </table:table-cell>
          <table:table-cell table:formula="of:=[.B512]-1" office:value-type="float" office:value="130052" calcext:value-type="float">
            <text:p>130052</text:p>
          </table:table-cell>
          <table:table-cell table:formula="of:=&quot;sed -ne &quot;&amp;&quot;'&quot;&amp;[.C511]&amp;&quot;,&quot;&amp;[.D511]&amp;&quot;p' N_seriolae_KH_21_number &gt; &quot;&amp;[.A511]&amp;&quot;.part&quot;" office:value-type="string" office:string-value="sed -ne '130048,130052p' N_seriolae_KH_21_number &gt; 509.part" calcext:value-type="string">
            <text:p>sed -ne '130048,130052p' N_seriolae_KH_21_number &gt; 509.part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30053" calcext:value-type="float">
            <text:p>130053</text:p>
          </table:table-cell>
          <table:table-cell table:formula="of:=[.B512]" office:value-type="float" office:value="130053" calcext:value-type="float">
            <text:p>130053</text:p>
          </table:table-cell>
          <table:table-cell table:formula="of:=[.B513]-1" office:value-type="float" office:value="130057" calcext:value-type="float">
            <text:p>130057</text:p>
          </table:table-cell>
          <table:table-cell table:formula="of:=&quot;sed -ne &quot;&amp;&quot;'&quot;&amp;[.C512]&amp;&quot;,&quot;&amp;[.D512]&amp;&quot;p' N_seriolae_KH_21_number &gt; &quot;&amp;[.A512]&amp;&quot;.part&quot;" office:value-type="string" office:string-value="sed -ne '130053,130057p' N_seriolae_KH_21_number &gt; 510.part" calcext:value-type="string">
            <text:p>sed -ne '130053,130057p' N_seriolae_KH_21_number &gt; 510.part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130058" calcext:value-type="float">
            <text:p>130058</text:p>
          </table:table-cell>
          <table:table-cell table:formula="of:=[.B513]" office:value-type="float" office:value="130058" calcext:value-type="float">
            <text:p>130058</text:p>
          </table:table-cell>
          <table:table-cell table:formula="of:=[.B514]-1" office:value-type="float" office:value="130062" calcext:value-type="float">
            <text:p>130062</text:p>
          </table:table-cell>
          <table:table-cell table:formula="of:=&quot;sed -ne &quot;&amp;&quot;'&quot;&amp;[.C513]&amp;&quot;,&quot;&amp;[.D513]&amp;&quot;p' N_seriolae_KH_21_number &gt; &quot;&amp;[.A513]&amp;&quot;.part&quot;" office:value-type="string" office:string-value="sed -ne '130058,130062p' N_seriolae_KH_21_number &gt; 511.part" calcext:value-type="string">
            <text:p>sed -ne '130058,130062p' N_seriolae_KH_21_number &gt; 511.part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130063" calcext:value-type="float">
            <text:p>130063</text:p>
          </table:table-cell>
          <table:table-cell table:formula="of:=[.B514]" office:value-type="float" office:value="130063" calcext:value-type="float">
            <text:p>130063</text:p>
          </table:table-cell>
          <table:table-cell table:formula="of:=[.B515]-1" office:value-type="float" office:value="130067" calcext:value-type="float">
            <text:p>130067</text:p>
          </table:table-cell>
          <table:table-cell table:formula="of:=&quot;sed -ne &quot;&amp;&quot;'&quot;&amp;[.C514]&amp;&quot;,&quot;&amp;[.D514]&amp;&quot;p' N_seriolae_KH_21_number &gt; &quot;&amp;[.A514]&amp;&quot;.part&quot;" office:value-type="string" office:string-value="sed -ne '130063,130067p' N_seriolae_KH_21_number &gt; 512.part" calcext:value-type="string">
            <text:p>sed -ne '130063,130067p' N_seriolae_KH_21_number &gt; 512.part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130068" calcext:value-type="float">
            <text:p>130068</text:p>
          </table:table-cell>
          <table:table-cell table:formula="of:=[.B515]" office:value-type="float" office:value="130068" calcext:value-type="float">
            <text:p>130068</text:p>
          </table:table-cell>
          <table:table-cell table:formula="of:=[.B516]-1" office:value-type="float" office:value="130072" calcext:value-type="float">
            <text:p>130072</text:p>
          </table:table-cell>
          <table:table-cell table:formula="of:=&quot;sed -ne &quot;&amp;&quot;'&quot;&amp;[.C515]&amp;&quot;,&quot;&amp;[.D515]&amp;&quot;p' N_seriolae_KH_21_number &gt; &quot;&amp;[.A515]&amp;&quot;.part&quot;" office:value-type="string" office:string-value="sed -ne '130068,130072p' N_seriolae_KH_21_number &gt; 513.part" calcext:value-type="string">
            <text:p>sed -ne '130068,130072p' N_seriolae_KH_21_number &gt; 513.part</text:p>
          </table:table-cell>
        </table:table-row>
        <table:table-row table:style-name="ro1">
          <table:table-cell office:value-type="string" calcext:value-type="string">
            <text:p>514</text:p>
          </table:table-cell>
          <table:table-cell office:value-type="float" office:value="130073" calcext:value-type="float">
            <text:p>130073</text:p>
          </table:table-cell>
          <table:table-cell table:formula="of:=[.B516]" office:value-type="float" office:value="130073" calcext:value-type="float">
            <text:p>130073</text:p>
          </table:table-cell>
          <table:table-cell table:formula="of:=[.B517]-1" office:value-type="float" office:value="130077" calcext:value-type="float">
            <text:p>130077</text:p>
          </table:table-cell>
          <table:table-cell table:formula="of:=&quot;sed -ne &quot;&amp;&quot;'&quot;&amp;[.C516]&amp;&quot;,&quot;&amp;[.D516]&amp;&quot;p' N_seriolae_KH_21_number &gt; &quot;&amp;[.A516]&amp;&quot;.part&quot;" office:value-type="string" office:string-value="sed -ne '130073,130077p' N_seriolae_KH_21_number &gt; 514.part" calcext:value-type="string">
            <text:p>sed -ne '130073,130077p' N_seriolae_KH_21_number &gt; 514.part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30078" calcext:value-type="float">
            <text:p>130078</text:p>
          </table:table-cell>
          <table:table-cell table:formula="of:=[.B517]" office:value-type="float" office:value="130078" calcext:value-type="float">
            <text:p>130078</text:p>
          </table:table-cell>
          <table:table-cell table:formula="of:=[.B518]-1" office:value-type="float" office:value="130082" calcext:value-type="float">
            <text:p>130082</text:p>
          </table:table-cell>
          <table:table-cell table:formula="of:=&quot;sed -ne &quot;&amp;&quot;'&quot;&amp;[.C517]&amp;&quot;,&quot;&amp;[.D517]&amp;&quot;p' N_seriolae_KH_21_number &gt; &quot;&amp;[.A517]&amp;&quot;.part&quot;" office:value-type="string" office:string-value="sed -ne '130078,130082p' N_seriolae_KH_21_number &gt; 515.part" calcext:value-type="string">
            <text:p>sed -ne '130078,130082p' N_seriolae_KH_21_number &gt; 515.part</text:p>
          </table:table-cell>
        </table:table-row>
        <table:table-row table:style-name="ro1">
          <table:table-cell office:value-type="string" calcext:value-type="string">
            <text:p>516</text:p>
          </table:table-cell>
          <table:table-cell office:value-type="float" office:value="130083" calcext:value-type="float">
            <text:p>130083</text:p>
          </table:table-cell>
          <table:table-cell table:formula="of:=[.B518]" office:value-type="float" office:value="130083" calcext:value-type="float">
            <text:p>130083</text:p>
          </table:table-cell>
          <table:table-cell table:formula="of:=[.B519]-1" office:value-type="float" office:value="130087" calcext:value-type="float">
            <text:p>130087</text:p>
          </table:table-cell>
          <table:table-cell table:formula="of:=&quot;sed -ne &quot;&amp;&quot;'&quot;&amp;[.C518]&amp;&quot;,&quot;&amp;[.D518]&amp;&quot;p' N_seriolae_KH_21_number &gt; &quot;&amp;[.A518]&amp;&quot;.part&quot;" office:value-type="string" office:string-value="sed -ne '130083,130087p' N_seriolae_KH_21_number &gt; 516.part" calcext:value-type="string">
            <text:p>sed -ne '130083,130087p' N_seriolae_KH_21_number &gt; 516.part</text:p>
          </table:table-cell>
        </table:table-row>
        <table:table-row table:style-name="ro1">
          <table:table-cell office:value-type="string" calcext:value-type="string">
            <text:p>517</text:p>
          </table:table-cell>
          <table:table-cell office:value-type="float" office:value="130088" calcext:value-type="float">
            <text:p>130088</text:p>
          </table:table-cell>
          <table:table-cell table:formula="of:=[.B519]" office:value-type="float" office:value="130088" calcext:value-type="float">
            <text:p>130088</text:p>
          </table:table-cell>
          <table:table-cell table:formula="of:=[.B520]-1" office:value-type="float" office:value="130092" calcext:value-type="float">
            <text:p>130092</text:p>
          </table:table-cell>
          <table:table-cell table:formula="of:=&quot;sed -ne &quot;&amp;&quot;'&quot;&amp;[.C519]&amp;&quot;,&quot;&amp;[.D519]&amp;&quot;p' N_seriolae_KH_21_number &gt; &quot;&amp;[.A519]&amp;&quot;.part&quot;" office:value-type="string" office:string-value="sed -ne '130088,130092p' N_seriolae_KH_21_number &gt; 517.part" calcext:value-type="string">
            <text:p>sed -ne '130088,130092p' N_seriolae_KH_21_number &gt; 517.part</text:p>
          </table:table-cell>
        </table:table-row>
        <table:table-row table:style-name="ro1">
          <table:table-cell office:value-type="string" calcext:value-type="string">
            <text:p>518</text:p>
          </table:table-cell>
          <table:table-cell office:value-type="float" office:value="130093" calcext:value-type="float">
            <text:p>130093</text:p>
          </table:table-cell>
          <table:table-cell table:formula="of:=[.B520]" office:value-type="float" office:value="130093" calcext:value-type="float">
            <text:p>130093</text:p>
          </table:table-cell>
          <table:table-cell table:formula="of:=[.B521]-1" office:value-type="float" office:value="130097" calcext:value-type="float">
            <text:p>130097</text:p>
          </table:table-cell>
          <table:table-cell table:formula="of:=&quot;sed -ne &quot;&amp;&quot;'&quot;&amp;[.C520]&amp;&quot;,&quot;&amp;[.D520]&amp;&quot;p' N_seriolae_KH_21_number &gt; &quot;&amp;[.A520]&amp;&quot;.part&quot;" office:value-type="string" office:string-value="sed -ne '130093,130097p' N_seriolae_KH_21_number &gt; 518.part" calcext:value-type="string">
            <text:p>sed -ne '130093,130097p' N_seriolae_KH_21_number &gt; 518.part</text:p>
          </table:table-cell>
        </table:table-row>
        <table:table-row table:style-name="ro1">
          <table:table-cell office:value-type="string" calcext:value-type="string">
            <text:p>519</text:p>
          </table:table-cell>
          <table:table-cell office:value-type="float" office:value="130098" calcext:value-type="float">
            <text:p>130098</text:p>
          </table:table-cell>
          <table:table-cell table:formula="of:=[.B521]" office:value-type="float" office:value="130098" calcext:value-type="float">
            <text:p>130098</text:p>
          </table:table-cell>
          <table:table-cell table:formula="of:=[.B522]-1" office:value-type="float" office:value="130102" calcext:value-type="float">
            <text:p>130102</text:p>
          </table:table-cell>
          <table:table-cell table:formula="of:=&quot;sed -ne &quot;&amp;&quot;'&quot;&amp;[.C521]&amp;&quot;,&quot;&amp;[.D521]&amp;&quot;p' N_seriolae_KH_21_number &gt; &quot;&amp;[.A521]&amp;&quot;.part&quot;" office:value-type="string" office:string-value="sed -ne '130098,130102p' N_seriolae_KH_21_number &gt; 519.part" calcext:value-type="string">
            <text:p>sed -ne '130098,130102p' N_seriolae_KH_21_number &gt; 519.part</text:p>
          </table:table-cell>
        </table:table-row>
        <table:table-row table:style-name="ro1">
          <table:table-cell office:value-type="string" calcext:value-type="string">
            <text:p>520</text:p>
          </table:table-cell>
          <table:table-cell office:value-type="float" office:value="130103" calcext:value-type="float">
            <text:p>130103</text:p>
          </table:table-cell>
          <table:table-cell table:formula="of:=[.B522]" office:value-type="float" office:value="130103" calcext:value-type="float">
            <text:p>130103</text:p>
          </table:table-cell>
          <table:table-cell table:formula="of:=[.B523]-1" office:value-type="float" office:value="130107" calcext:value-type="float">
            <text:p>130107</text:p>
          </table:table-cell>
          <table:table-cell table:formula="of:=&quot;sed -ne &quot;&amp;&quot;'&quot;&amp;[.C522]&amp;&quot;,&quot;&amp;[.D522]&amp;&quot;p' N_seriolae_KH_21_number &gt; &quot;&amp;[.A522]&amp;&quot;.part&quot;" office:value-type="string" office:string-value="sed -ne '130103,130107p' N_seriolae_KH_21_number &gt; 520.part" calcext:value-type="string">
            <text:p>sed -ne '130103,130107p' N_seriolae_KH_21_number &gt; 520.part</text:p>
          </table:table-cell>
        </table:table-row>
        <table:table-row table:style-name="ro1">
          <table:table-cell office:value-type="string" calcext:value-type="string">
            <text:p>521</text:p>
          </table:table-cell>
          <table:table-cell office:value-type="float" office:value="130108" calcext:value-type="float">
            <text:p>130108</text:p>
          </table:table-cell>
          <table:table-cell table:formula="of:=[.B523]" office:value-type="float" office:value="130108" calcext:value-type="float">
            <text:p>130108</text:p>
          </table:table-cell>
          <table:table-cell table:formula="of:=[.B524]-1" office:value-type="float" office:value="130112" calcext:value-type="float">
            <text:p>130112</text:p>
          </table:table-cell>
          <table:table-cell table:formula="of:=&quot;sed -ne &quot;&amp;&quot;'&quot;&amp;[.C523]&amp;&quot;,&quot;&amp;[.D523]&amp;&quot;p' N_seriolae_KH_21_number &gt; &quot;&amp;[.A523]&amp;&quot;.part&quot;" office:value-type="string" office:string-value="sed -ne '130108,130112p' N_seriolae_KH_21_number &gt; 521.part" calcext:value-type="string">
            <text:p>sed -ne '130108,130112p' N_seriolae_KH_21_number &gt; 521.part</text:p>
          </table:table-cell>
        </table:table-row>
        <table:table-row table:style-name="ro1">
          <table:table-cell office:value-type="string" calcext:value-type="string">
            <text:p>522</text:p>
          </table:table-cell>
          <table:table-cell office:value-type="float" office:value="130113" calcext:value-type="float">
            <text:p>130113</text:p>
          </table:table-cell>
          <table:table-cell table:formula="of:=[.B524]" office:value-type="float" office:value="130113" calcext:value-type="float">
            <text:p>130113</text:p>
          </table:table-cell>
          <table:table-cell table:formula="of:=[.B525]-1" office:value-type="float" office:value="130117" calcext:value-type="float">
            <text:p>130117</text:p>
          </table:table-cell>
          <table:table-cell table:formula="of:=&quot;sed -ne &quot;&amp;&quot;'&quot;&amp;[.C524]&amp;&quot;,&quot;&amp;[.D524]&amp;&quot;p' N_seriolae_KH_21_number &gt; &quot;&amp;[.A524]&amp;&quot;.part&quot;" office:value-type="string" office:string-value="sed -ne '130113,130117p' N_seriolae_KH_21_number &gt; 522.part" calcext:value-type="string">
            <text:p>sed -ne '130113,130117p' N_seriolae_KH_21_number &gt; 522.part</text:p>
          </table:table-cell>
        </table:table-row>
        <table:table-row table:style-name="ro1">
          <table:table-cell office:value-type="string" calcext:value-type="string">
            <text:p>523</text:p>
          </table:table-cell>
          <table:table-cell office:value-type="float" office:value="130118" calcext:value-type="float">
            <text:p>130118</text:p>
          </table:table-cell>
          <table:table-cell table:formula="of:=[.B525]" office:value-type="float" office:value="130118" calcext:value-type="float">
            <text:p>130118</text:p>
          </table:table-cell>
          <table:table-cell table:formula="of:=[.B526]-1" office:value-type="float" office:value="130122" calcext:value-type="float">
            <text:p>130122</text:p>
          </table:table-cell>
          <table:table-cell table:formula="of:=&quot;sed -ne &quot;&amp;&quot;'&quot;&amp;[.C525]&amp;&quot;,&quot;&amp;[.D525]&amp;&quot;p' N_seriolae_KH_21_number &gt; &quot;&amp;[.A525]&amp;&quot;.part&quot;" office:value-type="string" office:string-value="sed -ne '130118,130122p' N_seriolae_KH_21_number &gt; 523.part" calcext:value-type="string">
            <text:p>sed -ne '130118,130122p' N_seriolae_KH_21_number &gt; 523.part</text:p>
          </table:table-cell>
        </table:table-row>
        <table:table-row table:style-name="ro1">
          <table:table-cell office:value-type="string" calcext:value-type="string">
            <text:p>524</text:p>
          </table:table-cell>
          <table:table-cell office:value-type="float" office:value="130123" calcext:value-type="float">
            <text:p>130123</text:p>
          </table:table-cell>
          <table:table-cell table:formula="of:=[.B526]" office:value-type="float" office:value="130123" calcext:value-type="float">
            <text:p>130123</text:p>
          </table:table-cell>
          <table:table-cell table:formula="of:=[.B527]-1" office:value-type="float" office:value="130127" calcext:value-type="float">
            <text:p>130127</text:p>
          </table:table-cell>
          <table:table-cell table:formula="of:=&quot;sed -ne &quot;&amp;&quot;'&quot;&amp;[.C526]&amp;&quot;,&quot;&amp;[.D526]&amp;&quot;p' N_seriolae_KH_21_number &gt; &quot;&amp;[.A526]&amp;&quot;.part&quot;" office:value-type="string" office:string-value="sed -ne '130123,130127p' N_seriolae_KH_21_number &gt; 524.part" calcext:value-type="string">
            <text:p>sed -ne '130123,130127p' N_seriolae_KH_21_number &gt; 524.part</text:p>
          </table:table-cell>
        </table:table-row>
        <table:table-row table:style-name="ro1">
          <table:table-cell office:value-type="string" calcext:value-type="string">
            <text:p>525</text:p>
          </table:table-cell>
          <table:table-cell office:value-type="float" office:value="130128" calcext:value-type="float">
            <text:p>130128</text:p>
          </table:table-cell>
          <table:table-cell table:formula="of:=[.B527]" office:value-type="float" office:value="130128" calcext:value-type="float">
            <text:p>130128</text:p>
          </table:table-cell>
          <table:table-cell table:formula="of:=[.B528]-1" office:value-type="float" office:value="130132" calcext:value-type="float">
            <text:p>130132</text:p>
          </table:table-cell>
          <table:table-cell table:formula="of:=&quot;sed -ne &quot;&amp;&quot;'&quot;&amp;[.C527]&amp;&quot;,&quot;&amp;[.D527]&amp;&quot;p' N_seriolae_KH_21_number &gt; &quot;&amp;[.A527]&amp;&quot;.part&quot;" office:value-type="string" office:string-value="sed -ne '130128,130132p' N_seriolae_KH_21_number &gt; 525.part" calcext:value-type="string">
            <text:p>sed -ne '130128,130132p' N_seriolae_KH_21_number &gt; 525.part</text:p>
          </table:table-cell>
        </table:table-row>
        <table:table-row table:style-name="ro1">
          <table:table-cell office:value-type="string" calcext:value-type="string">
            <text:p>526</text:p>
          </table:table-cell>
          <table:table-cell office:value-type="float" office:value="130133" calcext:value-type="float">
            <text:p>130133</text:p>
          </table:table-cell>
          <table:table-cell table:formula="of:=[.B528]" office:value-type="float" office:value="130133" calcext:value-type="float">
            <text:p>130133</text:p>
          </table:table-cell>
          <table:table-cell table:formula="of:=[.B529]-1" office:value-type="float" office:value="130137" calcext:value-type="float">
            <text:p>130137</text:p>
          </table:table-cell>
          <table:table-cell table:formula="of:=&quot;sed -ne &quot;&amp;&quot;'&quot;&amp;[.C528]&amp;&quot;,&quot;&amp;[.D528]&amp;&quot;p' N_seriolae_KH_21_number &gt; &quot;&amp;[.A528]&amp;&quot;.part&quot;" office:value-type="string" office:string-value="sed -ne '130133,130137p' N_seriolae_KH_21_number &gt; 526.part" calcext:value-type="string">
            <text:p>sed -ne '130133,130137p' N_seriolae_KH_21_number &gt; 526.part</text:p>
          </table:table-cell>
        </table:table-row>
        <table:table-row table:style-name="ro1">
          <table:table-cell office:value-type="string" calcext:value-type="string">
            <text:p>527</text:p>
          </table:table-cell>
          <table:table-cell office:value-type="float" office:value="130138" calcext:value-type="float">
            <text:p>130138</text:p>
          </table:table-cell>
          <table:table-cell table:formula="of:=[.B529]" office:value-type="float" office:value="130138" calcext:value-type="float">
            <text:p>130138</text:p>
          </table:table-cell>
          <table:table-cell table:formula="of:=[.B530]-1" office:value-type="float" office:value="130142" calcext:value-type="float">
            <text:p>130142</text:p>
          </table:table-cell>
          <table:table-cell table:formula="of:=&quot;sed -ne &quot;&amp;&quot;'&quot;&amp;[.C529]&amp;&quot;,&quot;&amp;[.D529]&amp;&quot;p' N_seriolae_KH_21_number &gt; &quot;&amp;[.A529]&amp;&quot;.part&quot;" office:value-type="string" office:string-value="sed -ne '130138,130142p' N_seriolae_KH_21_number &gt; 527.part" calcext:value-type="string">
            <text:p>sed -ne '130138,130142p' N_seriolae_KH_21_number &gt; 527.part</text:p>
          </table:table-cell>
        </table:table-row>
        <table:table-row table:style-name="ro1">
          <table:table-cell office:value-type="string" calcext:value-type="string">
            <text:p>528</text:p>
          </table:table-cell>
          <table:table-cell office:value-type="float" office:value="130143" calcext:value-type="float">
            <text:p>130143</text:p>
          </table:table-cell>
          <table:table-cell table:formula="of:=[.B530]" office:value-type="float" office:value="130143" calcext:value-type="float">
            <text:p>130143</text:p>
          </table:table-cell>
          <table:table-cell table:formula="of:=[.B531]-1" office:value-type="float" office:value="130147" calcext:value-type="float">
            <text:p>130147</text:p>
          </table:table-cell>
          <table:table-cell table:formula="of:=&quot;sed -ne &quot;&amp;&quot;'&quot;&amp;[.C530]&amp;&quot;,&quot;&amp;[.D530]&amp;&quot;p' N_seriolae_KH_21_number &gt; &quot;&amp;[.A530]&amp;&quot;.part&quot;" office:value-type="string" office:string-value="sed -ne '130143,130147p' N_seriolae_KH_21_number &gt; 528.part" calcext:value-type="string">
            <text:p>sed -ne '130143,130147p' N_seriolae_KH_21_number &gt; 528.part</text:p>
          </table:table-cell>
        </table:table-row>
        <table:table-row table:style-name="ro1">
          <table:table-cell office:value-type="string" calcext:value-type="string">
            <text:p>529</text:p>
          </table:table-cell>
          <table:table-cell office:value-type="float" office:value="130148" calcext:value-type="float">
            <text:p>130148</text:p>
          </table:table-cell>
          <table:table-cell table:formula="of:=[.B531]" office:value-type="float" office:value="130148" calcext:value-type="float">
            <text:p>130148</text:p>
          </table:table-cell>
          <table:table-cell table:formula="of:=[.B532]-1" office:value-type="float" office:value="130152" calcext:value-type="float">
            <text:p>130152</text:p>
          </table:table-cell>
          <table:table-cell table:formula="of:=&quot;sed -ne &quot;&amp;&quot;'&quot;&amp;[.C531]&amp;&quot;,&quot;&amp;[.D531]&amp;&quot;p' N_seriolae_KH_21_number &gt; &quot;&amp;[.A531]&amp;&quot;.part&quot;" office:value-type="string" office:string-value="sed -ne '130148,130152p' N_seriolae_KH_21_number &gt; 529.part" calcext:value-type="string">
            <text:p>sed -ne '130148,130152p' N_seriolae_KH_21_number &gt; 529.part</text:p>
          </table:table-cell>
        </table:table-row>
        <table:table-row table:style-name="ro1">
          <table:table-cell office:value-type="string" calcext:value-type="string">
            <text:p>530</text:p>
          </table:table-cell>
          <table:table-cell office:value-type="float" office:value="130153" calcext:value-type="float">
            <text:p>130153</text:p>
          </table:table-cell>
          <table:table-cell table:formula="of:=[.B532]" office:value-type="float" office:value="130153" calcext:value-type="float">
            <text:p>130153</text:p>
          </table:table-cell>
          <table:table-cell table:formula="of:=[.B533]-1" office:value-type="float" office:value="130157" calcext:value-type="float">
            <text:p>130157</text:p>
          </table:table-cell>
          <table:table-cell table:formula="of:=&quot;sed -ne &quot;&amp;&quot;'&quot;&amp;[.C532]&amp;&quot;,&quot;&amp;[.D532]&amp;&quot;p' N_seriolae_KH_21_number &gt; &quot;&amp;[.A532]&amp;&quot;.part&quot;" office:value-type="string" office:string-value="sed -ne '130153,130157p' N_seriolae_KH_21_number &gt; 530.part" calcext:value-type="string">
            <text:p>sed -ne '130153,130157p' N_seriolae_KH_21_number &gt; 530.part</text:p>
          </table:table-cell>
        </table:table-row>
        <table:table-row table:style-name="ro1">
          <table:table-cell office:value-type="string" calcext:value-type="string">
            <text:p>531</text:p>
          </table:table-cell>
          <table:table-cell office:value-type="float" office:value="130158" calcext:value-type="float">
            <text:p>130158</text:p>
          </table:table-cell>
          <table:table-cell table:formula="of:=[.B533]" office:value-type="float" office:value="130158" calcext:value-type="float">
            <text:p>130158</text:p>
          </table:table-cell>
          <table:table-cell table:formula="of:=[.B534]-1" office:value-type="float" office:value="130162" calcext:value-type="float">
            <text:p>130162</text:p>
          </table:table-cell>
          <table:table-cell table:formula="of:=&quot;sed -ne &quot;&amp;&quot;'&quot;&amp;[.C533]&amp;&quot;,&quot;&amp;[.D533]&amp;&quot;p' N_seriolae_KH_21_number &gt; &quot;&amp;[.A533]&amp;&quot;.part&quot;" office:value-type="string" office:string-value="sed -ne '130158,130162p' N_seriolae_KH_21_number &gt; 531.part" calcext:value-type="string">
            <text:p>sed -ne '130158,130162p' N_seriolae_KH_21_number &gt; 531.part</text:p>
          </table:table-cell>
        </table:table-row>
        <table:table-row table:style-name="ro1">
          <table:table-cell office:value-type="string" calcext:value-type="string">
            <text:p>532</text:p>
          </table:table-cell>
          <table:table-cell office:value-type="float" office:value="130163" calcext:value-type="float">
            <text:p>130163</text:p>
          </table:table-cell>
          <table:table-cell table:formula="of:=[.B534]" office:value-type="float" office:value="130163" calcext:value-type="float">
            <text:p>130163</text:p>
          </table:table-cell>
          <table:table-cell table:formula="of:=[.B535]-1" office:value-type="float" office:value="130167" calcext:value-type="float">
            <text:p>130167</text:p>
          </table:table-cell>
          <table:table-cell table:formula="of:=&quot;sed -ne &quot;&amp;&quot;'&quot;&amp;[.C534]&amp;&quot;,&quot;&amp;[.D534]&amp;&quot;p' N_seriolae_KH_21_number &gt; &quot;&amp;[.A534]&amp;&quot;.part&quot;" office:value-type="string" office:string-value="sed -ne '130163,130167p' N_seriolae_KH_21_number &gt; 532.part" calcext:value-type="string">
            <text:p>sed -ne '130163,130167p' N_seriolae_KH_21_number &gt; 532.part</text:p>
          </table:table-cell>
        </table:table-row>
        <table:table-row table:style-name="ro1">
          <table:table-cell office:value-type="string" calcext:value-type="string">
            <text:p>533</text:p>
          </table:table-cell>
          <table:table-cell office:value-type="float" office:value="130168" calcext:value-type="float">
            <text:p>130168</text:p>
          </table:table-cell>
          <table:table-cell table:formula="of:=[.B535]" office:value-type="float" office:value="130168" calcext:value-type="float">
            <text:p>130168</text:p>
          </table:table-cell>
          <table:table-cell table:formula="of:=[.B536]-1" office:value-type="float" office:value="130172" calcext:value-type="float">
            <text:p>130172</text:p>
          </table:table-cell>
          <table:table-cell table:formula="of:=&quot;sed -ne &quot;&amp;&quot;'&quot;&amp;[.C535]&amp;&quot;,&quot;&amp;[.D535]&amp;&quot;p' N_seriolae_KH_21_number &gt; &quot;&amp;[.A535]&amp;&quot;.part&quot;" office:value-type="string" office:string-value="sed -ne '130168,130172p' N_seriolae_KH_21_number &gt; 533.part" calcext:value-type="string">
            <text:p>sed -ne '130168,130172p' N_seriolae_KH_21_number &gt; 533.part</text:p>
          </table:table-cell>
        </table:table-row>
        <table:table-row table:style-name="ro1">
          <table:table-cell office:value-type="string" calcext:value-type="string">
            <text:p>534</text:p>
          </table:table-cell>
          <table:table-cell office:value-type="float" office:value="130173" calcext:value-type="float">
            <text:p>130173</text:p>
          </table:table-cell>
          <table:table-cell table:formula="of:=[.B536]" office:value-type="float" office:value="130173" calcext:value-type="float">
            <text:p>130173</text:p>
          </table:table-cell>
          <table:table-cell table:formula="of:=[.B537]-1" office:value-type="float" office:value="130177" calcext:value-type="float">
            <text:p>130177</text:p>
          </table:table-cell>
          <table:table-cell table:formula="of:=&quot;sed -ne &quot;&amp;&quot;'&quot;&amp;[.C536]&amp;&quot;,&quot;&amp;[.D536]&amp;&quot;p' N_seriolae_KH_21_number &gt; &quot;&amp;[.A536]&amp;&quot;.part&quot;" office:value-type="string" office:string-value="sed -ne '130173,130177p' N_seriolae_KH_21_number &gt; 534.part" calcext:value-type="string">
            <text:p>sed -ne '130173,130177p' N_seriolae_KH_21_number &gt; 534.part</text:p>
          </table:table-cell>
        </table:table-row>
        <table:table-row table:style-name="ro1">
          <table:table-cell office:value-type="string" calcext:value-type="string">
            <text:p>535</text:p>
          </table:table-cell>
          <table:table-cell office:value-type="float" office:value="130178" calcext:value-type="float">
            <text:p>130178</text:p>
          </table:table-cell>
          <table:table-cell table:formula="of:=[.B537]" office:value-type="float" office:value="130178" calcext:value-type="float">
            <text:p>130178</text:p>
          </table:table-cell>
          <table:table-cell table:formula="of:=[.B538]-1" office:value-type="float" office:value="130181" calcext:value-type="float">
            <text:p>130181</text:p>
          </table:table-cell>
          <table:table-cell table:formula="of:=&quot;sed -ne &quot;&amp;&quot;'&quot;&amp;[.C537]&amp;&quot;,&quot;&amp;[.D537]&amp;&quot;p' N_seriolae_KH_21_number &gt; &quot;&amp;[.A537]&amp;&quot;.part&quot;" office:value-type="string" office:string-value="sed -ne '130178,130181p' N_seriolae_KH_21_number &gt; 535.part" calcext:value-type="string">
            <text:p>sed -ne '130178,130181p' N_seriolae_KH_21_number &gt; 535.part</text:p>
          </table:table-cell>
        </table:table-row>
        <table:table-row table:style-name="ro1">
          <table:table-cell office:value-type="string" calcext:value-type="string">
            <text:p>536</text:p>
          </table:table-cell>
          <table:table-cell office:value-type="float" office:value="130182" calcext:value-type="float">
            <text:p>130182</text:p>
          </table:table-cell>
          <table:table-cell table:formula="of:=[.B538]" office:value-type="float" office:value="130182" calcext:value-type="float">
            <text:p>130182</text:p>
          </table:table-cell>
          <table:table-cell table:formula="of:=[.B539]-1" office:value-type="float" office:value="130185" calcext:value-type="float">
            <text:p>130185</text:p>
          </table:table-cell>
          <table:table-cell table:formula="of:=&quot;sed -ne &quot;&amp;&quot;'&quot;&amp;[.C538]&amp;&quot;,&quot;&amp;[.D538]&amp;&quot;p' N_seriolae_KH_21_number &gt; &quot;&amp;[.A538]&amp;&quot;.part&quot;" office:value-type="string" office:string-value="sed -ne '130182,130185p' N_seriolae_KH_21_number &gt; 536.part" calcext:value-type="string">
            <text:p>sed -ne '130182,130185p' N_seriolae_KH_21_number &gt; 536.part</text:p>
          </table:table-cell>
        </table:table-row>
        <table:table-row table:style-name="ro1">
          <table:table-cell office:value-type="string" calcext:value-type="string">
            <text:p>537</text:p>
          </table:table-cell>
          <table:table-cell office:value-type="float" office:value="130186" calcext:value-type="float">
            <text:p>130186</text:p>
          </table:table-cell>
          <table:table-cell table:formula="of:=[.B539]" office:value-type="float" office:value="130186" calcext:value-type="float">
            <text:p>130186</text:p>
          </table:table-cell>
          <table:table-cell table:formula="of:=[.B540]-1" office:value-type="float" office:value="130189" calcext:value-type="float">
            <text:p>130189</text:p>
          </table:table-cell>
          <table:table-cell table:formula="of:=&quot;sed -ne &quot;&amp;&quot;'&quot;&amp;[.C539]&amp;&quot;,&quot;&amp;[.D539]&amp;&quot;p' N_seriolae_KH_21_number &gt; &quot;&amp;[.A539]&amp;&quot;.part&quot;" office:value-type="string" office:string-value="sed -ne '130186,130189p' N_seriolae_KH_21_number &gt; 537.part" calcext:value-type="string">
            <text:p>sed -ne '130186,130189p' N_seriolae_KH_21_number &gt; 537.part</text:p>
          </table:table-cell>
        </table:table-row>
        <table:table-row table:style-name="ro1">
          <table:table-cell office:value-type="string" calcext:value-type="string">
            <text:p>538</text:p>
          </table:table-cell>
          <table:table-cell office:value-type="float" office:value="130190" calcext:value-type="float">
            <text:p>130190</text:p>
          </table:table-cell>
          <table:table-cell table:formula="of:=[.B540]" office:value-type="float" office:value="130190" calcext:value-type="float">
            <text:p>130190</text:p>
          </table:table-cell>
          <table:table-cell table:formula="of:=[.B541]-1" office:value-type="float" office:value="130193" calcext:value-type="float">
            <text:p>130193</text:p>
          </table:table-cell>
          <table:table-cell table:formula="of:=&quot;sed -ne &quot;&amp;&quot;'&quot;&amp;[.C540]&amp;&quot;,&quot;&amp;[.D540]&amp;&quot;p' N_seriolae_KH_21_number &gt; &quot;&amp;[.A540]&amp;&quot;.part&quot;" office:value-type="string" office:string-value="sed -ne '130190,130193p' N_seriolae_KH_21_number &gt; 538.part" calcext:value-type="string">
            <text:p>sed -ne '130190,130193p' N_seriolae_KH_21_number &gt; 538.part</text:p>
          </table:table-cell>
        </table:table-row>
        <table:table-row table:style-name="ro1">
          <table:table-cell office:value-type="string" calcext:value-type="string">
            <text:p>539</text:p>
          </table:table-cell>
          <table:table-cell office:value-type="float" office:value="130194" calcext:value-type="float">
            <text:p>130194</text:p>
          </table:table-cell>
          <table:table-cell table:formula="of:=[.B541]" office:value-type="float" office:value="130194" calcext:value-type="float">
            <text:p>130194</text:p>
          </table:table-cell>
          <table:table-cell table:formula="of:=[.B542]-1" office:value-type="float" office:value="130197" calcext:value-type="float">
            <text:p>130197</text:p>
          </table:table-cell>
          <table:table-cell table:formula="of:=&quot;sed -ne &quot;&amp;&quot;'&quot;&amp;[.C541]&amp;&quot;,&quot;&amp;[.D541]&amp;&quot;p' N_seriolae_KH_21_number &gt; &quot;&amp;[.A541]&amp;&quot;.part&quot;" office:value-type="string" office:string-value="sed -ne '130194,130197p' N_seriolae_KH_21_number &gt; 539.part" calcext:value-type="string">
            <text:p>sed -ne '130194,130197p' N_seriolae_KH_21_number &gt; 539.part</text:p>
          </table:table-cell>
        </table:table-row>
        <table:table-row table:style-name="ro1">
          <table:table-cell office:value-type="string" calcext:value-type="string">
            <text:p>540</text:p>
          </table:table-cell>
          <table:table-cell office:value-type="float" office:value="130198" calcext:value-type="float">
            <text:p>130198</text:p>
          </table:table-cell>
          <table:table-cell table:formula="of:=[.B542]" office:value-type="float" office:value="130198" calcext:value-type="float">
            <text:p>130198</text:p>
          </table:table-cell>
          <table:table-cell table:formula="of:=[.B543]-1" office:value-type="float" office:value="130201" calcext:value-type="float">
            <text:p>130201</text:p>
          </table:table-cell>
          <table:table-cell table:formula="of:=&quot;sed -ne &quot;&amp;&quot;'&quot;&amp;[.C542]&amp;&quot;,&quot;&amp;[.D542]&amp;&quot;p' N_seriolae_KH_21_number &gt; &quot;&amp;[.A542]&amp;&quot;.part&quot;" office:value-type="string" office:string-value="sed -ne '130198,130201p' N_seriolae_KH_21_number &gt; 540.part" calcext:value-type="string">
            <text:p>sed -ne '130198,130201p' N_seriolae_KH_21_number &gt; 540.part</text:p>
          </table:table-cell>
        </table:table-row>
        <table:table-row table:style-name="ro1">
          <table:table-cell office:value-type="string" calcext:value-type="string">
            <text:p>541</text:p>
          </table:table-cell>
          <table:table-cell office:value-type="float" office:value="130202" calcext:value-type="float">
            <text:p>130202</text:p>
          </table:table-cell>
          <table:table-cell table:formula="of:=[.B543]" office:value-type="float" office:value="130202" calcext:value-type="float">
            <text:p>130202</text:p>
          </table:table-cell>
          <table:table-cell table:formula="of:=[.B544]-1" office:value-type="float" office:value="130205" calcext:value-type="float">
            <text:p>130205</text:p>
          </table:table-cell>
          <table:table-cell table:formula="of:=&quot;sed -ne &quot;&amp;&quot;'&quot;&amp;[.C543]&amp;&quot;,&quot;&amp;[.D543]&amp;&quot;p' N_seriolae_KH_21_number &gt; &quot;&amp;[.A543]&amp;&quot;.part&quot;" office:value-type="string" office:string-value="sed -ne '130202,130205p' N_seriolae_KH_21_number &gt; 541.part" calcext:value-type="string">
            <text:p>sed -ne '130202,130205p' N_seriolae_KH_21_number &gt; 541.part</text:p>
          </table:table-cell>
        </table:table-row>
        <table:table-row table:style-name="ro1">
          <table:table-cell office:value-type="string" calcext:value-type="string">
            <text:p>542</text:p>
          </table:table-cell>
          <table:table-cell office:value-type="float" office:value="130206" calcext:value-type="float">
            <text:p>130206</text:p>
          </table:table-cell>
          <table:table-cell table:formula="of:=[.B544]" office:value-type="float" office:value="130206" calcext:value-type="float">
            <text:p>130206</text:p>
          </table:table-cell>
          <table:table-cell table:formula="of:=[.B545]-1" office:value-type="float" office:value="130209" calcext:value-type="float">
            <text:p>130209</text:p>
          </table:table-cell>
          <table:table-cell table:formula="of:=&quot;sed -ne &quot;&amp;&quot;'&quot;&amp;[.C544]&amp;&quot;,&quot;&amp;[.D544]&amp;&quot;p' N_seriolae_KH_21_number &gt; &quot;&amp;[.A544]&amp;&quot;.part&quot;" office:value-type="string" office:string-value="sed -ne '130206,130209p' N_seriolae_KH_21_number &gt; 542.part" calcext:value-type="string">
            <text:p>sed -ne '130206,130209p' N_seriolae_KH_21_number &gt; 542.part</text:p>
          </table:table-cell>
        </table:table-row>
        <table:table-row table:style-name="ro1">
          <table:table-cell office:value-type="string" calcext:value-type="string">
            <text:p>543</text:p>
          </table:table-cell>
          <table:table-cell office:value-type="float" office:value="130210" calcext:value-type="float">
            <text:p>130210</text:p>
          </table:table-cell>
          <table:table-cell table:formula="of:=[.B545]" office:value-type="float" office:value="130210" calcext:value-type="float">
            <text:p>130210</text:p>
          </table:table-cell>
          <table:table-cell table:formula="of:=[.B546]-1" office:value-type="float" office:value="130212" calcext:value-type="float">
            <text:p>130212</text:p>
          </table:table-cell>
          <table:table-cell table:formula="of:=&quot;sed -ne &quot;&amp;&quot;'&quot;&amp;[.C545]&amp;&quot;,&quot;&amp;[.D545]&amp;&quot;p' N_seriolae_KH_21_number &gt; &quot;&amp;[.A545]&amp;&quot;.part&quot;" office:value-type="string" office:string-value="sed -ne '130210,130212p' N_seriolae_KH_21_number &gt; 543.part" calcext:value-type="string">
            <text:p>sed -ne '130210,130212p' N_seriolae_KH_21_number &gt; 543.part</text:p>
          </table:table-cell>
        </table:table-row>
        <table:table-row table:style-name="ro1">
          <table:table-cell office:value-type="string" calcext:value-type="string">
            <text:p>544</text:p>
          </table:table-cell>
          <table:table-cell office:value-type="float" office:value="130213" calcext:value-type="float">
            <text:p>130213</text:p>
          </table:table-cell>
          <table:table-cell table:formula="of:=[.B546]" office:value-type="float" office:value="130213" calcext:value-type="float">
            <text:p>130213</text:p>
          </table:table-cell>
          <table:table-cell table:formula="of:=[.B547]-1" office:value-type="float" office:value="130215" calcext:value-type="float">
            <text:p>130215</text:p>
          </table:table-cell>
          <table:table-cell table:formula="of:=&quot;sed -ne &quot;&amp;&quot;'&quot;&amp;[.C546]&amp;&quot;,&quot;&amp;[.D546]&amp;&quot;p' N_seriolae_KH_21_number &gt; &quot;&amp;[.A546]&amp;&quot;.part&quot;" office:value-type="string" office:string-value="sed -ne '130213,130215p' N_seriolae_KH_21_number &gt; 544.part" calcext:value-type="string">
            <text:p>sed -ne '130213,130215p' N_seriolae_KH_21_number &gt; 544.part</text:p>
          </table:table-cell>
        </table:table-row>
        <table:table-row table:style-name="ro1">
          <table:table-cell office:value-type="string" calcext:value-type="string">
            <text:p>545</text:p>
          </table:table-cell>
          <table:table-cell office:value-type="float" office:value="130216" calcext:value-type="float">
            <text:p>130216</text:p>
          </table:table-cell>
          <table:table-cell table:formula="of:=[.B547]" office:value-type="float" office:value="130216" calcext:value-type="float">
            <text:p>130216</text:p>
          </table:table-cell>
          <table:table-cell table:formula="of:=[.B548]-1" office:value-type="float" office:value="130218" calcext:value-type="float">
            <text:p>130218</text:p>
          </table:table-cell>
          <table:table-cell table:formula="of:=&quot;sed -ne &quot;&amp;&quot;'&quot;&amp;[.C547]&amp;&quot;,&quot;&amp;[.D547]&amp;&quot;p' N_seriolae_KH_21_number &gt; &quot;&amp;[.A547]&amp;&quot;.part&quot;" office:value-type="string" office:string-value="sed -ne '130216,130218p' N_seriolae_KH_21_number &gt; 545.part" calcext:value-type="string">
            <text:p>sed -ne '130216,130218p' N_seriolae_KH_21_number &gt; 545.part</text:p>
          </table:table-cell>
        </table:table-row>
        <table:table-row table:style-name="ro1">
          <table:table-cell office:value-type="string" calcext:value-type="string">
            <text:p>546</text:p>
          </table:table-cell>
          <table:table-cell office:value-type="float" office:value="130219" calcext:value-type="float">
            <text:p>130219</text:p>
          </table:table-cell>
          <table:table-cell table:formula="of:=[.B548]" office:value-type="float" office:value="130219" calcext:value-type="float">
            <text:p>130219</text:p>
          </table:table-cell>
          <table:table-cell table:formula="of:=[.B549]-1" office:value-type="float" office:value="130221" calcext:value-type="float">
            <text:p>130221</text:p>
          </table:table-cell>
          <table:table-cell table:formula="of:=&quot;sed -ne &quot;&amp;&quot;'&quot;&amp;[.C548]&amp;&quot;,&quot;&amp;[.D548]&amp;&quot;p' N_seriolae_KH_21_number &gt; &quot;&amp;[.A548]&amp;&quot;.part&quot;" office:value-type="string" office:string-value="sed -ne '130219,130221p' N_seriolae_KH_21_number &gt; 546.part" calcext:value-type="string">
            <text:p>sed -ne '130219,130221p' N_seriolae_KH_21_number &gt; 546.part</text:p>
          </table:table-cell>
        </table:table-row>
        <table:table-row table:style-name="ro1">
          <table:table-cell office:value-type="string" calcext:value-type="string">
            <text:p>547</text:p>
          </table:table-cell>
          <table:table-cell office:value-type="float" office:value="130222" calcext:value-type="float">
            <text:p>130222</text:p>
          </table:table-cell>
          <table:table-cell table:formula="of:=[.B549]" office:value-type="float" office:value="130222" calcext:value-type="float">
            <text:p>130222</text:p>
          </table:table-cell>
          <table:table-cell table:formula="of:=[.B550]-1" office:value-type="float" office:value="130224" calcext:value-type="float">
            <text:p>130224</text:p>
          </table:table-cell>
          <table:table-cell table:formula="of:=&quot;sed -ne &quot;&amp;&quot;'&quot;&amp;[.C549]&amp;&quot;,&quot;&amp;[.D549]&amp;&quot;p' N_seriolae_KH_21_number &gt; &quot;&amp;[.A549]&amp;&quot;.part&quot;" office:value-type="string" office:string-value="sed -ne '130222,130224p' N_seriolae_KH_21_number &gt; 547.part" calcext:value-type="string">
            <text:p>sed -ne '130222,130224p' N_seriolae_KH_21_number &gt; 547.part</text:p>
          </table:table-cell>
        </table:table-row>
        <table:table-row table:style-name="ro1">
          <table:table-cell office:value-type="string" calcext:value-type="string">
            <text:p>548</text:p>
          </table:table-cell>
          <table:table-cell office:value-type="float" office:value="130225" calcext:value-type="float">
            <text:p>130225</text:p>
          </table:table-cell>
          <table:table-cell table:formula="of:=[.B550]" office:value-type="float" office:value="130225" calcext:value-type="float">
            <text:p>130225</text:p>
          </table:table-cell>
          <table:table-cell table:formula="of:=[.B551]-1" office:value-type="float" office:value="130227" calcext:value-type="float">
            <text:p>130227</text:p>
          </table:table-cell>
          <table:table-cell table:formula="of:=&quot;sed -ne &quot;&amp;&quot;'&quot;&amp;[.C550]&amp;&quot;,&quot;&amp;[.D550]&amp;&quot;p' N_seriolae_KH_21_number &gt; &quot;&amp;[.A550]&amp;&quot;.part&quot;" office:value-type="string" office:string-value="sed -ne '130225,130227p' N_seriolae_KH_21_number &gt; 548.part" calcext:value-type="string">
            <text:p>sed -ne '130225,130227p' N_seriolae_KH_21_number &gt; 548.part</text:p>
          </table:table-cell>
        </table:table-row>
        <table:table-row table:style-name="ro1">
          <table:table-cell office:value-type="string" calcext:value-type="string">
            <text:p>549</text:p>
          </table:table-cell>
          <table:table-cell office:value-type="float" office:value="130228" calcext:value-type="float">
            <text:p>130228</text:p>
          </table:table-cell>
          <table:table-cell table:formula="of:=[.B551]" office:value-type="float" office:value="130228" calcext:value-type="float">
            <text:p>130228</text:p>
          </table:table-cell>
          <table:table-cell table:formula="of:=[.B552]-1" office:value-type="float" office:value="130230" calcext:value-type="float">
            <text:p>130230</text:p>
          </table:table-cell>
          <table:table-cell table:formula="of:=&quot;sed -ne &quot;&amp;&quot;'&quot;&amp;[.C551]&amp;&quot;,&quot;&amp;[.D551]&amp;&quot;p' N_seriolae_KH_21_number &gt; &quot;&amp;[.A551]&amp;&quot;.part&quot;" office:value-type="string" office:string-value="sed -ne '130228,130230p' N_seriolae_KH_21_number &gt; 549.part" calcext:value-type="string">
            <text:p>sed -ne '130228,130230p' N_seriolae_KH_21_number &gt; 549.part</text:p>
          </table:table-cell>
        </table:table-row>
        <table:table-row table:style-name="ro1">
          <table:table-cell office:value-type="string" calcext:value-type="string">
            <text:p>550</text:p>
          </table:table-cell>
          <table:table-cell office:value-type="float" office:value="130231" calcext:value-type="float">
            <text:p>130231</text:p>
          </table:table-cell>
          <table:table-cell table:formula="of:=[.B552]" office:value-type="float" office:value="130231" calcext:value-type="float">
            <text:p>130231</text:p>
          </table:table-cell>
          <table:table-cell table:formula="of:=[.B553]-1" office:value-type="float" office:value="130233" calcext:value-type="float">
            <text:p>130233</text:p>
          </table:table-cell>
          <table:table-cell table:formula="of:=&quot;sed -ne &quot;&amp;&quot;'&quot;&amp;[.C552]&amp;&quot;,&quot;&amp;[.D552]&amp;&quot;p' N_seriolae_KH_21_number &gt; &quot;&amp;[.A552]&amp;&quot;.part&quot;" office:value-type="string" office:string-value="sed -ne '130231,130233p' N_seriolae_KH_21_number &gt; 550.part" calcext:value-type="string">
            <text:p>sed -ne '130231,130233p' N_seriolae_KH_21_number &gt; 550.part</text:p>
          </table:table-cell>
        </table:table-row>
        <table:table-row table:style-name="ro1">
          <table:table-cell office:value-type="string" calcext:value-type="string">
            <text:p>551</text:p>
          </table:table-cell>
          <table:table-cell office:value-type="float" office:value="130234" calcext:value-type="float">
            <text:p>130234</text:p>
          </table:table-cell>
          <table:table-cell table:formula="of:=[.B553]" office:value-type="float" office:value="130234" calcext:value-type="float">
            <text:p>130234</text:p>
          </table:table-cell>
          <table:table-cell table:formula="of:=[.B554]-1" office:value-type="float" office:value="130236" calcext:value-type="float">
            <text:p>130236</text:p>
          </table:table-cell>
          <table:table-cell table:formula="of:=&quot;sed -ne &quot;&amp;&quot;'&quot;&amp;[.C553]&amp;&quot;,&quot;&amp;[.D553]&amp;&quot;p' N_seriolae_KH_21_number &gt; &quot;&amp;[.A553]&amp;&quot;.part&quot;" office:value-type="string" office:string-value="sed -ne '130234,130236p' N_seriolae_KH_21_number &gt; 551.part" calcext:value-type="string">
            <text:p>sed -ne '130234,130236p' N_seriolae_KH_21_number &gt; 551.part</text:p>
          </table:table-cell>
        </table:table-row>
        <table:table-row table:style-name="ro1">
          <table:table-cell office:value-type="string" calcext:value-type="string">
            <text:p>552</text:p>
          </table:table-cell>
          <table:table-cell office:value-type="float" office:value="130237" calcext:value-type="float">
            <text:p>130237</text:p>
          </table:table-cell>
          <table:table-cell table:formula="of:=[.B554]" office:value-type="float" office:value="130237" calcext:value-type="float">
            <text:p>130237</text:p>
          </table:table-cell>
          <table:table-cell table:formula="of:=[.B555]-1" office:value-type="float" office:value="130239" calcext:value-type="float">
            <text:p>130239</text:p>
          </table:table-cell>
          <table:table-cell table:formula="of:=&quot;sed -ne &quot;&amp;&quot;'&quot;&amp;[.C554]&amp;&quot;,&quot;&amp;[.D554]&amp;&quot;p' N_seriolae_KH_21_number &gt; &quot;&amp;[.A554]&amp;&quot;.part&quot;" office:value-type="string" office:string-value="sed -ne '130237,130239p' N_seriolae_KH_21_number &gt; 552.part" calcext:value-type="string">
            <text:p>sed -ne '130237,130239p' N_seriolae_KH_21_number &gt; 552.part</text:p>
          </table:table-cell>
        </table:table-row>
        <table:table-row table:style-name="ro1">
          <table:table-cell office:value-type="string" calcext:value-type="string">
            <text:p>553</text:p>
          </table:table-cell>
          <table:table-cell office:value-type="float" office:value="130240" calcext:value-type="float">
            <text:p>130240</text:p>
          </table:table-cell>
          <table:table-cell table:formula="of:=[.B555]" office:value-type="float" office:value="130240" calcext:value-type="float">
            <text:p>130240</text:p>
          </table:table-cell>
          <table:table-cell table:formula="of:=[.B556]-1" office:value-type="float" office:value="130242" calcext:value-type="float">
            <text:p>130242</text:p>
          </table:table-cell>
          <table:table-cell table:formula="of:=&quot;sed -ne &quot;&amp;&quot;'&quot;&amp;[.C555]&amp;&quot;,&quot;&amp;[.D555]&amp;&quot;p' N_seriolae_KH_21_number &gt; &quot;&amp;[.A555]&amp;&quot;.part&quot;" office:value-type="string" office:string-value="sed -ne '130240,130242p' N_seriolae_KH_21_number &gt; 553.part" calcext:value-type="string">
            <text:p>sed -ne '130240,130242p' N_seriolae_KH_21_number &gt; 553.part</text:p>
          </table:table-cell>
        </table:table-row>
        <table:table-row table:style-name="ro1">
          <table:table-cell office:value-type="string" calcext:value-type="string">
            <text:p>554</text:p>
          </table:table-cell>
          <table:table-cell office:value-type="float" office:value="130243" calcext:value-type="float">
            <text:p>130243</text:p>
          </table:table-cell>
          <table:table-cell table:formula="of:=[.B556]" office:value-type="float" office:value="130243" calcext:value-type="float">
            <text:p>130243</text:p>
          </table:table-cell>
          <table:table-cell table:formula="of:=[.B557]-1" office:value-type="float" office:value="130245" calcext:value-type="float">
            <text:p>130245</text:p>
          </table:table-cell>
          <table:table-cell table:formula="of:=&quot;sed -ne &quot;&amp;&quot;'&quot;&amp;[.C556]&amp;&quot;,&quot;&amp;[.D556]&amp;&quot;p' N_seriolae_KH_21_number &gt; &quot;&amp;[.A556]&amp;&quot;.part&quot;" office:value-type="string" office:string-value="sed -ne '130243,130245p' N_seriolae_KH_21_number &gt; 554.part" calcext:value-type="string">
            <text:p>sed -ne '130243,130245p' N_seriolae_KH_21_number &gt; 554.part</text:p>
          </table:table-cell>
        </table:table-row>
        <table:table-row table:style-name="ro1">
          <table:table-cell office:value-type="string" calcext:value-type="string">
            <text:p>555</text:p>
          </table:table-cell>
          <table:table-cell office:value-type="float" office:value="130246" calcext:value-type="float">
            <text:p>130246</text:p>
          </table:table-cell>
          <table:table-cell table:formula="of:=[.B557]" office:value-type="float" office:value="130246" calcext:value-type="float">
            <text:p>130246</text:p>
          </table:table-cell>
          <table:table-cell table:formula="of:=[.B558]-1" office:value-type="float" office:value="130248" calcext:value-type="float">
            <text:p>130248</text:p>
          </table:table-cell>
          <table:table-cell table:formula="of:=&quot;sed -ne &quot;&amp;&quot;'&quot;&amp;[.C557]&amp;&quot;,&quot;&amp;[.D557]&amp;&quot;p' N_seriolae_KH_21_number &gt; &quot;&amp;[.A557]&amp;&quot;.part&quot;" office:value-type="string" office:string-value="sed -ne '130246,130248p' N_seriolae_KH_21_number &gt; 555.part" calcext:value-type="string">
            <text:p>sed -ne '130246,130248p' N_seriolae_KH_21_number &gt; 555.part</text:p>
          </table:table-cell>
        </table:table-row>
        <table:table-row table:style-name="ro1">
          <table:table-cell office:value-type="string" calcext:value-type="string">
            <text:p>556</text:p>
          </table:table-cell>
          <table:table-cell office:value-type="float" office:value="130249" calcext:value-type="float">
            <text:p>130249</text:p>
          </table:table-cell>
          <table:table-cell table:formula="of:=[.B558]" office:value-type="float" office:value="130249" calcext:value-type="float">
            <text:p>130249</text:p>
          </table:table-cell>
          <table:table-cell table:formula="of:=[.B559]-1" office:value-type="float" office:value="130251" calcext:value-type="float">
            <text:p>130251</text:p>
          </table:table-cell>
          <table:table-cell table:formula="of:=&quot;sed -ne &quot;&amp;&quot;'&quot;&amp;[.C558]&amp;&quot;,&quot;&amp;[.D558]&amp;&quot;p' N_seriolae_KH_21_number &gt; &quot;&amp;[.A558]&amp;&quot;.part&quot;" office:value-type="string" office:string-value="sed -ne '130249,130251p' N_seriolae_KH_21_number &gt; 556.part" calcext:value-type="string">
            <text:p>sed -ne '130249,130251p' N_seriolae_KH_21_number &gt; 556.part</text:p>
          </table:table-cell>
        </table:table-row>
        <table:table-row table:style-name="ro1">
          <table:table-cell office:value-type="string" calcext:value-type="string">
            <text:p>557</text:p>
          </table:table-cell>
          <table:table-cell office:value-type="float" office:value="130252" calcext:value-type="float">
            <text:p>130252</text:p>
          </table:table-cell>
          <table:table-cell table:formula="of:=[.B559]" office:value-type="float" office:value="130252" calcext:value-type="float">
            <text:p>130252</text:p>
          </table:table-cell>
          <table:table-cell table:formula="of:=[.B560]-1" office:value-type="float" office:value="130254" calcext:value-type="float">
            <text:p>130254</text:p>
          </table:table-cell>
          <table:table-cell table:formula="of:=&quot;sed -ne &quot;&amp;&quot;'&quot;&amp;[.C559]&amp;&quot;,&quot;&amp;[.D559]&amp;&quot;p' N_seriolae_KH_21_number &gt; &quot;&amp;[.A559]&amp;&quot;.part&quot;" office:value-type="string" office:string-value="sed -ne '130252,130254p' N_seriolae_KH_21_number &gt; 557.part" calcext:value-type="string">
            <text:p>sed -ne '130252,130254p' N_seriolae_KH_21_number &gt; 557.part</text:p>
          </table:table-cell>
        </table:table-row>
        <table:table-row table:style-name="ro1">
          <table:table-cell office:value-type="string" calcext:value-type="string">
            <text:p>558</text:p>
          </table:table-cell>
          <table:table-cell office:value-type="float" office:value="130255" calcext:value-type="float">
            <text:p>130255</text:p>
          </table:table-cell>
          <table:table-cell table:formula="of:=[.B560]" office:value-type="float" office:value="130255" calcext:value-type="float">
            <text:p>130255</text:p>
          </table:table-cell>
          <table:table-cell table:formula="of:=[.B561]-1" office:value-type="float" office:value="130257" calcext:value-type="float">
            <text:p>130257</text:p>
          </table:table-cell>
          <table:table-cell table:formula="of:=&quot;sed -ne &quot;&amp;&quot;'&quot;&amp;[.C560]&amp;&quot;,&quot;&amp;[.D560]&amp;&quot;p' N_seriolae_KH_21_number &gt; &quot;&amp;[.A560]&amp;&quot;.part&quot;" office:value-type="string" office:string-value="sed -ne '130255,130257p' N_seriolae_KH_21_number &gt; 558.part" calcext:value-type="string">
            <text:p>sed -ne '130255,130257p' N_seriolae_KH_21_number &gt; 558.part</text:p>
          </table:table-cell>
        </table:table-row>
        <table:table-row table:style-name="ro1">
          <table:table-cell office:value-type="string" calcext:value-type="string">
            <text:p>559</text:p>
          </table:table-cell>
          <table:table-cell office:value-type="float" office:value="130258" calcext:value-type="float">
            <text:p>130258</text:p>
          </table:table-cell>
          <table:table-cell table:formula="of:=[.B561]" office:value-type="float" office:value="130258" calcext:value-type="float">
            <text:p>130258</text:p>
          </table:table-cell>
          <table:table-cell table:formula="of:=[.B562]-1" office:value-type="float" office:value="130260" calcext:value-type="float">
            <text:p>130260</text:p>
          </table:table-cell>
          <table:table-cell table:formula="of:=&quot;sed -ne &quot;&amp;&quot;'&quot;&amp;[.C561]&amp;&quot;,&quot;&amp;[.D561]&amp;&quot;p' N_seriolae_KH_21_number &gt; &quot;&amp;[.A561]&amp;&quot;.part&quot;" office:value-type="string" office:string-value="sed -ne '130258,130260p' N_seriolae_KH_21_number &gt; 559.part" calcext:value-type="string">
            <text:p>sed -ne '130258,130260p' N_seriolae_KH_21_number &gt; 559.part</text:p>
          </table:table-cell>
        </table:table-row>
        <table:table-row table:style-name="ro1">
          <table:table-cell office:value-type="string" calcext:value-type="string">
            <text:p>560</text:p>
          </table:table-cell>
          <table:table-cell office:value-type="float" office:value="130261" calcext:value-type="float">
            <text:p>130261</text:p>
          </table:table-cell>
          <table:table-cell table:formula="of:=[.B562]" office:value-type="float" office:value="130261" calcext:value-type="float">
            <text:p>130261</text:p>
          </table:table-cell>
          <table:table-cell table:formula="of:=[.B563]-1" office:value-type="float" office:value="130263" calcext:value-type="float">
            <text:p>130263</text:p>
          </table:table-cell>
          <table:table-cell table:formula="of:=&quot;sed -ne &quot;&amp;&quot;'&quot;&amp;[.C562]&amp;&quot;,&quot;&amp;[.D562]&amp;&quot;p' N_seriolae_KH_21_number &gt; &quot;&amp;[.A562]&amp;&quot;.part&quot;" office:value-type="string" office:string-value="sed -ne '130261,130263p' N_seriolae_KH_21_number &gt; 560.part" calcext:value-type="string">
            <text:p>sed -ne '130261,130263p' N_seriolae_KH_21_number &gt; 560.part</text:p>
          </table:table-cell>
        </table:table-row>
        <table:table-row table:style-name="ro1">
          <table:table-cell office:value-type="string" calcext:value-type="string">
            <text:p>561</text:p>
          </table:table-cell>
          <table:table-cell office:value-type="float" office:value="130264" calcext:value-type="float">
            <text:p>130264</text:p>
          </table:table-cell>
          <table:table-cell table:formula="of:=[.B563]" office:value-type="float" office:value="130264" calcext:value-type="float">
            <text:p>130264</text:p>
          </table:table-cell>
          <table:table-cell table:formula="of:=[.B564]-1" office:value-type="float" office:value="130266" calcext:value-type="float">
            <text:p>130266</text:p>
          </table:table-cell>
          <table:table-cell table:formula="of:=&quot;sed -ne &quot;&amp;&quot;'&quot;&amp;[.C563]&amp;&quot;,&quot;&amp;[.D563]&amp;&quot;p' N_seriolae_KH_21_number &gt; &quot;&amp;[.A563]&amp;&quot;.part&quot;" office:value-type="string" office:string-value="sed -ne '130264,130266p' N_seriolae_KH_21_number &gt; 561.part" calcext:value-type="string">
            <text:p>sed -ne '130264,130266p' N_seriolae_KH_21_number &gt; 561.part</text:p>
          </table:table-cell>
        </table:table-row>
        <table:table-row table:style-name="ro1">
          <table:table-cell office:value-type="string" calcext:value-type="string">
            <text:p>562</text:p>
          </table:table-cell>
          <table:table-cell office:value-type="float" office:value="130267" calcext:value-type="float">
            <text:p>130267</text:p>
          </table:table-cell>
          <table:table-cell table:formula="of:=[.B564]" office:value-type="float" office:value="130267" calcext:value-type="float">
            <text:p>130267</text:p>
          </table:table-cell>
          <table:table-cell table:formula="of:=[.B565]-1" office:value-type="float" office:value="130269" calcext:value-type="float">
            <text:p>130269</text:p>
          </table:table-cell>
          <table:table-cell table:formula="of:=&quot;sed -ne &quot;&amp;&quot;'&quot;&amp;[.C564]&amp;&quot;,&quot;&amp;[.D564]&amp;&quot;p' N_seriolae_KH_21_number &gt; &quot;&amp;[.A564]&amp;&quot;.part&quot;" office:value-type="string" office:string-value="sed -ne '130267,130269p' N_seriolae_KH_21_number &gt; 562.part" calcext:value-type="string">
            <text:p>sed -ne '130267,130269p' N_seriolae_KH_21_number &gt; 562.part</text:p>
          </table:table-cell>
        </table:table-row>
        <table:table-row table:style-name="ro1">
          <table:table-cell office:value-type="string" calcext:value-type="string">
            <text:p>563</text:p>
          </table:table-cell>
          <table:table-cell office:value-type="float" office:value="130270" calcext:value-type="float">
            <text:p>130270</text:p>
          </table:table-cell>
          <table:table-cell table:formula="of:=[.B565]" office:value-type="float" office:value="130270" calcext:value-type="float">
            <text:p>130270</text:p>
          </table:table-cell>
          <table:table-cell table:formula="of:=[.B566]-1" office:value-type="float" office:value="130272" calcext:value-type="float">
            <text:p>130272</text:p>
          </table:table-cell>
          <table:table-cell table:formula="of:=&quot;sed -ne &quot;&amp;&quot;'&quot;&amp;[.C565]&amp;&quot;,&quot;&amp;[.D565]&amp;&quot;p' N_seriolae_KH_21_number &gt; &quot;&amp;[.A565]&amp;&quot;.part&quot;" office:value-type="string" office:string-value="sed -ne '130270,130272p' N_seriolae_KH_21_number &gt; 563.part" calcext:value-type="string">
            <text:p>sed -ne '130270,130272p' N_seriolae_KH_21_number &gt; 563.part</text:p>
          </table:table-cell>
        </table:table-row>
        <table:table-row table:style-name="ro1">
          <table:table-cell office:value-type="string" calcext:value-type="string">
            <text:p>564</text:p>
          </table:table-cell>
          <table:table-cell office:value-type="float" office:value="130273" calcext:value-type="float">
            <text:p>130273</text:p>
          </table:table-cell>
          <table:table-cell table:formula="of:=[.B566]" office:value-type="float" office:value="130273" calcext:value-type="float">
            <text:p>130273</text:p>
          </table:table-cell>
          <table:table-cell table:formula="of:=[.B567]-1" office:value-type="float" office:value="130275" calcext:value-type="float">
            <text:p>130275</text:p>
          </table:table-cell>
          <table:table-cell table:formula="of:=&quot;sed -ne &quot;&amp;&quot;'&quot;&amp;[.C566]&amp;&quot;,&quot;&amp;[.D566]&amp;&quot;p' N_seriolae_KH_21_number &gt; &quot;&amp;[.A566]&amp;&quot;.part&quot;" office:value-type="string" office:string-value="sed -ne '130273,130275p' N_seriolae_KH_21_number &gt; 564.part" calcext:value-type="string">
            <text:p>sed -ne '130273,130275p' N_seriolae_KH_21_number &gt; 564.part</text:p>
          </table:table-cell>
        </table:table-row>
        <table:table-row table:style-name="ro1">
          <table:table-cell office:value-type="string" calcext:value-type="string">
            <text:p>565</text:p>
          </table:table-cell>
          <table:table-cell office:value-type="float" office:value="130276" calcext:value-type="float">
            <text:p>130276</text:p>
          </table:table-cell>
          <table:table-cell table:formula="of:=[.B567]" office:value-type="float" office:value="130276" calcext:value-type="float">
            <text:p>130276</text:p>
          </table:table-cell>
          <table:table-cell table:formula="of:=[.B568]-1" office:value-type="float" office:value="130278" calcext:value-type="float">
            <text:p>130278</text:p>
          </table:table-cell>
          <table:table-cell table:formula="of:=&quot;sed -ne &quot;&amp;&quot;'&quot;&amp;[.C567]&amp;&quot;,&quot;&amp;[.D567]&amp;&quot;p' N_seriolae_KH_21_number &gt; &quot;&amp;[.A567]&amp;&quot;.part&quot;" office:value-type="string" office:string-value="sed -ne '130276,130278p' N_seriolae_KH_21_number &gt; 565.part" calcext:value-type="string">
            <text:p>sed -ne '130276,130278p' N_seriolae_KH_21_number &gt; 565.part</text:p>
          </table:table-cell>
        </table:table-row>
        <table:table-row table:style-name="ro1">
          <table:table-cell office:value-type="string" calcext:value-type="string">
            <text:p>566</text:p>
          </table:table-cell>
          <table:table-cell office:value-type="float" office:value="130279" calcext:value-type="float">
            <text:p>130279</text:p>
          </table:table-cell>
          <table:table-cell table:formula="of:=[.B568]" office:value-type="float" office:value="130279" calcext:value-type="float">
            <text:p>130279</text:p>
          </table:table-cell>
          <table:table-cell table:formula="of:=[.B569]-1" office:value-type="float" office:value="130281" calcext:value-type="float">
            <text:p>130281</text:p>
          </table:table-cell>
          <table:table-cell table:formula="of:=&quot;sed -ne &quot;&amp;&quot;'&quot;&amp;[.C568]&amp;&quot;,&quot;&amp;[.D568]&amp;&quot;p' N_seriolae_KH_21_number &gt; &quot;&amp;[.A568]&amp;&quot;.part&quot;" office:value-type="string" office:string-value="sed -ne '130279,130281p' N_seriolae_KH_21_number &gt; 566.part" calcext:value-type="string">
            <text:p>sed -ne '130279,130281p' N_seriolae_KH_21_number &gt; 566.part</text:p>
          </table:table-cell>
        </table:table-row>
        <table:table-row table:style-name="ro1">
          <table:table-cell office:value-type="string" calcext:value-type="string">
            <text:p>567</text:p>
          </table:table-cell>
          <table:table-cell office:value-type="float" office:value="130282" calcext:value-type="float">
            <text:p>130282</text:p>
          </table:table-cell>
          <table:table-cell table:formula="of:=[.B569]" office:value-type="float" office:value="130282" calcext:value-type="float">
            <text:p>130282</text:p>
          </table:table-cell>
          <table:table-cell table:formula="of:=[.B570]-1" office:value-type="float" office:value="130284" calcext:value-type="float">
            <text:p>130284</text:p>
          </table:table-cell>
          <table:table-cell table:formula="of:=&quot;sed -ne &quot;&amp;&quot;'&quot;&amp;[.C569]&amp;&quot;,&quot;&amp;[.D569]&amp;&quot;p' N_seriolae_KH_21_number &gt; &quot;&amp;[.A569]&amp;&quot;.part&quot;" office:value-type="string" office:string-value="sed -ne '130282,130284p' N_seriolae_KH_21_number &gt; 567.part" calcext:value-type="string">
            <text:p>sed -ne '130282,130284p' N_seriolae_KH_21_number &gt; 567.part</text:p>
          </table:table-cell>
        </table:table-row>
        <table:table-row table:style-name="ro1">
          <table:table-cell office:value-type="string" calcext:value-type="string">
            <text:p>568</text:p>
          </table:table-cell>
          <table:table-cell office:value-type="float" office:value="130285" calcext:value-type="float">
            <text:p>130285</text:p>
          </table:table-cell>
          <table:table-cell table:formula="of:=[.B570]" office:value-type="float" office:value="130285" calcext:value-type="float">
            <text:p>130285</text:p>
          </table:table-cell>
          <table:table-cell table:formula="of:=[.B571]-1" office:value-type="float" office:value="130287" calcext:value-type="float">
            <text:p>130287</text:p>
          </table:table-cell>
          <table:table-cell table:formula="of:=&quot;sed -ne &quot;&amp;&quot;'&quot;&amp;[.C570]&amp;&quot;,&quot;&amp;[.D570]&amp;&quot;p' N_seriolae_KH_21_number &gt; &quot;&amp;[.A570]&amp;&quot;.part&quot;" office:value-type="string" office:string-value="sed -ne '130285,130287p' N_seriolae_KH_21_number &gt; 568.part" calcext:value-type="string">
            <text:p>sed -ne '130285,130287p' N_seriolae_KH_21_number &gt; 568.part</text:p>
          </table:table-cell>
        </table:table-row>
        <table:table-row table:style-name="ro1">
          <table:table-cell office:value-type="string" calcext:value-type="string">
            <text:p>569</text:p>
          </table:table-cell>
          <table:table-cell office:value-type="float" office:value="130288" calcext:value-type="float">
            <text:p>130288</text:p>
          </table:table-cell>
          <table:table-cell table:formula="of:=[.B571]" office:value-type="float" office:value="130288" calcext:value-type="float">
            <text:p>130288</text:p>
          </table:table-cell>
          <table:table-cell table:formula="of:=[.B572]-1" office:value-type="float" office:value="130290" calcext:value-type="float">
            <text:p>130290</text:p>
          </table:table-cell>
          <table:table-cell table:formula="of:=&quot;sed -ne &quot;&amp;&quot;'&quot;&amp;[.C571]&amp;&quot;,&quot;&amp;[.D571]&amp;&quot;p' N_seriolae_KH_21_number &gt; &quot;&amp;[.A571]&amp;&quot;.part&quot;" office:value-type="string" office:string-value="sed -ne '130288,130290p' N_seriolae_KH_21_number &gt; 569.part" calcext:value-type="string">
            <text:p>sed -ne '130288,130290p' N_seriolae_KH_21_number &gt; 569.part</text:p>
          </table:table-cell>
        </table:table-row>
        <table:table-row table:style-name="ro1">
          <table:table-cell office:value-type="string" calcext:value-type="string">
            <text:p>570</text:p>
          </table:table-cell>
          <table:table-cell office:value-type="float" office:value="130291" calcext:value-type="float">
            <text:p>130291</text:p>
          </table:table-cell>
          <table:table-cell table:formula="of:=[.B572]" office:value-type="float" office:value="130291" calcext:value-type="float">
            <text:p>130291</text:p>
          </table:table-cell>
          <table:table-cell table:formula="of:=[.B573]-1" office:value-type="float" office:value="130293" calcext:value-type="float">
            <text:p>130293</text:p>
          </table:table-cell>
          <table:table-cell table:formula="of:=&quot;sed -ne &quot;&amp;&quot;'&quot;&amp;[.C572]&amp;&quot;,&quot;&amp;[.D572]&amp;&quot;p' N_seriolae_KH_21_number &gt; &quot;&amp;[.A572]&amp;&quot;.part&quot;" office:value-type="string" office:string-value="sed -ne '130291,130293p' N_seriolae_KH_21_number &gt; 570.part" calcext:value-type="string">
            <text:p>sed -ne '130291,130293p' N_seriolae_KH_21_number &gt; 570.part</text:p>
          </table:table-cell>
        </table:table-row>
        <table:table-row table:style-name="ro1">
          <table:table-cell office:value-type="string" calcext:value-type="string">
            <text:p>571</text:p>
          </table:table-cell>
          <table:table-cell office:value-type="float" office:value="130294" calcext:value-type="float">
            <text:p>130294</text:p>
          </table:table-cell>
          <table:table-cell table:formula="of:=[.B573]" office:value-type="float" office:value="130294" calcext:value-type="float">
            <text:p>130294</text:p>
          </table:table-cell>
          <table:table-cell table:formula="of:=[.B574]-1" office:value-type="float" office:value="130296" calcext:value-type="float">
            <text:p>130296</text:p>
          </table:table-cell>
          <table:table-cell table:formula="of:=&quot;sed -ne &quot;&amp;&quot;'&quot;&amp;[.C573]&amp;&quot;,&quot;&amp;[.D573]&amp;&quot;p' N_seriolae_KH_21_number &gt; &quot;&amp;[.A573]&amp;&quot;.part&quot;" office:value-type="string" office:string-value="sed -ne '130294,130296p' N_seriolae_KH_21_number &gt; 571.part" calcext:value-type="string">
            <text:p>sed -ne '130294,130296p' N_seriolae_KH_21_number &gt; 571.part</text:p>
          </table:table-cell>
        </table:table-row>
        <table:table-row table:style-name="ro1">
          <table:table-cell office:value-type="string" calcext:value-type="string">
            <text:p>572</text:p>
          </table:table-cell>
          <table:table-cell office:value-type="float" office:value="130297" calcext:value-type="float">
            <text:p>130297</text:p>
          </table:table-cell>
          <table:table-cell table:formula="of:=[.B574]" office:value-type="float" office:value="130297" calcext:value-type="float">
            <text:p>130297</text:p>
          </table:table-cell>
          <table:table-cell table:formula="of:=[.B575]-1" office:value-type="float" office:value="130299" calcext:value-type="float">
            <text:p>130299</text:p>
          </table:table-cell>
          <table:table-cell table:formula="of:=&quot;sed -ne &quot;&amp;&quot;'&quot;&amp;[.C574]&amp;&quot;,&quot;&amp;[.D574]&amp;&quot;p' N_seriolae_KH_21_number &gt; &quot;&amp;[.A574]&amp;&quot;.part&quot;" office:value-type="string" office:string-value="sed -ne '130297,130299p' N_seriolae_KH_21_number &gt; 572.part" calcext:value-type="string">
            <text:p>sed -ne '130297,130299p' N_seriolae_KH_21_number &gt; 572.part</text:p>
          </table:table-cell>
        </table:table-row>
        <table:table-row table:style-name="ro1">
          <table:table-cell office:value-type="string" calcext:value-type="string">
            <text:p>573</text:p>
          </table:table-cell>
          <table:table-cell office:value-type="float" office:value="130300" calcext:value-type="float">
            <text:p>130300</text:p>
          </table:table-cell>
          <table:table-cell table:formula="of:=[.B575]" office:value-type="float" office:value="130300" calcext:value-type="float">
            <text:p>130300</text:p>
          </table:table-cell>
          <table:table-cell table:formula="of:=[.B576]-1" office:value-type="float" office:value="130302" calcext:value-type="float">
            <text:p>130302</text:p>
          </table:table-cell>
          <table:table-cell table:formula="of:=&quot;sed -ne &quot;&amp;&quot;'&quot;&amp;[.C575]&amp;&quot;,&quot;&amp;[.D575]&amp;&quot;p' N_seriolae_KH_21_number &gt; &quot;&amp;[.A575]&amp;&quot;.part&quot;" office:value-type="string" office:string-value="sed -ne '130300,130302p' N_seriolae_KH_21_number &gt; 573.part" calcext:value-type="string">
            <text:p>sed -ne '130300,130302p' N_seriolae_KH_21_number &gt; 573.part</text:p>
          </table:table-cell>
        </table:table-row>
        <table:table-row table:style-name="ro1">
          <table:table-cell office:value-type="string" calcext:value-type="string">
            <text:p>574</text:p>
          </table:table-cell>
          <table:table-cell office:value-type="float" office:value="130303" calcext:value-type="float">
            <text:p>130303</text:p>
          </table:table-cell>
          <table:table-cell table:formula="of:=[.B576]" office:value-type="float" office:value="130303" calcext:value-type="float">
            <text:p>130303</text:p>
          </table:table-cell>
          <table:table-cell table:formula="of:=[.B577]-1" office:value-type="float" office:value="130305" calcext:value-type="float">
            <text:p>130305</text:p>
          </table:table-cell>
          <table:table-cell table:formula="of:=&quot;sed -ne &quot;&amp;&quot;'&quot;&amp;[.C576]&amp;&quot;,&quot;&amp;[.D576]&amp;&quot;p' N_seriolae_KH_21_number &gt; &quot;&amp;[.A576]&amp;&quot;.part&quot;" office:value-type="string" office:string-value="sed -ne '130303,130305p' N_seriolae_KH_21_number &gt; 574.part" calcext:value-type="string">
            <text:p>sed -ne '130303,130305p' N_seriolae_KH_21_number &gt; 574.part</text:p>
          </table:table-cell>
        </table:table-row>
        <table:table-row table:style-name="ro1">
          <table:table-cell office:value-type="string" calcext:value-type="string">
            <text:p>575</text:p>
          </table:table-cell>
          <table:table-cell office:value-type="float" office:value="130306" calcext:value-type="float">
            <text:p>130306</text:p>
          </table:table-cell>
          <table:table-cell table:formula="of:=[.B577]" office:value-type="float" office:value="130306" calcext:value-type="float">
            <text:p>130306</text:p>
          </table:table-cell>
          <table:table-cell table:formula="of:=[.B578]-1" office:value-type="float" office:value="130308" calcext:value-type="float">
            <text:p>130308</text:p>
          </table:table-cell>
          <table:table-cell table:formula="of:=&quot;sed -ne &quot;&amp;&quot;'&quot;&amp;[.C577]&amp;&quot;,&quot;&amp;[.D577]&amp;&quot;p' N_seriolae_KH_21_number &gt; &quot;&amp;[.A577]&amp;&quot;.part&quot;" office:value-type="string" office:string-value="sed -ne '130306,130308p' N_seriolae_KH_21_number &gt; 575.part" calcext:value-type="string">
            <text:p>sed -ne '130306,130308p' N_seriolae_KH_21_number &gt; 575.part</text:p>
          </table:table-cell>
        </table:table-row>
        <table:table-row table:style-name="ro1">
          <table:table-cell office:value-type="string" calcext:value-type="string">
            <text:p>576</text:p>
          </table:table-cell>
          <table:table-cell office:value-type="float" office:value="130309" calcext:value-type="float">
            <text:p>130309</text:p>
          </table:table-cell>
          <table:table-cell table:formula="of:=[.B578]" office:value-type="float" office:value="130309" calcext:value-type="float">
            <text:p>130309</text:p>
          </table:table-cell>
          <table:table-cell table:formula="of:=[.B579]-1" office:value-type="float" office:value="130311" calcext:value-type="float">
            <text:p>130311</text:p>
          </table:table-cell>
          <table:table-cell table:formula="of:=&quot;sed -ne &quot;&amp;&quot;'&quot;&amp;[.C578]&amp;&quot;,&quot;&amp;[.D578]&amp;&quot;p' N_seriolae_KH_21_number &gt; &quot;&amp;[.A578]&amp;&quot;.part&quot;" office:value-type="string" office:string-value="sed -ne '130309,130311p' N_seriolae_KH_21_number &gt; 576.part" calcext:value-type="string">
            <text:p>sed -ne '130309,130311p' N_seriolae_KH_21_number &gt; 576.part</text:p>
          </table:table-cell>
        </table:table-row>
        <table:table-row table:style-name="ro1">
          <table:table-cell office:value-type="string" calcext:value-type="string">
            <text:p>577</text:p>
          </table:table-cell>
          <table:table-cell office:value-type="float" office:value="130312" calcext:value-type="float">
            <text:p>130312</text:p>
          </table:table-cell>
          <table:table-cell table:formula="of:=[.B579]" office:value-type="float" office:value="130312" calcext:value-type="float">
            <text:p>130312</text:p>
          </table:table-cell>
          <table:table-cell table:formula="of:=[.B580]-1" office:value-type="float" office:value="130314" calcext:value-type="float">
            <text:p>130314</text:p>
          </table:table-cell>
          <table:table-cell table:formula="of:=&quot;sed -ne &quot;&amp;&quot;'&quot;&amp;[.C579]&amp;&quot;,&quot;&amp;[.D579]&amp;&quot;p' N_seriolae_KH_21_number &gt; &quot;&amp;[.A579]&amp;&quot;.part&quot;" office:value-type="string" office:string-value="sed -ne '130312,130314p' N_seriolae_KH_21_number &gt; 577.part" calcext:value-type="string">
            <text:p>sed -ne '130312,130314p' N_seriolae_KH_21_number &gt; 577.part</text:p>
          </table:table-cell>
        </table:table-row>
        <table:table-row table:style-name="ro1">
          <table:table-cell office:value-type="string" calcext:value-type="string">
            <text:p>578</text:p>
          </table:table-cell>
          <table:table-cell office:value-type="float" office:value="130315" calcext:value-type="float">
            <text:p>130315</text:p>
          </table:table-cell>
          <table:table-cell table:formula="of:=[.B580]" office:value-type="float" office:value="130315" calcext:value-type="float">
            <text:p>130315</text:p>
          </table:table-cell>
          <table:table-cell table:formula="of:=[.B581]-1" office:value-type="float" office:value="130317" calcext:value-type="float">
            <text:p>130317</text:p>
          </table:table-cell>
          <table:table-cell table:formula="of:=&quot;sed -ne &quot;&amp;&quot;'&quot;&amp;[.C580]&amp;&quot;,&quot;&amp;[.D580]&amp;&quot;p' N_seriolae_KH_21_number &gt; &quot;&amp;[.A580]&amp;&quot;.part&quot;" office:value-type="string" office:string-value="sed -ne '130315,130317p' N_seriolae_KH_21_number &gt; 578.part" calcext:value-type="string">
            <text:p>sed -ne '130315,130317p' N_seriolae_KH_21_number &gt; 578.part</text:p>
          </table:table-cell>
        </table:table-row>
        <table:table-row table:style-name="ro1">
          <table:table-cell office:value-type="string" calcext:value-type="string">
            <text:p>579</text:p>
          </table:table-cell>
          <table:table-cell office:value-type="float" office:value="130318" calcext:value-type="float">
            <text:p>130318</text:p>
          </table:table-cell>
          <table:table-cell table:formula="of:=[.B581]" office:value-type="float" office:value="130318" calcext:value-type="float">
            <text:p>130318</text:p>
          </table:table-cell>
          <table:table-cell table:formula="of:=[.B582]-1" office:value-type="float" office:value="130320" calcext:value-type="float">
            <text:p>130320</text:p>
          </table:table-cell>
          <table:table-cell table:formula="of:=&quot;sed -ne &quot;&amp;&quot;'&quot;&amp;[.C581]&amp;&quot;,&quot;&amp;[.D581]&amp;&quot;p' N_seriolae_KH_21_number &gt; &quot;&amp;[.A581]&amp;&quot;.part&quot;" office:value-type="string" office:string-value="sed -ne '130318,130320p' N_seriolae_KH_21_number &gt; 579.part" calcext:value-type="string">
            <text:p>sed -ne '130318,130320p' N_seriolae_KH_21_number &gt; 579.part</text:p>
          </table:table-cell>
        </table:table-row>
        <table:table-row table:style-name="ro1">
          <table:table-cell office:value-type="string" calcext:value-type="string">
            <text:p>580</text:p>
          </table:table-cell>
          <table:table-cell office:value-type="float" office:value="130321" calcext:value-type="float">
            <text:p>130321</text:p>
          </table:table-cell>
          <table:table-cell table:formula="of:=[.B582]" office:value-type="float" office:value="130321" calcext:value-type="float">
            <text:p>130321</text:p>
          </table:table-cell>
          <table:table-cell table:formula="of:=[.B583]-1" office:value-type="float" office:value="130323" calcext:value-type="float">
            <text:p>130323</text:p>
          </table:table-cell>
          <table:table-cell table:formula="of:=&quot;sed -ne &quot;&amp;&quot;'&quot;&amp;[.C582]&amp;&quot;,&quot;&amp;[.D582]&amp;&quot;p' N_seriolae_KH_21_number &gt; &quot;&amp;[.A582]&amp;&quot;.part&quot;" office:value-type="string" office:string-value="sed -ne '130321,130323p' N_seriolae_KH_21_number &gt; 580.part" calcext:value-type="string">
            <text:p>sed -ne '130321,130323p' N_seriolae_KH_21_number &gt; 580.part</text:p>
          </table:table-cell>
        </table:table-row>
        <table:table-row table:style-name="ro1">
          <table:table-cell office:value-type="string" calcext:value-type="string">
            <text:p>581</text:p>
          </table:table-cell>
          <table:table-cell office:value-type="float" office:value="130324" calcext:value-type="float">
            <text:p>130324</text:p>
          </table:table-cell>
          <table:table-cell table:formula="of:=[.B583]" office:value-type="float" office:value="130324" calcext:value-type="float">
            <text:p>130324</text:p>
          </table:table-cell>
          <table:table-cell table:formula="of:=[.B584]-1" office:value-type="float" office:value="130326" calcext:value-type="float">
            <text:p>130326</text:p>
          </table:table-cell>
          <table:table-cell table:formula="of:=&quot;sed -ne &quot;&amp;&quot;'&quot;&amp;[.C583]&amp;&quot;,&quot;&amp;[.D583]&amp;&quot;p' N_seriolae_KH_21_number &gt; &quot;&amp;[.A583]&amp;&quot;.part&quot;" office:value-type="string" office:string-value="sed -ne '130324,130326p' N_seriolae_KH_21_number &gt; 581.part" calcext:value-type="string">
            <text:p>sed -ne '130324,130326p' N_seriolae_KH_21_number &gt; 581.part</text:p>
          </table:table-cell>
        </table:table-row>
        <table:table-row table:style-name="ro1">
          <table:table-cell office:value-type="string" calcext:value-type="string">
            <text:p>582</text:p>
          </table:table-cell>
          <table:table-cell office:value-type="float" office:value="130327" calcext:value-type="float">
            <text:p>130327</text:p>
          </table:table-cell>
          <table:table-cell table:formula="of:=[.B584]" office:value-type="float" office:value="130327" calcext:value-type="float">
            <text:p>130327</text:p>
          </table:table-cell>
          <table:table-cell table:formula="of:=[.B585]-1" office:value-type="float" office:value="130329" calcext:value-type="float">
            <text:p>130329</text:p>
          </table:table-cell>
          <table:table-cell table:formula="of:=&quot;sed -ne &quot;&amp;&quot;'&quot;&amp;[.C584]&amp;&quot;,&quot;&amp;[.D584]&amp;&quot;p' N_seriolae_KH_21_number &gt; &quot;&amp;[.A584]&amp;&quot;.part&quot;" office:value-type="string" office:string-value="sed -ne '130327,130329p' N_seriolae_KH_21_number &gt; 582.part" calcext:value-type="string">
            <text:p>sed -ne '130327,130329p' N_seriolae_KH_21_number &gt; 582.part</text:p>
          </table:table-cell>
        </table:table-row>
        <table:table-row table:style-name="ro1">
          <table:table-cell office:value-type="string" calcext:value-type="string">
            <text:p>583</text:p>
          </table:table-cell>
          <table:table-cell office:value-type="float" office:value="130330" calcext:value-type="float">
            <text:p>130330</text:p>
          </table:table-cell>
          <table:table-cell table:formula="of:=[.B585]" office:value-type="float" office:value="130330" calcext:value-type="float">
            <text:p>130330</text:p>
          </table:table-cell>
          <table:table-cell table:formula="of:=[.B586]-1" office:value-type="float" office:value="130332" calcext:value-type="float">
            <text:p>130332</text:p>
          </table:table-cell>
          <table:table-cell table:formula="of:=&quot;sed -ne &quot;&amp;&quot;'&quot;&amp;[.C585]&amp;&quot;,&quot;&amp;[.D585]&amp;&quot;p' N_seriolae_KH_21_number &gt; &quot;&amp;[.A585]&amp;&quot;.part&quot;" office:value-type="string" office:string-value="sed -ne '130330,130332p' N_seriolae_KH_21_number &gt; 583.part" calcext:value-type="string">
            <text:p>sed -ne '130330,130332p' N_seriolae_KH_21_number &gt; 583.part</text:p>
          </table:table-cell>
        </table:table-row>
        <table:table-row table:style-name="ro1">
          <table:table-cell office:value-type="string" calcext:value-type="string">
            <text:p>584</text:p>
          </table:table-cell>
          <table:table-cell office:value-type="float" office:value="130333" calcext:value-type="float">
            <text:p>130333</text:p>
          </table:table-cell>
          <table:table-cell table:formula="of:=[.B586]" office:value-type="float" office:value="130333" calcext:value-type="float">
            <text:p>130333</text:p>
          </table:table-cell>
          <table:table-cell table:formula="of:=[.B587]-1" office:value-type="float" office:value="130335" calcext:value-type="float">
            <text:p>130335</text:p>
          </table:table-cell>
          <table:table-cell table:formula="of:=&quot;sed -ne &quot;&amp;&quot;'&quot;&amp;[.C586]&amp;&quot;,&quot;&amp;[.D586]&amp;&quot;p' N_seriolae_KH_21_number &gt; &quot;&amp;[.A586]&amp;&quot;.part&quot;" office:value-type="string" office:string-value="sed -ne '130333,130335p' N_seriolae_KH_21_number &gt; 584.part" calcext:value-type="string">
            <text:p>sed -ne '130333,130335p' N_seriolae_KH_21_number &gt; 584.part</text:p>
          </table:table-cell>
        </table:table-row>
        <table:table-row table:style-name="ro1">
          <table:table-cell office:value-type="string" calcext:value-type="string">
            <text:p>585</text:p>
          </table:table-cell>
          <table:table-cell office:value-type="float" office:value="130336" calcext:value-type="float">
            <text:p>130336</text:p>
          </table:table-cell>
          <table:table-cell table:formula="of:=[.B587]" office:value-type="float" office:value="130336" calcext:value-type="float">
            <text:p>130336</text:p>
          </table:table-cell>
          <table:table-cell table:formula="of:=[.B588]-1" office:value-type="float" office:value="130338" calcext:value-type="float">
            <text:p>130338</text:p>
          </table:table-cell>
          <table:table-cell table:formula="of:=&quot;sed -ne &quot;&amp;&quot;'&quot;&amp;[.C587]&amp;&quot;,&quot;&amp;[.D587]&amp;&quot;p' N_seriolae_KH_21_number &gt; &quot;&amp;[.A587]&amp;&quot;.part&quot;" office:value-type="string" office:string-value="sed -ne '130336,130338p' N_seriolae_KH_21_number &gt; 585.part" calcext:value-type="string">
            <text:p>sed -ne '130336,130338p' N_seriolae_KH_21_number &gt; 585.part</text:p>
          </table:table-cell>
        </table:table-row>
        <table:table-row table:style-name="ro1">
          <table:table-cell office:value-type="string" calcext:value-type="string">
            <text:p>586</text:p>
          </table:table-cell>
          <table:table-cell office:value-type="float" office:value="130339" calcext:value-type="float">
            <text:p>130339</text:p>
          </table:table-cell>
          <table:table-cell table:formula="of:=[.B588]" office:value-type="float" office:value="130339" calcext:value-type="float">
            <text:p>130339</text:p>
          </table:table-cell>
          <table:table-cell table:formula="of:=[.B589]-1" office:value-type="float" office:value="130341" calcext:value-type="float">
            <text:p>130341</text:p>
          </table:table-cell>
          <table:table-cell table:formula="of:=&quot;sed -ne &quot;&amp;&quot;'&quot;&amp;[.C588]&amp;&quot;,&quot;&amp;[.D588]&amp;&quot;p' N_seriolae_KH_21_number &gt; &quot;&amp;[.A588]&amp;&quot;.part&quot;" office:value-type="string" office:string-value="sed -ne '130339,130341p' N_seriolae_KH_21_number &gt; 586.part" calcext:value-type="string">
            <text:p>sed -ne '130339,130341p' N_seriolae_KH_21_number &gt; 586.part</text:p>
          </table:table-cell>
        </table:table-row>
        <table:table-row table:style-name="ro1">
          <table:table-cell office:value-type="string" calcext:value-type="string">
            <text:p>587</text:p>
          </table:table-cell>
          <table:table-cell office:value-type="float" office:value="130342" calcext:value-type="float">
            <text:p>130342</text:p>
          </table:table-cell>
          <table:table-cell table:formula="of:=[.B589]" office:value-type="float" office:value="130342" calcext:value-type="float">
            <text:p>130342</text:p>
          </table:table-cell>
          <table:table-cell table:formula="of:=[.B590]-1" office:value-type="float" office:value="130344" calcext:value-type="float">
            <text:p>130344</text:p>
          </table:table-cell>
          <table:table-cell table:formula="of:=&quot;sed -ne &quot;&amp;&quot;'&quot;&amp;[.C589]&amp;&quot;,&quot;&amp;[.D589]&amp;&quot;p' N_seriolae_KH_21_number &gt; &quot;&amp;[.A589]&amp;&quot;.part&quot;" office:value-type="string" office:string-value="sed -ne '130342,130344p' N_seriolae_KH_21_number &gt; 587.part" calcext:value-type="string">
            <text:p>sed -ne '130342,130344p' N_seriolae_KH_21_number &gt; 587.part</text:p>
          </table:table-cell>
        </table:table-row>
        <table:table-row table:style-name="ro1">
          <table:table-cell office:value-type="string" calcext:value-type="string">
            <text:p>588</text:p>
          </table:table-cell>
          <table:table-cell office:value-type="float" office:value="130345" calcext:value-type="float">
            <text:p>130345</text:p>
          </table:table-cell>
          <table:table-cell table:formula="of:=[.B590]" office:value-type="float" office:value="130345" calcext:value-type="float">
            <text:p>130345</text:p>
          </table:table-cell>
          <table:table-cell table:formula="of:=[.B591]-1" office:value-type="float" office:value="130347" calcext:value-type="float">
            <text:p>130347</text:p>
          </table:table-cell>
          <table:table-cell table:formula="of:=&quot;sed -ne &quot;&amp;&quot;'&quot;&amp;[.C590]&amp;&quot;,&quot;&amp;[.D590]&amp;&quot;p' N_seriolae_KH_21_number &gt; &quot;&amp;[.A590]&amp;&quot;.part&quot;" office:value-type="string" office:string-value="sed -ne '130345,130347p' N_seriolae_KH_21_number &gt; 588.part" calcext:value-type="string">
            <text:p>sed -ne '130345,130347p' N_seriolae_KH_21_number &gt; 588.part</text:p>
          </table:table-cell>
        </table:table-row>
        <table:table-row table:style-name="ro1">
          <table:table-cell office:value-type="string" calcext:value-type="string">
            <text:p>589</text:p>
          </table:table-cell>
          <table:table-cell office:value-type="float" office:value="130348" calcext:value-type="float">
            <text:p>130348</text:p>
          </table:table-cell>
          <table:table-cell table:formula="of:=[.B591]" office:value-type="float" office:value="130348" calcext:value-type="float">
            <text:p>130348</text:p>
          </table:table-cell>
          <table:table-cell table:formula="of:=[.B592]-1" office:value-type="float" office:value="130350" calcext:value-type="float">
            <text:p>130350</text:p>
          </table:table-cell>
          <table:table-cell table:formula="of:=&quot;sed -ne &quot;&amp;&quot;'&quot;&amp;[.C591]&amp;&quot;,&quot;&amp;[.D591]&amp;&quot;p' N_seriolae_KH_21_number &gt; &quot;&amp;[.A591]&amp;&quot;.part&quot;" office:value-type="string" office:string-value="sed -ne '130348,130350p' N_seriolae_KH_21_number &gt; 589.part" calcext:value-type="string">
            <text:p>sed -ne '130348,130350p' N_seriolae_KH_21_number &gt; 589.part</text:p>
          </table:table-cell>
        </table:table-row>
        <table:table-row table:style-name="ro1">
          <table:table-cell office:value-type="string" calcext:value-type="string">
            <text:p>590</text:p>
          </table:table-cell>
          <table:table-cell office:value-type="float" office:value="130351" calcext:value-type="float">
            <text:p>130351</text:p>
          </table:table-cell>
          <table:table-cell table:formula="of:=[.B592]" office:value-type="float" office:value="130351" calcext:value-type="float">
            <text:p>130351</text:p>
          </table:table-cell>
          <table:table-cell table:formula="of:=[.B593]-1" office:value-type="float" office:value="130353" calcext:value-type="float">
            <text:p>130353</text:p>
          </table:table-cell>
          <table:table-cell table:formula="of:=&quot;sed -ne &quot;&amp;&quot;'&quot;&amp;[.C592]&amp;&quot;,&quot;&amp;[.D592]&amp;&quot;p' N_seriolae_KH_21_number &gt; &quot;&amp;[.A592]&amp;&quot;.part&quot;" office:value-type="string" office:string-value="sed -ne '130351,130353p' N_seriolae_KH_21_number &gt; 590.part" calcext:value-type="string">
            <text:p>sed -ne '130351,130353p' N_seriolae_KH_21_number &gt; 590.part</text:p>
          </table:table-cell>
        </table:table-row>
        <table:table-row table:style-name="ro1">
          <table:table-cell office:value-type="string" calcext:value-type="string">
            <text:p>591</text:p>
          </table:table-cell>
          <table:table-cell office:value-type="float" office:value="130354" calcext:value-type="float">
            <text:p>130354</text:p>
          </table:table-cell>
          <table:table-cell table:formula="of:=[.B593]" office:value-type="float" office:value="130354" calcext:value-type="float">
            <text:p>130354</text:p>
          </table:table-cell>
          <table:table-cell table:formula="of:=[.B594]-1" office:value-type="float" office:value="130356" calcext:value-type="float">
            <text:p>130356</text:p>
          </table:table-cell>
          <table:table-cell table:formula="of:=&quot;sed -ne &quot;&amp;&quot;'&quot;&amp;[.C593]&amp;&quot;,&quot;&amp;[.D593]&amp;&quot;p' N_seriolae_KH_21_number &gt; &quot;&amp;[.A593]&amp;&quot;.part&quot;" office:value-type="string" office:string-value="sed -ne '130354,130356p' N_seriolae_KH_21_number &gt; 591.part" calcext:value-type="string">
            <text:p>sed -ne '130354,130356p' N_seriolae_KH_21_number &gt; 591.part</text:p>
          </table:table-cell>
        </table:table-row>
        <table:table-row table:style-name="ro1">
          <table:table-cell office:value-type="string" calcext:value-type="string">
            <text:p>592</text:p>
          </table:table-cell>
          <table:table-cell office:value-type="float" office:value="130357" calcext:value-type="float">
            <text:p>130357</text:p>
          </table:table-cell>
          <table:table-cell table:formula="of:=[.B594]" office:value-type="float" office:value="130357" calcext:value-type="float">
            <text:p>130357</text:p>
          </table:table-cell>
          <table:table-cell table:formula="of:=[.B595]-1" office:value-type="float" office:value="130359" calcext:value-type="float">
            <text:p>130359</text:p>
          </table:table-cell>
          <table:table-cell table:formula="of:=&quot;sed -ne &quot;&amp;&quot;'&quot;&amp;[.C594]&amp;&quot;,&quot;&amp;[.D594]&amp;&quot;p' N_seriolae_KH_21_number &gt; &quot;&amp;[.A594]&amp;&quot;.part&quot;" office:value-type="string" office:string-value="sed -ne '130357,130359p' N_seriolae_KH_21_number &gt; 592.part" calcext:value-type="string">
            <text:p>sed -ne '130357,130359p' N_seriolae_KH_21_number &gt; 592.part</text:p>
          </table:table-cell>
        </table:table-row>
        <table:table-row table:style-name="ro1">
          <table:table-cell office:value-type="string" calcext:value-type="string">
            <text:p>593</text:p>
          </table:table-cell>
          <table:table-cell office:value-type="float" office:value="130360" calcext:value-type="float">
            <text:p>130360</text:p>
          </table:table-cell>
          <table:table-cell table:formula="of:=[.B595]" office:value-type="float" office:value="130360" calcext:value-type="float">
            <text:p>130360</text:p>
          </table:table-cell>
          <table:table-cell table:formula="of:=[.B596]-1" office:value-type="float" office:value="130362" calcext:value-type="float">
            <text:p>130362</text:p>
          </table:table-cell>
          <table:table-cell table:formula="of:=&quot;sed -ne &quot;&amp;&quot;'&quot;&amp;[.C595]&amp;&quot;,&quot;&amp;[.D595]&amp;&quot;p' N_seriolae_KH_21_number &gt; &quot;&amp;[.A595]&amp;&quot;.part&quot;" office:value-type="string" office:string-value="sed -ne '130360,130362p' N_seriolae_KH_21_number &gt; 593.part" calcext:value-type="string">
            <text:p>sed -ne '130360,130362p' N_seriolae_KH_21_number &gt; 593.part</text:p>
          </table:table-cell>
        </table:table-row>
        <table:table-row table:style-name="ro1">
          <table:table-cell office:value-type="string" calcext:value-type="string">
            <text:p>594</text:p>
          </table:table-cell>
          <table:table-cell office:value-type="float" office:value="130363" calcext:value-type="float">
            <text:p>130363</text:p>
          </table:table-cell>
          <table:table-cell table:formula="of:=[.B596]" office:value-type="float" office:value="130363" calcext:value-type="float">
            <text:p>130363</text:p>
          </table:table-cell>
          <table:table-cell table:formula="of:=[.B597]-1" office:value-type="float" office:value="130365" calcext:value-type="float">
            <text:p>130365</text:p>
          </table:table-cell>
          <table:table-cell table:formula="of:=&quot;sed -ne &quot;&amp;&quot;'&quot;&amp;[.C596]&amp;&quot;,&quot;&amp;[.D596]&amp;&quot;p' N_seriolae_KH_21_number &gt; &quot;&amp;[.A596]&amp;&quot;.part&quot;" office:value-type="string" office:string-value="sed -ne '130363,130365p' N_seriolae_KH_21_number &gt; 594.part" calcext:value-type="string">
            <text:p>sed -ne '130363,130365p' N_seriolae_KH_21_number &gt; 594.part</text:p>
          </table:table-cell>
        </table:table-row>
        <table:table-row table:style-name="ro1">
          <table:table-cell office:value-type="string" calcext:value-type="string">
            <text:p>595</text:p>
          </table:table-cell>
          <table:table-cell office:value-type="float" office:value="130366" calcext:value-type="float">
            <text:p>130366</text:p>
          </table:table-cell>
          <table:table-cell table:formula="of:=[.B597]" office:value-type="float" office:value="130366" calcext:value-type="float">
            <text:p>130366</text:p>
          </table:table-cell>
          <table:table-cell table:formula="of:=[.B598]-1" office:value-type="float" office:value="130368" calcext:value-type="float">
            <text:p>130368</text:p>
          </table:table-cell>
          <table:table-cell table:formula="of:=&quot;sed -ne &quot;&amp;&quot;'&quot;&amp;[.C597]&amp;&quot;,&quot;&amp;[.D597]&amp;&quot;p' N_seriolae_KH_21_number &gt; &quot;&amp;[.A597]&amp;&quot;.part&quot;" office:value-type="string" office:string-value="sed -ne '130366,130368p' N_seriolae_KH_21_number &gt; 595.part" calcext:value-type="string">
            <text:p>sed -ne '130366,130368p' N_seriolae_KH_21_number &gt; 595.part</text:p>
          </table:table-cell>
        </table:table-row>
        <table:table-row table:style-name="ro1">
          <table:table-cell office:value-type="string" calcext:value-type="string">
            <text:p>596</text:p>
          </table:table-cell>
          <table:table-cell office:value-type="float" office:value="130369" calcext:value-type="float">
            <text:p>130369</text:p>
          </table:table-cell>
          <table:table-cell table:formula="of:=[.B598]" office:value-type="float" office:value="130369" calcext:value-type="float">
            <text:p>130369</text:p>
          </table:table-cell>
          <table:table-cell table:formula="of:=[.B599]-1" office:value-type="float" office:value="130371" calcext:value-type="float">
            <text:p>130371</text:p>
          </table:table-cell>
          <table:table-cell table:formula="of:=&quot;sed -ne &quot;&amp;&quot;'&quot;&amp;[.C598]&amp;&quot;,&quot;&amp;[.D598]&amp;&quot;p' N_seriolae_KH_21_number &gt; &quot;&amp;[.A598]&amp;&quot;.part&quot;" office:value-type="string" office:string-value="sed -ne '130369,130371p' N_seriolae_KH_21_number &gt; 596.part" calcext:value-type="string">
            <text:p>sed -ne '130369,130371p' N_seriolae_KH_21_number &gt; 596.part</text:p>
          </table:table-cell>
        </table:table-row>
        <table:table-row table:style-name="ro1">
          <table:table-cell office:value-type="string" calcext:value-type="string">
            <text:p>597</text:p>
          </table:table-cell>
          <table:table-cell office:value-type="float" office:value="130372" calcext:value-type="float">
            <text:p>130372</text:p>
          </table:table-cell>
          <table:table-cell table:formula="of:=[.B599]" office:value-type="float" office:value="130372" calcext:value-type="float">
            <text:p>130372</text:p>
          </table:table-cell>
          <table:table-cell table:formula="of:=[.B600]-1" office:value-type="float" office:value="130374" calcext:value-type="float">
            <text:p>130374</text:p>
          </table:table-cell>
          <table:table-cell table:formula="of:=&quot;sed -ne &quot;&amp;&quot;'&quot;&amp;[.C599]&amp;&quot;,&quot;&amp;[.D599]&amp;&quot;p' N_seriolae_KH_21_number &gt; &quot;&amp;[.A599]&amp;&quot;.part&quot;" office:value-type="string" office:string-value="sed -ne '130372,130374p' N_seriolae_KH_21_number &gt; 597.part" calcext:value-type="string">
            <text:p>sed -ne '130372,130374p' N_seriolae_KH_21_number &gt; 597.part</text:p>
          </table:table-cell>
        </table:table-row>
        <table:table-row table:style-name="ro1">
          <table:table-cell office:value-type="string" calcext:value-type="string">
            <text:p>598</text:p>
          </table:table-cell>
          <table:table-cell office:value-type="float" office:value="130375" calcext:value-type="float">
            <text:p>130375</text:p>
          </table:table-cell>
          <table:table-cell table:formula="of:=[.B600]" office:value-type="float" office:value="130375" calcext:value-type="float">
            <text:p>130375</text:p>
          </table:table-cell>
          <table:table-cell table:formula="of:=[.B601]-1" office:value-type="float" office:value="130377" calcext:value-type="float">
            <text:p>130377</text:p>
          </table:table-cell>
          <table:table-cell table:formula="of:=&quot;sed -ne &quot;&amp;&quot;'&quot;&amp;[.C600]&amp;&quot;,&quot;&amp;[.D600]&amp;&quot;p' N_seriolae_KH_21_number &gt; &quot;&amp;[.A600]&amp;&quot;.part&quot;" office:value-type="string" office:string-value="sed -ne '130375,130377p' N_seriolae_KH_21_number &gt; 598.part" calcext:value-type="string">
            <text:p>sed -ne '130375,130377p' N_seriolae_KH_21_number &gt; 598.part</text:p>
          </table:table-cell>
        </table:table-row>
        <table:table-row table:style-name="ro1">
          <table:table-cell office:value-type="string" calcext:value-type="string">
            <text:p>599</text:p>
          </table:table-cell>
          <table:table-cell office:value-type="float" office:value="130378" calcext:value-type="float">
            <text:p>130378</text:p>
          </table:table-cell>
          <table:table-cell table:formula="of:=[.B601]" office:value-type="float" office:value="130378" calcext:value-type="float">
            <text:p>130378</text:p>
          </table:table-cell>
          <table:table-cell table:formula="of:=[.B602]-1" office:value-type="float" office:value="130380" calcext:value-type="float">
            <text:p>130380</text:p>
          </table:table-cell>
          <table:table-cell table:formula="of:=&quot;sed -ne &quot;&amp;&quot;'&quot;&amp;[.C601]&amp;&quot;,&quot;&amp;[.D601]&amp;&quot;p' N_seriolae_KH_21_number &gt; &quot;&amp;[.A601]&amp;&quot;.part&quot;" office:value-type="string" office:string-value="sed -ne '130378,130380p' N_seriolae_KH_21_number &gt; 599.part" calcext:value-type="string">
            <text:p>sed -ne '130378,130380p' N_seriolae_KH_21_number &gt; 599.part</text:p>
          </table:table-cell>
        </table:table-row>
        <table:table-row table:style-name="ro1">
          <table:table-cell office:value-type="string" calcext:value-type="string">
            <text:p>600</text:p>
          </table:table-cell>
          <table:table-cell office:value-type="float" office:value="130381" calcext:value-type="float">
            <text:p>130381</text:p>
          </table:table-cell>
          <table:table-cell table:formula="of:=[.B602]" office:value-type="float" office:value="130381" calcext:value-type="float">
            <text:p>130381</text:p>
          </table:table-cell>
          <table:table-cell table:formula="of:=[.B603]-1" office:value-type="float" office:value="130383" calcext:value-type="float">
            <text:p>130383</text:p>
          </table:table-cell>
          <table:table-cell table:formula="of:=&quot;sed -ne &quot;&amp;&quot;'&quot;&amp;[.C602]&amp;&quot;,&quot;&amp;[.D602]&amp;&quot;p' N_seriolae_KH_21_number &gt; &quot;&amp;[.A602]&amp;&quot;.part&quot;" office:value-type="string" office:string-value="sed -ne '130381,130383p' N_seriolae_KH_21_number &gt; 600.part" calcext:value-type="string">
            <text:p>sed -ne '130381,130383p' N_seriolae_KH_21_number &gt; 600.part</text:p>
          </table:table-cell>
        </table:table-row>
        <table:table-row table:style-name="ro1">
          <table:table-cell office:value-type="string" calcext:value-type="string">
            <text:p>601</text:p>
          </table:table-cell>
          <table:table-cell office:value-type="float" office:value="130384" calcext:value-type="float">
            <text:p>130384</text:p>
          </table:table-cell>
          <table:table-cell table:formula="of:=[.B603]" office:value-type="float" office:value="130384" calcext:value-type="float">
            <text:p>130384</text:p>
          </table:table-cell>
          <table:table-cell table:formula="of:=[.B604]-1" office:value-type="float" office:value="130386" calcext:value-type="float">
            <text:p>130386</text:p>
          </table:table-cell>
          <table:table-cell table:formula="of:=&quot;sed -ne &quot;&amp;&quot;'&quot;&amp;[.C603]&amp;&quot;,&quot;&amp;[.D603]&amp;&quot;p' N_seriolae_KH_21_number &gt; &quot;&amp;[.A603]&amp;&quot;.part&quot;" office:value-type="string" office:string-value="sed -ne '130384,130386p' N_seriolae_KH_21_number &gt; 601.part" calcext:value-type="string">
            <text:p>sed -ne '130384,130386p' N_seriolae_KH_21_number &gt; 601.part</text:p>
          </table:table-cell>
        </table:table-row>
        <table:table-row table:style-name="ro1">
          <table:table-cell office:value-type="string" calcext:value-type="string">
            <text:p>602</text:p>
          </table:table-cell>
          <table:table-cell office:value-type="float" office:value="130387" calcext:value-type="float">
            <text:p>130387</text:p>
          </table:table-cell>
          <table:table-cell table:formula="of:=[.B604]" office:value-type="float" office:value="130387" calcext:value-type="float">
            <text:p>130387</text:p>
          </table:table-cell>
          <table:table-cell table:formula="of:=[.B605]-1" office:value-type="float" office:value="130388" calcext:value-type="float">
            <text:p>130388</text:p>
          </table:table-cell>
          <table:table-cell table:formula="of:=&quot;sed -ne &quot;&amp;&quot;'&quot;&amp;[.C604]&amp;&quot;,&quot;&amp;[.D604]&amp;&quot;p' N_seriolae_KH_21_number &gt; &quot;&amp;[.A604]&amp;&quot;.part&quot;" office:value-type="string" office:string-value="sed -ne '130387,130388p' N_seriolae_KH_21_number &gt; 602.part" calcext:value-type="string">
            <text:p>sed -ne '130387,130388p' N_seriolae_KH_21_number &gt; 602.part</text:p>
          </table:table-cell>
        </table:table-row>
        <table:table-row table:style-name="ro1">
          <table:table-cell office:value-type="string" calcext:value-type="string">
            <text:p>603</text:p>
          </table:table-cell>
          <table:table-cell office:value-type="float" office:value="130389" calcext:value-type="float">
            <text:p>130389</text:p>
          </table:table-cell>
          <table:table-cell table:formula="of:=[.B605]" office:value-type="float" office:value="130389" calcext:value-type="float">
            <text:p>130389</text:p>
          </table:table-cell>
          <table:table-cell table:formula="of:=[.B606]-1" office:value-type="float" office:value="130390" calcext:value-type="float">
            <text:p>130390</text:p>
          </table:table-cell>
          <table:table-cell table:formula="of:=&quot;sed -ne &quot;&amp;&quot;'&quot;&amp;[.C605]&amp;&quot;,&quot;&amp;[.D605]&amp;&quot;p' N_seriolae_KH_21_number &gt; &quot;&amp;[.A605]&amp;&quot;.part&quot;" office:value-type="string" office:string-value="sed -ne '130389,130390p' N_seriolae_KH_21_number &gt; 603.part" calcext:value-type="string">
            <text:p>sed -ne '130389,130390p' N_seriolae_KH_21_number &gt; 603.part</text:p>
          </table:table-cell>
        </table:table-row>
        <table:table-row table:style-name="ro1">
          <table:table-cell office:value-type="string" calcext:value-type="string">
            <text:p>604</text:p>
          </table:table-cell>
          <table:table-cell office:value-type="float" office:value="130391" calcext:value-type="float">
            <text:p>130391</text:p>
          </table:table-cell>
          <table:table-cell table:formula="of:=[.B606]" office:value-type="float" office:value="130391" calcext:value-type="float">
            <text:p>130391</text:p>
          </table:table-cell>
          <table:table-cell table:formula="of:=[.B607]-1" office:value-type="float" office:value="130392" calcext:value-type="float">
            <text:p>130392</text:p>
          </table:table-cell>
          <table:table-cell table:formula="of:=&quot;sed -ne &quot;&amp;&quot;'&quot;&amp;[.C606]&amp;&quot;,&quot;&amp;[.D606]&amp;&quot;p' N_seriolae_KH_21_number &gt; &quot;&amp;[.A606]&amp;&quot;.part&quot;" office:value-type="string" office:string-value="sed -ne '130391,130392p' N_seriolae_KH_21_number &gt; 604.part" calcext:value-type="string">
            <text:p>sed -ne '130391,130392p' N_seriolae_KH_21_number &gt; 604.part</text:p>
          </table:table-cell>
        </table:table-row>
        <table:table-row table:style-name="ro1">
          <table:table-cell office:value-type="string" calcext:value-type="string">
            <text:p>605</text:p>
          </table:table-cell>
          <table:table-cell office:value-type="float" office:value="130393" calcext:value-type="float">
            <text:p>130393</text:p>
          </table:table-cell>
          <table:table-cell table:formula="of:=[.B607]" office:value-type="float" office:value="130393" calcext:value-type="float">
            <text:p>130393</text:p>
          </table:table-cell>
          <table:table-cell table:formula="of:=[.B608]-1" office:value-type="float" office:value="130394" calcext:value-type="float">
            <text:p>130394</text:p>
          </table:table-cell>
          <table:table-cell table:formula="of:=&quot;sed -ne &quot;&amp;&quot;'&quot;&amp;[.C607]&amp;&quot;,&quot;&amp;[.D607]&amp;&quot;p' N_seriolae_KH_21_number &gt; &quot;&amp;[.A607]&amp;&quot;.part&quot;" office:value-type="string" office:string-value="sed -ne '130393,130394p' N_seriolae_KH_21_number &gt; 605.part" calcext:value-type="string">
            <text:p>sed -ne '130393,130394p' N_seriolae_KH_21_number &gt; 605.part</text:p>
          </table:table-cell>
        </table:table-row>
        <table:table-row table:style-name="ro1">
          <table:table-cell office:value-type="string" calcext:value-type="string">
            <text:p>606</text:p>
          </table:table-cell>
          <table:table-cell office:value-type="float" office:value="130395" calcext:value-type="float">
            <text:p>130395</text:p>
          </table:table-cell>
          <table:table-cell table:formula="of:=[.B608]" office:value-type="float" office:value="130395" calcext:value-type="float">
            <text:p>130395</text:p>
          </table:table-cell>
          <table:table-cell table:formula="of:=[.B609]-1" office:value-type="float" office:value="130396" calcext:value-type="float">
            <text:p>130396</text:p>
          </table:table-cell>
          <table:table-cell table:formula="of:=&quot;sed -ne &quot;&amp;&quot;'&quot;&amp;[.C608]&amp;&quot;,&quot;&amp;[.D608]&amp;&quot;p' N_seriolae_KH_21_number &gt; &quot;&amp;[.A608]&amp;&quot;.part&quot;" office:value-type="string" office:string-value="sed -ne '130395,130396p' N_seriolae_KH_21_number &gt; 606.part" calcext:value-type="string">
            <text:p>sed -ne '130395,130396p' N_seriolae_KH_21_number &gt; 606.part</text:p>
          </table:table-cell>
        </table:table-row>
        <table:table-row table:style-name="ro1">
          <table:table-cell office:value-type="string" calcext:value-type="string">
            <text:p>607</text:p>
          </table:table-cell>
          <table:table-cell office:value-type="float" office:value="130397" calcext:value-type="float">
            <text:p>130397</text:p>
          </table:table-cell>
          <table:table-cell table:formula="of:=[.B609]" office:value-type="float" office:value="130397" calcext:value-type="float">
            <text:p>130397</text:p>
          </table:table-cell>
          <table:table-cell table:formula="of:=[.B610]-1" office:value-type="float" office:value="130398" calcext:value-type="float">
            <text:p>130398</text:p>
          </table:table-cell>
          <table:table-cell table:formula="of:=&quot;sed -ne &quot;&amp;&quot;'&quot;&amp;[.C609]&amp;&quot;,&quot;&amp;[.D609]&amp;&quot;p' N_seriolae_KH_21_number &gt; &quot;&amp;[.A609]&amp;&quot;.part&quot;" office:value-type="string" office:string-value="sed -ne '130397,130398p' N_seriolae_KH_21_number &gt; 607.part" calcext:value-type="string">
            <text:p>sed -ne '130397,130398p' N_seriolae_KH_21_number &gt; 607.part</text:p>
          </table:table-cell>
        </table:table-row>
        <table:table-row table:style-name="ro1">
          <table:table-cell office:value-type="string" calcext:value-type="string">
            <text:p>608</text:p>
          </table:table-cell>
          <table:table-cell office:value-type="float" office:value="130399" calcext:value-type="float">
            <text:p>130399</text:p>
          </table:table-cell>
          <table:table-cell table:formula="of:=[.B610]" office:value-type="float" office:value="130399" calcext:value-type="float">
            <text:p>130399</text:p>
          </table:table-cell>
          <table:table-cell table:formula="of:=[.B611]-1" office:value-type="float" office:value="130400" calcext:value-type="float">
            <text:p>130400</text:p>
          </table:table-cell>
          <table:table-cell table:formula="of:=&quot;sed -ne &quot;&amp;&quot;'&quot;&amp;[.C610]&amp;&quot;,&quot;&amp;[.D610]&amp;&quot;p' N_seriolae_KH_21_number &gt; &quot;&amp;[.A610]&amp;&quot;.part&quot;" office:value-type="string" office:string-value="sed -ne '130399,130400p' N_seriolae_KH_21_number &gt; 608.part" calcext:value-type="string">
            <text:p>sed -ne '130399,130400p' N_seriolae_KH_21_number &gt; 608.part</text:p>
          </table:table-cell>
        </table:table-row>
        <table:table-row table:style-name="ro1">
          <table:table-cell office:value-type="string" calcext:value-type="string">
            <text:p>609</text:p>
          </table:table-cell>
          <table:table-cell office:value-type="float" office:value="130401" calcext:value-type="float">
            <text:p>130401</text:p>
          </table:table-cell>
          <table:table-cell table:formula="of:=[.B611]" office:value-type="float" office:value="130401" calcext:value-type="float">
            <text:p>130401</text:p>
          </table:table-cell>
          <table:table-cell table:formula="of:=[.B612]-1" office:value-type="float" office:value="130402" calcext:value-type="float">
            <text:p>130402</text:p>
          </table:table-cell>
          <table:table-cell table:formula="of:=&quot;sed -ne &quot;&amp;&quot;'&quot;&amp;[.C611]&amp;&quot;,&quot;&amp;[.D611]&amp;&quot;p' N_seriolae_KH_21_number &gt; &quot;&amp;[.A611]&amp;&quot;.part&quot;" office:value-type="string" office:string-value="sed -ne '130401,130402p' N_seriolae_KH_21_number &gt; 609.part" calcext:value-type="string">
            <text:p>sed -ne '130401,130402p' N_seriolae_KH_21_number &gt; 609.part</text:p>
          </table:table-cell>
        </table:table-row>
        <table:table-row table:style-name="ro1">
          <table:table-cell office:value-type="string" calcext:value-type="string">
            <text:p>610</text:p>
          </table:table-cell>
          <table:table-cell office:value-type="float" office:value="130403" calcext:value-type="float">
            <text:p>130403</text:p>
          </table:table-cell>
          <table:table-cell table:formula="of:=[.B612]" office:value-type="float" office:value="130403" calcext:value-type="float">
            <text:p>130403</text:p>
          </table:table-cell>
          <table:table-cell table:formula="of:=[.B613]-1" office:value-type="float" office:value="130404" calcext:value-type="float">
            <text:p>130404</text:p>
          </table:table-cell>
          <table:table-cell table:formula="of:=&quot;sed -ne &quot;&amp;&quot;'&quot;&amp;[.C612]&amp;&quot;,&quot;&amp;[.D612]&amp;&quot;p' N_seriolae_KH_21_number &gt; &quot;&amp;[.A612]&amp;&quot;.part&quot;" office:value-type="string" office:string-value="sed -ne '130403,130404p' N_seriolae_KH_21_number &gt; 610.part" calcext:value-type="string">
            <text:p>sed -ne '130403,130404p' N_seriolae_KH_21_number &gt; 610.part</text:p>
          </table:table-cell>
        </table:table-row>
        <table:table-row table:style-name="ro1">
          <table:table-cell office:value-type="string" calcext:value-type="string">
            <text:p>611</text:p>
          </table:table-cell>
          <table:table-cell office:value-type="float" office:value="130405" calcext:value-type="float">
            <text:p>130405</text:p>
          </table:table-cell>
          <table:table-cell table:formula="of:=[.B613]" office:value-type="float" office:value="130405" calcext:value-type="float">
            <text:p>130405</text:p>
          </table:table-cell>
          <table:table-cell table:formula="of:=[.B614]-1" office:value-type="float" office:value="130406" calcext:value-type="float">
            <text:p>130406</text:p>
          </table:table-cell>
          <table:table-cell table:formula="of:=&quot;sed -ne &quot;&amp;&quot;'&quot;&amp;[.C613]&amp;&quot;,&quot;&amp;[.D613]&amp;&quot;p' N_seriolae_KH_21_number &gt; &quot;&amp;[.A613]&amp;&quot;.part&quot;" office:value-type="string" office:string-value="sed -ne '130405,130406p' N_seriolae_KH_21_number &gt; 611.part" calcext:value-type="string">
            <text:p>sed -ne '130405,130406p' N_seriolae_KH_21_number &gt; 611.part</text:p>
          </table:table-cell>
        </table:table-row>
        <table:table-row table:style-name="ro1">
          <table:table-cell office:value-type="string" calcext:value-type="string">
            <text:p>612</text:p>
          </table:table-cell>
          <table:table-cell office:value-type="float" office:value="130407" calcext:value-type="float">
            <text:p>130407</text:p>
          </table:table-cell>
          <table:table-cell table:formula="of:=[.B614]" office:value-type="float" office:value="130407" calcext:value-type="float">
            <text:p>130407</text:p>
          </table:table-cell>
          <table:table-cell table:formula="of:=[.B615]-1" office:value-type="float" office:value="130408" calcext:value-type="float">
            <text:p>130408</text:p>
          </table:table-cell>
          <table:table-cell table:formula="of:=&quot;sed -ne &quot;&amp;&quot;'&quot;&amp;[.C614]&amp;&quot;,&quot;&amp;[.D614]&amp;&quot;p' N_seriolae_KH_21_number &gt; &quot;&amp;[.A614]&amp;&quot;.part&quot;" office:value-type="string" office:string-value="sed -ne '130407,130408p' N_seriolae_KH_21_number &gt; 612.part" calcext:value-type="string">
            <text:p>sed -ne '130407,130408p' N_seriolae_KH_21_number &gt; 612.part</text:p>
          </table:table-cell>
        </table:table-row>
        <table:table-row table:style-name="ro1">
          <table:table-cell office:value-type="string" calcext:value-type="string">
            <text:p>613</text:p>
          </table:table-cell>
          <table:table-cell office:value-type="float" office:value="130409" calcext:value-type="float">
            <text:p>130409</text:p>
          </table:table-cell>
          <table:table-cell table:formula="of:=[.B615]" office:value-type="float" office:value="130409" calcext:value-type="float">
            <text:p>130409</text:p>
          </table:table-cell>
          <table:table-cell table:formula="of:=[.B616]-1" office:value-type="float" office:value="130410" calcext:value-type="float">
            <text:p>130410</text:p>
          </table:table-cell>
          <table:table-cell table:formula="of:=&quot;sed -ne &quot;&amp;&quot;'&quot;&amp;[.C615]&amp;&quot;,&quot;&amp;[.D615]&amp;&quot;p' N_seriolae_KH_21_number &gt; &quot;&amp;[.A615]&amp;&quot;.part&quot;" office:value-type="string" office:string-value="sed -ne '130409,130410p' N_seriolae_KH_21_number &gt; 613.part" calcext:value-type="string">
            <text:p>sed -ne '130409,130410p' N_seriolae_KH_21_number &gt; 613.part</text:p>
          </table:table-cell>
        </table:table-row>
        <table:table-row table:style-name="ro1">
          <table:table-cell office:value-type="string" calcext:value-type="string">
            <text:p>614</text:p>
          </table:table-cell>
          <table:table-cell office:value-type="float" office:value="130411" calcext:value-type="float">
            <text:p>130411</text:p>
          </table:table-cell>
          <table:table-cell table:formula="of:=[.B616]" office:value-type="float" office:value="130411" calcext:value-type="float">
            <text:p>130411</text:p>
          </table:table-cell>
          <table:table-cell table:formula="of:=[.B617]-1" office:value-type="float" office:value="130412" calcext:value-type="float">
            <text:p>130412</text:p>
          </table:table-cell>
          <table:table-cell table:formula="of:=&quot;sed -ne &quot;&amp;&quot;'&quot;&amp;[.C616]&amp;&quot;,&quot;&amp;[.D616]&amp;&quot;p' N_seriolae_KH_21_number &gt; &quot;&amp;[.A616]&amp;&quot;.part&quot;" office:value-type="string" office:string-value="sed -ne '130411,130412p' N_seriolae_KH_21_number &gt; 614.part" calcext:value-type="string">
            <text:p>sed -ne '130411,130412p' N_seriolae_KH_21_number &gt; 614.part</text:p>
          </table:table-cell>
        </table:table-row>
        <table:table-row table:style-name="ro1">
          <table:table-cell office:value-type="string" calcext:value-type="string">
            <text:p>615</text:p>
          </table:table-cell>
          <table:table-cell office:value-type="float" office:value="130413" calcext:value-type="float">
            <text:p>130413</text:p>
          </table:table-cell>
          <table:table-cell table:formula="of:=[.B617]" office:value-type="float" office:value="130413" calcext:value-type="float">
            <text:p>130413</text:p>
          </table:table-cell>
          <table:table-cell table:formula="of:=[.B618]-1" office:value-type="float" office:value="130414" calcext:value-type="float">
            <text:p>130414</text:p>
          </table:table-cell>
          <table:table-cell table:formula="of:=&quot;sed -ne &quot;&amp;&quot;'&quot;&amp;[.C617]&amp;&quot;,&quot;&amp;[.D617]&amp;&quot;p' N_seriolae_KH_21_number &gt; &quot;&amp;[.A617]&amp;&quot;.part&quot;" office:value-type="string" office:string-value="sed -ne '130413,130414p' N_seriolae_KH_21_number &gt; 615.part" calcext:value-type="string">
            <text:p>sed -ne '130413,130414p' N_seriolae_KH_21_number &gt; 615.part</text:p>
          </table:table-cell>
        </table:table-row>
        <table:table-row table:style-name="ro1">
          <table:table-cell office:value-type="string" calcext:value-type="string">
            <text:p>616</text:p>
          </table:table-cell>
          <table:table-cell office:value-type="float" office:value="130415" calcext:value-type="float">
            <text:p>130415</text:p>
          </table:table-cell>
          <table:table-cell table:formula="of:=[.B618]" office:value-type="float" office:value="130415" calcext:value-type="float">
            <text:p>130415</text:p>
          </table:table-cell>
          <table:table-cell table:formula="of:=[.B619]-1" office:value-type="float" office:value="130416" calcext:value-type="float">
            <text:p>130416</text:p>
          </table:table-cell>
          <table:table-cell table:formula="of:=&quot;sed -ne &quot;&amp;&quot;'&quot;&amp;[.C618]&amp;&quot;,&quot;&amp;[.D618]&amp;&quot;p' N_seriolae_KH_21_number &gt; &quot;&amp;[.A618]&amp;&quot;.part&quot;" office:value-type="string" office:string-value="sed -ne '130415,130416p' N_seriolae_KH_21_number &gt; 616.part" calcext:value-type="string">
            <text:p>sed -ne '130415,130416p' N_seriolae_KH_21_number &gt; 616.part</text:p>
          </table:table-cell>
        </table:table-row>
        <table:table-row table:style-name="ro1">
          <table:table-cell office:value-type="string" calcext:value-type="string">
            <text:p>617</text:p>
          </table:table-cell>
          <table:table-cell office:value-type="float" office:value="130417" calcext:value-type="float">
            <text:p>130417</text:p>
          </table:table-cell>
          <table:table-cell table:formula="of:=[.B619]" office:value-type="float" office:value="130417" calcext:value-type="float">
            <text:p>130417</text:p>
          </table:table-cell>
          <table:table-cell table:formula="of:=[.B620]-1" office:value-type="float" office:value="130418" calcext:value-type="float">
            <text:p>130418</text:p>
          </table:table-cell>
          <table:table-cell table:formula="of:=&quot;sed -ne &quot;&amp;&quot;'&quot;&amp;[.C619]&amp;&quot;,&quot;&amp;[.D619]&amp;&quot;p' N_seriolae_KH_21_number &gt; &quot;&amp;[.A619]&amp;&quot;.part&quot;" office:value-type="string" office:string-value="sed -ne '130417,130418p' N_seriolae_KH_21_number &gt; 617.part" calcext:value-type="string">
            <text:p>sed -ne '130417,130418p' N_seriolae_KH_21_number &gt; 617.part</text:p>
          </table:table-cell>
        </table:table-row>
        <table:table-row table:style-name="ro1">
          <table:table-cell office:value-type="string" calcext:value-type="string">
            <text:p>618</text:p>
          </table:table-cell>
          <table:table-cell office:value-type="float" office:value="130419" calcext:value-type="float">
            <text:p>130419</text:p>
          </table:table-cell>
          <table:table-cell table:formula="of:=[.B620]" office:value-type="float" office:value="130419" calcext:value-type="float">
            <text:p>130419</text:p>
          </table:table-cell>
          <table:table-cell table:formula="of:=[.B621]-1" office:value-type="float" office:value="130420" calcext:value-type="float">
            <text:p>130420</text:p>
          </table:table-cell>
          <table:table-cell table:formula="of:=&quot;sed -ne &quot;&amp;&quot;'&quot;&amp;[.C620]&amp;&quot;,&quot;&amp;[.D620]&amp;&quot;p' N_seriolae_KH_21_number &gt; &quot;&amp;[.A620]&amp;&quot;.part&quot;" office:value-type="string" office:string-value="sed -ne '130419,130420p' N_seriolae_KH_21_number &gt; 618.part" calcext:value-type="string">
            <text:p>sed -ne '130419,130420p' N_seriolae_KH_21_number &gt; 618.part</text:p>
          </table:table-cell>
        </table:table-row>
        <table:table-row table:style-name="ro1">
          <table:table-cell office:value-type="string" calcext:value-type="string">
            <text:p>619</text:p>
          </table:table-cell>
          <table:table-cell office:value-type="float" office:value="130421" calcext:value-type="float">
            <text:p>130421</text:p>
          </table:table-cell>
          <table:table-cell table:formula="of:=[.B621]" office:value-type="float" office:value="130421" calcext:value-type="float">
            <text:p>130421</text:p>
          </table:table-cell>
          <table:table-cell table:formula="of:=[.B622]-1" office:value-type="float" office:value="130422" calcext:value-type="float">
            <text:p>130422</text:p>
          </table:table-cell>
          <table:table-cell table:formula="of:=&quot;sed -ne &quot;&amp;&quot;'&quot;&amp;[.C621]&amp;&quot;,&quot;&amp;[.D621]&amp;&quot;p' N_seriolae_KH_21_number &gt; &quot;&amp;[.A621]&amp;&quot;.part&quot;" office:value-type="string" office:string-value="sed -ne '130421,130422p' N_seriolae_KH_21_number &gt; 619.part" calcext:value-type="string">
            <text:p>sed -ne '130421,130422p' N_seriolae_KH_21_number &gt; 619.part</text:p>
          </table:table-cell>
        </table:table-row>
        <table:table-row table:style-name="ro1">
          <table:table-cell office:value-type="string" calcext:value-type="string">
            <text:p>620</text:p>
          </table:table-cell>
          <table:table-cell office:value-type="float" office:value="130423" calcext:value-type="float">
            <text:p>130423</text:p>
          </table:table-cell>
          <table:table-cell table:formula="of:=[.B622]" office:value-type="float" office:value="130423" calcext:value-type="float">
            <text:p>130423</text:p>
          </table:table-cell>
          <table:table-cell table:formula="of:=[.B623]-1" office:value-type="float" office:value="130424" calcext:value-type="float">
            <text:p>130424</text:p>
          </table:table-cell>
          <table:table-cell table:formula="of:=&quot;sed -ne &quot;&amp;&quot;'&quot;&amp;[.C622]&amp;&quot;,&quot;&amp;[.D622]&amp;&quot;p' N_seriolae_KH_21_number &gt; &quot;&amp;[.A622]&amp;&quot;.part&quot;" office:value-type="string" office:string-value="sed -ne '130423,130424p' N_seriolae_KH_21_number &gt; 620.part" calcext:value-type="string">
            <text:p>sed -ne '130423,130424p' N_seriolae_KH_21_number &gt; 620.part</text:p>
          </table:table-cell>
        </table:table-row>
        <table:table-row table:style-name="ro1">
          <table:table-cell office:value-type="string" calcext:value-type="string">
            <text:p>621</text:p>
          </table:table-cell>
          <table:table-cell office:value-type="float" office:value="130425" calcext:value-type="float">
            <text:p>130425</text:p>
          </table:table-cell>
          <table:table-cell table:formula="of:=[.B623]" office:value-type="float" office:value="130425" calcext:value-type="float">
            <text:p>130425</text:p>
          </table:table-cell>
          <table:table-cell table:formula="of:=[.B624]-1" office:value-type="float" office:value="130426" calcext:value-type="float">
            <text:p>130426</text:p>
          </table:table-cell>
          <table:table-cell table:formula="of:=&quot;sed -ne &quot;&amp;&quot;'&quot;&amp;[.C623]&amp;&quot;,&quot;&amp;[.D623]&amp;&quot;p' N_seriolae_KH_21_number &gt; &quot;&amp;[.A623]&amp;&quot;.part&quot;" office:value-type="string" office:string-value="sed -ne '130425,130426p' N_seriolae_KH_21_number &gt; 621.part" calcext:value-type="string">
            <text:p>sed -ne '130425,130426p' N_seriolae_KH_21_number &gt; 621.part</text:p>
          </table:table-cell>
        </table:table-row>
        <table:table-row table:style-name="ro1">
          <table:table-cell office:value-type="string" calcext:value-type="string">
            <text:p>622</text:p>
          </table:table-cell>
          <table:table-cell office:value-type="float" office:value="130427" calcext:value-type="float">
            <text:p>130427</text:p>
          </table:table-cell>
          <table:table-cell table:formula="of:=[.B624]" office:value-type="float" office:value="130427" calcext:value-type="float">
            <text:p>130427</text:p>
          </table:table-cell>
          <table:table-cell table:formula="of:=[.B625]-1" office:value-type="float" office:value="130428" calcext:value-type="float">
            <text:p>130428</text:p>
          </table:table-cell>
          <table:table-cell table:formula="of:=&quot;sed -ne &quot;&amp;&quot;'&quot;&amp;[.C624]&amp;&quot;,&quot;&amp;[.D624]&amp;&quot;p' N_seriolae_KH_21_number &gt; &quot;&amp;[.A624]&amp;&quot;.part&quot;" office:value-type="string" office:string-value="sed -ne '130427,130428p' N_seriolae_KH_21_number &gt; 622.part" calcext:value-type="string">
            <text:p>sed -ne '130427,130428p' N_seriolae_KH_21_number &gt; 622.part</text:p>
          </table:table-cell>
        </table:table-row>
        <table:table-row table:style-name="ro1">
          <table:table-cell office:value-type="string" calcext:value-type="string">
            <text:p>623</text:p>
          </table:table-cell>
          <table:table-cell office:value-type="float" office:value="130429" calcext:value-type="float">
            <text:p>130429</text:p>
          </table:table-cell>
          <table:table-cell table:formula="of:=[.B625]" office:value-type="float" office:value="130429" calcext:value-type="float">
            <text:p>130429</text:p>
          </table:table-cell>
          <table:table-cell table:formula="of:=[.B626]-1" office:value-type="float" office:value="130430" calcext:value-type="float">
            <text:p>130430</text:p>
          </table:table-cell>
          <table:table-cell table:formula="of:=&quot;sed -ne &quot;&amp;&quot;'&quot;&amp;[.C625]&amp;&quot;,&quot;&amp;[.D625]&amp;&quot;p' N_seriolae_KH_21_number &gt; &quot;&amp;[.A625]&amp;&quot;.part&quot;" office:value-type="string" office:string-value="sed -ne '130429,130430p' N_seriolae_KH_21_number &gt; 623.part" calcext:value-type="string">
            <text:p>sed -ne '130429,130430p' N_seriolae_KH_21_number &gt; 623.part</text:p>
          </table:table-cell>
        </table:table-row>
        <table:table-row table:style-name="ro1">
          <table:table-cell office:value-type="string" calcext:value-type="string">
            <text:p>624</text:p>
          </table:table-cell>
          <table:table-cell office:value-type="float" office:value="130431" calcext:value-type="float">
            <text:p>130431</text:p>
          </table:table-cell>
          <table:table-cell table:formula="of:=[.B626]" office:value-type="float" office:value="130431" calcext:value-type="float">
            <text:p>130431</text:p>
          </table:table-cell>
          <table:table-cell table:formula="of:=[.B627]-1" office:value-type="float" office:value="130432" calcext:value-type="float">
            <text:p>130432</text:p>
          </table:table-cell>
          <table:table-cell table:formula="of:=&quot;sed -ne &quot;&amp;&quot;'&quot;&amp;[.C626]&amp;&quot;,&quot;&amp;[.D626]&amp;&quot;p' N_seriolae_KH_21_number &gt; &quot;&amp;[.A626]&amp;&quot;.part&quot;" office:value-type="string" office:string-value="sed -ne '130431,130432p' N_seriolae_KH_21_number &gt; 624.part" calcext:value-type="string">
            <text:p>sed -ne '130431,130432p' N_seriolae_KH_21_number &gt; 624.part</text:p>
          </table:table-cell>
        </table:table-row>
        <table:table-row table:style-name="ro1">
          <table:table-cell office:value-type="string" calcext:value-type="string">
            <text:p>625</text:p>
          </table:table-cell>
          <table:table-cell office:value-type="float" office:value="130433" calcext:value-type="float">
            <text:p>130433</text:p>
          </table:table-cell>
          <table:table-cell table:formula="of:=[.B627]" office:value-type="float" office:value="130433" calcext:value-type="float">
            <text:p>130433</text:p>
          </table:table-cell>
          <table:table-cell table:formula="of:=[.B628]-1" office:value-type="float" office:value="130434" calcext:value-type="float">
            <text:p>130434</text:p>
          </table:table-cell>
          <table:table-cell table:formula="of:=&quot;sed -ne &quot;&amp;&quot;'&quot;&amp;[.C627]&amp;&quot;,&quot;&amp;[.D627]&amp;&quot;p' N_seriolae_KH_21_number &gt; &quot;&amp;[.A627]&amp;&quot;.part&quot;" office:value-type="string" office:string-value="sed -ne '130433,130434p' N_seriolae_KH_21_number &gt; 625.part" calcext:value-type="string">
            <text:p>sed -ne '130433,130434p' N_seriolae_KH_21_number &gt; 625.part</text:p>
          </table:table-cell>
        </table:table-row>
        <table:table-row table:style-name="ro1">
          <table:table-cell office:value-type="string" calcext:value-type="string">
            <text:p>626</text:p>
          </table:table-cell>
          <table:table-cell office:value-type="float" office:value="130435" calcext:value-type="float">
            <text:p>130435</text:p>
          </table:table-cell>
          <table:table-cell table:formula="of:=[.B628]" office:value-type="float" office:value="130435" calcext:value-type="float">
            <text:p>130435</text:p>
          </table:table-cell>
          <table:table-cell table:formula="of:=[.B629]-1" office:value-type="float" office:value="130436" calcext:value-type="float">
            <text:p>130436</text:p>
          </table:table-cell>
          <table:table-cell table:formula="of:=&quot;sed -ne &quot;&amp;&quot;'&quot;&amp;[.C628]&amp;&quot;,&quot;&amp;[.D628]&amp;&quot;p' N_seriolae_KH_21_number &gt; &quot;&amp;[.A628]&amp;&quot;.part&quot;" office:value-type="string" office:string-value="sed -ne '130435,130436p' N_seriolae_KH_21_number &gt; 626.part" calcext:value-type="string">
            <text:p>sed -ne '130435,130436p' N_seriolae_KH_21_number &gt; 626.part</text:p>
          </table:table-cell>
        </table:table-row>
        <table:table-row table:style-name="ro1">
          <table:table-cell office:value-type="string" calcext:value-type="string">
            <text:p>627</text:p>
          </table:table-cell>
          <table:table-cell office:value-type="float" office:value="130437" calcext:value-type="float">
            <text:p>130437</text:p>
          </table:table-cell>
          <table:table-cell table:formula="of:=[.B629]" office:value-type="float" office:value="130437" calcext:value-type="float">
            <text:p>130437</text:p>
          </table:table-cell>
          <table:table-cell table:formula="of:=[.B630]-1" office:value-type="float" office:value="130438" calcext:value-type="float">
            <text:p>130438</text:p>
          </table:table-cell>
          <table:table-cell table:formula="of:=&quot;sed -ne &quot;&amp;&quot;'&quot;&amp;[.C629]&amp;&quot;,&quot;&amp;[.D629]&amp;&quot;p' N_seriolae_KH_21_number &gt; &quot;&amp;[.A629]&amp;&quot;.part&quot;" office:value-type="string" office:string-value="sed -ne '130437,130438p' N_seriolae_KH_21_number &gt; 627.part" calcext:value-type="string">
            <text:p>sed -ne '130437,130438p' N_seriolae_KH_21_number &gt; 627.part</text:p>
          </table:table-cell>
        </table:table-row>
        <table:table-row table:style-name="ro1">
          <table:table-cell office:value-type="string" calcext:value-type="string">
            <text:p>628</text:p>
          </table:table-cell>
          <table:table-cell office:value-type="float" office:value="130439" calcext:value-type="float">
            <text:p>130439</text:p>
          </table:table-cell>
          <table:table-cell table:formula="of:=[.B630]" office:value-type="float" office:value="130439" calcext:value-type="float">
            <text:p>130439</text:p>
          </table:table-cell>
          <table:table-cell table:formula="of:=[.B631]-1" office:value-type="float" office:value="130440" calcext:value-type="float">
            <text:p>130440</text:p>
          </table:table-cell>
          <table:table-cell table:formula="of:=&quot;sed -ne &quot;&amp;&quot;'&quot;&amp;[.C630]&amp;&quot;,&quot;&amp;[.D630]&amp;&quot;p' N_seriolae_KH_21_number &gt; &quot;&amp;[.A630]&amp;&quot;.part&quot;" office:value-type="string" office:string-value="sed -ne '130439,130440p' N_seriolae_KH_21_number &gt; 628.part" calcext:value-type="string">
            <text:p>sed -ne '130439,130440p' N_seriolae_KH_21_number &gt; 628.part</text:p>
          </table:table-cell>
        </table:table-row>
        <table:table-row table:style-name="ro1">
          <table:table-cell office:value-type="string" calcext:value-type="string">
            <text:p>629</text:p>
          </table:table-cell>
          <table:table-cell office:value-type="float" office:value="130441" calcext:value-type="float">
            <text:p>130441</text:p>
          </table:table-cell>
          <table:table-cell table:formula="of:=[.B631]" office:value-type="float" office:value="130441" calcext:value-type="float">
            <text:p>130441</text:p>
          </table:table-cell>
          <table:table-cell table:formula="of:=[.B632]-1" office:value-type="float" office:value="130442" calcext:value-type="float">
            <text:p>130442</text:p>
          </table:table-cell>
          <table:table-cell table:formula="of:=&quot;sed -ne &quot;&amp;&quot;'&quot;&amp;[.C631]&amp;&quot;,&quot;&amp;[.D631]&amp;&quot;p' N_seriolae_KH_21_number &gt; &quot;&amp;[.A631]&amp;&quot;.part&quot;" office:value-type="string" office:string-value="sed -ne '130441,130442p' N_seriolae_KH_21_number &gt; 629.part" calcext:value-type="string">
            <text:p>sed -ne '130441,130442p' N_seriolae_KH_21_number &gt; 629.part</text:p>
          </table:table-cell>
        </table:table-row>
        <table:table-row table:style-name="ro1">
          <table:table-cell office:value-type="string" calcext:value-type="string">
            <text:p>630</text:p>
          </table:table-cell>
          <table:table-cell office:value-type="float" office:value="130443" calcext:value-type="float">
            <text:p>130443</text:p>
          </table:table-cell>
          <table:table-cell table:formula="of:=[.B632]" office:value-type="float" office:value="130443" calcext:value-type="float">
            <text:p>130443</text:p>
          </table:table-cell>
          <table:table-cell table:formula="of:=[.B633]-1" office:value-type="float" office:value="130444" calcext:value-type="float">
            <text:p>130444</text:p>
          </table:table-cell>
          <table:table-cell table:formula="of:=&quot;sed -ne &quot;&amp;&quot;'&quot;&amp;[.C632]&amp;&quot;,&quot;&amp;[.D632]&amp;&quot;p' N_seriolae_KH_21_number &gt; &quot;&amp;[.A632]&amp;&quot;.part&quot;" office:value-type="string" office:string-value="sed -ne '130443,130444p' N_seriolae_KH_21_number &gt; 630.part" calcext:value-type="string">
            <text:p>sed -ne '130443,130444p' N_seriolae_KH_21_number &gt; 630.part</text:p>
          </table:table-cell>
        </table:table-row>
        <table:table-row table:style-name="ro1">
          <table:table-cell office:value-type="string" calcext:value-type="string">
            <text:p>631</text:p>
          </table:table-cell>
          <table:table-cell office:value-type="float" office:value="130445" calcext:value-type="float">
            <text:p>130445</text:p>
          </table:table-cell>
          <table:table-cell table:formula="of:=[.B633]" office:value-type="float" office:value="130445" calcext:value-type="float">
            <text:p>130445</text:p>
          </table:table-cell>
          <table:table-cell table:formula="of:=[.B634]-1" office:value-type="float" office:value="130446" calcext:value-type="float">
            <text:p>130446</text:p>
          </table:table-cell>
          <table:table-cell table:formula="of:=&quot;sed -ne &quot;&amp;&quot;'&quot;&amp;[.C633]&amp;&quot;,&quot;&amp;[.D633]&amp;&quot;p' N_seriolae_KH_21_number &gt; &quot;&amp;[.A633]&amp;&quot;.part&quot;" office:value-type="string" office:string-value="sed -ne '130445,130446p' N_seriolae_KH_21_number &gt; 631.part" calcext:value-type="string">
            <text:p>sed -ne '130445,130446p' N_seriolae_KH_21_number &gt; 631.part</text:p>
          </table:table-cell>
        </table:table-row>
        <table:table-row table:style-name="ro1">
          <table:table-cell office:value-type="string" calcext:value-type="string">
            <text:p>632</text:p>
          </table:table-cell>
          <table:table-cell office:value-type="float" office:value="130447" calcext:value-type="float">
            <text:p>130447</text:p>
          </table:table-cell>
          <table:table-cell table:formula="of:=[.B634]" office:value-type="float" office:value="130447" calcext:value-type="float">
            <text:p>130447</text:p>
          </table:table-cell>
          <table:table-cell table:formula="of:=[.B635]-1" office:value-type="float" office:value="130448" calcext:value-type="float">
            <text:p>130448</text:p>
          </table:table-cell>
          <table:table-cell table:formula="of:=&quot;sed -ne &quot;&amp;&quot;'&quot;&amp;[.C634]&amp;&quot;,&quot;&amp;[.D634]&amp;&quot;p' N_seriolae_KH_21_number &gt; &quot;&amp;[.A634]&amp;&quot;.part&quot;" office:value-type="string" office:string-value="sed -ne '130447,130448p' N_seriolae_KH_21_number &gt; 632.part" calcext:value-type="string">
            <text:p>sed -ne '130447,130448p' N_seriolae_KH_21_number &gt; 632.part</text:p>
          </table:table-cell>
        </table:table-row>
        <table:table-row table:style-name="ro1">
          <table:table-cell office:value-type="string" calcext:value-type="string">
            <text:p>633</text:p>
          </table:table-cell>
          <table:table-cell office:value-type="float" office:value="130449" calcext:value-type="float">
            <text:p>130449</text:p>
          </table:table-cell>
          <table:table-cell table:formula="of:=[.B635]" office:value-type="float" office:value="130449" calcext:value-type="float">
            <text:p>130449</text:p>
          </table:table-cell>
          <table:table-cell table:formula="of:=[.B636]-1" office:value-type="float" office:value="130450" calcext:value-type="float">
            <text:p>130450</text:p>
          </table:table-cell>
          <table:table-cell table:formula="of:=&quot;sed -ne &quot;&amp;&quot;'&quot;&amp;[.C635]&amp;&quot;,&quot;&amp;[.D635]&amp;&quot;p' N_seriolae_KH_21_number &gt; &quot;&amp;[.A635]&amp;&quot;.part&quot;" office:value-type="string" office:string-value="sed -ne '130449,130450p' N_seriolae_KH_21_number &gt; 633.part" calcext:value-type="string">
            <text:p>sed -ne '130449,130450p' N_seriolae_KH_21_number &gt; 633.part</text:p>
          </table:table-cell>
        </table:table-row>
        <table:table-row table:style-name="ro1">
          <table:table-cell office:value-type="string" calcext:value-type="string">
            <text:p>634</text:p>
          </table:table-cell>
          <table:table-cell office:value-type="float" office:value="130451" calcext:value-type="float">
            <text:p>130451</text:p>
          </table:table-cell>
          <table:table-cell table:formula="of:=[.B636]" office:value-type="float" office:value="130451" calcext:value-type="float">
            <text:p>130451</text:p>
          </table:table-cell>
          <table:table-cell table:formula="of:=[.B637]-1" office:value-type="float" office:value="130452" calcext:value-type="float">
            <text:p>130452</text:p>
          </table:table-cell>
          <table:table-cell table:formula="of:=&quot;sed -ne &quot;&amp;&quot;'&quot;&amp;[.C636]&amp;&quot;,&quot;&amp;[.D636]&amp;&quot;p' N_seriolae_KH_21_number &gt; &quot;&amp;[.A636]&amp;&quot;.part&quot;" office:value-type="string" office:string-value="sed -ne '130451,130452p' N_seriolae_KH_21_number &gt; 634.part" calcext:value-type="string">
            <text:p>sed -ne '130451,130452p' N_seriolae_KH_21_number &gt; 634.part</text:p>
          </table:table-cell>
        </table:table-row>
        <table:table-row table:style-name="ro1">
          <table:table-cell office:value-type="string" calcext:value-type="string">
            <text:p>635</text:p>
          </table:table-cell>
          <table:table-cell office:value-type="float" office:value="130453" calcext:value-type="float">
            <text:p>130453</text:p>
          </table:table-cell>
          <table:table-cell table:formula="of:=[.B637]" office:value-type="float" office:value="130453" calcext:value-type="float">
            <text:p>130453</text:p>
          </table:table-cell>
          <table:table-cell table:formula="of:=[.B638]-1" office:value-type="float" office:value="130454" calcext:value-type="float">
            <text:p>130454</text:p>
          </table:table-cell>
          <table:table-cell table:formula="of:=&quot;sed -ne &quot;&amp;&quot;'&quot;&amp;[.C637]&amp;&quot;,&quot;&amp;[.D637]&amp;&quot;p' N_seriolae_KH_21_number &gt; &quot;&amp;[.A637]&amp;&quot;.part&quot;" office:value-type="string" office:string-value="sed -ne '130453,130454p' N_seriolae_KH_21_number &gt; 635.part" calcext:value-type="string">
            <text:p>sed -ne '130453,130454p' N_seriolae_KH_21_number &gt; 635.part</text:p>
          </table:table-cell>
        </table:table-row>
        <table:table-row table:style-name="ro1">
          <table:table-cell office:value-type="string" calcext:value-type="string">
            <text:p>636</text:p>
          </table:table-cell>
          <table:table-cell office:value-type="float" office:value="130455" calcext:value-type="float">
            <text:p>130455</text:p>
          </table:table-cell>
          <table:table-cell table:formula="of:=[.B638]" office:value-type="float" office:value="130455" calcext:value-type="float">
            <text:p>130455</text:p>
          </table:table-cell>
          <table:table-cell table:formula="of:=[.B639]-1" office:value-type="float" office:value="130456" calcext:value-type="float">
            <text:p>130456</text:p>
          </table:table-cell>
          <table:table-cell table:formula="of:=&quot;sed -ne &quot;&amp;&quot;'&quot;&amp;[.C638]&amp;&quot;,&quot;&amp;[.D638]&amp;&quot;p' N_seriolae_KH_21_number &gt; &quot;&amp;[.A638]&amp;&quot;.part&quot;" office:value-type="string" office:string-value="sed -ne '130455,130456p' N_seriolae_KH_21_number &gt; 636.part" calcext:value-type="string">
            <text:p>sed -ne '130455,130456p' N_seriolae_KH_21_number &gt; 636.part</text:p>
          </table:table-cell>
        </table:table-row>
        <table:table-row table:style-name="ro1">
          <table:table-cell office:value-type="string" calcext:value-type="string">
            <text:p>637</text:p>
          </table:table-cell>
          <table:table-cell office:value-type="float" office:value="130457" calcext:value-type="float">
            <text:p>130457</text:p>
          </table:table-cell>
          <table:table-cell table:formula="of:=[.B639]" office:value-type="float" office:value="130457" calcext:value-type="float">
            <text:p>130457</text:p>
          </table:table-cell>
          <table:table-cell table:formula="of:=[.B640]-1" office:value-type="float" office:value="130458" calcext:value-type="float">
            <text:p>130458</text:p>
          </table:table-cell>
          <table:table-cell table:formula="of:=&quot;sed -ne &quot;&amp;&quot;'&quot;&amp;[.C639]&amp;&quot;,&quot;&amp;[.D639]&amp;&quot;p' N_seriolae_KH_21_number &gt; &quot;&amp;[.A639]&amp;&quot;.part&quot;" office:value-type="string" office:string-value="sed -ne '130457,130458p' N_seriolae_KH_21_number &gt; 637.part" calcext:value-type="string">
            <text:p>sed -ne '130457,130458p' N_seriolae_KH_21_number &gt; 637.part</text:p>
          </table:table-cell>
        </table:table-row>
        <table:table-row table:style-name="ro1">
          <table:table-cell office:value-type="string" calcext:value-type="string">
            <text:p>638</text:p>
          </table:table-cell>
          <table:table-cell office:value-type="float" office:value="130459" calcext:value-type="float">
            <text:p>130459</text:p>
          </table:table-cell>
          <table:table-cell table:formula="of:=[.B640]" office:value-type="float" office:value="130459" calcext:value-type="float">
            <text:p>130459</text:p>
          </table:table-cell>
          <table:table-cell table:formula="of:=[.B641]-1" office:value-type="float" office:value="130460" calcext:value-type="float">
            <text:p>130460</text:p>
          </table:table-cell>
          <table:table-cell table:formula="of:=&quot;sed -ne &quot;&amp;&quot;'&quot;&amp;[.C640]&amp;&quot;,&quot;&amp;[.D640]&amp;&quot;p' N_seriolae_KH_21_number &gt; &quot;&amp;[.A640]&amp;&quot;.part&quot;" office:value-type="string" office:string-value="sed -ne '130459,130460p' N_seriolae_KH_21_number &gt; 638.part" calcext:value-type="string">
            <text:p>sed -ne '130459,130460p' N_seriolae_KH_21_number &gt; 638.part</text:p>
          </table:table-cell>
        </table:table-row>
        <table:table-row table:style-name="ro1">
          <table:table-cell office:value-type="string" calcext:value-type="string">
            <text:p>639</text:p>
          </table:table-cell>
          <table:table-cell office:value-type="float" office:value="130461" calcext:value-type="float">
            <text:p>130461</text:p>
          </table:table-cell>
          <table:table-cell table:formula="of:=[.B641]" office:value-type="float" office:value="130461" calcext:value-type="float">
            <text:p>130461</text:p>
          </table:table-cell>
          <table:table-cell table:formula="of:=[.B642]-1" office:value-type="float" office:value="130462" calcext:value-type="float">
            <text:p>130462</text:p>
          </table:table-cell>
          <table:table-cell table:formula="of:=&quot;sed -ne &quot;&amp;&quot;'&quot;&amp;[.C641]&amp;&quot;,&quot;&amp;[.D641]&amp;&quot;p' N_seriolae_KH_21_number &gt; &quot;&amp;[.A641]&amp;&quot;.part&quot;" office:value-type="string" office:string-value="sed -ne '130461,130462p' N_seriolae_KH_21_number &gt; 639.part" calcext:value-type="string">
            <text:p>sed -ne '130461,130462p' N_seriolae_KH_21_number &gt; 639.part</text:p>
          </table:table-cell>
        </table:table-row>
        <table:table-row table:style-name="ro1">
          <table:table-cell office:value-type="string" calcext:value-type="string">
            <text:p>640</text:p>
          </table:table-cell>
          <table:table-cell office:value-type="float" office:value="130463" calcext:value-type="float">
            <text:p>130463</text:p>
          </table:table-cell>
          <table:table-cell table:formula="of:=[.B642]" office:value-type="float" office:value="130463" calcext:value-type="float">
            <text:p>130463</text:p>
          </table:table-cell>
          <table:table-cell table:formula="of:=[.B643]-1" office:value-type="float" office:value="130464" calcext:value-type="float">
            <text:p>130464</text:p>
          </table:table-cell>
          <table:table-cell table:formula="of:=&quot;sed -ne &quot;&amp;&quot;'&quot;&amp;[.C642]&amp;&quot;,&quot;&amp;[.D642]&amp;&quot;p' N_seriolae_KH_21_number &gt; &quot;&amp;[.A642]&amp;&quot;.part&quot;" office:value-type="string" office:string-value="sed -ne '130463,130464p' N_seriolae_KH_21_number &gt; 640.part" calcext:value-type="string">
            <text:p>sed -ne '130463,130464p' N_seriolae_KH_21_number &gt; 640.part</text:p>
          </table:table-cell>
        </table:table-row>
        <table:table-row table:style-name="ro1">
          <table:table-cell office:value-type="string" calcext:value-type="string">
            <text:p>641</text:p>
          </table:table-cell>
          <table:table-cell office:value-type="float" office:value="130465" calcext:value-type="float">
            <text:p>130465</text:p>
          </table:table-cell>
          <table:table-cell table:formula="of:=[.B643]" office:value-type="float" office:value="130465" calcext:value-type="float">
            <text:p>130465</text:p>
          </table:table-cell>
          <table:table-cell table:formula="of:=[.B644]-1" office:value-type="float" office:value="130466" calcext:value-type="float">
            <text:p>130466</text:p>
          </table:table-cell>
          <table:table-cell table:formula="of:=&quot;sed -ne &quot;&amp;&quot;'&quot;&amp;[.C643]&amp;&quot;,&quot;&amp;[.D643]&amp;&quot;p' N_seriolae_KH_21_number &gt; &quot;&amp;[.A643]&amp;&quot;.part&quot;" office:value-type="string" office:string-value="sed -ne '130465,130466p' N_seriolae_KH_21_number &gt; 641.part" calcext:value-type="string">
            <text:p>sed -ne '130465,130466p' N_seriolae_KH_21_number &gt; 641.part</text:p>
          </table:table-cell>
        </table:table-row>
        <table:table-row table:style-name="ro1">
          <table:table-cell office:value-type="string" calcext:value-type="string">
            <text:p>642</text:p>
          </table:table-cell>
          <table:table-cell office:value-type="float" office:value="130467" calcext:value-type="float">
            <text:p>130467</text:p>
          </table:table-cell>
          <table:table-cell table:formula="of:=[.B644]" office:value-type="float" office:value="130467" calcext:value-type="float">
            <text:p>130467</text:p>
          </table:table-cell>
          <table:table-cell table:formula="of:=[.B645]-1" office:value-type="float" office:value="130468" calcext:value-type="float">
            <text:p>130468</text:p>
          </table:table-cell>
          <table:table-cell table:formula="of:=&quot;sed -ne &quot;&amp;&quot;'&quot;&amp;[.C644]&amp;&quot;,&quot;&amp;[.D644]&amp;&quot;p' N_seriolae_KH_21_number &gt; &quot;&amp;[.A644]&amp;&quot;.part&quot;" office:value-type="string" office:string-value="sed -ne '130467,130468p' N_seriolae_KH_21_number &gt; 642.part" calcext:value-type="string">
            <text:p>sed -ne '130467,130468p' N_seriolae_KH_21_number &gt; 642.part</text:p>
          </table:table-cell>
        </table:table-row>
        <table:table-row table:style-name="ro1">
          <table:table-cell office:value-type="string" calcext:value-type="string">
            <text:p>643</text:p>
          </table:table-cell>
          <table:table-cell office:value-type="float" office:value="130469" calcext:value-type="float">
            <text:p>130469</text:p>
          </table:table-cell>
          <table:table-cell table:formula="of:=[.B645]" office:value-type="float" office:value="130469" calcext:value-type="float">
            <text:p>130469</text:p>
          </table:table-cell>
          <table:table-cell table:formula="of:=[.B646]-1" office:value-type="float" office:value="130470" calcext:value-type="float">
            <text:p>130470</text:p>
          </table:table-cell>
          <table:table-cell table:formula="of:=&quot;sed -ne &quot;&amp;&quot;'&quot;&amp;[.C645]&amp;&quot;,&quot;&amp;[.D645]&amp;&quot;p' N_seriolae_KH_21_number &gt; &quot;&amp;[.A645]&amp;&quot;.part&quot;" office:value-type="string" office:string-value="sed -ne '130469,130470p' N_seriolae_KH_21_number &gt; 643.part" calcext:value-type="string">
            <text:p>sed -ne '130469,130470p' N_seriolae_KH_21_number &gt; 643.part</text:p>
          </table:table-cell>
        </table:table-row>
        <table:table-row table:style-name="ro1">
          <table:table-cell office:value-type="string" calcext:value-type="string">
            <text:p>644</text:p>
          </table:table-cell>
          <table:table-cell office:value-type="float" office:value="130471" calcext:value-type="float">
            <text:p>130471</text:p>
          </table:table-cell>
          <table:table-cell table:formula="of:=[.B646]" office:value-type="float" office:value="130471" calcext:value-type="float">
            <text:p>130471</text:p>
          </table:table-cell>
          <table:table-cell table:formula="of:=[.B647]-1" office:value-type="float" office:value="130472" calcext:value-type="float">
            <text:p>130472</text:p>
          </table:table-cell>
          <table:table-cell table:formula="of:=&quot;sed -ne &quot;&amp;&quot;'&quot;&amp;[.C646]&amp;&quot;,&quot;&amp;[.D646]&amp;&quot;p' N_seriolae_KH_21_number &gt; &quot;&amp;[.A646]&amp;&quot;.part&quot;" office:value-type="string" office:string-value="sed -ne '130471,130472p' N_seriolae_KH_21_number &gt; 644.part" calcext:value-type="string">
            <text:p>sed -ne '130471,130472p' N_seriolae_KH_21_number &gt; 644.part</text:p>
          </table:table-cell>
        </table:table-row>
        <table:table-row table:style-name="ro1">
          <table:table-cell office:value-type="string" calcext:value-type="string">
            <text:p>645</text:p>
          </table:table-cell>
          <table:table-cell office:value-type="float" office:value="130473" calcext:value-type="float">
            <text:p>130473</text:p>
          </table:table-cell>
          <table:table-cell table:formula="of:=[.B647]" office:value-type="float" office:value="130473" calcext:value-type="float">
            <text:p>130473</text:p>
          </table:table-cell>
          <table:table-cell table:formula="of:=[.B648]-1" office:value-type="float" office:value="130474" calcext:value-type="float">
            <text:p>130474</text:p>
          </table:table-cell>
          <table:table-cell table:formula="of:=&quot;sed -ne &quot;&amp;&quot;'&quot;&amp;[.C647]&amp;&quot;,&quot;&amp;[.D647]&amp;&quot;p' N_seriolae_KH_21_number &gt; &quot;&amp;[.A647]&amp;&quot;.part&quot;" office:value-type="string" office:string-value="sed -ne '130473,130474p' N_seriolae_KH_21_number &gt; 645.part" calcext:value-type="string">
            <text:p>sed -ne '130473,130474p' N_seriolae_KH_21_number &gt; 645.part</text:p>
          </table:table-cell>
        </table:table-row>
        <table:table-row table:style-name="ro1">
          <table:table-cell office:value-type="string" calcext:value-type="string">
            <text:p>646</text:p>
          </table:table-cell>
          <table:table-cell office:value-type="float" office:value="130475" calcext:value-type="float">
            <text:p>130475</text:p>
          </table:table-cell>
          <table:table-cell table:formula="of:=[.B648]" office:value-type="float" office:value="130475" calcext:value-type="float">
            <text:p>130475</text:p>
          </table:table-cell>
          <table:table-cell table:formula="of:=[.B649]-1" office:value-type="float" office:value="130476" calcext:value-type="float">
            <text:p>130476</text:p>
          </table:table-cell>
          <table:table-cell table:formula="of:=&quot;sed -ne &quot;&amp;&quot;'&quot;&amp;[.C648]&amp;&quot;,&quot;&amp;[.D648]&amp;&quot;p' N_seriolae_KH_21_number &gt; &quot;&amp;[.A648]&amp;&quot;.part&quot;" office:value-type="string" office:string-value="sed -ne '130475,130476p' N_seriolae_KH_21_number &gt; 646.part" calcext:value-type="string">
            <text:p>sed -ne '130475,130476p' N_seriolae_KH_21_number &gt; 646.part</text:p>
          </table:table-cell>
        </table:table-row>
        <table:table-row table:style-name="ro1">
          <table:table-cell office:value-type="string" calcext:value-type="string">
            <text:p>647</text:p>
          </table:table-cell>
          <table:table-cell office:value-type="float" office:value="130477" calcext:value-type="float">
            <text:p>130477</text:p>
          </table:table-cell>
          <table:table-cell table:formula="of:=[.B649]" office:value-type="float" office:value="130477" calcext:value-type="float">
            <text:p>130477</text:p>
          </table:table-cell>
          <table:table-cell table:formula="of:=[.B650]-1" office:value-type="float" office:value="130478" calcext:value-type="float">
            <text:p>130478</text:p>
          </table:table-cell>
          <table:table-cell table:formula="of:=&quot;sed -ne &quot;&amp;&quot;'&quot;&amp;[.C649]&amp;&quot;,&quot;&amp;[.D649]&amp;&quot;p' N_seriolae_KH_21_number &gt; &quot;&amp;[.A649]&amp;&quot;.part&quot;" office:value-type="string" office:string-value="sed -ne '130477,130478p' N_seriolae_KH_21_number &gt; 647.part" calcext:value-type="string">
            <text:p>sed -ne '130477,130478p' N_seriolae_KH_21_number &gt; 647.part</text:p>
          </table:table-cell>
        </table:table-row>
        <table:table-row table:style-name="ro1">
          <table:table-cell office:value-type="string" calcext:value-type="string">
            <text:p>648</text:p>
          </table:table-cell>
          <table:table-cell office:value-type="float" office:value="130479" calcext:value-type="float">
            <text:p>130479</text:p>
          </table:table-cell>
          <table:table-cell table:formula="of:=[.B650]" office:value-type="float" office:value="130479" calcext:value-type="float">
            <text:p>130479</text:p>
          </table:table-cell>
          <table:table-cell table:formula="of:=[.B651]-1" office:value-type="float" office:value="130480" calcext:value-type="float">
            <text:p>130480</text:p>
          </table:table-cell>
          <table:table-cell table:formula="of:=&quot;sed -ne &quot;&amp;&quot;'&quot;&amp;[.C650]&amp;&quot;,&quot;&amp;[.D650]&amp;&quot;p' N_seriolae_KH_21_number &gt; &quot;&amp;[.A650]&amp;&quot;.part&quot;" office:value-type="string" office:string-value="sed -ne '130479,130480p' N_seriolae_KH_21_number &gt; 648.part" calcext:value-type="string">
            <text:p>sed -ne '130479,130480p' N_seriolae_KH_21_number &gt; 648.part</text:p>
          </table:table-cell>
        </table:table-row>
        <table:table-row table:style-name="ro1">
          <table:table-cell office:value-type="string" calcext:value-type="string">
            <text:p>649</text:p>
          </table:table-cell>
          <table:table-cell office:value-type="float" office:value="130481" calcext:value-type="float">
            <text:p>130481</text:p>
          </table:table-cell>
          <table:table-cell table:formula="of:=[.B651]" office:value-type="float" office:value="130481" calcext:value-type="float">
            <text:p>130481</text:p>
          </table:table-cell>
          <table:table-cell table:formula="of:=[.B652]-1" office:value-type="float" office:value="130482" calcext:value-type="float">
            <text:p>130482</text:p>
          </table:table-cell>
          <table:table-cell table:formula="of:=&quot;sed -ne &quot;&amp;&quot;'&quot;&amp;[.C651]&amp;&quot;,&quot;&amp;[.D651]&amp;&quot;p' N_seriolae_KH_21_number &gt; &quot;&amp;[.A651]&amp;&quot;.part&quot;" office:value-type="string" office:string-value="sed -ne '130481,130482p' N_seriolae_KH_21_number &gt; 649.part" calcext:value-type="string">
            <text:p>sed -ne '130481,130482p' N_seriolae_KH_21_number &gt; 649.part</text:p>
          </table:table-cell>
        </table:table-row>
        <table:table-row table:style-name="ro1">
          <table:table-cell office:value-type="string" calcext:value-type="string">
            <text:p>650</text:p>
          </table:table-cell>
          <table:table-cell office:value-type="float" office:value="130483" calcext:value-type="float">
            <text:p>130483</text:p>
          </table:table-cell>
          <table:table-cell table:formula="of:=[.B652]" office:value-type="float" office:value="130483" calcext:value-type="float">
            <text:p>130483</text:p>
          </table:table-cell>
          <table:table-cell table:formula="of:=[.B653]-1" office:value-type="float" office:value="130484" calcext:value-type="float">
            <text:p>130484</text:p>
          </table:table-cell>
          <table:table-cell table:formula="of:=&quot;sed -ne &quot;&amp;&quot;'&quot;&amp;[.C652]&amp;&quot;,&quot;&amp;[.D652]&amp;&quot;p' N_seriolae_KH_21_number &gt; &quot;&amp;[.A652]&amp;&quot;.part&quot;" office:value-type="string" office:string-value="sed -ne '130483,130484p' N_seriolae_KH_21_number &gt; 650.part" calcext:value-type="string">
            <text:p>sed -ne '130483,130484p' N_seriolae_KH_21_number &gt; 650.part</text:p>
          </table:table-cell>
        </table:table-row>
        <table:table-row table:style-name="ro1">
          <table:table-cell office:value-type="string" calcext:value-type="string">
            <text:p>651</text:p>
          </table:table-cell>
          <table:table-cell office:value-type="float" office:value="130485" calcext:value-type="float">
            <text:p>130485</text:p>
          </table:table-cell>
          <table:table-cell table:formula="of:=[.B653]" office:value-type="float" office:value="130485" calcext:value-type="float">
            <text:p>130485</text:p>
          </table:table-cell>
          <table:table-cell table:formula="of:=[.B654]-1" office:value-type="float" office:value="130486" calcext:value-type="float">
            <text:p>130486</text:p>
          </table:table-cell>
          <table:table-cell table:formula="of:=&quot;sed -ne &quot;&amp;&quot;'&quot;&amp;[.C653]&amp;&quot;,&quot;&amp;[.D653]&amp;&quot;p' N_seriolae_KH_21_number &gt; &quot;&amp;[.A653]&amp;&quot;.part&quot;" office:value-type="string" office:string-value="sed -ne '130485,130486p' N_seriolae_KH_21_number &gt; 651.part" calcext:value-type="string">
            <text:p>sed -ne '130485,130486p' N_seriolae_KH_21_number &gt; 651.part</text:p>
          </table:table-cell>
        </table:table-row>
        <table:table-row table:style-name="ro1">
          <table:table-cell office:value-type="string" calcext:value-type="string">
            <text:p>652</text:p>
          </table:table-cell>
          <table:table-cell office:value-type="float" office:value="130487" calcext:value-type="float">
            <text:p>130487</text:p>
          </table:table-cell>
          <table:table-cell table:formula="of:=[.B654]" office:value-type="float" office:value="130487" calcext:value-type="float">
            <text:p>130487</text:p>
          </table:table-cell>
          <table:table-cell table:formula="of:=[.B655]-1" office:value-type="float" office:value="130488" calcext:value-type="float">
            <text:p>130488</text:p>
          </table:table-cell>
          <table:table-cell table:formula="of:=&quot;sed -ne &quot;&amp;&quot;'&quot;&amp;[.C654]&amp;&quot;,&quot;&amp;[.D654]&amp;&quot;p' N_seriolae_KH_21_number &gt; &quot;&amp;[.A654]&amp;&quot;.part&quot;" office:value-type="string" office:string-value="sed -ne '130487,130488p' N_seriolae_KH_21_number &gt; 652.part" calcext:value-type="string">
            <text:p>sed -ne '130487,130488p' N_seriolae_KH_21_number &gt; 652.part</text:p>
          </table:table-cell>
        </table:table-row>
        <table:table-row table:style-name="ro1">
          <table:table-cell office:value-type="string" calcext:value-type="string">
            <text:p>653</text:p>
          </table:table-cell>
          <table:table-cell office:value-type="float" office:value="130489" calcext:value-type="float">
            <text:p>130489</text:p>
          </table:table-cell>
          <table:table-cell table:formula="of:=[.B655]" office:value-type="float" office:value="130489" calcext:value-type="float">
            <text:p>130489</text:p>
          </table:table-cell>
          <table:table-cell table:formula="of:=[.B656]-1" office:value-type="float" office:value="130490" calcext:value-type="float">
            <text:p>130490</text:p>
          </table:table-cell>
          <table:table-cell table:formula="of:=&quot;sed -ne &quot;&amp;&quot;'&quot;&amp;[.C655]&amp;&quot;,&quot;&amp;[.D655]&amp;&quot;p' N_seriolae_KH_21_number &gt; &quot;&amp;[.A655]&amp;&quot;.part&quot;" office:value-type="string" office:string-value="sed -ne '130489,130490p' N_seriolae_KH_21_number &gt; 653.part" calcext:value-type="string">
            <text:p>sed -ne '130489,130490p' N_seriolae_KH_21_number &gt; 653.part</text:p>
          </table:table-cell>
        </table:table-row>
        <table:table-row table:style-name="ro1">
          <table:table-cell office:value-type="string" calcext:value-type="string">
            <text:p>654</text:p>
          </table:table-cell>
          <table:table-cell office:value-type="float" office:value="130491" calcext:value-type="float">
            <text:p>130491</text:p>
          </table:table-cell>
          <table:table-cell table:formula="of:=[.B656]" office:value-type="float" office:value="130491" calcext:value-type="float">
            <text:p>130491</text:p>
          </table:table-cell>
          <table:table-cell table:formula="of:=[.B657]-1" office:value-type="float" office:value="130492" calcext:value-type="float">
            <text:p>130492</text:p>
          </table:table-cell>
          <table:table-cell table:formula="of:=&quot;sed -ne &quot;&amp;&quot;'&quot;&amp;[.C656]&amp;&quot;,&quot;&amp;[.D656]&amp;&quot;p' N_seriolae_KH_21_number &gt; &quot;&amp;[.A656]&amp;&quot;.part&quot;" office:value-type="string" office:string-value="sed -ne '130491,130492p' N_seriolae_KH_21_number &gt; 654.part" calcext:value-type="string">
            <text:p>sed -ne '130491,130492p' N_seriolae_KH_21_number &gt; 654.part</text:p>
          </table:table-cell>
        </table:table-row>
        <table:table-row table:style-name="ro1">
          <table:table-cell office:value-type="string" calcext:value-type="string">
            <text:p>655</text:p>
          </table:table-cell>
          <table:table-cell office:value-type="float" office:value="130493" calcext:value-type="float">
            <text:p>130493</text:p>
          </table:table-cell>
          <table:table-cell table:formula="of:=[.B657]" office:value-type="float" office:value="130493" calcext:value-type="float">
            <text:p>130493</text:p>
          </table:table-cell>
          <table:table-cell table:formula="of:=[.B658]-1" office:value-type="float" office:value="130494" calcext:value-type="float">
            <text:p>130494</text:p>
          </table:table-cell>
          <table:table-cell table:formula="of:=&quot;sed -ne &quot;&amp;&quot;'&quot;&amp;[.C657]&amp;&quot;,&quot;&amp;[.D657]&amp;&quot;p' N_seriolae_KH_21_number &gt; &quot;&amp;[.A657]&amp;&quot;.part&quot;" office:value-type="string" office:string-value="sed -ne '130493,130494p' N_seriolae_KH_21_number &gt; 655.part" calcext:value-type="string">
            <text:p>sed -ne '130493,130494p' N_seriolae_KH_21_number &gt; 655.part</text:p>
          </table:table-cell>
        </table:table-row>
        <table:table-row table:style-name="ro1">
          <table:table-cell office:value-type="string" calcext:value-type="string">
            <text:p>656</text:p>
          </table:table-cell>
          <table:table-cell office:value-type="float" office:value="130495" calcext:value-type="float">
            <text:p>130495</text:p>
          </table:table-cell>
          <table:table-cell table:formula="of:=[.B658]" office:value-type="float" office:value="130495" calcext:value-type="float">
            <text:p>130495</text:p>
          </table:table-cell>
          <table:table-cell table:formula="of:=[.B659]-1" office:value-type="float" office:value="130496" calcext:value-type="float">
            <text:p>130496</text:p>
          </table:table-cell>
          <table:table-cell table:formula="of:=&quot;sed -ne &quot;&amp;&quot;'&quot;&amp;[.C658]&amp;&quot;,&quot;&amp;[.D658]&amp;&quot;p' N_seriolae_KH_21_number &gt; &quot;&amp;[.A658]&amp;&quot;.part&quot;" office:value-type="string" office:string-value="sed -ne '130495,130496p' N_seriolae_KH_21_number &gt; 656.part" calcext:value-type="string">
            <text:p>sed -ne '130495,130496p' N_seriolae_KH_21_number &gt; 656.part</text:p>
          </table:table-cell>
        </table:table-row>
        <table:table-row table:style-name="ro1">
          <table:table-cell office:value-type="string" calcext:value-type="string">
            <text:p>657</text:p>
          </table:table-cell>
          <table:table-cell office:value-type="float" office:value="130497" calcext:value-type="float">
            <text:p>130497</text:p>
          </table:table-cell>
          <table:table-cell table:formula="of:=[.B659]" office:value-type="float" office:value="130497" calcext:value-type="float">
            <text:p>130497</text:p>
          </table:table-cell>
          <table:table-cell table:formula="of:=[.B660]-1" office:value-type="float" office:value="130498" calcext:value-type="float">
            <text:p>130498</text:p>
          </table:table-cell>
          <table:table-cell table:formula="of:=&quot;sed -ne &quot;&amp;&quot;'&quot;&amp;[.C659]&amp;&quot;,&quot;&amp;[.D659]&amp;&quot;p' N_seriolae_KH_21_number &gt; &quot;&amp;[.A659]&amp;&quot;.part&quot;" office:value-type="string" office:string-value="sed -ne '130497,130498p' N_seriolae_KH_21_number &gt; 657.part" calcext:value-type="string">
            <text:p>sed -ne '130497,130498p' N_seriolae_KH_21_number &gt; 657.part</text:p>
          </table:table-cell>
        </table:table-row>
        <table:table-row table:style-name="ro1">
          <table:table-cell office:value-type="string" calcext:value-type="string">
            <text:p>658</text:p>
          </table:table-cell>
          <table:table-cell office:value-type="float" office:value="130499" calcext:value-type="float">
            <text:p>130499</text:p>
          </table:table-cell>
          <table:table-cell table:formula="of:=[.B660]" office:value-type="float" office:value="130499" calcext:value-type="float">
            <text:p>130499</text:p>
          </table:table-cell>
          <table:table-cell table:formula="of:=[.B661]-1" office:value-type="float" office:value="130500" calcext:value-type="float">
            <text:p>130500</text:p>
          </table:table-cell>
          <table:table-cell table:formula="of:=&quot;sed -ne &quot;&amp;&quot;'&quot;&amp;[.C660]&amp;&quot;,&quot;&amp;[.D660]&amp;&quot;p' N_seriolae_KH_21_number &gt; &quot;&amp;[.A660]&amp;&quot;.part&quot;" office:value-type="string" office:string-value="sed -ne '130499,130500p' N_seriolae_KH_21_number &gt; 658.part" calcext:value-type="string">
            <text:p>sed -ne '130499,130500p' N_seriolae_KH_21_number &gt; 658.part</text:p>
          </table:table-cell>
        </table:table-row>
        <table:table-row table:style-name="ro1">
          <table:table-cell office:value-type="string" calcext:value-type="string">
            <text:p>659</text:p>
          </table:table-cell>
          <table:table-cell office:value-type="float" office:value="130501" calcext:value-type="float">
            <text:p>130501</text:p>
          </table:table-cell>
          <table:table-cell table:formula="of:=[.B661]" office:value-type="float" office:value="130501" calcext:value-type="float">
            <text:p>130501</text:p>
          </table:table-cell>
          <table:table-cell table:formula="of:=[.B662]-1" office:value-type="float" office:value="130502" calcext:value-type="float">
            <text:p>130502</text:p>
          </table:table-cell>
          <table:table-cell table:formula="of:=&quot;sed -ne &quot;&amp;&quot;'&quot;&amp;[.C661]&amp;&quot;,&quot;&amp;[.D661]&amp;&quot;p' N_seriolae_KH_21_number &gt; &quot;&amp;[.A661]&amp;&quot;.part&quot;" office:value-type="string" office:string-value="sed -ne '130501,130502p' N_seriolae_KH_21_number &gt; 659.part" calcext:value-type="string">
            <text:p>sed -ne '130501,130502p' N_seriolae_KH_21_number &gt; 659.part</text:p>
          </table:table-cell>
        </table:table-row>
        <table:table-row table:style-name="ro1">
          <table:table-cell office:value-type="string" calcext:value-type="string">
            <text:p>660</text:p>
          </table:table-cell>
          <table:table-cell office:value-type="float" office:value="130503" calcext:value-type="float">
            <text:p>130503</text:p>
          </table:table-cell>
          <table:table-cell table:formula="of:=[.B662]" office:value-type="float" office:value="130503" calcext:value-type="float">
            <text:p>130503</text:p>
          </table:table-cell>
          <table:table-cell table:formula="of:=[.B663]-1" office:value-type="float" office:value="130504" calcext:value-type="float">
            <text:p>130504</text:p>
          </table:table-cell>
          <table:table-cell table:formula="of:=&quot;sed -ne &quot;&amp;&quot;'&quot;&amp;[.C662]&amp;&quot;,&quot;&amp;[.D662]&amp;&quot;p' N_seriolae_KH_21_number &gt; &quot;&amp;[.A662]&amp;&quot;.part&quot;" office:value-type="string" office:string-value="sed -ne '130503,130504p' N_seriolae_KH_21_number &gt; 660.part" calcext:value-type="string">
            <text:p>sed -ne '130503,130504p' N_seriolae_KH_21_number &gt; 660.part</text:p>
          </table:table-cell>
        </table:table-row>
        <table:table-row table:style-name="ro1">
          <table:table-cell office:value-type="string" calcext:value-type="string">
            <text:p>661</text:p>
          </table:table-cell>
          <table:table-cell office:value-type="float" office:value="130505" calcext:value-type="float">
            <text:p>130505</text:p>
          </table:table-cell>
          <table:table-cell table:formula="of:=[.B663]" office:value-type="float" office:value="130505" calcext:value-type="float">
            <text:p>130505</text:p>
          </table:table-cell>
          <table:table-cell table:formula="of:=[.B664]-1" office:value-type="float" office:value="130506" calcext:value-type="float">
            <text:p>130506</text:p>
          </table:table-cell>
          <table:table-cell table:formula="of:=&quot;sed -ne &quot;&amp;&quot;'&quot;&amp;[.C663]&amp;&quot;,&quot;&amp;[.D663]&amp;&quot;p' N_seriolae_KH_21_number &gt; &quot;&amp;[.A663]&amp;&quot;.part&quot;" office:value-type="string" office:string-value="sed -ne '130505,130506p' N_seriolae_KH_21_number &gt; 661.part" calcext:value-type="string">
            <text:p>sed -ne '130505,130506p' N_seriolae_KH_21_number &gt; 661.part</text:p>
          </table:table-cell>
        </table:table-row>
        <table:table-row table:style-name="ro1">
          <table:table-cell office:value-type="string" calcext:value-type="string">
            <text:p>662</text:p>
          </table:table-cell>
          <table:table-cell office:value-type="float" office:value="130507" calcext:value-type="float">
            <text:p>130507</text:p>
          </table:table-cell>
          <table:table-cell table:formula="of:=[.B664]" office:value-type="float" office:value="130507" calcext:value-type="float">
            <text:p>130507</text:p>
          </table:table-cell>
          <table:table-cell table:formula="of:=[.B665]-1" office:value-type="float" office:value="130508" calcext:value-type="float">
            <text:p>130508</text:p>
          </table:table-cell>
          <table:table-cell table:formula="of:=&quot;sed -ne &quot;&amp;&quot;'&quot;&amp;[.C664]&amp;&quot;,&quot;&amp;[.D664]&amp;&quot;p' N_seriolae_KH_21_number &gt; &quot;&amp;[.A664]&amp;&quot;.part&quot;" office:value-type="string" office:string-value="sed -ne '130507,130508p' N_seriolae_KH_21_number &gt; 662.part" calcext:value-type="string">
            <text:p>sed -ne '130507,130508p' N_seriolae_KH_21_number &gt; 662.part</text:p>
          </table:table-cell>
        </table:table-row>
        <table:table-row table:style-name="ro1">
          <table:table-cell office:value-type="string" calcext:value-type="string">
            <text:p>663</text:p>
          </table:table-cell>
          <table:table-cell office:value-type="float" office:value="130509" calcext:value-type="float">
            <text:p>130509</text:p>
          </table:table-cell>
          <table:table-cell table:formula="of:=[.B665]" office:value-type="float" office:value="130509" calcext:value-type="float">
            <text:p>130509</text:p>
          </table:table-cell>
          <table:table-cell table:formula="of:=[.B666]-1" office:value-type="float" office:value="130510" calcext:value-type="float">
            <text:p>130510</text:p>
          </table:table-cell>
          <table:table-cell table:formula="of:=&quot;sed -ne &quot;&amp;&quot;'&quot;&amp;[.C665]&amp;&quot;,&quot;&amp;[.D665]&amp;&quot;p' N_seriolae_KH_21_number &gt; &quot;&amp;[.A665]&amp;&quot;.part&quot;" office:value-type="string" office:string-value="sed -ne '130509,130510p' N_seriolae_KH_21_number &gt; 663.part" calcext:value-type="string">
            <text:p>sed -ne '130509,130510p' N_seriolae_KH_21_number &gt; 663.part</text:p>
          </table:table-cell>
        </table:table-row>
        <table:table-row table:style-name="ro1">
          <table:table-cell office:value-type="string" calcext:value-type="string">
            <text:p>664</text:p>
          </table:table-cell>
          <table:table-cell office:value-type="float" office:value="130511" calcext:value-type="float">
            <text:p>130511</text:p>
          </table:table-cell>
          <table:table-cell table:formula="of:=[.B666]" office:value-type="float" office:value="130511" calcext:value-type="float">
            <text:p>130511</text:p>
          </table:table-cell>
          <table:table-cell table:formula="of:=[.B667]-1" office:value-type="float" office:value="130512" calcext:value-type="float">
            <text:p>130512</text:p>
          </table:table-cell>
          <table:table-cell table:formula="of:=&quot;sed -ne &quot;&amp;&quot;'&quot;&amp;[.C666]&amp;&quot;,&quot;&amp;[.D666]&amp;&quot;p' N_seriolae_KH_21_number &gt; &quot;&amp;[.A666]&amp;&quot;.part&quot;" office:value-type="string" office:string-value="sed -ne '130511,130512p' N_seriolae_KH_21_number &gt; 664.part" calcext:value-type="string">
            <text:p>sed -ne '130511,130512p' N_seriolae_KH_21_number &gt; 664.part</text:p>
          </table:table-cell>
        </table:table-row>
        <table:table-row table:style-name="ro1">
          <table:table-cell office:value-type="string" calcext:value-type="string">
            <text:p>665</text:p>
          </table:table-cell>
          <table:table-cell office:value-type="float" office:value="130513" calcext:value-type="float">
            <text:p>130513</text:p>
          </table:table-cell>
          <table:table-cell table:formula="of:=[.B667]" office:value-type="float" office:value="130513" calcext:value-type="float">
            <text:p>130513</text:p>
          </table:table-cell>
          <table:table-cell table:formula="of:=[.B668]-1" office:value-type="float" office:value="130514" calcext:value-type="float">
            <text:p>130514</text:p>
          </table:table-cell>
          <table:table-cell table:formula="of:=&quot;sed -ne &quot;&amp;&quot;'&quot;&amp;[.C667]&amp;&quot;,&quot;&amp;[.D667]&amp;&quot;p' N_seriolae_KH_21_number &gt; &quot;&amp;[.A667]&amp;&quot;.part&quot;" office:value-type="string" office:string-value="sed -ne '130513,130514p' N_seriolae_KH_21_number &gt; 665.part" calcext:value-type="string">
            <text:p>sed -ne '130513,130514p' N_seriolae_KH_21_number &gt; 665.part</text:p>
          </table:table-cell>
        </table:table-row>
        <table:table-row table:style-name="ro1">
          <table:table-cell office:value-type="string" calcext:value-type="string">
            <text:p>666</text:p>
          </table:table-cell>
          <table:table-cell office:value-type="float" office:value="130515" calcext:value-type="float">
            <text:p>130515</text:p>
          </table:table-cell>
          <table:table-cell table:formula="of:=[.B668]" office:value-type="float" office:value="130515" calcext:value-type="float">
            <text:p>130515</text:p>
          </table:table-cell>
          <table:table-cell table:formula="of:=[.B669]-1" office:value-type="float" office:value="130516" calcext:value-type="float">
            <text:p>130516</text:p>
          </table:table-cell>
          <table:table-cell table:formula="of:=&quot;sed -ne &quot;&amp;&quot;'&quot;&amp;[.C668]&amp;&quot;,&quot;&amp;[.D668]&amp;&quot;p' N_seriolae_KH_21_number &gt; &quot;&amp;[.A668]&amp;&quot;.part&quot;" office:value-type="string" office:string-value="sed -ne '130515,130516p' N_seriolae_KH_21_number &gt; 666.part" calcext:value-type="string">
            <text:p>sed -ne '130515,130516p' N_seriolae_KH_21_number &gt; 666.part</text:p>
          </table:table-cell>
        </table:table-row>
        <table:table-row table:style-name="ro1">
          <table:table-cell office:value-type="string" calcext:value-type="string">
            <text:p>667</text:p>
          </table:table-cell>
          <table:table-cell office:value-type="float" office:value="130517" calcext:value-type="float">
            <text:p>130517</text:p>
          </table:table-cell>
          <table:table-cell table:formula="of:=[.B669]" office:value-type="float" office:value="130517" calcext:value-type="float">
            <text:p>130517</text:p>
          </table:table-cell>
          <table:table-cell table:formula="of:=[.B670]-1" office:value-type="float" office:value="130518" calcext:value-type="float">
            <text:p>130518</text:p>
          </table:table-cell>
          <table:table-cell table:formula="of:=&quot;sed -ne &quot;&amp;&quot;'&quot;&amp;[.C669]&amp;&quot;,&quot;&amp;[.D669]&amp;&quot;p' N_seriolae_KH_21_number &gt; &quot;&amp;[.A669]&amp;&quot;.part&quot;" office:value-type="string" office:string-value="sed -ne '130517,130518p' N_seriolae_KH_21_number &gt; 667.part" calcext:value-type="string">
            <text:p>sed -ne '130517,130518p' N_seriolae_KH_21_number &gt; 667.part</text:p>
          </table:table-cell>
        </table:table-row>
        <table:table-row table:style-name="ro1">
          <table:table-cell office:value-type="string" calcext:value-type="string">
            <text:p>668</text:p>
          </table:table-cell>
          <table:table-cell office:value-type="float" office:value="130519" calcext:value-type="float">
            <text:p>130519</text:p>
          </table:table-cell>
          <table:table-cell table:formula="of:=[.B670]" office:value-type="float" office:value="130519" calcext:value-type="float">
            <text:p>130519</text:p>
          </table:table-cell>
          <table:table-cell table:formula="of:=[.B671]-1" office:value-type="float" office:value="130520" calcext:value-type="float">
            <text:p>130520</text:p>
          </table:table-cell>
          <table:table-cell table:formula="of:=&quot;sed -ne &quot;&amp;&quot;'&quot;&amp;[.C670]&amp;&quot;,&quot;&amp;[.D670]&amp;&quot;p' N_seriolae_KH_21_number &gt; &quot;&amp;[.A670]&amp;&quot;.part&quot;" office:value-type="string" office:string-value="sed -ne '130519,130520p' N_seriolae_KH_21_number &gt; 668.part" calcext:value-type="string">
            <text:p>sed -ne '130519,130520p' N_seriolae_KH_21_number &gt; 668.part</text:p>
          </table:table-cell>
        </table:table-row>
        <table:table-row table:style-name="ro1">
          <table:table-cell office:value-type="string" calcext:value-type="string">
            <text:p>669</text:p>
          </table:table-cell>
          <table:table-cell office:value-type="float" office:value="130521" calcext:value-type="float">
            <text:p>130521</text:p>
          </table:table-cell>
          <table:table-cell table:formula="of:=[.B671]" office:value-type="float" office:value="130521" calcext:value-type="float">
            <text:p>130521</text:p>
          </table:table-cell>
          <table:table-cell table:formula="of:=[.B672]-1" office:value-type="float" office:value="130522" calcext:value-type="float">
            <text:p>130522</text:p>
          </table:table-cell>
          <table:table-cell table:formula="of:=&quot;sed -ne &quot;&amp;&quot;'&quot;&amp;[.C671]&amp;&quot;,&quot;&amp;[.D671]&amp;&quot;p' N_seriolae_KH_21_number &gt; &quot;&amp;[.A671]&amp;&quot;.part&quot;" office:value-type="string" office:string-value="sed -ne '130521,130522p' N_seriolae_KH_21_number &gt; 669.part" calcext:value-type="string">
            <text:p>sed -ne '130521,130522p' N_seriolae_KH_21_number &gt; 669.part</text:p>
          </table:table-cell>
        </table:table-row>
        <table:table-row table:style-name="ro1">
          <table:table-cell office:value-type="string" calcext:value-type="string">
            <text:p>670</text:p>
          </table:table-cell>
          <table:table-cell office:value-type="float" office:value="130523" calcext:value-type="float">
            <text:p>130523</text:p>
          </table:table-cell>
          <table:table-cell table:formula="of:=[.B672]" office:value-type="float" office:value="130523" calcext:value-type="float">
            <text:p>130523</text:p>
          </table:table-cell>
          <table:table-cell table:formula="of:=[.B673]-1" office:value-type="float" office:value="130524" calcext:value-type="float">
            <text:p>130524</text:p>
          </table:table-cell>
          <table:table-cell table:formula="of:=&quot;sed -ne &quot;&amp;&quot;'&quot;&amp;[.C672]&amp;&quot;,&quot;&amp;[.D672]&amp;&quot;p' N_seriolae_KH_21_number &gt; &quot;&amp;[.A672]&amp;&quot;.part&quot;" office:value-type="string" office:string-value="sed -ne '130523,130524p' N_seriolae_KH_21_number &gt; 670.part" calcext:value-type="string">
            <text:p>sed -ne '130523,130524p' N_seriolae_KH_21_number &gt; 670.part</text:p>
          </table:table-cell>
        </table:table-row>
        <table:table-row table:style-name="ro1">
          <table:table-cell office:value-type="string" calcext:value-type="string">
            <text:p>671</text:p>
          </table:table-cell>
          <table:table-cell office:value-type="float" office:value="130525" calcext:value-type="float">
            <text:p>130525</text:p>
          </table:table-cell>
          <table:table-cell table:formula="of:=[.B673]" office:value-type="float" office:value="130525" calcext:value-type="float">
            <text:p>130525</text:p>
          </table:table-cell>
          <table:table-cell table:formula="of:=[.B674]-1" office:value-type="float" office:value="130526" calcext:value-type="float">
            <text:p>130526</text:p>
          </table:table-cell>
          <table:table-cell table:formula="of:=&quot;sed -ne &quot;&amp;&quot;'&quot;&amp;[.C673]&amp;&quot;,&quot;&amp;[.D673]&amp;&quot;p' N_seriolae_KH_21_number &gt; &quot;&amp;[.A673]&amp;&quot;.part&quot;" office:value-type="string" office:string-value="sed -ne '130525,130526p' N_seriolae_KH_21_number &gt; 671.part" calcext:value-type="string">
            <text:p>sed -ne '130525,130526p' N_seriolae_KH_21_number &gt; 671.part</text:p>
          </table:table-cell>
        </table:table-row>
        <table:table-row table:style-name="ro1">
          <table:table-cell office:value-type="string" calcext:value-type="string">
            <text:p>672</text:p>
          </table:table-cell>
          <table:table-cell office:value-type="float" office:value="130527" calcext:value-type="float">
            <text:p>130527</text:p>
          </table:table-cell>
          <table:table-cell table:formula="of:=[.B674]" office:value-type="float" office:value="130527" calcext:value-type="float">
            <text:p>130527</text:p>
          </table:table-cell>
          <table:table-cell table:formula="of:=[.B675]-1" office:value-type="float" office:value="130528" calcext:value-type="float">
            <text:p>130528</text:p>
          </table:table-cell>
          <table:table-cell table:formula="of:=&quot;sed -ne &quot;&amp;&quot;'&quot;&amp;[.C674]&amp;&quot;,&quot;&amp;[.D674]&amp;&quot;p' N_seriolae_KH_21_number &gt; &quot;&amp;[.A674]&amp;&quot;.part&quot;" office:value-type="string" office:string-value="sed -ne '130527,130528p' N_seriolae_KH_21_number &gt; 672.part" calcext:value-type="string">
            <text:p>sed -ne '130527,130528p' N_seriolae_KH_21_number &gt; 672.part</text:p>
          </table:table-cell>
        </table:table-row>
        <table:table-row table:style-name="ro1">
          <table:table-cell office:value-type="string" calcext:value-type="string">
            <text:p>673</text:p>
          </table:table-cell>
          <table:table-cell office:value-type="float" office:value="130529" calcext:value-type="float">
            <text:p>130529</text:p>
          </table:table-cell>
          <table:table-cell table:formula="of:=[.B675]" office:value-type="float" office:value="130529" calcext:value-type="float">
            <text:p>130529</text:p>
          </table:table-cell>
          <table:table-cell table:formula="of:=[.B676]-1" office:value-type="float" office:value="130530" calcext:value-type="float">
            <text:p>130530</text:p>
          </table:table-cell>
          <table:table-cell table:formula="of:=&quot;sed -ne &quot;&amp;&quot;'&quot;&amp;[.C675]&amp;&quot;,&quot;&amp;[.D675]&amp;&quot;p' N_seriolae_KH_21_number &gt; &quot;&amp;[.A675]&amp;&quot;.part&quot;" office:value-type="string" office:string-value="sed -ne '130529,130530p' N_seriolae_KH_21_number &gt; 673.part" calcext:value-type="string">
            <text:p>sed -ne '130529,130530p' N_seriolae_KH_21_number &gt; 673.part</text:p>
          </table:table-cell>
        </table:table-row>
        <table:table-row table:style-name="ro1">
          <table:table-cell office:value-type="string" calcext:value-type="string">
            <text:p>674</text:p>
          </table:table-cell>
          <table:table-cell office:value-type="float" office:value="130531" calcext:value-type="float">
            <text:p>130531</text:p>
          </table:table-cell>
          <table:table-cell table:formula="of:=[.B676]" office:value-type="float" office:value="130531" calcext:value-type="float">
            <text:p>130531</text:p>
          </table:table-cell>
          <table:table-cell table:formula="of:=[.B677]-1" office:value-type="float" office:value="130532" calcext:value-type="float">
            <text:p>130532</text:p>
          </table:table-cell>
          <table:table-cell table:formula="of:=&quot;sed -ne &quot;&amp;&quot;'&quot;&amp;[.C676]&amp;&quot;,&quot;&amp;[.D676]&amp;&quot;p' N_seriolae_KH_21_number &gt; &quot;&amp;[.A676]&amp;&quot;.part&quot;" office:value-type="string" office:string-value="sed -ne '130531,130532p' N_seriolae_KH_21_number &gt; 674.part" calcext:value-type="string">
            <text:p>sed -ne '130531,130532p' N_seriolae_KH_21_number &gt; 674.part</text:p>
          </table:table-cell>
        </table:table-row>
        <table:table-row table:style-name="ro1">
          <table:table-cell office:value-type="string" calcext:value-type="string">
            <text:p>675</text:p>
          </table:table-cell>
          <table:table-cell office:value-type="float" office:value="130533" calcext:value-type="float">
            <text:p>130533</text:p>
          </table:table-cell>
          <table:table-cell table:formula="of:=[.B677]" office:value-type="float" office:value="130533" calcext:value-type="float">
            <text:p>130533</text:p>
          </table:table-cell>
          <table:table-cell table:formula="of:=[.B678]-1" office:value-type="float" office:value="130534" calcext:value-type="float">
            <text:p>130534</text:p>
          </table:table-cell>
          <table:table-cell table:formula="of:=&quot;sed -ne &quot;&amp;&quot;'&quot;&amp;[.C677]&amp;&quot;,&quot;&amp;[.D677]&amp;&quot;p' N_seriolae_KH_21_number &gt; &quot;&amp;[.A677]&amp;&quot;.part&quot;" office:value-type="string" office:string-value="sed -ne '130533,130534p' N_seriolae_KH_21_number &gt; 675.part" calcext:value-type="string">
            <text:p>sed -ne '130533,130534p' N_seriolae_KH_21_number &gt; 675.part</text:p>
          </table:table-cell>
        </table:table-row>
        <table:table-row table:style-name="ro1">
          <table:table-cell office:value-type="string" calcext:value-type="string">
            <text:p>676</text:p>
          </table:table-cell>
          <table:table-cell office:value-type="float" office:value="130535" calcext:value-type="float">
            <text:p>130535</text:p>
          </table:table-cell>
          <table:table-cell table:formula="of:=[.B678]" office:value-type="float" office:value="130535" calcext:value-type="float">
            <text:p>130535</text:p>
          </table:table-cell>
          <table:table-cell table:formula="of:=[.B679]-1" office:value-type="float" office:value="130536" calcext:value-type="float">
            <text:p>130536</text:p>
          </table:table-cell>
          <table:table-cell table:formula="of:=&quot;sed -ne &quot;&amp;&quot;'&quot;&amp;[.C678]&amp;&quot;,&quot;&amp;[.D678]&amp;&quot;p' N_seriolae_KH_21_number &gt; &quot;&amp;[.A678]&amp;&quot;.part&quot;" office:value-type="string" office:string-value="sed -ne '130535,130536p' N_seriolae_KH_21_number &gt; 676.part" calcext:value-type="string">
            <text:p>sed -ne '130535,130536p' N_seriolae_KH_21_number &gt; 676.part</text:p>
          </table:table-cell>
        </table:table-row>
        <table:table-row table:style-name="ro1">
          <table:table-cell office:value-type="string" calcext:value-type="string">
            <text:p>677</text:p>
          </table:table-cell>
          <table:table-cell office:value-type="float" office:value="130537" calcext:value-type="float">
            <text:p>130537</text:p>
          </table:table-cell>
          <table:table-cell table:formula="of:=[.B679]" office:value-type="float" office:value="130537" calcext:value-type="float">
            <text:p>130537</text:p>
          </table:table-cell>
          <table:table-cell table:formula="of:=[.B680]-1" office:value-type="float" office:value="130538" calcext:value-type="float">
            <text:p>130538</text:p>
          </table:table-cell>
          <table:table-cell table:formula="of:=&quot;sed -ne &quot;&amp;&quot;'&quot;&amp;[.C679]&amp;&quot;,&quot;&amp;[.D679]&amp;&quot;p' N_seriolae_KH_21_number &gt; &quot;&amp;[.A679]&amp;&quot;.part&quot;" office:value-type="string" office:string-value="sed -ne '130537,130538p' N_seriolae_KH_21_number &gt; 677.part" calcext:value-type="string">
            <text:p>sed -ne '130537,130538p' N_seriolae_KH_21_number &gt; 677.part</text:p>
          </table:table-cell>
        </table:table-row>
        <table:table-row table:style-name="ro1">
          <table:table-cell office:value-type="string" calcext:value-type="string">
            <text:p>678</text:p>
          </table:table-cell>
          <table:table-cell office:value-type="float" office:value="130539" calcext:value-type="float">
            <text:p>130539</text:p>
          </table:table-cell>
          <table:table-cell table:formula="of:=[.B680]" office:value-type="float" office:value="130539" calcext:value-type="float">
            <text:p>130539</text:p>
          </table:table-cell>
          <table:table-cell table:formula="of:=[.B681]-1" office:value-type="float" office:value="130540" calcext:value-type="float">
            <text:p>130540</text:p>
          </table:table-cell>
          <table:table-cell table:formula="of:=&quot;sed -ne &quot;&amp;&quot;'&quot;&amp;[.C680]&amp;&quot;,&quot;&amp;[.D680]&amp;&quot;p' N_seriolae_KH_21_number &gt; &quot;&amp;[.A680]&amp;&quot;.part&quot;" office:value-type="string" office:string-value="sed -ne '130539,130540p' N_seriolae_KH_21_number &gt; 678.part" calcext:value-type="string">
            <text:p>sed -ne '130539,130540p' N_seriolae_KH_21_number &gt; 678.part</text:p>
          </table:table-cell>
        </table:table-row>
        <table:table-row table:style-name="ro1">
          <table:table-cell office:value-type="string" calcext:value-type="string">
            <text:p>679</text:p>
          </table:table-cell>
          <table:table-cell office:value-type="float" office:value="130541" calcext:value-type="float">
            <text:p>130541</text:p>
          </table:table-cell>
          <table:table-cell table:formula="of:=[.B681]" office:value-type="float" office:value="130541" calcext:value-type="float">
            <text:p>130541</text:p>
          </table:table-cell>
          <table:table-cell table:formula="of:=[.B682]-1" office:value-type="float" office:value="130542" calcext:value-type="float">
            <text:p>130542</text:p>
          </table:table-cell>
          <table:table-cell table:formula="of:=&quot;sed -ne &quot;&amp;&quot;'&quot;&amp;[.C681]&amp;&quot;,&quot;&amp;[.D681]&amp;&quot;p' N_seriolae_KH_21_number &gt; &quot;&amp;[.A681]&amp;&quot;.part&quot;" office:value-type="string" office:string-value="sed -ne '130541,130542p' N_seriolae_KH_21_number &gt; 679.part" calcext:value-type="string">
            <text:p>sed -ne '130541,130542p' N_seriolae_KH_21_number &gt; 679.part</text:p>
          </table:table-cell>
        </table:table-row>
        <table:table-row table:style-name="ro1">
          <table:table-cell office:value-type="string" calcext:value-type="string">
            <text:p>680</text:p>
          </table:table-cell>
          <table:table-cell office:value-type="float" office:value="130543" calcext:value-type="float">
            <text:p>130543</text:p>
          </table:table-cell>
          <table:table-cell table:formula="of:=[.B682]" office:value-type="float" office:value="130543" calcext:value-type="float">
            <text:p>130543</text:p>
          </table:table-cell>
          <table:table-cell table:formula="of:=[.B683]-1" office:value-type="float" office:value="130544" calcext:value-type="float">
            <text:p>130544</text:p>
          </table:table-cell>
          <table:table-cell table:formula="of:=&quot;sed -ne &quot;&amp;&quot;'&quot;&amp;[.C682]&amp;&quot;,&quot;&amp;[.D682]&amp;&quot;p' N_seriolae_KH_21_number &gt; &quot;&amp;[.A682]&amp;&quot;.part&quot;" office:value-type="string" office:string-value="sed -ne '130543,130544p' N_seriolae_KH_21_number &gt; 680.part" calcext:value-type="string">
            <text:p>sed -ne '130543,130544p' N_seriolae_KH_21_number &gt; 680.part</text:p>
          </table:table-cell>
        </table:table-row>
        <table:table-row table:style-name="ro1">
          <table:table-cell office:value-type="string" calcext:value-type="string">
            <text:p>681</text:p>
          </table:table-cell>
          <table:table-cell office:value-type="float" office:value="130545" calcext:value-type="float">
            <text:p>130545</text:p>
          </table:table-cell>
          <table:table-cell table:formula="of:=[.B683]" office:value-type="float" office:value="130545" calcext:value-type="float">
            <text:p>130545</text:p>
          </table:table-cell>
          <table:table-cell table:formula="of:=[.B684]-1" office:value-type="float" office:value="130546" calcext:value-type="float">
            <text:p>130546</text:p>
          </table:table-cell>
          <table:table-cell table:formula="of:=&quot;sed -ne &quot;&amp;&quot;'&quot;&amp;[.C683]&amp;&quot;,&quot;&amp;[.D683]&amp;&quot;p' N_seriolae_KH_21_number &gt; &quot;&amp;[.A683]&amp;&quot;.part&quot;" office:value-type="string" office:string-value="sed -ne '130545,130546p' N_seriolae_KH_21_number &gt; 681.part" calcext:value-type="string">
            <text:p>sed -ne '130545,130546p' N_seriolae_KH_21_number &gt; 681.part</text:p>
          </table:table-cell>
        </table:table-row>
        <table:table-row table:style-name="ro1">
          <table:table-cell office:value-type="string" calcext:value-type="string">
            <text:p>682</text:p>
          </table:table-cell>
          <table:table-cell office:value-type="float" office:value="130547" calcext:value-type="float">
            <text:p>130547</text:p>
          </table:table-cell>
          <table:table-cell table:formula="of:=[.B684]" office:value-type="float" office:value="130547" calcext:value-type="float">
            <text:p>130547</text:p>
          </table:table-cell>
          <table:table-cell table:formula="of:=[.B685]-1" office:value-type="float" office:value="130548" calcext:value-type="float">
            <text:p>130548</text:p>
          </table:table-cell>
          <table:table-cell table:formula="of:=&quot;sed -ne &quot;&amp;&quot;'&quot;&amp;[.C684]&amp;&quot;,&quot;&amp;[.D684]&amp;&quot;p' N_seriolae_KH_21_number &gt; &quot;&amp;[.A684]&amp;&quot;.part&quot;" office:value-type="string" office:string-value="sed -ne '130547,130548p' N_seriolae_KH_21_number &gt; 682.part" calcext:value-type="string">
            <text:p>sed -ne '130547,130548p' N_seriolae_KH_21_number &gt; 682.part</text:p>
          </table:table-cell>
        </table:table-row>
        <table:table-row table:style-name="ro1">
          <table:table-cell office:value-type="string" calcext:value-type="string">
            <text:p>683</text:p>
          </table:table-cell>
          <table:table-cell office:value-type="float" office:value="130549" calcext:value-type="float">
            <text:p>130549</text:p>
          </table:table-cell>
          <table:table-cell table:formula="of:=[.B685]" office:value-type="float" office:value="130549" calcext:value-type="float">
            <text:p>130549</text:p>
          </table:table-cell>
          <table:table-cell table:formula="of:=[.B686]-1" office:value-type="float" office:value="130550" calcext:value-type="float">
            <text:p>130550</text:p>
          </table:table-cell>
          <table:table-cell table:formula="of:=&quot;sed -ne &quot;&amp;&quot;'&quot;&amp;[.C685]&amp;&quot;,&quot;&amp;[.D685]&amp;&quot;p' N_seriolae_KH_21_number &gt; &quot;&amp;[.A685]&amp;&quot;.part&quot;" office:value-type="string" office:string-value="sed -ne '130549,130550p' N_seriolae_KH_21_number &gt; 683.part" calcext:value-type="string">
            <text:p>sed -ne '130549,130550p' N_seriolae_KH_21_number &gt; 683.part</text:p>
          </table:table-cell>
        </table:table-row>
        <table:table-row table:style-name="ro1">
          <table:table-cell office:value-type="string" calcext:value-type="string">
            <text:p>684</text:p>
          </table:table-cell>
          <table:table-cell office:value-type="float" office:value="130551" calcext:value-type="float">
            <text:p>130551</text:p>
          </table:table-cell>
          <table:table-cell table:formula="of:=[.B686]" office:value-type="float" office:value="130551" calcext:value-type="float">
            <text:p>130551</text:p>
          </table:table-cell>
          <table:table-cell table:formula="of:=[.B687]-1" office:value-type="float" office:value="130552" calcext:value-type="float">
            <text:p>130552</text:p>
          </table:table-cell>
          <table:table-cell table:formula="of:=&quot;sed -ne &quot;&amp;&quot;'&quot;&amp;[.C686]&amp;&quot;,&quot;&amp;[.D686]&amp;&quot;p' N_seriolae_KH_21_number &gt; &quot;&amp;[.A686]&amp;&quot;.part&quot;" office:value-type="string" office:string-value="sed -ne '130551,130552p' N_seriolae_KH_21_number &gt; 684.part" calcext:value-type="string">
            <text:p>sed -ne '130551,130552p' N_seriolae_KH_21_number &gt; 684.part</text:p>
          </table:table-cell>
        </table:table-row>
        <table:table-row table:style-name="ro1">
          <table:table-cell office:value-type="string" calcext:value-type="string">
            <text:p>685</text:p>
          </table:table-cell>
          <table:table-cell office:value-type="float" office:value="130553" calcext:value-type="float">
            <text:p>130553</text:p>
          </table:table-cell>
          <table:table-cell table:formula="of:=[.B687]" office:value-type="float" office:value="130553" calcext:value-type="float">
            <text:p>130553</text:p>
          </table:table-cell>
          <table:table-cell table:formula="of:=[.B688]-1" office:value-type="float" office:value="130554" calcext:value-type="float">
            <text:p>130554</text:p>
          </table:table-cell>
          <table:table-cell table:formula="of:=&quot;sed -ne &quot;&amp;&quot;'&quot;&amp;[.C687]&amp;&quot;,&quot;&amp;[.D687]&amp;&quot;p' N_seriolae_KH_21_number &gt; &quot;&amp;[.A687]&amp;&quot;.part&quot;" office:value-type="string" office:string-value="sed -ne '130553,130554p' N_seriolae_KH_21_number &gt; 685.part" calcext:value-type="string">
            <text:p>sed -ne '130553,130554p' N_seriolae_KH_21_number &gt; 685.part</text:p>
          </table:table-cell>
        </table:table-row>
        <table:table-row table:style-name="ro1">
          <table:table-cell office:value-type="string" calcext:value-type="string">
            <text:p>686</text:p>
          </table:table-cell>
          <table:table-cell office:value-type="float" office:value="130555" calcext:value-type="float">
            <text:p>130555</text:p>
          </table:table-cell>
          <table:table-cell table:formula="of:=[.B688]" office:value-type="float" office:value="130555" calcext:value-type="float">
            <text:p>130555</text:p>
          </table:table-cell>
          <table:table-cell table:formula="of:=[.B689]-1" office:value-type="float" office:value="130556" calcext:value-type="float">
            <text:p>130556</text:p>
          </table:table-cell>
          <table:table-cell table:formula="of:=&quot;sed -ne &quot;&amp;&quot;'&quot;&amp;[.C688]&amp;&quot;,&quot;&amp;[.D688]&amp;&quot;p' N_seriolae_KH_21_number &gt; &quot;&amp;[.A688]&amp;&quot;.part&quot;" office:value-type="string" office:string-value="sed -ne '130555,130556p' N_seriolae_KH_21_number &gt; 686.part" calcext:value-type="string">
            <text:p>sed -ne '130555,130556p' N_seriolae_KH_21_number &gt; 686.part</text:p>
          </table:table-cell>
        </table:table-row>
        <table:table-row table:style-name="ro1">
          <table:table-cell office:value-type="string" calcext:value-type="string">
            <text:p>687</text:p>
          </table:table-cell>
          <table:table-cell office:value-type="float" office:value="130557" calcext:value-type="float">
            <text:p>130557</text:p>
          </table:table-cell>
          <table:table-cell table:formula="of:=[.B689]" office:value-type="float" office:value="130557" calcext:value-type="float">
            <text:p>130557</text:p>
          </table:table-cell>
          <table:table-cell table:formula="of:=[.B690]-1" office:value-type="float" office:value="130558" calcext:value-type="float">
            <text:p>130558</text:p>
          </table:table-cell>
          <table:table-cell table:formula="of:=&quot;sed -ne &quot;&amp;&quot;'&quot;&amp;[.C689]&amp;&quot;,&quot;&amp;[.D689]&amp;&quot;p' N_seriolae_KH_21_number &gt; &quot;&amp;[.A689]&amp;&quot;.part&quot;" office:value-type="string" office:string-value="sed -ne '130557,130558p' N_seriolae_KH_21_number &gt; 687.part" calcext:value-type="string">
            <text:p>sed -ne '130557,130558p' N_seriolae_KH_21_number &gt; 687.part</text:p>
          </table:table-cell>
        </table:table-row>
        <table:table-row table:style-name="ro1">
          <table:table-cell office:value-type="string" calcext:value-type="string">
            <text:p>688</text:p>
          </table:table-cell>
          <table:table-cell office:value-type="float" office:value="130559" calcext:value-type="float">
            <text:p>130559</text:p>
          </table:table-cell>
          <table:table-cell table:formula="of:=[.B690]" office:value-type="float" office:value="130559" calcext:value-type="float">
            <text:p>130559</text:p>
          </table:table-cell>
          <table:table-cell table:formula="of:=[.B691]-1" office:value-type="float" office:value="130560" calcext:value-type="float">
            <text:p>130560</text:p>
          </table:table-cell>
          <table:table-cell table:formula="of:=&quot;sed -ne &quot;&amp;&quot;'&quot;&amp;[.C690]&amp;&quot;,&quot;&amp;[.D690]&amp;&quot;p' N_seriolae_KH_21_number &gt; &quot;&amp;[.A690]&amp;&quot;.part&quot;" office:value-type="string" office:string-value="sed -ne '130559,130560p' N_seriolae_KH_21_number &gt; 688.part" calcext:value-type="string">
            <text:p>sed -ne '130559,130560p' N_seriolae_KH_21_number &gt; 688.part</text:p>
          </table:table-cell>
        </table:table-row>
        <table:table-row table:style-name="ro1">
          <table:table-cell office:value-type="string" calcext:value-type="string">
            <text:p>689</text:p>
          </table:table-cell>
          <table:table-cell office:value-type="float" office:value="130561" calcext:value-type="float">
            <text:p>130561</text:p>
          </table:table-cell>
          <table:table-cell table:formula="of:=[.B691]" office:value-type="float" office:value="130561" calcext:value-type="float">
            <text:p>130561</text:p>
          </table:table-cell>
          <table:table-cell table:formula="of:=[.B692]-1" office:value-type="float" office:value="130562" calcext:value-type="float">
            <text:p>130562</text:p>
          </table:table-cell>
          <table:table-cell table:formula="of:=&quot;sed -ne &quot;&amp;&quot;'&quot;&amp;[.C691]&amp;&quot;,&quot;&amp;[.D691]&amp;&quot;p' N_seriolae_KH_21_number &gt; &quot;&amp;[.A691]&amp;&quot;.part&quot;" office:value-type="string" office:string-value="sed -ne '130561,130562p' N_seriolae_KH_21_number &gt; 689.part" calcext:value-type="string">
            <text:p>sed -ne '130561,130562p' N_seriolae_KH_21_number &gt; 689.part</text:p>
          </table:table-cell>
        </table:table-row>
        <table:table-row table:style-name="ro1">
          <table:table-cell office:value-type="string" calcext:value-type="string">
            <text:p>690</text:p>
          </table:table-cell>
          <table:table-cell office:value-type="float" office:value="130563" calcext:value-type="float">
            <text:p>130563</text:p>
          </table:table-cell>
          <table:table-cell table:formula="of:=[.B692]" office:value-type="float" office:value="130563" calcext:value-type="float">
            <text:p>130563</text:p>
          </table:table-cell>
          <table:table-cell table:formula="of:=[.B693]-1" office:value-type="float" office:value="130564" calcext:value-type="float">
            <text:p>130564</text:p>
          </table:table-cell>
          <table:table-cell table:formula="of:=&quot;sed -ne &quot;&amp;&quot;'&quot;&amp;[.C692]&amp;&quot;,&quot;&amp;[.D692]&amp;&quot;p' N_seriolae_KH_21_number &gt; &quot;&amp;[.A692]&amp;&quot;.part&quot;" office:value-type="string" office:string-value="sed -ne '130563,130564p' N_seriolae_KH_21_number &gt; 690.part" calcext:value-type="string">
            <text:p>sed -ne '130563,130564p' N_seriolae_KH_21_number &gt; 690.part</text:p>
          </table:table-cell>
        </table:table-row>
        <table:table-row table:style-name="ro1">
          <table:table-cell office:value-type="string" calcext:value-type="string">
            <text:p>691</text:p>
          </table:table-cell>
          <table:table-cell office:value-type="float" office:value="130565" calcext:value-type="float">
            <text:p>130565</text:p>
          </table:table-cell>
          <table:table-cell table:formula="of:=[.B693]" office:value-type="float" office:value="130565" calcext:value-type="float">
            <text:p>130565</text:p>
          </table:table-cell>
          <table:table-cell table:formula="of:=[.B694]-1" office:value-type="float" office:value="130566" calcext:value-type="float">
            <text:p>130566</text:p>
          </table:table-cell>
          <table:table-cell table:formula="of:=&quot;sed -ne &quot;&amp;&quot;'&quot;&amp;[.C693]&amp;&quot;,&quot;&amp;[.D693]&amp;&quot;p' N_seriolae_KH_21_number &gt; &quot;&amp;[.A693]&amp;&quot;.part&quot;" office:value-type="string" office:string-value="sed -ne '130565,130566p' N_seriolae_KH_21_number &gt; 691.part" calcext:value-type="string">
            <text:p>sed -ne '130565,130566p' N_seriolae_KH_21_number &gt; 691.part</text:p>
          </table:table-cell>
        </table:table-row>
        <table:table-row table:style-name="ro1">
          <table:table-cell office:value-type="string" calcext:value-type="string">
            <text:p>692</text:p>
          </table:table-cell>
          <table:table-cell office:value-type="float" office:value="130567" calcext:value-type="float">
            <text:p>130567</text:p>
          </table:table-cell>
          <table:table-cell table:formula="of:=[.B694]" office:value-type="float" office:value="130567" calcext:value-type="float">
            <text:p>130567</text:p>
          </table:table-cell>
          <table:table-cell table:formula="of:=[.B695]-1" office:value-type="float" office:value="130568" calcext:value-type="float">
            <text:p>130568</text:p>
          </table:table-cell>
          <table:table-cell table:formula="of:=&quot;sed -ne &quot;&amp;&quot;'&quot;&amp;[.C694]&amp;&quot;,&quot;&amp;[.D694]&amp;&quot;p' N_seriolae_KH_21_number &gt; &quot;&amp;[.A694]&amp;&quot;.part&quot;" office:value-type="string" office:string-value="sed -ne '130567,130568p' N_seriolae_KH_21_number &gt; 692.part" calcext:value-type="string">
            <text:p>sed -ne '130567,130568p' N_seriolae_KH_21_number &gt; 692.part</text:p>
          </table:table-cell>
        </table:table-row>
        <table:table-row table:style-name="ro1">
          <table:table-cell office:value-type="string" calcext:value-type="string">
            <text:p>693</text:p>
          </table:table-cell>
          <table:table-cell office:value-type="float" office:value="130569" calcext:value-type="float">
            <text:p>130569</text:p>
          </table:table-cell>
          <table:table-cell table:formula="of:=[.B695]" office:value-type="float" office:value="130569" calcext:value-type="float">
            <text:p>130569</text:p>
          </table:table-cell>
          <table:table-cell table:formula="of:=[.B696]-1" office:value-type="float" office:value="130570" calcext:value-type="float">
            <text:p>130570</text:p>
          </table:table-cell>
          <table:table-cell table:formula="of:=&quot;sed -ne &quot;&amp;&quot;'&quot;&amp;[.C695]&amp;&quot;,&quot;&amp;[.D695]&amp;&quot;p' N_seriolae_KH_21_number &gt; &quot;&amp;[.A695]&amp;&quot;.part&quot;" office:value-type="string" office:string-value="sed -ne '130569,130570p' N_seriolae_KH_21_number &gt; 693.part" calcext:value-type="string">
            <text:p>sed -ne '130569,130570p' N_seriolae_KH_21_number &gt; 693.part</text:p>
          </table:table-cell>
        </table:table-row>
        <table:table-row table:style-name="ro1">
          <table:table-cell office:value-type="string" calcext:value-type="string">
            <text:p>694</text:p>
          </table:table-cell>
          <table:table-cell office:value-type="float" office:value="130571" calcext:value-type="float">
            <text:p>130571</text:p>
          </table:table-cell>
          <table:table-cell table:formula="of:=[.B696]" office:value-type="float" office:value="130571" calcext:value-type="float">
            <text:p>130571</text:p>
          </table:table-cell>
          <table:table-cell table:formula="of:=[.B697]-1" office:value-type="float" office:value="130572" calcext:value-type="float">
            <text:p>130572</text:p>
          </table:table-cell>
          <table:table-cell table:formula="of:=&quot;sed -ne &quot;&amp;&quot;'&quot;&amp;[.C696]&amp;&quot;,&quot;&amp;[.D696]&amp;&quot;p' N_seriolae_KH_21_number &gt; &quot;&amp;[.A696]&amp;&quot;.part&quot;" office:value-type="string" office:string-value="sed -ne '130571,130572p' N_seriolae_KH_21_number &gt; 694.part" calcext:value-type="string">
            <text:p>sed -ne '130571,130572p' N_seriolae_KH_21_number &gt; 694.part</text:p>
          </table:table-cell>
        </table:table-row>
        <table:table-row table:style-name="ro1">
          <table:table-cell office:value-type="string" calcext:value-type="string">
            <text:p>695</text:p>
          </table:table-cell>
          <table:table-cell office:value-type="float" office:value="130573" calcext:value-type="float">
            <text:p>130573</text:p>
          </table:table-cell>
          <table:table-cell table:formula="of:=[.B697]" office:value-type="float" office:value="130573" calcext:value-type="float">
            <text:p>130573</text:p>
          </table:table-cell>
          <table:table-cell table:formula="of:=[.B698]-1" office:value-type="float" office:value="130574" calcext:value-type="float">
            <text:p>130574</text:p>
          </table:table-cell>
          <table:table-cell table:formula="of:=&quot;sed -ne &quot;&amp;&quot;'&quot;&amp;[.C697]&amp;&quot;,&quot;&amp;[.D697]&amp;&quot;p' N_seriolae_KH_21_number &gt; &quot;&amp;[.A697]&amp;&quot;.part&quot;" office:value-type="string" office:string-value="sed -ne '130573,130574p' N_seriolae_KH_21_number &gt; 695.part" calcext:value-type="string">
            <text:p>sed -ne '130573,130574p' N_seriolae_KH_21_number &gt; 695.part</text:p>
          </table:table-cell>
        </table:table-row>
        <table:table-row table:style-name="ro1">
          <table:table-cell office:value-type="string" calcext:value-type="string">
            <text:p>696</text:p>
          </table:table-cell>
          <table:table-cell office:value-type="float" office:value="130575" calcext:value-type="float">
            <text:p>130575</text:p>
          </table:table-cell>
          <table:table-cell table:formula="of:=[.B698]" office:value-type="float" office:value="130575" calcext:value-type="float">
            <text:p>130575</text:p>
          </table:table-cell>
          <table:table-cell table:formula="of:=[.B699]-1" office:value-type="float" office:value="130576" calcext:value-type="float">
            <text:p>130576</text:p>
          </table:table-cell>
          <table:table-cell table:formula="of:=&quot;sed -ne &quot;&amp;&quot;'&quot;&amp;[.C698]&amp;&quot;,&quot;&amp;[.D698]&amp;&quot;p' N_seriolae_KH_21_number &gt; &quot;&amp;[.A698]&amp;&quot;.part&quot;" office:value-type="string" office:string-value="sed -ne '130575,130576p' N_seriolae_KH_21_number &gt; 696.part" calcext:value-type="string">
            <text:p>sed -ne '130575,130576p' N_seriolae_KH_21_number &gt; 696.part</text:p>
          </table:table-cell>
        </table:table-row>
        <table:table-row table:style-name="ro1">
          <table:table-cell office:value-type="string" calcext:value-type="string">
            <text:p>697</text:p>
          </table:table-cell>
          <table:table-cell office:value-type="float" office:value="130577" calcext:value-type="float">
            <text:p>130577</text:p>
          </table:table-cell>
          <table:table-cell table:formula="of:=[.B699]" office:value-type="float" office:value="130577" calcext:value-type="float">
            <text:p>130577</text:p>
          </table:table-cell>
          <table:table-cell table:formula="of:=[.B700]-1" office:value-type="float" office:value="130578" calcext:value-type="float">
            <text:p>130578</text:p>
          </table:table-cell>
          <table:table-cell table:formula="of:=&quot;sed -ne &quot;&amp;&quot;'&quot;&amp;[.C699]&amp;&quot;,&quot;&amp;[.D699]&amp;&quot;p' N_seriolae_KH_21_number &gt; &quot;&amp;[.A699]&amp;&quot;.part&quot;" office:value-type="string" office:string-value="sed -ne '130577,130578p' N_seriolae_KH_21_number &gt; 697.part" calcext:value-type="string">
            <text:p>sed -ne '130577,130578p' N_seriolae_KH_21_number &gt; 697.part</text:p>
          </table:table-cell>
        </table:table-row>
        <table:table-row table:style-name="ro1">
          <table:table-cell office:value-type="string" calcext:value-type="string">
            <text:p>698</text:p>
          </table:table-cell>
          <table:table-cell office:value-type="float" office:value="130579" calcext:value-type="float">
            <text:p>130579</text:p>
          </table:table-cell>
          <table:table-cell table:formula="of:=[.B700]" office:value-type="float" office:value="130579" calcext:value-type="float">
            <text:p>130579</text:p>
          </table:table-cell>
          <table:table-cell table:formula="of:=[.B701]-1" office:value-type="float" office:value="130580" calcext:value-type="float">
            <text:p>130580</text:p>
          </table:table-cell>
          <table:table-cell table:formula="of:=&quot;sed -ne &quot;&amp;&quot;'&quot;&amp;[.C700]&amp;&quot;,&quot;&amp;[.D700]&amp;&quot;p' N_seriolae_KH_21_number &gt; &quot;&amp;[.A700]&amp;&quot;.part&quot;" office:value-type="string" office:string-value="sed -ne '130579,130580p' N_seriolae_KH_21_number &gt; 698.part" calcext:value-type="string">
            <text:p>sed -ne '130579,130580p' N_seriolae_KH_21_number &gt; 698.part</text:p>
          </table:table-cell>
        </table:table-row>
        <table:table-row table:style-name="ro1">
          <table:table-cell office:value-type="string" calcext:value-type="string">
            <text:p>699</text:p>
          </table:table-cell>
          <table:table-cell office:value-type="float" office:value="130581" calcext:value-type="float">
            <text:p>130581</text:p>
          </table:table-cell>
          <table:table-cell table:formula="of:=[.B701]" office:value-type="float" office:value="130581" calcext:value-type="float">
            <text:p>130581</text:p>
          </table:table-cell>
          <table:table-cell table:formula="of:=[.B702]-1" office:value-type="float" office:value="130582" calcext:value-type="float">
            <text:p>130582</text:p>
          </table:table-cell>
          <table:table-cell table:formula="of:=&quot;sed -ne &quot;&amp;&quot;'&quot;&amp;[.C701]&amp;&quot;,&quot;&amp;[.D701]&amp;&quot;p' N_seriolae_KH_21_number &gt; &quot;&amp;[.A701]&amp;&quot;.part&quot;" office:value-type="string" office:string-value="sed -ne '130581,130582p' N_seriolae_KH_21_number &gt; 699.part" calcext:value-type="string">
            <text:p>sed -ne '130581,130582p' N_seriolae_KH_21_number &gt; 699.part</text:p>
          </table:table-cell>
        </table:table-row>
        <table:table-row table:style-name="ro1">
          <table:table-cell office:value-type="string" calcext:value-type="string">
            <text:p>700</text:p>
          </table:table-cell>
          <table:table-cell office:value-type="float" office:value="130583" calcext:value-type="float">
            <text:p>130583</text:p>
          </table:table-cell>
          <table:table-cell table:formula="of:=[.B702]" office:value-type="float" office:value="130583" calcext:value-type="float">
            <text:p>130583</text:p>
          </table:table-cell>
          <table:table-cell table:formula="of:=[.B703]-1" office:value-type="float" office:value="130584" calcext:value-type="float">
            <text:p>130584</text:p>
          </table:table-cell>
          <table:table-cell table:formula="of:=&quot;sed -ne &quot;&amp;&quot;'&quot;&amp;[.C702]&amp;&quot;,&quot;&amp;[.D702]&amp;&quot;p' N_seriolae_KH_21_number &gt; &quot;&amp;[.A702]&amp;&quot;.part&quot;" office:value-type="string" office:string-value="sed -ne '130583,130584p' N_seriolae_KH_21_number &gt; 700.part" calcext:value-type="string">
            <text:p>sed -ne '130583,130584p' N_seriolae_KH_21_number &gt; 700.part</text:p>
          </table:table-cell>
        </table:table-row>
        <table:table-row table:style-name="ro1">
          <table:table-cell office:value-type="string" calcext:value-type="string">
            <text:p>701</text:p>
          </table:table-cell>
          <table:table-cell office:value-type="float" office:value="130585" calcext:value-type="float">
            <text:p>130585</text:p>
          </table:table-cell>
          <table:table-cell table:formula="of:=[.B703]" office:value-type="float" office:value="130585" calcext:value-type="float">
            <text:p>130585</text:p>
          </table:table-cell>
          <table:table-cell table:formula="of:=[.B704]-1" office:value-type="float" office:value="130586" calcext:value-type="float">
            <text:p>130586</text:p>
          </table:table-cell>
          <table:table-cell table:formula="of:=&quot;sed -ne &quot;&amp;&quot;'&quot;&amp;[.C703]&amp;&quot;,&quot;&amp;[.D703]&amp;&quot;p' N_seriolae_KH_21_number &gt; &quot;&amp;[.A703]&amp;&quot;.part&quot;" office:value-type="string" office:string-value="sed -ne '130585,130586p' N_seriolae_KH_21_number &gt; 701.part" calcext:value-type="string">
            <text:p>sed -ne '130585,130586p' N_seriolae_KH_21_number &gt; 701.part</text:p>
          </table:table-cell>
        </table:table-row>
        <table:table-row table:style-name="ro1">
          <table:table-cell office:value-type="string" calcext:value-type="string">
            <text:p>702</text:p>
          </table:table-cell>
          <table:table-cell office:value-type="float" office:value="130587" calcext:value-type="float">
            <text:p>130587</text:p>
          </table:table-cell>
          <table:table-cell table:formula="of:=[.B704]" office:value-type="float" office:value="130587" calcext:value-type="float">
            <text:p>130587</text:p>
          </table:table-cell>
          <table:table-cell table:formula="of:=[.B705]-1" office:value-type="float" office:value="130588" calcext:value-type="float">
            <text:p>130588</text:p>
          </table:table-cell>
          <table:table-cell table:formula="of:=&quot;sed -ne &quot;&amp;&quot;'&quot;&amp;[.C704]&amp;&quot;,&quot;&amp;[.D704]&amp;&quot;p' N_seriolae_KH_21_number &gt; &quot;&amp;[.A704]&amp;&quot;.part&quot;" office:value-type="string" office:string-value="sed -ne '130587,130588p' N_seriolae_KH_21_number &gt; 702.part" calcext:value-type="string">
            <text:p>sed -ne '130587,130588p' N_seriolae_KH_21_number &gt; 702.part</text:p>
          </table:table-cell>
        </table:table-row>
        <table:table-row table:style-name="ro1">
          <table:table-cell office:value-type="string" calcext:value-type="string">
            <text:p>703</text:p>
          </table:table-cell>
          <table:table-cell office:value-type="float" office:value="130589" calcext:value-type="float">
            <text:p>130589</text:p>
          </table:table-cell>
          <table:table-cell table:formula="of:=[.B705]" office:value-type="float" office:value="130589" calcext:value-type="float">
            <text:p>130589</text:p>
          </table:table-cell>
          <table:table-cell table:formula="of:=[.B706]-1" office:value-type="float" office:value="130590" calcext:value-type="float">
            <text:p>130590</text:p>
          </table:table-cell>
          <table:table-cell table:formula="of:=&quot;sed -ne &quot;&amp;&quot;'&quot;&amp;[.C705]&amp;&quot;,&quot;&amp;[.D705]&amp;&quot;p' N_seriolae_KH_21_number &gt; &quot;&amp;[.A705]&amp;&quot;.part&quot;" office:value-type="string" office:string-value="sed -ne '130589,130590p' N_seriolae_KH_21_number &gt; 703.part" calcext:value-type="string">
            <text:p>sed -ne '130589,130590p' N_seriolae_KH_21_number &gt; 703.part</text:p>
          </table:table-cell>
        </table:table-row>
        <table:table-row table:style-name="ro1">
          <table:table-cell office:value-type="string" calcext:value-type="string">
            <text:p>704</text:p>
          </table:table-cell>
          <table:table-cell office:value-type="float" office:value="130591" calcext:value-type="float">
            <text:p>130591</text:p>
          </table:table-cell>
          <table:table-cell table:formula="of:=[.B706]" office:value-type="float" office:value="130591" calcext:value-type="float">
            <text:p>130591</text:p>
          </table:table-cell>
          <table:table-cell table:formula="of:=[.B707]-1" office:value-type="float" office:value="130592" calcext:value-type="float">
            <text:p>130592</text:p>
          </table:table-cell>
          <table:table-cell table:formula="of:=&quot;sed -ne &quot;&amp;&quot;'&quot;&amp;[.C706]&amp;&quot;,&quot;&amp;[.D706]&amp;&quot;p' N_seriolae_KH_21_number &gt; &quot;&amp;[.A706]&amp;&quot;.part&quot;" office:value-type="string" office:string-value="sed -ne '130591,130592p' N_seriolae_KH_21_number &gt; 704.part" calcext:value-type="string">
            <text:p>sed -ne '130591,130592p' N_seriolae_KH_21_number &gt; 704.part</text:p>
          </table:table-cell>
        </table:table-row>
        <table:table-row table:style-name="ro1">
          <table:table-cell office:value-type="string" calcext:value-type="string">
            <text:p>705</text:p>
          </table:table-cell>
          <table:table-cell office:value-type="float" office:value="130593" calcext:value-type="float">
            <text:p>130593</text:p>
          </table:table-cell>
          <table:table-cell table:formula="of:=[.B707]" office:value-type="float" office:value="130593" calcext:value-type="float">
            <text:p>130593</text:p>
          </table:table-cell>
          <table:table-cell table:formula="of:=[.B708]-1" office:value-type="float" office:value="130594" calcext:value-type="float">
            <text:p>130594</text:p>
          </table:table-cell>
          <table:table-cell table:formula="of:=&quot;sed -ne &quot;&amp;&quot;'&quot;&amp;[.C707]&amp;&quot;,&quot;&amp;[.D707]&amp;&quot;p' N_seriolae_KH_21_number &gt; &quot;&amp;[.A707]&amp;&quot;.part&quot;" office:value-type="string" office:string-value="sed -ne '130593,130594p' N_seriolae_KH_21_number &gt; 705.part" calcext:value-type="string">
            <text:p>sed -ne '130593,130594p' N_seriolae_KH_21_number &gt; 705.part</text:p>
          </table:table-cell>
        </table:table-row>
        <table:table-row table:style-name="ro1">
          <table:table-cell office:value-type="string" calcext:value-type="string">
            <text:p>706</text:p>
          </table:table-cell>
          <table:table-cell office:value-type="float" office:value="130595" calcext:value-type="float">
            <text:p>130595</text:p>
          </table:table-cell>
          <table:table-cell table:formula="of:=[.B708]" office:value-type="float" office:value="130595" calcext:value-type="float">
            <text:p>130595</text:p>
          </table:table-cell>
          <table:table-cell table:formula="of:=[.B709]-1" office:value-type="float" office:value="130596" calcext:value-type="float">
            <text:p>130596</text:p>
          </table:table-cell>
          <table:table-cell table:formula="of:=&quot;sed -ne &quot;&amp;&quot;'&quot;&amp;[.C708]&amp;&quot;,&quot;&amp;[.D708]&amp;&quot;p' N_seriolae_KH_21_number &gt; &quot;&amp;[.A708]&amp;&quot;.part&quot;" office:value-type="string" office:string-value="sed -ne '130595,130596p' N_seriolae_KH_21_number &gt; 706.part" calcext:value-type="string">
            <text:p>sed -ne '130595,130596p' N_seriolae_KH_21_number &gt; 706.part</text:p>
          </table:table-cell>
        </table:table-row>
        <table:table-row table:style-name="ro1">
          <table:table-cell office:value-type="string" calcext:value-type="string">
            <text:p>707</text:p>
          </table:table-cell>
          <table:table-cell office:value-type="float" office:value="130597" calcext:value-type="float">
            <text:p>130597</text:p>
          </table:table-cell>
          <table:table-cell table:formula="of:=[.B709]" office:value-type="float" office:value="130597" calcext:value-type="float">
            <text:p>130597</text:p>
          </table:table-cell>
          <table:table-cell table:formula="of:=[.B710]-1" office:value-type="float" office:value="130598" calcext:value-type="float">
            <text:p>130598</text:p>
          </table:table-cell>
          <table:table-cell table:formula="of:=&quot;sed -ne &quot;&amp;&quot;'&quot;&amp;[.C709]&amp;&quot;,&quot;&amp;[.D709]&amp;&quot;p' N_seriolae_KH_21_number &gt; &quot;&amp;[.A709]&amp;&quot;.part&quot;" office:value-type="string" office:string-value="sed -ne '130597,130598p' N_seriolae_KH_21_number &gt; 707.part" calcext:value-type="string">
            <text:p>sed -ne '130597,130598p' N_seriolae_KH_21_number &gt; 707.part</text:p>
          </table:table-cell>
        </table:table-row>
        <table:table-row table:style-name="ro1">
          <table:table-cell office:value-type="string" calcext:value-type="string">
            <text:p>708</text:p>
          </table:table-cell>
          <table:table-cell office:value-type="float" office:value="130599" calcext:value-type="float">
            <text:p>130599</text:p>
          </table:table-cell>
          <table:table-cell table:formula="of:=[.B710]" office:value-type="float" office:value="130599" calcext:value-type="float">
            <text:p>130599</text:p>
          </table:table-cell>
          <table:table-cell table:formula="of:=[.B711]-1" office:value-type="float" office:value="130600" calcext:value-type="float">
            <text:p>130600</text:p>
          </table:table-cell>
          <table:table-cell table:formula="of:=&quot;sed -ne &quot;&amp;&quot;'&quot;&amp;[.C710]&amp;&quot;,&quot;&amp;[.D710]&amp;&quot;p' N_seriolae_KH_21_number &gt; &quot;&amp;[.A710]&amp;&quot;.part&quot;" office:value-type="string" office:string-value="sed -ne '130599,130600p' N_seriolae_KH_21_number &gt; 708.part" calcext:value-type="string">
            <text:p>sed -ne '130599,130600p' N_seriolae_KH_21_number &gt; 708.part</text:p>
          </table:table-cell>
        </table:table-row>
        <table:table-row table:style-name="ro1">
          <table:table-cell office:value-type="string" calcext:value-type="string">
            <text:p>709</text:p>
          </table:table-cell>
          <table:table-cell office:value-type="float" office:value="130601" calcext:value-type="float">
            <text:p>130601</text:p>
          </table:table-cell>
          <table:table-cell table:formula="of:=[.B711]" office:value-type="float" office:value="130601" calcext:value-type="float">
            <text:p>130601</text:p>
          </table:table-cell>
          <table:table-cell table:formula="of:=[.B712]-1" office:value-type="float" office:value="130602" calcext:value-type="float">
            <text:p>130602</text:p>
          </table:table-cell>
          <table:table-cell table:formula="of:=&quot;sed -ne &quot;&amp;&quot;'&quot;&amp;[.C711]&amp;&quot;,&quot;&amp;[.D711]&amp;&quot;p' N_seriolae_KH_21_number &gt; &quot;&amp;[.A711]&amp;&quot;.part&quot;" office:value-type="string" office:string-value="sed -ne '130601,130602p' N_seriolae_KH_21_number &gt; 709.part" calcext:value-type="string">
            <text:p>sed -ne '130601,130602p' N_seriolae_KH_21_number &gt; 709.part</text:p>
          </table:table-cell>
        </table:table-row>
        <table:table-row table:style-name="ro1">
          <table:table-cell office:value-type="string" calcext:value-type="string">
            <text:p>710</text:p>
          </table:table-cell>
          <table:table-cell office:value-type="float" office:value="130603" calcext:value-type="float">
            <text:p>130603</text:p>
          </table:table-cell>
          <table:table-cell table:formula="of:=[.B712]" office:value-type="float" office:value="130603" calcext:value-type="float">
            <text:p>130603</text:p>
          </table:table-cell>
          <table:table-cell table:formula="of:=[.B713]-1" office:value-type="float" office:value="130604" calcext:value-type="float">
            <text:p>130604</text:p>
          </table:table-cell>
          <table:table-cell table:formula="of:=&quot;sed -ne &quot;&amp;&quot;'&quot;&amp;[.C712]&amp;&quot;,&quot;&amp;[.D712]&amp;&quot;p' N_seriolae_KH_21_number &gt; &quot;&amp;[.A712]&amp;&quot;.part&quot;" office:value-type="string" office:string-value="sed -ne '130603,130604p' N_seriolae_KH_21_number &gt; 710.part" calcext:value-type="string">
            <text:p>sed -ne '130603,130604p' N_seriolae_KH_21_number &gt; 710.part</text:p>
          </table:table-cell>
        </table:table-row>
        <table:table-row table:style-name="ro1">
          <table:table-cell office:value-type="string" calcext:value-type="string">
            <text:p>711</text:p>
          </table:table-cell>
          <table:table-cell office:value-type="float" office:value="130605" calcext:value-type="float">
            <text:p>130605</text:p>
          </table:table-cell>
          <table:table-cell table:formula="of:=[.B713]" office:value-type="float" office:value="130605" calcext:value-type="float">
            <text:p>130605</text:p>
          </table:table-cell>
          <table:table-cell table:formula="of:=[.B714]-1" office:value-type="float" office:value="130606" calcext:value-type="float">
            <text:p>130606</text:p>
          </table:table-cell>
          <table:table-cell table:formula="of:=&quot;sed -ne &quot;&amp;&quot;'&quot;&amp;[.C713]&amp;&quot;,&quot;&amp;[.D713]&amp;&quot;p' N_seriolae_KH_21_number &gt; &quot;&amp;[.A713]&amp;&quot;.part&quot;" office:value-type="string" office:string-value="sed -ne '130605,130606p' N_seriolae_KH_21_number &gt; 711.part" calcext:value-type="string">
            <text:p>sed -ne '130605,130606p' N_seriolae_KH_21_number &gt; 711.part</text:p>
          </table:table-cell>
        </table:table-row>
        <table:table-row table:style-name="ro1">
          <table:table-cell office:value-type="string" calcext:value-type="string">
            <text:p>712</text:p>
          </table:table-cell>
          <table:table-cell office:value-type="float" office:value="130607" calcext:value-type="float">
            <text:p>130607</text:p>
          </table:table-cell>
          <table:table-cell table:formula="of:=[.B714]" office:value-type="float" office:value="130607" calcext:value-type="float">
            <text:p>130607</text:p>
          </table:table-cell>
          <table:table-cell table:formula="of:=[.B715]-1" office:value-type="float" office:value="130608" calcext:value-type="float">
            <text:p>130608</text:p>
          </table:table-cell>
          <table:table-cell table:formula="of:=&quot;sed -ne &quot;&amp;&quot;'&quot;&amp;[.C714]&amp;&quot;,&quot;&amp;[.D714]&amp;&quot;p' N_seriolae_KH_21_number &gt; &quot;&amp;[.A714]&amp;&quot;.part&quot;" office:value-type="string" office:string-value="sed -ne '130607,130608p' N_seriolae_KH_21_number &gt; 712.part" calcext:value-type="string">
            <text:p>sed -ne '130607,130608p' N_seriolae_KH_21_number &gt; 712.part</text:p>
          </table:table-cell>
        </table:table-row>
        <table:table-row table:style-name="ro1">
          <table:table-cell office:value-type="string" calcext:value-type="string">
            <text:p>713</text:p>
          </table:table-cell>
          <table:table-cell office:value-type="float" office:value="130609" calcext:value-type="float">
            <text:p>130609</text:p>
          </table:table-cell>
          <table:table-cell table:formula="of:=[.B715]" office:value-type="float" office:value="130609" calcext:value-type="float">
            <text:p>130609</text:p>
          </table:table-cell>
          <table:table-cell table:formula="of:=[.B716]-1" office:value-type="float" office:value="130610" calcext:value-type="float">
            <text:p>130610</text:p>
          </table:table-cell>
          <table:table-cell table:formula="of:=&quot;sed -ne &quot;&amp;&quot;'&quot;&amp;[.C715]&amp;&quot;,&quot;&amp;[.D715]&amp;&quot;p' N_seriolae_KH_21_number &gt; &quot;&amp;[.A715]&amp;&quot;.part&quot;" office:value-type="string" office:string-value="sed -ne '130609,130610p' N_seriolae_KH_21_number &gt; 713.part" calcext:value-type="string">
            <text:p>sed -ne '130609,130610p' N_seriolae_KH_21_number &gt; 713.part</text:p>
          </table:table-cell>
        </table:table-row>
        <table:table-row table:style-name="ro1">
          <table:table-cell office:value-type="string" calcext:value-type="string">
            <text:p>714</text:p>
          </table:table-cell>
          <table:table-cell office:value-type="float" office:value="130611" calcext:value-type="float">
            <text:p>130611</text:p>
          </table:table-cell>
          <table:table-cell table:formula="of:=[.B716]" office:value-type="float" office:value="130611" calcext:value-type="float">
            <text:p>130611</text:p>
          </table:table-cell>
          <table:table-cell table:formula="of:=[.B717]-1" office:value-type="float" office:value="130612" calcext:value-type="float">
            <text:p>130612</text:p>
          </table:table-cell>
          <table:table-cell table:formula="of:=&quot;sed -ne &quot;&amp;&quot;'&quot;&amp;[.C716]&amp;&quot;,&quot;&amp;[.D716]&amp;&quot;p' N_seriolae_KH_21_number &gt; &quot;&amp;[.A716]&amp;&quot;.part&quot;" office:value-type="string" office:string-value="sed -ne '130611,130612p' N_seriolae_KH_21_number &gt; 714.part" calcext:value-type="string">
            <text:p>sed -ne '130611,130612p' N_seriolae_KH_21_number &gt; 714.part</text:p>
          </table:table-cell>
        </table:table-row>
        <table:table-row table:style-name="ro1">
          <table:table-cell office:value-type="string" calcext:value-type="string">
            <text:p>715</text:p>
          </table:table-cell>
          <table:table-cell office:value-type="float" office:value="130613" calcext:value-type="float">
            <text:p>130613</text:p>
          </table:table-cell>
          <table:table-cell table:formula="of:=[.B717]" office:value-type="float" office:value="130613" calcext:value-type="float">
            <text:p>130613</text:p>
          </table:table-cell>
          <table:table-cell table:formula="of:=[.B718]-1" office:value-type="float" office:value="130614" calcext:value-type="float">
            <text:p>130614</text:p>
          </table:table-cell>
          <table:table-cell table:formula="of:=&quot;sed -ne &quot;&amp;&quot;'&quot;&amp;[.C717]&amp;&quot;,&quot;&amp;[.D717]&amp;&quot;p' N_seriolae_KH_21_number &gt; &quot;&amp;[.A717]&amp;&quot;.part&quot;" office:value-type="string" office:string-value="sed -ne '130613,130614p' N_seriolae_KH_21_number &gt; 715.part" calcext:value-type="string">
            <text:p>sed -ne '130613,130614p' N_seriolae_KH_21_number &gt; 715.part</text:p>
          </table:table-cell>
        </table:table-row>
        <table:table-row table:style-name="ro1">
          <table:table-cell office:value-type="string" calcext:value-type="string">
            <text:p>716</text:p>
          </table:table-cell>
          <table:table-cell office:value-type="float" office:value="130615" calcext:value-type="float">
            <text:p>130615</text:p>
          </table:table-cell>
          <table:table-cell table:formula="of:=[.B718]" office:value-type="float" office:value="130615" calcext:value-type="float">
            <text:p>130615</text:p>
          </table:table-cell>
          <table:table-cell table:formula="of:=[.B719]-1" office:value-type="float" office:value="130616" calcext:value-type="float">
            <text:p>130616</text:p>
          </table:table-cell>
          <table:table-cell table:formula="of:=&quot;sed -ne &quot;&amp;&quot;'&quot;&amp;[.C718]&amp;&quot;,&quot;&amp;[.D718]&amp;&quot;p' N_seriolae_KH_21_number &gt; &quot;&amp;[.A718]&amp;&quot;.part&quot;" office:value-type="string" office:string-value="sed -ne '130615,130616p' N_seriolae_KH_21_number &gt; 716.part" calcext:value-type="string">
            <text:p>sed -ne '130615,130616p' N_seriolae_KH_21_number &gt; 716.part</text:p>
          </table:table-cell>
        </table:table-row>
        <table:table-row table:style-name="ro1">
          <table:table-cell office:value-type="string" calcext:value-type="string">
            <text:p>717</text:p>
          </table:table-cell>
          <table:table-cell office:value-type="float" office:value="130617" calcext:value-type="float">
            <text:p>130617</text:p>
          </table:table-cell>
          <table:table-cell table:formula="of:=[.B719]" office:value-type="float" office:value="130617" calcext:value-type="float">
            <text:p>130617</text:p>
          </table:table-cell>
          <table:table-cell table:formula="of:=[.B720]-1" office:value-type="float" office:value="130618" calcext:value-type="float">
            <text:p>130618</text:p>
          </table:table-cell>
          <table:table-cell table:formula="of:=&quot;sed -ne &quot;&amp;&quot;'&quot;&amp;[.C719]&amp;&quot;,&quot;&amp;[.D719]&amp;&quot;p' N_seriolae_KH_21_number &gt; &quot;&amp;[.A719]&amp;&quot;.part&quot;" office:value-type="string" office:string-value="sed -ne '130617,130618p' N_seriolae_KH_21_number &gt; 717.part" calcext:value-type="string">
            <text:p>sed -ne '130617,130618p' N_seriolae_KH_21_number &gt; 717.part</text:p>
          </table:table-cell>
        </table:table-row>
        <table:table-row table:style-name="ro1">
          <table:table-cell office:value-type="string" calcext:value-type="string">
            <text:p>718</text:p>
          </table:table-cell>
          <table:table-cell office:value-type="float" office:value="130619" calcext:value-type="float">
            <text:p>130619</text:p>
          </table:table-cell>
          <table:table-cell table:formula="of:=[.B720]" office:value-type="float" office:value="130619" calcext:value-type="float">
            <text:p>130619</text:p>
          </table:table-cell>
          <table:table-cell table:formula="of:=[.B721]-1" office:value-type="float" office:value="130620" calcext:value-type="float">
            <text:p>130620</text:p>
          </table:table-cell>
          <table:table-cell table:formula="of:=&quot;sed -ne &quot;&amp;&quot;'&quot;&amp;[.C720]&amp;&quot;,&quot;&amp;[.D720]&amp;&quot;p' N_seriolae_KH_21_number &gt; &quot;&amp;[.A720]&amp;&quot;.part&quot;" office:value-type="string" office:string-value="sed -ne '130619,130620p' N_seriolae_KH_21_number &gt; 718.part" calcext:value-type="string">
            <text:p>sed -ne '130619,130620p' N_seriolae_KH_21_number &gt; 718.part</text:p>
          </table:table-cell>
        </table:table-row>
        <table:table-row table:style-name="ro1">
          <table:table-cell office:value-type="string" calcext:value-type="string">
            <text:p>719</text:p>
          </table:table-cell>
          <table:table-cell office:value-type="float" office:value="130621" calcext:value-type="float">
            <text:p>130621</text:p>
          </table:table-cell>
          <table:table-cell table:formula="of:=[.B721]" office:value-type="float" office:value="130621" calcext:value-type="float">
            <text:p>130621</text:p>
          </table:table-cell>
          <table:table-cell table:formula="of:=[.B722]-1" office:value-type="float" office:value="130622" calcext:value-type="float">
            <text:p>130622</text:p>
          </table:table-cell>
          <table:table-cell table:formula="of:=&quot;sed -ne &quot;&amp;&quot;'&quot;&amp;[.C721]&amp;&quot;,&quot;&amp;[.D721]&amp;&quot;p' N_seriolae_KH_21_number &gt; &quot;&amp;[.A721]&amp;&quot;.part&quot;" office:value-type="string" office:string-value="sed -ne '130621,130622p' N_seriolae_KH_21_number &gt; 719.part" calcext:value-type="string">
            <text:p>sed -ne '130621,130622p' N_seriolae_KH_21_number &gt; 719.part</text:p>
          </table:table-cell>
        </table:table-row>
        <table:table-row table:style-name="ro1">
          <table:table-cell office:value-type="string" calcext:value-type="string">
            <text:p>720</text:p>
          </table:table-cell>
          <table:table-cell office:value-type="float" office:value="130623" calcext:value-type="float">
            <text:p>130623</text:p>
          </table:table-cell>
          <table:table-cell table:formula="of:=[.B722]" office:value-type="float" office:value="130623" calcext:value-type="float">
            <text:p>130623</text:p>
          </table:table-cell>
          <table:table-cell table:formula="of:=[.B723]-1" office:value-type="float" office:value="130624" calcext:value-type="float">
            <text:p>130624</text:p>
          </table:table-cell>
          <table:table-cell table:formula="of:=&quot;sed -ne &quot;&amp;&quot;'&quot;&amp;[.C722]&amp;&quot;,&quot;&amp;[.D722]&amp;&quot;p' N_seriolae_KH_21_number &gt; &quot;&amp;[.A722]&amp;&quot;.part&quot;" office:value-type="string" office:string-value="sed -ne '130623,130624p' N_seriolae_KH_21_number &gt; 720.part" calcext:value-type="string">
            <text:p>sed -ne '130623,130624p' N_seriolae_KH_21_number &gt; 720.part</text:p>
          </table:table-cell>
        </table:table-row>
        <table:table-row table:style-name="ro1">
          <table:table-cell office:value-type="string" calcext:value-type="string">
            <text:p>721</text:p>
          </table:table-cell>
          <table:table-cell office:value-type="float" office:value="130625" calcext:value-type="float">
            <text:p>130625</text:p>
          </table:table-cell>
          <table:table-cell table:formula="of:=[.B723]" office:value-type="float" office:value="130625" calcext:value-type="float">
            <text:p>130625</text:p>
          </table:table-cell>
          <table:table-cell table:formula="of:=[.B724]-1" office:value-type="float" office:value="130626" calcext:value-type="float">
            <text:p>130626</text:p>
          </table:table-cell>
          <table:table-cell table:formula="of:=&quot;sed -ne &quot;&amp;&quot;'&quot;&amp;[.C723]&amp;&quot;,&quot;&amp;[.D723]&amp;&quot;p' N_seriolae_KH_21_number &gt; &quot;&amp;[.A723]&amp;&quot;.part&quot;" office:value-type="string" office:string-value="sed -ne '130625,130626p' N_seriolae_KH_21_number &gt; 721.part" calcext:value-type="string">
            <text:p>sed -ne '130625,130626p' N_seriolae_KH_21_number &gt; 721.part</text:p>
          </table:table-cell>
        </table:table-row>
        <table:table-row table:style-name="ro1">
          <table:table-cell office:value-type="string" calcext:value-type="string">
            <text:p>722</text:p>
          </table:table-cell>
          <table:table-cell office:value-type="float" office:value="130627" calcext:value-type="float">
            <text:p>130627</text:p>
          </table:table-cell>
          <table:table-cell table:formula="of:=[.B724]" office:value-type="float" office:value="130627" calcext:value-type="float">
            <text:p>130627</text:p>
          </table:table-cell>
          <table:table-cell table:formula="of:=[.B725]-1" office:value-type="float" office:value="130628" calcext:value-type="float">
            <text:p>130628</text:p>
          </table:table-cell>
          <table:table-cell table:formula="of:=&quot;sed -ne &quot;&amp;&quot;'&quot;&amp;[.C724]&amp;&quot;,&quot;&amp;[.D724]&amp;&quot;p' N_seriolae_KH_21_number &gt; &quot;&amp;[.A724]&amp;&quot;.part&quot;" office:value-type="string" office:string-value="sed -ne '130627,130628p' N_seriolae_KH_21_number &gt; 722.part" calcext:value-type="string">
            <text:p>sed -ne '130627,130628p' N_seriolae_KH_21_number &gt; 722.part</text:p>
          </table:table-cell>
        </table:table-row>
        <table:table-row table:style-name="ro1">
          <table:table-cell office:value-type="string" calcext:value-type="string">
            <text:p>723</text:p>
          </table:table-cell>
          <table:table-cell office:value-type="float" office:value="130629" calcext:value-type="float">
            <text:p>130629</text:p>
          </table:table-cell>
          <table:table-cell table:formula="of:=[.B725]" office:value-type="float" office:value="130629" calcext:value-type="float">
            <text:p>130629</text:p>
          </table:table-cell>
          <table:table-cell table:formula="of:=[.B726]-1" office:value-type="float" office:value="130630" calcext:value-type="float">
            <text:p>130630</text:p>
          </table:table-cell>
          <table:table-cell table:formula="of:=&quot;sed -ne &quot;&amp;&quot;'&quot;&amp;[.C725]&amp;&quot;,&quot;&amp;[.D725]&amp;&quot;p' N_seriolae_KH_21_number &gt; &quot;&amp;[.A725]&amp;&quot;.part&quot;" office:value-type="string" office:string-value="sed -ne '130629,130630p' N_seriolae_KH_21_number &gt; 723.part" calcext:value-type="string">
            <text:p>sed -ne '130629,130630p' N_seriolae_KH_21_number &gt; 723.part</text:p>
          </table:table-cell>
        </table:table-row>
        <table:table-row table:style-name="ro1">
          <table:table-cell office:value-type="string" calcext:value-type="string">
            <text:p>724</text:p>
          </table:table-cell>
          <table:table-cell office:value-type="float" office:value="130631" calcext:value-type="float">
            <text:p>130631</text:p>
          </table:table-cell>
          <table:table-cell table:formula="of:=[.B726]" office:value-type="float" office:value="130631" calcext:value-type="float">
            <text:p>130631</text:p>
          </table:table-cell>
          <table:table-cell table:formula="of:=[.B727]-1" office:value-type="float" office:value="130632" calcext:value-type="float">
            <text:p>130632</text:p>
          </table:table-cell>
          <table:table-cell table:formula="of:=&quot;sed -ne &quot;&amp;&quot;'&quot;&amp;[.C726]&amp;&quot;,&quot;&amp;[.D726]&amp;&quot;p' N_seriolae_KH_21_number &gt; &quot;&amp;[.A726]&amp;&quot;.part&quot;" office:value-type="string" office:string-value="sed -ne '130631,130632p' N_seriolae_KH_21_number &gt; 724.part" calcext:value-type="string">
            <text:p>sed -ne '130631,130632p' N_seriolae_KH_21_number &gt; 724.part</text:p>
          </table:table-cell>
        </table:table-row>
        <table:table-row table:style-name="ro1">
          <table:table-cell office:value-type="string" calcext:value-type="string">
            <text:p>725</text:p>
          </table:table-cell>
          <table:table-cell office:value-type="float" office:value="130633" calcext:value-type="float">
            <text:p>130633</text:p>
          </table:table-cell>
          <table:table-cell table:formula="of:=[.B727]" office:value-type="float" office:value="130633" calcext:value-type="float">
            <text:p>130633</text:p>
          </table:table-cell>
          <table:table-cell table:formula="of:=[.B728]-1" office:value-type="float" office:value="130634" calcext:value-type="float">
            <text:p>130634</text:p>
          </table:table-cell>
          <table:table-cell table:formula="of:=&quot;sed -ne &quot;&amp;&quot;'&quot;&amp;[.C727]&amp;&quot;,&quot;&amp;[.D727]&amp;&quot;p' N_seriolae_KH_21_number &gt; &quot;&amp;[.A727]&amp;&quot;.part&quot;" office:value-type="string" office:string-value="sed -ne '130633,130634p' N_seriolae_KH_21_number &gt; 725.part" calcext:value-type="string">
            <text:p>sed -ne '130633,130634p' N_seriolae_KH_21_number &gt; 725.part</text:p>
          </table:table-cell>
        </table:table-row>
        <table:table-row table:style-name="ro1">
          <table:table-cell office:value-type="string" calcext:value-type="string">
            <text:p>726</text:p>
          </table:table-cell>
          <table:table-cell office:value-type="float" office:value="130635" calcext:value-type="float">
            <text:p>130635</text:p>
          </table:table-cell>
          <table:table-cell table:formula="of:=[.B728]" office:value-type="float" office:value="130635" calcext:value-type="float">
            <text:p>130635</text:p>
          </table:table-cell>
          <table:table-cell table:formula="of:=[.B729]-1" office:value-type="float" office:value="130636" calcext:value-type="float">
            <text:p>130636</text:p>
          </table:table-cell>
          <table:table-cell table:formula="of:=&quot;sed -ne &quot;&amp;&quot;'&quot;&amp;[.C728]&amp;&quot;,&quot;&amp;[.D728]&amp;&quot;p' N_seriolae_KH_21_number &gt; &quot;&amp;[.A728]&amp;&quot;.part&quot;" office:value-type="string" office:string-value="sed -ne '130635,130636p' N_seriolae_KH_21_number &gt; 726.part" calcext:value-type="string">
            <text:p>sed -ne '130635,130636p' N_seriolae_KH_21_number &gt; 726.part</text:p>
          </table:table-cell>
        </table:table-row>
        <table:table-row table:style-name="ro1">
          <table:table-cell office:value-type="string" calcext:value-type="string">
            <text:p>727</text:p>
          </table:table-cell>
          <table:table-cell office:value-type="float" office:value="130637" calcext:value-type="float">
            <text:p>130637</text:p>
          </table:table-cell>
          <table:table-cell table:formula="of:=[.B729]" office:value-type="float" office:value="130637" calcext:value-type="float">
            <text:p>130637</text:p>
          </table:table-cell>
          <table:table-cell table:formula="of:=[.B730]-1" office:value-type="float" office:value="130638" calcext:value-type="float">
            <text:p>130638</text:p>
          </table:table-cell>
          <table:table-cell table:formula="of:=&quot;sed -ne &quot;&amp;&quot;'&quot;&amp;[.C729]&amp;&quot;,&quot;&amp;[.D729]&amp;&quot;p' N_seriolae_KH_21_number &gt; &quot;&amp;[.A729]&amp;&quot;.part&quot;" office:value-type="string" office:string-value="sed -ne '130637,130638p' N_seriolae_KH_21_number &gt; 727.part" calcext:value-type="string">
            <text:p>sed -ne '130637,130638p' N_seriolae_KH_21_number &gt; 727.part</text:p>
          </table:table-cell>
        </table:table-row>
        <table:table-row table:style-name="ro1">
          <table:table-cell office:value-type="string" calcext:value-type="string">
            <text:p>728</text:p>
          </table:table-cell>
          <table:table-cell office:value-type="float" office:value="130639" calcext:value-type="float">
            <text:p>130639</text:p>
          </table:table-cell>
          <table:table-cell table:formula="of:=[.B730]" office:value-type="float" office:value="130639" calcext:value-type="float">
            <text:p>130639</text:p>
          </table:table-cell>
          <table:table-cell table:formula="of:=[.B731]-1" office:value-type="float" office:value="130640" calcext:value-type="float">
            <text:p>130640</text:p>
          </table:table-cell>
          <table:table-cell table:formula="of:=&quot;sed -ne &quot;&amp;&quot;'&quot;&amp;[.C730]&amp;&quot;,&quot;&amp;[.D730]&amp;&quot;p' N_seriolae_KH_21_number &gt; &quot;&amp;[.A730]&amp;&quot;.part&quot;" office:value-type="string" office:string-value="sed -ne '130639,130640p' N_seriolae_KH_21_number &gt; 728.part" calcext:value-type="string">
            <text:p>sed -ne '130639,130640p' N_seriolae_KH_21_number &gt; 728.part</text:p>
          </table:table-cell>
        </table:table-row>
        <table:table-row table:style-name="ro1">
          <table:table-cell office:value-type="string" calcext:value-type="string">
            <text:p>729</text:p>
          </table:table-cell>
          <table:table-cell office:value-type="float" office:value="130641" calcext:value-type="float">
            <text:p>130641</text:p>
          </table:table-cell>
          <table:table-cell table:formula="of:=[.B731]" office:value-type="float" office:value="130641" calcext:value-type="float">
            <text:p>130641</text:p>
          </table:table-cell>
          <table:table-cell table:formula="of:=[.B732]-1" office:value-type="float" office:value="130642" calcext:value-type="float">
            <text:p>130642</text:p>
          </table:table-cell>
          <table:table-cell table:formula="of:=&quot;sed -ne &quot;&amp;&quot;'&quot;&amp;[.C731]&amp;&quot;,&quot;&amp;[.D731]&amp;&quot;p' N_seriolae_KH_21_number &gt; &quot;&amp;[.A731]&amp;&quot;.part&quot;" office:value-type="string" office:string-value="sed -ne '130641,130642p' N_seriolae_KH_21_number &gt; 729.part" calcext:value-type="string">
            <text:p>sed -ne '130641,130642p' N_seriolae_KH_21_number &gt; 729.part</text:p>
          </table:table-cell>
        </table:table-row>
        <table:table-row table:style-name="ro1">
          <table:table-cell office:value-type="string" calcext:value-type="string">
            <text:p>730</text:p>
          </table:table-cell>
          <table:table-cell office:value-type="float" office:value="130643" calcext:value-type="float">
            <text:p>130643</text:p>
          </table:table-cell>
          <table:table-cell table:formula="of:=[.B732]" office:value-type="float" office:value="130643" calcext:value-type="float">
            <text:p>130643</text:p>
          </table:table-cell>
          <table:table-cell table:formula="of:=[.B733]-1" office:value-type="float" office:value="130644" calcext:value-type="float">
            <text:p>130644</text:p>
          </table:table-cell>
          <table:table-cell table:formula="of:=&quot;sed -ne &quot;&amp;&quot;'&quot;&amp;[.C732]&amp;&quot;,&quot;&amp;[.D732]&amp;&quot;p' N_seriolae_KH_21_number &gt; &quot;&amp;[.A732]&amp;&quot;.part&quot;" office:value-type="string" office:string-value="sed -ne '130643,130644p' N_seriolae_KH_21_number &gt; 730.part" calcext:value-type="string">
            <text:p>sed -ne '130643,130644p' N_seriolae_KH_21_number &gt; 730.part</text:p>
          </table:table-cell>
        </table:table-row>
        <table:table-row table:style-name="ro1">
          <table:table-cell office:value-type="string" calcext:value-type="string">
            <text:p>731</text:p>
          </table:table-cell>
          <table:table-cell office:value-type="float" office:value="130645" calcext:value-type="float">
            <text:p>130645</text:p>
          </table:table-cell>
          <table:table-cell table:formula="of:=[.B733]" office:value-type="float" office:value="130645" calcext:value-type="float">
            <text:p>130645</text:p>
          </table:table-cell>
          <table:table-cell table:formula="of:=[.B734]-1" office:value-type="float" office:value="130646" calcext:value-type="float">
            <text:p>130646</text:p>
          </table:table-cell>
          <table:table-cell table:formula="of:=&quot;sed -ne &quot;&amp;&quot;'&quot;&amp;[.C733]&amp;&quot;,&quot;&amp;[.D733]&amp;&quot;p' N_seriolae_KH_21_number &gt; &quot;&amp;[.A733]&amp;&quot;.part&quot;" office:value-type="string" office:string-value="sed -ne '130645,130646p' N_seriolae_KH_21_number &gt; 731.part" calcext:value-type="string">
            <text:p>sed -ne '130645,130646p' N_seriolae_KH_21_number &gt; 731.part</text:p>
          </table:table-cell>
        </table:table-row>
        <table:table-row table:style-name="ro1">
          <table:table-cell office:value-type="string" calcext:value-type="string">
            <text:p>732</text:p>
          </table:table-cell>
          <table:table-cell office:value-type="float" office:value="130647" calcext:value-type="float">
            <text:p>130647</text:p>
          </table:table-cell>
          <table:table-cell table:formula="of:=[.B734]" office:value-type="float" office:value="130647" calcext:value-type="float">
            <text:p>130647</text:p>
          </table:table-cell>
          <table:table-cell table:formula="of:=[.B735]-1" office:value-type="float" office:value="130648" calcext:value-type="float">
            <text:p>130648</text:p>
          </table:table-cell>
          <table:table-cell table:formula="of:=&quot;sed -ne &quot;&amp;&quot;'&quot;&amp;[.C734]&amp;&quot;,&quot;&amp;[.D734]&amp;&quot;p' N_seriolae_KH_21_number &gt; &quot;&amp;[.A734]&amp;&quot;.part&quot;" office:value-type="string" office:string-value="sed -ne '130647,130648p' N_seriolae_KH_21_number &gt; 732.part" calcext:value-type="string">
            <text:p>sed -ne '130647,130648p' N_seriolae_KH_21_number &gt; 732.part</text:p>
          </table:table-cell>
        </table:table-row>
        <table:table-row table:style-name="ro1">
          <table:table-cell office:value-type="string" calcext:value-type="string">
            <text:p>733</text:p>
          </table:table-cell>
          <table:table-cell office:value-type="float" office:value="130649" calcext:value-type="float">
            <text:p>130649</text:p>
          </table:table-cell>
          <table:table-cell table:formula="of:=[.B735]" office:value-type="float" office:value="130649" calcext:value-type="float">
            <text:p>130649</text:p>
          </table:table-cell>
          <table:table-cell table:formula="of:=[.B736]-1" office:value-type="float" office:value="130650" calcext:value-type="float">
            <text:p>130650</text:p>
          </table:table-cell>
          <table:table-cell table:formula="of:=&quot;sed -ne &quot;&amp;&quot;'&quot;&amp;[.C735]&amp;&quot;,&quot;&amp;[.D735]&amp;&quot;p' N_seriolae_KH_21_number &gt; &quot;&amp;[.A735]&amp;&quot;.part&quot;" office:value-type="string" office:string-value="sed -ne '130649,130650p' N_seriolae_KH_21_number &gt; 733.part" calcext:value-type="string">
            <text:p>sed -ne '130649,130650p' N_seriolae_KH_21_number &gt; 733.part</text:p>
          </table:table-cell>
        </table:table-row>
        <table:table-row table:style-name="ro1">
          <table:table-cell office:value-type="string" calcext:value-type="string">
            <text:p>734</text:p>
          </table:table-cell>
          <table:table-cell office:value-type="float" office:value="130651" calcext:value-type="float">
            <text:p>130651</text:p>
          </table:table-cell>
          <table:table-cell table:formula="of:=[.B736]" office:value-type="float" office:value="130651" calcext:value-type="float">
            <text:p>130651</text:p>
          </table:table-cell>
          <table:table-cell table:formula="of:=[.B737]-1" office:value-type="float" office:value="130652" calcext:value-type="float">
            <text:p>130652</text:p>
          </table:table-cell>
          <table:table-cell table:formula="of:=&quot;sed -ne &quot;&amp;&quot;'&quot;&amp;[.C736]&amp;&quot;,&quot;&amp;[.D736]&amp;&quot;p' N_seriolae_KH_21_number &gt; &quot;&amp;[.A736]&amp;&quot;.part&quot;" office:value-type="string" office:string-value="sed -ne '130651,130652p' N_seriolae_KH_21_number &gt; 734.part" calcext:value-type="string">
            <text:p>sed -ne '130651,130652p' N_seriolae_KH_21_number &gt; 734.part</text:p>
          </table:table-cell>
        </table:table-row>
        <table:table-row table:style-name="ro1">
          <table:table-cell office:value-type="string" calcext:value-type="string">
            <text:p>735</text:p>
          </table:table-cell>
          <table:table-cell office:value-type="float" office:value="130653" calcext:value-type="float">
            <text:p>130653</text:p>
          </table:table-cell>
          <table:table-cell table:formula="of:=[.B737]" office:value-type="float" office:value="130653" calcext:value-type="float">
            <text:p>130653</text:p>
          </table:table-cell>
          <table:table-cell table:formula="of:=[.B738]-1" office:value-type="float" office:value="130654" calcext:value-type="float">
            <text:p>130654</text:p>
          </table:table-cell>
          <table:table-cell table:formula="of:=&quot;sed -ne &quot;&amp;&quot;'&quot;&amp;[.C737]&amp;&quot;,&quot;&amp;[.D737]&amp;&quot;p' N_seriolae_KH_21_number &gt; &quot;&amp;[.A737]&amp;&quot;.part&quot;" office:value-type="string" office:string-value="sed -ne '130653,130654p' N_seriolae_KH_21_number &gt; 735.part" calcext:value-type="string">
            <text:p>sed -ne '130653,130654p' N_seriolae_KH_21_number &gt; 735.part</text:p>
          </table:table-cell>
        </table:table-row>
        <table:table-row table:style-name="ro1">
          <table:table-cell office:value-type="string" calcext:value-type="string">
            <text:p>736</text:p>
          </table:table-cell>
          <table:table-cell office:value-type="float" office:value="130655" calcext:value-type="float">
            <text:p>130655</text:p>
          </table:table-cell>
          <table:table-cell table:formula="of:=[.B738]" office:value-type="float" office:value="130655" calcext:value-type="float">
            <text:p>130655</text:p>
          </table:table-cell>
          <table:table-cell table:formula="of:=[.B739]-1" office:value-type="float" office:value="130656" calcext:value-type="float">
            <text:p>130656</text:p>
          </table:table-cell>
          <table:table-cell table:formula="of:=&quot;sed -ne &quot;&amp;&quot;'&quot;&amp;[.C738]&amp;&quot;,&quot;&amp;[.D738]&amp;&quot;p' N_seriolae_KH_21_number &gt; &quot;&amp;[.A738]&amp;&quot;.part&quot;" office:value-type="string" office:string-value="sed -ne '130655,130656p' N_seriolae_KH_21_number &gt; 736.part" calcext:value-type="string">
            <text:p>sed -ne '130655,130656p' N_seriolae_KH_21_number &gt; 736.part</text:p>
          </table:table-cell>
        </table:table-row>
        <table:table-row table:style-name="ro1">
          <table:table-cell office:value-type="string" calcext:value-type="string">
            <text:p>737</text:p>
          </table:table-cell>
          <table:table-cell office:value-type="float" office:value="130657" calcext:value-type="float">
            <text:p>130657</text:p>
          </table:table-cell>
          <table:table-cell table:formula="of:=[.B739]" office:value-type="float" office:value="130657" calcext:value-type="float">
            <text:p>130657</text:p>
          </table:table-cell>
          <table:table-cell table:formula="of:=[.B740]-1" office:value-type="float" office:value="130658" calcext:value-type="float">
            <text:p>130658</text:p>
          </table:table-cell>
          <table:table-cell table:formula="of:=&quot;sed -ne &quot;&amp;&quot;'&quot;&amp;[.C739]&amp;&quot;,&quot;&amp;[.D739]&amp;&quot;p' N_seriolae_KH_21_number &gt; &quot;&amp;[.A739]&amp;&quot;.part&quot;" office:value-type="string" office:string-value="sed -ne '130657,130658p' N_seriolae_KH_21_number &gt; 737.part" calcext:value-type="string">
            <text:p>sed -ne '130657,130658p' N_seriolae_KH_21_number &gt; 737.part</text:p>
          </table:table-cell>
        </table:table-row>
        <table:table-row table:style-name="ro1">
          <table:table-cell office:value-type="string" calcext:value-type="string">
            <text:p>738</text:p>
          </table:table-cell>
          <table:table-cell office:value-type="float" office:value="130659" calcext:value-type="float">
            <text:p>130659</text:p>
          </table:table-cell>
          <table:table-cell table:formula="of:=[.B740]" office:value-type="float" office:value="130659" calcext:value-type="float">
            <text:p>130659</text:p>
          </table:table-cell>
          <table:table-cell table:formula="of:=[.B741]-1" office:value-type="float" office:value="130660" calcext:value-type="float">
            <text:p>130660</text:p>
          </table:table-cell>
          <table:table-cell table:formula="of:=&quot;sed -ne &quot;&amp;&quot;'&quot;&amp;[.C740]&amp;&quot;,&quot;&amp;[.D740]&amp;&quot;p' N_seriolae_KH_21_number &gt; &quot;&amp;[.A740]&amp;&quot;.part&quot;" office:value-type="string" office:string-value="sed -ne '130659,130660p' N_seriolae_KH_21_number &gt; 738.part" calcext:value-type="string">
            <text:p>sed -ne '130659,130660p' N_seriolae_KH_21_number &gt; 738.part</text:p>
          </table:table-cell>
        </table:table-row>
        <table:table-row table:style-name="ro1">
          <table:table-cell office:value-type="string" calcext:value-type="string">
            <text:p>739</text:p>
          </table:table-cell>
          <table:table-cell office:value-type="float" office:value="130661" calcext:value-type="float">
            <text:p>130661</text:p>
          </table:table-cell>
          <table:table-cell table:formula="of:=[.B741]" office:value-type="float" office:value="130661" calcext:value-type="float">
            <text:p>130661</text:p>
          </table:table-cell>
          <table:table-cell table:formula="of:=[.B742]-1" office:value-type="float" office:value="130662" calcext:value-type="float">
            <text:p>130662</text:p>
          </table:table-cell>
          <table:table-cell table:formula="of:=&quot;sed -ne &quot;&amp;&quot;'&quot;&amp;[.C741]&amp;&quot;,&quot;&amp;[.D741]&amp;&quot;p' N_seriolae_KH_21_number &gt; &quot;&amp;[.A741]&amp;&quot;.part&quot;" office:value-type="string" office:string-value="sed -ne '130661,130662p' N_seriolae_KH_21_number &gt; 739.part" calcext:value-type="string">
            <text:p>sed -ne '130661,130662p' N_seriolae_KH_21_number &gt; 739.part</text:p>
          </table:table-cell>
        </table:table-row>
        <table:table-row table:style-name="ro1">
          <table:table-cell office:value-type="string" calcext:value-type="string">
            <text:p>740</text:p>
          </table:table-cell>
          <table:table-cell office:value-type="float" office:value="130663" calcext:value-type="float">
            <text:p>130663</text:p>
          </table:table-cell>
          <table:table-cell table:formula="of:=[.B742]" office:value-type="float" office:value="130663" calcext:value-type="float">
            <text:p>130663</text:p>
          </table:table-cell>
          <table:table-cell table:formula="of:=[.B743]-1" office:value-type="float" office:value="130664" calcext:value-type="float">
            <text:p>130664</text:p>
          </table:table-cell>
          <table:table-cell table:formula="of:=&quot;sed -ne &quot;&amp;&quot;'&quot;&amp;[.C742]&amp;&quot;,&quot;&amp;[.D742]&amp;&quot;p' N_seriolae_KH_21_number &gt; &quot;&amp;[.A742]&amp;&quot;.part&quot;" office:value-type="string" office:string-value="sed -ne '130663,130664p' N_seriolae_KH_21_number &gt; 740.part" calcext:value-type="string">
            <text:p>sed -ne '130663,130664p' N_seriolae_KH_21_number &gt; 740.part</text:p>
          </table:table-cell>
        </table:table-row>
        <table:table-row table:style-name="ro1">
          <table:table-cell office:value-type="string" calcext:value-type="string">
            <text:p>741</text:p>
          </table:table-cell>
          <table:table-cell office:value-type="float" office:value="130665" calcext:value-type="float">
            <text:p>130665</text:p>
          </table:table-cell>
          <table:table-cell table:formula="of:=[.B743]" office:value-type="float" office:value="130665" calcext:value-type="float">
            <text:p>130665</text:p>
          </table:table-cell>
          <table:table-cell table:formula="of:=[.B744]-1" office:value-type="float" office:value="130666" calcext:value-type="float">
            <text:p>130666</text:p>
          </table:table-cell>
          <table:table-cell table:formula="of:=&quot;sed -ne &quot;&amp;&quot;'&quot;&amp;[.C743]&amp;&quot;,&quot;&amp;[.D743]&amp;&quot;p' N_seriolae_KH_21_number &gt; &quot;&amp;[.A743]&amp;&quot;.part&quot;" office:value-type="string" office:string-value="sed -ne '130665,130666p' N_seriolae_KH_21_number &gt; 741.part" calcext:value-type="string">
            <text:p>sed -ne '130665,130666p' N_seriolae_KH_21_number &gt; 741.part</text:p>
          </table:table-cell>
        </table:table-row>
        <table:table-row table:style-name="ro1">
          <table:table-cell office:value-type="string" calcext:value-type="string">
            <text:p>742</text:p>
          </table:table-cell>
          <table:table-cell office:value-type="float" office:value="130667" calcext:value-type="float">
            <text:p>130667</text:p>
          </table:table-cell>
          <table:table-cell table:formula="of:=[.B744]" office:value-type="float" office:value="130667" calcext:value-type="float">
            <text:p>130667</text:p>
          </table:table-cell>
          <table:table-cell table:formula="of:=[.B745]-1" office:value-type="float" office:value="130668" calcext:value-type="float">
            <text:p>130668</text:p>
          </table:table-cell>
          <table:table-cell table:formula="of:=&quot;sed -ne &quot;&amp;&quot;'&quot;&amp;[.C744]&amp;&quot;,&quot;&amp;[.D744]&amp;&quot;p' N_seriolae_KH_21_number &gt; &quot;&amp;[.A744]&amp;&quot;.part&quot;" office:value-type="string" office:string-value="sed -ne '130667,130668p' N_seriolae_KH_21_number &gt; 742.part" calcext:value-type="string">
            <text:p>sed -ne '130667,130668p' N_seriolae_KH_21_number &gt; 742.part</text:p>
          </table:table-cell>
        </table:table-row>
        <table:table-row table:style-name="ro1">
          <table:table-cell office:value-type="string" calcext:value-type="string">
            <text:p>743</text:p>
          </table:table-cell>
          <table:table-cell office:value-type="float" office:value="130669" calcext:value-type="float">
            <text:p>130669</text:p>
          </table:table-cell>
          <table:table-cell table:formula="of:=[.B745]" office:value-type="float" office:value="130669" calcext:value-type="float">
            <text:p>130669</text:p>
          </table:table-cell>
          <table:table-cell table:formula="of:=[.B746]-1" office:value-type="float" office:value="130670" calcext:value-type="float">
            <text:p>130670</text:p>
          </table:table-cell>
          <table:table-cell table:formula="of:=&quot;sed -ne &quot;&amp;&quot;'&quot;&amp;[.C745]&amp;&quot;,&quot;&amp;[.D745]&amp;&quot;p' N_seriolae_KH_21_number &gt; &quot;&amp;[.A745]&amp;&quot;.part&quot;" office:value-type="string" office:string-value="sed -ne '130669,130670p' N_seriolae_KH_21_number &gt; 743.part" calcext:value-type="string">
            <text:p>sed -ne '130669,130670p' N_seriolae_KH_21_number &gt; 743.part</text:p>
          </table:table-cell>
        </table:table-row>
        <table:table-row table:style-name="ro1">
          <table:table-cell office:value-type="string" calcext:value-type="string">
            <text:p>744</text:p>
          </table:table-cell>
          <table:table-cell office:value-type="float" office:value="130671" calcext:value-type="float">
            <text:p>130671</text:p>
          </table:table-cell>
          <table:table-cell table:formula="of:=[.B746]" office:value-type="float" office:value="130671" calcext:value-type="float">
            <text:p>130671</text:p>
          </table:table-cell>
          <table:table-cell table:formula="of:=[.B747]-1" office:value-type="float" office:value="130672" calcext:value-type="float">
            <text:p>130672</text:p>
          </table:table-cell>
          <table:table-cell table:formula="of:=&quot;sed -ne &quot;&amp;&quot;'&quot;&amp;[.C746]&amp;&quot;,&quot;&amp;[.D746]&amp;&quot;p' N_seriolae_KH_21_number &gt; &quot;&amp;[.A746]&amp;&quot;.part&quot;" office:value-type="string" office:string-value="sed -ne '130671,130672p' N_seriolae_KH_21_number &gt; 744.part" calcext:value-type="string">
            <text:p>sed -ne '130671,130672p' N_seriolae_KH_21_number &gt; 744.part</text:p>
          </table:table-cell>
        </table:table-row>
        <table:table-row table:style-name="ro1">
          <table:table-cell office:value-type="string" calcext:value-type="string">
            <text:p>745</text:p>
          </table:table-cell>
          <table:table-cell office:value-type="float" office:value="130673" calcext:value-type="float">
            <text:p>130673</text:p>
          </table:table-cell>
          <table:table-cell table:formula="of:=[.B747]" office:value-type="float" office:value="130673" calcext:value-type="float">
            <text:p>130673</text:p>
          </table:table-cell>
          <table:table-cell table:formula="of:=[.B748]-1" office:value-type="float" office:value="130674" calcext:value-type="float">
            <text:p>130674</text:p>
          </table:table-cell>
          <table:table-cell table:formula="of:=&quot;sed -ne &quot;&amp;&quot;'&quot;&amp;[.C747]&amp;&quot;,&quot;&amp;[.D747]&amp;&quot;p' N_seriolae_KH_21_number &gt; &quot;&amp;[.A747]&amp;&quot;.part&quot;" office:value-type="string" office:string-value="sed -ne '130673,130674p' N_seriolae_KH_21_number &gt; 745.part" calcext:value-type="string">
            <text:p>sed -ne '130673,130674p' N_seriolae_KH_21_number &gt; 745.part</text:p>
          </table:table-cell>
        </table:table-row>
        <table:table-row table:style-name="ro1">
          <table:table-cell office:value-type="string" calcext:value-type="string">
            <text:p>746</text:p>
          </table:table-cell>
          <table:table-cell office:value-type="float" office:value="130675" calcext:value-type="float">
            <text:p>130675</text:p>
          </table:table-cell>
          <table:table-cell table:formula="of:=[.B748]" office:value-type="float" office:value="130675" calcext:value-type="float">
            <text:p>130675</text:p>
          </table:table-cell>
          <table:table-cell table:formula="of:=[.B749]-1" office:value-type="float" office:value="130676" calcext:value-type="float">
            <text:p>130676</text:p>
          </table:table-cell>
          <table:table-cell table:formula="of:=&quot;sed -ne &quot;&amp;&quot;'&quot;&amp;[.C748]&amp;&quot;,&quot;&amp;[.D748]&amp;&quot;p' N_seriolae_KH_21_number &gt; &quot;&amp;[.A748]&amp;&quot;.part&quot;" office:value-type="string" office:string-value="sed -ne '130675,130676p' N_seriolae_KH_21_number &gt; 746.part" calcext:value-type="string">
            <text:p>sed -ne '130675,130676p' N_seriolae_KH_21_number &gt; 746.part</text:p>
          </table:table-cell>
        </table:table-row>
        <table:table-row table:style-name="ro1">
          <table:table-cell office:value-type="string" calcext:value-type="string">
            <text:p>747</text:p>
          </table:table-cell>
          <table:table-cell office:value-type="float" office:value="130677" calcext:value-type="float">
            <text:p>130677</text:p>
          </table:table-cell>
          <table:table-cell table:formula="of:=[.B749]" office:value-type="float" office:value="130677" calcext:value-type="float">
            <text:p>130677</text:p>
          </table:table-cell>
          <table:table-cell table:formula="of:=[.B750]-1" office:value-type="float" office:value="130678" calcext:value-type="float">
            <text:p>130678</text:p>
          </table:table-cell>
          <table:table-cell table:formula="of:=&quot;sed -ne &quot;&amp;&quot;'&quot;&amp;[.C749]&amp;&quot;,&quot;&amp;[.D749]&amp;&quot;p' N_seriolae_KH_21_number &gt; &quot;&amp;[.A749]&amp;&quot;.part&quot;" office:value-type="string" office:string-value="sed -ne '130677,130678p' N_seriolae_KH_21_number &gt; 747.part" calcext:value-type="string">
            <text:p>sed -ne '130677,130678p' N_seriolae_KH_21_number &gt; 747.part</text:p>
          </table:table-cell>
        </table:table-row>
        <table:table-row table:style-name="ro1">
          <table:table-cell office:value-type="string" calcext:value-type="string">
            <text:p>748</text:p>
          </table:table-cell>
          <table:table-cell office:value-type="float" office:value="130679" calcext:value-type="float">
            <text:p>130679</text:p>
          </table:table-cell>
          <table:table-cell table:formula="of:=[.B750]" office:value-type="float" office:value="130679" calcext:value-type="float">
            <text:p>130679</text:p>
          </table:table-cell>
          <table:table-cell table:formula="of:=[.B751]-1" office:value-type="float" office:value="130680" calcext:value-type="float">
            <text:p>130680</text:p>
          </table:table-cell>
          <table:table-cell table:formula="of:=&quot;sed -ne &quot;&amp;&quot;'&quot;&amp;[.C750]&amp;&quot;,&quot;&amp;[.D750]&amp;&quot;p' N_seriolae_KH_21_number &gt; &quot;&amp;[.A750]&amp;&quot;.part&quot;" office:value-type="string" office:string-value="sed -ne '130679,130680p' N_seriolae_KH_21_number &gt; 748.part" calcext:value-type="string">
            <text:p>sed -ne '130679,130680p' N_seriolae_KH_21_number &gt; 748.part</text:p>
          </table:table-cell>
        </table:table-row>
        <table:table-row table:style-name="ro1">
          <table:table-cell office:value-type="string" calcext:value-type="string">
            <text:p>749</text:p>
          </table:table-cell>
          <table:table-cell office:value-type="float" office:value="130681" calcext:value-type="float">
            <text:p>130681</text:p>
          </table:table-cell>
          <table:table-cell table:formula="of:=[.B751]" office:value-type="float" office:value="130681" calcext:value-type="float">
            <text:p>130681</text:p>
          </table:table-cell>
          <table:table-cell table:formula="of:=[.B752]-1" office:value-type="float" office:value="130682" calcext:value-type="float">
            <text:p>130682</text:p>
          </table:table-cell>
          <table:table-cell table:formula="of:=&quot;sed -ne &quot;&amp;&quot;'&quot;&amp;[.C751]&amp;&quot;,&quot;&amp;[.D751]&amp;&quot;p' N_seriolae_KH_21_number &gt; &quot;&amp;[.A751]&amp;&quot;.part&quot;" office:value-type="string" office:string-value="sed -ne '130681,130682p' N_seriolae_KH_21_number &gt; 749.part" calcext:value-type="string">
            <text:p>sed -ne '130681,130682p' N_seriolae_KH_21_number &gt; 749.part</text:p>
          </table:table-cell>
        </table:table-row>
        <table:table-row table:style-name="ro1">
          <table:table-cell office:value-type="string" calcext:value-type="string">
            <text:p>750</text:p>
          </table:table-cell>
          <table:table-cell office:value-type="float" office:value="130683" calcext:value-type="float">
            <text:p>130683</text:p>
          </table:table-cell>
          <table:table-cell table:formula="of:=[.B752]" office:value-type="float" office:value="130683" calcext:value-type="float">
            <text:p>130683</text:p>
          </table:table-cell>
          <table:table-cell table:formula="of:=[.B753]-1" office:value-type="float" office:value="130684" calcext:value-type="float">
            <text:p>130684</text:p>
          </table:table-cell>
          <table:table-cell table:formula="of:=&quot;sed -ne &quot;&amp;&quot;'&quot;&amp;[.C752]&amp;&quot;,&quot;&amp;[.D752]&amp;&quot;p' N_seriolae_KH_21_number &gt; &quot;&amp;[.A752]&amp;&quot;.part&quot;" office:value-type="string" office:string-value="sed -ne '130683,130684p' N_seriolae_KH_21_number &gt; 750.part" calcext:value-type="string">
            <text:p>sed -ne '130683,130684p' N_seriolae_KH_21_number &gt; 750.part</text:p>
          </table:table-cell>
        </table:table-row>
        <table:table-row table:style-name="ro1">
          <table:table-cell office:value-type="string" calcext:value-type="string">
            <text:p>751</text:p>
          </table:table-cell>
          <table:table-cell office:value-type="float" office:value="130685" calcext:value-type="float">
            <text:p>130685</text:p>
          </table:table-cell>
          <table:table-cell table:formula="of:=[.B753]" office:value-type="float" office:value="130685" calcext:value-type="float">
            <text:p>130685</text:p>
          </table:table-cell>
          <table:table-cell table:formula="of:=[.B754]-1" office:value-type="float" office:value="130686" calcext:value-type="float">
            <text:p>130686</text:p>
          </table:table-cell>
          <table:table-cell table:formula="of:=&quot;sed -ne &quot;&amp;&quot;'&quot;&amp;[.C753]&amp;&quot;,&quot;&amp;[.D753]&amp;&quot;p' N_seriolae_KH_21_number &gt; &quot;&amp;[.A753]&amp;&quot;.part&quot;" office:value-type="string" office:string-value="sed -ne '130685,130686p' N_seriolae_KH_21_number &gt; 751.part" calcext:value-type="string">
            <text:p>sed -ne '130685,130686p' N_seriolae_KH_21_number &gt; 751.part</text:p>
          </table:table-cell>
        </table:table-row>
        <table:table-row table:style-name="ro1">
          <table:table-cell office:value-type="string" calcext:value-type="string">
            <text:p>752</text:p>
          </table:table-cell>
          <table:table-cell office:value-type="float" office:value="130687" calcext:value-type="float">
            <text:p>130687</text:p>
          </table:table-cell>
          <table:table-cell table:formula="of:=[.B754]" office:value-type="float" office:value="130687" calcext:value-type="float">
            <text:p>130687</text:p>
          </table:table-cell>
          <table:table-cell table:formula="of:=[.B755]-1" office:value-type="float" office:value="130688" calcext:value-type="float">
            <text:p>130688</text:p>
          </table:table-cell>
          <table:table-cell table:formula="of:=&quot;sed -ne &quot;&amp;&quot;'&quot;&amp;[.C754]&amp;&quot;,&quot;&amp;[.D754]&amp;&quot;p' N_seriolae_KH_21_number &gt; &quot;&amp;[.A754]&amp;&quot;.part&quot;" office:value-type="string" office:string-value="sed -ne '130687,130688p' N_seriolae_KH_21_number &gt; 752.part" calcext:value-type="string">
            <text:p>sed -ne '130687,130688p' N_seriolae_KH_21_number &gt; 752.part</text:p>
          </table:table-cell>
        </table:table-row>
        <table:table-row table:style-name="ro1">
          <table:table-cell office:value-type="string" calcext:value-type="string">
            <text:p>753</text:p>
          </table:table-cell>
          <table:table-cell office:value-type="float" office:value="130689" calcext:value-type="float">
            <text:p>130689</text:p>
          </table:table-cell>
          <table:table-cell table:formula="of:=[.B755]" office:value-type="float" office:value="130689" calcext:value-type="float">
            <text:p>130689</text:p>
          </table:table-cell>
          <table:table-cell table:formula="of:=[.B756]-1" office:value-type="float" office:value="130690" calcext:value-type="float">
            <text:p>130690</text:p>
          </table:table-cell>
          <table:table-cell table:formula="of:=&quot;sed -ne &quot;&amp;&quot;'&quot;&amp;[.C755]&amp;&quot;,&quot;&amp;[.D755]&amp;&quot;p' N_seriolae_KH_21_number &gt; &quot;&amp;[.A755]&amp;&quot;.part&quot;" office:value-type="string" office:string-value="sed -ne '130689,130690p' N_seriolae_KH_21_number &gt; 753.part" calcext:value-type="string">
            <text:p>sed -ne '130689,130690p' N_seriolae_KH_21_number &gt; 753.part</text:p>
          </table:table-cell>
        </table:table-row>
        <table:table-row table:style-name="ro1">
          <table:table-cell office:value-type="string" calcext:value-type="string">
            <text:p>754</text:p>
          </table:table-cell>
          <table:table-cell office:value-type="float" office:value="130691" calcext:value-type="float">
            <text:p>130691</text:p>
          </table:table-cell>
          <table:table-cell table:formula="of:=[.B756]" office:value-type="float" office:value="130691" calcext:value-type="float">
            <text:p>130691</text:p>
          </table:table-cell>
          <table:table-cell table:formula="of:=[.B757]-1" office:value-type="float" office:value="130692" calcext:value-type="float">
            <text:p>130692</text:p>
          </table:table-cell>
          <table:table-cell table:formula="of:=&quot;sed -ne &quot;&amp;&quot;'&quot;&amp;[.C756]&amp;&quot;,&quot;&amp;[.D756]&amp;&quot;p' N_seriolae_KH_21_number &gt; &quot;&amp;[.A756]&amp;&quot;.part&quot;" office:value-type="string" office:string-value="sed -ne '130691,130692p' N_seriolae_KH_21_number &gt; 754.part" calcext:value-type="string">
            <text:p>sed -ne '130691,130692p' N_seriolae_KH_21_number &gt; 754.part</text:p>
          </table:table-cell>
        </table:table-row>
        <table:table-row table:style-name="ro1">
          <table:table-cell office:value-type="string" calcext:value-type="string">
            <text:p>755</text:p>
          </table:table-cell>
          <table:table-cell office:value-type="float" office:value="130693" calcext:value-type="float">
            <text:p>130693</text:p>
          </table:table-cell>
          <table:table-cell table:formula="of:=[.B757]" office:value-type="float" office:value="130693" calcext:value-type="float">
            <text:p>130693</text:p>
          </table:table-cell>
          <table:table-cell table:formula="of:=[.B758]-1" office:value-type="float" office:value="130694" calcext:value-type="float">
            <text:p>130694</text:p>
          </table:table-cell>
          <table:table-cell table:formula="of:=&quot;sed -ne &quot;&amp;&quot;'&quot;&amp;[.C757]&amp;&quot;,&quot;&amp;[.D757]&amp;&quot;p' N_seriolae_KH_21_number &gt; &quot;&amp;[.A757]&amp;&quot;.part&quot;" office:value-type="string" office:string-value="sed -ne '130693,130694p' N_seriolae_KH_21_number &gt; 755.part" calcext:value-type="string">
            <text:p>sed -ne '130693,130694p' N_seriolae_KH_21_number &gt; 755.part</text:p>
          </table:table-cell>
        </table:table-row>
        <table:table-row table:style-name="ro1">
          <table:table-cell office:value-type="string" calcext:value-type="string">
            <text:p>756</text:p>
          </table:table-cell>
          <table:table-cell office:value-type="float" office:value="130695" calcext:value-type="float">
            <text:p>130695</text:p>
          </table:table-cell>
          <table:table-cell table:formula="of:=[.B758]" office:value-type="float" office:value="130695" calcext:value-type="float">
            <text:p>130695</text:p>
          </table:table-cell>
          <table:table-cell table:formula="of:=[.B759]-1" office:value-type="float" office:value="130696" calcext:value-type="float">
            <text:p>130696</text:p>
          </table:table-cell>
          <table:table-cell table:formula="of:=&quot;sed -ne &quot;&amp;&quot;'&quot;&amp;[.C758]&amp;&quot;,&quot;&amp;[.D758]&amp;&quot;p' N_seriolae_KH_21_number &gt; &quot;&amp;[.A758]&amp;&quot;.part&quot;" office:value-type="string" office:string-value="sed -ne '130695,130696p' N_seriolae_KH_21_number &gt; 756.part" calcext:value-type="string">
            <text:p>sed -ne '130695,130696p' N_seriolae_KH_21_number &gt; 756.part</text:p>
          </table:table-cell>
        </table:table-row>
        <table:table-row table:style-name="ro1">
          <table:table-cell office:value-type="string" calcext:value-type="string">
            <text:p>757</text:p>
          </table:table-cell>
          <table:table-cell office:value-type="float" office:value="130697" calcext:value-type="float">
            <text:p>130697</text:p>
          </table:table-cell>
          <table:table-cell table:formula="of:=[.B759]" office:value-type="float" office:value="130697" calcext:value-type="float">
            <text:p>130697</text:p>
          </table:table-cell>
          <table:table-cell table:formula="of:=[.B760]-1" office:value-type="float" office:value="130698" calcext:value-type="float">
            <text:p>130698</text:p>
          </table:table-cell>
          <table:table-cell table:formula="of:=&quot;sed -ne &quot;&amp;&quot;'&quot;&amp;[.C759]&amp;&quot;,&quot;&amp;[.D759]&amp;&quot;p' N_seriolae_KH_21_number &gt; &quot;&amp;[.A759]&amp;&quot;.part&quot;" office:value-type="string" office:string-value="sed -ne '130697,130698p' N_seriolae_KH_21_number &gt; 757.part" calcext:value-type="string">
            <text:p>sed -ne '130697,130698p' N_seriolae_KH_21_number &gt; 757.part</text:p>
          </table:table-cell>
        </table:table-row>
        <table:table-row table:style-name="ro1">
          <table:table-cell office:value-type="string" calcext:value-type="string">
            <text:p>758</text:p>
          </table:table-cell>
          <table:table-cell office:value-type="float" office:value="130699" calcext:value-type="float">
            <text:p>130699</text:p>
          </table:table-cell>
          <table:table-cell table:formula="of:=[.B760]" office:value-type="float" office:value="130699" calcext:value-type="float">
            <text:p>130699</text:p>
          </table:table-cell>
          <table:table-cell table:formula="of:=[.B761]-1" office:value-type="float" office:value="130700" calcext:value-type="float">
            <text:p>130700</text:p>
          </table:table-cell>
          <table:table-cell table:formula="of:=&quot;sed -ne &quot;&amp;&quot;'&quot;&amp;[.C760]&amp;&quot;,&quot;&amp;[.D760]&amp;&quot;p' N_seriolae_KH_21_number &gt; &quot;&amp;[.A760]&amp;&quot;.part&quot;" office:value-type="string" office:string-value="sed -ne '130699,130700p' N_seriolae_KH_21_number &gt; 758.part" calcext:value-type="string">
            <text:p>sed -ne '130699,130700p' N_seriolae_KH_21_number &gt; 758.part</text:p>
          </table:table-cell>
        </table:table-row>
        <table:table-row table:style-name="ro1">
          <table:table-cell office:value-type="string" calcext:value-type="string">
            <text:p>759</text:p>
          </table:table-cell>
          <table:table-cell office:value-type="float" office:value="130701" calcext:value-type="float">
            <text:p>130701</text:p>
          </table:table-cell>
          <table:table-cell table:formula="of:=[.B761]" office:value-type="float" office:value="130701" calcext:value-type="float">
            <text:p>130701</text:p>
          </table:table-cell>
          <table:table-cell table:formula="of:=[.B762]-1" office:value-type="float" office:value="130702" calcext:value-type="float">
            <text:p>130702</text:p>
          </table:table-cell>
          <table:table-cell table:formula="of:=&quot;sed -ne &quot;&amp;&quot;'&quot;&amp;[.C761]&amp;&quot;,&quot;&amp;[.D761]&amp;&quot;p' N_seriolae_KH_21_number &gt; &quot;&amp;[.A761]&amp;&quot;.part&quot;" office:value-type="string" office:string-value="sed -ne '130701,130702p' N_seriolae_KH_21_number &gt; 759.part" calcext:value-type="string">
            <text:p>sed -ne '130701,130702p' N_seriolae_KH_21_number &gt; 759.part</text:p>
          </table:table-cell>
        </table:table-row>
        <table:table-row table:style-name="ro1">
          <table:table-cell office:value-type="string" calcext:value-type="string">
            <text:p>760</text:p>
          </table:table-cell>
          <table:table-cell office:value-type="float" office:value="130703" calcext:value-type="float">
            <text:p>130703</text:p>
          </table:table-cell>
          <table:table-cell table:formula="of:=[.B762]" office:value-type="float" office:value="130703" calcext:value-type="float">
            <text:p>130703</text:p>
          </table:table-cell>
          <table:table-cell table:formula="of:=[.B763]-1" office:value-type="float" office:value="130704" calcext:value-type="float">
            <text:p>130704</text:p>
          </table:table-cell>
          <table:table-cell table:formula="of:=&quot;sed -ne &quot;&amp;&quot;'&quot;&amp;[.C762]&amp;&quot;,&quot;&amp;[.D762]&amp;&quot;p' N_seriolae_KH_21_number &gt; &quot;&amp;[.A762]&amp;&quot;.part&quot;" office:value-type="string" office:string-value="sed -ne '130703,130704p' N_seriolae_KH_21_number &gt; 760.part" calcext:value-type="string">
            <text:p>sed -ne '130703,130704p' N_seriolae_KH_21_number &gt; 760.part</text:p>
          </table:table-cell>
        </table:table-row>
        <table:table-row table:style-name="ro1">
          <table:table-cell office:value-type="string" calcext:value-type="string">
            <text:p>761</text:p>
          </table:table-cell>
          <table:table-cell office:value-type="float" office:value="130705" calcext:value-type="float">
            <text:p>130705</text:p>
          </table:table-cell>
          <table:table-cell table:formula="of:=[.B763]" office:value-type="float" office:value="130705" calcext:value-type="float">
            <text:p>130705</text:p>
          </table:table-cell>
          <table:table-cell table:formula="of:=[.B764]-1" office:value-type="float" office:value="130706" calcext:value-type="float">
            <text:p>130706</text:p>
          </table:table-cell>
          <table:table-cell table:formula="of:=&quot;sed -ne &quot;&amp;&quot;'&quot;&amp;[.C763]&amp;&quot;,&quot;&amp;[.D763]&amp;&quot;p' N_seriolae_KH_21_number &gt; &quot;&amp;[.A763]&amp;&quot;.part&quot;" office:value-type="string" office:string-value="sed -ne '130705,130706p' N_seriolae_KH_21_number &gt; 761.part" calcext:value-type="string">
            <text:p>sed -ne '130705,130706p' N_seriolae_KH_21_number &gt; 761.part</text:p>
          </table:table-cell>
        </table:table-row>
        <table:table-row table:style-name="ro1">
          <table:table-cell office:value-type="string" calcext:value-type="string">
            <text:p>762</text:p>
          </table:table-cell>
          <table:table-cell office:value-type="float" office:value="130707" calcext:value-type="float">
            <text:p>130707</text:p>
          </table:table-cell>
          <table:table-cell table:formula="of:=[.B764]" office:value-type="float" office:value="130707" calcext:value-type="float">
            <text:p>130707</text:p>
          </table:table-cell>
          <table:table-cell table:formula="of:=[.B765]-1" office:value-type="float" office:value="130708" calcext:value-type="float">
            <text:p>130708</text:p>
          </table:table-cell>
          <table:table-cell table:formula="of:=&quot;sed -ne &quot;&amp;&quot;'&quot;&amp;[.C764]&amp;&quot;,&quot;&amp;[.D764]&amp;&quot;p' N_seriolae_KH_21_number &gt; &quot;&amp;[.A764]&amp;&quot;.part&quot;" office:value-type="string" office:string-value="sed -ne '130707,130708p' N_seriolae_KH_21_number &gt; 762.part" calcext:value-type="string">
            <text:p>sed -ne '130707,130708p' N_seriolae_KH_21_number &gt; 762.part</text:p>
          </table:table-cell>
        </table:table-row>
        <table:table-row table:style-name="ro1">
          <table:table-cell office:value-type="string" calcext:value-type="string">
            <text:p>763</text:p>
          </table:table-cell>
          <table:table-cell office:value-type="float" office:value="130709" calcext:value-type="float">
            <text:p>130709</text:p>
          </table:table-cell>
          <table:table-cell table:formula="of:=[.B765]" office:value-type="float" office:value="130709" calcext:value-type="float">
            <text:p>130709</text:p>
          </table:table-cell>
          <table:table-cell table:formula="of:=[.B766]-1" office:value-type="float" office:value="130710" calcext:value-type="float">
            <text:p>130710</text:p>
          </table:table-cell>
          <table:table-cell table:formula="of:=&quot;sed -ne &quot;&amp;&quot;'&quot;&amp;[.C765]&amp;&quot;,&quot;&amp;[.D765]&amp;&quot;p' N_seriolae_KH_21_number &gt; &quot;&amp;[.A765]&amp;&quot;.part&quot;" office:value-type="string" office:string-value="sed -ne '130709,130710p' N_seriolae_KH_21_number &gt; 763.part" calcext:value-type="string">
            <text:p>sed -ne '130709,130710p' N_seriolae_KH_21_number &gt; 763.part</text:p>
          </table:table-cell>
        </table:table-row>
        <table:table-row table:style-name="ro1">
          <table:table-cell office:value-type="string" calcext:value-type="string">
            <text:p>764</text:p>
          </table:table-cell>
          <table:table-cell office:value-type="float" office:value="130711" calcext:value-type="float">
            <text:p>130711</text:p>
          </table:table-cell>
          <table:table-cell table:formula="of:=[.B766]" office:value-type="float" office:value="130711" calcext:value-type="float">
            <text:p>130711</text:p>
          </table:table-cell>
          <table:table-cell table:formula="of:=[.B767]-1" office:value-type="float" office:value="130712" calcext:value-type="float">
            <text:p>130712</text:p>
          </table:table-cell>
          <table:table-cell table:formula="of:=&quot;sed -ne &quot;&amp;&quot;'&quot;&amp;[.C766]&amp;&quot;,&quot;&amp;[.D766]&amp;&quot;p' N_seriolae_KH_21_number &gt; &quot;&amp;[.A766]&amp;&quot;.part&quot;" office:value-type="string" office:string-value="sed -ne '130711,130712p' N_seriolae_KH_21_number &gt; 764.part" calcext:value-type="string">
            <text:p>sed -ne '130711,130712p' N_seriolae_KH_21_number &gt; 764.part</text:p>
          </table:table-cell>
        </table:table-row>
        <table:table-row table:style-name="ro1">
          <table:table-cell office:value-type="string" calcext:value-type="string">
            <text:p>765</text:p>
          </table:table-cell>
          <table:table-cell office:value-type="float" office:value="130713" calcext:value-type="float">
            <text:p>130713</text:p>
          </table:table-cell>
          <table:table-cell table:formula="of:=[.B767]" office:value-type="float" office:value="130713" calcext:value-type="float">
            <text:p>130713</text:p>
          </table:table-cell>
          <table:table-cell table:formula="of:=[.B768]-1" office:value-type="float" office:value="130714" calcext:value-type="float">
            <text:p>130714</text:p>
          </table:table-cell>
          <table:table-cell table:formula="of:=&quot;sed -ne &quot;&amp;&quot;'&quot;&amp;[.C767]&amp;&quot;,&quot;&amp;[.D767]&amp;&quot;p' N_seriolae_KH_21_number &gt; &quot;&amp;[.A767]&amp;&quot;.part&quot;" office:value-type="string" office:string-value="sed -ne '130713,130714p' N_seriolae_KH_21_number &gt; 765.part" calcext:value-type="string">
            <text:p>sed -ne '130713,130714p' N_seriolae_KH_21_number &gt; 765.part</text:p>
          </table:table-cell>
        </table:table-row>
        <table:table-row table:style-name="ro1">
          <table:table-cell office:value-type="string" calcext:value-type="string">
            <text:p>766</text:p>
          </table:table-cell>
          <table:table-cell office:value-type="float" office:value="130715" calcext:value-type="float">
            <text:p>130715</text:p>
          </table:table-cell>
          <table:table-cell table:formula="of:=[.B768]" office:value-type="float" office:value="130715" calcext:value-type="float">
            <text:p>130715</text:p>
          </table:table-cell>
          <table:table-cell table:formula="of:=[.B769]-1" office:value-type="float" office:value="130716" calcext:value-type="float">
            <text:p>130716</text:p>
          </table:table-cell>
          <table:table-cell table:formula="of:=&quot;sed -ne &quot;&amp;&quot;'&quot;&amp;[.C768]&amp;&quot;,&quot;&amp;[.D768]&amp;&quot;p' N_seriolae_KH_21_number &gt; &quot;&amp;[.A768]&amp;&quot;.part&quot;" office:value-type="string" office:string-value="sed -ne '130715,130716p' N_seriolae_KH_21_number &gt; 766.part" calcext:value-type="string">
            <text:p>sed -ne '130715,130716p' N_seriolae_KH_21_number &gt; 766.part</text:p>
          </table:table-cell>
        </table:table-row>
        <table:table-row table:style-name="ro1">
          <table:table-cell office:value-type="string" calcext:value-type="string">
            <text:p>767</text:p>
          </table:table-cell>
          <table:table-cell office:value-type="float" office:value="130717" calcext:value-type="float">
            <text:p>130717</text:p>
          </table:table-cell>
          <table:table-cell table:formula="of:=[.B769]" office:value-type="float" office:value="130717" calcext:value-type="float">
            <text:p>130717</text:p>
          </table:table-cell>
          <table:table-cell table:formula="of:=[.B770]-1" office:value-type="float" office:value="130718" calcext:value-type="float">
            <text:p>130718</text:p>
          </table:table-cell>
          <table:table-cell table:formula="of:=&quot;sed -ne &quot;&amp;&quot;'&quot;&amp;[.C769]&amp;&quot;,&quot;&amp;[.D769]&amp;&quot;p' N_seriolae_KH_21_number &gt; &quot;&amp;[.A769]&amp;&quot;.part&quot;" office:value-type="string" office:string-value="sed -ne '130717,130718p' N_seriolae_KH_21_number &gt; 767.part" calcext:value-type="string">
            <text:p>sed -ne '130717,130718p' N_seriolae_KH_21_number &gt; 767.part</text:p>
          </table:table-cell>
        </table:table-row>
        <table:table-row table:style-name="ro1">
          <table:table-cell office:value-type="string" calcext:value-type="string">
            <text:p>768</text:p>
          </table:table-cell>
          <table:table-cell office:value-type="float" office:value="130719" calcext:value-type="float">
            <text:p>130719</text:p>
          </table:table-cell>
          <table:table-cell table:formula="of:=[.B770]" office:value-type="float" office:value="130719" calcext:value-type="float">
            <text:p>130719</text:p>
          </table:table-cell>
          <table:table-cell table:formula="of:=[.B771]-1" office:value-type="float" office:value="130720" calcext:value-type="float">
            <text:p>130720</text:p>
          </table:table-cell>
          <table:table-cell table:formula="of:=&quot;sed -ne &quot;&amp;&quot;'&quot;&amp;[.C770]&amp;&quot;,&quot;&amp;[.D770]&amp;&quot;p' N_seriolae_KH_21_number &gt; &quot;&amp;[.A770]&amp;&quot;.part&quot;" office:value-type="string" office:string-value="sed -ne '130719,130720p' N_seriolae_KH_21_number &gt; 768.part" calcext:value-type="string">
            <text:p>sed -ne '130719,130720p' N_seriolae_KH_21_number &gt; 768.part</text:p>
          </table:table-cell>
        </table:table-row>
        <table:table-row table:style-name="ro1">
          <table:table-cell office:value-type="string" calcext:value-type="string">
            <text:p>769</text:p>
          </table:table-cell>
          <table:table-cell office:value-type="float" office:value="130721" calcext:value-type="float">
            <text:p>130721</text:p>
          </table:table-cell>
          <table:table-cell table:formula="of:=[.B771]" office:value-type="float" office:value="130721" calcext:value-type="float">
            <text:p>130721</text:p>
          </table:table-cell>
          <table:table-cell table:formula="of:=[.B772]-1" office:value-type="float" office:value="130722" calcext:value-type="float">
            <text:p>130722</text:p>
          </table:table-cell>
          <table:table-cell table:formula="of:=&quot;sed -ne &quot;&amp;&quot;'&quot;&amp;[.C771]&amp;&quot;,&quot;&amp;[.D771]&amp;&quot;p' N_seriolae_KH_21_number &gt; &quot;&amp;[.A771]&amp;&quot;.part&quot;" office:value-type="string" office:string-value="sed -ne '130721,130722p' N_seriolae_KH_21_number &gt; 769.part" calcext:value-type="string">
            <text:p>sed -ne '130721,130722p' N_seriolae_KH_21_number &gt; 769.part</text:p>
          </table:table-cell>
        </table:table-row>
        <table:table-row table:style-name="ro1">
          <table:table-cell office:value-type="string" calcext:value-type="string">
            <text:p>770</text:p>
          </table:table-cell>
          <table:table-cell office:value-type="float" office:value="130723" calcext:value-type="float">
            <text:p>130723</text:p>
          </table:table-cell>
          <table:table-cell table:formula="of:=[.B772]" office:value-type="float" office:value="130723" calcext:value-type="float">
            <text:p>130723</text:p>
          </table:table-cell>
          <table:table-cell table:formula="of:=[.B773]-1" office:value-type="float" office:value="130724" calcext:value-type="float">
            <text:p>130724</text:p>
          </table:table-cell>
          <table:table-cell table:formula="of:=&quot;sed -ne &quot;&amp;&quot;'&quot;&amp;[.C772]&amp;&quot;,&quot;&amp;[.D772]&amp;&quot;p' N_seriolae_KH_21_number &gt; &quot;&amp;[.A772]&amp;&quot;.part&quot;" office:value-type="string" office:string-value="sed -ne '130723,130724p' N_seriolae_KH_21_number &gt; 770.part" calcext:value-type="string">
            <text:p>sed -ne '130723,130724p' N_seriolae_KH_21_number &gt; 770.part</text:p>
          </table:table-cell>
        </table:table-row>
        <table:table-row table:style-name="ro1">
          <table:table-cell office:value-type="string" calcext:value-type="string">
            <text:p>771</text:p>
          </table:table-cell>
          <table:table-cell office:value-type="float" office:value="130725" calcext:value-type="float">
            <text:p>130725</text:p>
          </table:table-cell>
          <table:table-cell table:formula="of:=[.B773]" office:value-type="float" office:value="130725" calcext:value-type="float">
            <text:p>130725</text:p>
          </table:table-cell>
          <table:table-cell table:formula="of:=[.B774]-1" office:value-type="float" office:value="130726" calcext:value-type="float">
            <text:p>130726</text:p>
          </table:table-cell>
          <table:table-cell table:formula="of:=&quot;sed -ne &quot;&amp;&quot;'&quot;&amp;[.C773]&amp;&quot;,&quot;&amp;[.D773]&amp;&quot;p' N_seriolae_KH_21_number &gt; &quot;&amp;[.A773]&amp;&quot;.part&quot;" office:value-type="string" office:string-value="sed -ne '130725,130726p' N_seriolae_KH_21_number &gt; 771.part" calcext:value-type="string">
            <text:p>sed -ne '130725,130726p' N_seriolae_KH_21_number &gt; 771.part</text:p>
          </table:table-cell>
        </table:table-row>
        <table:table-row table:style-name="ro1">
          <table:table-cell office:value-type="string" calcext:value-type="string">
            <text:p>772</text:p>
          </table:table-cell>
          <table:table-cell office:value-type="float" office:value="130727" calcext:value-type="float">
            <text:p>130727</text:p>
          </table:table-cell>
          <table:table-cell table:formula="of:=[.B774]" office:value-type="float" office:value="130727" calcext:value-type="float">
            <text:p>130727</text:p>
          </table:table-cell>
          <table:table-cell table:formula="of:=[.B775]-1" office:value-type="float" office:value="130728" calcext:value-type="float">
            <text:p>130728</text:p>
          </table:table-cell>
          <table:table-cell table:formula="of:=&quot;sed -ne &quot;&amp;&quot;'&quot;&amp;[.C774]&amp;&quot;,&quot;&amp;[.D774]&amp;&quot;p' N_seriolae_KH_21_number &gt; &quot;&amp;[.A774]&amp;&quot;.part&quot;" office:value-type="string" office:string-value="sed -ne '130727,130728p' N_seriolae_KH_21_number &gt; 772.part" calcext:value-type="string">
            <text:p>sed -ne '130727,130728p' N_seriolae_KH_21_number &gt; 772.part</text:p>
          </table:table-cell>
        </table:table-row>
        <table:table-row table:style-name="ro1">
          <table:table-cell office:value-type="string" calcext:value-type="string">
            <text:p>773</text:p>
          </table:table-cell>
          <table:table-cell office:value-type="float" office:value="130729" calcext:value-type="float">
            <text:p>130729</text:p>
          </table:table-cell>
          <table:table-cell table:formula="of:=[.B775]" office:value-type="float" office:value="130729" calcext:value-type="float">
            <text:p>130729</text:p>
          </table:table-cell>
          <table:table-cell table:formula="of:=[.B776]-1" office:value-type="float" office:value="130730" calcext:value-type="float">
            <text:p>130730</text:p>
          </table:table-cell>
          <table:table-cell table:formula="of:=&quot;sed -ne &quot;&amp;&quot;'&quot;&amp;[.C775]&amp;&quot;,&quot;&amp;[.D775]&amp;&quot;p' N_seriolae_KH_21_number &gt; &quot;&amp;[.A775]&amp;&quot;.part&quot;" office:value-type="string" office:string-value="sed -ne '130729,130730p' N_seriolae_KH_21_number &gt; 773.part" calcext:value-type="string">
            <text:p>sed -ne '130729,130730p' N_seriolae_KH_21_number &gt; 773.part</text:p>
          </table:table-cell>
        </table:table-row>
        <table:table-row table:style-name="ro1">
          <table:table-cell office:value-type="string" calcext:value-type="string">
            <text:p>774</text:p>
          </table:table-cell>
          <table:table-cell office:value-type="float" office:value="130731" calcext:value-type="float">
            <text:p>130731</text:p>
          </table:table-cell>
          <table:table-cell table:formula="of:=[.B776]" office:value-type="float" office:value="130731" calcext:value-type="float">
            <text:p>130731</text:p>
          </table:table-cell>
          <table:table-cell table:formula="of:=[.B777]-1" office:value-type="float" office:value="130732" calcext:value-type="float">
            <text:p>130732</text:p>
          </table:table-cell>
          <table:table-cell table:formula="of:=&quot;sed -ne &quot;&amp;&quot;'&quot;&amp;[.C776]&amp;&quot;,&quot;&amp;[.D776]&amp;&quot;p' N_seriolae_KH_21_number &gt; &quot;&amp;[.A776]&amp;&quot;.part&quot;" office:value-type="string" office:string-value="sed -ne '130731,130732p' N_seriolae_KH_21_number &gt; 774.part" calcext:value-type="string">
            <text:p>sed -ne '130731,130732p' N_seriolae_KH_21_number &gt; 774.part</text:p>
          </table:table-cell>
        </table:table-row>
        <table:table-row table:style-name="ro1">
          <table:table-cell office:value-type="string" calcext:value-type="string">
            <text:p>775</text:p>
          </table:table-cell>
          <table:table-cell office:value-type="float" office:value="130733" calcext:value-type="float">
            <text:p>130733</text:p>
          </table:table-cell>
          <table:table-cell table:formula="of:=[.B777]" office:value-type="float" office:value="130733" calcext:value-type="float">
            <text:p>130733</text:p>
          </table:table-cell>
          <table:table-cell table:formula="of:=[.B778]-1" office:value-type="float" office:value="130734" calcext:value-type="float">
            <text:p>130734</text:p>
          </table:table-cell>
          <table:table-cell table:formula="of:=&quot;sed -ne &quot;&amp;&quot;'&quot;&amp;[.C777]&amp;&quot;,&quot;&amp;[.D777]&amp;&quot;p' N_seriolae_KH_21_number &gt; &quot;&amp;[.A777]&amp;&quot;.part&quot;" office:value-type="string" office:string-value="sed -ne '130733,130734p' N_seriolae_KH_21_number &gt; 775.part" calcext:value-type="string">
            <text:p>sed -ne '130733,130734p' N_seriolae_KH_21_number &gt; 775.part</text:p>
          </table:table-cell>
        </table:table-row>
        <table:table-row table:style-name="ro1">
          <table:table-cell office:value-type="string" calcext:value-type="string">
            <text:p>776</text:p>
          </table:table-cell>
          <table:table-cell office:value-type="float" office:value="130735" calcext:value-type="float">
            <text:p>130735</text:p>
          </table:table-cell>
          <table:table-cell table:formula="of:=[.B778]" office:value-type="float" office:value="130735" calcext:value-type="float">
            <text:p>130735</text:p>
          </table:table-cell>
          <table:table-cell table:formula="of:=[.B779]-1" office:value-type="float" office:value="130736" calcext:value-type="float">
            <text:p>130736</text:p>
          </table:table-cell>
          <table:table-cell table:formula="of:=&quot;sed -ne &quot;&amp;&quot;'&quot;&amp;[.C778]&amp;&quot;,&quot;&amp;[.D778]&amp;&quot;p' N_seriolae_KH_21_number &gt; &quot;&amp;[.A778]&amp;&quot;.part&quot;" office:value-type="string" office:string-value="sed -ne '130735,130736p' N_seriolae_KH_21_number &gt; 776.part" calcext:value-type="string">
            <text:p>sed -ne '130735,130736p' N_seriolae_KH_21_number &gt; 776.part</text:p>
          </table:table-cell>
        </table:table-row>
        <table:table-row table:style-name="ro1">
          <table:table-cell office:value-type="string" calcext:value-type="string">
            <text:p>777</text:p>
          </table:table-cell>
          <table:table-cell office:value-type="float" office:value="130737" calcext:value-type="float">
            <text:p>130737</text:p>
          </table:table-cell>
          <table:table-cell table:formula="of:=[.B779]" office:value-type="float" office:value="130737" calcext:value-type="float">
            <text:p>130737</text:p>
          </table:table-cell>
          <table:table-cell table:formula="of:=[.B780]-1" office:value-type="float" office:value="130738" calcext:value-type="float">
            <text:p>130738</text:p>
          </table:table-cell>
          <table:table-cell table:formula="of:=&quot;sed -ne &quot;&amp;&quot;'&quot;&amp;[.C779]&amp;&quot;,&quot;&amp;[.D779]&amp;&quot;p' N_seriolae_KH_21_number &gt; &quot;&amp;[.A779]&amp;&quot;.part&quot;" office:value-type="string" office:string-value="sed -ne '130737,130738p' N_seriolae_KH_21_number &gt; 777.part" calcext:value-type="string">
            <text:p>sed -ne '130737,130738p' N_seriolae_KH_21_number &gt; 777.part</text:p>
          </table:table-cell>
        </table:table-row>
        <table:table-row table:style-name="ro1">
          <table:table-cell office:value-type="string" calcext:value-type="string">
            <text:p>778</text:p>
          </table:table-cell>
          <table:table-cell office:value-type="float" office:value="130739" calcext:value-type="float">
            <text:p>130739</text:p>
          </table:table-cell>
          <table:table-cell table:formula="of:=[.B780]" office:value-type="float" office:value="130739" calcext:value-type="float">
            <text:p>130739</text:p>
          </table:table-cell>
          <table:table-cell table:formula="of:=[.B781]-1" office:value-type="float" office:value="130740" calcext:value-type="float">
            <text:p>130740</text:p>
          </table:table-cell>
          <table:table-cell table:formula="of:=&quot;sed -ne &quot;&amp;&quot;'&quot;&amp;[.C780]&amp;&quot;,&quot;&amp;[.D780]&amp;&quot;p' N_seriolae_KH_21_number &gt; &quot;&amp;[.A780]&amp;&quot;.part&quot;" office:value-type="string" office:string-value="sed -ne '130739,130740p' N_seriolae_KH_21_number &gt; 778.part" calcext:value-type="string">
            <text:p>sed -ne '130739,130740p' N_seriolae_KH_21_number &gt; 778.part</text:p>
          </table:table-cell>
        </table:table-row>
        <table:table-row table:style-name="ro1">
          <table:table-cell office:value-type="string" calcext:value-type="string">
            <text:p>779</text:p>
          </table:table-cell>
          <table:table-cell office:value-type="float" office:value="130741" calcext:value-type="float">
            <text:p>130741</text:p>
          </table:table-cell>
          <table:table-cell table:formula="of:=[.B781]" office:value-type="float" office:value="130741" calcext:value-type="float">
            <text:p>130741</text:p>
          </table:table-cell>
          <table:table-cell table:formula="of:=[.B782]-1" office:value-type="float" office:value="130742" calcext:value-type="float">
            <text:p>130742</text:p>
          </table:table-cell>
          <table:table-cell table:formula="of:=&quot;sed -ne &quot;&amp;&quot;'&quot;&amp;[.C781]&amp;&quot;,&quot;&amp;[.D781]&amp;&quot;p' N_seriolae_KH_21_number &gt; &quot;&amp;[.A781]&amp;&quot;.part&quot;" office:value-type="string" office:string-value="sed -ne '130741,130742p' N_seriolae_KH_21_number &gt; 779.part" calcext:value-type="string">
            <text:p>sed -ne '130741,130742p' N_seriolae_KH_21_number &gt; 779.part</text:p>
          </table:table-cell>
        </table:table-row>
        <table:table-row table:style-name="ro1">
          <table:table-cell office:value-type="string" calcext:value-type="string">
            <text:p>780</text:p>
          </table:table-cell>
          <table:table-cell office:value-type="float" office:value="130743" calcext:value-type="float">
            <text:p>130743</text:p>
          </table:table-cell>
          <table:table-cell table:formula="of:=[.B782]" office:value-type="float" office:value="130743" calcext:value-type="float">
            <text:p>130743</text:p>
          </table:table-cell>
          <table:table-cell table:formula="of:=[.B783]-1" office:value-type="float" office:value="130744" calcext:value-type="float">
            <text:p>130744</text:p>
          </table:table-cell>
          <table:table-cell table:formula="of:=&quot;sed -ne &quot;&amp;&quot;'&quot;&amp;[.C782]&amp;&quot;,&quot;&amp;[.D782]&amp;&quot;p' N_seriolae_KH_21_number &gt; &quot;&amp;[.A782]&amp;&quot;.part&quot;" office:value-type="string" office:string-value="sed -ne '130743,130744p' N_seriolae_KH_21_number &gt; 780.part" calcext:value-type="string">
            <text:p>sed -ne '130743,130744p' N_seriolae_KH_21_number &gt; 780.part</text:p>
          </table:table-cell>
        </table:table-row>
        <table:table-row table:style-name="ro1">
          <table:table-cell office:value-type="string" calcext:value-type="string">
            <text:p>781</text:p>
          </table:table-cell>
          <table:table-cell office:value-type="float" office:value="130745" calcext:value-type="float">
            <text:p>130745</text:p>
          </table:table-cell>
          <table:table-cell table:formula="of:=[.B783]" office:value-type="float" office:value="130745" calcext:value-type="float">
            <text:p>130745</text:p>
          </table:table-cell>
          <table:table-cell table:formula="of:=[.B784]-1" office:value-type="float" office:value="130746" calcext:value-type="float">
            <text:p>130746</text:p>
          </table:table-cell>
          <table:table-cell table:formula="of:=&quot;sed -ne &quot;&amp;&quot;'&quot;&amp;[.C783]&amp;&quot;,&quot;&amp;[.D783]&amp;&quot;p' N_seriolae_KH_21_number &gt; &quot;&amp;[.A783]&amp;&quot;.part&quot;" office:value-type="string" office:string-value="sed -ne '130745,130746p' N_seriolae_KH_21_number &gt; 781.part" calcext:value-type="string">
            <text:p>sed -ne '130745,130746p' N_seriolae_KH_21_number &gt; 781.part</text:p>
          </table:table-cell>
        </table:table-row>
        <table:table-row table:style-name="ro1">
          <table:table-cell office:value-type="string" calcext:value-type="string">
            <text:p>782</text:p>
          </table:table-cell>
          <table:table-cell office:value-type="float" office:value="130747" calcext:value-type="float">
            <text:p>130747</text:p>
          </table:table-cell>
          <table:table-cell table:formula="of:=[.B784]" office:value-type="float" office:value="130747" calcext:value-type="float">
            <text:p>130747</text:p>
          </table:table-cell>
          <table:table-cell table:formula="of:=[.B785]-1" office:value-type="float" office:value="130748" calcext:value-type="float">
            <text:p>130748</text:p>
          </table:table-cell>
          <table:table-cell table:formula="of:=&quot;sed -ne &quot;&amp;&quot;'&quot;&amp;[.C784]&amp;&quot;,&quot;&amp;[.D784]&amp;&quot;p' N_seriolae_KH_21_number &gt; &quot;&amp;[.A784]&amp;&quot;.part&quot;" office:value-type="string" office:string-value="sed -ne '130747,130748p' N_seriolae_KH_21_number &gt; 782.part" calcext:value-type="string">
            <text:p>sed -ne '130747,130748p' N_seriolae_KH_21_number &gt; 782.part</text:p>
          </table:table-cell>
        </table:table-row>
        <table:table-row table:style-name="ro1">
          <table:table-cell office:value-type="string" calcext:value-type="string">
            <text:p>783</text:p>
          </table:table-cell>
          <table:table-cell office:value-type="float" office:value="130749" calcext:value-type="float">
            <text:p>130749</text:p>
          </table:table-cell>
          <table:table-cell table:formula="of:=[.B785]" office:value-type="float" office:value="130749" calcext:value-type="float">
            <text:p>130749</text:p>
          </table:table-cell>
          <table:table-cell table:formula="of:=[.B786]-1" office:value-type="float" office:value="130750" calcext:value-type="float">
            <text:p>130750</text:p>
          </table:table-cell>
          <table:table-cell table:formula="of:=&quot;sed -ne &quot;&amp;&quot;'&quot;&amp;[.C785]&amp;&quot;,&quot;&amp;[.D785]&amp;&quot;p' N_seriolae_KH_21_number &gt; &quot;&amp;[.A785]&amp;&quot;.part&quot;" office:value-type="string" office:string-value="sed -ne '130749,130750p' N_seriolae_KH_21_number &gt; 783.part" calcext:value-type="string">
            <text:p>sed -ne '130749,130750p' N_seriolae_KH_21_number &gt; 783.part</text:p>
          </table:table-cell>
        </table:table-row>
        <table:table-row table:style-name="ro1">
          <table:table-cell office:value-type="string" calcext:value-type="string">
            <text:p>784</text:p>
          </table:table-cell>
          <table:table-cell office:value-type="float" office:value="130751" calcext:value-type="float">
            <text:p>130751</text:p>
          </table:table-cell>
          <table:table-cell table:formula="of:=[.B786]" office:value-type="float" office:value="130751" calcext:value-type="float">
            <text:p>130751</text:p>
          </table:table-cell>
          <table:table-cell table:formula="of:=[.B787]-1" office:value-type="float" office:value="130752" calcext:value-type="float">
            <text:p>130752</text:p>
          </table:table-cell>
          <table:table-cell table:formula="of:=&quot;sed -ne &quot;&amp;&quot;'&quot;&amp;[.C786]&amp;&quot;,&quot;&amp;[.D786]&amp;&quot;p' N_seriolae_KH_21_number &gt; &quot;&amp;[.A786]&amp;&quot;.part&quot;" office:value-type="string" office:string-value="sed -ne '130751,130752p' N_seriolae_KH_21_number &gt; 784.part" calcext:value-type="string">
            <text:p>sed -ne '130751,130752p' N_seriolae_KH_21_number &gt; 784.part</text:p>
          </table:table-cell>
        </table:table-row>
        <table:table-row table:style-name="ro1">
          <table:table-cell office:value-type="string" calcext:value-type="string">
            <text:p>785</text:p>
          </table:table-cell>
          <table:table-cell office:value-type="float" office:value="130753" calcext:value-type="float">
            <text:p>130753</text:p>
          </table:table-cell>
          <table:table-cell table:formula="of:=[.B787]" office:value-type="float" office:value="130753" calcext:value-type="float">
            <text:p>130753</text:p>
          </table:table-cell>
          <table:table-cell table:formula="of:=[.B788]-1" office:value-type="float" office:value="130754" calcext:value-type="float">
            <text:p>130754</text:p>
          </table:table-cell>
          <table:table-cell table:formula="of:=&quot;sed -ne &quot;&amp;&quot;'&quot;&amp;[.C787]&amp;&quot;,&quot;&amp;[.D787]&amp;&quot;p' N_seriolae_KH_21_number &gt; &quot;&amp;[.A787]&amp;&quot;.part&quot;" office:value-type="string" office:string-value="sed -ne '130753,130754p' N_seriolae_KH_21_number &gt; 785.part" calcext:value-type="string">
            <text:p>sed -ne '130753,130754p' N_seriolae_KH_21_number &gt; 785.part</text:p>
          </table:table-cell>
        </table:table-row>
        <table:table-row table:style-name="ro1">
          <table:table-cell office:value-type="string" calcext:value-type="string">
            <text:p>786</text:p>
          </table:table-cell>
          <table:table-cell office:value-type="float" office:value="130755" calcext:value-type="float">
            <text:p>130755</text:p>
          </table:table-cell>
          <table:table-cell table:formula="of:=[.B788]" office:value-type="float" office:value="130755" calcext:value-type="float">
            <text:p>130755</text:p>
          </table:table-cell>
          <table:table-cell table:formula="of:=[.B789]-1" office:value-type="float" office:value="130756" calcext:value-type="float">
            <text:p>130756</text:p>
          </table:table-cell>
          <table:table-cell table:formula="of:=&quot;sed -ne &quot;&amp;&quot;'&quot;&amp;[.C788]&amp;&quot;,&quot;&amp;[.D788]&amp;&quot;p' N_seriolae_KH_21_number &gt; &quot;&amp;[.A788]&amp;&quot;.part&quot;" office:value-type="string" office:string-value="sed -ne '130755,130756p' N_seriolae_KH_21_number &gt; 786.part" calcext:value-type="string">
            <text:p>sed -ne '130755,130756p' N_seriolae_KH_21_number &gt; 786.part</text:p>
          </table:table-cell>
        </table:table-row>
        <table:table-row table:style-name="ro1">
          <table:table-cell office:value-type="string" calcext:value-type="string">
            <text:p>787</text:p>
          </table:table-cell>
          <table:table-cell office:value-type="float" office:value="130757" calcext:value-type="float">
            <text:p>130757</text:p>
          </table:table-cell>
          <table:table-cell table:formula="of:=[.B789]" office:value-type="float" office:value="130757" calcext:value-type="float">
            <text:p>130757</text:p>
          </table:table-cell>
          <table:table-cell table:formula="of:=[.B790]-1" office:value-type="float" office:value="130758" calcext:value-type="float">
            <text:p>130758</text:p>
          </table:table-cell>
          <table:table-cell table:formula="of:=&quot;sed -ne &quot;&amp;&quot;'&quot;&amp;[.C789]&amp;&quot;,&quot;&amp;[.D789]&amp;&quot;p' N_seriolae_KH_21_number &gt; &quot;&amp;[.A789]&amp;&quot;.part&quot;" office:value-type="string" office:string-value="sed -ne '130757,130758p' N_seriolae_KH_21_number &gt; 787.part" calcext:value-type="string">
            <text:p>sed -ne '130757,130758p' N_seriolae_KH_21_number &gt; 787.part</text:p>
          </table:table-cell>
        </table:table-row>
        <table:table-row table:style-name="ro1">
          <table:table-cell office:value-type="string" calcext:value-type="string">
            <text:p>788</text:p>
          </table:table-cell>
          <table:table-cell office:value-type="float" office:value="130759" calcext:value-type="float">
            <text:p>130759</text:p>
          </table:table-cell>
          <table:table-cell table:formula="of:=[.B790]" office:value-type="float" office:value="130759" calcext:value-type="float">
            <text:p>130759</text:p>
          </table:table-cell>
          <table:table-cell table:formula="of:=[.B791]-1" office:value-type="float" office:value="130760" calcext:value-type="float">
            <text:p>130760</text:p>
          </table:table-cell>
          <table:table-cell table:formula="of:=&quot;sed -ne &quot;&amp;&quot;'&quot;&amp;[.C790]&amp;&quot;,&quot;&amp;[.D790]&amp;&quot;p' N_seriolae_KH_21_number &gt; &quot;&amp;[.A790]&amp;&quot;.part&quot;" office:value-type="string" office:string-value="sed -ne '130759,130760p' N_seriolae_KH_21_number &gt; 788.part" calcext:value-type="string">
            <text:p>sed -ne '130759,130760p' N_seriolae_KH_21_number &gt; 788.part</text:p>
          </table:table-cell>
        </table:table-row>
        <table:table-row table:style-name="ro1">
          <table:table-cell office:value-type="string" calcext:value-type="string">
            <text:p>789</text:p>
          </table:table-cell>
          <table:table-cell office:value-type="float" office:value="130761" calcext:value-type="float">
            <text:p>130761</text:p>
          </table:table-cell>
          <table:table-cell table:formula="of:=[.B791]" office:value-type="float" office:value="130761" calcext:value-type="float">
            <text:p>130761</text:p>
          </table:table-cell>
          <table:table-cell table:formula="of:=[.B792]-1" office:value-type="float" office:value="130762" calcext:value-type="float">
            <text:p>130762</text:p>
          </table:table-cell>
          <table:table-cell table:formula="of:=&quot;sed -ne &quot;&amp;&quot;'&quot;&amp;[.C791]&amp;&quot;,&quot;&amp;[.D791]&amp;&quot;p' N_seriolae_KH_21_number &gt; &quot;&amp;[.A791]&amp;&quot;.part&quot;" office:value-type="string" office:string-value="sed -ne '130761,130762p' N_seriolae_KH_21_number &gt; 789.part" calcext:value-type="string">
            <text:p>sed -ne '130761,130762p' N_seriolae_KH_21_number &gt; 789.part</text:p>
          </table:table-cell>
        </table:table-row>
        <table:table-row table:style-name="ro1">
          <table:table-cell office:value-type="string" calcext:value-type="string">
            <text:p>790</text:p>
          </table:table-cell>
          <table:table-cell office:value-type="float" office:value="130763" calcext:value-type="float">
            <text:p>130763</text:p>
          </table:table-cell>
          <table:table-cell table:formula="of:=[.B792]" office:value-type="float" office:value="130763" calcext:value-type="float">
            <text:p>130763</text:p>
          </table:table-cell>
          <table:table-cell table:formula="of:=[.B793]-1" office:value-type="float" office:value="130764" calcext:value-type="float">
            <text:p>130764</text:p>
          </table:table-cell>
          <table:table-cell table:formula="of:=&quot;sed -ne &quot;&amp;&quot;'&quot;&amp;[.C792]&amp;&quot;,&quot;&amp;[.D792]&amp;&quot;p' N_seriolae_KH_21_number &gt; &quot;&amp;[.A792]&amp;&quot;.part&quot;" office:value-type="string" office:string-value="sed -ne '130763,130764p' N_seriolae_KH_21_number &gt; 790.part" calcext:value-type="string">
            <text:p>sed -ne '130763,130764p' N_seriolae_KH_21_number &gt; 790.part</text:p>
          </table:table-cell>
        </table:table-row>
        <table:table-row table:style-name="ro1">
          <table:table-cell office:value-type="string" calcext:value-type="string">
            <text:p>791</text:p>
          </table:table-cell>
          <table:table-cell office:value-type="float" office:value="130765" calcext:value-type="float">
            <text:p>130765</text:p>
          </table:table-cell>
          <table:table-cell table:formula="of:=[.B793]" office:value-type="float" office:value="130765" calcext:value-type="float">
            <text:p>130765</text:p>
          </table:table-cell>
          <table:table-cell table:formula="of:=[.B794]-1" office:value-type="float" office:value="130766" calcext:value-type="float">
            <text:p>130766</text:p>
          </table:table-cell>
          <table:table-cell table:formula="of:=&quot;sed -ne &quot;&amp;&quot;'&quot;&amp;[.C793]&amp;&quot;,&quot;&amp;[.D793]&amp;&quot;p' N_seriolae_KH_21_number &gt; &quot;&amp;[.A793]&amp;&quot;.part&quot;" office:value-type="string" office:string-value="sed -ne '130765,130766p' N_seriolae_KH_21_number &gt; 791.part" calcext:value-type="string">
            <text:p>sed -ne '130765,130766p' N_seriolae_KH_21_number &gt; 791.part</text:p>
          </table:table-cell>
        </table:table-row>
        <table:table-row table:style-name="ro1">
          <table:table-cell office:value-type="string" calcext:value-type="string">
            <text:p>792</text:p>
          </table:table-cell>
          <table:table-cell office:value-type="float" office:value="130767" calcext:value-type="float">
            <text:p>130767</text:p>
          </table:table-cell>
          <table:table-cell table:formula="of:=[.B794]" office:value-type="float" office:value="130767" calcext:value-type="float">
            <text:p>130767</text:p>
          </table:table-cell>
          <table:table-cell table:formula="of:=[.B795]-1" office:value-type="float" office:value="130768" calcext:value-type="float">
            <text:p>130768</text:p>
          </table:table-cell>
          <table:table-cell table:formula="of:=&quot;sed -ne &quot;&amp;&quot;'&quot;&amp;[.C794]&amp;&quot;,&quot;&amp;[.D794]&amp;&quot;p' N_seriolae_KH_21_number &gt; &quot;&amp;[.A794]&amp;&quot;.part&quot;" office:value-type="string" office:string-value="sed -ne '130767,130768p' N_seriolae_KH_21_number &gt; 792.part" calcext:value-type="string">
            <text:p>sed -ne '130767,130768p' N_seriolae_KH_21_number &gt; 792.part</text:p>
          </table:table-cell>
        </table:table-row>
        <table:table-row table:style-name="ro1">
          <table:table-cell office:value-type="string" calcext:value-type="string">
            <text:p>793</text:p>
          </table:table-cell>
          <table:table-cell office:value-type="float" office:value="130769" calcext:value-type="float">
            <text:p>130769</text:p>
          </table:table-cell>
          <table:table-cell table:formula="of:=[.B795]" office:value-type="float" office:value="130769" calcext:value-type="float">
            <text:p>130769</text:p>
          </table:table-cell>
          <table:table-cell table:formula="of:=[.B796]-1" office:value-type="float" office:value="130770" calcext:value-type="float">
            <text:p>130770</text:p>
          </table:table-cell>
          <table:table-cell table:formula="of:=&quot;sed -ne &quot;&amp;&quot;'&quot;&amp;[.C795]&amp;&quot;,&quot;&amp;[.D795]&amp;&quot;p' N_seriolae_KH_21_number &gt; &quot;&amp;[.A795]&amp;&quot;.part&quot;" office:value-type="string" office:string-value="sed -ne '130769,130770p' N_seriolae_KH_21_number &gt; 793.part" calcext:value-type="string">
            <text:p>sed -ne '130769,130770p' N_seriolae_KH_21_number &gt; 793.part</text:p>
          </table:table-cell>
        </table:table-row>
        <table:table-row table:style-name="ro1">
          <table:table-cell office:value-type="string" calcext:value-type="string">
            <text:p>794</text:p>
          </table:table-cell>
          <table:table-cell office:value-type="float" office:value="130771" calcext:value-type="float">
            <text:p>130771</text:p>
          </table:table-cell>
          <table:table-cell table:formula="of:=[.B796]" office:value-type="float" office:value="130771" calcext:value-type="float">
            <text:p>130771</text:p>
          </table:table-cell>
          <table:table-cell table:formula="of:=[.B797]-1" office:value-type="float" office:value="130772" calcext:value-type="float">
            <text:p>130772</text:p>
          </table:table-cell>
          <table:table-cell table:formula="of:=&quot;sed -ne &quot;&amp;&quot;'&quot;&amp;[.C796]&amp;&quot;,&quot;&amp;[.D796]&amp;&quot;p' N_seriolae_KH_21_number &gt; &quot;&amp;[.A796]&amp;&quot;.part&quot;" office:value-type="string" office:string-value="sed -ne '130771,130772p' N_seriolae_KH_21_number &gt; 794.part" calcext:value-type="string">
            <text:p>sed -ne '130771,130772p' N_seriolae_KH_21_number &gt; 794.part</text:p>
          </table:table-cell>
        </table:table-row>
        <table:table-row table:style-name="ro1">
          <table:table-cell office:value-type="string" calcext:value-type="string">
            <text:p>795</text:p>
          </table:table-cell>
          <table:table-cell office:value-type="float" office:value="130773" calcext:value-type="float">
            <text:p>130773</text:p>
          </table:table-cell>
          <table:table-cell table:formula="of:=[.B797]" office:value-type="float" office:value="130773" calcext:value-type="float">
            <text:p>130773</text:p>
          </table:table-cell>
          <table:table-cell table:formula="of:=[.B798]-1" office:value-type="float" office:value="130774" calcext:value-type="float">
            <text:p>130774</text:p>
          </table:table-cell>
          <table:table-cell table:formula="of:=&quot;sed -ne &quot;&amp;&quot;'&quot;&amp;[.C797]&amp;&quot;,&quot;&amp;[.D797]&amp;&quot;p' N_seriolae_KH_21_number &gt; &quot;&amp;[.A797]&amp;&quot;.part&quot;" office:value-type="string" office:string-value="sed -ne '130773,130774p' N_seriolae_KH_21_number &gt; 795.part" calcext:value-type="string">
            <text:p>sed -ne '130773,130774p' N_seriolae_KH_21_number &gt; 795.part</text:p>
          </table:table-cell>
        </table:table-row>
        <table:table-row table:style-name="ro1">
          <table:table-cell office:value-type="string" calcext:value-type="string">
            <text:p>796</text:p>
          </table:table-cell>
          <table:table-cell office:value-type="float" office:value="130775" calcext:value-type="float">
            <text:p>130775</text:p>
          </table:table-cell>
          <table:table-cell table:formula="of:=[.B798]" office:value-type="float" office:value="130775" calcext:value-type="float">
            <text:p>130775</text:p>
          </table:table-cell>
          <table:table-cell table:formula="of:=[.B799]-1" office:value-type="float" office:value="130776" calcext:value-type="float">
            <text:p>130776</text:p>
          </table:table-cell>
          <table:table-cell table:formula="of:=&quot;sed -ne &quot;&amp;&quot;'&quot;&amp;[.C798]&amp;&quot;,&quot;&amp;[.D798]&amp;&quot;p' N_seriolae_KH_21_number &gt; &quot;&amp;[.A798]&amp;&quot;.part&quot;" office:value-type="string" office:string-value="sed -ne '130775,130776p' N_seriolae_KH_21_number &gt; 796.part" calcext:value-type="string">
            <text:p>sed -ne '130775,130776p' N_seriolae_KH_21_number &gt; 796.part</text:p>
          </table:table-cell>
        </table:table-row>
        <table:table-row table:style-name="ro1">
          <table:table-cell office:value-type="string" calcext:value-type="string">
            <text:p>797</text:p>
          </table:table-cell>
          <table:table-cell office:value-type="float" office:value="130777" calcext:value-type="float">
            <text:p>130777</text:p>
          </table:table-cell>
          <table:table-cell table:formula="of:=[.B799]" office:value-type="float" office:value="130777" calcext:value-type="float">
            <text:p>130777</text:p>
          </table:table-cell>
          <table:table-cell table:formula="of:=[.B800]-1" office:value-type="float" office:value="130778" calcext:value-type="float">
            <text:p>130778</text:p>
          </table:table-cell>
          <table:table-cell table:formula="of:=&quot;sed -ne &quot;&amp;&quot;'&quot;&amp;[.C799]&amp;&quot;,&quot;&amp;[.D799]&amp;&quot;p' N_seriolae_KH_21_number &gt; &quot;&amp;[.A799]&amp;&quot;.part&quot;" office:value-type="string" office:string-value="sed -ne '130777,130778p' N_seriolae_KH_21_number &gt; 797.part" calcext:value-type="string">
            <text:p>sed -ne '130777,130778p' N_seriolae_KH_21_number &gt; 797.part</text:p>
          </table:table-cell>
        </table:table-row>
        <table:table-row table:style-name="ro1">
          <table:table-cell office:value-type="string" calcext:value-type="string">
            <text:p>798</text:p>
          </table:table-cell>
          <table:table-cell office:value-type="float" office:value="130779" calcext:value-type="float">
            <text:p>130779</text:p>
          </table:table-cell>
          <table:table-cell table:formula="of:=[.B800]" office:value-type="float" office:value="130779" calcext:value-type="float">
            <text:p>130779</text:p>
          </table:table-cell>
          <table:table-cell table:formula="of:=[.B801]-1" office:value-type="float" office:value="130780" calcext:value-type="float">
            <text:p>130780</text:p>
          </table:table-cell>
          <table:table-cell table:formula="of:=&quot;sed -ne &quot;&amp;&quot;'&quot;&amp;[.C800]&amp;&quot;,&quot;&amp;[.D800]&amp;&quot;p' N_seriolae_KH_21_number &gt; &quot;&amp;[.A800]&amp;&quot;.part&quot;" office:value-type="string" office:string-value="sed -ne '130779,130780p' N_seriolae_KH_21_number &gt; 798.part" calcext:value-type="string">
            <text:p>sed -ne '130779,130780p' N_seriolae_KH_21_number &gt; 798.part</text:p>
          </table:table-cell>
        </table:table-row>
        <table:table-row table:style-name="ro1">
          <table:table-cell office:value-type="string" calcext:value-type="string">
            <text:p>799</text:p>
          </table:table-cell>
          <table:table-cell office:value-type="float" office:value="130781" calcext:value-type="float">
            <text:p>130781</text:p>
          </table:table-cell>
          <table:table-cell table:formula="of:=[.B801]" office:value-type="float" office:value="130781" calcext:value-type="float">
            <text:p>130781</text:p>
          </table:table-cell>
          <table:table-cell table:formula="of:=[.B802]-1" office:value-type="float" office:value="130782" calcext:value-type="float">
            <text:p>130782</text:p>
          </table:table-cell>
          <table:table-cell table:formula="of:=&quot;sed -ne &quot;&amp;&quot;'&quot;&amp;[.C801]&amp;&quot;,&quot;&amp;[.D801]&amp;&quot;p' N_seriolae_KH_21_number &gt; &quot;&amp;[.A801]&amp;&quot;.part&quot;" office:value-type="string" office:string-value="sed -ne '130781,130782p' N_seriolae_KH_21_number &gt; 799.part" calcext:value-type="string">
            <text:p>sed -ne '130781,130782p' N_seriolae_KH_21_number &gt; 799.part</text:p>
          </table:table-cell>
        </table:table-row>
        <table:table-row table:style-name="ro1">
          <table:table-cell office:value-type="string" calcext:value-type="string">
            <text:p>800</text:p>
          </table:table-cell>
          <table:table-cell office:value-type="float" office:value="130783" calcext:value-type="float">
            <text:p>130783</text:p>
          </table:table-cell>
          <table:table-cell table:formula="of:=[.B802]" office:value-type="float" office:value="130783" calcext:value-type="float">
            <text:p>130783</text:p>
          </table:table-cell>
          <table:table-cell table:formula="of:=[.B803]-1" office:value-type="float" office:value="130784" calcext:value-type="float">
            <text:p>130784</text:p>
          </table:table-cell>
          <table:table-cell table:formula="of:=&quot;sed -ne &quot;&amp;&quot;'&quot;&amp;[.C802]&amp;&quot;,&quot;&amp;[.D802]&amp;&quot;p' N_seriolae_KH_21_number &gt; &quot;&amp;[.A802]&amp;&quot;.part&quot;" office:value-type="string" office:string-value="sed -ne '130783,130784p' N_seriolae_KH_21_number &gt; 800.part" calcext:value-type="string">
            <text:p>sed -ne '130783,130784p' N_seriolae_KH_21_number &gt; 800.part</text:p>
          </table:table-cell>
        </table:table-row>
        <table:table-row table:style-name="ro1">
          <table:table-cell office:value-type="string" calcext:value-type="string">
            <text:p>801</text:p>
          </table:table-cell>
          <table:table-cell office:value-type="float" office:value="130785" calcext:value-type="float">
            <text:p>130785</text:p>
          </table:table-cell>
          <table:table-cell table:formula="of:=[.B803]" office:value-type="float" office:value="130785" calcext:value-type="float">
            <text:p>130785</text:p>
          </table:table-cell>
          <table:table-cell table:formula="of:=[.B804]-1" office:value-type="float" office:value="130786" calcext:value-type="float">
            <text:p>130786</text:p>
          </table:table-cell>
          <table:table-cell table:formula="of:=&quot;sed -ne &quot;&amp;&quot;'&quot;&amp;[.C803]&amp;&quot;,&quot;&amp;[.D803]&amp;&quot;p' N_seriolae_KH_21_number &gt; &quot;&amp;[.A803]&amp;&quot;.part&quot;" office:value-type="string" office:string-value="sed -ne '130785,130786p' N_seriolae_KH_21_number &gt; 801.part" calcext:value-type="string">
            <text:p>sed -ne '130785,130786p' N_seriolae_KH_21_number &gt; 801.part</text:p>
          </table:table-cell>
        </table:table-row>
        <table:table-row table:style-name="ro1">
          <table:table-cell office:value-type="string" calcext:value-type="string">
            <text:p>802</text:p>
          </table:table-cell>
          <table:table-cell office:value-type="float" office:value="130787" calcext:value-type="float">
            <text:p>130787</text:p>
          </table:table-cell>
          <table:table-cell table:formula="of:=[.B804]" office:value-type="float" office:value="130787" calcext:value-type="float">
            <text:p>130787</text:p>
          </table:table-cell>
          <table:table-cell table:formula="of:=[.B805]-1" office:value-type="float" office:value="130788" calcext:value-type="float">
            <text:p>130788</text:p>
          </table:table-cell>
          <table:table-cell table:formula="of:=&quot;sed -ne &quot;&amp;&quot;'&quot;&amp;[.C804]&amp;&quot;,&quot;&amp;[.D804]&amp;&quot;p' N_seriolae_KH_21_number &gt; &quot;&amp;[.A804]&amp;&quot;.part&quot;" office:value-type="string" office:string-value="sed -ne '130787,130788p' N_seriolae_KH_21_number &gt; 802.part" calcext:value-type="string">
            <text:p>sed -ne '130787,130788p' N_seriolae_KH_21_number &gt; 802.part</text:p>
          </table:table-cell>
        </table:table-row>
        <table:table-row table:style-name="ro1">
          <table:table-cell office:value-type="string" calcext:value-type="string">
            <text:p>803</text:p>
          </table:table-cell>
          <table:table-cell office:value-type="float" office:value="130789" calcext:value-type="float">
            <text:p>130789</text:p>
          </table:table-cell>
          <table:table-cell table:formula="of:=[.B805]" office:value-type="float" office:value="130789" calcext:value-type="float">
            <text:p>130789</text:p>
          </table:table-cell>
          <table:table-cell table:formula="of:=[.B806]-1" office:value-type="float" office:value="130790" calcext:value-type="float">
            <text:p>130790</text:p>
          </table:table-cell>
          <table:table-cell table:formula="of:=&quot;sed -ne &quot;&amp;&quot;'&quot;&amp;[.C805]&amp;&quot;,&quot;&amp;[.D805]&amp;&quot;p' N_seriolae_KH_21_number &gt; &quot;&amp;[.A805]&amp;&quot;.part&quot;" office:value-type="string" office:string-value="sed -ne '130789,130790p' N_seriolae_KH_21_number &gt; 803.part" calcext:value-type="string">
            <text:p>sed -ne '130789,130790p' N_seriolae_KH_21_number &gt; 803.part</text:p>
          </table:table-cell>
        </table:table-row>
        <table:table-row table:style-name="ro1">
          <table:table-cell office:value-type="string" calcext:value-type="string">
            <text:p>804</text:p>
          </table:table-cell>
          <table:table-cell office:value-type="float" office:value="130791" calcext:value-type="float">
            <text:p>130791</text:p>
          </table:table-cell>
          <table:table-cell table:formula="of:=[.B806]" office:value-type="float" office:value="130791" calcext:value-type="float">
            <text:p>130791</text:p>
          </table:table-cell>
          <table:table-cell table:formula="of:=[.B807]-1" office:value-type="float" office:value="130792" calcext:value-type="float">
            <text:p>130792</text:p>
          </table:table-cell>
          <table:table-cell table:formula="of:=&quot;sed -ne &quot;&amp;&quot;'&quot;&amp;[.C806]&amp;&quot;,&quot;&amp;[.D806]&amp;&quot;p' N_seriolae_KH_21_number &gt; &quot;&amp;[.A806]&amp;&quot;.part&quot;" office:value-type="string" office:string-value="sed -ne '130791,130792p' N_seriolae_KH_21_number &gt; 804.part" calcext:value-type="string">
            <text:p>sed -ne '130791,130792p' N_seriolae_KH_21_number &gt; 804.part</text:p>
          </table:table-cell>
        </table:table-row>
        <table:table-row table:style-name="ro1">
          <table:table-cell office:value-type="string" calcext:value-type="string">
            <text:p>805</text:p>
          </table:table-cell>
          <table:table-cell office:value-type="float" office:value="130793" calcext:value-type="float">
            <text:p>130793</text:p>
          </table:table-cell>
          <table:table-cell table:formula="of:=[.B807]" office:value-type="float" office:value="130793" calcext:value-type="float">
            <text:p>130793</text:p>
          </table:table-cell>
          <table:table-cell table:formula="of:=[.B808]-1" office:value-type="float" office:value="130794" calcext:value-type="float">
            <text:p>130794</text:p>
          </table:table-cell>
          <table:table-cell table:formula="of:=&quot;sed -ne &quot;&amp;&quot;'&quot;&amp;[.C807]&amp;&quot;,&quot;&amp;[.D807]&amp;&quot;p' N_seriolae_KH_21_number &gt; &quot;&amp;[.A807]&amp;&quot;.part&quot;" office:value-type="string" office:string-value="sed -ne '130793,130794p' N_seriolae_KH_21_number &gt; 805.part" calcext:value-type="string">
            <text:p>sed -ne '130793,130794p' N_seriolae_KH_21_number &gt; 805.part</text:p>
          </table:table-cell>
        </table:table-row>
        <table:table-row table:style-name="ro1">
          <table:table-cell office:value-type="string" calcext:value-type="string">
            <text:p>806</text:p>
          </table:table-cell>
          <table:table-cell office:value-type="float" office:value="130795" calcext:value-type="float">
            <text:p>130795</text:p>
          </table:table-cell>
          <table:table-cell table:formula="of:=[.B808]" office:value-type="float" office:value="130795" calcext:value-type="float">
            <text:p>130795</text:p>
          </table:table-cell>
          <table:table-cell table:formula="of:=[.B809]-1" office:value-type="float" office:value="130796" calcext:value-type="float">
            <text:p>130796</text:p>
          </table:table-cell>
          <table:table-cell table:formula="of:=&quot;sed -ne &quot;&amp;&quot;'&quot;&amp;[.C808]&amp;&quot;,&quot;&amp;[.D808]&amp;&quot;p' N_seriolae_KH_21_number &gt; &quot;&amp;[.A808]&amp;&quot;.part&quot;" office:value-type="string" office:string-value="sed -ne '130795,130796p' N_seriolae_KH_21_number &gt; 806.part" calcext:value-type="string">
            <text:p>sed -ne '130795,130796p' N_seriolae_KH_21_number &gt; 806.part</text:p>
          </table:table-cell>
        </table:table-row>
        <table:table-row table:style-name="ro1">
          <table:table-cell office:value-type="string" calcext:value-type="string">
            <text:p>807</text:p>
          </table:table-cell>
          <table:table-cell office:value-type="float" office:value="130797" calcext:value-type="float">
            <text:p>130797</text:p>
          </table:table-cell>
          <table:table-cell table:formula="of:=[.B809]" office:value-type="float" office:value="130797" calcext:value-type="float">
            <text:p>130797</text:p>
          </table:table-cell>
          <table:table-cell table:formula="of:=[.B810]-1" office:value-type="float" office:value="130798" calcext:value-type="float">
            <text:p>130798</text:p>
          </table:table-cell>
          <table:table-cell table:formula="of:=&quot;sed -ne &quot;&amp;&quot;'&quot;&amp;[.C809]&amp;&quot;,&quot;&amp;[.D809]&amp;&quot;p' N_seriolae_KH_21_number &gt; &quot;&amp;[.A809]&amp;&quot;.part&quot;" office:value-type="string" office:string-value="sed -ne '130797,130798p' N_seriolae_KH_21_number &gt; 807.part" calcext:value-type="string">
            <text:p>sed -ne '130797,130798p' N_seriolae_KH_21_number &gt; 807.part</text:p>
          </table:table-cell>
        </table:table-row>
        <table:table-row table:style-name="ro1">
          <table:table-cell office:value-type="string" calcext:value-type="string">
            <text:p>808</text:p>
          </table:table-cell>
          <table:table-cell office:value-type="float" office:value="130799" calcext:value-type="float">
            <text:p>130799</text:p>
          </table:table-cell>
          <table:table-cell table:formula="of:=[.B810]" office:value-type="float" office:value="130799" calcext:value-type="float">
            <text:p>130799</text:p>
          </table:table-cell>
          <table:table-cell table:formula="of:=[.B811]-1" office:value-type="float" office:value="130800" calcext:value-type="float">
            <text:p>130800</text:p>
          </table:table-cell>
          <table:table-cell table:formula="of:=&quot;sed -ne &quot;&amp;&quot;'&quot;&amp;[.C810]&amp;&quot;,&quot;&amp;[.D810]&amp;&quot;p' N_seriolae_KH_21_number &gt; &quot;&amp;[.A810]&amp;&quot;.part&quot;" office:value-type="string" office:string-value="sed -ne '130799,130800p' N_seriolae_KH_21_number &gt; 808.part" calcext:value-type="string">
            <text:p>sed -ne '130799,130800p' N_seriolae_KH_21_number &gt; 808.part</text:p>
          </table:table-cell>
        </table:table-row>
        <table:table-row table:style-name="ro1">
          <table:table-cell office:value-type="string" calcext:value-type="string">
            <text:p>809</text:p>
          </table:table-cell>
          <table:table-cell office:value-type="float" office:value="130801" calcext:value-type="float">
            <text:p>130801</text:p>
          </table:table-cell>
          <table:table-cell table:formula="of:=[.B811]" office:value-type="float" office:value="130801" calcext:value-type="float">
            <text:p>130801</text:p>
          </table:table-cell>
          <table:table-cell table:formula="of:=[.B812]-1" office:value-type="float" office:value="130802" calcext:value-type="float">
            <text:p>130802</text:p>
          </table:table-cell>
          <table:table-cell table:formula="of:=&quot;sed -ne &quot;&amp;&quot;'&quot;&amp;[.C811]&amp;&quot;,&quot;&amp;[.D811]&amp;&quot;p' N_seriolae_KH_21_number &gt; &quot;&amp;[.A811]&amp;&quot;.part&quot;" office:value-type="string" office:string-value="sed -ne '130801,130802p' N_seriolae_KH_21_number &gt; 809.part" calcext:value-type="string">
            <text:p>sed -ne '130801,130802p' N_seriolae_KH_21_number &gt; 809.part</text:p>
          </table:table-cell>
        </table:table-row>
        <table:table-row table:style-name="ro1">
          <table:table-cell office:value-type="string" calcext:value-type="string">
            <text:p>810</text:p>
          </table:table-cell>
          <table:table-cell office:value-type="float" office:value="130803" calcext:value-type="float">
            <text:p>130803</text:p>
          </table:table-cell>
          <table:table-cell table:formula="of:=[.B812]" office:value-type="float" office:value="130803" calcext:value-type="float">
            <text:p>130803</text:p>
          </table:table-cell>
          <table:table-cell table:formula="of:=[.B813]-1" office:value-type="float" office:value="130804" calcext:value-type="float">
            <text:p>130804</text:p>
          </table:table-cell>
          <table:table-cell table:formula="of:=&quot;sed -ne &quot;&amp;&quot;'&quot;&amp;[.C812]&amp;&quot;,&quot;&amp;[.D812]&amp;&quot;p' N_seriolae_KH_21_number &gt; &quot;&amp;[.A812]&amp;&quot;.part&quot;" office:value-type="string" office:string-value="sed -ne '130803,130804p' N_seriolae_KH_21_number &gt; 810.part" calcext:value-type="string">
            <text:p>sed -ne '130803,130804p' N_seriolae_KH_21_number &gt; 810.part</text:p>
          </table:table-cell>
        </table:table-row>
        <table:table-row table:style-name="ro1">
          <table:table-cell office:value-type="string" calcext:value-type="string">
            <text:p>811</text:p>
          </table:table-cell>
          <table:table-cell office:value-type="float" office:value="130805" calcext:value-type="float">
            <text:p>130805</text:p>
          </table:table-cell>
          <table:table-cell table:formula="of:=[.B813]" office:value-type="float" office:value="130805" calcext:value-type="float">
            <text:p>130805</text:p>
          </table:table-cell>
          <table:table-cell table:formula="of:=[.B814]-1" office:value-type="float" office:value="130806" calcext:value-type="float">
            <text:p>130806</text:p>
          </table:table-cell>
          <table:table-cell table:formula="of:=&quot;sed -ne &quot;&amp;&quot;'&quot;&amp;[.C813]&amp;&quot;,&quot;&amp;[.D813]&amp;&quot;p' N_seriolae_KH_21_number &gt; &quot;&amp;[.A813]&amp;&quot;.part&quot;" office:value-type="string" office:string-value="sed -ne '130805,130806p' N_seriolae_KH_21_number &gt; 811.part" calcext:value-type="string">
            <text:p>sed -ne '130805,130806p' N_seriolae_KH_21_number &gt; 811.part</text:p>
          </table:table-cell>
        </table:table-row>
        <table:table-row table:style-name="ro1">
          <table:table-cell office:value-type="string" calcext:value-type="string">
            <text:p>812</text:p>
          </table:table-cell>
          <table:table-cell office:value-type="float" office:value="130807" calcext:value-type="float">
            <text:p>130807</text:p>
          </table:table-cell>
          <table:table-cell table:formula="of:=[.B814]" office:value-type="float" office:value="130807" calcext:value-type="float">
            <text:p>130807</text:p>
          </table:table-cell>
          <table:table-cell table:formula="of:=[.B815]-1" office:value-type="float" office:value="130808" calcext:value-type="float">
            <text:p>130808</text:p>
          </table:table-cell>
          <table:table-cell table:formula="of:=&quot;sed -ne &quot;&amp;&quot;'&quot;&amp;[.C814]&amp;&quot;,&quot;&amp;[.D814]&amp;&quot;p' N_seriolae_KH_21_number &gt; &quot;&amp;[.A814]&amp;&quot;.part&quot;" office:value-type="string" office:string-value="sed -ne '130807,130808p' N_seriolae_KH_21_number &gt; 812.part" calcext:value-type="string">
            <text:p>sed -ne '130807,130808p' N_seriolae_KH_21_number &gt; 812.part</text:p>
          </table:table-cell>
        </table:table-row>
        <table:table-row table:style-name="ro1">
          <table:table-cell office:value-type="string" calcext:value-type="string">
            <text:p>813</text:p>
          </table:table-cell>
          <table:table-cell office:value-type="float" office:value="130809" calcext:value-type="float">
            <text:p>130809</text:p>
          </table:table-cell>
          <table:table-cell table:formula="of:=[.B815]" office:value-type="float" office:value="130809" calcext:value-type="float">
            <text:p>130809</text:p>
          </table:table-cell>
          <table:table-cell table:formula="of:=[.B816]-1" office:value-type="float" office:value="130810" calcext:value-type="float">
            <text:p>130810</text:p>
          </table:table-cell>
          <table:table-cell table:formula="of:=&quot;sed -ne &quot;&amp;&quot;'&quot;&amp;[.C815]&amp;&quot;,&quot;&amp;[.D815]&amp;&quot;p' N_seriolae_KH_21_number &gt; &quot;&amp;[.A815]&amp;&quot;.part&quot;" office:value-type="string" office:string-value="sed -ne '130809,130810p' N_seriolae_KH_21_number &gt; 813.part" calcext:value-type="string">
            <text:p>sed -ne '130809,130810p' N_seriolae_KH_21_number &gt; 813.part</text:p>
          </table:table-cell>
        </table:table-row>
        <table:table-row table:style-name="ro1">
          <table:table-cell office:value-type="string" calcext:value-type="string">
            <text:p>814</text:p>
          </table:table-cell>
          <table:table-cell office:value-type="float" office:value="130811" calcext:value-type="float">
            <text:p>130811</text:p>
          </table:table-cell>
          <table:table-cell table:formula="of:=[.B816]" office:value-type="float" office:value="130811" calcext:value-type="float">
            <text:p>130811</text:p>
          </table:table-cell>
          <table:table-cell table:formula="of:=[.B817]-1" office:value-type="float" office:value="130812" calcext:value-type="float">
            <text:p>130812</text:p>
          </table:table-cell>
          <table:table-cell table:formula="of:=&quot;sed -ne &quot;&amp;&quot;'&quot;&amp;[.C816]&amp;&quot;,&quot;&amp;[.D816]&amp;&quot;p' N_seriolae_KH_21_number &gt; &quot;&amp;[.A816]&amp;&quot;.part&quot;" office:value-type="string" office:string-value="sed -ne '130811,130812p' N_seriolae_KH_21_number &gt; 814.part" calcext:value-type="string">
            <text:p>sed -ne '130811,130812p' N_seriolae_KH_21_number &gt; 814.part</text:p>
          </table:table-cell>
        </table:table-row>
        <table:table-row table:style-name="ro1">
          <table:table-cell office:value-type="string" calcext:value-type="string">
            <text:p>815</text:p>
          </table:table-cell>
          <table:table-cell office:value-type="float" office:value="130813" calcext:value-type="float">
            <text:p>130813</text:p>
          </table:table-cell>
          <table:table-cell table:formula="of:=[.B817]" office:value-type="float" office:value="130813" calcext:value-type="float">
            <text:p>130813</text:p>
          </table:table-cell>
          <table:table-cell table:formula="of:=[.B818]-1" office:value-type="float" office:value="130814" calcext:value-type="float">
            <text:p>130814</text:p>
          </table:table-cell>
          <table:table-cell table:formula="of:=&quot;sed -ne &quot;&amp;&quot;'&quot;&amp;[.C817]&amp;&quot;,&quot;&amp;[.D817]&amp;&quot;p' N_seriolae_KH_21_number &gt; &quot;&amp;[.A817]&amp;&quot;.part&quot;" office:value-type="string" office:string-value="sed -ne '130813,130814p' N_seriolae_KH_21_number &gt; 815.part" calcext:value-type="string">
            <text:p>sed -ne '130813,130814p' N_seriolae_KH_21_number &gt; 815.part</text:p>
          </table:table-cell>
        </table:table-row>
        <table:table-row table:style-name="ro1">
          <table:table-cell office:value-type="string" calcext:value-type="string">
            <text:p>816</text:p>
          </table:table-cell>
          <table:table-cell office:value-type="float" office:value="130815" calcext:value-type="float">
            <text:p>130815</text:p>
          </table:table-cell>
          <table:table-cell table:formula="of:=[.B818]" office:value-type="float" office:value="130815" calcext:value-type="float">
            <text:p>130815</text:p>
          </table:table-cell>
          <table:table-cell table:formula="of:=[.B819]-1" office:value-type="float" office:value="130816" calcext:value-type="float">
            <text:p>130816</text:p>
          </table:table-cell>
          <table:table-cell table:formula="of:=&quot;sed -ne &quot;&amp;&quot;'&quot;&amp;[.C818]&amp;&quot;,&quot;&amp;[.D818]&amp;&quot;p' N_seriolae_KH_21_number &gt; &quot;&amp;[.A818]&amp;&quot;.part&quot;" office:value-type="string" office:string-value="sed -ne '130815,130816p' N_seriolae_KH_21_number &gt; 816.part" calcext:value-type="string">
            <text:p>sed -ne '130815,130816p' N_seriolae_KH_21_number &gt; 816.part</text:p>
          </table:table-cell>
        </table:table-row>
        <table:table-row table:style-name="ro1">
          <table:table-cell office:value-type="string" calcext:value-type="string">
            <text:p>817</text:p>
          </table:table-cell>
          <table:table-cell office:value-type="float" office:value="130817" calcext:value-type="float">
            <text:p>130817</text:p>
          </table:table-cell>
          <table:table-cell table:formula="of:=[.B819]" office:value-type="float" office:value="130817" calcext:value-type="float">
            <text:p>130817</text:p>
          </table:table-cell>
          <table:table-cell table:formula="of:=[.B820]-1" office:value-type="float" office:value="130818" calcext:value-type="float">
            <text:p>130818</text:p>
          </table:table-cell>
          <table:table-cell table:formula="of:=&quot;sed -ne &quot;&amp;&quot;'&quot;&amp;[.C819]&amp;&quot;,&quot;&amp;[.D819]&amp;&quot;p' N_seriolae_KH_21_number &gt; &quot;&amp;[.A819]&amp;&quot;.part&quot;" office:value-type="string" office:string-value="sed -ne '130817,130818p' N_seriolae_KH_21_number &gt; 817.part" calcext:value-type="string">
            <text:p>sed -ne '130817,130818p' N_seriolae_KH_21_number &gt; 817.part</text:p>
          </table:table-cell>
        </table:table-row>
        <table:table-row table:style-name="ro1">
          <table:table-cell office:value-type="string" calcext:value-type="string">
            <text:p>818</text:p>
          </table:table-cell>
          <table:table-cell office:value-type="float" office:value="130819" calcext:value-type="float">
            <text:p>130819</text:p>
          </table:table-cell>
          <table:table-cell table:formula="of:=[.B820]" office:value-type="float" office:value="130819" calcext:value-type="float">
            <text:p>130819</text:p>
          </table:table-cell>
          <table:table-cell table:formula="of:=[.B821]-1" office:value-type="float" office:value="130820" calcext:value-type="float">
            <text:p>130820</text:p>
          </table:table-cell>
          <table:table-cell table:formula="of:=&quot;sed -ne &quot;&amp;&quot;'&quot;&amp;[.C820]&amp;&quot;,&quot;&amp;[.D820]&amp;&quot;p' N_seriolae_KH_21_number &gt; &quot;&amp;[.A820]&amp;&quot;.part&quot;" office:value-type="string" office:string-value="sed -ne '130819,130820p' N_seriolae_KH_21_number &gt; 818.part" calcext:value-type="string">
            <text:p>sed -ne '130819,130820p' N_seriolae_KH_21_number &gt; 818.part</text:p>
          </table:table-cell>
        </table:table-row>
        <table:table-row table:style-name="ro1">
          <table:table-cell office:value-type="string" calcext:value-type="string">
            <text:p>819</text:p>
          </table:table-cell>
          <table:table-cell office:value-type="float" office:value="130821" calcext:value-type="float">
            <text:p>130821</text:p>
          </table:table-cell>
          <table:table-cell table:formula="of:=[.B821]" office:value-type="float" office:value="130821" calcext:value-type="float">
            <text:p>130821</text:p>
          </table:table-cell>
          <table:table-cell table:formula="of:=[.B822]-1" office:value-type="float" office:value="130822" calcext:value-type="float">
            <text:p>130822</text:p>
          </table:table-cell>
          <table:table-cell table:formula="of:=&quot;sed -ne &quot;&amp;&quot;'&quot;&amp;[.C821]&amp;&quot;,&quot;&amp;[.D821]&amp;&quot;p' N_seriolae_KH_21_number &gt; &quot;&amp;[.A821]&amp;&quot;.part&quot;" office:value-type="string" office:string-value="sed -ne '130821,130822p' N_seriolae_KH_21_number &gt; 819.part" calcext:value-type="string">
            <text:p>sed -ne '130821,130822p' N_seriolae_KH_21_number &gt; 819.part</text:p>
          </table:table-cell>
        </table:table-row>
        <table:table-row table:style-name="ro1">
          <table:table-cell office:value-type="string" calcext:value-type="string">
            <text:p>820</text:p>
          </table:table-cell>
          <table:table-cell office:value-type="float" office:value="130823" calcext:value-type="float">
            <text:p>130823</text:p>
          </table:table-cell>
          <table:table-cell table:formula="of:=[.B822]" office:value-type="float" office:value="130823" calcext:value-type="float">
            <text:p>130823</text:p>
          </table:table-cell>
          <table:table-cell table:formula="of:=[.B823]-1" office:value-type="float" office:value="130824" calcext:value-type="float">
            <text:p>130824</text:p>
          </table:table-cell>
          <table:table-cell table:formula="of:=&quot;sed -ne &quot;&amp;&quot;'&quot;&amp;[.C822]&amp;&quot;,&quot;&amp;[.D822]&amp;&quot;p' N_seriolae_KH_21_number &gt; &quot;&amp;[.A822]&amp;&quot;.part&quot;" office:value-type="string" office:string-value="sed -ne '130823,130824p' N_seriolae_KH_21_number &gt; 820.part" calcext:value-type="string">
            <text:p>sed -ne '130823,130824p' N_seriolae_KH_21_number &gt; 820.part</text:p>
          </table:table-cell>
        </table:table-row>
        <table:table-row table:style-name="ro1">
          <table:table-cell office:value-type="string" calcext:value-type="string">
            <text:p>821</text:p>
          </table:table-cell>
          <table:table-cell office:value-type="float" office:value="130825" calcext:value-type="float">
            <text:p>130825</text:p>
          </table:table-cell>
          <table:table-cell table:formula="of:=[.B823]" office:value-type="float" office:value="130825" calcext:value-type="float">
            <text:p>130825</text:p>
          </table:table-cell>
          <table:table-cell table:formula="of:=[.B824]-1" office:value-type="float" office:value="130826" calcext:value-type="float">
            <text:p>130826</text:p>
          </table:table-cell>
          <table:table-cell table:formula="of:=&quot;sed -ne &quot;&amp;&quot;'&quot;&amp;[.C823]&amp;&quot;,&quot;&amp;[.D823]&amp;&quot;p' N_seriolae_KH_21_number &gt; &quot;&amp;[.A823]&amp;&quot;.part&quot;" office:value-type="string" office:string-value="sed -ne '130825,130826p' N_seriolae_KH_21_number &gt; 821.part" calcext:value-type="string">
            <text:p>sed -ne '130825,130826p' N_seriolae_KH_21_number &gt; 821.part</text:p>
          </table:table-cell>
        </table:table-row>
        <table:table-row table:style-name="ro1">
          <table:table-cell office:value-type="string" calcext:value-type="string">
            <text:p>822</text:p>
          </table:table-cell>
          <table:table-cell office:value-type="float" office:value="130827" calcext:value-type="float">
            <text:p>130827</text:p>
          </table:table-cell>
          <table:table-cell table:formula="of:=[.B824]" office:value-type="float" office:value="130827" calcext:value-type="float">
            <text:p>130827</text:p>
          </table:table-cell>
          <table:table-cell table:formula="of:=[.B825]-1" office:value-type="float" office:value="130828" calcext:value-type="float">
            <text:p>130828</text:p>
          </table:table-cell>
          <table:table-cell table:formula="of:=&quot;sed -ne &quot;&amp;&quot;'&quot;&amp;[.C824]&amp;&quot;,&quot;&amp;[.D824]&amp;&quot;p' N_seriolae_KH_21_number &gt; &quot;&amp;[.A824]&amp;&quot;.part&quot;" office:value-type="string" office:string-value="sed -ne '130827,130828p' N_seriolae_KH_21_number &gt; 822.part" calcext:value-type="string">
            <text:p>sed -ne '130827,130828p' N_seriolae_KH_21_number &gt; 822.part</text:p>
          </table:table-cell>
        </table:table-row>
        <table:table-row table:style-name="ro1">
          <table:table-cell office:value-type="string" calcext:value-type="string">
            <text:p>823</text:p>
          </table:table-cell>
          <table:table-cell office:value-type="float" office:value="130829" calcext:value-type="float">
            <text:p>130829</text:p>
          </table:table-cell>
          <table:table-cell table:formula="of:=[.B825]" office:value-type="float" office:value="130829" calcext:value-type="float">
            <text:p>130829</text:p>
          </table:table-cell>
          <table:table-cell table:formula="of:=[.B826]-1" office:value-type="float" office:value="130830" calcext:value-type="float">
            <text:p>130830</text:p>
          </table:table-cell>
          <table:table-cell table:formula="of:=&quot;sed -ne &quot;&amp;&quot;'&quot;&amp;[.C825]&amp;&quot;,&quot;&amp;[.D825]&amp;&quot;p' N_seriolae_KH_21_number &gt; &quot;&amp;[.A825]&amp;&quot;.part&quot;" office:value-type="string" office:string-value="sed -ne '130829,130830p' N_seriolae_KH_21_number &gt; 823.part" calcext:value-type="string">
            <text:p>sed -ne '130829,130830p' N_seriolae_KH_21_number &gt; 823.part</text:p>
          </table:table-cell>
        </table:table-row>
        <table:table-row table:style-name="ro1">
          <table:table-cell office:value-type="string" calcext:value-type="string">
            <text:p>824</text:p>
          </table:table-cell>
          <table:table-cell office:value-type="float" office:value="130831" calcext:value-type="float">
            <text:p>130831</text:p>
          </table:table-cell>
          <table:table-cell table:formula="of:=[.B826]" office:value-type="float" office:value="130831" calcext:value-type="float">
            <text:p>130831</text:p>
          </table:table-cell>
          <table:table-cell table:formula="of:=[.B827]-1" office:value-type="float" office:value="130832" calcext:value-type="float">
            <text:p>130832</text:p>
          </table:table-cell>
          <table:table-cell table:formula="of:=&quot;sed -ne &quot;&amp;&quot;'&quot;&amp;[.C826]&amp;&quot;,&quot;&amp;[.D826]&amp;&quot;p' N_seriolae_KH_21_number &gt; &quot;&amp;[.A826]&amp;&quot;.part&quot;" office:value-type="string" office:string-value="sed -ne '130831,130832p' N_seriolae_KH_21_number &gt; 824.part" calcext:value-type="string">
            <text:p>sed -ne '130831,130832p' N_seriolae_KH_21_number &gt; 824.part</text:p>
          </table:table-cell>
        </table:table-row>
        <table:table-row table:style-name="ro1">
          <table:table-cell office:value-type="string" calcext:value-type="string">
            <text:p>825</text:p>
          </table:table-cell>
          <table:table-cell office:value-type="float" office:value="130833" calcext:value-type="float">
            <text:p>130833</text:p>
          </table:table-cell>
          <table:table-cell table:formula="of:=[.B827]" office:value-type="float" office:value="130833" calcext:value-type="float">
            <text:p>130833</text:p>
          </table:table-cell>
          <table:table-cell table:formula="of:=[.B828]-1" office:value-type="float" office:value="130834" calcext:value-type="float">
            <text:p>130834</text:p>
          </table:table-cell>
          <table:table-cell table:formula="of:=&quot;sed -ne &quot;&amp;&quot;'&quot;&amp;[.C827]&amp;&quot;,&quot;&amp;[.D827]&amp;&quot;p' N_seriolae_KH_21_number &gt; &quot;&amp;[.A827]&amp;&quot;.part&quot;" office:value-type="string" office:string-value="sed -ne '130833,130834p' N_seriolae_KH_21_number &gt; 825.part" calcext:value-type="string">
            <text:p>sed -ne '130833,130834p' N_seriolae_KH_21_number &gt; 825.part</text:p>
          </table:table-cell>
        </table:table-row>
        <table:table-row table:style-name="ro1">
          <table:table-cell office:value-type="string" calcext:value-type="string">
            <text:p>826</text:p>
          </table:table-cell>
          <table:table-cell office:value-type="float" office:value="130835" calcext:value-type="float">
            <text:p>130835</text:p>
          </table:table-cell>
          <table:table-cell table:formula="of:=[.B828]" office:value-type="float" office:value="130835" calcext:value-type="float">
            <text:p>130835</text:p>
          </table:table-cell>
          <table:table-cell table:formula="of:=[.B829]-1" office:value-type="float" office:value="130836" calcext:value-type="float">
            <text:p>130836</text:p>
          </table:table-cell>
          <table:table-cell table:formula="of:=&quot;sed -ne &quot;&amp;&quot;'&quot;&amp;[.C828]&amp;&quot;,&quot;&amp;[.D828]&amp;&quot;p' N_seriolae_KH_21_number &gt; &quot;&amp;[.A828]&amp;&quot;.part&quot;" office:value-type="string" office:string-value="sed -ne '130835,130836p' N_seriolae_KH_21_number &gt; 826.part" calcext:value-type="string">
            <text:p>sed -ne '130835,130836p' N_seriolae_KH_21_number &gt; 826.part</text:p>
          </table:table-cell>
        </table:table-row>
        <table:table-row table:style-name="ro1">
          <table:table-cell office:value-type="string" calcext:value-type="string">
            <text:p>827</text:p>
          </table:table-cell>
          <table:table-cell office:value-type="float" office:value="130837" calcext:value-type="float">
            <text:p>130837</text:p>
          </table:table-cell>
          <table:table-cell table:formula="of:=[.B829]" office:value-type="float" office:value="130837" calcext:value-type="float">
            <text:p>130837</text:p>
          </table:table-cell>
          <table:table-cell table:formula="of:=[.B830]-1" office:value-type="float" office:value="130838" calcext:value-type="float">
            <text:p>130838</text:p>
          </table:table-cell>
          <table:table-cell table:formula="of:=&quot;sed -ne &quot;&amp;&quot;'&quot;&amp;[.C829]&amp;&quot;,&quot;&amp;[.D829]&amp;&quot;p' N_seriolae_KH_21_number &gt; &quot;&amp;[.A829]&amp;&quot;.part&quot;" office:value-type="string" office:string-value="sed -ne '130837,130838p' N_seriolae_KH_21_number &gt; 827.part" calcext:value-type="string">
            <text:p>sed -ne '130837,130838p' N_seriolae_KH_21_number &gt; 827.part</text:p>
          </table:table-cell>
        </table:table-row>
        <table:table-row table:style-name="ro1">
          <table:table-cell office:value-type="string" calcext:value-type="string">
            <text:p>828</text:p>
          </table:table-cell>
          <table:table-cell office:value-type="float" office:value="130839" calcext:value-type="float">
            <text:p>130839</text:p>
          </table:table-cell>
          <table:table-cell table:formula="of:=[.B830]" office:value-type="float" office:value="130839" calcext:value-type="float">
            <text:p>130839</text:p>
          </table:table-cell>
          <table:table-cell table:formula="of:=[.B831]-1" office:value-type="float" office:value="130840" calcext:value-type="float">
            <text:p>130840</text:p>
          </table:table-cell>
          <table:table-cell table:formula="of:=&quot;sed -ne &quot;&amp;&quot;'&quot;&amp;[.C830]&amp;&quot;,&quot;&amp;[.D830]&amp;&quot;p' N_seriolae_KH_21_number &gt; &quot;&amp;[.A830]&amp;&quot;.part&quot;" office:value-type="string" office:string-value="sed -ne '130839,130840p' N_seriolae_KH_21_number &gt; 828.part" calcext:value-type="string">
            <text:p>sed -ne '130839,130840p' N_seriolae_KH_21_number &gt; 828.part</text:p>
          </table:table-cell>
        </table:table-row>
        <table:table-row table:style-name="ro1">
          <table:table-cell office:value-type="string" calcext:value-type="string">
            <text:p>829</text:p>
          </table:table-cell>
          <table:table-cell office:value-type="float" office:value="130841" calcext:value-type="float">
            <text:p>130841</text:p>
          </table:table-cell>
          <table:table-cell table:formula="of:=[.B831]" office:value-type="float" office:value="130841" calcext:value-type="float">
            <text:p>130841</text:p>
          </table:table-cell>
          <table:table-cell table:formula="of:=[.B832]-1" office:value-type="float" office:value="130842" calcext:value-type="float">
            <text:p>130842</text:p>
          </table:table-cell>
          <table:table-cell table:formula="of:=&quot;sed -ne &quot;&amp;&quot;'&quot;&amp;[.C831]&amp;&quot;,&quot;&amp;[.D831]&amp;&quot;p' N_seriolae_KH_21_number &gt; &quot;&amp;[.A831]&amp;&quot;.part&quot;" office:value-type="string" office:string-value="sed -ne '130841,130842p' N_seriolae_KH_21_number &gt; 829.part" calcext:value-type="string">
            <text:p>sed -ne '130841,130842p' N_seriolae_KH_21_number &gt; 829.part</text:p>
          </table:table-cell>
        </table:table-row>
        <table:table-row table:style-name="ro1">
          <table:table-cell office:value-type="string" calcext:value-type="string">
            <text:p>830</text:p>
          </table:table-cell>
          <table:table-cell office:value-type="float" office:value="130843" calcext:value-type="float">
            <text:p>130843</text:p>
          </table:table-cell>
          <table:table-cell table:formula="of:=[.B832]" office:value-type="float" office:value="130843" calcext:value-type="float">
            <text:p>130843</text:p>
          </table:table-cell>
          <table:table-cell table:formula="of:=[.B833]-1" office:value-type="float" office:value="130844" calcext:value-type="float">
            <text:p>130844</text:p>
          </table:table-cell>
          <table:table-cell table:formula="of:=&quot;sed -ne &quot;&amp;&quot;'&quot;&amp;[.C832]&amp;&quot;,&quot;&amp;[.D832]&amp;&quot;p' N_seriolae_KH_21_number &gt; &quot;&amp;[.A832]&amp;&quot;.part&quot;" office:value-type="string" office:string-value="sed -ne '130843,130844p' N_seriolae_KH_21_number &gt; 830.part" calcext:value-type="string">
            <text:p>sed -ne '130843,130844p' N_seriolae_KH_21_number &gt; 830.part</text:p>
          </table:table-cell>
        </table:table-row>
        <table:table-row table:style-name="ro1">
          <table:table-cell office:value-type="string" calcext:value-type="string">
            <text:p>831</text:p>
          </table:table-cell>
          <table:table-cell office:value-type="float" office:value="130845" calcext:value-type="float">
            <text:p>130845</text:p>
          </table:table-cell>
          <table:table-cell table:formula="of:=[.B833]" office:value-type="float" office:value="130845" calcext:value-type="float">
            <text:p>130845</text:p>
          </table:table-cell>
          <table:table-cell table:formula="of:=[.B834]-1" office:value-type="float" office:value="130846" calcext:value-type="float">
            <text:p>130846</text:p>
          </table:table-cell>
          <table:table-cell table:formula="of:=&quot;sed -ne &quot;&amp;&quot;'&quot;&amp;[.C833]&amp;&quot;,&quot;&amp;[.D833]&amp;&quot;p' N_seriolae_KH_21_number &gt; &quot;&amp;[.A833]&amp;&quot;.part&quot;" office:value-type="string" office:string-value="sed -ne '130845,130846p' N_seriolae_KH_21_number &gt; 831.part" calcext:value-type="string">
            <text:p>sed -ne '130845,130846p' N_seriolae_KH_21_number &gt; 831.part</text:p>
          </table:table-cell>
        </table:table-row>
        <table:table-row table:style-name="ro1">
          <table:table-cell office:value-type="string" calcext:value-type="string">
            <text:p>832</text:p>
          </table:table-cell>
          <table:table-cell office:value-type="float" office:value="130847" calcext:value-type="float">
            <text:p>130847</text:p>
          </table:table-cell>
          <table:table-cell table:formula="of:=[.B834]" office:value-type="float" office:value="130847" calcext:value-type="float">
            <text:p>130847</text:p>
          </table:table-cell>
          <table:table-cell table:formula="of:=[.B835]-1" office:value-type="float" office:value="130848" calcext:value-type="float">
            <text:p>130848</text:p>
          </table:table-cell>
          <table:table-cell table:formula="of:=&quot;sed -ne &quot;&amp;&quot;'&quot;&amp;[.C834]&amp;&quot;,&quot;&amp;[.D834]&amp;&quot;p' N_seriolae_KH_21_number &gt; &quot;&amp;[.A834]&amp;&quot;.part&quot;" office:value-type="string" office:string-value="sed -ne '130847,130848p' N_seriolae_KH_21_number &gt; 832.part" calcext:value-type="string">
            <text:p>sed -ne '130847,130848p' N_seriolae_KH_21_number &gt; 832.part</text:p>
          </table:table-cell>
        </table:table-row>
        <table:table-row table:style-name="ro1">
          <table:table-cell office:value-type="string" calcext:value-type="string">
            <text:p>833</text:p>
          </table:table-cell>
          <table:table-cell office:value-type="float" office:value="130849" calcext:value-type="float">
            <text:p>130849</text:p>
          </table:table-cell>
          <table:table-cell table:formula="of:=[.B835]" office:value-type="float" office:value="130849" calcext:value-type="float">
            <text:p>130849</text:p>
          </table:table-cell>
          <table:table-cell table:formula="of:=[.B836]-1" office:value-type="float" office:value="130850" calcext:value-type="float">
            <text:p>130850</text:p>
          </table:table-cell>
          <table:table-cell table:formula="of:=&quot;sed -ne &quot;&amp;&quot;'&quot;&amp;[.C835]&amp;&quot;,&quot;&amp;[.D835]&amp;&quot;p' N_seriolae_KH_21_number &gt; &quot;&amp;[.A835]&amp;&quot;.part&quot;" office:value-type="string" office:string-value="sed -ne '130849,130850p' N_seriolae_KH_21_number &gt; 833.part" calcext:value-type="string">
            <text:p>sed -ne '130849,130850p' N_seriolae_KH_21_number &gt; 833.part</text:p>
          </table:table-cell>
        </table:table-row>
        <table:table-row table:style-name="ro1">
          <table:table-cell office:value-type="string" calcext:value-type="string">
            <text:p>834</text:p>
          </table:table-cell>
          <table:table-cell office:value-type="float" office:value="130851" calcext:value-type="float">
            <text:p>130851</text:p>
          </table:table-cell>
          <table:table-cell table:formula="of:=[.B836]" office:value-type="float" office:value="130851" calcext:value-type="float">
            <text:p>130851</text:p>
          </table:table-cell>
          <table:table-cell table:formula="of:=[.B837]-1" office:value-type="float" office:value="130852" calcext:value-type="float">
            <text:p>130852</text:p>
          </table:table-cell>
          <table:table-cell table:formula="of:=&quot;sed -ne &quot;&amp;&quot;'&quot;&amp;[.C836]&amp;&quot;,&quot;&amp;[.D836]&amp;&quot;p' N_seriolae_KH_21_number &gt; &quot;&amp;[.A836]&amp;&quot;.part&quot;" office:value-type="string" office:string-value="sed -ne '130851,130852p' N_seriolae_KH_21_number &gt; 834.part" calcext:value-type="string">
            <text:p>sed -ne '130851,130852p' N_seriolae_KH_21_number &gt; 834.part</text:p>
          </table:table-cell>
        </table:table-row>
        <table:table-row table:style-name="ro1">
          <table:table-cell office:value-type="string" calcext:value-type="string">
            <text:p>835</text:p>
          </table:table-cell>
          <table:table-cell office:value-type="float" office:value="130853" calcext:value-type="float">
            <text:p>130853</text:p>
          </table:table-cell>
          <table:table-cell table:formula="of:=[.B837]" office:value-type="float" office:value="130853" calcext:value-type="float">
            <text:p>130853</text:p>
          </table:table-cell>
          <table:table-cell table:formula="of:=[.B838]-1" office:value-type="float" office:value="130854" calcext:value-type="float">
            <text:p>130854</text:p>
          </table:table-cell>
          <table:table-cell table:formula="of:=&quot;sed -ne &quot;&amp;&quot;'&quot;&amp;[.C837]&amp;&quot;,&quot;&amp;[.D837]&amp;&quot;p' N_seriolae_KH_21_number &gt; &quot;&amp;[.A837]&amp;&quot;.part&quot;" office:value-type="string" office:string-value="sed -ne '130853,130854p' N_seriolae_KH_21_number &gt; 835.part" calcext:value-type="string">
            <text:p>sed -ne '130853,130854p' N_seriolae_KH_21_number &gt; 835.part</text:p>
          </table:table-cell>
        </table:table-row>
        <table:table-row table:style-name="ro1">
          <table:table-cell office:value-type="string" calcext:value-type="string">
            <text:p>836</text:p>
          </table:table-cell>
          <table:table-cell office:value-type="float" office:value="130855" calcext:value-type="float">
            <text:p>130855</text:p>
          </table:table-cell>
          <table:table-cell table:formula="of:=[.B838]" office:value-type="float" office:value="130855" calcext:value-type="float">
            <text:p>130855</text:p>
          </table:table-cell>
          <table:table-cell table:formula="of:=[.B839]-1" office:value-type="float" office:value="130856" calcext:value-type="float">
            <text:p>130856</text:p>
          </table:table-cell>
          <table:table-cell table:formula="of:=&quot;sed -ne &quot;&amp;&quot;'&quot;&amp;[.C838]&amp;&quot;,&quot;&amp;[.D838]&amp;&quot;p' N_seriolae_KH_21_number &gt; &quot;&amp;[.A838]&amp;&quot;.part&quot;" office:value-type="string" office:string-value="sed -ne '130855,130856p' N_seriolae_KH_21_number &gt; 836.part" calcext:value-type="string">
            <text:p>sed -ne '130855,130856p' N_seriolae_KH_21_number &gt; 836.part</text:p>
          </table:table-cell>
        </table:table-row>
        <table:table-row table:style-name="ro1">
          <table:table-cell office:value-type="string" calcext:value-type="string">
            <text:p>837</text:p>
          </table:table-cell>
          <table:table-cell office:value-type="float" office:value="130857" calcext:value-type="float">
            <text:p>130857</text:p>
          </table:table-cell>
          <table:table-cell table:formula="of:=[.B839]" office:value-type="float" office:value="130857" calcext:value-type="float">
            <text:p>130857</text:p>
          </table:table-cell>
          <table:table-cell table:formula="of:=[.B840]-1" office:value-type="float" office:value="130858" calcext:value-type="float">
            <text:p>130858</text:p>
          </table:table-cell>
          <table:table-cell table:formula="of:=&quot;sed -ne &quot;&amp;&quot;'&quot;&amp;[.C839]&amp;&quot;,&quot;&amp;[.D839]&amp;&quot;p' N_seriolae_KH_21_number &gt; &quot;&amp;[.A839]&amp;&quot;.part&quot;" office:value-type="string" office:string-value="sed -ne '130857,130858p' N_seriolae_KH_21_number &gt; 837.part" calcext:value-type="string">
            <text:p>sed -ne '130857,130858p' N_seriolae_KH_21_number &gt; 837.part</text:p>
          </table:table-cell>
        </table:table-row>
        <table:table-row table:style-name="ro1">
          <table:table-cell office:value-type="string" calcext:value-type="string">
            <text:p>838</text:p>
          </table:table-cell>
          <table:table-cell office:value-type="float" office:value="130859" calcext:value-type="float">
            <text:p>130859</text:p>
          </table:table-cell>
          <table:table-cell table:formula="of:=[.B840]" office:value-type="float" office:value="130859" calcext:value-type="float">
            <text:p>130859</text:p>
          </table:table-cell>
          <table:table-cell table:formula="of:=[.B841]-1" office:value-type="float" office:value="130860" calcext:value-type="float">
            <text:p>130860</text:p>
          </table:table-cell>
          <table:table-cell table:formula="of:=&quot;sed -ne &quot;&amp;&quot;'&quot;&amp;[.C840]&amp;&quot;,&quot;&amp;[.D840]&amp;&quot;p' N_seriolae_KH_21_number &gt; &quot;&amp;[.A840]&amp;&quot;.part&quot;" office:value-type="string" office:string-value="sed -ne '130859,130860p' N_seriolae_KH_21_number &gt; 838.part" calcext:value-type="string">
            <text:p>sed -ne '130859,130860p' N_seriolae_KH_21_number &gt; 838.part</text:p>
          </table:table-cell>
        </table:table-row>
        <table:table-row table:style-name="ro1">
          <table:table-cell office:value-type="string" calcext:value-type="string">
            <text:p>839</text:p>
          </table:table-cell>
          <table:table-cell office:value-type="float" office:value="130861" calcext:value-type="float">
            <text:p>130861</text:p>
          </table:table-cell>
          <table:table-cell table:formula="of:=[.B841]" office:value-type="float" office:value="130861" calcext:value-type="float">
            <text:p>130861</text:p>
          </table:table-cell>
          <table:table-cell table:formula="of:=[.B842]-1" office:value-type="float" office:value="130862" calcext:value-type="float">
            <text:p>130862</text:p>
          </table:table-cell>
          <table:table-cell table:formula="of:=&quot;sed -ne &quot;&amp;&quot;'&quot;&amp;[.C841]&amp;&quot;,&quot;&amp;[.D841]&amp;&quot;p' N_seriolae_KH_21_number &gt; &quot;&amp;[.A841]&amp;&quot;.part&quot;" office:value-type="string" office:string-value="sed -ne '130861,130862p' N_seriolae_KH_21_number &gt; 839.part" calcext:value-type="string">
            <text:p>sed -ne '130861,130862p' N_seriolae_KH_21_number &gt; 839.part</text:p>
          </table:table-cell>
        </table:table-row>
        <table:table-row table:style-name="ro1">
          <table:table-cell office:value-type="string" calcext:value-type="string">
            <text:p>840</text:p>
          </table:table-cell>
          <table:table-cell office:value-type="float" office:value="130863" calcext:value-type="float">
            <text:p>130863</text:p>
          </table:table-cell>
          <table:table-cell table:formula="of:=[.B842]" office:value-type="float" office:value="130863" calcext:value-type="float">
            <text:p>130863</text:p>
          </table:table-cell>
          <table:table-cell table:formula="of:=[.B843]-1" office:value-type="float" office:value="130864" calcext:value-type="float">
            <text:p>130864</text:p>
          </table:table-cell>
          <table:table-cell table:formula="of:=&quot;sed -ne &quot;&amp;&quot;'&quot;&amp;[.C842]&amp;&quot;,&quot;&amp;[.D842]&amp;&quot;p' N_seriolae_KH_21_number &gt; &quot;&amp;[.A842]&amp;&quot;.part&quot;" office:value-type="string" office:string-value="sed -ne '130863,130864p' N_seriolae_KH_21_number &gt; 840.part" calcext:value-type="string">
            <text:p>sed -ne '130863,130864p' N_seriolae_KH_21_number &gt; 840.part</text:p>
          </table:table-cell>
        </table:table-row>
        <table:table-row table:style-name="ro1">
          <table:table-cell office:value-type="string" calcext:value-type="string">
            <text:p>841</text:p>
          </table:table-cell>
          <table:table-cell office:value-type="float" office:value="130865" calcext:value-type="float">
            <text:p>130865</text:p>
          </table:table-cell>
          <table:table-cell table:formula="of:=[.B843]" office:value-type="float" office:value="130865" calcext:value-type="float">
            <text:p>130865</text:p>
          </table:table-cell>
          <table:table-cell table:formula="of:=[.B844]-1" office:value-type="float" office:value="130866" calcext:value-type="float">
            <text:p>130866</text:p>
          </table:table-cell>
          <table:table-cell table:formula="of:=&quot;sed -ne &quot;&amp;&quot;'&quot;&amp;[.C843]&amp;&quot;,&quot;&amp;[.D843]&amp;&quot;p' N_seriolae_KH_21_number &gt; &quot;&amp;[.A843]&amp;&quot;.part&quot;" office:value-type="string" office:string-value="sed -ne '130865,130866p' N_seriolae_KH_21_number &gt; 841.part" calcext:value-type="string">
            <text:p>sed -ne '130865,130866p' N_seriolae_KH_21_number &gt; 841.part</text:p>
          </table:table-cell>
        </table:table-row>
        <table:table-row table:style-name="ro1">
          <table:table-cell office:value-type="string" calcext:value-type="string">
            <text:p>842</text:p>
          </table:table-cell>
          <table:table-cell office:value-type="float" office:value="130867" calcext:value-type="float">
            <text:p>130867</text:p>
          </table:table-cell>
          <table:table-cell table:formula="of:=[.B844]" office:value-type="float" office:value="130867" calcext:value-type="float">
            <text:p>130867</text:p>
          </table:table-cell>
          <table:table-cell table:formula="of:=[.B845]-1" office:value-type="float" office:value="130868" calcext:value-type="float">
            <text:p>130868</text:p>
          </table:table-cell>
          <table:table-cell table:formula="of:=&quot;sed -ne &quot;&amp;&quot;'&quot;&amp;[.C844]&amp;&quot;,&quot;&amp;[.D844]&amp;&quot;p' N_seriolae_KH_21_number &gt; &quot;&amp;[.A844]&amp;&quot;.part&quot;" office:value-type="string" office:string-value="sed -ne '130867,130868p' N_seriolae_KH_21_number &gt; 842.part" calcext:value-type="string">
            <text:p>sed -ne '130867,130868p' N_seriolae_KH_21_number &gt; 842.part</text:p>
          </table:table-cell>
        </table:table-row>
        <table:table-row table:style-name="ro1">
          <table:table-cell office:value-type="string" calcext:value-type="string">
            <text:p>843</text:p>
          </table:table-cell>
          <table:table-cell office:value-type="float" office:value="130869" calcext:value-type="float">
            <text:p>130869</text:p>
          </table:table-cell>
          <table:table-cell table:formula="of:=[.B845]" office:value-type="float" office:value="130869" calcext:value-type="float">
            <text:p>130869</text:p>
          </table:table-cell>
          <table:table-cell table:formula="of:=[.B846]-1" office:value-type="float" office:value="130870" calcext:value-type="float">
            <text:p>130870</text:p>
          </table:table-cell>
          <table:table-cell table:formula="of:=&quot;sed -ne &quot;&amp;&quot;'&quot;&amp;[.C845]&amp;&quot;,&quot;&amp;[.D845]&amp;&quot;p' N_seriolae_KH_21_number &gt; &quot;&amp;[.A845]&amp;&quot;.part&quot;" office:value-type="string" office:string-value="sed -ne '130869,130870p' N_seriolae_KH_21_number &gt; 843.part" calcext:value-type="string">
            <text:p>sed -ne '130869,130870p' N_seriolae_KH_21_number &gt; 843.part</text:p>
          </table:table-cell>
        </table:table-row>
        <table:table-row table:style-name="ro1">
          <table:table-cell office:value-type="string" calcext:value-type="string">
            <text:p>844</text:p>
          </table:table-cell>
          <table:table-cell office:value-type="float" office:value="130871" calcext:value-type="float">
            <text:p>130871</text:p>
          </table:table-cell>
          <table:table-cell table:formula="of:=[.B846]" office:value-type="float" office:value="130871" calcext:value-type="float">
            <text:p>130871</text:p>
          </table:table-cell>
          <table:table-cell table:formula="of:=[.B847]-1" office:value-type="float" office:value="130872" calcext:value-type="float">
            <text:p>130872</text:p>
          </table:table-cell>
          <table:table-cell table:formula="of:=&quot;sed -ne &quot;&amp;&quot;'&quot;&amp;[.C846]&amp;&quot;,&quot;&amp;[.D846]&amp;&quot;p' N_seriolae_KH_21_number &gt; &quot;&amp;[.A846]&amp;&quot;.part&quot;" office:value-type="string" office:string-value="sed -ne '130871,130872p' N_seriolae_KH_21_number &gt; 844.part" calcext:value-type="string">
            <text:p>sed -ne '130871,130872p' N_seriolae_KH_21_number &gt; 844.part</text:p>
          </table:table-cell>
        </table:table-row>
        <table:table-row table:style-name="ro1">
          <table:table-cell office:value-type="string" calcext:value-type="string">
            <text:p>845</text:p>
          </table:table-cell>
          <table:table-cell office:value-type="float" office:value="130873" calcext:value-type="float">
            <text:p>130873</text:p>
          </table:table-cell>
          <table:table-cell table:formula="of:=[.B847]" office:value-type="float" office:value="130873" calcext:value-type="float">
            <text:p>130873</text:p>
          </table:table-cell>
          <table:table-cell table:formula="of:=[.B848]-1" office:value-type="float" office:value="130874" calcext:value-type="float">
            <text:p>130874</text:p>
          </table:table-cell>
          <table:table-cell table:formula="of:=&quot;sed -ne &quot;&amp;&quot;'&quot;&amp;[.C847]&amp;&quot;,&quot;&amp;[.D847]&amp;&quot;p' N_seriolae_KH_21_number &gt; &quot;&amp;[.A847]&amp;&quot;.part&quot;" office:value-type="string" office:string-value="sed -ne '130873,130874p' N_seriolae_KH_21_number &gt; 845.part" calcext:value-type="string">
            <text:p>sed -ne '130873,130874p' N_seriolae_KH_21_number &gt; 845.part</text:p>
          </table:table-cell>
        </table:table-row>
        <table:table-row table:style-name="ro1">
          <table:table-cell office:value-type="string" calcext:value-type="string">
            <text:p>846</text:p>
          </table:table-cell>
          <table:table-cell office:value-type="float" office:value="130875" calcext:value-type="float">
            <text:p>130875</text:p>
          </table:table-cell>
          <table:table-cell table:formula="of:=[.B848]" office:value-type="float" office:value="130875" calcext:value-type="float">
            <text:p>130875</text:p>
          </table:table-cell>
          <table:table-cell table:formula="of:=[.B849]-1" office:value-type="float" office:value="130876" calcext:value-type="float">
            <text:p>130876</text:p>
          </table:table-cell>
          <table:table-cell table:formula="of:=&quot;sed -ne &quot;&amp;&quot;'&quot;&amp;[.C848]&amp;&quot;,&quot;&amp;[.D848]&amp;&quot;p' N_seriolae_KH_21_number &gt; &quot;&amp;[.A848]&amp;&quot;.part&quot;" office:value-type="string" office:string-value="sed -ne '130875,130876p' N_seriolae_KH_21_number &gt; 846.part" calcext:value-type="string">
            <text:p>sed -ne '130875,130876p' N_seriolae_KH_21_number &gt; 846.part</text:p>
          </table:table-cell>
        </table:table-row>
        <table:table-row table:style-name="ro1">
          <table:table-cell office:value-type="string" calcext:value-type="string">
            <text:p>847</text:p>
          </table:table-cell>
          <table:table-cell office:value-type="float" office:value="130877" calcext:value-type="float">
            <text:p>130877</text:p>
          </table:table-cell>
          <table:table-cell table:formula="of:=[.B849]" office:value-type="float" office:value="130877" calcext:value-type="float">
            <text:p>130877</text:p>
          </table:table-cell>
          <table:table-cell table:formula="of:=[.B850]-1" office:value-type="float" office:value="130878" calcext:value-type="float">
            <text:p>130878</text:p>
          </table:table-cell>
          <table:table-cell table:formula="of:=&quot;sed -ne &quot;&amp;&quot;'&quot;&amp;[.C849]&amp;&quot;,&quot;&amp;[.D849]&amp;&quot;p' N_seriolae_KH_21_number &gt; &quot;&amp;[.A849]&amp;&quot;.part&quot;" office:value-type="string" office:string-value="sed -ne '130877,130878p' N_seriolae_KH_21_number &gt; 847.part" calcext:value-type="string">
            <text:p>sed -ne '130877,130878p' N_seriolae_KH_21_number &gt; 847.part</text:p>
          </table:table-cell>
        </table:table-row>
        <table:table-row table:style-name="ro1">
          <table:table-cell office:value-type="string" calcext:value-type="string">
            <text:p>848</text:p>
          </table:table-cell>
          <table:table-cell office:value-type="float" office:value="130879" calcext:value-type="float">
            <text:p>130879</text:p>
          </table:table-cell>
          <table:table-cell table:formula="of:=[.B850]" office:value-type="float" office:value="130879" calcext:value-type="float">
            <text:p>130879</text:p>
          </table:table-cell>
          <table:table-cell table:formula="of:=[.B851]-1" office:value-type="float" office:value="130880" calcext:value-type="float">
            <text:p>130880</text:p>
          </table:table-cell>
          <table:table-cell table:formula="of:=&quot;sed -ne &quot;&amp;&quot;'&quot;&amp;[.C850]&amp;&quot;,&quot;&amp;[.D850]&amp;&quot;p' N_seriolae_KH_21_number &gt; &quot;&amp;[.A850]&amp;&quot;.part&quot;" office:value-type="string" office:string-value="sed -ne '130879,130880p' N_seriolae_KH_21_number &gt; 848.part" calcext:value-type="string">
            <text:p>sed -ne '130879,130880p' N_seriolae_KH_21_number &gt; 848.part</text:p>
          </table:table-cell>
        </table:table-row>
        <table:table-row table:style-name="ro1">
          <table:table-cell office:value-type="string" calcext:value-type="string">
            <text:p>849</text:p>
          </table:table-cell>
          <table:table-cell office:value-type="float" office:value="130881" calcext:value-type="float">
            <text:p>130881</text:p>
          </table:table-cell>
          <table:table-cell table:formula="of:=[.B851]" office:value-type="float" office:value="130881" calcext:value-type="float">
            <text:p>130881</text:p>
          </table:table-cell>
          <table:table-cell table:formula="of:=[.B852]-1" office:value-type="float" office:value="130882" calcext:value-type="float">
            <text:p>130882</text:p>
          </table:table-cell>
          <table:table-cell table:formula="of:=&quot;sed -ne &quot;&amp;&quot;'&quot;&amp;[.C851]&amp;&quot;,&quot;&amp;[.D851]&amp;&quot;p' N_seriolae_KH_21_number &gt; &quot;&amp;[.A851]&amp;&quot;.part&quot;" office:value-type="string" office:string-value="sed -ne '130881,130882p' N_seriolae_KH_21_number &gt; 849.part" calcext:value-type="string">
            <text:p>sed -ne '130881,130882p' N_seriolae_KH_21_number &gt; 849.part</text:p>
          </table:table-cell>
        </table:table-row>
        <table:table-row table:style-name="ro1">
          <table:table-cell office:value-type="string" calcext:value-type="string">
            <text:p>850</text:p>
          </table:table-cell>
          <table:table-cell office:value-type="float" office:value="130883" calcext:value-type="float">
            <text:p>130883</text:p>
          </table:table-cell>
          <table:table-cell table:formula="of:=[.B852]" office:value-type="float" office:value="130883" calcext:value-type="float">
            <text:p>130883</text:p>
          </table:table-cell>
          <table:table-cell table:formula="of:=[.B853]-1" office:value-type="float" office:value="130884" calcext:value-type="float">
            <text:p>130884</text:p>
          </table:table-cell>
          <table:table-cell table:formula="of:=&quot;sed -ne &quot;&amp;&quot;'&quot;&amp;[.C852]&amp;&quot;,&quot;&amp;[.D852]&amp;&quot;p' N_seriolae_KH_21_number &gt; &quot;&amp;[.A852]&amp;&quot;.part&quot;" office:value-type="string" office:string-value="sed -ne '130883,130884p' N_seriolae_KH_21_number &gt; 850.part" calcext:value-type="string">
            <text:p>sed -ne '130883,130884p' N_seriolae_KH_21_number &gt; 850.part</text:p>
          </table:table-cell>
        </table:table-row>
        <table:table-row table:style-name="ro1">
          <table:table-cell office:value-type="string" calcext:value-type="string">
            <text:p>851</text:p>
          </table:table-cell>
          <table:table-cell office:value-type="float" office:value="130885" calcext:value-type="float">
            <text:p>130885</text:p>
          </table:table-cell>
          <table:table-cell table:formula="of:=[.B853]" office:value-type="float" office:value="130885" calcext:value-type="float">
            <text:p>130885</text:p>
          </table:table-cell>
          <table:table-cell table:formula="of:=[.B854]-1" office:value-type="float" office:value="130886" calcext:value-type="float">
            <text:p>130886</text:p>
          </table:table-cell>
          <table:table-cell table:formula="of:=&quot;sed -ne &quot;&amp;&quot;'&quot;&amp;[.C853]&amp;&quot;,&quot;&amp;[.D853]&amp;&quot;p' N_seriolae_KH_21_number &gt; &quot;&amp;[.A853]&amp;&quot;.part&quot;" office:value-type="string" office:string-value="sed -ne '130885,130886p' N_seriolae_KH_21_number &gt; 851.part" calcext:value-type="string">
            <text:p>sed -ne '130885,130886p' N_seriolae_KH_21_number &gt; 851.part</text:p>
          </table:table-cell>
        </table:table-row>
        <table:table-row table:style-name="ro1">
          <table:table-cell office:value-type="string" calcext:value-type="string">
            <text:p>852</text:p>
          </table:table-cell>
          <table:table-cell office:value-type="float" office:value="130887" calcext:value-type="float">
            <text:p>130887</text:p>
          </table:table-cell>
          <table:table-cell table:formula="of:=[.B854]" office:value-type="float" office:value="130887" calcext:value-type="float">
            <text:p>130887</text:p>
          </table:table-cell>
          <table:table-cell table:formula="of:=[.B855]-1" office:value-type="float" office:value="130888" calcext:value-type="float">
            <text:p>130888</text:p>
          </table:table-cell>
          <table:table-cell table:formula="of:=&quot;sed -ne &quot;&amp;&quot;'&quot;&amp;[.C854]&amp;&quot;,&quot;&amp;[.D854]&amp;&quot;p' N_seriolae_KH_21_number &gt; &quot;&amp;[.A854]&amp;&quot;.part&quot;" office:value-type="string" office:string-value="sed -ne '130887,130888p' N_seriolae_KH_21_number &gt; 852.part" calcext:value-type="string">
            <text:p>sed -ne '130887,130888p' N_seriolae_KH_21_number &gt; 852.part</text:p>
          </table:table-cell>
        </table:table-row>
        <table:table-row table:style-name="ro1">
          <table:table-cell office:value-type="string" calcext:value-type="string">
            <text:p>853</text:p>
          </table:table-cell>
          <table:table-cell office:value-type="float" office:value="130889" calcext:value-type="float">
            <text:p>130889</text:p>
          </table:table-cell>
          <table:table-cell table:formula="of:=[.B855]" office:value-type="float" office:value="130889" calcext:value-type="float">
            <text:p>130889</text:p>
          </table:table-cell>
          <table:table-cell table:formula="of:=[.B856]-1" office:value-type="float" office:value="130890" calcext:value-type="float">
            <text:p>130890</text:p>
          </table:table-cell>
          <table:table-cell table:formula="of:=&quot;sed -ne &quot;&amp;&quot;'&quot;&amp;[.C855]&amp;&quot;,&quot;&amp;[.D855]&amp;&quot;p' N_seriolae_KH_21_number &gt; &quot;&amp;[.A855]&amp;&quot;.part&quot;" office:value-type="string" office:string-value="sed -ne '130889,130890p' N_seriolae_KH_21_number &gt; 853.part" calcext:value-type="string">
            <text:p>sed -ne '130889,130890p' N_seriolae_KH_21_number &gt; 853.part</text:p>
          </table:table-cell>
        </table:table-row>
        <table:table-row table:style-name="ro1">
          <table:table-cell office:value-type="string" calcext:value-type="string">
            <text:p>854</text:p>
          </table:table-cell>
          <table:table-cell office:value-type="float" office:value="130891" calcext:value-type="float">
            <text:p>130891</text:p>
          </table:table-cell>
          <table:table-cell table:formula="of:=[.B856]" office:value-type="float" office:value="130891" calcext:value-type="float">
            <text:p>130891</text:p>
          </table:table-cell>
          <table:table-cell table:formula="of:=[.B857]-1" office:value-type="float" office:value="130892" calcext:value-type="float">
            <text:p>130892</text:p>
          </table:table-cell>
          <table:table-cell table:formula="of:=&quot;sed -ne &quot;&amp;&quot;'&quot;&amp;[.C856]&amp;&quot;,&quot;&amp;[.D856]&amp;&quot;p' N_seriolae_KH_21_number &gt; &quot;&amp;[.A856]&amp;&quot;.part&quot;" office:value-type="string" office:string-value="sed -ne '130891,130892p' N_seriolae_KH_21_number &gt; 854.part" calcext:value-type="string">
            <text:p>sed -ne '130891,130892p' N_seriolae_KH_21_number &gt; 854.part</text:p>
          </table:table-cell>
        </table:table-row>
        <table:table-row table:style-name="ro1">
          <table:table-cell office:value-type="string" calcext:value-type="string">
            <text:p>855</text:p>
          </table:table-cell>
          <table:table-cell office:value-type="float" office:value="130893" calcext:value-type="float">
            <text:p>130893</text:p>
          </table:table-cell>
          <table:table-cell table:formula="of:=[.B857]" office:value-type="float" office:value="130893" calcext:value-type="float">
            <text:p>130893</text:p>
          </table:table-cell>
          <table:table-cell table:formula="of:=[.B858]-1" office:value-type="float" office:value="130894" calcext:value-type="float">
            <text:p>130894</text:p>
          </table:table-cell>
          <table:table-cell table:formula="of:=&quot;sed -ne &quot;&amp;&quot;'&quot;&amp;[.C857]&amp;&quot;,&quot;&amp;[.D857]&amp;&quot;p' N_seriolae_KH_21_number &gt; &quot;&amp;[.A857]&amp;&quot;.part&quot;" office:value-type="string" office:string-value="sed -ne '130893,130894p' N_seriolae_KH_21_number &gt; 855.part" calcext:value-type="string">
            <text:p>sed -ne '130893,130894p' N_seriolae_KH_21_number &gt; 855.part</text:p>
          </table:table-cell>
        </table:table-row>
        <table:table-row table:style-name="ro1">
          <table:table-cell office:value-type="string" calcext:value-type="string">
            <text:p>856</text:p>
          </table:table-cell>
          <table:table-cell office:value-type="float" office:value="130895" calcext:value-type="float">
            <text:p>130895</text:p>
          </table:table-cell>
          <table:table-cell table:formula="of:=[.B858]" office:value-type="float" office:value="130895" calcext:value-type="float">
            <text:p>130895</text:p>
          </table:table-cell>
          <table:table-cell table:formula="of:=[.B859]-1" office:value-type="float" office:value="130896" calcext:value-type="float">
            <text:p>130896</text:p>
          </table:table-cell>
          <table:table-cell table:formula="of:=&quot;sed -ne &quot;&amp;&quot;'&quot;&amp;[.C858]&amp;&quot;,&quot;&amp;[.D858]&amp;&quot;p' N_seriolae_KH_21_number &gt; &quot;&amp;[.A858]&amp;&quot;.part&quot;" office:value-type="string" office:string-value="sed -ne '130895,130896p' N_seriolae_KH_21_number &gt; 856.part" calcext:value-type="string">
            <text:p>sed -ne '130895,130896p' N_seriolae_KH_21_number &gt; 856.part</text:p>
          </table:table-cell>
        </table:table-row>
        <table:table-row table:style-name="ro1">
          <table:table-cell office:value-type="string" calcext:value-type="string">
            <text:p>857</text:p>
          </table:table-cell>
          <table:table-cell office:value-type="float" office:value="130897" calcext:value-type="float">
            <text:p>130897</text:p>
          </table:table-cell>
          <table:table-cell table:formula="of:=[.B859]" office:value-type="float" office:value="130897" calcext:value-type="float">
            <text:p>130897</text:p>
          </table:table-cell>
          <table:table-cell table:formula="of:=[.B860]-1" office:value-type="float" office:value="130898" calcext:value-type="float">
            <text:p>130898</text:p>
          </table:table-cell>
          <table:table-cell table:formula="of:=&quot;sed -ne &quot;&amp;&quot;'&quot;&amp;[.C859]&amp;&quot;,&quot;&amp;[.D859]&amp;&quot;p' N_seriolae_KH_21_number &gt; &quot;&amp;[.A859]&amp;&quot;.part&quot;" office:value-type="string" office:string-value="sed -ne '130897,130898p' N_seriolae_KH_21_number &gt; 857.part" calcext:value-type="string">
            <text:p>sed -ne '130897,130898p' N_seriolae_KH_21_number &gt; 857.part</text:p>
          </table:table-cell>
        </table:table-row>
        <table:table-row table:style-name="ro1">
          <table:table-cell office:value-type="string" calcext:value-type="string">
            <text:p>858</text:p>
          </table:table-cell>
          <table:table-cell office:value-type="float" office:value="130899" calcext:value-type="float">
            <text:p>130899</text:p>
          </table:table-cell>
          <table:table-cell table:formula="of:=[.B860]" office:value-type="float" office:value="130899" calcext:value-type="float">
            <text:p>130899</text:p>
          </table:table-cell>
          <table:table-cell table:formula="of:=[.B861]-1" office:value-type="float" office:value="130900" calcext:value-type="float">
            <text:p>130900</text:p>
          </table:table-cell>
          <table:table-cell table:formula="of:=&quot;sed -ne &quot;&amp;&quot;'&quot;&amp;[.C860]&amp;&quot;,&quot;&amp;[.D860]&amp;&quot;p' N_seriolae_KH_21_number &gt; &quot;&amp;[.A860]&amp;&quot;.part&quot;" office:value-type="string" office:string-value="sed -ne '130899,130900p' N_seriolae_KH_21_number &gt; 858.part" calcext:value-type="string">
            <text:p>sed -ne '130899,130900p' N_seriolae_KH_21_number &gt; 858.part</text:p>
          </table:table-cell>
        </table:table-row>
        <table:table-row table:style-name="ro1">
          <table:table-cell office:value-type="string" calcext:value-type="string">
            <text:p>859</text:p>
          </table:table-cell>
          <table:table-cell office:value-type="float" office:value="130901" calcext:value-type="float">
            <text:p>130901</text:p>
          </table:table-cell>
          <table:table-cell table:formula="of:=[.B861]" office:value-type="float" office:value="130901" calcext:value-type="float">
            <text:p>130901</text:p>
          </table:table-cell>
          <table:table-cell table:formula="of:=[.B862]-1" office:value-type="float" office:value="130902" calcext:value-type="float">
            <text:p>130902</text:p>
          </table:table-cell>
          <table:table-cell table:formula="of:=&quot;sed -ne &quot;&amp;&quot;'&quot;&amp;[.C861]&amp;&quot;,&quot;&amp;[.D861]&amp;&quot;p' N_seriolae_KH_21_number &gt; &quot;&amp;[.A861]&amp;&quot;.part&quot;" office:value-type="string" office:string-value="sed -ne '130901,130902p' N_seriolae_KH_21_number &gt; 859.part" calcext:value-type="string">
            <text:p>sed -ne '130901,130902p' N_seriolae_KH_21_number &gt; 859.part</text:p>
          </table:table-cell>
        </table:table-row>
        <table:table-row table:style-name="ro1">
          <table:table-cell office:value-type="string" calcext:value-type="string">
            <text:p>860</text:p>
          </table:table-cell>
          <table:table-cell office:value-type="float" office:value="130903" calcext:value-type="float">
            <text:p>130903</text:p>
          </table:table-cell>
          <table:table-cell table:formula="of:=[.B862]" office:value-type="float" office:value="130903" calcext:value-type="float">
            <text:p>130903</text:p>
          </table:table-cell>
          <table:table-cell table:formula="of:=[.B863]-1" office:value-type="float" office:value="130904" calcext:value-type="float">
            <text:p>130904</text:p>
          </table:table-cell>
          <table:table-cell table:formula="of:=&quot;sed -ne &quot;&amp;&quot;'&quot;&amp;[.C862]&amp;&quot;,&quot;&amp;[.D862]&amp;&quot;p' N_seriolae_KH_21_number &gt; &quot;&amp;[.A862]&amp;&quot;.part&quot;" office:value-type="string" office:string-value="sed -ne '130903,130904p' N_seriolae_KH_21_number &gt; 860.part" calcext:value-type="string">
            <text:p>sed -ne '130903,130904p' N_seriolae_KH_21_number &gt; 860.part</text:p>
          </table:table-cell>
        </table:table-row>
        <table:table-row table:style-name="ro1">
          <table:table-cell office:value-type="string" calcext:value-type="string">
            <text:p>861</text:p>
          </table:table-cell>
          <table:table-cell office:value-type="float" office:value="130905" calcext:value-type="float">
            <text:p>130905</text:p>
          </table:table-cell>
          <table:table-cell table:formula="of:=[.B863]" office:value-type="float" office:value="130905" calcext:value-type="float">
            <text:p>130905</text:p>
          </table:table-cell>
          <table:table-cell table:formula="of:=[.B864]-1" office:value-type="float" office:value="130906" calcext:value-type="float">
            <text:p>130906</text:p>
          </table:table-cell>
          <table:table-cell table:formula="of:=&quot;sed -ne &quot;&amp;&quot;'&quot;&amp;[.C863]&amp;&quot;,&quot;&amp;[.D863]&amp;&quot;p' N_seriolae_KH_21_number &gt; &quot;&amp;[.A863]&amp;&quot;.part&quot;" office:value-type="string" office:string-value="sed -ne '130905,130906p' N_seriolae_KH_21_number &gt; 861.part" calcext:value-type="string">
            <text:p>sed -ne '130905,130906p' N_seriolae_KH_21_number &gt; 861.part</text:p>
          </table:table-cell>
        </table:table-row>
        <table:table-row table:style-name="ro1">
          <table:table-cell office:value-type="string" calcext:value-type="string">
            <text:p>862</text:p>
          </table:table-cell>
          <table:table-cell office:value-type="float" office:value="130907" calcext:value-type="float">
            <text:p>130907</text:p>
          </table:table-cell>
          <table:table-cell table:formula="of:=[.B864]" office:value-type="float" office:value="130907" calcext:value-type="float">
            <text:p>130907</text:p>
          </table:table-cell>
          <table:table-cell table:formula="of:=[.B865]-1" office:value-type="float" office:value="130908" calcext:value-type="float">
            <text:p>130908</text:p>
          </table:table-cell>
          <table:table-cell table:formula="of:=&quot;sed -ne &quot;&amp;&quot;'&quot;&amp;[.C864]&amp;&quot;,&quot;&amp;[.D864]&amp;&quot;p' N_seriolae_KH_21_number &gt; &quot;&amp;[.A864]&amp;&quot;.part&quot;" office:value-type="string" office:string-value="sed -ne '130907,130908p' N_seriolae_KH_21_number &gt; 862.part" calcext:value-type="string">
            <text:p>sed -ne '130907,130908p' N_seriolae_KH_21_number &gt; 862.part</text:p>
          </table:table-cell>
        </table:table-row>
        <table:table-row table:style-name="ro1">
          <table:table-cell office:value-type="string" calcext:value-type="string">
            <text:p>863</text:p>
          </table:table-cell>
          <table:table-cell office:value-type="float" office:value="130909" calcext:value-type="float">
            <text:p>130909</text:p>
          </table:table-cell>
          <table:table-cell table:formula="of:=[.B865]" office:value-type="float" office:value="130909" calcext:value-type="float">
            <text:p>130909</text:p>
          </table:table-cell>
          <table:table-cell table:formula="of:=[.B866]-1" office:value-type="float" office:value="130910" calcext:value-type="float">
            <text:p>130910</text:p>
          </table:table-cell>
          <table:table-cell table:formula="of:=&quot;sed -ne &quot;&amp;&quot;'&quot;&amp;[.C865]&amp;&quot;,&quot;&amp;[.D865]&amp;&quot;p' N_seriolae_KH_21_number &gt; &quot;&amp;[.A865]&amp;&quot;.part&quot;" office:value-type="string" office:string-value="sed -ne '130909,130910p' N_seriolae_KH_21_number &gt; 863.part" calcext:value-type="string">
            <text:p>sed -ne '130909,130910p' N_seriolae_KH_21_number &gt; 863.part</text:p>
          </table:table-cell>
        </table:table-row>
        <table:table-row table:style-name="ro1">
          <table:table-cell office:value-type="string" calcext:value-type="string">
            <text:p>864</text:p>
          </table:table-cell>
          <table:table-cell office:value-type="float" office:value="130911" calcext:value-type="float">
            <text:p>130911</text:p>
          </table:table-cell>
          <table:table-cell table:formula="of:=[.B866]" office:value-type="float" office:value="130911" calcext:value-type="float">
            <text:p>130911</text:p>
          </table:table-cell>
          <table:table-cell table:formula="of:=[.B867]-1" office:value-type="float" office:value="130912" calcext:value-type="float">
            <text:p>130912</text:p>
          </table:table-cell>
          <table:table-cell table:formula="of:=&quot;sed -ne &quot;&amp;&quot;'&quot;&amp;[.C866]&amp;&quot;,&quot;&amp;[.D866]&amp;&quot;p' N_seriolae_KH_21_number &gt; &quot;&amp;[.A866]&amp;&quot;.part&quot;" office:value-type="string" office:string-value="sed -ne '130911,130912p' N_seriolae_KH_21_number &gt; 864.part" calcext:value-type="string">
            <text:p>sed -ne '130911,130912p' N_seriolae_KH_21_number &gt; 864.part</text:p>
          </table:table-cell>
        </table:table-row>
        <table:table-row table:style-name="ro1">
          <table:table-cell office:value-type="string" calcext:value-type="string">
            <text:p>865</text:p>
          </table:table-cell>
          <table:table-cell office:value-type="float" office:value="130913" calcext:value-type="float">
            <text:p>130913</text:p>
          </table:table-cell>
          <table:table-cell table:formula="of:=[.B867]" office:value-type="float" office:value="130913" calcext:value-type="float">
            <text:p>130913</text:p>
          </table:table-cell>
          <table:table-cell table:formula="of:=[.B868]-1" office:value-type="float" office:value="130914" calcext:value-type="float">
            <text:p>130914</text:p>
          </table:table-cell>
          <table:table-cell table:formula="of:=&quot;sed -ne &quot;&amp;&quot;'&quot;&amp;[.C867]&amp;&quot;,&quot;&amp;[.D867]&amp;&quot;p' N_seriolae_KH_21_number &gt; &quot;&amp;[.A867]&amp;&quot;.part&quot;" office:value-type="string" office:string-value="sed -ne '130913,130914p' N_seriolae_KH_21_number &gt; 865.part" calcext:value-type="string">
            <text:p>sed -ne '130913,130914p' N_seriolae_KH_21_number &gt; 865.part</text:p>
          </table:table-cell>
        </table:table-row>
        <table:table-row table:style-name="ro1">
          <table:table-cell office:value-type="string" calcext:value-type="string">
            <text:p>866</text:p>
          </table:table-cell>
          <table:table-cell office:value-type="float" office:value="130915" calcext:value-type="float">
            <text:p>130915</text:p>
          </table:table-cell>
          <table:table-cell table:formula="of:=[.B868]" office:value-type="float" office:value="130915" calcext:value-type="float">
            <text:p>130915</text:p>
          </table:table-cell>
          <table:table-cell table:formula="of:=[.B869]-1" office:value-type="float" office:value="130916" calcext:value-type="float">
            <text:p>130916</text:p>
          </table:table-cell>
          <table:table-cell table:formula="of:=&quot;sed -ne &quot;&amp;&quot;'&quot;&amp;[.C868]&amp;&quot;,&quot;&amp;[.D868]&amp;&quot;p' N_seriolae_KH_21_number &gt; &quot;&amp;[.A868]&amp;&quot;.part&quot;" office:value-type="string" office:string-value="sed -ne '130915,130916p' N_seriolae_KH_21_number &gt; 866.part" calcext:value-type="string">
            <text:p>sed -ne '130915,130916p' N_seriolae_KH_21_number &gt; 866.part</text:p>
          </table:table-cell>
        </table:table-row>
        <table:table-row table:style-name="ro1">
          <table:table-cell office:value-type="string" calcext:value-type="string">
            <text:p>867</text:p>
          </table:table-cell>
          <table:table-cell office:value-type="float" office:value="130917" calcext:value-type="float">
            <text:p>130917</text:p>
          </table:table-cell>
          <table:table-cell table:formula="of:=[.B869]" office:value-type="float" office:value="130917" calcext:value-type="float">
            <text:p>130917</text:p>
          </table:table-cell>
          <table:table-cell table:formula="of:=[.B870]-1" office:value-type="float" office:value="130918" calcext:value-type="float">
            <text:p>130918</text:p>
          </table:table-cell>
          <table:table-cell table:formula="of:=&quot;sed -ne &quot;&amp;&quot;'&quot;&amp;[.C869]&amp;&quot;,&quot;&amp;[.D869]&amp;&quot;p' N_seriolae_KH_21_number &gt; &quot;&amp;[.A869]&amp;&quot;.part&quot;" office:value-type="string" office:string-value="sed -ne '130917,130918p' N_seriolae_KH_21_number &gt; 867.part" calcext:value-type="string">
            <text:p>sed -ne '130917,130918p' N_seriolae_KH_21_number &gt; 867.part</text:p>
          </table:table-cell>
        </table:table-row>
        <table:table-row table:style-name="ro1">
          <table:table-cell office:value-type="string" calcext:value-type="string">
            <text:p>868</text:p>
          </table:table-cell>
          <table:table-cell office:value-type="float" office:value="130919" calcext:value-type="float">
            <text:p>130919</text:p>
          </table:table-cell>
          <table:table-cell table:formula="of:=[.B870]" office:value-type="float" office:value="130919" calcext:value-type="float">
            <text:p>130919</text:p>
          </table:table-cell>
          <table:table-cell table:formula="of:=[.B871]-1" office:value-type="float" office:value="130920" calcext:value-type="float">
            <text:p>130920</text:p>
          </table:table-cell>
          <table:table-cell table:formula="of:=&quot;sed -ne &quot;&amp;&quot;'&quot;&amp;[.C870]&amp;&quot;,&quot;&amp;[.D870]&amp;&quot;p' N_seriolae_KH_21_number &gt; &quot;&amp;[.A870]&amp;&quot;.part&quot;" office:value-type="string" office:string-value="sed -ne '130919,130920p' N_seriolae_KH_21_number &gt; 868.part" calcext:value-type="string">
            <text:p>sed -ne '130919,130920p' N_seriolae_KH_21_number &gt; 868.part</text:p>
          </table:table-cell>
        </table:table-row>
        <table:table-row table:style-name="ro1">
          <table:table-cell office:value-type="string" calcext:value-type="string">
            <text:p>869</text:p>
          </table:table-cell>
          <table:table-cell office:value-type="float" office:value="130921" calcext:value-type="float">
            <text:p>130921</text:p>
          </table:table-cell>
          <table:table-cell table:formula="of:=[.B871]" office:value-type="float" office:value="130921" calcext:value-type="float">
            <text:p>130921</text:p>
          </table:table-cell>
          <table:table-cell table:formula="of:=[.B872]-1" office:value-type="float" office:value="130922" calcext:value-type="float">
            <text:p>130922</text:p>
          </table:table-cell>
          <table:table-cell table:formula="of:=&quot;sed -ne &quot;&amp;&quot;'&quot;&amp;[.C871]&amp;&quot;,&quot;&amp;[.D871]&amp;&quot;p' N_seriolae_KH_21_number &gt; &quot;&amp;[.A871]&amp;&quot;.part&quot;" office:value-type="string" office:string-value="sed -ne '130921,130922p' N_seriolae_KH_21_number &gt; 869.part" calcext:value-type="string">
            <text:p>sed -ne '130921,130922p' N_seriolae_KH_21_number &gt; 869.part</text:p>
          </table:table-cell>
        </table:table-row>
        <table:table-row table:style-name="ro1">
          <table:table-cell office:value-type="string" calcext:value-type="string">
            <text:p>870</text:p>
          </table:table-cell>
          <table:table-cell office:value-type="float" office:value="130923" calcext:value-type="float">
            <text:p>130923</text:p>
          </table:table-cell>
          <table:table-cell table:formula="of:=[.B872]" office:value-type="float" office:value="130923" calcext:value-type="float">
            <text:p>130923</text:p>
          </table:table-cell>
          <table:table-cell table:formula="of:=[.B873]-1" office:value-type="float" office:value="130924" calcext:value-type="float">
            <text:p>130924</text:p>
          </table:table-cell>
          <table:table-cell table:formula="of:=&quot;sed -ne &quot;&amp;&quot;'&quot;&amp;[.C872]&amp;&quot;,&quot;&amp;[.D872]&amp;&quot;p' N_seriolae_KH_21_number &gt; &quot;&amp;[.A872]&amp;&quot;.part&quot;" office:value-type="string" office:string-value="sed -ne '130923,130924p' N_seriolae_KH_21_number &gt; 870.part" calcext:value-type="string">
            <text:p>sed -ne '130923,130924p' N_seriolae_KH_21_number &gt; 870.part</text:p>
          </table:table-cell>
        </table:table-row>
        <table:table-row table:style-name="ro1">
          <table:table-cell office:value-type="string" calcext:value-type="string">
            <text:p>871</text:p>
          </table:table-cell>
          <table:table-cell office:value-type="float" office:value="130925" calcext:value-type="float">
            <text:p>130925</text:p>
          </table:table-cell>
          <table:table-cell table:formula="of:=[.B873]" office:value-type="float" office:value="130925" calcext:value-type="float">
            <text:p>130925</text:p>
          </table:table-cell>
          <table:table-cell table:formula="of:=[.B874]-1" office:value-type="float" office:value="130926" calcext:value-type="float">
            <text:p>130926</text:p>
          </table:table-cell>
          <table:table-cell table:formula="of:=&quot;sed -ne &quot;&amp;&quot;'&quot;&amp;[.C873]&amp;&quot;,&quot;&amp;[.D873]&amp;&quot;p' N_seriolae_KH_21_number &gt; &quot;&amp;[.A873]&amp;&quot;.part&quot;" office:value-type="string" office:string-value="sed -ne '130925,130926p' N_seriolae_KH_21_number &gt; 871.part" calcext:value-type="string">
            <text:p>sed -ne '130925,130926p' N_seriolae_KH_21_number &gt; 871.part</text:p>
          </table:table-cell>
        </table:table-row>
        <table:table-row table:style-name="ro1">
          <table:table-cell office:value-type="string" calcext:value-type="string">
            <text:p>872</text:p>
          </table:table-cell>
          <table:table-cell office:value-type="float" office:value="130927" calcext:value-type="float">
            <text:p>130927</text:p>
          </table:table-cell>
          <table:table-cell table:formula="of:=[.B874]" office:value-type="float" office:value="130927" calcext:value-type="float">
            <text:p>130927</text:p>
          </table:table-cell>
          <table:table-cell table:formula="of:=[.B875]-1" office:value-type="float" office:value="130928" calcext:value-type="float">
            <text:p>130928</text:p>
          </table:table-cell>
          <table:table-cell table:formula="of:=&quot;sed -ne &quot;&amp;&quot;'&quot;&amp;[.C874]&amp;&quot;,&quot;&amp;[.D874]&amp;&quot;p' N_seriolae_KH_21_number &gt; &quot;&amp;[.A874]&amp;&quot;.part&quot;" office:value-type="string" office:string-value="sed -ne '130927,130928p' N_seriolae_KH_21_number &gt; 872.part" calcext:value-type="string">
            <text:p>sed -ne '130927,130928p' N_seriolae_KH_21_number &gt; 872.part</text:p>
          </table:table-cell>
        </table:table-row>
        <table:table-row table:style-name="ro1">
          <table:table-cell office:value-type="string" calcext:value-type="string">
            <text:p>873</text:p>
          </table:table-cell>
          <table:table-cell office:value-type="float" office:value="130929" calcext:value-type="float">
            <text:p>130929</text:p>
          </table:table-cell>
          <table:table-cell table:formula="of:=[.B875]" office:value-type="float" office:value="130929" calcext:value-type="float">
            <text:p>130929</text:p>
          </table:table-cell>
          <table:table-cell table:formula="of:=[.B876]-1" office:value-type="float" office:value="130930" calcext:value-type="float">
            <text:p>130930</text:p>
          </table:table-cell>
          <table:table-cell table:formula="of:=&quot;sed -ne &quot;&amp;&quot;'&quot;&amp;[.C875]&amp;&quot;,&quot;&amp;[.D875]&amp;&quot;p' N_seriolae_KH_21_number &gt; &quot;&amp;[.A875]&amp;&quot;.part&quot;" office:value-type="string" office:string-value="sed -ne '130929,130930p' N_seriolae_KH_21_number &gt; 873.part" calcext:value-type="string">
            <text:p>sed -ne '130929,130930p' N_seriolae_KH_21_number &gt; 873.part</text:p>
          </table:table-cell>
        </table:table-row>
        <table:table-row table:style-name="ro1">
          <table:table-cell office:value-type="string" calcext:value-type="string">
            <text:p>874</text:p>
          </table:table-cell>
          <table:table-cell office:value-type="float" office:value="130931" calcext:value-type="float">
            <text:p>130931</text:p>
          </table:table-cell>
          <table:table-cell table:formula="of:=[.B876]" office:value-type="float" office:value="130931" calcext:value-type="float">
            <text:p>130931</text:p>
          </table:table-cell>
          <table:table-cell table:formula="of:=[.B877]-1" office:value-type="float" office:value="130932" calcext:value-type="float">
            <text:p>130932</text:p>
          </table:table-cell>
          <table:table-cell table:formula="of:=&quot;sed -ne &quot;&amp;&quot;'&quot;&amp;[.C876]&amp;&quot;,&quot;&amp;[.D876]&amp;&quot;p' N_seriolae_KH_21_number &gt; &quot;&amp;[.A876]&amp;&quot;.part&quot;" office:value-type="string" office:string-value="sed -ne '130931,130932p' N_seriolae_KH_21_number &gt; 874.part" calcext:value-type="string">
            <text:p>sed -ne '130931,130932p' N_seriolae_KH_21_number &gt; 874.part</text:p>
          </table:table-cell>
        </table:table-row>
        <table:table-row table:style-name="ro1">
          <table:table-cell office:value-type="string" calcext:value-type="string">
            <text:p>875</text:p>
          </table:table-cell>
          <table:table-cell office:value-type="float" office:value="130933" calcext:value-type="float">
            <text:p>130933</text:p>
          </table:table-cell>
          <table:table-cell table:formula="of:=[.B877]" office:value-type="float" office:value="130933" calcext:value-type="float">
            <text:p>130933</text:p>
          </table:table-cell>
          <table:table-cell table:formula="of:=[.B878]-1" office:value-type="float" office:value="130934" calcext:value-type="float">
            <text:p>130934</text:p>
          </table:table-cell>
          <table:table-cell table:formula="of:=&quot;sed -ne &quot;&amp;&quot;'&quot;&amp;[.C877]&amp;&quot;,&quot;&amp;[.D877]&amp;&quot;p' N_seriolae_KH_21_number &gt; &quot;&amp;[.A877]&amp;&quot;.part&quot;" office:value-type="string" office:string-value="sed -ne '130933,130934p' N_seriolae_KH_21_number &gt; 875.part" calcext:value-type="string">
            <text:p>sed -ne '130933,130934p' N_seriolae_KH_21_number &gt; 875.part</text:p>
          </table:table-cell>
        </table:table-row>
        <table:table-row table:style-name="ro1">
          <table:table-cell office:value-type="string" calcext:value-type="string">
            <text:p>876</text:p>
          </table:table-cell>
          <table:table-cell office:value-type="float" office:value="130935" calcext:value-type="float">
            <text:p>130935</text:p>
          </table:table-cell>
          <table:table-cell table:formula="of:=[.B878]" office:value-type="float" office:value="130935" calcext:value-type="float">
            <text:p>130935</text:p>
          </table:table-cell>
          <table:table-cell table:formula="of:=[.B879]-1" office:value-type="float" office:value="130936" calcext:value-type="float">
            <text:p>130936</text:p>
          </table:table-cell>
          <table:table-cell table:formula="of:=&quot;sed -ne &quot;&amp;&quot;'&quot;&amp;[.C878]&amp;&quot;,&quot;&amp;[.D878]&amp;&quot;p' N_seriolae_KH_21_number &gt; &quot;&amp;[.A878]&amp;&quot;.part&quot;" office:value-type="string" office:string-value="sed -ne '130935,130936p' N_seriolae_KH_21_number &gt; 876.part" calcext:value-type="string">
            <text:p>sed -ne '130935,130936p' N_seriolae_KH_21_number &gt; 876.part</text:p>
          </table:table-cell>
        </table:table-row>
        <table:table-row table:style-name="ro1">
          <table:table-cell office:value-type="string" calcext:value-type="string">
            <text:p>877</text:p>
          </table:table-cell>
          <table:table-cell office:value-type="float" office:value="130937" calcext:value-type="float">
            <text:p>130937</text:p>
          </table:table-cell>
          <table:table-cell table:formula="of:=[.B879]" office:value-type="float" office:value="130937" calcext:value-type="float">
            <text:p>130937</text:p>
          </table:table-cell>
          <table:table-cell table:formula="of:=[.B880]-1" office:value-type="float" office:value="130938" calcext:value-type="float">
            <text:p>130938</text:p>
          </table:table-cell>
          <table:table-cell table:formula="of:=&quot;sed -ne &quot;&amp;&quot;'&quot;&amp;[.C879]&amp;&quot;,&quot;&amp;[.D879]&amp;&quot;p' N_seriolae_KH_21_number &gt; &quot;&amp;[.A879]&amp;&quot;.part&quot;" office:value-type="string" office:string-value="sed -ne '130937,130938p' N_seriolae_KH_21_number &gt; 877.part" calcext:value-type="string">
            <text:p>sed -ne '130937,130938p' N_seriolae_KH_21_number &gt; 877.part</text:p>
          </table:table-cell>
        </table:table-row>
        <table:table-row table:style-name="ro1">
          <table:table-cell office:value-type="string" calcext:value-type="string">
            <text:p>878</text:p>
          </table:table-cell>
          <table:table-cell office:value-type="float" office:value="130939" calcext:value-type="float">
            <text:p>130939</text:p>
          </table:table-cell>
          <table:table-cell table:formula="of:=[.B880]" office:value-type="float" office:value="130939" calcext:value-type="float">
            <text:p>130939</text:p>
          </table:table-cell>
          <table:table-cell table:formula="of:=[.B881]-1" office:value-type="float" office:value="130940" calcext:value-type="float">
            <text:p>130940</text:p>
          </table:table-cell>
          <table:table-cell table:formula="of:=&quot;sed -ne &quot;&amp;&quot;'&quot;&amp;[.C880]&amp;&quot;,&quot;&amp;[.D880]&amp;&quot;p' N_seriolae_KH_21_number &gt; &quot;&amp;[.A880]&amp;&quot;.part&quot;" office:value-type="string" office:string-value="sed -ne '130939,130940p' N_seriolae_KH_21_number &gt; 878.part" calcext:value-type="string">
            <text:p>sed -ne '130939,130940p' N_seriolae_KH_21_number &gt; 878.part</text:p>
          </table:table-cell>
        </table:table-row>
        <table:table-row table:style-name="ro1">
          <table:table-cell office:value-type="string" calcext:value-type="string">
            <text:p>879</text:p>
          </table:table-cell>
          <table:table-cell office:value-type="float" office:value="130941" calcext:value-type="float">
            <text:p>130941</text:p>
          </table:table-cell>
          <table:table-cell table:formula="of:=[.B881]" office:value-type="float" office:value="130941" calcext:value-type="float">
            <text:p>130941</text:p>
          </table:table-cell>
          <table:table-cell table:formula="of:=[.B882]-1" office:value-type="float" office:value="130942" calcext:value-type="float">
            <text:p>130942</text:p>
          </table:table-cell>
          <table:table-cell table:formula="of:=&quot;sed -ne &quot;&amp;&quot;'&quot;&amp;[.C881]&amp;&quot;,&quot;&amp;[.D881]&amp;&quot;p' N_seriolae_KH_21_number &gt; &quot;&amp;[.A881]&amp;&quot;.part&quot;" office:value-type="string" office:string-value="sed -ne '130941,130942p' N_seriolae_KH_21_number &gt; 879.part" calcext:value-type="string">
            <text:p>sed -ne '130941,130942p' N_seriolae_KH_21_number &gt; 879.part</text:p>
          </table:table-cell>
        </table:table-row>
        <table:table-row table:style-name="ro1">
          <table:table-cell office:value-type="string" calcext:value-type="string">
            <text:p>880</text:p>
          </table:table-cell>
          <table:table-cell office:value-type="float" office:value="130943" calcext:value-type="float">
            <text:p>130943</text:p>
          </table:table-cell>
          <table:table-cell table:formula="of:=[.B882]" office:value-type="float" office:value="130943" calcext:value-type="float">
            <text:p>130943</text:p>
          </table:table-cell>
          <table:table-cell table:formula="of:=[.B883]-1" office:value-type="float" office:value="130944" calcext:value-type="float">
            <text:p>130944</text:p>
          </table:table-cell>
          <table:table-cell table:formula="of:=&quot;sed -ne &quot;&amp;&quot;'&quot;&amp;[.C882]&amp;&quot;,&quot;&amp;[.D882]&amp;&quot;p' N_seriolae_KH_21_number &gt; &quot;&amp;[.A882]&amp;&quot;.part&quot;" office:value-type="string" office:string-value="sed -ne '130943,130944p' N_seriolae_KH_21_number &gt; 880.part" calcext:value-type="string">
            <text:p>sed -ne '130943,130944p' N_seriolae_KH_21_number &gt; 880.part</text:p>
          </table:table-cell>
        </table:table-row>
        <table:table-row table:style-name="ro1">
          <table:table-cell office:value-type="string" calcext:value-type="string">
            <text:p>881</text:p>
          </table:table-cell>
          <table:table-cell office:value-type="float" office:value="130945" calcext:value-type="float">
            <text:p>130945</text:p>
          </table:table-cell>
          <table:table-cell table:formula="of:=[.B883]" office:value-type="float" office:value="130945" calcext:value-type="float">
            <text:p>130945</text:p>
          </table:table-cell>
          <table:table-cell table:formula="of:=[.B884]-1" office:value-type="float" office:value="130946" calcext:value-type="float">
            <text:p>130946</text:p>
          </table:table-cell>
          <table:table-cell table:formula="of:=&quot;sed -ne &quot;&amp;&quot;'&quot;&amp;[.C883]&amp;&quot;,&quot;&amp;[.D883]&amp;&quot;p' N_seriolae_KH_21_number &gt; &quot;&amp;[.A883]&amp;&quot;.part&quot;" office:value-type="string" office:string-value="sed -ne '130945,130946p' N_seriolae_KH_21_number &gt; 881.part" calcext:value-type="string">
            <text:p>sed -ne '130945,130946p' N_seriolae_KH_21_number &gt; 881.part</text:p>
          </table:table-cell>
        </table:table-row>
        <table:table-row table:style-name="ro1">
          <table:table-cell office:value-type="string" calcext:value-type="string">
            <text:p>882</text:p>
          </table:table-cell>
          <table:table-cell office:value-type="float" office:value="130947" calcext:value-type="float">
            <text:p>130947</text:p>
          </table:table-cell>
          <table:table-cell table:formula="of:=[.B884]" office:value-type="float" office:value="130947" calcext:value-type="float">
            <text:p>130947</text:p>
          </table:table-cell>
          <table:table-cell table:formula="of:=[.B885]-1" office:value-type="float" office:value="130948" calcext:value-type="float">
            <text:p>130948</text:p>
          </table:table-cell>
          <table:table-cell table:formula="of:=&quot;sed -ne &quot;&amp;&quot;'&quot;&amp;[.C884]&amp;&quot;,&quot;&amp;[.D884]&amp;&quot;p' N_seriolae_KH_21_number &gt; &quot;&amp;[.A884]&amp;&quot;.part&quot;" office:value-type="string" office:string-value="sed -ne '130947,130948p' N_seriolae_KH_21_number &gt; 882.part" calcext:value-type="string">
            <text:p>sed -ne '130947,130948p' N_seriolae_KH_21_number &gt; 882.part</text:p>
          </table:table-cell>
        </table:table-row>
        <table:table-row table:style-name="ro1">
          <table:table-cell office:value-type="string" calcext:value-type="string">
            <text:p>883</text:p>
          </table:table-cell>
          <table:table-cell office:value-type="float" office:value="130949" calcext:value-type="float">
            <text:p>130949</text:p>
          </table:table-cell>
          <table:table-cell table:formula="of:=[.B885]" office:value-type="float" office:value="130949" calcext:value-type="float">
            <text:p>130949</text:p>
          </table:table-cell>
          <table:table-cell table:formula="of:=[.B886]-1" office:value-type="float" office:value="130950" calcext:value-type="float">
            <text:p>130950</text:p>
          </table:table-cell>
          <table:table-cell table:formula="of:=&quot;sed -ne &quot;&amp;&quot;'&quot;&amp;[.C885]&amp;&quot;,&quot;&amp;[.D885]&amp;&quot;p' N_seriolae_KH_21_number &gt; &quot;&amp;[.A885]&amp;&quot;.part&quot;" office:value-type="string" office:string-value="sed -ne '130949,130950p' N_seriolae_KH_21_number &gt; 883.part" calcext:value-type="string">
            <text:p>sed -ne '130949,130950p' N_seriolae_KH_21_number &gt; 883.part</text:p>
          </table:table-cell>
        </table:table-row>
        <table:table-row table:style-name="ro1">
          <table:table-cell office:value-type="string" calcext:value-type="string">
            <text:p>884</text:p>
          </table:table-cell>
          <table:table-cell office:value-type="float" office:value="130951" calcext:value-type="float">
            <text:p>130951</text:p>
          </table:table-cell>
          <table:table-cell table:formula="of:=[.B886]" office:value-type="float" office:value="130951" calcext:value-type="float">
            <text:p>130951</text:p>
          </table:table-cell>
          <table:table-cell table:formula="of:=[.B887]-1" office:value-type="float" office:value="130952" calcext:value-type="float">
            <text:p>130952</text:p>
          </table:table-cell>
          <table:table-cell table:formula="of:=&quot;sed -ne &quot;&amp;&quot;'&quot;&amp;[.C886]&amp;&quot;,&quot;&amp;[.D886]&amp;&quot;p' N_seriolae_KH_21_number &gt; &quot;&amp;[.A886]&amp;&quot;.part&quot;" office:value-type="string" office:string-value="sed -ne '130951,130952p' N_seriolae_KH_21_number &gt; 884.part" calcext:value-type="string">
            <text:p>sed -ne '130951,130952p' N_seriolae_KH_21_number &gt; 884.part</text:p>
          </table:table-cell>
        </table:table-row>
        <table:table-row table:style-name="ro1">
          <table:table-cell office:value-type="string" calcext:value-type="string">
            <text:p>885</text:p>
          </table:table-cell>
          <table:table-cell office:value-type="float" office:value="130953" calcext:value-type="float">
            <text:p>130953</text:p>
          </table:table-cell>
          <table:table-cell table:formula="of:=[.B887]" office:value-type="float" office:value="130953" calcext:value-type="float">
            <text:p>130953</text:p>
          </table:table-cell>
          <table:table-cell table:formula="of:=[.B888]-1" office:value-type="float" office:value="130954" calcext:value-type="float">
            <text:p>130954</text:p>
          </table:table-cell>
          <table:table-cell table:formula="of:=&quot;sed -ne &quot;&amp;&quot;'&quot;&amp;[.C887]&amp;&quot;,&quot;&amp;[.D887]&amp;&quot;p' N_seriolae_KH_21_number &gt; &quot;&amp;[.A887]&amp;&quot;.part&quot;" office:value-type="string" office:string-value="sed -ne '130953,130954p' N_seriolae_KH_21_number &gt; 885.part" calcext:value-type="string">
            <text:p>sed -ne '130953,130954p' N_seriolae_KH_21_number &gt; 885.part</text:p>
          </table:table-cell>
        </table:table-row>
        <table:table-row table:style-name="ro1">
          <table:table-cell office:value-type="string" calcext:value-type="string">
            <text:p>886</text:p>
          </table:table-cell>
          <table:table-cell office:value-type="float" office:value="130955" calcext:value-type="float">
            <text:p>130955</text:p>
          </table:table-cell>
          <table:table-cell table:formula="of:=[.B888]" office:value-type="float" office:value="130955" calcext:value-type="float">
            <text:p>130955</text:p>
          </table:table-cell>
          <table:table-cell table:formula="of:=[.B889]-1" office:value-type="float" office:value="130956" calcext:value-type="float">
            <text:p>130956</text:p>
          </table:table-cell>
          <table:table-cell table:formula="of:=&quot;sed -ne &quot;&amp;&quot;'&quot;&amp;[.C888]&amp;&quot;,&quot;&amp;[.D888]&amp;&quot;p' N_seriolae_KH_21_number &gt; &quot;&amp;[.A888]&amp;&quot;.part&quot;" office:value-type="string" office:string-value="sed -ne '130955,130956p' N_seriolae_KH_21_number &gt; 886.part" calcext:value-type="string">
            <text:p>sed -ne '130955,130956p' N_seriolae_KH_21_number &gt; 886.part</text:p>
          </table:table-cell>
        </table:table-row>
        <table:table-row table:style-name="ro1">
          <table:table-cell office:value-type="string" calcext:value-type="string">
            <text:p>887</text:p>
          </table:table-cell>
          <table:table-cell office:value-type="float" office:value="130957" calcext:value-type="float">
            <text:p>130957</text:p>
          </table:table-cell>
          <table:table-cell table:formula="of:=[.B889]" office:value-type="float" office:value="130957" calcext:value-type="float">
            <text:p>130957</text:p>
          </table:table-cell>
          <table:table-cell table:formula="of:=[.B890]-1" office:value-type="float" office:value="130958" calcext:value-type="float">
            <text:p>130958</text:p>
          </table:table-cell>
          <table:table-cell table:formula="of:=&quot;sed -ne &quot;&amp;&quot;'&quot;&amp;[.C889]&amp;&quot;,&quot;&amp;[.D889]&amp;&quot;p' N_seriolae_KH_21_number &gt; &quot;&amp;[.A889]&amp;&quot;.part&quot;" office:value-type="string" office:string-value="sed -ne '130957,130958p' N_seriolae_KH_21_number &gt; 887.part" calcext:value-type="string">
            <text:p>sed -ne '130957,130958p' N_seriolae_KH_21_number &gt; 887.part</text:p>
          </table:table-cell>
        </table:table-row>
        <table:table-row table:style-name="ro1">
          <table:table-cell office:value-type="string" calcext:value-type="string">
            <text:p>888</text:p>
          </table:table-cell>
          <table:table-cell office:value-type="float" office:value="130959" calcext:value-type="float">
            <text:p>130959</text:p>
          </table:table-cell>
          <table:table-cell table:formula="of:=[.B890]" office:value-type="float" office:value="130959" calcext:value-type="float">
            <text:p>130959</text:p>
          </table:table-cell>
          <table:table-cell table:formula="of:=[.B891]-1" office:value-type="float" office:value="130960" calcext:value-type="float">
            <text:p>130960</text:p>
          </table:table-cell>
          <table:table-cell table:formula="of:=&quot;sed -ne &quot;&amp;&quot;'&quot;&amp;[.C890]&amp;&quot;,&quot;&amp;[.D890]&amp;&quot;p' N_seriolae_KH_21_number &gt; &quot;&amp;[.A890]&amp;&quot;.part&quot;" office:value-type="string" office:string-value="sed -ne '130959,130960p' N_seriolae_KH_21_number &gt; 888.part" calcext:value-type="string">
            <text:p>sed -ne '130959,130960p' N_seriolae_KH_21_number &gt; 888.part</text:p>
          </table:table-cell>
        </table:table-row>
        <table:table-row table:style-name="ro1">
          <table:table-cell office:value-type="string" calcext:value-type="string">
            <text:p>889</text:p>
          </table:table-cell>
          <table:table-cell office:value-type="float" office:value="130961" calcext:value-type="float">
            <text:p>130961</text:p>
          </table:table-cell>
          <table:table-cell table:formula="of:=[.B891]" office:value-type="float" office:value="130961" calcext:value-type="float">
            <text:p>130961</text:p>
          </table:table-cell>
          <table:table-cell table:formula="of:=[.B892]-1" office:value-type="float" office:value="130962" calcext:value-type="float">
            <text:p>130962</text:p>
          </table:table-cell>
          <table:table-cell table:formula="of:=&quot;sed -ne &quot;&amp;&quot;'&quot;&amp;[.C891]&amp;&quot;,&quot;&amp;[.D891]&amp;&quot;p' N_seriolae_KH_21_number &gt; &quot;&amp;[.A891]&amp;&quot;.part&quot;" office:value-type="string" office:string-value="sed -ne '130961,130962p' N_seriolae_KH_21_number &gt; 889.part" calcext:value-type="string">
            <text:p>sed -ne '130961,130962p' N_seriolae_KH_21_number &gt; 889.part</text:p>
          </table:table-cell>
        </table:table-row>
        <table:table-row table:style-name="ro1">
          <table:table-cell office:value-type="string" calcext:value-type="string">
            <text:p>890</text:p>
          </table:table-cell>
          <table:table-cell office:value-type="float" office:value="130963" calcext:value-type="float">
            <text:p>130963</text:p>
          </table:table-cell>
          <table:table-cell table:formula="of:=[.B892]" office:value-type="float" office:value="130963" calcext:value-type="float">
            <text:p>130963</text:p>
          </table:table-cell>
          <table:table-cell table:formula="of:=[.B893]-1" office:value-type="float" office:value="130964" calcext:value-type="float">
            <text:p>130964</text:p>
          </table:table-cell>
          <table:table-cell table:formula="of:=&quot;sed -ne &quot;&amp;&quot;'&quot;&amp;[.C892]&amp;&quot;,&quot;&amp;[.D892]&amp;&quot;p' N_seriolae_KH_21_number &gt; &quot;&amp;[.A892]&amp;&quot;.part&quot;" office:value-type="string" office:string-value="sed -ne '130963,130964p' N_seriolae_KH_21_number &gt; 890.part" calcext:value-type="string">
            <text:p>sed -ne '130963,130964p' N_seriolae_KH_21_number &gt; 890.part</text:p>
          </table:table-cell>
        </table:table-row>
        <table:table-row table:style-name="ro1">
          <table:table-cell office:value-type="string" calcext:value-type="string">
            <text:p>891</text:p>
          </table:table-cell>
          <table:table-cell office:value-type="float" office:value="130965" calcext:value-type="float">
            <text:p>130965</text:p>
          </table:table-cell>
          <table:table-cell table:formula="of:=[.B893]" office:value-type="float" office:value="130965" calcext:value-type="float">
            <text:p>130965</text:p>
          </table:table-cell>
          <table:table-cell table:formula="of:=[.B894]-1" office:value-type="float" office:value="130966" calcext:value-type="float">
            <text:p>130966</text:p>
          </table:table-cell>
          <table:table-cell table:formula="of:=&quot;sed -ne &quot;&amp;&quot;'&quot;&amp;[.C893]&amp;&quot;,&quot;&amp;[.D893]&amp;&quot;p' N_seriolae_KH_21_number &gt; &quot;&amp;[.A893]&amp;&quot;.part&quot;" office:value-type="string" office:string-value="sed -ne '130965,130966p' N_seriolae_KH_21_number &gt; 891.part" calcext:value-type="string">
            <text:p>sed -ne '130965,130966p' N_seriolae_KH_21_number &gt; 891.part</text:p>
          </table:table-cell>
        </table:table-row>
        <table:table-row table:style-name="ro1">
          <table:table-cell office:value-type="string" calcext:value-type="string">
            <text:p>892</text:p>
          </table:table-cell>
          <table:table-cell office:value-type="float" office:value="130967" calcext:value-type="float">
            <text:p>130967</text:p>
          </table:table-cell>
          <table:table-cell table:formula="of:=[.B894]" office:value-type="float" office:value="130967" calcext:value-type="float">
            <text:p>130967</text:p>
          </table:table-cell>
          <table:table-cell table:formula="of:=[.B895]-1" office:value-type="float" office:value="130968" calcext:value-type="float">
            <text:p>130968</text:p>
          </table:table-cell>
          <table:table-cell table:formula="of:=&quot;sed -ne &quot;&amp;&quot;'&quot;&amp;[.C894]&amp;&quot;,&quot;&amp;[.D894]&amp;&quot;p' N_seriolae_KH_21_number &gt; &quot;&amp;[.A894]&amp;&quot;.part&quot;" office:value-type="string" office:string-value="sed -ne '130967,130968p' N_seriolae_KH_21_number &gt; 892.part" calcext:value-type="string">
            <text:p>sed -ne '130967,130968p' N_seriolae_KH_21_number &gt; 892.part</text:p>
          </table:table-cell>
        </table:table-row>
        <table:table-row table:style-name="ro1">
          <table:table-cell office:value-type="string" calcext:value-type="string">
            <text:p>893</text:p>
          </table:table-cell>
          <table:table-cell office:value-type="float" office:value="130969" calcext:value-type="float">
            <text:p>130969</text:p>
          </table:table-cell>
          <table:table-cell table:formula="of:=[.B895]" office:value-type="float" office:value="130969" calcext:value-type="float">
            <text:p>130969</text:p>
          </table:table-cell>
          <table:table-cell table:formula="of:=[.B896]-1" office:value-type="float" office:value="130970" calcext:value-type="float">
            <text:p>130970</text:p>
          </table:table-cell>
          <table:table-cell table:formula="of:=&quot;sed -ne &quot;&amp;&quot;'&quot;&amp;[.C895]&amp;&quot;,&quot;&amp;[.D895]&amp;&quot;p' N_seriolae_KH_21_number &gt; &quot;&amp;[.A895]&amp;&quot;.part&quot;" office:value-type="string" office:string-value="sed -ne '130969,130970p' N_seriolae_KH_21_number &gt; 893.part" calcext:value-type="string">
            <text:p>sed -ne '130969,130970p' N_seriolae_KH_21_number &gt; 893.part</text:p>
          </table:table-cell>
        </table:table-row>
        <table:table-row table:style-name="ro1">
          <table:table-cell office:value-type="string" calcext:value-type="string">
            <text:p>894</text:p>
          </table:table-cell>
          <table:table-cell office:value-type="float" office:value="130971" calcext:value-type="float">
            <text:p>130971</text:p>
          </table:table-cell>
          <table:table-cell table:formula="of:=[.B896]" office:value-type="float" office:value="130971" calcext:value-type="float">
            <text:p>130971</text:p>
          </table:table-cell>
          <table:table-cell table:formula="of:=[.B897]-1" office:value-type="float" office:value="130972" calcext:value-type="float">
            <text:p>130972</text:p>
          </table:table-cell>
          <table:table-cell table:formula="of:=&quot;sed -ne &quot;&amp;&quot;'&quot;&amp;[.C896]&amp;&quot;,&quot;&amp;[.D896]&amp;&quot;p' N_seriolae_KH_21_number &gt; &quot;&amp;[.A896]&amp;&quot;.part&quot;" office:value-type="string" office:string-value="sed -ne '130971,130972p' N_seriolae_KH_21_number &gt; 894.part" calcext:value-type="string">
            <text:p>sed -ne '130971,130972p' N_seriolae_KH_21_number &gt; 894.part</text:p>
          </table:table-cell>
        </table:table-row>
        <table:table-row table:style-name="ro1">
          <table:table-cell office:value-type="string" calcext:value-type="string">
            <text:p>895</text:p>
          </table:table-cell>
          <table:table-cell office:value-type="float" office:value="130973" calcext:value-type="float">
            <text:p>130973</text:p>
          </table:table-cell>
          <table:table-cell table:formula="of:=[.B897]" office:value-type="float" office:value="130973" calcext:value-type="float">
            <text:p>130973</text:p>
          </table:table-cell>
          <table:table-cell table:formula="of:=[.B898]-1" office:value-type="float" office:value="130974" calcext:value-type="float">
            <text:p>130974</text:p>
          </table:table-cell>
          <table:table-cell table:formula="of:=&quot;sed -ne &quot;&amp;&quot;'&quot;&amp;[.C897]&amp;&quot;,&quot;&amp;[.D897]&amp;&quot;p' N_seriolae_KH_21_number &gt; &quot;&amp;[.A897]&amp;&quot;.part&quot;" office:value-type="string" office:string-value="sed -ne '130973,130974p' N_seriolae_KH_21_number &gt; 895.part" calcext:value-type="string">
            <text:p>sed -ne '130973,130974p' N_seriolae_KH_21_number &gt; 895.part</text:p>
          </table:table-cell>
        </table:table-row>
        <table:table-row table:style-name="ro1">
          <table:table-cell office:value-type="string" calcext:value-type="string">
            <text:p>896</text:p>
          </table:table-cell>
          <table:table-cell office:value-type="float" office:value="130975" calcext:value-type="float">
            <text:p>130975</text:p>
          </table:table-cell>
          <table:table-cell table:formula="of:=[.B898]" office:value-type="float" office:value="130975" calcext:value-type="float">
            <text:p>130975</text:p>
          </table:table-cell>
          <table:table-cell table:formula="of:=[.B899]-1" office:value-type="float" office:value="130976" calcext:value-type="float">
            <text:p>130976</text:p>
          </table:table-cell>
          <table:table-cell table:formula="of:=&quot;sed -ne &quot;&amp;&quot;'&quot;&amp;[.C898]&amp;&quot;,&quot;&amp;[.D898]&amp;&quot;p' N_seriolae_KH_21_number &gt; &quot;&amp;[.A898]&amp;&quot;.part&quot;" office:value-type="string" office:string-value="sed -ne '130975,130976p' N_seriolae_KH_21_number &gt; 896.part" calcext:value-type="string">
            <text:p>sed -ne '130975,130976p' N_seriolae_KH_21_number &gt; 896.part</text:p>
          </table:table-cell>
        </table:table-row>
        <table:table-row table:style-name="ro1">
          <table:table-cell office:value-type="string" calcext:value-type="string">
            <text:p>897</text:p>
          </table:table-cell>
          <table:table-cell office:value-type="float" office:value="130977" calcext:value-type="float">
            <text:p>130977</text:p>
          </table:table-cell>
          <table:table-cell table:formula="of:=[.B899]" office:value-type="float" office:value="130977" calcext:value-type="float">
            <text:p>130977</text:p>
          </table:table-cell>
          <table:table-cell table:formula="of:=[.B900]-1" office:value-type="float" office:value="130978" calcext:value-type="float">
            <text:p>130978</text:p>
          </table:table-cell>
          <table:table-cell table:formula="of:=&quot;sed -ne &quot;&amp;&quot;'&quot;&amp;[.C899]&amp;&quot;,&quot;&amp;[.D899]&amp;&quot;p' N_seriolae_KH_21_number &gt; &quot;&amp;[.A899]&amp;&quot;.part&quot;" office:value-type="string" office:string-value="sed -ne '130977,130978p' N_seriolae_KH_21_number &gt; 897.part" calcext:value-type="string">
            <text:p>sed -ne '130977,130978p' N_seriolae_KH_21_number &gt; 897.part</text:p>
          </table:table-cell>
        </table:table-row>
        <table:table-row table:style-name="ro1">
          <table:table-cell office:value-type="string" calcext:value-type="string">
            <text:p>898</text:p>
          </table:table-cell>
          <table:table-cell office:value-type="float" office:value="130979" calcext:value-type="float">
            <text:p>130979</text:p>
          </table:table-cell>
          <table:table-cell table:formula="of:=[.B900]" office:value-type="float" office:value="130979" calcext:value-type="float">
            <text:p>130979</text:p>
          </table:table-cell>
          <table:table-cell table:formula="of:=[.B901]-1" office:value-type="float" office:value="130980" calcext:value-type="float">
            <text:p>130980</text:p>
          </table:table-cell>
          <table:table-cell table:formula="of:=&quot;sed -ne &quot;&amp;&quot;'&quot;&amp;[.C900]&amp;&quot;,&quot;&amp;[.D900]&amp;&quot;p' N_seriolae_KH_21_number &gt; &quot;&amp;[.A900]&amp;&quot;.part&quot;" office:value-type="string" office:string-value="sed -ne '130979,130980p' N_seriolae_KH_21_number &gt; 898.part" calcext:value-type="string">
            <text:p>sed -ne '130979,130980p' N_seriolae_KH_21_number &gt; 898.part</text:p>
          </table:table-cell>
        </table:table-row>
        <table:table-row table:style-name="ro1">
          <table:table-cell office:value-type="string" calcext:value-type="string">
            <text:p>899</text:p>
          </table:table-cell>
          <table:table-cell office:value-type="float" office:value="130981" calcext:value-type="float">
            <text:p>130981</text:p>
          </table:table-cell>
          <table:table-cell table:formula="of:=[.B901]" office:value-type="float" office:value="130981" calcext:value-type="float">
            <text:p>130981</text:p>
          </table:table-cell>
          <table:table-cell table:formula="of:=[.B902]-1" office:value-type="float" office:value="130982" calcext:value-type="float">
            <text:p>130982</text:p>
          </table:table-cell>
          <table:table-cell table:formula="of:=&quot;sed -ne &quot;&amp;&quot;'&quot;&amp;[.C901]&amp;&quot;,&quot;&amp;[.D901]&amp;&quot;p' N_seriolae_KH_21_number &gt; &quot;&amp;[.A901]&amp;&quot;.part&quot;" office:value-type="string" office:string-value="sed -ne '130981,130982p' N_seriolae_KH_21_number &gt; 899.part" calcext:value-type="string">
            <text:p>sed -ne '130981,130982p' N_seriolae_KH_21_number &gt; 899.part</text:p>
          </table:table-cell>
        </table:table-row>
        <table:table-row table:style-name="ro1">
          <table:table-cell office:value-type="string" calcext:value-type="string">
            <text:p>900</text:p>
          </table:table-cell>
          <table:table-cell office:value-type="float" office:value="130983" calcext:value-type="float">
            <text:p>130983</text:p>
          </table:table-cell>
          <table:table-cell table:formula="of:=[.B902]" office:value-type="float" office:value="130983" calcext:value-type="float">
            <text:p>130983</text:p>
          </table:table-cell>
          <table:table-cell table:formula="of:=[.B903]-1" office:value-type="float" office:value="130984" calcext:value-type="float">
            <text:p>130984</text:p>
          </table:table-cell>
          <table:table-cell table:formula="of:=&quot;sed -ne &quot;&amp;&quot;'&quot;&amp;[.C902]&amp;&quot;,&quot;&amp;[.D902]&amp;&quot;p' N_seriolae_KH_21_number &gt; &quot;&amp;[.A902]&amp;&quot;.part&quot;" office:value-type="string" office:string-value="sed -ne '130983,130984p' N_seriolae_KH_21_number &gt; 900.part" calcext:value-type="string">
            <text:p>sed -ne '130983,130984p' N_seriolae_KH_21_number &gt; 900.part</text:p>
          </table:table-cell>
        </table:table-row>
        <table:table-row table:style-name="ro1">
          <table:table-cell office:value-type="string" calcext:value-type="string">
            <text:p>901</text:p>
          </table:table-cell>
          <table:table-cell office:value-type="float" office:value="130985" calcext:value-type="float">
            <text:p>130985</text:p>
          </table:table-cell>
          <table:table-cell table:formula="of:=[.B903]" office:value-type="float" office:value="130985" calcext:value-type="float">
            <text:p>130985</text:p>
          </table:table-cell>
          <table:table-cell table:formula="of:=[.B904]-1" office:value-type="float" office:value="130986" calcext:value-type="float">
            <text:p>130986</text:p>
          </table:table-cell>
          <table:table-cell table:formula="of:=&quot;sed -ne &quot;&amp;&quot;'&quot;&amp;[.C903]&amp;&quot;,&quot;&amp;[.D903]&amp;&quot;p' N_seriolae_KH_21_number &gt; &quot;&amp;[.A903]&amp;&quot;.part&quot;" office:value-type="string" office:string-value="sed -ne '130985,130986p' N_seriolae_KH_21_number &gt; 901.part" calcext:value-type="string">
            <text:p>sed -ne '130985,130986p' N_seriolae_KH_21_number &gt; 901.part</text:p>
          </table:table-cell>
        </table:table-row>
        <table:table-row table:style-name="ro1">
          <table:table-cell office:value-type="string" calcext:value-type="string">
            <text:p>902</text:p>
          </table:table-cell>
          <table:table-cell office:value-type="float" office:value="130987" calcext:value-type="float">
            <text:p>130987</text:p>
          </table:table-cell>
          <table:table-cell table:formula="of:=[.B904]" office:value-type="float" office:value="130987" calcext:value-type="float">
            <text:p>130987</text:p>
          </table:table-cell>
          <table:table-cell table:formula="of:=[.B905]-1" office:value-type="float" office:value="130988" calcext:value-type="float">
            <text:p>130988</text:p>
          </table:table-cell>
          <table:table-cell table:formula="of:=&quot;sed -ne &quot;&amp;&quot;'&quot;&amp;[.C904]&amp;&quot;,&quot;&amp;[.D904]&amp;&quot;p' N_seriolae_KH_21_number &gt; &quot;&amp;[.A904]&amp;&quot;.part&quot;" office:value-type="string" office:string-value="sed -ne '130987,130988p' N_seriolae_KH_21_number &gt; 902.part" calcext:value-type="string">
            <text:p>sed -ne '130987,130988p' N_seriolae_KH_21_number &gt; 902.part</text:p>
          </table:table-cell>
        </table:table-row>
        <table:table-row table:style-name="ro1">
          <table:table-cell office:value-type="string" calcext:value-type="string">
            <text:p>903</text:p>
          </table:table-cell>
          <table:table-cell office:value-type="float" office:value="130989" calcext:value-type="float">
            <text:p>130989</text:p>
          </table:table-cell>
          <table:table-cell table:formula="of:=[.B905]" office:value-type="float" office:value="130989" calcext:value-type="float">
            <text:p>130989</text:p>
          </table:table-cell>
          <table:table-cell table:formula="of:=[.B906]-1" office:value-type="float" office:value="130990" calcext:value-type="float">
            <text:p>130990</text:p>
          </table:table-cell>
          <table:table-cell table:formula="of:=&quot;sed -ne &quot;&amp;&quot;'&quot;&amp;[.C905]&amp;&quot;,&quot;&amp;[.D905]&amp;&quot;p' N_seriolae_KH_21_number &gt; &quot;&amp;[.A905]&amp;&quot;.part&quot;" office:value-type="string" office:string-value="sed -ne '130989,130990p' N_seriolae_KH_21_number &gt; 903.part" calcext:value-type="string">
            <text:p>sed -ne '130989,130990p' N_seriolae_KH_21_number &gt; 903.part</text:p>
          </table:table-cell>
        </table:table-row>
        <table:table-row table:style-name="ro1">
          <table:table-cell office:value-type="string" calcext:value-type="string">
            <text:p>904</text:p>
          </table:table-cell>
          <table:table-cell office:value-type="float" office:value="130991" calcext:value-type="float">
            <text:p>130991</text:p>
          </table:table-cell>
          <table:table-cell table:formula="of:=[.B906]" office:value-type="float" office:value="130991" calcext:value-type="float">
            <text:p>130991</text:p>
          </table:table-cell>
          <table:table-cell table:formula="of:=[.B907]-1" office:value-type="float" office:value="130992" calcext:value-type="float">
            <text:p>130992</text:p>
          </table:table-cell>
          <table:table-cell table:formula="of:=&quot;sed -ne &quot;&amp;&quot;'&quot;&amp;[.C906]&amp;&quot;,&quot;&amp;[.D906]&amp;&quot;p' N_seriolae_KH_21_number &gt; &quot;&amp;[.A906]&amp;&quot;.part&quot;" office:value-type="string" office:string-value="sed -ne '130991,130992p' N_seriolae_KH_21_number &gt; 904.part" calcext:value-type="string">
            <text:p>sed -ne '130991,130992p' N_seriolae_KH_21_number &gt; 904.part</text:p>
          </table:table-cell>
        </table:table-row>
        <table:table-row table:style-name="ro1">
          <table:table-cell office:value-type="string" calcext:value-type="string">
            <text:p>905</text:p>
          </table:table-cell>
          <table:table-cell office:value-type="float" office:value="130993" calcext:value-type="float">
            <text:p>130993</text:p>
          </table:table-cell>
          <table:table-cell table:formula="of:=[.B907]" office:value-type="float" office:value="130993" calcext:value-type="float">
            <text:p>130993</text:p>
          </table:table-cell>
          <table:table-cell table:formula="of:=[.B908]-1" office:value-type="float" office:value="130994" calcext:value-type="float">
            <text:p>130994</text:p>
          </table:table-cell>
          <table:table-cell table:formula="of:=&quot;sed -ne &quot;&amp;&quot;'&quot;&amp;[.C907]&amp;&quot;,&quot;&amp;[.D907]&amp;&quot;p' N_seriolae_KH_21_number &gt; &quot;&amp;[.A907]&amp;&quot;.part&quot;" office:value-type="string" office:string-value="sed -ne '130993,130994p' N_seriolae_KH_21_number &gt; 905.part" calcext:value-type="string">
            <text:p>sed -ne '130993,130994p' N_seriolae_KH_21_number &gt; 905.part</text:p>
          </table:table-cell>
        </table:table-row>
        <table:table-row table:style-name="ro1">
          <table:table-cell office:value-type="string" calcext:value-type="string">
            <text:p>906</text:p>
          </table:table-cell>
          <table:table-cell office:value-type="float" office:value="130995" calcext:value-type="float">
            <text:p>130995</text:p>
          </table:table-cell>
          <table:table-cell table:formula="of:=[.B908]" office:value-type="float" office:value="130995" calcext:value-type="float">
            <text:p>130995</text:p>
          </table:table-cell>
          <table:table-cell table:formula="of:=[.B909]-1" office:value-type="float" office:value="130996" calcext:value-type="float">
            <text:p>130996</text:p>
          </table:table-cell>
          <table:table-cell table:formula="of:=&quot;sed -ne &quot;&amp;&quot;'&quot;&amp;[.C908]&amp;&quot;,&quot;&amp;[.D908]&amp;&quot;p' N_seriolae_KH_21_number &gt; &quot;&amp;[.A908]&amp;&quot;.part&quot;" office:value-type="string" office:string-value="sed -ne '130995,130996p' N_seriolae_KH_21_number &gt; 906.part" calcext:value-type="string">
            <text:p>sed -ne '130995,130996p' N_seriolae_KH_21_number &gt; 906.part</text:p>
          </table:table-cell>
        </table:table-row>
        <table:table-row table:style-name="ro1">
          <table:table-cell office:value-type="string" calcext:value-type="string">
            <text:p>907</text:p>
          </table:table-cell>
          <table:table-cell office:value-type="float" office:value="130997" calcext:value-type="float">
            <text:p>130997</text:p>
          </table:table-cell>
          <table:table-cell table:formula="of:=[.B909]" office:value-type="float" office:value="130997" calcext:value-type="float">
            <text:p>130997</text:p>
          </table:table-cell>
          <table:table-cell table:formula="of:=[.B910]-1" office:value-type="float" office:value="130998" calcext:value-type="float">
            <text:p>130998</text:p>
          </table:table-cell>
          <table:table-cell table:formula="of:=&quot;sed -ne &quot;&amp;&quot;'&quot;&amp;[.C909]&amp;&quot;,&quot;&amp;[.D909]&amp;&quot;p' N_seriolae_KH_21_number &gt; &quot;&amp;[.A909]&amp;&quot;.part&quot;" office:value-type="string" office:string-value="sed -ne '130997,130998p' N_seriolae_KH_21_number &gt; 907.part" calcext:value-type="string">
            <text:p>sed -ne '130997,130998p' N_seriolae_KH_21_number &gt; 907.part</text:p>
          </table:table-cell>
        </table:table-row>
        <table:table-row table:style-name="ro1">
          <table:table-cell office:value-type="string" calcext:value-type="string">
            <text:p>908</text:p>
          </table:table-cell>
          <table:table-cell office:value-type="float" office:value="130999" calcext:value-type="float">
            <text:p>130999</text:p>
          </table:table-cell>
          <table:table-cell table:formula="of:=[.B910]" office:value-type="float" office:value="130999" calcext:value-type="float">
            <text:p>130999</text:p>
          </table:table-cell>
          <table:table-cell table:formula="of:=[.B911]-1" office:value-type="float" office:value="131000" calcext:value-type="float">
            <text:p>131000</text:p>
          </table:table-cell>
          <table:table-cell table:formula="of:=&quot;sed -ne &quot;&amp;&quot;'&quot;&amp;[.C910]&amp;&quot;,&quot;&amp;[.D910]&amp;&quot;p' N_seriolae_KH_21_number &gt; &quot;&amp;[.A910]&amp;&quot;.part&quot;" office:value-type="string" office:string-value="sed -ne '130999,131000p' N_seriolae_KH_21_number &gt; 908.part" calcext:value-type="string">
            <text:p>sed -ne '130999,131000p' N_seriolae_KH_21_number &gt; 908.part</text:p>
          </table:table-cell>
        </table:table-row>
        <table:table-row table:style-name="ro1">
          <table:table-cell office:value-type="string" calcext:value-type="string">
            <text:p>909</text:p>
          </table:table-cell>
          <table:table-cell office:value-type="float" office:value="131001" calcext:value-type="float">
            <text:p>131001</text:p>
          </table:table-cell>
          <table:table-cell table:formula="of:=[.B911]" office:value-type="float" office:value="131001" calcext:value-type="float">
            <text:p>131001</text:p>
          </table:table-cell>
          <table:table-cell table:formula="of:=[.B912]-1" office:value-type="float" office:value="131002" calcext:value-type="float">
            <text:p>131002</text:p>
          </table:table-cell>
          <table:table-cell table:formula="of:=&quot;sed -ne &quot;&amp;&quot;'&quot;&amp;[.C911]&amp;&quot;,&quot;&amp;[.D911]&amp;&quot;p' N_seriolae_KH_21_number &gt; &quot;&amp;[.A911]&amp;&quot;.part&quot;" office:value-type="string" office:string-value="sed -ne '131001,131002p' N_seriolae_KH_21_number &gt; 909.part" calcext:value-type="string">
            <text:p>sed -ne '131001,131002p' N_seriolae_KH_21_number &gt; 909.part</text:p>
          </table:table-cell>
        </table:table-row>
        <table:table-row table:style-name="ro1">
          <table:table-cell office:value-type="string" calcext:value-type="string">
            <text:p>910</text:p>
          </table:table-cell>
          <table:table-cell office:value-type="float" office:value="131003" calcext:value-type="float">
            <text:p>131003</text:p>
          </table:table-cell>
          <table:table-cell table:formula="of:=[.B912]" office:value-type="float" office:value="131003" calcext:value-type="float">
            <text:p>131003</text:p>
          </table:table-cell>
          <table:table-cell table:formula="of:=[.B913]-1" office:value-type="float" office:value="131004" calcext:value-type="float">
            <text:p>131004</text:p>
          </table:table-cell>
          <table:table-cell table:formula="of:=&quot;sed -ne &quot;&amp;&quot;'&quot;&amp;[.C912]&amp;&quot;,&quot;&amp;[.D912]&amp;&quot;p' N_seriolae_KH_21_number &gt; &quot;&amp;[.A912]&amp;&quot;.part&quot;" office:value-type="string" office:string-value="sed -ne '131003,131004p' N_seriolae_KH_21_number &gt; 910.part" calcext:value-type="string">
            <text:p>sed -ne '131003,131004p' N_seriolae_KH_21_number &gt; 910.part</text:p>
          </table:table-cell>
        </table:table-row>
        <table:table-row table:style-name="ro1">
          <table:table-cell office:value-type="string" calcext:value-type="string">
            <text:p>911</text:p>
          </table:table-cell>
          <table:table-cell office:value-type="float" office:value="131005" calcext:value-type="float">
            <text:p>131005</text:p>
          </table:table-cell>
          <table:table-cell table:formula="of:=[.B913]" office:value-type="float" office:value="131005" calcext:value-type="float">
            <text:p>131005</text:p>
          </table:table-cell>
          <table:table-cell table:formula="of:=[.B914]-1" office:value-type="float" office:value="131006" calcext:value-type="float">
            <text:p>131006</text:p>
          </table:table-cell>
          <table:table-cell table:formula="of:=&quot;sed -ne &quot;&amp;&quot;'&quot;&amp;[.C913]&amp;&quot;,&quot;&amp;[.D913]&amp;&quot;p' N_seriolae_KH_21_number &gt; &quot;&amp;[.A913]&amp;&quot;.part&quot;" office:value-type="string" office:string-value="sed -ne '131005,131006p' N_seriolae_KH_21_number &gt; 911.part" calcext:value-type="string">
            <text:p>sed -ne '131005,131006p' N_seriolae_KH_21_number &gt; 911.part</text:p>
          </table:table-cell>
        </table:table-row>
        <table:table-row table:style-name="ro1">
          <table:table-cell office:value-type="string" calcext:value-type="string">
            <text:p>912</text:p>
          </table:table-cell>
          <table:table-cell office:value-type="float" office:value="131007" calcext:value-type="float">
            <text:p>131007</text:p>
          </table:table-cell>
          <table:table-cell table:formula="of:=[.B914]" office:value-type="float" office:value="131007" calcext:value-type="float">
            <text:p>131007</text:p>
          </table:table-cell>
          <table:table-cell table:formula="of:=[.B915]-1" office:value-type="float" office:value="131008" calcext:value-type="float">
            <text:p>131008</text:p>
          </table:table-cell>
          <table:table-cell table:formula="of:=&quot;sed -ne &quot;&amp;&quot;'&quot;&amp;[.C914]&amp;&quot;,&quot;&amp;[.D914]&amp;&quot;p' N_seriolae_KH_21_number &gt; &quot;&amp;[.A914]&amp;&quot;.part&quot;" office:value-type="string" office:string-value="sed -ne '131007,131008p' N_seriolae_KH_21_number &gt; 912.part" calcext:value-type="string">
            <text:p>sed -ne '131007,131008p' N_seriolae_KH_21_number &gt; 912.part</text:p>
          </table:table-cell>
        </table:table-row>
        <table:table-row table:style-name="ro1">
          <table:table-cell office:value-type="string" calcext:value-type="string">
            <text:p>913</text:p>
          </table:table-cell>
          <table:table-cell office:value-type="float" office:value="131009" calcext:value-type="float">
            <text:p>131009</text:p>
          </table:table-cell>
          <table:table-cell table:formula="of:=[.B915]" office:value-type="float" office:value="131009" calcext:value-type="float">
            <text:p>131009</text:p>
          </table:table-cell>
          <table:table-cell table:formula="of:=[.B916]-1" office:value-type="float" office:value="131010" calcext:value-type="float">
            <text:p>131010</text:p>
          </table:table-cell>
          <table:table-cell table:formula="of:=&quot;sed -ne &quot;&amp;&quot;'&quot;&amp;[.C915]&amp;&quot;,&quot;&amp;[.D915]&amp;&quot;p' N_seriolae_KH_21_number &gt; &quot;&amp;[.A915]&amp;&quot;.part&quot;" office:value-type="string" office:string-value="sed -ne '131009,131010p' N_seriolae_KH_21_number &gt; 913.part" calcext:value-type="string">
            <text:p>sed -ne '131009,131010p' N_seriolae_KH_21_number &gt; 913.part</text:p>
          </table:table-cell>
        </table:table-row>
        <table:table-row table:style-name="ro1">
          <table:table-cell office:value-type="string" calcext:value-type="string">
            <text:p>914</text:p>
          </table:table-cell>
          <table:table-cell office:value-type="float" office:value="131011" calcext:value-type="float">
            <text:p>131011</text:p>
          </table:table-cell>
          <table:table-cell table:formula="of:=[.B916]" office:value-type="float" office:value="131011" calcext:value-type="float">
            <text:p>131011</text:p>
          </table:table-cell>
          <table:table-cell table:formula="of:=[.B917]-1" office:value-type="float" office:value="131012" calcext:value-type="float">
            <text:p>131012</text:p>
          </table:table-cell>
          <table:table-cell table:formula="of:=&quot;sed -ne &quot;&amp;&quot;'&quot;&amp;[.C916]&amp;&quot;,&quot;&amp;[.D916]&amp;&quot;p' N_seriolae_KH_21_number &gt; &quot;&amp;[.A916]&amp;&quot;.part&quot;" office:value-type="string" office:string-value="sed -ne '131011,131012p' N_seriolae_KH_21_number &gt; 914.part" calcext:value-type="string">
            <text:p>sed -ne '131011,131012p' N_seriolae_KH_21_number &gt; 914.part</text:p>
          </table:table-cell>
        </table:table-row>
        <table:table-row table:style-name="ro1">
          <table:table-cell office:value-type="string" calcext:value-type="string">
            <text:p>915</text:p>
          </table:table-cell>
          <table:table-cell office:value-type="float" office:value="131013" calcext:value-type="float">
            <text:p>131013</text:p>
          </table:table-cell>
          <table:table-cell table:formula="of:=[.B917]" office:value-type="float" office:value="131013" calcext:value-type="float">
            <text:p>131013</text:p>
          </table:table-cell>
          <table:table-cell table:formula="of:=[.B918]-1" office:value-type="float" office:value="131014" calcext:value-type="float">
            <text:p>131014</text:p>
          </table:table-cell>
          <table:table-cell table:formula="of:=&quot;sed -ne &quot;&amp;&quot;'&quot;&amp;[.C917]&amp;&quot;,&quot;&amp;[.D917]&amp;&quot;p' N_seriolae_KH_21_number &gt; &quot;&amp;[.A917]&amp;&quot;.part&quot;" office:value-type="string" office:string-value="sed -ne '131013,131014p' N_seriolae_KH_21_number &gt; 915.part" calcext:value-type="string">
            <text:p>sed -ne '131013,131014p' N_seriolae_KH_21_number &gt; 915.part</text:p>
          </table:table-cell>
        </table:table-row>
        <table:table-row table:style-name="ro1">
          <table:table-cell office:value-type="string" calcext:value-type="string">
            <text:p>916</text:p>
          </table:table-cell>
          <table:table-cell office:value-type="float" office:value="131015" calcext:value-type="float">
            <text:p>131015</text:p>
          </table:table-cell>
          <table:table-cell table:formula="of:=[.B918]" office:value-type="float" office:value="131015" calcext:value-type="float">
            <text:p>131015</text:p>
          </table:table-cell>
          <table:table-cell table:formula="of:=[.B919]-1" office:value-type="float" office:value="131016" calcext:value-type="float">
            <text:p>131016</text:p>
          </table:table-cell>
          <table:table-cell table:formula="of:=&quot;sed -ne &quot;&amp;&quot;'&quot;&amp;[.C918]&amp;&quot;,&quot;&amp;[.D918]&amp;&quot;p' N_seriolae_KH_21_number &gt; &quot;&amp;[.A918]&amp;&quot;.part&quot;" office:value-type="string" office:string-value="sed -ne '131015,131016p' N_seriolae_KH_21_number &gt; 916.part" calcext:value-type="string">
            <text:p>sed -ne '131015,131016p' N_seriolae_KH_21_number &gt; 916.part</text:p>
          </table:table-cell>
        </table:table-row>
        <table:table-row table:style-name="ro1">
          <table:table-cell office:value-type="string" calcext:value-type="string">
            <text:p>917</text:p>
          </table:table-cell>
          <table:table-cell office:value-type="float" office:value="131017" calcext:value-type="float">
            <text:p>131017</text:p>
          </table:table-cell>
          <table:table-cell table:formula="of:=[.B919]" office:value-type="float" office:value="131017" calcext:value-type="float">
            <text:p>131017</text:p>
          </table:table-cell>
          <table:table-cell table:formula="of:=[.B920]-1" office:value-type="float" office:value="131018" calcext:value-type="float">
            <text:p>131018</text:p>
          </table:table-cell>
          <table:table-cell table:formula="of:=&quot;sed -ne &quot;&amp;&quot;'&quot;&amp;[.C919]&amp;&quot;,&quot;&amp;[.D919]&amp;&quot;p' N_seriolae_KH_21_number &gt; &quot;&amp;[.A919]&amp;&quot;.part&quot;" office:value-type="string" office:string-value="sed -ne '131017,131018p' N_seriolae_KH_21_number &gt; 917.part" calcext:value-type="string">
            <text:p>sed -ne '131017,131018p' N_seriolae_KH_21_number &gt; 917.part</text:p>
          </table:table-cell>
        </table:table-row>
        <table:table-row table:style-name="ro1">
          <table:table-cell office:value-type="string" calcext:value-type="string">
            <text:p>918</text:p>
          </table:table-cell>
          <table:table-cell office:value-type="float" office:value="131019" calcext:value-type="float">
            <text:p>131019</text:p>
          </table:table-cell>
          <table:table-cell table:formula="of:=[.B920]" office:value-type="float" office:value="131019" calcext:value-type="float">
            <text:p>131019</text:p>
          </table:table-cell>
          <table:table-cell table:formula="of:=[.B921]-1" office:value-type="float" office:value="131020" calcext:value-type="float">
            <text:p>131020</text:p>
          </table:table-cell>
          <table:table-cell table:formula="of:=&quot;sed -ne &quot;&amp;&quot;'&quot;&amp;[.C920]&amp;&quot;,&quot;&amp;[.D920]&amp;&quot;p' N_seriolae_KH_21_number &gt; &quot;&amp;[.A920]&amp;&quot;.part&quot;" office:value-type="string" office:string-value="sed -ne '131019,131020p' N_seriolae_KH_21_number &gt; 918.part" calcext:value-type="string">
            <text:p>sed -ne '131019,131020p' N_seriolae_KH_21_number &gt; 918.part</text:p>
          </table:table-cell>
        </table:table-row>
        <table:table-row table:style-name="ro1">
          <table:table-cell office:value-type="string" calcext:value-type="string">
            <text:p>919</text:p>
          </table:table-cell>
          <table:table-cell office:value-type="float" office:value="131021" calcext:value-type="float">
            <text:p>131021</text:p>
          </table:table-cell>
          <table:table-cell table:formula="of:=[.B921]" office:value-type="float" office:value="131021" calcext:value-type="float">
            <text:p>131021</text:p>
          </table:table-cell>
          <table:table-cell table:formula="of:=[.B922]-1" office:value-type="float" office:value="131022" calcext:value-type="float">
            <text:p>131022</text:p>
          </table:table-cell>
          <table:table-cell table:formula="of:=&quot;sed -ne &quot;&amp;&quot;'&quot;&amp;[.C921]&amp;&quot;,&quot;&amp;[.D921]&amp;&quot;p' N_seriolae_KH_21_number &gt; &quot;&amp;[.A921]&amp;&quot;.part&quot;" office:value-type="string" office:string-value="sed -ne '131021,131022p' N_seriolae_KH_21_number &gt; 919.part" calcext:value-type="string">
            <text:p>sed -ne '131021,131022p' N_seriolae_KH_21_number &gt; 919.part</text:p>
          </table:table-cell>
        </table:table-row>
        <table:table-row table:style-name="ro1">
          <table:table-cell office:value-type="string" calcext:value-type="string">
            <text:p>920</text:p>
          </table:table-cell>
          <table:table-cell office:value-type="float" office:value="131023" calcext:value-type="float">
            <text:p>131023</text:p>
          </table:table-cell>
          <table:table-cell table:formula="of:=[.B922]" office:value-type="float" office:value="131023" calcext:value-type="float">
            <text:p>131023</text:p>
          </table:table-cell>
          <table:table-cell table:formula="of:=[.B923]-1" office:value-type="float" office:value="131024" calcext:value-type="float">
            <text:p>131024</text:p>
          </table:table-cell>
          <table:table-cell table:formula="of:=&quot;sed -ne &quot;&amp;&quot;'&quot;&amp;[.C922]&amp;&quot;,&quot;&amp;[.D922]&amp;&quot;p' N_seriolae_KH_21_number &gt; &quot;&amp;[.A922]&amp;&quot;.part&quot;" office:value-type="string" office:string-value="sed -ne '131023,131024p' N_seriolae_KH_21_number &gt; 920.part" calcext:value-type="string">
            <text:p>sed -ne '131023,131024p' N_seriolae_KH_21_number &gt; 920.part</text:p>
          </table:table-cell>
        </table:table-row>
        <table:table-row table:style-name="ro1">
          <table:table-cell office:value-type="string" calcext:value-type="string">
            <text:p>921</text:p>
          </table:table-cell>
          <table:table-cell office:value-type="float" office:value="131025" calcext:value-type="float">
            <text:p>131025</text:p>
          </table:table-cell>
          <table:table-cell table:formula="of:=[.B923]" office:value-type="float" office:value="131025" calcext:value-type="float">
            <text:p>131025</text:p>
          </table:table-cell>
          <table:table-cell table:formula="of:=[.B924]-1" office:value-type="float" office:value="131026" calcext:value-type="float">
            <text:p>131026</text:p>
          </table:table-cell>
          <table:table-cell table:formula="of:=&quot;sed -ne &quot;&amp;&quot;'&quot;&amp;[.C923]&amp;&quot;,&quot;&amp;[.D923]&amp;&quot;p' N_seriolae_KH_21_number &gt; &quot;&amp;[.A923]&amp;&quot;.part&quot;" office:value-type="string" office:string-value="sed -ne '131025,131026p' N_seriolae_KH_21_number &gt; 921.part" calcext:value-type="string">
            <text:p>sed -ne '131025,131026p' N_seriolae_KH_21_number &gt; 921.part</text:p>
          </table:table-cell>
        </table:table-row>
        <table:table-row table:style-name="ro1">
          <table:table-cell office:value-type="string" calcext:value-type="string">
            <text:p>922</text:p>
          </table:table-cell>
          <table:table-cell office:value-type="float" office:value="131027" calcext:value-type="float">
            <text:p>131027</text:p>
          </table:table-cell>
          <table:table-cell table:formula="of:=[.B924]" office:value-type="float" office:value="131027" calcext:value-type="float">
            <text:p>131027</text:p>
          </table:table-cell>
          <table:table-cell table:formula="of:=[.B925]-1" office:value-type="float" office:value="131028" calcext:value-type="float">
            <text:p>131028</text:p>
          </table:table-cell>
          <table:table-cell table:formula="of:=&quot;sed -ne &quot;&amp;&quot;'&quot;&amp;[.C924]&amp;&quot;,&quot;&amp;[.D924]&amp;&quot;p' N_seriolae_KH_21_number &gt; &quot;&amp;[.A924]&amp;&quot;.part&quot;" office:value-type="string" office:string-value="sed -ne '131027,131028p' N_seriolae_KH_21_number &gt; 922.part" calcext:value-type="string">
            <text:p>sed -ne '131027,131028p' N_seriolae_KH_21_number &gt; 922.part</text:p>
          </table:table-cell>
        </table:table-row>
        <table:table-row table:style-name="ro1">
          <table:table-cell office:value-type="string" calcext:value-type="string">
            <text:p>923</text:p>
          </table:table-cell>
          <table:table-cell office:value-type="float" office:value="131029" calcext:value-type="float">
            <text:p>131029</text:p>
          </table:table-cell>
          <table:table-cell table:formula="of:=[.B925]" office:value-type="float" office:value="131029" calcext:value-type="float">
            <text:p>131029</text:p>
          </table:table-cell>
          <table:table-cell table:formula="of:=[.B926]-1" office:value-type="float" office:value="131030" calcext:value-type="float">
            <text:p>131030</text:p>
          </table:table-cell>
          <table:table-cell table:formula="of:=&quot;sed -ne &quot;&amp;&quot;'&quot;&amp;[.C925]&amp;&quot;,&quot;&amp;[.D925]&amp;&quot;p' N_seriolae_KH_21_number &gt; &quot;&amp;[.A925]&amp;&quot;.part&quot;" office:value-type="string" office:string-value="sed -ne '131029,131030p' N_seriolae_KH_21_number &gt; 923.part" calcext:value-type="string">
            <text:p>sed -ne '131029,131030p' N_seriolae_KH_21_number &gt; 923.part</text:p>
          </table:table-cell>
        </table:table-row>
        <table:table-row table:style-name="ro1">
          <table:table-cell office:value-type="string" calcext:value-type="string">
            <text:p>924</text:p>
          </table:table-cell>
          <table:table-cell office:value-type="float" office:value="131031" calcext:value-type="float">
            <text:p>131031</text:p>
          </table:table-cell>
          <table:table-cell table:formula="of:=[.B926]" office:value-type="float" office:value="131031" calcext:value-type="float">
            <text:p>131031</text:p>
          </table:table-cell>
          <table:table-cell table:formula="of:=[.B927]-1" office:value-type="float" office:value="131032" calcext:value-type="float">
            <text:p>131032</text:p>
          </table:table-cell>
          <table:table-cell table:formula="of:=&quot;sed -ne &quot;&amp;&quot;'&quot;&amp;[.C926]&amp;&quot;,&quot;&amp;[.D926]&amp;&quot;p' N_seriolae_KH_21_number &gt; &quot;&amp;[.A926]&amp;&quot;.part&quot;" office:value-type="string" office:string-value="sed -ne '131031,131032p' N_seriolae_KH_21_number &gt; 924.part" calcext:value-type="string">
            <text:p>sed -ne '131031,131032p' N_seriolae_KH_21_number &gt; 924.part</text:p>
          </table:table-cell>
        </table:table-row>
        <table:table-row table:style-name="ro1">
          <table:table-cell office:value-type="string" calcext:value-type="string">
            <text:p>925</text:p>
          </table:table-cell>
          <table:table-cell office:value-type="float" office:value="131033" calcext:value-type="float">
            <text:p>131033</text:p>
          </table:table-cell>
          <table:table-cell table:formula="of:=[.B927]" office:value-type="float" office:value="131033" calcext:value-type="float">
            <text:p>131033</text:p>
          </table:table-cell>
          <table:table-cell table:formula="of:=[.B928]-1" office:value-type="float" office:value="131034" calcext:value-type="float">
            <text:p>131034</text:p>
          </table:table-cell>
          <table:table-cell table:formula="of:=&quot;sed -ne &quot;&amp;&quot;'&quot;&amp;[.C927]&amp;&quot;,&quot;&amp;[.D927]&amp;&quot;p' N_seriolae_KH_21_number &gt; &quot;&amp;[.A927]&amp;&quot;.part&quot;" office:value-type="string" office:string-value="sed -ne '131033,131034p' N_seriolae_KH_21_number &gt; 925.part" calcext:value-type="string">
            <text:p>sed -ne '131033,131034p' N_seriolae_KH_21_number &gt; 925.part</text:p>
          </table:table-cell>
        </table:table-row>
        <table:table-row table:style-name="ro1">
          <table:table-cell office:value-type="string" calcext:value-type="string">
            <text:p>926</text:p>
          </table:table-cell>
          <table:table-cell office:value-type="float" office:value="131035" calcext:value-type="float">
            <text:p>131035</text:p>
          </table:table-cell>
          <table:table-cell table:formula="of:=[.B928]" office:value-type="float" office:value="131035" calcext:value-type="float">
            <text:p>131035</text:p>
          </table:table-cell>
          <table:table-cell table:formula="of:=[.B929]-1" office:value-type="float" office:value="131036" calcext:value-type="float">
            <text:p>131036</text:p>
          </table:table-cell>
          <table:table-cell table:formula="of:=&quot;sed -ne &quot;&amp;&quot;'&quot;&amp;[.C928]&amp;&quot;,&quot;&amp;[.D928]&amp;&quot;p' N_seriolae_KH_21_number &gt; &quot;&amp;[.A928]&amp;&quot;.part&quot;" office:value-type="string" office:string-value="sed -ne '131035,131036p' N_seriolae_KH_21_number &gt; 926.part" calcext:value-type="string">
            <text:p>sed -ne '131035,131036p' N_seriolae_KH_21_number &gt; 926.part</text:p>
          </table:table-cell>
        </table:table-row>
        <table:table-row table:style-name="ro1">
          <table:table-cell office:value-type="string" calcext:value-type="string">
            <text:p>927</text:p>
          </table:table-cell>
          <table:table-cell office:value-type="float" office:value="131037" calcext:value-type="float">
            <text:p>131037</text:p>
          </table:table-cell>
          <table:table-cell table:formula="of:=[.B929]" office:value-type="float" office:value="131037" calcext:value-type="float">
            <text:p>131037</text:p>
          </table:table-cell>
          <table:table-cell table:formula="of:=[.B930]-1" office:value-type="float" office:value="131038" calcext:value-type="float">
            <text:p>131038</text:p>
          </table:table-cell>
          <table:table-cell table:formula="of:=&quot;sed -ne &quot;&amp;&quot;'&quot;&amp;[.C929]&amp;&quot;,&quot;&amp;[.D929]&amp;&quot;p' N_seriolae_KH_21_number &gt; &quot;&amp;[.A929]&amp;&quot;.part&quot;" office:value-type="string" office:string-value="sed -ne '131037,131038p' N_seriolae_KH_21_number &gt; 927.part" calcext:value-type="string">
            <text:p>sed -ne '131037,131038p' N_seriolae_KH_21_number &gt; 927.part</text:p>
          </table:table-cell>
        </table:table-row>
        <table:table-row table:style-name="ro1">
          <table:table-cell office:value-type="string" calcext:value-type="string">
            <text:p>928</text:p>
          </table:table-cell>
          <table:table-cell office:value-type="float" office:value="131039" calcext:value-type="float">
            <text:p>131039</text:p>
          </table:table-cell>
          <table:table-cell table:formula="of:=[.B930]" office:value-type="float" office:value="131039" calcext:value-type="float">
            <text:p>131039</text:p>
          </table:table-cell>
          <table:table-cell table:formula="of:=[.B931]-1" office:value-type="float" office:value="131040" calcext:value-type="float">
            <text:p>131040</text:p>
          </table:table-cell>
          <table:table-cell table:formula="of:=&quot;sed -ne &quot;&amp;&quot;'&quot;&amp;[.C930]&amp;&quot;,&quot;&amp;[.D930]&amp;&quot;p' N_seriolae_KH_21_number &gt; &quot;&amp;[.A930]&amp;&quot;.part&quot;" office:value-type="string" office:string-value="sed -ne '131039,131040p' N_seriolae_KH_21_number &gt; 928.part" calcext:value-type="string">
            <text:p>sed -ne '131039,131040p' N_seriolae_KH_21_number &gt; 928.part</text:p>
          </table:table-cell>
        </table:table-row>
        <table:table-row table:style-name="ro1">
          <table:table-cell office:value-type="string" calcext:value-type="string">
            <text:p>929</text:p>
          </table:table-cell>
          <table:table-cell office:value-type="float" office:value="131041" calcext:value-type="float">
            <text:p>131041</text:p>
          </table:table-cell>
          <table:table-cell table:formula="of:=[.B931]" office:value-type="float" office:value="131041" calcext:value-type="float">
            <text:p>131041</text:p>
          </table:table-cell>
          <table:table-cell table:formula="of:=[.B932]-1" office:value-type="float" office:value="131042" calcext:value-type="float">
            <text:p>131042</text:p>
          </table:table-cell>
          <table:table-cell table:formula="of:=&quot;sed -ne &quot;&amp;&quot;'&quot;&amp;[.C931]&amp;&quot;,&quot;&amp;[.D931]&amp;&quot;p' N_seriolae_KH_21_number &gt; &quot;&amp;[.A931]&amp;&quot;.part&quot;" office:value-type="string" office:string-value="sed -ne '131041,131042p' N_seriolae_KH_21_number &gt; 929.part" calcext:value-type="string">
            <text:p>sed -ne '131041,131042p' N_seriolae_KH_21_number &gt; 929.part</text:p>
          </table:table-cell>
        </table:table-row>
        <table:table-row table:style-name="ro1">
          <table:table-cell office:value-type="string" calcext:value-type="string">
            <text:p>930</text:p>
          </table:table-cell>
          <table:table-cell office:value-type="float" office:value="131043" calcext:value-type="float">
            <text:p>131043</text:p>
          </table:table-cell>
          <table:table-cell table:formula="of:=[.B932]" office:value-type="float" office:value="131043" calcext:value-type="float">
            <text:p>131043</text:p>
          </table:table-cell>
          <table:table-cell table:formula="of:=[.C932]+1" office:value-type="float" office:value="131044" calcext:value-type="float">
            <text:p>131044</text:p>
          </table:table-cell>
          <table:table-cell table:formula="of:=&quot;sed -ne &quot;&amp;&quot;'&quot;&amp;[.C932]&amp;&quot;,&quot;&amp;[.D932]&amp;&quot;p' N_seriolae_KH_21_number &gt; &quot;&amp;[.A932]&amp;&quot;.part&quot;" office:value-type="string" office:string-value="sed -ne '131043,131044p' N_seriolae_KH_21_number &gt; 930.part" calcext:value-type="string">
            <text:p>sed -ne '131043,131044p' N_seriolae_KH_21_number &gt; 930.par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5T14:46:11.624714676</meta:creation-date>
    <dc:date>2019-11-15T15:35:07.108544311</dc:date>
    <meta:editing-duration>PT38M45S</meta:editing-duration>
    <meta:editing-cycles>1</meta:editing-cycles>
    <meta:document-statistic meta:table-count="1" meta:cell-count="4656" meta:object-count="0"/>
    <meta:generator>LibreOffice/6.3.2.2$Linux_X86_64 LibreOffice_project/30$Build-2</meta:generator>
  </office:meta>
</office:document-meta>
</file>